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342in"/>
    </style:style>
    <style:style style:name="ta1co2" style:family="table-column">
      <style:table-column-properties fo:break-before="auto" style:column-width="1.27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34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1.204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1.411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1.618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1.549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1.411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1.411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1.411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1.48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1.273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1.273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1.273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1.342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1.342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1.411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1.894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1.756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1.8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2.17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2.032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2.101in"/>
    </style:style>
    <style:style style:name="ta1co128" style:family="table-column">
      <style:table-column-properties fo:break-before="auto" style:column-width="0.8925in"/>
    </style:style>
    <style:style style:name="ta1co129" style:family="table-column">
      <style:table-column-properties fo:break-before="auto" style:column-width="0.8925in"/>
    </style:style>
    <style:style style:name="ta1co130" style:family="table-column">
      <style:table-column-properties fo:break-before="auto" style:column-width="0.8925in"/>
    </style:style>
    <style:style style:name="ta1co131" style:family="table-column">
      <style:table-column-properties fo:break-before="auto" style:column-width="0.8925in"/>
    </style:style>
    <style:style style:name="ta1co132" style:family="table-column">
      <style:table-column-properties fo:break-before="auto" style:column-width="0.8925in"/>
    </style:style>
    <style:style style:name="ta1co133" style:family="table-column">
      <style:table-column-properties fo:break-before="auto" style:column-width="1.687in"/>
    </style:style>
    <style:style style:name="ta1co134" style:family="table-column">
      <style:table-column-properties fo:break-before="auto" style:column-width="0.8925in"/>
    </style:style>
    <style:style style:name="ta1co135" style:family="table-column">
      <style:table-column-properties fo:break-before="auto" style:column-width="0.8925in"/>
    </style:style>
    <style:style style:name="ta1co136" style:family="table-column">
      <style:table-column-properties fo:break-before="auto" style:column-width="0.8925in"/>
    </style:style>
    <style:style style:name="ta1co137" style:family="table-column">
      <style:table-column-properties fo:break-before="auto" style:column-width="0.8925in"/>
    </style:style>
    <style:style style:name="ta1co138" style:family="table-column">
      <style:table-column-properties fo:break-before="auto" style:column-width="0.8925in"/>
    </style:style>
    <style:style style:name="ta1co139" style:family="table-column">
      <style:table-column-properties fo:break-before="auto" style:column-width="1.894in"/>
    </style:style>
    <style:style style:name="ta1co140" style:family="table-column">
      <style:table-column-properties fo:break-before="auto" style:column-width="0.8925in"/>
    </style:style>
    <style:style style:name="ta1co141" style:family="table-column">
      <style:table-column-properties fo:break-before="auto" style:column-width="0.8925in"/>
    </style:style>
    <style:style style:name="ta1co142" style:family="table-column">
      <style:table-column-properties fo:break-before="auto" style:column-width="0.8925in"/>
    </style:style>
    <style:style style:name="ta1co143" style:family="table-column">
      <style:table-column-properties fo:break-before="auto" style:column-width="0.8925in"/>
    </style:style>
    <style:style style:name="ta1co144" style:family="table-column">
      <style:table-column-properties fo:break-before="auto" style:column-width="0.8925in"/>
    </style:style>
    <style:style style:name="ta1co145" style:family="table-column">
      <style:table-column-properties fo:break-before="auto" style:column-width="1.825in"/>
    </style:style>
    <style:style style:name="ta1co146" style:family="table-column">
      <style:table-column-properties fo:break-before="auto" style:column-width="0.8925in"/>
    </style:style>
    <style:style style:name="ta1co147" style:family="table-column">
      <style:table-column-properties fo:break-before="auto" style:column-width="0.8925in"/>
    </style:style>
    <style:style style:name="ta1co148" style:family="table-column">
      <style:table-column-properties fo:break-before="auto" style:column-width="0.8925in"/>
    </style:style>
    <style:style style:name="ta1co149" style:family="table-column">
      <style:table-column-properties fo:break-before="auto" style:column-width="0.8925in"/>
    </style:style>
    <style:style style:name="ta1co150" style:family="table-column">
      <style:table-column-properties fo:break-before="auto" style:column-width="0.8925in"/>
    </style:style>
    <style:style style:name="ta1co151" style:family="table-column">
      <style:table-column-properties fo:break-before="auto" style:column-width="1.687in"/>
    </style:style>
    <style:style style:name="ta1co152" style:family="table-column">
      <style:table-column-properties fo:break-before="auto" style:column-width="0.8925in"/>
    </style:style>
    <style:style style:name="ta1co153" style:family="table-column">
      <style:table-column-properties fo:break-before="auto" style:column-width="0.8925in"/>
    </style:style>
    <style:style style:name="ta1co154" style:family="table-column">
      <style:table-column-properties fo:break-before="auto" style:column-width="0.8925in"/>
    </style:style>
    <style:style style:name="ta1co155" style:family="table-column">
      <style:table-column-properties fo:break-before="auto" style:column-width="0.8925in"/>
    </style:style>
    <style:style style:name="ta1co156" style:family="table-column">
      <style:table-column-properties fo:break-before="auto" style:column-width="0.8925in"/>
    </style:style>
    <style:style style:name="ta1co157" style:family="table-column">
      <style:table-column-properties fo:break-before="auto" style:column-width="1.687in"/>
    </style:style>
    <style:style style:name="ta1co158" style:family="table-column">
      <style:table-column-properties fo:break-before="auto" style:column-width="0.8925in"/>
    </style:style>
    <style:style style:name="ta1co159" style:family="table-column">
      <style:table-column-properties fo:break-before="auto" style:column-width="0.8925in"/>
    </style:style>
    <style:style style:name="ta1co160" style:family="table-column">
      <style:table-column-properties fo:break-before="auto" style:column-width="0.8925in"/>
    </style:style>
    <style:style style:name="ta1co161" style:family="table-column">
      <style:table-column-properties fo:break-before="auto" style:column-width="0.8925in"/>
    </style:style>
    <style:style style:name="ta1co162" style:family="table-column">
      <style:table-column-properties fo:break-before="auto" style:column-width="0.8925in"/>
    </style:style>
    <style:style style:name="ta1co163" style:family="table-column">
      <style:table-column-properties fo:break-before="auto" style:column-width="1.687in"/>
    </style:style>
    <style:style style:name="ta1co164" style:family="table-column">
      <style:table-column-properties fo:break-before="auto" style:column-width="0.8925in"/>
    </style:style>
    <style:style style:name="ta1co165" style:family="table-column">
      <style:table-column-properties fo:break-before="auto" style:column-width="0.8925in"/>
    </style:style>
    <style:style style:name="ta1co166" style:family="table-column">
      <style:table-column-properties fo:break-before="auto" style:column-width="0.8925in"/>
    </style:style>
    <style:style style:name="ta1co167" style:family="table-column">
      <style:table-column-properties fo:break-before="auto" style:column-width="0.8925in"/>
    </style:style>
    <style:style style:name="ta1co168" style:family="table-column">
      <style:table-column-properties fo:break-before="auto" style:column-width="0.8925in"/>
    </style:style>
    <style:style style:name="ta1co169" style:family="table-column">
      <style:table-column-properties fo:break-before="auto" style:column-width="1.756in"/>
    </style:style>
    <style:style style:name="ta1co170" style:family="table-column">
      <style:table-column-properties fo:break-before="auto" style:column-width="0.8925in"/>
    </style:style>
    <style:style style:name="ta1co171" style:family="table-column">
      <style:table-column-properties fo:break-before="auto" style:column-width="0.8925in"/>
    </style:style>
    <style:style style:name="ta1co172" style:family="table-column">
      <style:table-column-properties fo:break-before="auto" style:column-width="0.8925in"/>
    </style:style>
    <style:style style:name="ta1co173" style:family="table-column">
      <style:table-column-properties fo:break-before="auto" style:column-width="0.8925in"/>
    </style:style>
    <style:style style:name="ta1co174" style:family="table-column">
      <style:table-column-properties fo:break-before="auto" style:column-width="0.8925in"/>
    </style:style>
    <style:style style:name="ta1co175" style:family="table-column">
      <style:table-column-properties fo:break-before="auto" style:column-width="1.549in"/>
    </style:style>
    <style:style style:name="ta1co176" style:family="table-column">
      <style:table-column-properties fo:break-before="auto" style:column-width="0.8925in"/>
    </style:style>
    <style:style style:name="ta1co177" style:family="table-column">
      <style:table-column-properties fo:break-before="auto" style:column-width="0.8925in"/>
    </style:style>
    <style:style style:name="ta1co178" style:family="table-column">
      <style:table-column-properties fo:break-before="auto" style:column-width="0.8925in"/>
    </style:style>
    <style:style style:name="ta1co179" style:family="table-column">
      <style:table-column-properties fo:break-before="auto" style:column-width="0.8925in"/>
    </style:style>
    <style:style style:name="ta1co180" style:family="table-column">
      <style:table-column-properties fo:break-before="auto" style:column-width="0.8925in"/>
    </style:style>
    <style:style style:name="ta1co181" style:family="table-column">
      <style:table-column-properties fo:break-before="auto" style:column-width="1.549in"/>
    </style:style>
    <style:style style:name="ta1co182" style:family="table-column">
      <style:table-column-properties fo:break-before="auto" style:column-width="0.8925in"/>
    </style:style>
    <style:style style:name="ta1co183" style:family="table-column">
      <style:table-column-properties fo:break-before="auto" style:column-width="0.8925in"/>
    </style:style>
    <style:style style:name="ta1co184" style:family="table-column">
      <style:table-column-properties fo:break-before="auto" style:column-width="0.8925in"/>
    </style:style>
    <style:style style:name="ta1co185" style:family="table-column">
      <style:table-column-properties fo:break-before="auto" style:column-width="0.8925in"/>
    </style:style>
    <style:style style:name="ta1co186" style:family="table-column">
      <style:table-column-properties fo:break-before="auto" style:column-width="0.8925in"/>
    </style:style>
    <style:style style:name="ta1co187" style:family="table-column">
      <style:table-column-properties fo:break-before="auto" style:column-width="1.549in"/>
    </style:style>
    <style:style style:name="ta1co188" style:family="table-column">
      <style:table-column-properties fo:break-before="auto" style:column-width="0.8925in"/>
    </style:style>
    <style:style style:name="ta1co189" style:family="table-column">
      <style:table-column-properties fo:break-before="auto" style:column-width="0.8925in"/>
    </style:style>
    <style:style style:name="ta1co190" style:family="table-column">
      <style:table-column-properties fo:break-before="auto" style:column-width="0.8925in"/>
    </style:style>
    <style:style style:name="ta1co191" style:family="table-column">
      <style:table-column-properties fo:break-before="auto" style:column-width="0.8925in"/>
    </style:style>
    <style:style style:name="ta1co192" style:family="table-column">
      <style:table-column-properties fo:break-before="auto" style:column-width="0.8925in"/>
    </style:style>
    <style:style style:name="ta1co193" style:family="table-column">
      <style:table-column-properties fo:break-before="auto" style:column-width="1.618in"/>
    </style:style>
    <style:style style:name="ta1co194" style:family="table-column">
      <style:table-column-properties fo:break-before="auto" style:column-width="0.8925in"/>
    </style:style>
    <style:style style:name="ta1co195" style:family="table-column">
      <style:table-column-properties fo:break-before="auto" style:column-width="0.8925in"/>
    </style:style>
    <style:style style:name="ta1co196" style:family="table-column">
      <style:table-column-properties fo:break-before="auto" style:column-width="0.8925in"/>
    </style:style>
    <style:style style:name="ta1co197" style:family="table-column">
      <style:table-column-properties fo:break-before="auto" style:column-width="0.8925in"/>
    </style:style>
    <style:style style:name="ta1co198" style:family="table-column">
      <style:table-column-properties fo:break-before="auto" style:column-width="0.8925in"/>
    </style:style>
    <style:style style:name="ta1co199" style:family="table-column">
      <style:table-column-properties fo:break-before="auto" style:column-width="1.618in"/>
    </style:style>
    <style:style style:name="ta1co200" style:family="table-column">
      <style:table-column-properties fo:break-before="auto" style:column-width="0.8925in"/>
    </style:style>
    <style:style style:name="ta1co201" style:family="table-column">
      <style:table-column-properties fo:break-before="auto" style:column-width="0.8925in"/>
    </style:style>
    <style:style style:name="ta1co202" style:family="table-column">
      <style:table-column-properties fo:break-before="auto" style:column-width="0.8925in"/>
    </style:style>
    <style:style style:name="ta1co203" style:family="table-column">
      <style:table-column-properties fo:break-before="auto" style:column-width="0.8925in"/>
    </style:style>
    <style:style style:name="ta1co204" style:family="table-column">
      <style:table-column-properties fo:break-before="auto" style:column-width="0.8925in"/>
    </style:style>
    <style:style style:name="ta1co205" style:family="table-column">
      <style:table-column-properties fo:break-before="auto" style:column-width="1.687in"/>
    </style:style>
    <style:style style:name="ta1co206" style:family="table-column">
      <style:table-column-properties fo:break-before="auto" style:column-width="0.8925in"/>
    </style:style>
    <style:style style:name="ta1co207" style:family="table-column">
      <style:table-column-properties fo:break-before="auto" style:column-width="0.8925in"/>
    </style:style>
    <style:style style:name="ta1co208" style:family="table-column">
      <style:table-column-properties fo:break-before="auto" style:column-width="0.8925in"/>
    </style:style>
    <style:style style:name="ta1co209" style:family="table-column">
      <style:table-column-properties fo:break-before="auto" style:column-width="0.8925in"/>
    </style:style>
    <style:style style:name="ta1co210" style:family="table-column">
      <style:table-column-properties fo:break-before="auto" style:column-width="0.8925in"/>
    </style:style>
    <style:style style:name="ta1co211" style:family="table-column">
      <style:table-column-properties fo:break-before="auto" style:column-width="2.17in"/>
    </style:style>
    <style:style style:name="ta1co212" style:family="table-column">
      <style:table-column-properties fo:break-before="auto" style:column-width="0.8925in"/>
    </style:style>
    <style:style style:name="ta1co213" style:family="table-column">
      <style:table-column-properties fo:break-before="auto" style:column-width="0.8925in"/>
    </style:style>
    <style:style style:name="ta1co214" style:family="table-column">
      <style:table-column-properties fo:break-before="auto" style:column-width="0.8925in"/>
    </style:style>
    <style:style style:name="ta1co215" style:family="table-column">
      <style:table-column-properties fo:break-before="auto" style:column-width="0.8925in"/>
    </style:style>
    <style:style style:name="ta1co216" style:family="table-column">
      <style:table-column-properties fo:break-before="auto" style:column-width="0.8925in"/>
    </style:style>
    <style:style style:name="ta1co217" style:family="table-column">
      <style:table-column-properties fo:break-before="auto" style:column-width="2.032in"/>
    </style:style>
    <style:style style:name="ta1co218" style:family="table-column">
      <style:table-column-properties fo:break-before="auto" style:column-width="0.8925in"/>
    </style:style>
    <style:style style:name="ta1co219" style:family="table-column">
      <style:table-column-properties fo:break-before="auto" style:column-width="0.8925in"/>
    </style:style>
    <style:style style:name="ta1co220" style:family="table-column">
      <style:table-column-properties fo:break-before="auto" style:column-width="0.8925in"/>
    </style:style>
    <style:style style:name="ta1co221" style:family="table-column">
      <style:table-column-properties fo:break-before="auto" style:column-width="0.8925in"/>
    </style:style>
    <style:style style:name="ta1co222" style:family="table-column">
      <style:table-column-properties fo:break-before="auto" style:column-width="0.8925in"/>
    </style:style>
    <style:style style:name="ta1co223" style:family="table-column">
      <style:table-column-properties fo:break-before="auto" style:column-width="2.101in"/>
    </style:style>
    <style:style style:name="ta1co224" style:family="table-column">
      <style:table-column-properties fo:break-before="auto" style:column-width="0.8925in"/>
    </style:style>
    <style:style style:name="ta1co225" style:family="table-column">
      <style:table-column-properties fo:break-before="auto" style:column-width="0.8925in"/>
    </style:style>
    <style:style style:name="ta1co226" style:family="table-column">
      <style:table-column-properties fo:break-before="auto" style:column-width="0.8925in"/>
    </style:style>
    <style:style style:name="ta1co227" style:family="table-column">
      <style:table-column-properties fo:break-before="auto" style:column-width="0.8925in"/>
    </style:style>
    <style:style style:name="ta1co228" style:family="table-column">
      <style:table-column-properties fo:break-before="auto" style:column-width="0.8925in"/>
    </style:style>
    <style:style style:name="ta1co229" style:family="table-column">
      <style:table-column-properties fo:break-before="auto" style:column-width="2.446in"/>
    </style:style>
    <style:style style:name="ta1co230" style:family="table-column">
      <style:table-column-properties fo:break-before="auto" style:column-width="0.8925in"/>
    </style:style>
    <style:style style:name="ta1co231" style:family="table-column">
      <style:table-column-properties fo:break-before="auto" style:column-width="0.8925in"/>
    </style:style>
    <style:style style:name="ta1co232" style:family="table-column">
      <style:table-column-properties fo:break-before="auto" style:column-width="0.8925in"/>
    </style:style>
    <style:style style:name="ta1co233" style:family="table-column">
      <style:table-column-properties fo:break-before="auto" style:column-width="0.8925in"/>
    </style:style>
    <style:style style:name="ta1co234" style:family="table-column">
      <style:table-column-properties fo:break-before="auto" style:column-width="0.8925in"/>
    </style:style>
    <style:style style:name="ta1co235" style:family="table-column">
      <style:table-column-properties fo:break-before="auto" style:column-width="2.308in"/>
    </style:style>
    <style:style style:name="ta1co236" style:family="table-column">
      <style:table-column-properties fo:break-before="auto" style:column-width="0.8925in"/>
    </style:style>
    <style:style style:name="ta1co237" style:family="table-column">
      <style:table-column-properties fo:break-before="auto" style:column-width="0.8925in"/>
    </style:style>
    <style:style style:name="ta1co238" style:family="table-column">
      <style:table-column-properties fo:break-before="auto" style:column-width="0.8925in"/>
    </style:style>
    <style:style style:name="ta1co239" style:family="table-column">
      <style:table-column-properties fo:break-before="auto" style:column-width="0.8925in"/>
    </style:style>
    <style:style style:name="ta1co240" style:family="table-column">
      <style:table-column-properties fo:break-before="auto" style:column-width="0.8925in"/>
    </style:style>
    <style:style style:name="ta1co241" style:family="table-column">
      <style:table-column-properties fo:break-before="auto" style:column-width="2.377in"/>
    </style:style>
    <style:style style:name="ta1co242" style:family="table-column">
      <style:table-column-properties fo:break-before="auto" style:column-width="0.8925in"/>
    </style:style>
    <style:style style:name="ta1co243" style:family="table-column">
      <style:table-column-properties fo:break-before="auto" style:column-width="0.8925in"/>
    </style:style>
    <style:style style:name="ta1co244" style:family="table-column">
      <style:table-column-properties fo:break-before="auto" style:column-width="0.8925in"/>
    </style:style>
    <style:style style:name="ta1co245" style:family="table-column">
      <style:table-column-properties fo:break-before="auto" style:column-width="0.8925in"/>
    </style:style>
    <style:style style:name="ta1co246" style:family="table-column">
      <style:table-column-properties fo:break-before="auto" style:column-width="0.8925in"/>
    </style:style>
    <style:style style:name="ta1co247" style:family="table-column">
      <style:table-column-properties fo:break-before="auto" style:column-width="0.8925in"/>
    </style:style>
    <style:style style:name="ta1co248" style:family="table-column">
      <style:table-column-properties fo:break-before="auto" style:column-width="0.8925in"/>
    </style:style>
    <style:style style:name="ta1co249" style:family="table-column">
      <style:table-column-properties fo:break-before="auto" style:column-width="0.8925in"/>
    </style:style>
    <style:style style:name="ta1co250" style:family="table-column">
      <style:table-column-properties fo:break-before="auto" style:column-width="0.8925in"/>
    </style:style>
    <style:style style:name="ta1co251" style:family="table-column">
      <style:table-column-properties fo:break-before="auto" style:column-width="0.8925in"/>
    </style:style>
    <style:style style:name="ta1co252" style:family="table-column">
      <style:table-column-properties fo:break-before="auto" style:column-width="0.8925in"/>
    </style:style>
    <style:style style:name="ta1co253" style:family="table-column">
      <style:table-column-properties fo:break-before="auto" style:column-width="0.8925in"/>
    </style:style>
    <style:style style:name="ta1co254" style:family="table-column">
      <style:table-column-properties fo:break-before="auto" style:column-width="0.8925in"/>
    </style:style>
    <style:style style:name="ta1co255" style:family="table-column">
      <style:table-column-properties fo:break-before="auto" style:column-width="0.8925in"/>
    </style:style>
    <style:style style:name="ta1co256" style:family="table-column">
      <style:table-column-properties fo:break-before="auto" style:column-width="0.8925in"/>
    </style:style>
    <style:style style:name="ta1co257" style:family="table-column">
      <style:table-column-properties fo:break-before="auto" style:column-width="0.8925in"/>
    </style:style>
    <style:style style:name="ta1co258" style:family="table-column">
      <style:table-column-properties fo:break-before="auto" style:column-width="0.8925in"/>
    </style:style>
    <style:style style:name="ta1co259" style:family="table-column">
      <style:table-column-properties fo:break-before="auto" style:column-width="0.8925in"/>
    </style:style>
    <style:style style:name="ta1co260" style:family="table-column">
      <style:table-column-properties fo:break-before="auto" style:column-width="0.8925in"/>
    </style:style>
    <style:style style:name="ta1co261" style:family="table-column">
      <style:table-column-properties fo:break-before="auto" style:column-width="0.8925in"/>
    </style:style>
    <style:style style:name="ta1co262" style:family="table-column">
      <style:table-column-properties fo:break-before="auto" style:column-width="0.8925in"/>
    </style:style>
    <style:style style:name="ta1co263" style:family="table-column">
      <style:table-column-properties fo:break-before="auto" style:column-width="0.8925in"/>
    </style:style>
    <style:style style:name="ta1co264" style:family="table-column">
      <style:table-column-properties fo:break-before="auto" style:column-width="0.8925in"/>
    </style:style>
    <style:style style:name="ta1co265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27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34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1.204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1.411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1.618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1.549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1.411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1.411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1.411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1.48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1.273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1.273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1.273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1.342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1.342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1.411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1.894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1.756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1.8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2.17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2.032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2.101in"/>
    </style:style>
    <style:style style:name="ta2co128" style:family="table-column">
      <style:table-column-properties fo:break-before="auto" style:column-width="0.8925in"/>
    </style:style>
    <style:style style:name="ta2co129" style:family="table-column">
      <style:table-column-properties fo:break-before="auto" style:column-width="0.8925in"/>
    </style:style>
    <style:style style:name="ta2co130" style:family="table-column">
      <style:table-column-properties fo:break-before="auto" style:column-width="0.8925in"/>
    </style:style>
    <style:style style:name="ta2co131" style:family="table-column">
      <style:table-column-properties fo:break-before="auto" style:column-width="0.8925in"/>
    </style:style>
    <style:style style:name="ta2co132" style:family="table-column">
      <style:table-column-properties fo:break-before="auto" style:column-width="0.8925in"/>
    </style:style>
    <style:style style:name="ta2co133" style:family="table-column">
      <style:table-column-properties fo:break-before="auto" style:column-width="1.687in"/>
    </style:style>
    <style:style style:name="ta2co134" style:family="table-column">
      <style:table-column-properties fo:break-before="auto" style:column-width="0.8925in"/>
    </style:style>
    <style:style style:name="ta2co135" style:family="table-column">
      <style:table-column-properties fo:break-before="auto" style:column-width="0.8925in"/>
    </style:style>
    <style:style style:name="ta2co136" style:family="table-column">
      <style:table-column-properties fo:break-before="auto" style:column-width="0.8925in"/>
    </style:style>
    <style:style style:name="ta2co137" style:family="table-column">
      <style:table-column-properties fo:break-before="auto" style:column-width="0.8925in"/>
    </style:style>
    <style:style style:name="ta2co138" style:family="table-column">
      <style:table-column-properties fo:break-before="auto" style:column-width="0.8925in"/>
    </style:style>
    <style:style style:name="ta2co139" style:family="table-column">
      <style:table-column-properties fo:break-before="auto" style:column-width="1.894in"/>
    </style:style>
    <style:style style:name="ta2co140" style:family="table-column">
      <style:table-column-properties fo:break-before="auto" style:column-width="0.8925in"/>
    </style:style>
    <style:style style:name="ta2co141" style:family="table-column">
      <style:table-column-properties fo:break-before="auto" style:column-width="0.8925in"/>
    </style:style>
    <style:style style:name="ta2co142" style:family="table-column">
      <style:table-column-properties fo:break-before="auto" style:column-width="0.8925in"/>
    </style:style>
    <style:style style:name="ta2co143" style:family="table-column">
      <style:table-column-properties fo:break-before="auto" style:column-width="0.8925in"/>
    </style:style>
    <style:style style:name="ta2co144" style:family="table-column">
      <style:table-column-properties fo:break-before="auto" style:column-width="0.8925in"/>
    </style:style>
    <style:style style:name="ta2co145" style:family="table-column">
      <style:table-column-properties fo:break-before="auto" style:column-width="1.825in"/>
    </style:style>
    <style:style style:name="ta2co146" style:family="table-column">
      <style:table-column-properties fo:break-before="auto" style:column-width="0.8925in"/>
    </style:style>
    <style:style style:name="ta2co147" style:family="table-column">
      <style:table-column-properties fo:break-before="auto" style:column-width="0.8925in"/>
    </style:style>
    <style:style style:name="ta2co148" style:family="table-column">
      <style:table-column-properties fo:break-before="auto" style:column-width="0.8925in"/>
    </style:style>
    <style:style style:name="ta2co149" style:family="table-column">
      <style:table-column-properties fo:break-before="auto" style:column-width="0.8925in"/>
    </style:style>
    <style:style style:name="ta2co150" style:family="table-column">
      <style:table-column-properties fo:break-before="auto" style:column-width="0.8925in"/>
    </style:style>
    <style:style style:name="ta2co151" style:family="table-column">
      <style:table-column-properties fo:break-before="auto" style:column-width="1.687in"/>
    </style:style>
    <style:style style:name="ta2co152" style:family="table-column">
      <style:table-column-properties fo:break-before="auto" style:column-width="0.8925in"/>
    </style:style>
    <style:style style:name="ta2co153" style:family="table-column">
      <style:table-column-properties fo:break-before="auto" style:column-width="0.8925in"/>
    </style:style>
    <style:style style:name="ta2co154" style:family="table-column">
      <style:table-column-properties fo:break-before="auto" style:column-width="0.8925in"/>
    </style:style>
    <style:style style:name="ta2co155" style:family="table-column">
      <style:table-column-properties fo:break-before="auto" style:column-width="0.8925in"/>
    </style:style>
    <style:style style:name="ta2co156" style:family="table-column">
      <style:table-column-properties fo:break-before="auto" style:column-width="0.8925in"/>
    </style:style>
    <style:style style:name="ta2co157" style:family="table-column">
      <style:table-column-properties fo:break-before="auto" style:column-width="1.687in"/>
    </style:style>
    <style:style style:name="ta2co158" style:family="table-column">
      <style:table-column-properties fo:break-before="auto" style:column-width="0.8925in"/>
    </style:style>
    <style:style style:name="ta2co159" style:family="table-column">
      <style:table-column-properties fo:break-before="auto" style:column-width="0.8925in"/>
    </style:style>
    <style:style style:name="ta2co160" style:family="table-column">
      <style:table-column-properties fo:break-before="auto" style:column-width="0.8925in"/>
    </style:style>
    <style:style style:name="ta2co161" style:family="table-column">
      <style:table-column-properties fo:break-before="auto" style:column-width="0.8925in"/>
    </style:style>
    <style:style style:name="ta2co162" style:family="table-column">
      <style:table-column-properties fo:break-before="auto" style:column-width="0.8925in"/>
    </style:style>
    <style:style style:name="ta2co163" style:family="table-column">
      <style:table-column-properties fo:break-before="auto" style:column-width="1.687in"/>
    </style:style>
    <style:style style:name="ta2co164" style:family="table-column">
      <style:table-column-properties fo:break-before="auto" style:column-width="0.8925in"/>
    </style:style>
    <style:style style:name="ta2co165" style:family="table-column">
      <style:table-column-properties fo:break-before="auto" style:column-width="0.8925in"/>
    </style:style>
    <style:style style:name="ta2co166" style:family="table-column">
      <style:table-column-properties fo:break-before="auto" style:column-width="0.8925in"/>
    </style:style>
    <style:style style:name="ta2co167" style:family="table-column">
      <style:table-column-properties fo:break-before="auto" style:column-width="0.8925in"/>
    </style:style>
    <style:style style:name="ta2co168" style:family="table-column">
      <style:table-column-properties fo:break-before="auto" style:column-width="0.8925in"/>
    </style:style>
    <style:style style:name="ta2co169" style:family="table-column">
      <style:table-column-properties fo:break-before="auto" style:column-width="1.756in"/>
    </style:style>
    <style:style style:name="ta2co170" style:family="table-column">
      <style:table-column-properties fo:break-before="auto" style:column-width="0.8925in"/>
    </style:style>
    <style:style style:name="ta2co171" style:family="table-column">
      <style:table-column-properties fo:break-before="auto" style:column-width="0.8925in"/>
    </style:style>
    <style:style style:name="ta2co172" style:family="table-column">
      <style:table-column-properties fo:break-before="auto" style:column-width="0.8925in"/>
    </style:style>
    <style:style style:name="ta2co173" style:family="table-column">
      <style:table-column-properties fo:break-before="auto" style:column-width="0.8925in"/>
    </style:style>
    <style:style style:name="ta2co174" style:family="table-column">
      <style:table-column-properties fo:break-before="auto" style:column-width="0.8925in"/>
    </style:style>
    <style:style style:name="ta2co175" style:family="table-column">
      <style:table-column-properties fo:break-before="auto" style:column-width="1.549in"/>
    </style:style>
    <style:style style:name="ta2co176" style:family="table-column">
      <style:table-column-properties fo:break-before="auto" style:column-width="0.8925in"/>
    </style:style>
    <style:style style:name="ta2co177" style:family="table-column">
      <style:table-column-properties fo:break-before="auto" style:column-width="0.8925in"/>
    </style:style>
    <style:style style:name="ta2co178" style:family="table-column">
      <style:table-column-properties fo:break-before="auto" style:column-width="0.8925in"/>
    </style:style>
    <style:style style:name="ta2co179" style:family="table-column">
      <style:table-column-properties fo:break-before="auto" style:column-width="0.8925in"/>
    </style:style>
    <style:style style:name="ta2co180" style:family="table-column">
      <style:table-column-properties fo:break-before="auto" style:column-width="0.8925in"/>
    </style:style>
    <style:style style:name="ta2co181" style:family="table-column">
      <style:table-column-properties fo:break-before="auto" style:column-width="1.549in"/>
    </style:style>
    <style:style style:name="ta2co182" style:family="table-column">
      <style:table-column-properties fo:break-before="auto" style:column-width="0.8925in"/>
    </style:style>
    <style:style style:name="ta2co183" style:family="table-column">
      <style:table-column-properties fo:break-before="auto" style:column-width="0.8925in"/>
    </style:style>
    <style:style style:name="ta2co184" style:family="table-column">
      <style:table-column-properties fo:break-before="auto" style:column-width="0.8925in"/>
    </style:style>
    <style:style style:name="ta2co185" style:family="table-column">
      <style:table-column-properties fo:break-before="auto" style:column-width="0.8925in"/>
    </style:style>
    <style:style style:name="ta2co186" style:family="table-column">
      <style:table-column-properties fo:break-before="auto" style:column-width="0.8925in"/>
    </style:style>
    <style:style style:name="ta2co187" style:family="table-column">
      <style:table-column-properties fo:break-before="auto" style:column-width="1.549in"/>
    </style:style>
    <style:style style:name="ta2co188" style:family="table-column">
      <style:table-column-properties fo:break-before="auto" style:column-width="0.8925in"/>
    </style:style>
    <style:style style:name="ta2co189" style:family="table-column">
      <style:table-column-properties fo:break-before="auto" style:column-width="0.8925in"/>
    </style:style>
    <style:style style:name="ta2co190" style:family="table-column">
      <style:table-column-properties fo:break-before="auto" style:column-width="0.8925in"/>
    </style:style>
    <style:style style:name="ta2co191" style:family="table-column">
      <style:table-column-properties fo:break-before="auto" style:column-width="0.8925in"/>
    </style:style>
    <style:style style:name="ta2co192" style:family="table-column">
      <style:table-column-properties fo:break-before="auto" style:column-width="0.8925in"/>
    </style:style>
    <style:style style:name="ta2co193" style:family="table-column">
      <style:table-column-properties fo:break-before="auto" style:column-width="1.618in"/>
    </style:style>
    <style:style style:name="ta2co194" style:family="table-column">
      <style:table-column-properties fo:break-before="auto" style:column-width="0.8925in"/>
    </style:style>
    <style:style style:name="ta2co195" style:family="table-column">
      <style:table-column-properties fo:break-before="auto" style:column-width="0.8925in"/>
    </style:style>
    <style:style style:name="ta2co196" style:family="table-column">
      <style:table-column-properties fo:break-before="auto" style:column-width="0.8925in"/>
    </style:style>
    <style:style style:name="ta2co197" style:family="table-column">
      <style:table-column-properties fo:break-before="auto" style:column-width="0.8925in"/>
    </style:style>
    <style:style style:name="ta2co198" style:family="table-column">
      <style:table-column-properties fo:break-before="auto" style:column-width="0.8925in"/>
    </style:style>
    <style:style style:name="ta2co199" style:family="table-column">
      <style:table-column-properties fo:break-before="auto" style:column-width="1.618in"/>
    </style:style>
    <style:style style:name="ta2co200" style:family="table-column">
      <style:table-column-properties fo:break-before="auto" style:column-width="0.8925in"/>
    </style:style>
    <style:style style:name="ta2co201" style:family="table-column">
      <style:table-column-properties fo:break-before="auto" style:column-width="0.8925in"/>
    </style:style>
    <style:style style:name="ta2co202" style:family="table-column">
      <style:table-column-properties fo:break-before="auto" style:column-width="0.8925in"/>
    </style:style>
    <style:style style:name="ta2co203" style:family="table-column">
      <style:table-column-properties fo:break-before="auto" style:column-width="0.8925in"/>
    </style:style>
    <style:style style:name="ta2co204" style:family="table-column">
      <style:table-column-properties fo:break-before="auto" style:column-width="0.8925in"/>
    </style:style>
    <style:style style:name="ta2co205" style:family="table-column">
      <style:table-column-properties fo:break-before="auto" style:column-width="1.687in"/>
    </style:style>
    <style:style style:name="ta2co206" style:family="table-column">
      <style:table-column-properties fo:break-before="auto" style:column-width="0.8925in"/>
    </style:style>
    <style:style style:name="ta2co207" style:family="table-column">
      <style:table-column-properties fo:break-before="auto" style:column-width="0.8925in"/>
    </style:style>
    <style:style style:name="ta2co208" style:family="table-column">
      <style:table-column-properties fo:break-before="auto" style:column-width="0.8925in"/>
    </style:style>
    <style:style style:name="ta2co209" style:family="table-column">
      <style:table-column-properties fo:break-before="auto" style:column-width="0.8925in"/>
    </style:style>
    <style:style style:name="ta2co210" style:family="table-column">
      <style:table-column-properties fo:break-before="auto" style:column-width="0.8925in"/>
    </style:style>
    <style:style style:name="ta2co211" style:family="table-column">
      <style:table-column-properties fo:break-before="auto" style:column-width="2.17in"/>
    </style:style>
    <style:style style:name="ta2co212" style:family="table-column">
      <style:table-column-properties fo:break-before="auto" style:column-width="0.8925in"/>
    </style:style>
    <style:style style:name="ta2co213" style:family="table-column">
      <style:table-column-properties fo:break-before="auto" style:column-width="0.8925in"/>
    </style:style>
    <style:style style:name="ta2co214" style:family="table-column">
      <style:table-column-properties fo:break-before="auto" style:column-width="0.8925in"/>
    </style:style>
    <style:style style:name="ta2co215" style:family="table-column">
      <style:table-column-properties fo:break-before="auto" style:column-width="0.8925in"/>
    </style:style>
    <style:style style:name="ta2co216" style:family="table-column">
      <style:table-column-properties fo:break-before="auto" style:column-width="0.8925in"/>
    </style:style>
    <style:style style:name="ta2co217" style:family="table-column">
      <style:table-column-properties fo:break-before="auto" style:column-width="2.032in"/>
    </style:style>
    <style:style style:name="ta2co218" style:family="table-column">
      <style:table-column-properties fo:break-before="auto" style:column-width="0.8925in"/>
    </style:style>
    <style:style style:name="ta2co219" style:family="table-column">
      <style:table-column-properties fo:break-before="auto" style:column-width="0.8925in"/>
    </style:style>
    <style:style style:name="ta2co220" style:family="table-column">
      <style:table-column-properties fo:break-before="auto" style:column-width="0.8925in"/>
    </style:style>
    <style:style style:name="ta2co221" style:family="table-column">
      <style:table-column-properties fo:break-before="auto" style:column-width="0.8925in"/>
    </style:style>
    <style:style style:name="ta2co222" style:family="table-column">
      <style:table-column-properties fo:break-before="auto" style:column-width="0.8925in"/>
    </style:style>
    <style:style style:name="ta2co223" style:family="table-column">
      <style:table-column-properties fo:break-before="auto" style:column-width="2.101in"/>
    </style:style>
    <style:style style:name="ta2co224" style:family="table-column">
      <style:table-column-properties fo:break-before="auto" style:column-width="0.8925in"/>
    </style:style>
    <style:style style:name="ta2co225" style:family="table-column">
      <style:table-column-properties fo:break-before="auto" style:column-width="0.8925in"/>
    </style:style>
    <style:style style:name="ta2co226" style:family="table-column">
      <style:table-column-properties fo:break-before="auto" style:column-width="0.8925in"/>
    </style:style>
    <style:style style:name="ta2co227" style:family="table-column">
      <style:table-column-properties fo:break-before="auto" style:column-width="0.8925in"/>
    </style:style>
    <style:style style:name="ta2co228" style:family="table-column">
      <style:table-column-properties fo:break-before="auto" style:column-width="0.8925in"/>
    </style:style>
    <style:style style:name="ta2co229" style:family="table-column">
      <style:table-column-properties fo:break-before="auto" style:column-width="2.446in"/>
    </style:style>
    <style:style style:name="ta2co230" style:family="table-column">
      <style:table-column-properties fo:break-before="auto" style:column-width="0.8925in"/>
    </style:style>
    <style:style style:name="ta2co231" style:family="table-column">
      <style:table-column-properties fo:break-before="auto" style:column-width="0.8925in"/>
    </style:style>
    <style:style style:name="ta2co232" style:family="table-column">
      <style:table-column-properties fo:break-before="auto" style:column-width="0.8925in"/>
    </style:style>
    <style:style style:name="ta2co233" style:family="table-column">
      <style:table-column-properties fo:break-before="auto" style:column-width="0.8925in"/>
    </style:style>
    <style:style style:name="ta2co234" style:family="table-column">
      <style:table-column-properties fo:break-before="auto" style:column-width="0.8925in"/>
    </style:style>
    <style:style style:name="ta2co235" style:family="table-column">
      <style:table-column-properties fo:break-before="auto" style:column-width="2.308in"/>
    </style:style>
    <style:style style:name="ta2co236" style:family="table-column">
      <style:table-column-properties fo:break-before="auto" style:column-width="0.8925in"/>
    </style:style>
    <style:style style:name="ta2co237" style:family="table-column">
      <style:table-column-properties fo:break-before="auto" style:column-width="0.8925in"/>
    </style:style>
    <style:style style:name="ta2co238" style:family="table-column">
      <style:table-column-properties fo:break-before="auto" style:column-width="0.8925in"/>
    </style:style>
    <style:style style:name="ta2co239" style:family="table-column">
      <style:table-column-properties fo:break-before="auto" style:column-width="0.8925in"/>
    </style:style>
    <style:style style:name="ta2co240" style:family="table-column">
      <style:table-column-properties fo:break-before="auto" style:column-width="0.8925in"/>
    </style:style>
    <style:style style:name="ta2co241" style:family="table-column">
      <style:table-column-properties fo:break-before="auto" style:column-width="2.377in"/>
    </style:style>
    <style:style style:name="ta2co242" style:family="table-column">
      <style:table-column-properties fo:break-before="auto" style:column-width="0.8925in"/>
    </style:style>
    <style:style style:name="ta2co243" style:family="table-column">
      <style:table-column-properties fo:break-before="auto" style:column-width="0.8925in"/>
    </style:style>
    <style:style style:name="ta2co244" style:family="table-column">
      <style:table-column-properties fo:break-before="auto" style:column-width="0.8925in"/>
    </style:style>
    <style:style style:name="ta2co245" style:family="table-column">
      <style:table-column-properties fo:break-before="auto" style:column-width="0.8925in"/>
    </style:style>
    <style:style style:name="ta2co246" style:family="table-column">
      <style:table-column-properties fo:break-before="auto" style:column-width="0.8925in"/>
    </style:style>
    <style:style style:name="ta2co247" style:family="table-column">
      <style:table-column-properties fo:break-before="auto" style:column-width="0.8925in"/>
    </style:style>
    <style:style style:name="ta2co248" style:family="table-column">
      <style:table-column-properties fo:break-before="auto" style:column-width="0.8925in"/>
    </style:style>
    <style:style style:name="ta2co249" style:family="table-column">
      <style:table-column-properties fo:break-before="auto" style:column-width="0.8925in"/>
    </style:style>
    <style:style style:name="ta2co250" style:family="table-column">
      <style:table-column-properties fo:break-before="auto" style:column-width="0.8925in"/>
    </style:style>
    <style:style style:name="ta2co251" style:family="table-column">
      <style:table-column-properties fo:break-before="auto" style:column-width="0.8925in"/>
    </style:style>
    <style:style style:name="ta2co252" style:family="table-column">
      <style:table-column-properties fo:break-before="auto" style:column-width="0.8925in"/>
    </style:style>
    <style:style style:name="ta2co253" style:family="table-column">
      <style:table-column-properties fo:break-before="auto" style:column-width="0.8925in"/>
    </style:style>
    <style:style style:name="ta2co254" style:family="table-column">
      <style:table-column-properties fo:break-before="auto" style:column-width="0.8925in"/>
    </style:style>
    <style:style style:name="ta2co255" style:family="table-column">
      <style:table-column-properties fo:break-before="auto" style:column-width="0.8925in"/>
    </style:style>
    <style:style style:name="ta2co256" style:family="table-column">
      <style:table-column-properties fo:break-before="auto" style:column-width="0.8925in"/>
    </style:style>
    <style:style style:name="ta2co257" style:family="table-column">
      <style:table-column-properties fo:break-before="auto" style:column-width="0.8925in"/>
    </style:style>
    <style:style style:name="ta2co258" style:family="table-column">
      <style:table-column-properties fo:break-before="auto" style:column-width="0.8925in"/>
    </style:style>
    <style:style style:name="ta2co259" style:family="table-column">
      <style:table-column-properties fo:break-before="auto" style:column-width="0.8925in"/>
    </style:style>
    <style:style style:name="ta2co260" style:family="table-column">
      <style:table-column-properties fo:break-before="auto" style:column-width="0.8925in"/>
    </style:style>
    <style:style style:name="ta2co261" style:family="table-column">
      <style:table-column-properties fo:break-before="auto" style:column-width="0.8925in"/>
    </style:style>
    <style:style style:name="ta2co262" style:family="table-column">
      <style:table-column-properties fo:break-before="auto" style:column-width="0.8925in"/>
    </style:style>
    <style:style style:name="ta2co263" style:family="table-column">
      <style:table-column-properties fo:break-before="auto" style:column-width="0.8925in"/>
    </style:style>
    <style:style style:name="ta2co264" style:family="table-column">
      <style:table-column-properties fo:break-before="auto" style:column-width="0.8925in"/>
    </style:style>
    <style:style style:name="ta2co26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column table:style-name="ta1co129" table:default-cell-style-name="Default"/>
        <table:table-column table:style-name="ta1co130" table:default-cell-style-name="Default"/>
        <table:table-column table:style-name="ta1co131" table:default-cell-style-name="Default"/>
        <table:table-column table:style-name="ta1co132" table:default-cell-style-name="Default"/>
        <table:table-column table:style-name="ta1co133" table:default-cell-style-name="Default"/>
        <table:table-column table:style-name="ta1co134" table:default-cell-style-name="Default"/>
        <table:table-column table:style-name="ta1co135" table:default-cell-style-name="Default"/>
        <table:table-column table:style-name="ta1co136" table:default-cell-style-name="Default"/>
        <table:table-column table:style-name="ta1co137" table:default-cell-style-name="Default"/>
        <table:table-column table:style-name="ta1co138" table:default-cell-style-name="Default"/>
        <table:table-column table:style-name="ta1co139" table:default-cell-style-name="Default"/>
        <table:table-column table:style-name="ta1co140" table:default-cell-style-name="Default"/>
        <table:table-column table:style-name="ta1co141" table:default-cell-style-name="Default"/>
        <table:table-column table:style-name="ta1co142" table:default-cell-style-name="Default"/>
        <table:table-column table:style-name="ta1co143" table:default-cell-style-name="Default"/>
        <table:table-column table:style-name="ta1co144" table:default-cell-style-name="Default"/>
        <table:table-column table:style-name="ta1co145" table:default-cell-style-name="Default"/>
        <table:table-column table:style-name="ta1co146" table:default-cell-style-name="Default"/>
        <table:table-column table:style-name="ta1co147" table:default-cell-style-name="Default"/>
        <table:table-column table:style-name="ta1co148" table:default-cell-style-name="Default"/>
        <table:table-column table:style-name="ta1co149" table:default-cell-style-name="Default"/>
        <table:table-column table:style-name="ta1co150" table:default-cell-style-name="Default"/>
        <table:table-column table:style-name="ta1co151" table:default-cell-style-name="Default"/>
        <table:table-column table:style-name="ta1co152" table:default-cell-style-name="Default"/>
        <table:table-column table:style-name="ta1co153" table:default-cell-style-name="Default"/>
        <table:table-column table:style-name="ta1co154" table:default-cell-style-name="Default"/>
        <table:table-column table:style-name="ta1co155" table:default-cell-style-name="Default"/>
        <table:table-column table:style-name="ta1co156" table:default-cell-style-name="Default"/>
        <table:table-column table:style-name="ta1co157" table:default-cell-style-name="Default"/>
        <table:table-column table:style-name="ta1co158" table:default-cell-style-name="Default"/>
        <table:table-column table:style-name="ta1co159" table:default-cell-style-name="Default"/>
        <table:table-column table:style-name="ta1co160" table:default-cell-style-name="Default"/>
        <table:table-column table:style-name="ta1co161" table:default-cell-style-name="Default"/>
        <table:table-column table:style-name="ta1co162" table:default-cell-style-name="Default"/>
        <table:table-column table:style-name="ta1co163" table:default-cell-style-name="Default"/>
        <table:table-column table:style-name="ta1co164" table:default-cell-style-name="Default"/>
        <table:table-column table:style-name="ta1co165" table:default-cell-style-name="Default"/>
        <table:table-column table:style-name="ta1co166" table:default-cell-style-name="Default"/>
        <table:table-column table:style-name="ta1co167" table:default-cell-style-name="Default"/>
        <table:table-column table:style-name="ta1co168" table:default-cell-style-name="Default"/>
        <table:table-column table:style-name="ta1co169" table:default-cell-style-name="Default"/>
        <table:table-column table:style-name="ta1co170" table:default-cell-style-name="Default"/>
        <table:table-column table:style-name="ta1co171" table:default-cell-style-name="Default"/>
        <table:table-column table:style-name="ta1co172" table:default-cell-style-name="Default"/>
        <table:table-column table:style-name="ta1co173" table:default-cell-style-name="Default"/>
        <table:table-column table:style-name="ta1co174" table:default-cell-style-name="Default"/>
        <table:table-column table:style-name="ta1co175" table:default-cell-style-name="Default"/>
        <table:table-column table:style-name="ta1co176" table:default-cell-style-name="Default"/>
        <table:table-column table:style-name="ta1co177" table:default-cell-style-name="Default"/>
        <table:table-column table:style-name="ta1co178" table:default-cell-style-name="Default"/>
        <table:table-column table:style-name="ta1co179" table:default-cell-style-name="Default"/>
        <table:table-column table:style-name="ta1co180" table:default-cell-style-name="Default"/>
        <table:table-column table:style-name="ta1co181" table:default-cell-style-name="Default"/>
        <table:table-column table:style-name="ta1co182" table:default-cell-style-name="Default"/>
        <table:table-column table:style-name="ta1co183" table:default-cell-style-name="Default"/>
        <table:table-column table:style-name="ta1co184" table:default-cell-style-name="Default"/>
        <table:table-column table:style-name="ta1co185" table:default-cell-style-name="Default"/>
        <table:table-column table:style-name="ta1co186" table:default-cell-style-name="Default"/>
        <table:table-column table:style-name="ta1co187" table:default-cell-style-name="Default"/>
        <table:table-column table:style-name="ta1co188" table:default-cell-style-name="Default"/>
        <table:table-column table:style-name="ta1co189" table:default-cell-style-name="Default"/>
        <table:table-column table:style-name="ta1co190" table:default-cell-style-name="Default"/>
        <table:table-column table:style-name="ta1co191" table:default-cell-style-name="Default"/>
        <table:table-column table:style-name="ta1co192" table:default-cell-style-name="Default"/>
        <table:table-column table:style-name="ta1co193" table:default-cell-style-name="Default"/>
        <table:table-column table:style-name="ta1co194" table:default-cell-style-name="Default"/>
        <table:table-column table:style-name="ta1co195" table:default-cell-style-name="Default"/>
        <table:table-column table:style-name="ta1co196" table:default-cell-style-name="Default"/>
        <table:table-column table:style-name="ta1co197" table:default-cell-style-name="Default"/>
        <table:table-column table:style-name="ta1co198" table:default-cell-style-name="Default"/>
        <table:table-column table:style-name="ta1co199" table:default-cell-style-name="Default"/>
        <table:table-column table:style-name="ta1co200" table:default-cell-style-name="Default"/>
        <table:table-column table:style-name="ta1co201" table:default-cell-style-name="Default"/>
        <table:table-column table:style-name="ta1co202" table:default-cell-style-name="Default"/>
        <table:table-column table:style-name="ta1co203" table:default-cell-style-name="Default"/>
        <table:table-column table:style-name="ta1co204" table:default-cell-style-name="Default"/>
        <table:table-column table:style-name="ta1co205" table:default-cell-style-name="Default"/>
        <table:table-column table:style-name="ta1co206" table:default-cell-style-name="Default"/>
        <table:table-column table:style-name="ta1co207" table:default-cell-style-name="Default"/>
        <table:table-column table:style-name="ta1co208" table:default-cell-style-name="Default"/>
        <table:table-column table:style-name="ta1co209" table:default-cell-style-name="Default"/>
        <table:table-column table:style-name="ta1co210" table:default-cell-style-name="Default"/>
        <table:table-column table:style-name="ta1co211" table:default-cell-style-name="Default"/>
        <table:table-column table:style-name="ta1co212" table:default-cell-style-name="Default"/>
        <table:table-column table:style-name="ta1co213" table:default-cell-style-name="Default"/>
        <table:table-column table:style-name="ta1co214" table:default-cell-style-name="Default"/>
        <table:table-column table:style-name="ta1co215" table:default-cell-style-name="Default"/>
        <table:table-column table:style-name="ta1co216" table:default-cell-style-name="Default"/>
        <table:table-column table:style-name="ta1co217" table:default-cell-style-name="Default"/>
        <table:table-column table:style-name="ta1co218" table:default-cell-style-name="Default"/>
        <table:table-column table:style-name="ta1co219" table:default-cell-style-name="Default"/>
        <table:table-column table:style-name="ta1co220" table:default-cell-style-name="Default"/>
        <table:table-column table:style-name="ta1co221" table:default-cell-style-name="Default"/>
        <table:table-column table:style-name="ta1co222" table:default-cell-style-name="Default"/>
        <table:table-column table:style-name="ta1co223" table:default-cell-style-name="Default"/>
        <table:table-column table:style-name="ta1co224" table:default-cell-style-name="Default"/>
        <table:table-column table:style-name="ta1co225" table:default-cell-style-name="Default"/>
        <table:table-column table:style-name="ta1co226" table:default-cell-style-name="Default"/>
        <table:table-column table:style-name="ta1co227" table:default-cell-style-name="Default"/>
        <table:table-column table:style-name="ta1co228" table:default-cell-style-name="Default"/>
        <table:table-column table:style-name="ta1co229" table:default-cell-style-name="Default"/>
        <table:table-column table:style-name="ta1co230" table:default-cell-style-name="Default"/>
        <table:table-column table:style-name="ta1co231" table:default-cell-style-name="Default"/>
        <table:table-column table:style-name="ta1co232" table:default-cell-style-name="Default"/>
        <table:table-column table:style-name="ta1co233" table:default-cell-style-name="Default"/>
        <table:table-column table:style-name="ta1co234" table:default-cell-style-name="Default"/>
        <table:table-column table:style-name="ta1co235" table:default-cell-style-name="Default"/>
        <table:table-column table:style-name="ta1co236" table:default-cell-style-name="Default"/>
        <table:table-column table:style-name="ta1co237" table:default-cell-style-name="Default"/>
        <table:table-column table:style-name="ta1co238" table:default-cell-style-name="Default"/>
        <table:table-column table:style-name="ta1co239" table:default-cell-style-name="Default"/>
        <table:table-column table:style-name="ta1co240" table:default-cell-style-name="Default"/>
        <table:table-column table:style-name="ta1co241" table:default-cell-style-name="Default"/>
        <table:table-column table:style-name="ta1co242" table:default-cell-style-name="Default"/>
        <table:table-column table:style-name="ta1co243" table:default-cell-style-name="Default"/>
        <table:table-column table:style-name="ta1co244" table:default-cell-style-name="Default"/>
        <table:table-column table:style-name="ta1co245" table:default-cell-style-name="Default"/>
        <table:table-column table:style-name="ta1co246" table:default-cell-style-name="Default"/>
        <table:table-column table:style-name="ta1co247" table:default-cell-style-name="Default"/>
        <table:table-column table:style-name="ta1co248" table:default-cell-style-name="Default"/>
        <table:table-column table:style-name="ta1co249" table:default-cell-style-name="Default"/>
        <table:table-column table:style-name="ta1co250" table:default-cell-style-name="Default"/>
        <table:table-column table:style-name="ta1co251" table:default-cell-style-name="Default"/>
        <table:table-column table:style-name="ta1co252" table:default-cell-style-name="Default"/>
        <table:table-column table:style-name="ta1co253" table:default-cell-style-name="Default"/>
        <table:table-column table:style-name="ta1co254" table:default-cell-style-name="Default"/>
        <table:table-column table:style-name="ta1co255" table:default-cell-style-name="Default"/>
        <table:table-column table:style-name="ta1co256" table:default-cell-style-name="Default"/>
        <table:table-column table:style-name="ta1co257" table:default-cell-style-name="Default"/>
        <table:table-column table:style-name="ta1co258" table:default-cell-style-name="Default"/>
        <table:table-column table:style-name="ta1co259" table:default-cell-style-name="Default"/>
        <table:table-column table:style-name="ta1co260" table:default-cell-style-name="Default"/>
        <table:table-column table:style-name="ta1co261" table:default-cell-style-name="Default"/>
        <table:table-column table:style-name="ta1co262" table:default-cell-style-name="Default"/>
        <table:table-column table:style-name="ta1co263" table:default-cell-style-name="Default"/>
        <table:table-column table:style-name="ta1co264" table:default-cell-style-name="Default"/>
        <table:table-column table:style-name="ta1co265" table:default-cell-style-name="Default"/>
        <table:table-row table:style-name="ro1">
          <table:table-cell office:value-type="string">
            <text:p/>
          </table:table-cell>
          <table:table-cell office:value-type="string">
            <text:p>bm-1/lab-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h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non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</table:table-row>
        <table:table-row table:style-name="ro1">
          <table:table-cell office:value-type="string">
            <text:p>./laby_15_15_15.lp</text:p>
          </table:table-cell>
          <table:table-cell office:value-type="float" office:value="600.0"/>
          <table:table-cell office:value-type="float" office:value="1.0"/>
          <table:table-cell office:value-type="float" office:value="585841.0"/>
          <table:table-cell office:value-type="float" office:value="146389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18996.0"/>
          <table:table-cell office:value-type="float" office:value="1155308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35107.0"/>
          <table:table-cell office:value-type="float" office:value="1214714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08044.0"/>
          <table:table-cell office:value-type="float" office:value="1112364.0"/>
          <table:table-cell office:value-type="float" office:value="216430.0"/>
          <table:table-cell office:value-type="float" office:value="-1.0"/>
          <table:table-cell office:value-type="float" office:value="16.5372"/>
          <table:table-cell table:style-name="cellBest" office:value-type="float" office:value="0.0"/>
          <table:table-cell office:value-type="float" office:value="18545.0"/>
          <table:table-cell office:value-type="float" office:value="113183.0"/>
          <table:table-cell office:value-type="float" office:value="16829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45242.0"/>
          <table:table-cell office:value-type="float" office:value="518438.0"/>
          <table:table-cell office:value-type="float" office:value="13041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4991.0"/>
          <table:table-cell office:value-type="float" office:value="969056.0"/>
          <table:table-cell office:value-type="float" office:value="34440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38349.0"/>
          <table:table-cell office:value-type="float" office:value="352240.0"/>
          <table:table-cell office:value-type="float" office:value="20951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45504.0"/>
          <table:table-cell office:value-type="float" office:value="292302.0"/>
          <table:table-cell office:value-type="float" office:value="22602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04609.0"/>
          <table:table-cell office:value-type="float" office:value="703800.0"/>
          <table:table-cell office:value-type="float" office:value="321901.0"/>
          <table:table-cell office:value-type="float" office:value="-1.0"/>
          <table:table-cell office:value-type="float" office:value="292.576"/>
          <table:table-cell table:style-name="cellBest" office:value-type="float" office:value="0.0"/>
          <table:table-cell office:value-type="float" office:value="239371.0"/>
          <table:table-cell office:value-type="float" office:value="677122.0"/>
          <table:table-cell office:value-type="float" office:value="145119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58008.0"/>
          <table:table-cell office:value-type="float" office:value="1134307.0"/>
          <table:table-cell office:value-type="float" office:value="17450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25633.0"/>
          <table:table-cell office:value-type="float" office:value="914963.0"/>
          <table:table-cell office:value-type="float" office:value="130676.0"/>
          <table:table-cell office:value-type="float" office:value="-1.0"/>
          <table:table-cell office:value-type="float" office:value="162.294"/>
          <table:table-cell table:style-name="cellBest" office:value-type="float" office:value="0.0"/>
          <table:table-cell office:value-type="float" office:value="173063.0"/>
          <table:table-cell office:value-type="float" office:value="660528.0"/>
          <table:table-cell office:value-type="float" office:value="99461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45575.0"/>
          <table:table-cell table:style-name="cellBest" office:value-type="float" office:value="67228.0"/>
          <table:table-cell office:value-type="float" office:value="67228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589178.0"/>
          <table:table-cell office:value-type="float" office:value="1592844.0"/>
          <table:table-cell table:style-name="cellBest" office:value-type="float" office:value="0.0"/>
          <table:table-cell office:value-type="float" office:value="-1.0"/>
          <table:table-cell office:value-type="float" office:value="360.937"/>
          <table:table-cell table:style-name="cellBest" office:value-type="float" office:value="0.0"/>
          <table:table-cell office:value-type="float" office:value="170373.0"/>
          <table:table-cell office:value-type="float" office:value="398333.0"/>
          <table:table-cell office:value-type="float" office:value="163126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490886.0"/>
          <table:table-cell office:value-type="float" office:value="1346038.0"/>
          <table:table-cell office:value-type="float" office:value="17660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0448.0"/>
          <table:table-cell office:value-type="float" office:value="268882.0"/>
          <table:table-cell office:value-type="float" office:value="26888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7934.0"/>
          <table:table-cell office:value-type="float" office:value="561263.0"/>
          <table:table-cell office:value-type="float" office:value="206463.0"/>
          <table:table-cell office:value-type="float" office:value="-1.0"/>
          <table:table-cell table:style-name="cellBest" office:value-type="float" office:value="12.6102"/>
          <table:table-cell table:style-name="cellBest" office:value-type="float" office:value="0.0"/>
          <table:table-cell table:style-name="cellBest" office:value-type="float" office:value="9913.0"/>
          <table:table-cell office:value-type="float" office:value="73074.0"/>
          <table:table-cell office:value-type="float" office:value="9818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82349.0"/>
          <table:table-cell office:value-type="float" office:value="251343.0"/>
          <table:table-cell office:value-type="float" office:value="23271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83350.0"/>
          <table:table-cell office:value-type="float" office:value="1027808.0"/>
          <table:table-cell office:value-type="float" office:value="20110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01458.0"/>
          <table:table-cell office:value-type="float" office:value="1426203.0"/>
          <table:table-cell office:value-type="float" office:value="15064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35922.0"/>
          <table:table-cell office:value-type="float" office:value="1331016.0"/>
          <table:table-cell office:value-type="float" office:value="202700.0"/>
          <table:table-cell office:value-type="float" office:value="-1.0"/>
          <table:table-cell office:value-type="float" office:value="171.064"/>
          <table:table-cell table:style-name="cellBest" office:value-type="float" office:value="0.0"/>
          <table:table-cell office:value-type="float" office:value="182891.0"/>
          <table:table-cell office:value-type="float" office:value="393102.0"/>
          <table:table-cell office:value-type="float" office:value="235903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504489.0"/>
          <table:table-cell office:value-type="float" office:value="783743.0"/>
          <table:table-cell office:value-type="float" office:value="72316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60852.0"/>
          <table:table-cell office:value-type="float" office:value="623696.0"/>
          <table:table-cell office:value-type="float" office:value="59622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60103.0"/>
          <table:table-cell office:value-type="float" office:value="702496.0"/>
          <table:table-cell office:value-type="float" office:value="67829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32661.0"/>
          <table:table-cell office:value-type="float" office:value="1205458.0"/>
          <table:table-cell office:value-type="float" office:value="9365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74135.0"/>
          <table:table-cell office:value-type="float" office:value="990533.0"/>
          <table:table-cell office:value-type="float" office:value="13418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54909.0"/>
          <table:table-cell office:value-type="float" office:value="954312.0"/>
          <table:table-cell office:value-type="float" office:value="8998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528791.0"/>
          <table:table-cell office:value-type="float" office:value="1316719.0"/>
          <table:table-cell office:value-type="float" office:value="10412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12796.0"/>
          <table:table-cell office:value-type="float" office:value="714927.0"/>
          <table:table-cell office:value-type="float" office:value="71492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88947.0"/>
          <table:table-cell office:value-type="float" office:value="1907718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70830.0"/>
          <table:table-cell office:value-type="float" office:value="809085.0"/>
          <table:table-cell office:value-type="float" office:value="75510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51439.0"/>
          <table:table-cell office:value-type="float" office:value="1097610.0"/>
          <table:table-cell office:value-type="float" office:value="12455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1235.0"/>
          <table:table-cell table:style-name="cellWorst" office:value-type="float" office:value="8115991.0"/>
          <table:table-cell table:style-name="cellWorst" office:value-type="float" office:value="8115991.0"/>
          <table:table-cell office:value-type="float" office:value="-1.0"/>
          <table:table-cell office:value-type="float" office:value="337.074"/>
          <table:table-cell table:style-name="cellBest" office:value-type="float" office:value="0.0"/>
          <table:table-cell office:value-type="float" office:value="249044.0"/>
          <table:table-cell office:value-type="float" office:value="525925.0"/>
          <table:table-cell office:value-type="float" office:value="281887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516724.0"/>
          <table:table-cell office:value-type="float" office:value="1383763.0"/>
          <table:table-cell office:value-type="float" office:value="11684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78010.0"/>
          <table:table-cell office:value-type="float" office:value="537145.0"/>
          <table:table-cell office:value-type="float" office:value="498859.0"/>
          <table:table-cell office:value-type="float" office:value="-1.0"/>
          <table:table-cell table:formula="of:=MIN([.$B3];[.$G3];[.$M3];[.$S3];[.$Y3];[.$AE3];[.$AK3];[.$AQ3];[.$AW3];[.$BC3];[.$BI3];[.$BO3];[.$BU3];[.$CA3];[.$CG3];[.$CM3];[.$CS3];[.$CY3];[.$DE3];[.$DK3];[.$DQ3];[.$DW3];[.$EC3];[.$EI3];[.$EO3];[.$EU3];[.$FA3];[.$FG3];[.$FM3];[.$FS3];[.$FY3];[.$GE3];[.$GK3];[.$GQ3];[.$GW3];[.$HC3];[.$HI3];[.$HO3];[.$HU3];[.$IA3];[.$IG3])" office:value-type="float"/>
          <table:table-cell table:formula="of:=MIN([.$C3];[.$H3];[.$N3];[.$T3];[.$Z3];[.$AF3];[.$AL3];[.$AR3];[.$AX3];[.$BD3];[.$BJ3];[.$BP3];[.$BV3];[.$CB3];[.$CH3];[.$CN3];[.$CT3];[.$CZ3];[.$DF3];[.$DL3];[.$DR3];[.$DX3];[.$ED3];[.$EJ3];[.$EP3];[.$EV3];[.$FB3];[.$FH3];[.$FN3];[.$FT3];[.$FZ3];[.$GF3];[.$GL3];[.$GR3];[.$GX3];[.$HD3];[.$HJ3];[.$HP3];[.$HV3];[.$IB3];[.$IH3])" office:value-type="float"/>
          <table:table-cell table:formula="of:=MIN([.$D3];[.$I3];[.$O3];[.$U3];[.$AA3];[.$AG3];[.$AM3];[.$AS3];[.$AY3];[.$BE3];[.$BK3];[.$BQ3];[.$BW3];[.$CC3];[.$CI3];[.$CO3];[.$CU3];[.$DA3];[.$DG3];[.$DM3];[.$DS3];[.$DY3];[.$EE3];[.$EK3];[.$EQ3];[.$EW3];[.$FC3];[.$FI3];[.$FO3];[.$FU3];[.$GA3];[.$GG3];[.$GM3];[.$GS3];[.$GY3];[.$HE3];[.$HK3];[.$HQ3];[.$HW3];[.$IC3];[.$II3])" office:value-type="float"/>
          <table:table-cell table:formula="of:=MIN([.$E3];[.$J3];[.$P3];[.$V3];[.$AB3];[.$AH3];[.$AN3];[.$AT3];[.$AZ3];[.$BF3];[.$BL3];[.$BR3];[.$BX3];[.$CD3];[.$CJ3];[.$CP3];[.$CV3];[.$DB3];[.$DH3];[.$DN3];[.$DT3];[.$DZ3];[.$EF3];[.$EL3];[.$ER3];[.$EX3];[.$FD3];[.$FJ3];[.$FP3];[.$FV3];[.$GB3];[.$GH3];[.$GN3];[.$GT3];[.$GZ3];[.$HF3];[.$HL3];[.$HR3];[.$HX3];[.$ID3];[.$IJ3])" office:value-type="float"/>
          <table:table-cell table:formula="of:=MIN([.$K3];[.$Q3];[.$W3];[.$AC3];[.$AI3];[.$AO3];[.$AU3];[.$BA3];[.$BG3];[.$BM3];[.$BS3];[.$BY3];[.$CE3];[.$CK3];[.$CQ3];[.$CW3];[.$DC3];[.$DI3];[.$DO3];[.$DU3];[.$EA3];[.$EG3];[.$EM3];[.$ES3];[.$EY3];[.$FE3];[.$FK3];[.$FQ3];[.$FW3];[.$GC3];[.$GI3];[.$GO3];[.$GU3];[.$HA3];[.$HG3];[.$HM3];[.$HS3];[.$HY3];[.$IE3];[.$IK3])" office:value-type="float"/>
          <table:table-cell table:formula="of:=MIN([.$F3];[.$L3];[.$R3];[.$X3];[.$AD3];[.$AJ3];[.$AP3];[.$AV3];[.$BB3];[.$BH3];[.$BN3];[.$BT3];[.$BZ3];[.$CF3];[.$CL3];[.$CR3];[.$CX3];[.$DD3];[.$DJ3];[.$DP3];[.$DV3];[.$EB3];[.$EH3];[.$EN3];[.$ET3];[.$EZ3];[.$FF3];[.$FL3];[.$FR3];[.$FX3];[.$GD3];[.$GJ3];[.$GP3];[.$GV3];[.$HB3];[.$HH3];[.$HN3];[.$HT3];[.$HZ3];[.$IF3];[.$IL3])" office:value-type="float"/>
          <table:table-cell table:formula="of:=MEDIAN([.$B3];[.$G3];[.$M3];[.$S3];[.$Y3];[.$AE3];[.$AK3];[.$AQ3];[.$AW3];[.$BC3];[.$BI3];[.$BO3];[.$BU3];[.$CA3];[.$CG3];[.$CM3];[.$CS3];[.$CY3];[.$DE3];[.$DK3];[.$DQ3];[.$DW3];[.$EC3];[.$EI3];[.$EO3];[.$EU3];[.$FA3];[.$FG3];[.$FM3];[.$FS3];[.$FY3];[.$GE3];[.$GK3];[.$GQ3];[.$GW3];[.$HC3];[.$HI3];[.$HO3];[.$HU3];[.$IA3];[.$IG3])" office:value-type="float"/>
          <table:table-cell table:formula="of:=MEDIAN([.$C3];[.$H3];[.$N3];[.$T3];[.$Z3];[.$AF3];[.$AL3];[.$AR3];[.$AX3];[.$BD3];[.$BJ3];[.$BP3];[.$BV3];[.$CB3];[.$CH3];[.$CN3];[.$CT3];[.$CZ3];[.$DF3];[.$DL3];[.$DR3];[.$DX3];[.$ED3];[.$EJ3];[.$EP3];[.$EV3];[.$FB3];[.$FH3];[.$FN3];[.$FT3];[.$FZ3];[.$GF3];[.$GL3];[.$GR3];[.$GX3];[.$HD3];[.$HJ3];[.$HP3];[.$HV3];[.$IB3];[.$IH3])" office:value-type="float"/>
          <table:table-cell table:formula="of:=MEDIAN([.$D3];[.$I3];[.$O3];[.$U3];[.$AA3];[.$AG3];[.$AM3];[.$AS3];[.$AY3];[.$BE3];[.$BK3];[.$BQ3];[.$BW3];[.$CC3];[.$CI3];[.$CO3];[.$CU3];[.$DA3];[.$DG3];[.$DM3];[.$DS3];[.$DY3];[.$EE3];[.$EK3];[.$EQ3];[.$EW3];[.$FC3];[.$FI3];[.$FO3];[.$FU3];[.$GA3];[.$GG3];[.$GM3];[.$GS3];[.$GY3];[.$HE3];[.$HK3];[.$HQ3];[.$HW3];[.$IC3];[.$II3])" office:value-type="float"/>
          <table:table-cell table:formula="of:=MEDIAN([.$E3];[.$J3];[.$P3];[.$V3];[.$AB3];[.$AH3];[.$AN3];[.$AT3];[.$AZ3];[.$BF3];[.$BL3];[.$BR3];[.$BX3];[.$CD3];[.$CJ3];[.$CP3];[.$CV3];[.$DB3];[.$DH3];[.$DN3];[.$DT3];[.$DZ3];[.$EF3];[.$EL3];[.$ER3];[.$EX3];[.$FD3];[.$FJ3];[.$FP3];[.$FV3];[.$GB3];[.$GH3];[.$GN3];[.$GT3];[.$GZ3];[.$HF3];[.$HL3];[.$HR3];[.$HX3];[.$ID3];[.$IJ3])" office:value-type="float"/>
          <table:table-cell table:formula="of:=MEDIAN([.$K3];[.$Q3];[.$W3];[.$AC3];[.$AI3];[.$AO3];[.$AU3];[.$BA3];[.$BG3];[.$BM3];[.$BS3];[.$BY3];[.$CE3];[.$CK3];[.$CQ3];[.$CW3];[.$DC3];[.$DI3];[.$DO3];[.$DU3];[.$EA3];[.$EG3];[.$EM3];[.$ES3];[.$EY3];[.$FE3];[.$FK3];[.$FQ3];[.$FW3];[.$GC3];[.$GI3];[.$GO3];[.$GU3];[.$HA3];[.$HG3];[.$HM3];[.$HS3];[.$HY3];[.$IE3];[.$IK3])" office:value-type="float"/>
          <table:table-cell table:formula="of:=MEDIAN([.$F3];[.$L3];[.$R3];[.$X3];[.$AD3];[.$AJ3];[.$AP3];[.$AV3];[.$BB3];[.$BH3];[.$BN3];[.$BT3];[.$BZ3];[.$CF3];[.$CL3];[.$CR3];[.$CX3];[.$DD3];[.$DJ3];[.$DP3];[.$DV3];[.$EB3];[.$EH3];[.$EN3];[.$ET3];[.$EZ3];[.$FF3];[.$FL3];[.$FR3];[.$FX3];[.$GD3];[.$GJ3];[.$GP3];[.$GV3];[.$HB3];[.$HH3];[.$HN3];[.$HT3];[.$HZ3];[.$IF3];[.$IL3])" office:value-type="float"/>
          <table:table-cell table:formula="of:=MAX([.$B3];[.$G3];[.$M3];[.$S3];[.$Y3];[.$AE3];[.$AK3];[.$AQ3];[.$AW3];[.$BC3];[.$BI3];[.$BO3];[.$BU3];[.$CA3];[.$CG3];[.$CM3];[.$CS3];[.$CY3];[.$DE3];[.$DK3];[.$DQ3];[.$DW3];[.$EC3];[.$EI3];[.$EO3];[.$EU3];[.$FA3];[.$FG3];[.$FM3];[.$FS3];[.$FY3];[.$GE3];[.$GK3];[.$GQ3];[.$GW3];[.$HC3];[.$HI3];[.$HO3];[.$HU3];[.$IA3];[.$IG3])" office:value-type="float"/>
          <table:table-cell table:formula="of:=MAX([.$C3];[.$H3];[.$N3];[.$T3];[.$Z3];[.$AF3];[.$AL3];[.$AR3];[.$AX3];[.$BD3];[.$BJ3];[.$BP3];[.$BV3];[.$CB3];[.$CH3];[.$CN3];[.$CT3];[.$CZ3];[.$DF3];[.$DL3];[.$DR3];[.$DX3];[.$ED3];[.$EJ3];[.$EP3];[.$EV3];[.$FB3];[.$FH3];[.$FN3];[.$FT3];[.$FZ3];[.$GF3];[.$GL3];[.$GR3];[.$GX3];[.$HD3];[.$HJ3];[.$HP3];[.$HV3];[.$IB3];[.$IH3])" office:value-type="float"/>
          <table:table-cell table:formula="of:=MAX([.$D3];[.$I3];[.$O3];[.$U3];[.$AA3];[.$AG3];[.$AM3];[.$AS3];[.$AY3];[.$BE3];[.$BK3];[.$BQ3];[.$BW3];[.$CC3];[.$CI3];[.$CO3];[.$CU3];[.$DA3];[.$DG3];[.$DM3];[.$DS3];[.$DY3];[.$EE3];[.$EK3];[.$EQ3];[.$EW3];[.$FC3];[.$FI3];[.$FO3];[.$FU3];[.$GA3];[.$GG3];[.$GM3];[.$GS3];[.$GY3];[.$HE3];[.$HK3];[.$HQ3];[.$HW3];[.$IC3];[.$II3])" office:value-type="float"/>
          <table:table-cell table:formula="of:=MAX([.$E3];[.$J3];[.$P3];[.$V3];[.$AB3];[.$AH3];[.$AN3];[.$AT3];[.$AZ3];[.$BF3];[.$BL3];[.$BR3];[.$BX3];[.$CD3];[.$CJ3];[.$CP3];[.$CV3];[.$DB3];[.$DH3];[.$DN3];[.$DT3];[.$DZ3];[.$EF3];[.$EL3];[.$ER3];[.$EX3];[.$FD3];[.$FJ3];[.$FP3];[.$FV3];[.$GB3];[.$GH3];[.$GN3];[.$GT3];[.$GZ3];[.$HF3];[.$HL3];[.$HR3];[.$HX3];[.$ID3];[.$IJ3])" office:value-type="float"/>
          <table:table-cell table:formula="of:=MAX([.$K3];[.$Q3];[.$W3];[.$AC3];[.$AI3];[.$AO3];[.$AU3];[.$BA3];[.$BG3];[.$BM3];[.$BS3];[.$BY3];[.$CE3];[.$CK3];[.$CQ3];[.$CW3];[.$DC3];[.$DI3];[.$DO3];[.$DU3];[.$EA3];[.$EG3];[.$EM3];[.$ES3];[.$EY3];[.$FE3];[.$FK3];[.$FQ3];[.$FW3];[.$GC3];[.$GI3];[.$GO3];[.$GU3];[.$HA3];[.$HG3];[.$HM3];[.$HS3];[.$HY3];[.$IE3];[.$IK3])" office:value-type="float"/>
          <table:table-cell table:formula="of:=MAX([.$F3];[.$L3];[.$R3];[.$X3];[.$AD3];[.$AJ3];[.$AP3];[.$AV3];[.$BB3];[.$BH3];[.$BN3];[.$BT3];[.$BZ3];[.$CF3];[.$CL3];[.$CR3];[.$CX3];[.$DD3];[.$DJ3];[.$DP3];[.$DV3];[.$EB3];[.$EH3];[.$EN3];[.$ET3];[.$EZ3];[.$FF3];[.$FL3];[.$FR3];[.$FX3];[.$GD3];[.$GJ3];[.$GP3];[.$GV3];[.$HB3];[.$HH3];[.$HN3];[.$HT3];[.$HZ3];[.$IF3];[.$IL3])" office:value-type="float"/>
        </table:table-row>
        <table:table-row table:style-name="ro1">
          <table:table-cell office:value-type="string">
            <text:p>./laby_15_15_16.lp</text:p>
          </table:table-cell>
          <table:table-cell office:value-type="float" office:value="6.85169"/>
          <table:table-cell office:value-type="float" office:value="0.0"/>
          <table:table-cell office:value-type="float" office:value="9136.0"/>
          <table:table-cell office:value-type="float" office:value="109332.0"/>
          <table:table-cell office:value-type="float" office:value="1.0"/>
          <table:table-cell office:value-type="float" office:value="7.34841"/>
          <table:table-cell office:value-type="float" office:value="0.0"/>
          <table:table-cell office:value-type="float" office:value="9136.0"/>
          <table:table-cell office:value-type="float" office:value="109332.0"/>
          <table:table-cell table:style-name="cellBest" office:value-type="float" office:value="0.0"/>
          <table:table-cell office:value-type="float" office:value="1.0"/>
          <table:table-cell office:value-type="float" office:value="7.51154"/>
          <table:table-cell office:value-type="float" office:value="0.0"/>
          <table:table-cell office:value-type="float" office:value="9136.0"/>
          <table:table-cell office:value-type="float" office:value="109332.0"/>
          <table:table-cell table:style-name="cellBest" office:value-type="float" office:value="0.0"/>
          <table:table-cell office:value-type="float" office:value="1.0"/>
          <table:table-cell office:value-type="float" office:value="7.72303"/>
          <table:table-cell office:value-type="float" office:value="0.0"/>
          <table:table-cell office:value-type="float" office:value="9136.0"/>
          <table:table-cell office:value-type="float" office:value="109332.0"/>
          <table:table-cell office:value-type="float" office:value="8009.0"/>
          <table:table-cell office:value-type="float" office:value="1.0"/>
          <table:table-cell office:value-type="float" office:value="168.239"/>
          <table:table-cell office:value-type="float" office:value="0.0"/>
          <table:table-cell office:value-type="float" office:value="123499.0"/>
          <table:table-cell office:value-type="float" office:value="1342315.0"/>
          <table:table-cell office:value-type="float" office:value="67377.0"/>
          <table:table-cell office:value-type="float" office:value="1.0"/>
          <table:table-cell office:value-type="float" office:value="131.376"/>
          <table:table-cell office:value-type="float" office:value="0.0"/>
          <table:table-cell office:value-type="float" office:value="92764.0"/>
          <table:table-cell office:value-type="float" office:value="151372.0"/>
          <table:table-cell office:value-type="float" office:value="31411.0"/>
          <table:table-cell office:value-type="float" office:value="1.0"/>
          <table:table-cell office:value-type="float" office:value="91.4279"/>
          <table:table-cell office:value-type="float" office:value="0.0"/>
          <table:table-cell office:value-type="float" office:value="59785.0"/>
          <table:table-cell office:value-type="float" office:value="358106.0"/>
          <table:table-cell office:value-type="float" office:value="76557.0"/>
          <table:table-cell office:value-type="float" office:value="1.0"/>
          <table:table-cell office:value-type="float" office:value="318.412"/>
          <table:table-cell office:value-type="float" office:value="0.0"/>
          <table:table-cell office:value-type="float" office:value="163871.0"/>
          <table:table-cell office:value-type="float" office:value="381448.0"/>
          <table:table-cell office:value-type="float" office:value="225909.0"/>
          <table:table-cell office:value-type="float" office:value="1.0"/>
          <table:table-cell office:value-type="float" office:value="39.4751"/>
          <table:table-cell office:value-type="float" office:value="0.0"/>
          <table:table-cell office:value-type="float" office:value="25813.0"/>
          <table:table-cell office:value-type="float" office:value="68183.0"/>
          <table:table-cell office:value-type="float" office:value="41770.0"/>
          <table:table-cell office:value-type="float" office:value="1.0"/>
          <table:table-cell office:value-type="float" office:value="6.80986"/>
          <table:table-cell office:value-type="float" office:value="0.0"/>
          <table:table-cell table:style-name="cellBest" office:value-type="float" office:value="1796.0"/>
          <table:table-cell office:value-type="float" office:value="55362.0"/>
          <table:table-cell office:value-type="float" office:value="6912.0"/>
          <table:table-cell office:value-type="float" office:value="1.0"/>
          <table:table-cell office:value-type="float" office:value="41.3929"/>
          <table:table-cell office:value-type="float" office:value="0.0"/>
          <table:table-cell office:value-type="float" office:value="50641.0"/>
          <table:table-cell office:value-type="float" office:value="378369.0"/>
          <table:table-cell office:value-type="float" office:value="35397.0"/>
          <table:table-cell office:value-type="float" office:value="1.0"/>
          <table:table-cell office:value-type="float" office:value="39.0238"/>
          <table:table-cell office:value-type="float" office:value="0.0"/>
          <table:table-cell office:value-type="float" office:value="43529.0"/>
          <table:table-cell office:value-type="float" office:value="161460.0"/>
          <table:table-cell office:value-type="float" office:value="28882.0"/>
          <table:table-cell office:value-type="float" office:value="1.0"/>
          <table:table-cell table:style-name="cellBest" office:value-type="float" office:value="5.48651"/>
          <table:table-cell office:value-type="float" office:value="0.0"/>
          <table:table-cell office:value-type="float" office:value="4433.0"/>
          <table:table-cell table:style-name="cellBest" office:value-type="float" office:value="46887.0"/>
          <table:table-cell office:value-type="float" office:value="5831.0"/>
          <table:table-cell office:value-type="float" office:value="1.0"/>
          <table:table-cell office:value-type="float" office:value="436.13"/>
          <table:table-cell office:value-type="float" office:value="0.0"/>
          <table:table-cell office:value-type="float" office:value="250498.0"/>
          <table:table-cell office:value-type="float" office:value="1669543.0"/>
          <table:table-cell office:value-type="float" office:value="119913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44338.0"/>
          <table:table-cell office:value-type="float" office:value="71145.0"/>
          <table:table-cell office:value-type="float" office:value="71145.0"/>
          <table:table-cell office:value-type="float" office:value="-1.0"/>
          <table:table-cell office:value-type="float" office:value="30.6772"/>
          <table:table-cell office:value-type="float" office:value="0.0"/>
          <table:table-cell office:value-type="float" office:value="40779.0"/>
          <table:table-cell office:value-type="float" office:value="303978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8922.0"/>
          <table:table-cell office:value-type="float" office:value="343179.0"/>
          <table:table-cell office:value-type="float" office:value="256784.0"/>
          <table:table-cell office:value-type="float" office:value="-1.0"/>
          <table:table-cell office:value-type="float" office:value="286.291"/>
          <table:table-cell office:value-type="float" office:value="0.0"/>
          <table:table-cell office:value-type="float" office:value="127438.0"/>
          <table:table-cell office:value-type="float" office:value="1488390.0"/>
          <table:table-cell office:value-type="float" office:value="92797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20918.0"/>
          <table:table-cell office:value-type="float" office:value="171987.0"/>
          <table:table-cell office:value-type="float" office:value="171987.0"/>
          <table:table-cell office:value-type="float" office:value="-1.0"/>
          <table:table-cell office:value-type="float" office:value="592.954"/>
          <table:table-cell office:value-type="float" office:value="0.0"/>
          <table:table-cell office:value-type="float" office:value="204596.0"/>
          <table:table-cell office:value-type="float" office:value="1559185.0"/>
          <table:table-cell office:value-type="float" office:value="12355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405242.0"/>
          <table:table-cell office:value-type="float" office:value="3238922.0"/>
          <table:table-cell office:value-type="float" office:value="222234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9248.0"/>
          <table:table-cell office:value-type="float" office:value="281134.0"/>
          <table:table-cell office:value-type="float" office:value="247391.0"/>
          <table:table-cell office:value-type="float" office:value="-1.0"/>
          <table:table-cell office:value-type="float" office:value="7.06778"/>
          <table:table-cell office:value-type="float" office:value="0.0"/>
          <table:table-cell office:value-type="float" office:value="9136.0"/>
          <table:table-cell office:value-type="float" office:value="109332.0"/>
          <table:table-cell office:value-type="float" office:value="8009.0"/>
          <table:table-cell office:value-type="float" office:value="1.0"/>
          <table:table-cell office:value-type="float" office:value="28.6961"/>
          <table:table-cell office:value-type="float" office:value="0.0"/>
          <table:table-cell office:value-type="float" office:value="33536.0"/>
          <table:table-cell office:value-type="float" office:value="207100.0"/>
          <table:table-cell office:value-type="float" office:value="24457.0"/>
          <table:table-cell office:value-type="float" office:value="1.0"/>
          <table:table-cell office:value-type="float" office:value="51.2498"/>
          <table:table-cell office:value-type="float" office:value="0.0"/>
          <table:table-cell office:value-type="float" office:value="73106.0"/>
          <table:table-cell office:value-type="float" office:value="253109.0"/>
          <table:table-cell office:value-type="float" office:value="33009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44870.0"/>
          <table:table-cell office:value-type="float" office:value="658932.0"/>
          <table:table-cell office:value-type="float" office:value="431475.0"/>
          <table:table-cell office:value-type="float" office:value="-1.0"/>
          <table:table-cell office:value-type="float" office:value="442.231"/>
          <table:table-cell office:value-type="float" office:value="0.0"/>
          <table:table-cell office:value-type="float" office:value="280233.0"/>
          <table:table-cell office:value-type="float" office:value="541202.0"/>
          <table:table-cell office:value-type="float" office:value="457541.0"/>
          <table:table-cell office:value-type="float" office:value="1.0"/>
          <table:table-cell office:value-type="float" office:value="558.314"/>
          <table:table-cell office:value-type="float" office:value="0.0"/>
          <table:table-cell office:value-type="float" office:value="209636.0"/>
          <table:table-cell office:value-type="float" office:value="419525.0"/>
          <table:table-cell office:value-type="float" office:value="406228.0"/>
          <table:table-cell office:value-type="float" office:value="1.0"/>
          <table:table-cell office:value-type="float" office:value="24.3049"/>
          <table:table-cell office:value-type="float" office:value="0.0"/>
          <table:table-cell office:value-type="float" office:value="38384.0"/>
          <table:table-cell office:value-type="float" office:value="104641.0"/>
          <table:table-cell office:value-type="float" office:value="84588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33862.0"/>
          <table:table-cell office:value-type="float" office:value="4014946.0"/>
          <table:table-cell office:value-type="float" office:value="84039.0"/>
          <table:table-cell office:value-type="float" office:value="-1.0"/>
          <table:table-cell office:value-type="float" office:value="139.177"/>
          <table:table-cell office:value-type="float" office:value="0.0"/>
          <table:table-cell office:value-type="float" office:value="101277.0"/>
          <table:table-cell office:value-type="float" office:value="1048194.0"/>
          <table:table-cell office:value-type="float" office:value="51105.0"/>
          <table:table-cell office:value-type="float" office:value="1.0"/>
          <table:table-cell office:value-type="float" office:value="337.525"/>
          <table:table-cell office:value-type="float" office:value="0.0"/>
          <table:table-cell office:value-type="float" office:value="186297.0"/>
          <table:table-cell office:value-type="float" office:value="626282.0"/>
          <table:table-cell office:value-type="float" office:value="49235.0"/>
          <table:table-cell office:value-type="float" office:value="1.0"/>
          <table:table-cell office:value-type="float" office:value="255.279"/>
          <table:table-cell office:value-type="float" office:value="0.0"/>
          <table:table-cell office:value-type="float" office:value="186297.0"/>
          <table:table-cell office:value-type="float" office:value="626282.0"/>
          <table:table-cell office:value-type="float" office:value="49235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59078.0"/>
          <table:table-cell office:value-type="float" office:value="433670.0"/>
          <table:table-cell office:value-type="float" office:value="433670.0"/>
          <table:table-cell office:value-type="float" office:value="-1.0"/>
          <table:table-cell office:value-type="float" office:value="16.7388"/>
          <table:table-cell office:value-type="float" office:value="0.0"/>
          <table:table-cell office:value-type="float" office:value="10192.0"/>
          <table:table-cell office:value-type="float" office:value="298221.0"/>
          <table:table-cell table:style-name="cellBest" office:value-type="float" office:value="0.0"/>
          <table:table-cell office:value-type="float" office:value="1.0"/>
          <table:table-cell office:value-type="float" office:value="11.9501"/>
          <table:table-cell office:value-type="float" office:value="0.0"/>
          <table:table-cell office:value-type="float" office:value="19159.0"/>
          <table:table-cell office:value-type="float" office:value="64526.0"/>
          <table:table-cell office:value-type="float" office:value="43334.0"/>
          <table:table-cell office:value-type="float" office:value="1.0"/>
          <table:table-cell office:value-type="float" office:value="27.9581"/>
          <table:table-cell office:value-type="float" office:value="0.0"/>
          <table:table-cell office:value-type="float" office:value="23683.0"/>
          <table:table-cell office:value-type="float" office:value="136988.0"/>
          <table:table-cell office:value-type="float" office:value="43084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20787.0"/>
          <table:table-cell table:style-name="cellWorst" office:value-type="float" office:value="7142357.0"/>
          <table:table-cell table:style-name="cellWorst" office:value-type="float" office:value="7142357.0"/>
          <table:table-cell office:value-type="float" office:value="-1.0"/>
          <table:table-cell office:value-type="float" office:value="181.626"/>
          <table:table-cell office:value-type="float" office:value="0.0"/>
          <table:table-cell office:value-type="float" office:value="153907.0"/>
          <table:table-cell office:value-type="float" office:value="590772.0"/>
          <table:table-cell office:value-type="float" office:value="154324.0"/>
          <table:table-cell office:value-type="float" office:value="1.0"/>
          <table:table-cell office:value-type="float" office:value="62.7742"/>
          <table:table-cell office:value-type="float" office:value="0.0"/>
          <table:table-cell office:value-type="float" office:value="47081.0"/>
          <table:table-cell office:value-type="float" office:value="323172.0"/>
          <table:table-cell office:value-type="float" office:value="21283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29403.0"/>
          <table:table-cell office:value-type="float" office:value="467704.0"/>
          <table:table-cell office:value-type="float" office:value="374340.0"/>
          <table:table-cell office:value-type="float" office:value="-1.0"/>
          <table:table-cell table:formula="of:=MIN([.$B4];[.$G4];[.$M4];[.$S4];[.$Y4];[.$AE4];[.$AK4];[.$AQ4];[.$AW4];[.$BC4];[.$BI4];[.$BO4];[.$BU4];[.$CA4];[.$CG4];[.$CM4];[.$CS4];[.$CY4];[.$DE4];[.$DK4];[.$DQ4];[.$DW4];[.$EC4];[.$EI4];[.$EO4];[.$EU4];[.$FA4];[.$FG4];[.$FM4];[.$FS4];[.$FY4];[.$GE4];[.$GK4];[.$GQ4];[.$GW4];[.$HC4];[.$HI4];[.$HO4];[.$HU4];[.$IA4];[.$IG4])" office:value-type="float"/>
          <table:table-cell table:formula="of:=MIN([.$C4];[.$H4];[.$N4];[.$T4];[.$Z4];[.$AF4];[.$AL4];[.$AR4];[.$AX4];[.$BD4];[.$BJ4];[.$BP4];[.$BV4];[.$CB4];[.$CH4];[.$CN4];[.$CT4];[.$CZ4];[.$DF4];[.$DL4];[.$DR4];[.$DX4];[.$ED4];[.$EJ4];[.$EP4];[.$EV4];[.$FB4];[.$FH4];[.$FN4];[.$FT4];[.$FZ4];[.$GF4];[.$GL4];[.$GR4];[.$GX4];[.$HD4];[.$HJ4];[.$HP4];[.$HV4];[.$IB4];[.$IH4])" office:value-type="float"/>
          <table:table-cell table:formula="of:=MIN([.$D4];[.$I4];[.$O4];[.$U4];[.$AA4];[.$AG4];[.$AM4];[.$AS4];[.$AY4];[.$BE4];[.$BK4];[.$BQ4];[.$BW4];[.$CC4];[.$CI4];[.$CO4];[.$CU4];[.$DA4];[.$DG4];[.$DM4];[.$DS4];[.$DY4];[.$EE4];[.$EK4];[.$EQ4];[.$EW4];[.$FC4];[.$FI4];[.$FO4];[.$FU4];[.$GA4];[.$GG4];[.$GM4];[.$GS4];[.$GY4];[.$HE4];[.$HK4];[.$HQ4];[.$HW4];[.$IC4];[.$II4])" office:value-type="float"/>
          <table:table-cell table:formula="of:=MIN([.$E4];[.$J4];[.$P4];[.$V4];[.$AB4];[.$AH4];[.$AN4];[.$AT4];[.$AZ4];[.$BF4];[.$BL4];[.$BR4];[.$BX4];[.$CD4];[.$CJ4];[.$CP4];[.$CV4];[.$DB4];[.$DH4];[.$DN4];[.$DT4];[.$DZ4];[.$EF4];[.$EL4];[.$ER4];[.$EX4];[.$FD4];[.$FJ4];[.$FP4];[.$FV4];[.$GB4];[.$GH4];[.$GN4];[.$GT4];[.$GZ4];[.$HF4];[.$HL4];[.$HR4];[.$HX4];[.$ID4];[.$IJ4])" office:value-type="float"/>
          <table:table-cell table:formula="of:=MIN([.$K4];[.$Q4];[.$W4];[.$AC4];[.$AI4];[.$AO4];[.$AU4];[.$BA4];[.$BG4];[.$BM4];[.$BS4];[.$BY4];[.$CE4];[.$CK4];[.$CQ4];[.$CW4];[.$DC4];[.$DI4];[.$DO4];[.$DU4];[.$EA4];[.$EG4];[.$EM4];[.$ES4];[.$EY4];[.$FE4];[.$FK4];[.$FQ4];[.$FW4];[.$GC4];[.$GI4];[.$GO4];[.$GU4];[.$HA4];[.$HG4];[.$HM4];[.$HS4];[.$HY4];[.$IE4];[.$IK4])" office:value-type="float"/>
          <table:table-cell table:formula="of:=MIN([.$F4];[.$L4];[.$R4];[.$X4];[.$AD4];[.$AJ4];[.$AP4];[.$AV4];[.$BB4];[.$BH4];[.$BN4];[.$BT4];[.$BZ4];[.$CF4];[.$CL4];[.$CR4];[.$CX4];[.$DD4];[.$DJ4];[.$DP4];[.$DV4];[.$EB4];[.$EH4];[.$EN4];[.$ET4];[.$EZ4];[.$FF4];[.$FL4];[.$FR4];[.$FX4];[.$GD4];[.$GJ4];[.$GP4];[.$GV4];[.$HB4];[.$HH4];[.$HN4];[.$HT4];[.$HZ4];[.$IF4];[.$IL4])" office:value-type="float"/>
          <table:table-cell table:formula="of:=MEDIAN([.$B4];[.$G4];[.$M4];[.$S4];[.$Y4];[.$AE4];[.$AK4];[.$AQ4];[.$AW4];[.$BC4];[.$BI4];[.$BO4];[.$BU4];[.$CA4];[.$CG4];[.$CM4];[.$CS4];[.$CY4];[.$DE4];[.$DK4];[.$DQ4];[.$DW4];[.$EC4];[.$EI4];[.$EO4];[.$EU4];[.$FA4];[.$FG4];[.$FM4];[.$FS4];[.$FY4];[.$GE4];[.$GK4];[.$GQ4];[.$GW4];[.$HC4];[.$HI4];[.$HO4];[.$HU4];[.$IA4];[.$IG4])" office:value-type="float"/>
          <table:table-cell table:formula="of:=MEDIAN([.$C4];[.$H4];[.$N4];[.$T4];[.$Z4];[.$AF4];[.$AL4];[.$AR4];[.$AX4];[.$BD4];[.$BJ4];[.$BP4];[.$BV4];[.$CB4];[.$CH4];[.$CN4];[.$CT4];[.$CZ4];[.$DF4];[.$DL4];[.$DR4];[.$DX4];[.$ED4];[.$EJ4];[.$EP4];[.$EV4];[.$FB4];[.$FH4];[.$FN4];[.$FT4];[.$FZ4];[.$GF4];[.$GL4];[.$GR4];[.$GX4];[.$HD4];[.$HJ4];[.$HP4];[.$HV4];[.$IB4];[.$IH4])" office:value-type="float"/>
          <table:table-cell table:formula="of:=MEDIAN([.$D4];[.$I4];[.$O4];[.$U4];[.$AA4];[.$AG4];[.$AM4];[.$AS4];[.$AY4];[.$BE4];[.$BK4];[.$BQ4];[.$BW4];[.$CC4];[.$CI4];[.$CO4];[.$CU4];[.$DA4];[.$DG4];[.$DM4];[.$DS4];[.$DY4];[.$EE4];[.$EK4];[.$EQ4];[.$EW4];[.$FC4];[.$FI4];[.$FO4];[.$FU4];[.$GA4];[.$GG4];[.$GM4];[.$GS4];[.$GY4];[.$HE4];[.$HK4];[.$HQ4];[.$HW4];[.$IC4];[.$II4])" office:value-type="float"/>
          <table:table-cell table:formula="of:=MEDIAN([.$E4];[.$J4];[.$P4];[.$V4];[.$AB4];[.$AH4];[.$AN4];[.$AT4];[.$AZ4];[.$BF4];[.$BL4];[.$BR4];[.$BX4];[.$CD4];[.$CJ4];[.$CP4];[.$CV4];[.$DB4];[.$DH4];[.$DN4];[.$DT4];[.$DZ4];[.$EF4];[.$EL4];[.$ER4];[.$EX4];[.$FD4];[.$FJ4];[.$FP4];[.$FV4];[.$GB4];[.$GH4];[.$GN4];[.$GT4];[.$GZ4];[.$HF4];[.$HL4];[.$HR4];[.$HX4];[.$ID4];[.$IJ4])" office:value-type="float"/>
          <table:table-cell table:formula="of:=MEDIAN([.$K4];[.$Q4];[.$W4];[.$AC4];[.$AI4];[.$AO4];[.$AU4];[.$BA4];[.$BG4];[.$BM4];[.$BS4];[.$BY4];[.$CE4];[.$CK4];[.$CQ4];[.$CW4];[.$DC4];[.$DI4];[.$DO4];[.$DU4];[.$EA4];[.$EG4];[.$EM4];[.$ES4];[.$EY4];[.$FE4];[.$FK4];[.$FQ4];[.$FW4];[.$GC4];[.$GI4];[.$GO4];[.$GU4];[.$HA4];[.$HG4];[.$HM4];[.$HS4];[.$HY4];[.$IE4];[.$IK4])" office:value-type="float"/>
          <table:table-cell table:formula="of:=MEDIAN([.$F4];[.$L4];[.$R4];[.$X4];[.$AD4];[.$AJ4];[.$AP4];[.$AV4];[.$BB4];[.$BH4];[.$BN4];[.$BT4];[.$BZ4];[.$CF4];[.$CL4];[.$CR4];[.$CX4];[.$DD4];[.$DJ4];[.$DP4];[.$DV4];[.$EB4];[.$EH4];[.$EN4];[.$ET4];[.$EZ4];[.$FF4];[.$FL4];[.$FR4];[.$FX4];[.$GD4];[.$GJ4];[.$GP4];[.$GV4];[.$HB4];[.$HH4];[.$HN4];[.$HT4];[.$HZ4];[.$IF4];[.$IL4])" office:value-type="float"/>
          <table:table-cell table:formula="of:=MAX([.$B4];[.$G4];[.$M4];[.$S4];[.$Y4];[.$AE4];[.$AK4];[.$AQ4];[.$AW4];[.$BC4];[.$BI4];[.$BO4];[.$BU4];[.$CA4];[.$CG4];[.$CM4];[.$CS4];[.$CY4];[.$DE4];[.$DK4];[.$DQ4];[.$DW4];[.$EC4];[.$EI4];[.$EO4];[.$EU4];[.$FA4];[.$FG4];[.$FM4];[.$FS4];[.$FY4];[.$GE4];[.$GK4];[.$GQ4];[.$GW4];[.$HC4];[.$HI4];[.$HO4];[.$HU4];[.$IA4];[.$IG4])" office:value-type="float"/>
          <table:table-cell table:formula="of:=MAX([.$C4];[.$H4];[.$N4];[.$T4];[.$Z4];[.$AF4];[.$AL4];[.$AR4];[.$AX4];[.$BD4];[.$BJ4];[.$BP4];[.$BV4];[.$CB4];[.$CH4];[.$CN4];[.$CT4];[.$CZ4];[.$DF4];[.$DL4];[.$DR4];[.$DX4];[.$ED4];[.$EJ4];[.$EP4];[.$EV4];[.$FB4];[.$FH4];[.$FN4];[.$FT4];[.$FZ4];[.$GF4];[.$GL4];[.$GR4];[.$GX4];[.$HD4];[.$HJ4];[.$HP4];[.$HV4];[.$IB4];[.$IH4])" office:value-type="float"/>
          <table:table-cell table:formula="of:=MAX([.$D4];[.$I4];[.$O4];[.$U4];[.$AA4];[.$AG4];[.$AM4];[.$AS4];[.$AY4];[.$BE4];[.$BK4];[.$BQ4];[.$BW4];[.$CC4];[.$CI4];[.$CO4];[.$CU4];[.$DA4];[.$DG4];[.$DM4];[.$DS4];[.$DY4];[.$EE4];[.$EK4];[.$EQ4];[.$EW4];[.$FC4];[.$FI4];[.$FO4];[.$FU4];[.$GA4];[.$GG4];[.$GM4];[.$GS4];[.$GY4];[.$HE4];[.$HK4];[.$HQ4];[.$HW4];[.$IC4];[.$II4])" office:value-type="float"/>
          <table:table-cell table:formula="of:=MAX([.$E4];[.$J4];[.$P4];[.$V4];[.$AB4];[.$AH4];[.$AN4];[.$AT4];[.$AZ4];[.$BF4];[.$BL4];[.$BR4];[.$BX4];[.$CD4];[.$CJ4];[.$CP4];[.$CV4];[.$DB4];[.$DH4];[.$DN4];[.$DT4];[.$DZ4];[.$EF4];[.$EL4];[.$ER4];[.$EX4];[.$FD4];[.$FJ4];[.$FP4];[.$FV4];[.$GB4];[.$GH4];[.$GN4];[.$GT4];[.$GZ4];[.$HF4];[.$HL4];[.$HR4];[.$HX4];[.$ID4];[.$IJ4])" office:value-type="float"/>
          <table:table-cell table:formula="of:=MAX([.$K4];[.$Q4];[.$W4];[.$AC4];[.$AI4];[.$AO4];[.$AU4];[.$BA4];[.$BG4];[.$BM4];[.$BS4];[.$BY4];[.$CE4];[.$CK4];[.$CQ4];[.$CW4];[.$DC4];[.$DI4];[.$DO4];[.$DU4];[.$EA4];[.$EG4];[.$EM4];[.$ES4];[.$EY4];[.$FE4];[.$FK4];[.$FQ4];[.$FW4];[.$GC4];[.$GI4];[.$GO4];[.$GU4];[.$HA4];[.$HG4];[.$HM4];[.$HS4];[.$HY4];[.$IE4];[.$IK4])" office:value-type="float"/>
          <table:table-cell table:formula="of:=MAX([.$F4];[.$L4];[.$R4];[.$X4];[.$AD4];[.$AJ4];[.$AP4];[.$AV4];[.$BB4];[.$BH4];[.$BN4];[.$BT4];[.$BZ4];[.$CF4];[.$CL4];[.$CR4];[.$CX4];[.$DD4];[.$DJ4];[.$DP4];[.$DV4];[.$EB4];[.$EH4];[.$EN4];[.$ET4];[.$EZ4];[.$FF4];[.$FL4];[.$FR4];[.$FX4];[.$GD4];[.$GJ4];[.$GP4];[.$GV4];[.$HB4];[.$HH4];[.$HN4];[.$HT4];[.$HZ4];[.$IF4];[.$IL4])" office:value-type="float"/>
        </table:table-row>
        <table:table-row table:style-name="ro1">
          <table:table-cell office:value-type="string">
            <text:p>./laby_15_15_17.lp</text:p>
          </table:table-cell>
          <table:table-cell office:value-type="float" office:value="1.28056"/>
          <table:table-cell office:value-type="float" office:value="0.0"/>
          <table:table-cell office:value-type="float" office:value="245.0"/>
          <table:table-cell office:value-type="float" office:value="4496.0"/>
          <table:table-cell office:value-type="float" office:value="1.0"/>
          <table:table-cell office:value-type="float" office:value="1.04463"/>
          <table:table-cell office:value-type="float" office:value="0.0"/>
          <table:table-cell office:value-type="float" office:value="245.0"/>
          <table:table-cell office:value-type="float" office:value="4496.0"/>
          <table:table-cell table:style-name="cellBest" office:value-type="float" office:value="0.0"/>
          <table:table-cell office:value-type="float" office:value="1.0"/>
          <table:table-cell office:value-type="float" office:value="1.03839"/>
          <table:table-cell office:value-type="float" office:value="0.0"/>
          <table:table-cell office:value-type="float" office:value="245.0"/>
          <table:table-cell office:value-type="float" office:value="4496.0"/>
          <table:table-cell table:style-name="cellBest" office:value-type="float" office:value="0.0"/>
          <table:table-cell office:value-type="float" office:value="1.0"/>
          <table:table-cell office:value-type="float" office:value="1.05472"/>
          <table:table-cell office:value-type="float" office:value="0.0"/>
          <table:table-cell office:value-type="float" office:value="245.0"/>
          <table:table-cell office:value-type="float" office:value="4496.0"/>
          <table:table-cell office:value-type="float" office:value="2866.0"/>
          <table:table-cell office:value-type="float" office:value="1.0"/>
          <table:table-cell office:value-type="float" office:value="1.98391"/>
          <table:table-cell office:value-type="float" office:value="0.0"/>
          <table:table-cell office:value-type="float" office:value="1206.0"/>
          <table:table-cell office:value-type="float" office:value="8951.0"/>
          <table:table-cell office:value-type="float" office:value="4446.0"/>
          <table:table-cell office:value-type="float" office:value="1.0"/>
          <table:table-cell table:style-name="cellBest" office:value-type="float" office:value="0.975033"/>
          <table:table-cell office:value-type="float" office:value="0.0"/>
          <table:table-cell table:style-name="cellBest" office:value-type="float" office:value="31.0"/>
          <table:table-cell table:style-name="cellBest" office:value-type="float" office:value="47.0"/>
          <table:table-cell office:value-type="float" office:value="39.0"/>
          <table:table-cell office:value-type="float" office:value="1.0"/>
          <table:table-cell office:value-type="float" office:value="7.11909"/>
          <table:table-cell office:value-type="float" office:value="0.0"/>
          <table:table-cell office:value-type="float" office:value="3852.0"/>
          <table:table-cell office:value-type="float" office:value="18989.0"/>
          <table:table-cell office:value-type="float" office:value="9811.0"/>
          <table:table-cell office:value-type="float" office:value="1.0"/>
          <table:table-cell office:value-type="float" office:value="1.48481"/>
          <table:table-cell office:value-type="float" office:value="0.0"/>
          <table:table-cell office:value-type="float" office:value="341.0"/>
          <table:table-cell office:value-type="float" office:value="3781.0"/>
          <table:table-cell office:value-type="float" office:value="3055.0"/>
          <table:table-cell office:value-type="float" office:value="1.0"/>
          <table:table-cell office:value-type="float" office:value="6.69986"/>
          <table:table-cell office:value-type="float" office:value="0.0"/>
          <table:table-cell office:value-type="float" office:value="5000.0"/>
          <table:table-cell office:value-type="float" office:value="19636.0"/>
          <table:table-cell office:value-type="float" office:value="11437.0"/>
          <table:table-cell office:value-type="float" office:value="1.0"/>
          <table:table-cell office:value-type="float" office:value="15.6902"/>
          <table:table-cell office:value-type="float" office:value="0.0"/>
          <table:table-cell office:value-type="float" office:value="9032.0"/>
          <table:table-cell office:value-type="float" office:value="30156.0"/>
          <table:table-cell office:value-type="float" office:value="18954.0"/>
          <table:table-cell office:value-type="float" office:value="1.0"/>
          <table:table-cell office:value-type="float" office:value="13.794"/>
          <table:table-cell office:value-type="float" office:value="0.0"/>
          <table:table-cell office:value-type="float" office:value="13941.0"/>
          <table:table-cell office:value-type="float" office:value="54708.0"/>
          <table:table-cell office:value-type="float" office:value="15894.0"/>
          <table:table-cell office:value-type="float" office:value="1.0"/>
          <table:table-cell office:value-type="float" office:value="3.69643"/>
          <table:table-cell office:value-type="float" office:value="0.0"/>
          <table:table-cell office:value-type="float" office:value="3069.0"/>
          <table:table-cell office:value-type="float" office:value="20300.0"/>
          <table:table-cell office:value-type="float" office:value="5751.0"/>
          <table:table-cell office:value-type="float" office:value="1.0"/>
          <table:table-cell office:value-type="float" office:value="13.345"/>
          <table:table-cell office:value-type="float" office:value="0.0"/>
          <table:table-cell office:value-type="float" office:value="11349.0"/>
          <table:table-cell office:value-type="float" office:value="99116.0"/>
          <table:table-cell office:value-type="float" office:value="15212.0"/>
          <table:table-cell office:value-type="float" office:value="1.0"/>
          <table:table-cell office:value-type="float" office:value="2.9336"/>
          <table:table-cell office:value-type="float" office:value="0.0"/>
          <table:table-cell office:value-type="float" office:value="2193.0"/>
          <table:table-cell office:value-type="float" office:value="15666.0"/>
          <table:table-cell office:value-type="float" office:value="5550.0"/>
          <table:table-cell office:value-type="float" office:value="1.0"/>
          <table:table-cell office:value-type="float" office:value="2.13885"/>
          <table:table-cell office:value-type="float" office:value="0.0"/>
          <table:table-cell office:value-type="float" office:value="500.0"/>
          <table:table-cell office:value-type="float" office:value="6146.0"/>
          <table:table-cell office:value-type="float" office:value="6146.0"/>
          <table:table-cell office:value-type="float" office:value="1.0"/>
          <table:table-cell office:value-type="float" office:value="2.94428"/>
          <table:table-cell office:value-type="float" office:value="0.0"/>
          <table:table-cell office:value-type="float" office:value="2158.0"/>
          <table:table-cell office:value-type="float" office:value="6740.0"/>
          <table:table-cell table:style-name="cellBest" office:value-type="float" office:value="0.0"/>
          <table:table-cell office:value-type="float" office:value="1.0"/>
          <table:table-cell office:value-type="float" office:value="26.146"/>
          <table:table-cell office:value-type="float" office:value="0.0"/>
          <table:table-cell office:value-type="float" office:value="16728.0"/>
          <table:table-cell office:value-type="float" office:value="75272.0"/>
          <table:table-cell office:value-type="float" office:value="27870.0"/>
          <table:table-cell office:value-type="float" office:value="1.0"/>
          <table:table-cell office:value-type="float" office:value="1.80788"/>
          <table:table-cell office:value-type="float" office:value="0.0"/>
          <table:table-cell office:value-type="float" office:value="577.0"/>
          <table:table-cell office:value-type="float" office:value="11145.0"/>
          <table:table-cell office:value-type="float" office:value="7494.0"/>
          <table:table-cell office:value-type="float" office:value="1.0"/>
          <table:table-cell office:value-type="float" office:value="62.8213"/>
          <table:table-cell office:value-type="float" office:value="0.0"/>
          <table:table-cell office:value-type="float" office:value="17854.0"/>
          <table:table-cell office:value-type="float" office:value="42430.0"/>
          <table:table-cell office:value-type="float" office:value="42430.0"/>
          <table:table-cell office:value-type="float" office:value="1.0"/>
          <table:table-cell office:value-type="float" office:value="3.99781"/>
          <table:table-cell office:value-type="float" office:value="0.0"/>
          <table:table-cell office:value-type="float" office:value="2174.0"/>
          <table:table-cell office:value-type="float" office:value="15551.0"/>
          <table:table-cell office:value-type="float" office:value="5833.0"/>
          <table:table-cell office:value-type="float" office:value="1.0"/>
          <table:table-cell office:value-type="float" office:value="2.7614"/>
          <table:table-cell office:value-type="float" office:value="0.0"/>
          <table:table-cell office:value-type="float" office:value="1419.0"/>
          <table:table-cell office:value-type="float" office:value="20593.0"/>
          <table:table-cell office:value-type="float" office:value="3498.0"/>
          <table:table-cell office:value-type="float" office:value="1.0"/>
          <table:table-cell office:value-type="float" office:value="77.3977"/>
          <table:table-cell office:value-type="float" office:value="0.0"/>
          <table:table-cell office:value-type="float" office:value="39004.0"/>
          <table:table-cell office:value-type="float" office:value="61904.0"/>
          <table:table-cell office:value-type="float" office:value="50186.0"/>
          <table:table-cell office:value-type="float" office:value="1.0"/>
          <table:table-cell office:value-type="float" office:value="1.07583"/>
          <table:table-cell office:value-type="float" office:value="0.0"/>
          <table:table-cell office:value-type="float" office:value="245.0"/>
          <table:table-cell office:value-type="float" office:value="4496.0"/>
          <table:table-cell office:value-type="float" office:value="2866.0"/>
          <table:table-cell office:value-type="float" office:value="1.0"/>
          <table:table-cell office:value-type="float" office:value="1.9644"/>
          <table:table-cell office:value-type="float" office:value="0.0"/>
          <table:table-cell office:value-type="float" office:value="1475.0"/>
          <table:table-cell office:value-type="float" office:value="11212.0"/>
          <table:table-cell office:value-type="float" office:value="1057.0"/>
          <table:table-cell office:value-type="float" office:value="1.0"/>
          <table:table-cell office:value-type="float" office:value="12.6886"/>
          <table:table-cell office:value-type="float" office:value="0.0"/>
          <table:table-cell office:value-type="float" office:value="28399.0"/>
          <table:table-cell office:value-type="float" office:value="168253.0"/>
          <table:table-cell office:value-type="float" office:value="41861.0"/>
          <table:table-cell office:value-type="float" office:value="1.0"/>
          <table:table-cell office:value-type="float" office:value="11.7817"/>
          <table:table-cell office:value-type="float" office:value="0.0"/>
          <table:table-cell office:value-type="float" office:value="8549.0"/>
          <table:table-cell office:value-type="float" office:value="42064.0"/>
          <table:table-cell office:value-type="float" office:value="16465.0"/>
          <table:table-cell office:value-type="float" office:value="1.0"/>
          <table:table-cell office:value-type="float" office:value="1.65612"/>
          <table:table-cell office:value-type="float" office:value="0.0"/>
          <table:table-cell office:value-type="float" office:value="849.0"/>
          <table:table-cell office:value-type="float" office:value="5667.0"/>
          <table:table-cell office:value-type="float" office:value="2818.0"/>
          <table:table-cell office:value-type="float" office:value="1.0"/>
          <table:table-cell office:value-type="float" office:value="16.1208"/>
          <table:table-cell office:value-type="float" office:value="0.0"/>
          <table:table-cell office:value-type="float" office:value="14413.0"/>
          <table:table-cell office:value-type="float" office:value="44654.0"/>
          <table:table-cell office:value-type="float" office:value="36786.0"/>
          <table:table-cell office:value-type="float" office:value="1.0"/>
          <table:table-cell office:value-type="float" office:value="2.23549"/>
          <table:table-cell office:value-type="float" office:value="0.0"/>
          <table:table-cell office:value-type="float" office:value="815.0"/>
          <table:table-cell office:value-type="float" office:value="5335.0"/>
          <table:table-cell office:value-type="float" office:value="2954.0"/>
          <table:table-cell office:value-type="float" office:value="1.0"/>
          <table:table-cell office:value-type="float" office:value="19.5755"/>
          <table:table-cell office:value-type="float" office:value="0.0"/>
          <table:table-cell office:value-type="float" office:value="17406.0"/>
          <table:table-cell office:value-type="float" office:value="56322.0"/>
          <table:table-cell office:value-type="float" office:value="12281.0"/>
          <table:table-cell office:value-type="float" office:value="1.0"/>
          <table:table-cell office:value-type="float" office:value="1.54905"/>
          <table:table-cell office:value-type="float" office:value="0.0"/>
          <table:table-cell office:value-type="float" office:value="705.0"/>
          <table:table-cell office:value-type="float" office:value="10047.0"/>
          <table:table-cell office:value-type="float" office:value="6302.0"/>
          <table:table-cell office:value-type="float" office:value="1.0"/>
          <table:table-cell office:value-type="float" office:value="7.88861"/>
          <table:table-cell office:value-type="float" office:value="0.0"/>
          <table:table-cell office:value-type="float" office:value="7961.0"/>
          <table:table-cell office:value-type="float" office:value="38620.0"/>
          <table:table-cell office:value-type="float" office:value="10476.0"/>
          <table:table-cell office:value-type="float" office:value="1.0"/>
          <table:table-cell office:value-type="float" office:value="9.56551"/>
          <table:table-cell office:value-type="float" office:value="0.0"/>
          <table:table-cell office:value-type="float" office:value="7961.0"/>
          <table:table-cell office:value-type="float" office:value="38620.0"/>
          <table:table-cell office:value-type="float" office:value="10476.0"/>
          <table:table-cell office:value-type="float" office:value="1.0"/>
          <table:table-cell office:value-type="float" office:value="2.43498"/>
          <table:table-cell office:value-type="float" office:value="0.0"/>
          <table:table-cell office:value-type="float" office:value="1616.0"/>
          <table:table-cell office:value-type="float" office:value="16872.0"/>
          <table:table-cell office:value-type="float" office:value="16872.0"/>
          <table:table-cell office:value-type="float" office:value="1.0"/>
          <table:table-cell office:value-type="float" office:value="4.50231"/>
          <table:table-cell office:value-type="float" office:value="0.0"/>
          <table:table-cell office:value-type="float" office:value="3107.0"/>
          <table:table-cell office:value-type="float" office:value="34506.0"/>
          <table:table-cell table:style-name="cellBest" office:value-type="float" office:value="0.0"/>
          <table:table-cell office:value-type="float" office:value="1.0"/>
          <table:table-cell office:value-type="float" office:value="19.5082"/>
          <table:table-cell office:value-type="float" office:value="0.0"/>
          <table:table-cell office:value-type="float" office:value="21601.0"/>
          <table:table-cell office:value-type="float" office:value="68370.0"/>
          <table:table-cell office:value-type="float" office:value="56561.0"/>
          <table:table-cell office:value-type="float" office:value="1.0"/>
          <table:table-cell office:value-type="float" office:value="1.04495"/>
          <table:table-cell office:value-type="float" office:value="0.0"/>
          <table:table-cell office:value-type="float" office:value="104.0"/>
          <table:table-cell office:value-type="float" office:value="16957.0"/>
          <table:table-cell office:value-type="float" office:value="1676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24430.0"/>
          <table:table-cell table:style-name="cellWorst" office:value-type="float" office:value="4049348.0"/>
          <table:table-cell table:style-name="cellWorst" office:value-type="float" office:value="4049348.0"/>
          <table:table-cell office:value-type="float" office:value="-1.0"/>
          <table:table-cell office:value-type="float" office:value="3.55147"/>
          <table:table-cell office:value-type="float" office:value="0.0"/>
          <table:table-cell office:value-type="float" office:value="3843.0"/>
          <table:table-cell office:value-type="float" office:value="21189.0"/>
          <table:table-cell office:value-type="float" office:value="8931.0"/>
          <table:table-cell office:value-type="float" office:value="1.0"/>
          <table:table-cell office:value-type="float" office:value="1.1234"/>
          <table:table-cell office:value-type="float" office:value="0.0"/>
          <table:table-cell office:value-type="float" office:value="378.0"/>
          <table:table-cell office:value-type="float" office:value="4418.0"/>
          <table:table-cell office:value-type="float" office:value="3142.0"/>
          <table:table-cell office:value-type="float" office:value="1.0"/>
          <table:table-cell office:value-type="float" office:value="4.36135"/>
          <table:table-cell office:value-type="float" office:value="0.0"/>
          <table:table-cell office:value-type="float" office:value="5834.0"/>
          <table:table-cell office:value-type="float" office:value="20279.0"/>
          <table:table-cell office:value-type="float" office:value="17093.0"/>
          <table:table-cell office:value-type="float" office:value="1.0"/>
          <table:table-cell table:formula="of:=MIN([.$B5];[.$G5];[.$M5];[.$S5];[.$Y5];[.$AE5];[.$AK5];[.$AQ5];[.$AW5];[.$BC5];[.$BI5];[.$BO5];[.$BU5];[.$CA5];[.$CG5];[.$CM5];[.$CS5];[.$CY5];[.$DE5];[.$DK5];[.$DQ5];[.$DW5];[.$EC5];[.$EI5];[.$EO5];[.$EU5];[.$FA5];[.$FG5];[.$FM5];[.$FS5];[.$FY5];[.$GE5];[.$GK5];[.$GQ5];[.$GW5];[.$HC5];[.$HI5];[.$HO5];[.$HU5];[.$IA5];[.$IG5])" office:value-type="float"/>
          <table:table-cell table:formula="of:=MIN([.$C5];[.$H5];[.$N5];[.$T5];[.$Z5];[.$AF5];[.$AL5];[.$AR5];[.$AX5];[.$BD5];[.$BJ5];[.$BP5];[.$BV5];[.$CB5];[.$CH5];[.$CN5];[.$CT5];[.$CZ5];[.$DF5];[.$DL5];[.$DR5];[.$DX5];[.$ED5];[.$EJ5];[.$EP5];[.$EV5];[.$FB5];[.$FH5];[.$FN5];[.$FT5];[.$FZ5];[.$GF5];[.$GL5];[.$GR5];[.$GX5];[.$HD5];[.$HJ5];[.$HP5];[.$HV5];[.$IB5];[.$IH5])" office:value-type="float"/>
          <table:table-cell table:formula="of:=MIN([.$D5];[.$I5];[.$O5];[.$U5];[.$AA5];[.$AG5];[.$AM5];[.$AS5];[.$AY5];[.$BE5];[.$BK5];[.$BQ5];[.$BW5];[.$CC5];[.$CI5];[.$CO5];[.$CU5];[.$DA5];[.$DG5];[.$DM5];[.$DS5];[.$DY5];[.$EE5];[.$EK5];[.$EQ5];[.$EW5];[.$FC5];[.$FI5];[.$FO5];[.$FU5];[.$GA5];[.$GG5];[.$GM5];[.$GS5];[.$GY5];[.$HE5];[.$HK5];[.$HQ5];[.$HW5];[.$IC5];[.$II5])" office:value-type="float"/>
          <table:table-cell table:formula="of:=MIN([.$E5];[.$J5];[.$P5];[.$V5];[.$AB5];[.$AH5];[.$AN5];[.$AT5];[.$AZ5];[.$BF5];[.$BL5];[.$BR5];[.$BX5];[.$CD5];[.$CJ5];[.$CP5];[.$CV5];[.$DB5];[.$DH5];[.$DN5];[.$DT5];[.$DZ5];[.$EF5];[.$EL5];[.$ER5];[.$EX5];[.$FD5];[.$FJ5];[.$FP5];[.$FV5];[.$GB5];[.$GH5];[.$GN5];[.$GT5];[.$GZ5];[.$HF5];[.$HL5];[.$HR5];[.$HX5];[.$ID5];[.$IJ5])" office:value-type="float"/>
          <table:table-cell table:formula="of:=MIN([.$K5];[.$Q5];[.$W5];[.$AC5];[.$AI5];[.$AO5];[.$AU5];[.$BA5];[.$BG5];[.$BM5];[.$BS5];[.$BY5];[.$CE5];[.$CK5];[.$CQ5];[.$CW5];[.$DC5];[.$DI5];[.$DO5];[.$DU5];[.$EA5];[.$EG5];[.$EM5];[.$ES5];[.$EY5];[.$FE5];[.$FK5];[.$FQ5];[.$FW5];[.$GC5];[.$GI5];[.$GO5];[.$GU5];[.$HA5];[.$HG5];[.$HM5];[.$HS5];[.$HY5];[.$IE5];[.$IK5])" office:value-type="float"/>
          <table:table-cell table:formula="of:=MIN([.$F5];[.$L5];[.$R5];[.$X5];[.$AD5];[.$AJ5];[.$AP5];[.$AV5];[.$BB5];[.$BH5];[.$BN5];[.$BT5];[.$BZ5];[.$CF5];[.$CL5];[.$CR5];[.$CX5];[.$DD5];[.$DJ5];[.$DP5];[.$DV5];[.$EB5];[.$EH5];[.$EN5];[.$ET5];[.$EZ5];[.$FF5];[.$FL5];[.$FR5];[.$FX5];[.$GD5];[.$GJ5];[.$GP5];[.$GV5];[.$HB5];[.$HH5];[.$HN5];[.$HT5];[.$HZ5];[.$IF5];[.$IL5])" office:value-type="float"/>
          <table:table-cell table:formula="of:=MEDIAN([.$B5];[.$G5];[.$M5];[.$S5];[.$Y5];[.$AE5];[.$AK5];[.$AQ5];[.$AW5];[.$BC5];[.$BI5];[.$BO5];[.$BU5];[.$CA5];[.$CG5];[.$CM5];[.$CS5];[.$CY5];[.$DE5];[.$DK5];[.$DQ5];[.$DW5];[.$EC5];[.$EI5];[.$EO5];[.$EU5];[.$FA5];[.$FG5];[.$FM5];[.$FS5];[.$FY5];[.$GE5];[.$GK5];[.$GQ5];[.$GW5];[.$HC5];[.$HI5];[.$HO5];[.$HU5];[.$IA5];[.$IG5])" office:value-type="float"/>
          <table:table-cell table:formula="of:=MEDIAN([.$C5];[.$H5];[.$N5];[.$T5];[.$Z5];[.$AF5];[.$AL5];[.$AR5];[.$AX5];[.$BD5];[.$BJ5];[.$BP5];[.$BV5];[.$CB5];[.$CH5];[.$CN5];[.$CT5];[.$CZ5];[.$DF5];[.$DL5];[.$DR5];[.$DX5];[.$ED5];[.$EJ5];[.$EP5];[.$EV5];[.$FB5];[.$FH5];[.$FN5];[.$FT5];[.$FZ5];[.$GF5];[.$GL5];[.$GR5];[.$GX5];[.$HD5];[.$HJ5];[.$HP5];[.$HV5];[.$IB5];[.$IH5])" office:value-type="float"/>
          <table:table-cell table:formula="of:=MEDIAN([.$D5];[.$I5];[.$O5];[.$U5];[.$AA5];[.$AG5];[.$AM5];[.$AS5];[.$AY5];[.$BE5];[.$BK5];[.$BQ5];[.$BW5];[.$CC5];[.$CI5];[.$CO5];[.$CU5];[.$DA5];[.$DG5];[.$DM5];[.$DS5];[.$DY5];[.$EE5];[.$EK5];[.$EQ5];[.$EW5];[.$FC5];[.$FI5];[.$FO5];[.$FU5];[.$GA5];[.$GG5];[.$GM5];[.$GS5];[.$GY5];[.$HE5];[.$HK5];[.$HQ5];[.$HW5];[.$IC5];[.$II5])" office:value-type="float"/>
          <table:table-cell table:formula="of:=MEDIAN([.$E5];[.$J5];[.$P5];[.$V5];[.$AB5];[.$AH5];[.$AN5];[.$AT5];[.$AZ5];[.$BF5];[.$BL5];[.$BR5];[.$BX5];[.$CD5];[.$CJ5];[.$CP5];[.$CV5];[.$DB5];[.$DH5];[.$DN5];[.$DT5];[.$DZ5];[.$EF5];[.$EL5];[.$ER5];[.$EX5];[.$FD5];[.$FJ5];[.$FP5];[.$FV5];[.$GB5];[.$GH5];[.$GN5];[.$GT5];[.$GZ5];[.$HF5];[.$HL5];[.$HR5];[.$HX5];[.$ID5];[.$IJ5])" office:value-type="float"/>
          <table:table-cell table:formula="of:=MEDIAN([.$K5];[.$Q5];[.$W5];[.$AC5];[.$AI5];[.$AO5];[.$AU5];[.$BA5];[.$BG5];[.$BM5];[.$BS5];[.$BY5];[.$CE5];[.$CK5];[.$CQ5];[.$CW5];[.$DC5];[.$DI5];[.$DO5];[.$DU5];[.$EA5];[.$EG5];[.$EM5];[.$ES5];[.$EY5];[.$FE5];[.$FK5];[.$FQ5];[.$FW5];[.$GC5];[.$GI5];[.$GO5];[.$GU5];[.$HA5];[.$HG5];[.$HM5];[.$HS5];[.$HY5];[.$IE5];[.$IK5])" office:value-type="float"/>
          <table:table-cell table:formula="of:=MEDIAN([.$F5];[.$L5];[.$R5];[.$X5];[.$AD5];[.$AJ5];[.$AP5];[.$AV5];[.$BB5];[.$BH5];[.$BN5];[.$BT5];[.$BZ5];[.$CF5];[.$CL5];[.$CR5];[.$CX5];[.$DD5];[.$DJ5];[.$DP5];[.$DV5];[.$EB5];[.$EH5];[.$EN5];[.$ET5];[.$EZ5];[.$FF5];[.$FL5];[.$FR5];[.$FX5];[.$GD5];[.$GJ5];[.$GP5];[.$GV5];[.$HB5];[.$HH5];[.$HN5];[.$HT5];[.$HZ5];[.$IF5];[.$IL5])" office:value-type="float"/>
          <table:table-cell table:formula="of:=MAX([.$B5];[.$G5];[.$M5];[.$S5];[.$Y5];[.$AE5];[.$AK5];[.$AQ5];[.$AW5];[.$BC5];[.$BI5];[.$BO5];[.$BU5];[.$CA5];[.$CG5];[.$CM5];[.$CS5];[.$CY5];[.$DE5];[.$DK5];[.$DQ5];[.$DW5];[.$EC5];[.$EI5];[.$EO5];[.$EU5];[.$FA5];[.$FG5];[.$FM5];[.$FS5];[.$FY5];[.$GE5];[.$GK5];[.$GQ5];[.$GW5];[.$HC5];[.$HI5];[.$HO5];[.$HU5];[.$IA5];[.$IG5])" office:value-type="float"/>
          <table:table-cell table:formula="of:=MAX([.$C5];[.$H5];[.$N5];[.$T5];[.$Z5];[.$AF5];[.$AL5];[.$AR5];[.$AX5];[.$BD5];[.$BJ5];[.$BP5];[.$BV5];[.$CB5];[.$CH5];[.$CN5];[.$CT5];[.$CZ5];[.$DF5];[.$DL5];[.$DR5];[.$DX5];[.$ED5];[.$EJ5];[.$EP5];[.$EV5];[.$FB5];[.$FH5];[.$FN5];[.$FT5];[.$FZ5];[.$GF5];[.$GL5];[.$GR5];[.$GX5];[.$HD5];[.$HJ5];[.$HP5];[.$HV5];[.$IB5];[.$IH5])" office:value-type="float"/>
          <table:table-cell table:formula="of:=MAX([.$D5];[.$I5];[.$O5];[.$U5];[.$AA5];[.$AG5];[.$AM5];[.$AS5];[.$AY5];[.$BE5];[.$BK5];[.$BQ5];[.$BW5];[.$CC5];[.$CI5];[.$CO5];[.$CU5];[.$DA5];[.$DG5];[.$DM5];[.$DS5];[.$DY5];[.$EE5];[.$EK5];[.$EQ5];[.$EW5];[.$FC5];[.$FI5];[.$FO5];[.$FU5];[.$GA5];[.$GG5];[.$GM5];[.$GS5];[.$GY5];[.$HE5];[.$HK5];[.$HQ5];[.$HW5];[.$IC5];[.$II5])" office:value-type="float"/>
          <table:table-cell table:formula="of:=MAX([.$E5];[.$J5];[.$P5];[.$V5];[.$AB5];[.$AH5];[.$AN5];[.$AT5];[.$AZ5];[.$BF5];[.$BL5];[.$BR5];[.$BX5];[.$CD5];[.$CJ5];[.$CP5];[.$CV5];[.$DB5];[.$DH5];[.$DN5];[.$DT5];[.$DZ5];[.$EF5];[.$EL5];[.$ER5];[.$EX5];[.$FD5];[.$FJ5];[.$FP5];[.$FV5];[.$GB5];[.$GH5];[.$GN5];[.$GT5];[.$GZ5];[.$HF5];[.$HL5];[.$HR5];[.$HX5];[.$ID5];[.$IJ5])" office:value-type="float"/>
          <table:table-cell table:formula="of:=MAX([.$K5];[.$Q5];[.$W5];[.$AC5];[.$AI5];[.$AO5];[.$AU5];[.$BA5];[.$BG5];[.$BM5];[.$BS5];[.$BY5];[.$CE5];[.$CK5];[.$CQ5];[.$CW5];[.$DC5];[.$DI5];[.$DO5];[.$DU5];[.$EA5];[.$EG5];[.$EM5];[.$ES5];[.$EY5];[.$FE5];[.$FK5];[.$FQ5];[.$FW5];[.$GC5];[.$GI5];[.$GO5];[.$GU5];[.$HA5];[.$HG5];[.$HM5];[.$HS5];[.$HY5];[.$IE5];[.$IK5])" office:value-type="float"/>
          <table:table-cell table:formula="of:=MAX([.$F5];[.$L5];[.$R5];[.$X5];[.$AD5];[.$AJ5];[.$AP5];[.$AV5];[.$BB5];[.$BH5];[.$BN5];[.$BT5];[.$BZ5];[.$CF5];[.$CL5];[.$CR5];[.$CX5];[.$DD5];[.$DJ5];[.$DP5];[.$DV5];[.$EB5];[.$EH5];[.$EN5];[.$ET5];[.$EZ5];[.$FF5];[.$FL5];[.$FR5];[.$FX5];[.$GD5];[.$GJ5];[.$GP5];[.$GV5];[.$HB5];[.$HH5];[.$HN5];[.$HT5];[.$HZ5];[.$IF5];[.$IL5])" office:value-type="float"/>
        </table:table-row>
        <table:table-row table:style-name="ro1">
          <table:table-cell office:value-type="string">
            <text:p>./laby_15_15_18.lp</text:p>
          </table:table-cell>
          <table:table-cell office:value-type="float" office:value="600.0"/>
          <table:table-cell office:value-type="float" office:value="1.0"/>
          <table:table-cell office:value-type="float" office:value="357765.0"/>
          <table:table-cell office:value-type="float" office:value="110637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02833.0"/>
          <table:table-cell office:value-type="float" office:value="1262713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09562.0"/>
          <table:table-cell office:value-type="float" office:value="1276640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17560.0"/>
          <table:table-cell office:value-type="float" office:value="1294007.0"/>
          <table:table-cell office:value-type="float" office:value="24942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40679.0"/>
          <table:table-cell office:value-type="float" office:value="947534.0"/>
          <table:table-cell office:value-type="float" office:value="16362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95247.0"/>
          <table:table-cell office:value-type="float" office:value="1262355.0"/>
          <table:table-cell office:value-type="float" office:value="13976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71377.0"/>
          <table:table-cell office:value-type="float" office:value="532327.0"/>
          <table:table-cell office:value-type="float" office:value="22401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04851.0"/>
          <table:table-cell office:value-type="float" office:value="272553.0"/>
          <table:table-cell office:value-type="float" office:value="15388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3428.0"/>
          <table:table-cell office:value-type="float" office:value="437927.0"/>
          <table:table-cell office:value-type="float" office:value="28949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3603.0"/>
          <table:table-cell office:value-type="float" office:value="454636.0"/>
          <table:table-cell office:value-type="float" office:value="21985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16005.0"/>
          <table:table-cell office:value-type="float" office:value="1103893.0"/>
          <table:table-cell office:value-type="float" office:value="19149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85030.0"/>
          <table:table-cell office:value-type="float" office:value="880799.0"/>
          <table:table-cell office:value-type="float" office:value="14248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53363.0"/>
          <table:table-cell office:value-type="float" office:value="2906404.0"/>
          <table:table-cell office:value-type="float" office:value="26135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95767.0"/>
          <table:table-cell office:value-type="float" office:value="1198927.0"/>
          <table:table-cell office:value-type="float" office:value="18506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7326.0"/>
          <table:table-cell table:style-name="cellBest" office:value-type="float" office:value="80240.0"/>
          <table:table-cell office:value-type="float" office:value="8024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653156.0"/>
          <table:table-cell office:value-type="float" office:value="2263869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4332.0"/>
          <table:table-cell office:value-type="float" office:value="438905.0"/>
          <table:table-cell office:value-type="float" office:value="32033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70856.0"/>
          <table:table-cell office:value-type="float" office:value="2976478.0"/>
          <table:table-cell office:value-type="float" office:value="21180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45323.0"/>
          <table:table-cell office:value-type="float" office:value="217495.0"/>
          <table:table-cell office:value-type="float" office:value="21749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55021.0"/>
          <table:table-cell office:value-type="float" office:value="839785.0"/>
          <table:table-cell office:value-type="float" office:value="26601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33373.0"/>
          <table:table-cell office:value-type="float" office:value="1319097.0"/>
          <table:table-cell office:value-type="float" office:value="21877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3426.0"/>
          <table:table-cell office:value-type="float" office:value="357175.0"/>
          <table:table-cell office:value-type="float" office:value="31664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97696.0"/>
          <table:table-cell office:value-type="float" office:value="1253432.0"/>
          <table:table-cell office:value-type="float" office:value="23474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16110.0"/>
          <table:table-cell office:value-type="float" office:value="1325413.0"/>
          <table:table-cell office:value-type="float" office:value="12373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58839.0"/>
          <table:table-cell office:value-type="float" office:value="1364248.0"/>
          <table:table-cell office:value-type="float" office:value="19451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82729.0"/>
          <table:table-cell office:value-type="float" office:value="775597.0"/>
          <table:table-cell office:value-type="float" office:value="51240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53363.0"/>
          <table:table-cell office:value-type="float" office:value="559783.0"/>
          <table:table-cell office:value-type="float" office:value="52762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04898.0"/>
          <table:table-cell office:value-type="float" office:value="714234.0"/>
          <table:table-cell office:value-type="float" office:value="67147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99567.0"/>
          <table:table-cell office:value-type="float" office:value="658772.0"/>
          <table:table-cell office:value-type="float" office:value="64408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503604.0"/>
          <table:table-cell office:value-type="float" office:value="1265904.0"/>
          <table:table-cell office:value-type="float" office:value="11391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22253.0"/>
          <table:table-cell office:value-type="float" office:value="1846087.0"/>
          <table:table-cell office:value-type="float" office:value="9165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00208.0"/>
          <table:table-cell office:value-type="float" office:value="1190289.0"/>
          <table:table-cell office:value-type="float" office:value="9033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25261.0"/>
          <table:table-cell office:value-type="float" office:value="1264220.0"/>
          <table:table-cell office:value-type="float" office:value="9244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36067.0"/>
          <table:table-cell office:value-type="float" office:value="873597.0"/>
          <table:table-cell office:value-type="float" office:value="873597.0"/>
          <table:table-cell office:value-type="float" office:value="-1.0"/>
          <table:table-cell table:style-name="cellBest" office:value-type="float" office:value="19.7798"/>
          <table:table-cell table:style-name="cellBest" office:value-type="float" office:value="0.0"/>
          <table:table-cell table:style-name="cellBest" office:value-type="float" office:value="17940.0"/>
          <table:table-cell office:value-type="float" office:value="113513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537917.0"/>
          <table:table-cell office:value-type="float" office:value="1166024.0"/>
          <table:table-cell office:value-type="float" office:value="104459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39527.0"/>
          <table:table-cell office:value-type="float" office:value="1933185.0"/>
          <table:table-cell office:value-type="float" office:value="23223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09860.0"/>
          <table:table-cell table:style-name="cellWorst" office:value-type="float" office:value="3381707.0"/>
          <table:table-cell table:style-name="cellWorst" office:value-type="float" office:value="338170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00127.0"/>
          <table:table-cell office:value-type="float" office:value="1007820.0"/>
          <table:table-cell office:value-type="float" office:value="43026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81445.0"/>
          <table:table-cell office:value-type="float" office:value="1270523.0"/>
          <table:table-cell office:value-type="float" office:value="11401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08479.0"/>
          <table:table-cell office:value-type="float" office:value="461689.0"/>
          <table:table-cell office:value-type="float" office:value="420291.0"/>
          <table:table-cell office:value-type="float" office:value="-1.0"/>
          <table:table-cell table:formula="of:=MIN([.$B6];[.$G6];[.$M6];[.$S6];[.$Y6];[.$AE6];[.$AK6];[.$AQ6];[.$AW6];[.$BC6];[.$BI6];[.$BO6];[.$BU6];[.$CA6];[.$CG6];[.$CM6];[.$CS6];[.$CY6];[.$DE6];[.$DK6];[.$DQ6];[.$DW6];[.$EC6];[.$EI6];[.$EO6];[.$EU6];[.$FA6];[.$FG6];[.$FM6];[.$FS6];[.$FY6];[.$GE6];[.$GK6];[.$GQ6];[.$GW6];[.$HC6];[.$HI6];[.$HO6];[.$HU6];[.$IA6];[.$IG6])" office:value-type="float"/>
          <table:table-cell table:formula="of:=MIN([.$C6];[.$H6];[.$N6];[.$T6];[.$Z6];[.$AF6];[.$AL6];[.$AR6];[.$AX6];[.$BD6];[.$BJ6];[.$BP6];[.$BV6];[.$CB6];[.$CH6];[.$CN6];[.$CT6];[.$CZ6];[.$DF6];[.$DL6];[.$DR6];[.$DX6];[.$ED6];[.$EJ6];[.$EP6];[.$EV6];[.$FB6];[.$FH6];[.$FN6];[.$FT6];[.$FZ6];[.$GF6];[.$GL6];[.$GR6];[.$GX6];[.$HD6];[.$HJ6];[.$HP6];[.$HV6];[.$IB6];[.$IH6])" office:value-type="float"/>
          <table:table-cell table:formula="of:=MIN([.$D6];[.$I6];[.$O6];[.$U6];[.$AA6];[.$AG6];[.$AM6];[.$AS6];[.$AY6];[.$BE6];[.$BK6];[.$BQ6];[.$BW6];[.$CC6];[.$CI6];[.$CO6];[.$CU6];[.$DA6];[.$DG6];[.$DM6];[.$DS6];[.$DY6];[.$EE6];[.$EK6];[.$EQ6];[.$EW6];[.$FC6];[.$FI6];[.$FO6];[.$FU6];[.$GA6];[.$GG6];[.$GM6];[.$GS6];[.$GY6];[.$HE6];[.$HK6];[.$HQ6];[.$HW6];[.$IC6];[.$II6])" office:value-type="float"/>
          <table:table-cell table:formula="of:=MIN([.$E6];[.$J6];[.$P6];[.$V6];[.$AB6];[.$AH6];[.$AN6];[.$AT6];[.$AZ6];[.$BF6];[.$BL6];[.$BR6];[.$BX6];[.$CD6];[.$CJ6];[.$CP6];[.$CV6];[.$DB6];[.$DH6];[.$DN6];[.$DT6];[.$DZ6];[.$EF6];[.$EL6];[.$ER6];[.$EX6];[.$FD6];[.$FJ6];[.$FP6];[.$FV6];[.$GB6];[.$GH6];[.$GN6];[.$GT6];[.$GZ6];[.$HF6];[.$HL6];[.$HR6];[.$HX6];[.$ID6];[.$IJ6])" office:value-type="float"/>
          <table:table-cell table:formula="of:=MIN([.$K6];[.$Q6];[.$W6];[.$AC6];[.$AI6];[.$AO6];[.$AU6];[.$BA6];[.$BG6];[.$BM6];[.$BS6];[.$BY6];[.$CE6];[.$CK6];[.$CQ6];[.$CW6];[.$DC6];[.$DI6];[.$DO6];[.$DU6];[.$EA6];[.$EG6];[.$EM6];[.$ES6];[.$EY6];[.$FE6];[.$FK6];[.$FQ6];[.$FW6];[.$GC6];[.$GI6];[.$GO6];[.$GU6];[.$HA6];[.$HG6];[.$HM6];[.$HS6];[.$HY6];[.$IE6];[.$IK6])" office:value-type="float"/>
          <table:table-cell table:formula="of:=MIN([.$F6];[.$L6];[.$R6];[.$X6];[.$AD6];[.$AJ6];[.$AP6];[.$AV6];[.$BB6];[.$BH6];[.$BN6];[.$BT6];[.$BZ6];[.$CF6];[.$CL6];[.$CR6];[.$CX6];[.$DD6];[.$DJ6];[.$DP6];[.$DV6];[.$EB6];[.$EH6];[.$EN6];[.$ET6];[.$EZ6];[.$FF6];[.$FL6];[.$FR6];[.$FX6];[.$GD6];[.$GJ6];[.$GP6];[.$GV6];[.$HB6];[.$HH6];[.$HN6];[.$HT6];[.$HZ6];[.$IF6];[.$IL6])" office:value-type="float"/>
          <table:table-cell table:formula="of:=MEDIAN([.$B6];[.$G6];[.$M6];[.$S6];[.$Y6];[.$AE6];[.$AK6];[.$AQ6];[.$AW6];[.$BC6];[.$BI6];[.$BO6];[.$BU6];[.$CA6];[.$CG6];[.$CM6];[.$CS6];[.$CY6];[.$DE6];[.$DK6];[.$DQ6];[.$DW6];[.$EC6];[.$EI6];[.$EO6];[.$EU6];[.$FA6];[.$FG6];[.$FM6];[.$FS6];[.$FY6];[.$GE6];[.$GK6];[.$GQ6];[.$GW6];[.$HC6];[.$HI6];[.$HO6];[.$HU6];[.$IA6];[.$IG6])" office:value-type="float"/>
          <table:table-cell table:formula="of:=MEDIAN([.$C6];[.$H6];[.$N6];[.$T6];[.$Z6];[.$AF6];[.$AL6];[.$AR6];[.$AX6];[.$BD6];[.$BJ6];[.$BP6];[.$BV6];[.$CB6];[.$CH6];[.$CN6];[.$CT6];[.$CZ6];[.$DF6];[.$DL6];[.$DR6];[.$DX6];[.$ED6];[.$EJ6];[.$EP6];[.$EV6];[.$FB6];[.$FH6];[.$FN6];[.$FT6];[.$FZ6];[.$GF6];[.$GL6];[.$GR6];[.$GX6];[.$HD6];[.$HJ6];[.$HP6];[.$HV6];[.$IB6];[.$IH6])" office:value-type="float"/>
          <table:table-cell table:formula="of:=MEDIAN([.$D6];[.$I6];[.$O6];[.$U6];[.$AA6];[.$AG6];[.$AM6];[.$AS6];[.$AY6];[.$BE6];[.$BK6];[.$BQ6];[.$BW6];[.$CC6];[.$CI6];[.$CO6];[.$CU6];[.$DA6];[.$DG6];[.$DM6];[.$DS6];[.$DY6];[.$EE6];[.$EK6];[.$EQ6];[.$EW6];[.$FC6];[.$FI6];[.$FO6];[.$FU6];[.$GA6];[.$GG6];[.$GM6];[.$GS6];[.$GY6];[.$HE6];[.$HK6];[.$HQ6];[.$HW6];[.$IC6];[.$II6])" office:value-type="float"/>
          <table:table-cell table:formula="of:=MEDIAN([.$E6];[.$J6];[.$P6];[.$V6];[.$AB6];[.$AH6];[.$AN6];[.$AT6];[.$AZ6];[.$BF6];[.$BL6];[.$BR6];[.$BX6];[.$CD6];[.$CJ6];[.$CP6];[.$CV6];[.$DB6];[.$DH6];[.$DN6];[.$DT6];[.$DZ6];[.$EF6];[.$EL6];[.$ER6];[.$EX6];[.$FD6];[.$FJ6];[.$FP6];[.$FV6];[.$GB6];[.$GH6];[.$GN6];[.$GT6];[.$GZ6];[.$HF6];[.$HL6];[.$HR6];[.$HX6];[.$ID6];[.$IJ6])" office:value-type="float"/>
          <table:table-cell table:formula="of:=MEDIAN([.$K6];[.$Q6];[.$W6];[.$AC6];[.$AI6];[.$AO6];[.$AU6];[.$BA6];[.$BG6];[.$BM6];[.$BS6];[.$BY6];[.$CE6];[.$CK6];[.$CQ6];[.$CW6];[.$DC6];[.$DI6];[.$DO6];[.$DU6];[.$EA6];[.$EG6];[.$EM6];[.$ES6];[.$EY6];[.$FE6];[.$FK6];[.$FQ6];[.$FW6];[.$GC6];[.$GI6];[.$GO6];[.$GU6];[.$HA6];[.$HG6];[.$HM6];[.$HS6];[.$HY6];[.$IE6];[.$IK6])" office:value-type="float"/>
          <table:table-cell table:formula="of:=MEDIAN([.$F6];[.$L6];[.$R6];[.$X6];[.$AD6];[.$AJ6];[.$AP6];[.$AV6];[.$BB6];[.$BH6];[.$BN6];[.$BT6];[.$BZ6];[.$CF6];[.$CL6];[.$CR6];[.$CX6];[.$DD6];[.$DJ6];[.$DP6];[.$DV6];[.$EB6];[.$EH6];[.$EN6];[.$ET6];[.$EZ6];[.$FF6];[.$FL6];[.$FR6];[.$FX6];[.$GD6];[.$GJ6];[.$GP6];[.$GV6];[.$HB6];[.$HH6];[.$HN6];[.$HT6];[.$HZ6];[.$IF6];[.$IL6])" office:value-type="float"/>
          <table:table-cell table:formula="of:=MAX([.$B6];[.$G6];[.$M6];[.$S6];[.$Y6];[.$AE6];[.$AK6];[.$AQ6];[.$AW6];[.$BC6];[.$BI6];[.$BO6];[.$BU6];[.$CA6];[.$CG6];[.$CM6];[.$CS6];[.$CY6];[.$DE6];[.$DK6];[.$DQ6];[.$DW6];[.$EC6];[.$EI6];[.$EO6];[.$EU6];[.$FA6];[.$FG6];[.$FM6];[.$FS6];[.$FY6];[.$GE6];[.$GK6];[.$GQ6];[.$GW6];[.$HC6];[.$HI6];[.$HO6];[.$HU6];[.$IA6];[.$IG6])" office:value-type="float"/>
          <table:table-cell table:formula="of:=MAX([.$C6];[.$H6];[.$N6];[.$T6];[.$Z6];[.$AF6];[.$AL6];[.$AR6];[.$AX6];[.$BD6];[.$BJ6];[.$BP6];[.$BV6];[.$CB6];[.$CH6];[.$CN6];[.$CT6];[.$CZ6];[.$DF6];[.$DL6];[.$DR6];[.$DX6];[.$ED6];[.$EJ6];[.$EP6];[.$EV6];[.$FB6];[.$FH6];[.$FN6];[.$FT6];[.$FZ6];[.$GF6];[.$GL6];[.$GR6];[.$GX6];[.$HD6];[.$HJ6];[.$HP6];[.$HV6];[.$IB6];[.$IH6])" office:value-type="float"/>
          <table:table-cell table:formula="of:=MAX([.$D6];[.$I6];[.$O6];[.$U6];[.$AA6];[.$AG6];[.$AM6];[.$AS6];[.$AY6];[.$BE6];[.$BK6];[.$BQ6];[.$BW6];[.$CC6];[.$CI6];[.$CO6];[.$CU6];[.$DA6];[.$DG6];[.$DM6];[.$DS6];[.$DY6];[.$EE6];[.$EK6];[.$EQ6];[.$EW6];[.$FC6];[.$FI6];[.$FO6];[.$FU6];[.$GA6];[.$GG6];[.$GM6];[.$GS6];[.$GY6];[.$HE6];[.$HK6];[.$HQ6];[.$HW6];[.$IC6];[.$II6])" office:value-type="float"/>
          <table:table-cell table:formula="of:=MAX([.$E6];[.$J6];[.$P6];[.$V6];[.$AB6];[.$AH6];[.$AN6];[.$AT6];[.$AZ6];[.$BF6];[.$BL6];[.$BR6];[.$BX6];[.$CD6];[.$CJ6];[.$CP6];[.$CV6];[.$DB6];[.$DH6];[.$DN6];[.$DT6];[.$DZ6];[.$EF6];[.$EL6];[.$ER6];[.$EX6];[.$FD6];[.$FJ6];[.$FP6];[.$FV6];[.$GB6];[.$GH6];[.$GN6];[.$GT6];[.$GZ6];[.$HF6];[.$HL6];[.$HR6];[.$HX6];[.$ID6];[.$IJ6])" office:value-type="float"/>
          <table:table-cell table:formula="of:=MAX([.$K6];[.$Q6];[.$W6];[.$AC6];[.$AI6];[.$AO6];[.$AU6];[.$BA6];[.$BG6];[.$BM6];[.$BS6];[.$BY6];[.$CE6];[.$CK6];[.$CQ6];[.$CW6];[.$DC6];[.$DI6];[.$DO6];[.$DU6];[.$EA6];[.$EG6];[.$EM6];[.$ES6];[.$EY6];[.$FE6];[.$FK6];[.$FQ6];[.$FW6];[.$GC6];[.$GI6];[.$GO6];[.$GU6];[.$HA6];[.$HG6];[.$HM6];[.$HS6];[.$HY6];[.$IE6];[.$IK6])" office:value-type="float"/>
          <table:table-cell table:formula="of:=MAX([.$F6];[.$L6];[.$R6];[.$X6];[.$AD6];[.$AJ6];[.$AP6];[.$AV6];[.$BB6];[.$BH6];[.$BN6];[.$BT6];[.$BZ6];[.$CF6];[.$CL6];[.$CR6];[.$CX6];[.$DD6];[.$DJ6];[.$DP6];[.$DV6];[.$EB6];[.$EH6];[.$EN6];[.$ET6];[.$EZ6];[.$FF6];[.$FL6];[.$FR6];[.$FX6];[.$GD6];[.$GJ6];[.$GP6];[.$GV6];[.$HB6];[.$HH6];[.$HN6];[.$HT6];[.$HZ6];[.$IF6];[.$IL6])" office:value-type="float"/>
        </table:table-row>
        <table:table-row table:style-name="ro1">
          <table:table-cell office:value-type="string">
            <text:p>./laby_15_15_19.lp</text:p>
          </table:table-cell>
          <table:table-cell office:value-type="float" office:value="1.76581"/>
          <table:table-cell table:style-name="cellBest" office:value-type="float" office:value="0.0"/>
          <table:table-cell table:style-name="cellBest" office:value-type="float" office:value="701.0"/>
          <table:table-cell table:style-name="cellBest" office:value-type="float" office:value="8120.0"/>
          <table:table-cell office:value-type="float" office:value="1.0"/>
          <table:table-cell table:style-name="cellBest" office:value-type="float" office:value="1.38929"/>
          <table:table-cell table:style-name="cellBest" office:value-type="float" office:value="0.0"/>
          <table:table-cell table:style-name="cellBest" office:value-type="float" office:value="701.0"/>
          <table:table-cell table:style-name="cellBest" office:value-type="float" office:value="8120.0"/>
          <table:table-cell table:style-name="cellBest" office:value-type="float" office:value="0.0"/>
          <table:table-cell office:value-type="float" office:value="1.0"/>
          <table:table-cell office:value-type="float" office:value="1.60354"/>
          <table:table-cell table:style-name="cellBest" office:value-type="float" office:value="0.0"/>
          <table:table-cell table:style-name="cellBest" office:value-type="float" office:value="701.0"/>
          <table:table-cell table:style-name="cellBest" office:value-type="float" office:value="8120.0"/>
          <table:table-cell table:style-name="cellBest" office:value-type="float" office:value="0.0"/>
          <table:table-cell office:value-type="float" office:value="1.0"/>
          <table:table-cell office:value-type="float" office:value="1.57454"/>
          <table:table-cell table:style-name="cellBest" office:value-type="float" office:value="0.0"/>
          <table:table-cell table:style-name="cellBest" office:value-type="float" office:value="701.0"/>
          <table:table-cell table:style-name="cellBest" office:value-type="float" office:value="8120.0"/>
          <table:table-cell office:value-type="float" office:value="3456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494218.0"/>
          <table:table-cell office:value-type="float" office:value="1805254.0"/>
          <table:table-cell office:value-type="float" office:value="24614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621774.0"/>
          <table:table-cell office:value-type="float" office:value="1064359.0"/>
          <table:table-cell office:value-type="float" office:value="128250.0"/>
          <table:table-cell office:value-type="float" office:value="-1.0"/>
          <table:table-cell office:value-type="float" office:value="209.956"/>
          <table:table-cell table:style-name="cellBest" office:value-type="float" office:value="0.0"/>
          <table:table-cell office:value-type="float" office:value="134115.0"/>
          <table:table-cell office:value-type="float" office:value="436289.0"/>
          <table:table-cell office:value-type="float" office:value="172333.0"/>
          <table:table-cell office:value-type="float" office:value="1.0"/>
          <table:table-cell office:value-type="float" office:value="226.993"/>
          <table:table-cell table:style-name="cellBest" office:value-type="float" office:value="0.0"/>
          <table:table-cell office:value-type="float" office:value="69132.0"/>
          <table:table-cell office:value-type="float" office:value="176919.0"/>
          <table:table-cell office:value-type="float" office:value="109623.0"/>
          <table:table-cell office:value-type="float" office:value="1.0"/>
          <table:table-cell office:value-type="float" office:value="21.3136"/>
          <table:table-cell table:style-name="cellBest" office:value-type="float" office:value="0.0"/>
          <table:table-cell office:value-type="float" office:value="15551.0"/>
          <table:table-cell office:value-type="float" office:value="61338.0"/>
          <table:table-cell office:value-type="float" office:value="25593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16753.0"/>
          <table:table-cell office:value-type="float" office:value="264691.0"/>
          <table:table-cell office:value-type="float" office:value="173265.0"/>
          <table:table-cell office:value-type="float" office:value="-1.0"/>
          <table:table-cell office:value-type="float" office:value="423.181"/>
          <table:table-cell table:style-name="cellBest" office:value-type="float" office:value="0.0"/>
          <table:table-cell office:value-type="float" office:value="399831.0"/>
          <table:table-cell office:value-type="float" office:value="1362625.0"/>
          <table:table-cell office:value-type="float" office:value="205060.0"/>
          <table:table-cell office:value-type="float" office:value="1.0"/>
          <table:table-cell office:value-type="float" office:value="5.63121"/>
          <table:table-cell table:style-name="cellBest" office:value-type="float" office:value="0.0"/>
          <table:table-cell office:value-type="float" office:value="3949.0"/>
          <table:table-cell office:value-type="float" office:value="31686.0"/>
          <table:table-cell office:value-type="float" office:value="6843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71370.0"/>
          <table:table-cell office:value-type="float" office:value="1115914.0"/>
          <table:table-cell office:value-type="float" office:value="269391.0"/>
          <table:table-cell office:value-type="float" office:value="-1.0"/>
          <table:table-cell office:value-type="float" office:value="22.7005"/>
          <table:table-cell table:style-name="cellBest" office:value-type="float" office:value="0.0"/>
          <table:table-cell office:value-type="float" office:value="33795.0"/>
          <table:table-cell office:value-type="float" office:value="180467.0"/>
          <table:table-cell office:value-type="float" office:value="20126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60683.0"/>
          <table:table-cell office:value-type="float" office:value="93072.0"/>
          <table:table-cell office:value-type="float" office:value="93072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692087.0"/>
          <table:table-cell office:value-type="float" office:value="4477489.0"/>
          <table:table-cell table:style-name="cellBest" office:value-type="float" office:value="0.0"/>
          <table:table-cell office:value-type="float" office:value="-1.0"/>
          <table:table-cell office:value-type="float" office:value="486.142"/>
          <table:table-cell table:style-name="cellBest" office:value-type="float" office:value="0.0"/>
          <table:table-cell office:value-type="float" office:value="238708.0"/>
          <table:table-cell office:value-type="float" office:value="440930.0"/>
          <table:table-cell office:value-type="float" office:value="287873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540276.0"/>
          <table:table-cell office:value-type="float" office:value="1826324.0"/>
          <table:table-cell office:value-type="float" office:value="26005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19414.0"/>
          <table:table-cell office:value-type="float" office:value="173749.0"/>
          <table:table-cell office:value-type="float" office:value="173749.0"/>
          <table:table-cell office:value-type="float" office:value="-1.0"/>
          <table:table-cell office:value-type="float" office:value="89.5657"/>
          <table:table-cell table:style-name="cellBest" office:value-type="float" office:value="0.0"/>
          <table:table-cell office:value-type="float" office:value="51150.0"/>
          <table:table-cell office:value-type="float" office:value="173546.0"/>
          <table:table-cell office:value-type="float" office:value="5939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402530.0"/>
          <table:table-cell table:style-name="cellWorst" office:value-type="float" office:value="4733071.0"/>
          <table:table-cell office:value-type="float" office:value="25754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3435.0"/>
          <table:table-cell office:value-type="float" office:value="255113.0"/>
          <table:table-cell office:value-type="float" office:value="219543.0"/>
          <table:table-cell office:value-type="float" office:value="-1.0"/>
          <table:table-cell office:value-type="float" office:value="1.60477"/>
          <table:table-cell table:style-name="cellBest" office:value-type="float" office:value="0.0"/>
          <table:table-cell table:style-name="cellBest" office:value-type="float" office:value="701.0"/>
          <table:table-cell table:style-name="cellBest" office:value-type="float" office:value="8120.0"/>
          <table:table-cell office:value-type="float" office:value="3456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415536.0"/>
          <table:table-cell office:value-type="float" office:value="2642589.0"/>
          <table:table-cell office:value-type="float" office:value="91784.0"/>
          <table:table-cell office:value-type="float" office:value="-1.0"/>
          <table:table-cell office:value-type="float" office:value="22.7482"/>
          <table:table-cell table:style-name="cellBest" office:value-type="float" office:value="0.0"/>
          <table:table-cell office:value-type="float" office:value="24064.0"/>
          <table:table-cell office:value-type="float" office:value="104773.0"/>
          <table:table-cell office:value-type="float" office:value="1174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450402.0"/>
          <table:table-cell office:value-type="float" office:value="991801.0"/>
          <table:table-cell office:value-type="float" office:value="55424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86225.0"/>
          <table:table-cell office:value-type="float" office:value="753401.0"/>
          <table:table-cell office:value-type="float" office:value="68009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78682.0"/>
          <table:table-cell office:value-type="float" office:value="738887.0"/>
          <table:table-cell office:value-type="float" office:value="66382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51007.0"/>
          <table:table-cell office:value-type="float" office:value="801859.0"/>
          <table:table-cell office:value-type="float" office:value="76795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561067.0"/>
          <table:table-cell office:value-type="float" office:value="2085761.0"/>
          <table:table-cell office:value-type="float" office:value="167643.0"/>
          <table:table-cell office:value-type="float" office:value="-1.0"/>
          <table:table-cell office:value-type="float" office:value="445.811"/>
          <table:table-cell table:style-name="cellBest" office:value-type="float" office:value="0.0"/>
          <table:table-cell office:value-type="float" office:value="333020.0"/>
          <table:table-cell office:value-type="float" office:value="1048327.0"/>
          <table:table-cell office:value-type="float" office:value="107146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528250.0"/>
          <table:table-cell office:value-type="float" office:value="1493656.0"/>
          <table:table-cell office:value-type="float" office:value="13649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94373.0"/>
          <table:table-cell office:value-type="float" office:value="1447976.0"/>
          <table:table-cell office:value-type="float" office:value="12909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20374.0"/>
          <table:table-cell office:value-type="float" office:value="761802.0"/>
          <table:table-cell office:value-type="float" office:value="761802.0"/>
          <table:table-cell office:value-type="float" office:value="-1.0"/>
          <table:table-cell office:value-type="float" office:value="7.56345"/>
          <table:table-cell table:style-name="cellBest" office:value-type="float" office:value="0.0"/>
          <table:table-cell office:value-type="float" office:value="8518.0"/>
          <table:table-cell office:value-type="float" office:value="154668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94504.0"/>
          <table:table-cell office:value-type="float" office:value="639081.0"/>
          <table:table-cell office:value-type="float" office:value="60200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02571.0"/>
          <table:table-cell office:value-type="float" office:value="909832.0"/>
          <table:table-cell office:value-type="float" office:value="13466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60079.0"/>
          <table:table-cell office:value-type="float" office:value="3657868.0"/>
          <table:table-cell table:style-name="cellWorst" office:value-type="float" office:value="365786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01632.0"/>
          <table:table-cell office:value-type="float" office:value="749279.0"/>
          <table:table-cell office:value-type="float" office:value="42416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15641.0"/>
          <table:table-cell office:value-type="float" office:value="1483606.0"/>
          <table:table-cell office:value-type="float" office:value="10345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06275.0"/>
          <table:table-cell office:value-type="float" office:value="439238.0"/>
          <table:table-cell office:value-type="float" office:value="385264.0"/>
          <table:table-cell office:value-type="float" office:value="-1.0"/>
          <table:table-cell table:formula="of:=MIN([.$B7];[.$G7];[.$M7];[.$S7];[.$Y7];[.$AE7];[.$AK7];[.$AQ7];[.$AW7];[.$BC7];[.$BI7];[.$BO7];[.$BU7];[.$CA7];[.$CG7];[.$CM7];[.$CS7];[.$CY7];[.$DE7];[.$DK7];[.$DQ7];[.$DW7];[.$EC7];[.$EI7];[.$EO7];[.$EU7];[.$FA7];[.$FG7];[.$FM7];[.$FS7];[.$FY7];[.$GE7];[.$GK7];[.$GQ7];[.$GW7];[.$HC7];[.$HI7];[.$HO7];[.$HU7];[.$IA7];[.$IG7])" office:value-type="float"/>
          <table:table-cell table:formula="of:=MIN([.$C7];[.$H7];[.$N7];[.$T7];[.$Z7];[.$AF7];[.$AL7];[.$AR7];[.$AX7];[.$BD7];[.$BJ7];[.$BP7];[.$BV7];[.$CB7];[.$CH7];[.$CN7];[.$CT7];[.$CZ7];[.$DF7];[.$DL7];[.$DR7];[.$DX7];[.$ED7];[.$EJ7];[.$EP7];[.$EV7];[.$FB7];[.$FH7];[.$FN7];[.$FT7];[.$FZ7];[.$GF7];[.$GL7];[.$GR7];[.$GX7];[.$HD7];[.$HJ7];[.$HP7];[.$HV7];[.$IB7];[.$IH7])" office:value-type="float"/>
          <table:table-cell table:formula="of:=MIN([.$D7];[.$I7];[.$O7];[.$U7];[.$AA7];[.$AG7];[.$AM7];[.$AS7];[.$AY7];[.$BE7];[.$BK7];[.$BQ7];[.$BW7];[.$CC7];[.$CI7];[.$CO7];[.$CU7];[.$DA7];[.$DG7];[.$DM7];[.$DS7];[.$DY7];[.$EE7];[.$EK7];[.$EQ7];[.$EW7];[.$FC7];[.$FI7];[.$FO7];[.$FU7];[.$GA7];[.$GG7];[.$GM7];[.$GS7];[.$GY7];[.$HE7];[.$HK7];[.$HQ7];[.$HW7];[.$IC7];[.$II7])" office:value-type="float"/>
          <table:table-cell table:formula="of:=MIN([.$E7];[.$J7];[.$P7];[.$V7];[.$AB7];[.$AH7];[.$AN7];[.$AT7];[.$AZ7];[.$BF7];[.$BL7];[.$BR7];[.$BX7];[.$CD7];[.$CJ7];[.$CP7];[.$CV7];[.$DB7];[.$DH7];[.$DN7];[.$DT7];[.$DZ7];[.$EF7];[.$EL7];[.$ER7];[.$EX7];[.$FD7];[.$FJ7];[.$FP7];[.$FV7];[.$GB7];[.$GH7];[.$GN7];[.$GT7];[.$GZ7];[.$HF7];[.$HL7];[.$HR7];[.$HX7];[.$ID7];[.$IJ7])" office:value-type="float"/>
          <table:table-cell table:formula="of:=MIN([.$K7];[.$Q7];[.$W7];[.$AC7];[.$AI7];[.$AO7];[.$AU7];[.$BA7];[.$BG7];[.$BM7];[.$BS7];[.$BY7];[.$CE7];[.$CK7];[.$CQ7];[.$CW7];[.$DC7];[.$DI7];[.$DO7];[.$DU7];[.$EA7];[.$EG7];[.$EM7];[.$ES7];[.$EY7];[.$FE7];[.$FK7];[.$FQ7];[.$FW7];[.$GC7];[.$GI7];[.$GO7];[.$GU7];[.$HA7];[.$HG7];[.$HM7];[.$HS7];[.$HY7];[.$IE7];[.$IK7])" office:value-type="float"/>
          <table:table-cell table:formula="of:=MIN([.$F7];[.$L7];[.$R7];[.$X7];[.$AD7];[.$AJ7];[.$AP7];[.$AV7];[.$BB7];[.$BH7];[.$BN7];[.$BT7];[.$BZ7];[.$CF7];[.$CL7];[.$CR7];[.$CX7];[.$DD7];[.$DJ7];[.$DP7];[.$DV7];[.$EB7];[.$EH7];[.$EN7];[.$ET7];[.$EZ7];[.$FF7];[.$FL7];[.$FR7];[.$FX7];[.$GD7];[.$GJ7];[.$GP7];[.$GV7];[.$HB7];[.$HH7];[.$HN7];[.$HT7];[.$HZ7];[.$IF7];[.$IL7])" office:value-type="float"/>
          <table:table-cell table:formula="of:=MEDIAN([.$B7];[.$G7];[.$M7];[.$S7];[.$Y7];[.$AE7];[.$AK7];[.$AQ7];[.$AW7];[.$BC7];[.$BI7];[.$BO7];[.$BU7];[.$CA7];[.$CG7];[.$CM7];[.$CS7];[.$CY7];[.$DE7];[.$DK7];[.$DQ7];[.$DW7];[.$EC7];[.$EI7];[.$EO7];[.$EU7];[.$FA7];[.$FG7];[.$FM7];[.$FS7];[.$FY7];[.$GE7];[.$GK7];[.$GQ7];[.$GW7];[.$HC7];[.$HI7];[.$HO7];[.$HU7];[.$IA7];[.$IG7])" office:value-type="float"/>
          <table:table-cell table:formula="of:=MEDIAN([.$C7];[.$H7];[.$N7];[.$T7];[.$Z7];[.$AF7];[.$AL7];[.$AR7];[.$AX7];[.$BD7];[.$BJ7];[.$BP7];[.$BV7];[.$CB7];[.$CH7];[.$CN7];[.$CT7];[.$CZ7];[.$DF7];[.$DL7];[.$DR7];[.$DX7];[.$ED7];[.$EJ7];[.$EP7];[.$EV7];[.$FB7];[.$FH7];[.$FN7];[.$FT7];[.$FZ7];[.$GF7];[.$GL7];[.$GR7];[.$GX7];[.$HD7];[.$HJ7];[.$HP7];[.$HV7];[.$IB7];[.$IH7])" office:value-type="float"/>
          <table:table-cell table:formula="of:=MEDIAN([.$D7];[.$I7];[.$O7];[.$U7];[.$AA7];[.$AG7];[.$AM7];[.$AS7];[.$AY7];[.$BE7];[.$BK7];[.$BQ7];[.$BW7];[.$CC7];[.$CI7];[.$CO7];[.$CU7];[.$DA7];[.$DG7];[.$DM7];[.$DS7];[.$DY7];[.$EE7];[.$EK7];[.$EQ7];[.$EW7];[.$FC7];[.$FI7];[.$FO7];[.$FU7];[.$GA7];[.$GG7];[.$GM7];[.$GS7];[.$GY7];[.$HE7];[.$HK7];[.$HQ7];[.$HW7];[.$IC7];[.$II7])" office:value-type="float"/>
          <table:table-cell table:formula="of:=MEDIAN([.$E7];[.$J7];[.$P7];[.$V7];[.$AB7];[.$AH7];[.$AN7];[.$AT7];[.$AZ7];[.$BF7];[.$BL7];[.$BR7];[.$BX7];[.$CD7];[.$CJ7];[.$CP7];[.$CV7];[.$DB7];[.$DH7];[.$DN7];[.$DT7];[.$DZ7];[.$EF7];[.$EL7];[.$ER7];[.$EX7];[.$FD7];[.$FJ7];[.$FP7];[.$FV7];[.$GB7];[.$GH7];[.$GN7];[.$GT7];[.$GZ7];[.$HF7];[.$HL7];[.$HR7];[.$HX7];[.$ID7];[.$IJ7])" office:value-type="float"/>
          <table:table-cell table:formula="of:=MEDIAN([.$K7];[.$Q7];[.$W7];[.$AC7];[.$AI7];[.$AO7];[.$AU7];[.$BA7];[.$BG7];[.$BM7];[.$BS7];[.$BY7];[.$CE7];[.$CK7];[.$CQ7];[.$CW7];[.$DC7];[.$DI7];[.$DO7];[.$DU7];[.$EA7];[.$EG7];[.$EM7];[.$ES7];[.$EY7];[.$FE7];[.$FK7];[.$FQ7];[.$FW7];[.$GC7];[.$GI7];[.$GO7];[.$GU7];[.$HA7];[.$HG7];[.$HM7];[.$HS7];[.$HY7];[.$IE7];[.$IK7])" office:value-type="float"/>
          <table:table-cell table:formula="of:=MEDIAN([.$F7];[.$L7];[.$R7];[.$X7];[.$AD7];[.$AJ7];[.$AP7];[.$AV7];[.$BB7];[.$BH7];[.$BN7];[.$BT7];[.$BZ7];[.$CF7];[.$CL7];[.$CR7];[.$CX7];[.$DD7];[.$DJ7];[.$DP7];[.$DV7];[.$EB7];[.$EH7];[.$EN7];[.$ET7];[.$EZ7];[.$FF7];[.$FL7];[.$FR7];[.$FX7];[.$GD7];[.$GJ7];[.$GP7];[.$GV7];[.$HB7];[.$HH7];[.$HN7];[.$HT7];[.$HZ7];[.$IF7];[.$IL7])" office:value-type="float"/>
          <table:table-cell table:formula="of:=MAX([.$B7];[.$G7];[.$M7];[.$S7];[.$Y7];[.$AE7];[.$AK7];[.$AQ7];[.$AW7];[.$BC7];[.$BI7];[.$BO7];[.$BU7];[.$CA7];[.$CG7];[.$CM7];[.$CS7];[.$CY7];[.$DE7];[.$DK7];[.$DQ7];[.$DW7];[.$EC7];[.$EI7];[.$EO7];[.$EU7];[.$FA7];[.$FG7];[.$FM7];[.$FS7];[.$FY7];[.$GE7];[.$GK7];[.$GQ7];[.$GW7];[.$HC7];[.$HI7];[.$HO7];[.$HU7];[.$IA7];[.$IG7])" office:value-type="float"/>
          <table:table-cell table:formula="of:=MAX([.$C7];[.$H7];[.$N7];[.$T7];[.$Z7];[.$AF7];[.$AL7];[.$AR7];[.$AX7];[.$BD7];[.$BJ7];[.$BP7];[.$BV7];[.$CB7];[.$CH7];[.$CN7];[.$CT7];[.$CZ7];[.$DF7];[.$DL7];[.$DR7];[.$DX7];[.$ED7];[.$EJ7];[.$EP7];[.$EV7];[.$FB7];[.$FH7];[.$FN7];[.$FT7];[.$FZ7];[.$GF7];[.$GL7];[.$GR7];[.$GX7];[.$HD7];[.$HJ7];[.$HP7];[.$HV7];[.$IB7];[.$IH7])" office:value-type="float"/>
          <table:table-cell table:formula="of:=MAX([.$D7];[.$I7];[.$O7];[.$U7];[.$AA7];[.$AG7];[.$AM7];[.$AS7];[.$AY7];[.$BE7];[.$BK7];[.$BQ7];[.$BW7];[.$CC7];[.$CI7];[.$CO7];[.$CU7];[.$DA7];[.$DG7];[.$DM7];[.$DS7];[.$DY7];[.$EE7];[.$EK7];[.$EQ7];[.$EW7];[.$FC7];[.$FI7];[.$FO7];[.$FU7];[.$GA7];[.$GG7];[.$GM7];[.$GS7];[.$GY7];[.$HE7];[.$HK7];[.$HQ7];[.$HW7];[.$IC7];[.$II7])" office:value-type="float"/>
          <table:table-cell table:formula="of:=MAX([.$E7];[.$J7];[.$P7];[.$V7];[.$AB7];[.$AH7];[.$AN7];[.$AT7];[.$AZ7];[.$BF7];[.$BL7];[.$BR7];[.$BX7];[.$CD7];[.$CJ7];[.$CP7];[.$CV7];[.$DB7];[.$DH7];[.$DN7];[.$DT7];[.$DZ7];[.$EF7];[.$EL7];[.$ER7];[.$EX7];[.$FD7];[.$FJ7];[.$FP7];[.$FV7];[.$GB7];[.$GH7];[.$GN7];[.$GT7];[.$GZ7];[.$HF7];[.$HL7];[.$HR7];[.$HX7];[.$ID7];[.$IJ7])" office:value-type="float"/>
          <table:table-cell table:formula="of:=MAX([.$K7];[.$Q7];[.$W7];[.$AC7];[.$AI7];[.$AO7];[.$AU7];[.$BA7];[.$BG7];[.$BM7];[.$BS7];[.$BY7];[.$CE7];[.$CK7];[.$CQ7];[.$CW7];[.$DC7];[.$DI7];[.$DO7];[.$DU7];[.$EA7];[.$EG7];[.$EM7];[.$ES7];[.$EY7];[.$FE7];[.$FK7];[.$FQ7];[.$FW7];[.$GC7];[.$GI7];[.$GO7];[.$GU7];[.$HA7];[.$HG7];[.$HM7];[.$HS7];[.$HY7];[.$IE7];[.$IK7])" office:value-type="float"/>
          <table:table-cell table:formula="of:=MAX([.$F7];[.$L7];[.$R7];[.$X7];[.$AD7];[.$AJ7];[.$AP7];[.$AV7];[.$BB7];[.$BH7];[.$BN7];[.$BT7];[.$BZ7];[.$CF7];[.$CL7];[.$CR7];[.$CX7];[.$DD7];[.$DJ7];[.$DP7];[.$DV7];[.$EB7];[.$EH7];[.$EN7];[.$ET7];[.$EZ7];[.$FF7];[.$FL7];[.$FR7];[.$FX7];[.$GD7];[.$GJ7];[.$GP7];[.$GV7];[.$HB7];[.$HH7];[.$HN7];[.$HT7];[.$HZ7];[.$IF7];[.$IL7])" office:value-type="float"/>
        </table:table-row>
        <table:table-row table:style-name="ro1">
          <table:table-cell office:value-type="string">
            <text:p>./laby_15_15_20.lp</text:p>
          </table:table-cell>
          <table:table-cell office:value-type="float" office:value="0.786344"/>
          <table:table-cell office:value-type="float" office:value="0.0"/>
          <table:table-cell office:value-type="float" office:value="15.0"/>
          <table:table-cell office:value-type="float" office:value="908.0"/>
          <table:table-cell office:value-type="float" office:value="1.0"/>
          <table:table-cell office:value-type="float" office:value="0.912246"/>
          <table:table-cell office:value-type="float" office:value="0.0"/>
          <table:table-cell office:value-type="float" office:value="15.0"/>
          <table:table-cell office:value-type="float" office:value="908.0"/>
          <table:table-cell table:style-name="cellBest" office:value-type="float" office:value="0.0"/>
          <table:table-cell office:value-type="float" office:value="1.0"/>
          <table:table-cell office:value-type="float" office:value="0.777108"/>
          <table:table-cell office:value-type="float" office:value="0.0"/>
          <table:table-cell office:value-type="float" office:value="15.0"/>
          <table:table-cell office:value-type="float" office:value="908.0"/>
          <table:table-cell table:style-name="cellBest" office:value-type="float" office:value="0.0"/>
          <table:table-cell office:value-type="float" office:value="1.0"/>
          <table:table-cell office:value-type="float" office:value="0.746707"/>
          <table:table-cell office:value-type="float" office:value="0.0"/>
          <table:table-cell office:value-type="float" office:value="15.0"/>
          <table:table-cell office:value-type="float" office:value="908.0"/>
          <table:table-cell office:value-type="float" office:value="907.0"/>
          <table:table-cell office:value-type="float" office:value="1.0"/>
          <table:table-cell office:value-type="float" office:value="0.796022"/>
          <table:table-cell office:value-type="float" office:value="0.0"/>
          <table:table-cell office:value-type="float" office:value="19.0"/>
          <table:table-cell office:value-type="float" office:value="905.0"/>
          <table:table-cell office:value-type="float" office:value="899.0"/>
          <table:table-cell office:value-type="float" office:value="1.0"/>
          <table:table-cell office:value-type="float" office:value="12.7247"/>
          <table:table-cell office:value-type="float" office:value="0.0"/>
          <table:table-cell office:value-type="float" office:value="8061.0"/>
          <table:table-cell office:value-type="float" office:value="20153.0"/>
          <table:table-cell office:value-type="float" office:value="2999.0"/>
          <table:table-cell office:value-type="float" office:value="1.0"/>
          <table:table-cell office:value-type="float" office:value="0.78572"/>
          <table:table-cell office:value-type="float" office:value="0.0"/>
          <table:table-cell office:value-type="float" office:value="13.0"/>
          <table:table-cell table:style-name="cellBest" office:value-type="float" office:value="893.0"/>
          <table:table-cell office:value-type="float" office:value="892.0"/>
          <table:table-cell office:value-type="float" office:value="1.0"/>
          <table:table-cell table:style-name="cellBest" office:value-type="float" office:value="0.736304"/>
          <table:table-cell office:value-type="float" office:value="0.0"/>
          <table:table-cell office:value-type="float" office:value="14.0"/>
          <table:table-cell office:value-type="float" office:value="904.0"/>
          <table:table-cell office:value-type="float" office:value="902.0"/>
          <table:table-cell office:value-type="float" office:value="1.0"/>
          <table:table-cell office:value-type="float" office:value="0.78589"/>
          <table:table-cell office:value-type="float" office:value="0.0"/>
          <table:table-cell office:value-type="float" office:value="14.0"/>
          <table:table-cell office:value-type="float" office:value="905.0"/>
          <table:table-cell office:value-type="float" office:value="903.0"/>
          <table:table-cell office:value-type="float" office:value="1.0"/>
          <table:table-cell office:value-type="float" office:value="0.851001"/>
          <table:table-cell office:value-type="float" office:value="0.0"/>
          <table:table-cell office:value-type="float" office:value="14.0"/>
          <table:table-cell office:value-type="float" office:value="905.0"/>
          <table:table-cell office:value-type="float" office:value="903.0"/>
          <table:table-cell office:value-type="float" office:value="1.0"/>
          <table:table-cell office:value-type="float" office:value="0.790786"/>
          <table:table-cell office:value-type="float" office:value="0.0"/>
          <table:table-cell table:style-name="cellBest" office:value-type="float" office:value="12.0"/>
          <table:table-cell office:value-type="float" office:value="907.0"/>
          <table:table-cell office:value-type="float" office:value="907.0"/>
          <table:table-cell office:value-type="float" office:value="1.0"/>
          <table:table-cell office:value-type="float" office:value="0.901778"/>
          <table:table-cell office:value-type="float" office:value="0.0"/>
          <table:table-cell table:style-name="cellBest" office:value-type="float" office:value="12.0"/>
          <table:table-cell office:value-type="float" office:value="907.0"/>
          <table:table-cell office:value-type="float" office:value="907.0"/>
          <table:table-cell office:value-type="float" office:value="1.0"/>
          <table:table-cell office:value-type="float" office:value="0.739979"/>
          <table:table-cell office:value-type="float" office:value="0.0"/>
          <table:table-cell table:style-name="cellBest" office:value-type="float" office:value="12.0"/>
          <table:table-cell office:value-type="float" office:value="907.0"/>
          <table:table-cell office:value-type="float" office:value="907.0"/>
          <table:table-cell office:value-type="float" office:value="1.0"/>
          <table:table-cell office:value-type="float" office:value="0.912276"/>
          <table:table-cell office:value-type="float" office:value="0.0"/>
          <table:table-cell table:style-name="cellBest" office:value-type="float" office:value="12.0"/>
          <table:table-cell office:value-type="float" office:value="907.0"/>
          <table:table-cell office:value-type="float" office:value="907.0"/>
          <table:table-cell office:value-type="float" office:value="1.0"/>
          <table:table-cell office:value-type="float" office:value="0.83095"/>
          <table:table-cell office:value-type="float" office:value="0.0"/>
          <table:table-cell table:style-name="cellBest" office:value-type="float" office:value="12.0"/>
          <table:table-cell office:value-type="float" office:value="907.0"/>
          <table:table-cell office:value-type="float" office:value="907.0"/>
          <table:table-cell office:value-type="float" office:value="1.0"/>
          <table:table-cell office:value-type="float" office:value="2.13435"/>
          <table:table-cell office:value-type="float" office:value="0.0"/>
          <table:table-cell office:value-type="float" office:value="889.0"/>
          <table:table-cell office:value-type="float" office:value="5561.0"/>
          <table:table-cell table:style-name="cellBest" office:value-type="float" office:value="0.0"/>
          <table:table-cell office:value-type="float" office:value="1.0"/>
          <table:table-cell office:value-type="float" office:value="0.764128"/>
          <table:table-cell office:value-type="float" office:value="0.0"/>
          <table:table-cell office:value-type="float" office:value="15.0"/>
          <table:table-cell office:value-type="float" office:value="908.0"/>
          <table:table-cell office:value-type="float" office:value="855.0"/>
          <table:table-cell office:value-type="float" office:value="1.0"/>
          <table:table-cell office:value-type="float" office:value="0.762969"/>
          <table:table-cell office:value-type="float" office:value="0.0"/>
          <table:table-cell office:value-type="float" office:value="22.0"/>
          <table:table-cell office:value-type="float" office:value="2020.0"/>
          <table:table-cell office:value-type="float" office:value="2018.0"/>
          <table:table-cell office:value-type="float" office:value="1.0"/>
          <table:table-cell office:value-type="float" office:value="0.79198"/>
          <table:table-cell office:value-type="float" office:value="0.0"/>
          <table:table-cell office:value-type="float" office:value="17.0"/>
          <table:table-cell office:value-type="float" office:value="1768.0"/>
          <table:table-cell office:value-type="float" office:value="1768.0"/>
          <table:table-cell office:value-type="float" office:value="1.0"/>
          <table:table-cell office:value-type="float" office:value="0.801554"/>
          <table:table-cell office:value-type="float" office:value="0.0"/>
          <table:table-cell office:value-type="float" office:value="13.0"/>
          <table:table-cell office:value-type="float" office:value="908.0"/>
          <table:table-cell office:value-type="float" office:value="846.0"/>
          <table:table-cell office:value-type="float" office:value="1.0"/>
          <table:table-cell office:value-type="float" office:value="4.6911"/>
          <table:table-cell office:value-type="float" office:value="0.0"/>
          <table:table-cell office:value-type="float" office:value="3527.0"/>
          <table:table-cell office:value-type="float" office:value="17140.0"/>
          <table:table-cell office:value-type="float" office:value="6979.0"/>
          <table:table-cell office:value-type="float" office:value="1.0"/>
          <table:table-cell office:value-type="float" office:value="0.805164"/>
          <table:table-cell office:value-type="float" office:value="0.0"/>
          <table:table-cell office:value-type="float" office:value="72.0"/>
          <table:table-cell office:value-type="float" office:value="965.0"/>
          <table:table-cell office:value-type="float" office:value="888.0"/>
          <table:table-cell office:value-type="float" office:value="1.0"/>
          <table:table-cell office:value-type="float" office:value="0.811035"/>
          <table:table-cell office:value-type="float" office:value="0.0"/>
          <table:table-cell office:value-type="float" office:value="15.0"/>
          <table:table-cell office:value-type="float" office:value="908.0"/>
          <table:table-cell office:value-type="float" office:value="907.0"/>
          <table:table-cell office:value-type="float" office:value="1.0"/>
          <table:table-cell office:value-type="float" office:value="0.82975"/>
          <table:table-cell office:value-type="float" office:value="0.0"/>
          <table:table-cell office:value-type="float" office:value="19.0"/>
          <table:table-cell office:value-type="float" office:value="905.0"/>
          <table:table-cell office:value-type="float" office:value="56.0"/>
          <table:table-cell office:value-type="float" office:value="1.0"/>
          <table:table-cell office:value-type="float" office:value="1.64876"/>
          <table:table-cell office:value-type="float" office:value="0.0"/>
          <table:table-cell office:value-type="float" office:value="315.0"/>
          <table:table-cell office:value-type="float" office:value="9635.0"/>
          <table:table-cell office:value-type="float" office:value="463.0"/>
          <table:table-cell office:value-type="float" office:value="1.0"/>
          <table:table-cell office:value-type="float" office:value="0.915988"/>
          <table:table-cell office:value-type="float" office:value="0.0"/>
          <table:table-cell office:value-type="float" office:value="16.0"/>
          <table:table-cell table:style-name="cellBest" office:value-type="float" office:value="893.0"/>
          <table:table-cell office:value-type="float" office:value="53.0"/>
          <table:table-cell office:value-type="float" office:value="1.0"/>
          <table:table-cell office:value-type="float" office:value="0.868245"/>
          <table:table-cell office:value-type="float" office:value="0.0"/>
          <table:table-cell office:value-type="float" office:value="16.0"/>
          <table:table-cell office:value-type="float" office:value="895.0"/>
          <table:table-cell office:value-type="float" office:value="55.0"/>
          <table:table-cell office:value-type="float" office:value="1.0"/>
          <table:table-cell office:value-type="float" office:value="0.914168"/>
          <table:table-cell office:value-type="float" office:value="0.0"/>
          <table:table-cell office:value-type="float" office:value="16.0"/>
          <table:table-cell office:value-type="float" office:value="896.0"/>
          <table:table-cell office:value-type="float" office:value="56.0"/>
          <table:table-cell office:value-type="float" office:value="1.0"/>
          <table:table-cell office:value-type="float" office:value="0.866762"/>
          <table:table-cell office:value-type="float" office:value="0.0"/>
          <table:table-cell office:value-type="float" office:value="16.0"/>
          <table:table-cell office:value-type="float" office:value="896.0"/>
          <table:table-cell office:value-type="float" office:value="56.0"/>
          <table:table-cell office:value-type="float" office:value="1.0"/>
          <table:table-cell office:value-type="float" office:value="8.92882"/>
          <table:table-cell office:value-type="float" office:value="0.0"/>
          <table:table-cell office:value-type="float" office:value="5467.0"/>
          <table:table-cell office:value-type="float" office:value="127335.0"/>
          <table:table-cell office:value-type="float" office:value="9340.0"/>
          <table:table-cell office:value-type="float" office:value="1.0"/>
          <table:table-cell office:value-type="float" office:value="2.27086"/>
          <table:table-cell office:value-type="float" office:value="0.0"/>
          <table:table-cell office:value-type="float" office:value="1256.0"/>
          <table:table-cell office:value-type="float" office:value="12464.0"/>
          <table:table-cell office:value-type="float" office:value="6043.0"/>
          <table:table-cell office:value-type="float" office:value="1.0"/>
          <table:table-cell office:value-type="float" office:value="2.15112"/>
          <table:table-cell office:value-type="float" office:value="0.0"/>
          <table:table-cell office:value-type="float" office:value="1363.0"/>
          <table:table-cell office:value-type="float" office:value="14883.0"/>
          <table:table-cell office:value-type="float" office:value="6536.0"/>
          <table:table-cell office:value-type="float" office:value="1.0"/>
          <table:table-cell office:value-type="float" office:value="2.55304"/>
          <table:table-cell office:value-type="float" office:value="0.0"/>
          <table:table-cell office:value-type="float" office:value="1363.0"/>
          <table:table-cell office:value-type="float" office:value="14883.0"/>
          <table:table-cell office:value-type="float" office:value="6536.0"/>
          <table:table-cell office:value-type="float" office:value="1.0"/>
          <table:table-cell office:value-type="float" office:value="24.417"/>
          <table:table-cell office:value-type="float" office:value="0.0"/>
          <table:table-cell office:value-type="float" office:value="17018.0"/>
          <table:table-cell office:value-type="float" office:value="120072.0"/>
          <table:table-cell office:value-type="float" office:value="120072.0"/>
          <table:table-cell office:value-type="float" office:value="1.0"/>
          <table:table-cell office:value-type="float" office:value="4.32416"/>
          <table:table-cell office:value-type="float" office:value="0.0"/>
          <table:table-cell office:value-type="float" office:value="2479.0"/>
          <table:table-cell office:value-type="float" office:value="82462.0"/>
          <table:table-cell table:style-name="cellBest" office:value-type="float" office:value="0.0"/>
          <table:table-cell office:value-type="float" office:value="1.0"/>
          <table:table-cell office:value-type="float" office:value="0.872736"/>
          <table:table-cell office:value-type="float" office:value="0.0"/>
          <table:table-cell office:value-type="float" office:value="15.0"/>
          <table:table-cell office:value-type="float" office:value="914.0"/>
          <table:table-cell office:value-type="float" office:value="6.0"/>
          <table:table-cell office:value-type="float" office:value="1.0"/>
          <table:table-cell office:value-type="float" office:value="15.857"/>
          <table:table-cell office:value-type="float" office:value="0.0"/>
          <table:table-cell office:value-type="float" office:value="11408.0"/>
          <table:table-cell office:value-type="float" office:value="138342.0"/>
          <table:table-cell office:value-type="float" office:value="32365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50892.0"/>
          <table:table-cell table:style-name="cellWorst" office:value-type="float" office:value="4140648.0"/>
          <table:table-cell table:style-name="cellWorst" office:value-type="float" office:value="4140648.0"/>
          <table:table-cell office:value-type="float" office:value="-1.0"/>
          <table:table-cell office:value-type="float" office:value="0.843872"/>
          <table:table-cell office:value-type="float" office:value="0.0"/>
          <table:table-cell office:value-type="float" office:value="16.0"/>
          <table:table-cell office:value-type="float" office:value="896.0"/>
          <table:table-cell office:value-type="float" office:value="56.0"/>
          <table:table-cell office:value-type="float" office:value="1.0"/>
          <table:table-cell office:value-type="float" office:value="1.32653"/>
          <table:table-cell office:value-type="float" office:value="0.0"/>
          <table:table-cell office:value-type="float" office:value="364.0"/>
          <table:table-cell office:value-type="float" office:value="13905.0"/>
          <table:table-cell office:value-type="float" office:value="7086.0"/>
          <table:table-cell office:value-type="float" office:value="1.0"/>
          <table:table-cell office:value-type="float" office:value="2.44751"/>
          <table:table-cell office:value-type="float" office:value="0.0"/>
          <table:table-cell office:value-type="float" office:value="2162.0"/>
          <table:table-cell office:value-type="float" office:value="9385.0"/>
          <table:table-cell office:value-type="float" office:value="8719.0"/>
          <table:table-cell office:value-type="float" office:value="1.0"/>
          <table:table-cell table:formula="of:=MIN([.$B8];[.$G8];[.$M8];[.$S8];[.$Y8];[.$AE8];[.$AK8];[.$AQ8];[.$AW8];[.$BC8];[.$BI8];[.$BO8];[.$BU8];[.$CA8];[.$CG8];[.$CM8];[.$CS8];[.$CY8];[.$DE8];[.$DK8];[.$DQ8];[.$DW8];[.$EC8];[.$EI8];[.$EO8];[.$EU8];[.$FA8];[.$FG8];[.$FM8];[.$FS8];[.$FY8];[.$GE8];[.$GK8];[.$GQ8];[.$GW8];[.$HC8];[.$HI8];[.$HO8];[.$HU8];[.$IA8];[.$IG8])" office:value-type="float"/>
          <table:table-cell table:formula="of:=MIN([.$C8];[.$H8];[.$N8];[.$T8];[.$Z8];[.$AF8];[.$AL8];[.$AR8];[.$AX8];[.$BD8];[.$BJ8];[.$BP8];[.$BV8];[.$CB8];[.$CH8];[.$CN8];[.$CT8];[.$CZ8];[.$DF8];[.$DL8];[.$DR8];[.$DX8];[.$ED8];[.$EJ8];[.$EP8];[.$EV8];[.$FB8];[.$FH8];[.$FN8];[.$FT8];[.$FZ8];[.$GF8];[.$GL8];[.$GR8];[.$GX8];[.$HD8];[.$HJ8];[.$HP8];[.$HV8];[.$IB8];[.$IH8])" office:value-type="float"/>
          <table:table-cell table:formula="of:=MIN([.$D8];[.$I8];[.$O8];[.$U8];[.$AA8];[.$AG8];[.$AM8];[.$AS8];[.$AY8];[.$BE8];[.$BK8];[.$BQ8];[.$BW8];[.$CC8];[.$CI8];[.$CO8];[.$CU8];[.$DA8];[.$DG8];[.$DM8];[.$DS8];[.$DY8];[.$EE8];[.$EK8];[.$EQ8];[.$EW8];[.$FC8];[.$FI8];[.$FO8];[.$FU8];[.$GA8];[.$GG8];[.$GM8];[.$GS8];[.$GY8];[.$HE8];[.$HK8];[.$HQ8];[.$HW8];[.$IC8];[.$II8])" office:value-type="float"/>
          <table:table-cell table:formula="of:=MIN([.$E8];[.$J8];[.$P8];[.$V8];[.$AB8];[.$AH8];[.$AN8];[.$AT8];[.$AZ8];[.$BF8];[.$BL8];[.$BR8];[.$BX8];[.$CD8];[.$CJ8];[.$CP8];[.$CV8];[.$DB8];[.$DH8];[.$DN8];[.$DT8];[.$DZ8];[.$EF8];[.$EL8];[.$ER8];[.$EX8];[.$FD8];[.$FJ8];[.$FP8];[.$FV8];[.$GB8];[.$GH8];[.$GN8];[.$GT8];[.$GZ8];[.$HF8];[.$HL8];[.$HR8];[.$HX8];[.$ID8];[.$IJ8])" office:value-type="float"/>
          <table:table-cell table:formula="of:=MIN([.$K8];[.$Q8];[.$W8];[.$AC8];[.$AI8];[.$AO8];[.$AU8];[.$BA8];[.$BG8];[.$BM8];[.$BS8];[.$BY8];[.$CE8];[.$CK8];[.$CQ8];[.$CW8];[.$DC8];[.$DI8];[.$DO8];[.$DU8];[.$EA8];[.$EG8];[.$EM8];[.$ES8];[.$EY8];[.$FE8];[.$FK8];[.$FQ8];[.$FW8];[.$GC8];[.$GI8];[.$GO8];[.$GU8];[.$HA8];[.$HG8];[.$HM8];[.$HS8];[.$HY8];[.$IE8];[.$IK8])" office:value-type="float"/>
          <table:table-cell table:formula="of:=MIN([.$F8];[.$L8];[.$R8];[.$X8];[.$AD8];[.$AJ8];[.$AP8];[.$AV8];[.$BB8];[.$BH8];[.$BN8];[.$BT8];[.$BZ8];[.$CF8];[.$CL8];[.$CR8];[.$CX8];[.$DD8];[.$DJ8];[.$DP8];[.$DV8];[.$EB8];[.$EH8];[.$EN8];[.$ET8];[.$EZ8];[.$FF8];[.$FL8];[.$FR8];[.$FX8];[.$GD8];[.$GJ8];[.$GP8];[.$GV8];[.$HB8];[.$HH8];[.$HN8];[.$HT8];[.$HZ8];[.$IF8];[.$IL8])" office:value-type="float"/>
          <table:table-cell table:formula="of:=MEDIAN([.$B8];[.$G8];[.$M8];[.$S8];[.$Y8];[.$AE8];[.$AK8];[.$AQ8];[.$AW8];[.$BC8];[.$BI8];[.$BO8];[.$BU8];[.$CA8];[.$CG8];[.$CM8];[.$CS8];[.$CY8];[.$DE8];[.$DK8];[.$DQ8];[.$DW8];[.$EC8];[.$EI8];[.$EO8];[.$EU8];[.$FA8];[.$FG8];[.$FM8];[.$FS8];[.$FY8];[.$GE8];[.$GK8];[.$GQ8];[.$GW8];[.$HC8];[.$HI8];[.$HO8];[.$HU8];[.$IA8];[.$IG8])" office:value-type="float"/>
          <table:table-cell table:formula="of:=MEDIAN([.$C8];[.$H8];[.$N8];[.$T8];[.$Z8];[.$AF8];[.$AL8];[.$AR8];[.$AX8];[.$BD8];[.$BJ8];[.$BP8];[.$BV8];[.$CB8];[.$CH8];[.$CN8];[.$CT8];[.$CZ8];[.$DF8];[.$DL8];[.$DR8];[.$DX8];[.$ED8];[.$EJ8];[.$EP8];[.$EV8];[.$FB8];[.$FH8];[.$FN8];[.$FT8];[.$FZ8];[.$GF8];[.$GL8];[.$GR8];[.$GX8];[.$HD8];[.$HJ8];[.$HP8];[.$HV8];[.$IB8];[.$IH8])" office:value-type="float"/>
          <table:table-cell table:formula="of:=MEDIAN([.$D8];[.$I8];[.$O8];[.$U8];[.$AA8];[.$AG8];[.$AM8];[.$AS8];[.$AY8];[.$BE8];[.$BK8];[.$BQ8];[.$BW8];[.$CC8];[.$CI8];[.$CO8];[.$CU8];[.$DA8];[.$DG8];[.$DM8];[.$DS8];[.$DY8];[.$EE8];[.$EK8];[.$EQ8];[.$EW8];[.$FC8];[.$FI8];[.$FO8];[.$FU8];[.$GA8];[.$GG8];[.$GM8];[.$GS8];[.$GY8];[.$HE8];[.$HK8];[.$HQ8];[.$HW8];[.$IC8];[.$II8])" office:value-type="float"/>
          <table:table-cell table:formula="of:=MEDIAN([.$E8];[.$J8];[.$P8];[.$V8];[.$AB8];[.$AH8];[.$AN8];[.$AT8];[.$AZ8];[.$BF8];[.$BL8];[.$BR8];[.$BX8];[.$CD8];[.$CJ8];[.$CP8];[.$CV8];[.$DB8];[.$DH8];[.$DN8];[.$DT8];[.$DZ8];[.$EF8];[.$EL8];[.$ER8];[.$EX8];[.$FD8];[.$FJ8];[.$FP8];[.$FV8];[.$GB8];[.$GH8];[.$GN8];[.$GT8];[.$GZ8];[.$HF8];[.$HL8];[.$HR8];[.$HX8];[.$ID8];[.$IJ8])" office:value-type="float"/>
          <table:table-cell table:formula="of:=MEDIAN([.$K8];[.$Q8];[.$W8];[.$AC8];[.$AI8];[.$AO8];[.$AU8];[.$BA8];[.$BG8];[.$BM8];[.$BS8];[.$BY8];[.$CE8];[.$CK8];[.$CQ8];[.$CW8];[.$DC8];[.$DI8];[.$DO8];[.$DU8];[.$EA8];[.$EG8];[.$EM8];[.$ES8];[.$EY8];[.$FE8];[.$FK8];[.$FQ8];[.$FW8];[.$GC8];[.$GI8];[.$GO8];[.$GU8];[.$HA8];[.$HG8];[.$HM8];[.$HS8];[.$HY8];[.$IE8];[.$IK8])" office:value-type="float"/>
          <table:table-cell table:formula="of:=MEDIAN([.$F8];[.$L8];[.$R8];[.$X8];[.$AD8];[.$AJ8];[.$AP8];[.$AV8];[.$BB8];[.$BH8];[.$BN8];[.$BT8];[.$BZ8];[.$CF8];[.$CL8];[.$CR8];[.$CX8];[.$DD8];[.$DJ8];[.$DP8];[.$DV8];[.$EB8];[.$EH8];[.$EN8];[.$ET8];[.$EZ8];[.$FF8];[.$FL8];[.$FR8];[.$FX8];[.$GD8];[.$GJ8];[.$GP8];[.$GV8];[.$HB8];[.$HH8];[.$HN8];[.$HT8];[.$HZ8];[.$IF8];[.$IL8])" office:value-type="float"/>
          <table:table-cell table:formula="of:=MAX([.$B8];[.$G8];[.$M8];[.$S8];[.$Y8];[.$AE8];[.$AK8];[.$AQ8];[.$AW8];[.$BC8];[.$BI8];[.$BO8];[.$BU8];[.$CA8];[.$CG8];[.$CM8];[.$CS8];[.$CY8];[.$DE8];[.$DK8];[.$DQ8];[.$DW8];[.$EC8];[.$EI8];[.$EO8];[.$EU8];[.$FA8];[.$FG8];[.$FM8];[.$FS8];[.$FY8];[.$GE8];[.$GK8];[.$GQ8];[.$GW8];[.$HC8];[.$HI8];[.$HO8];[.$HU8];[.$IA8];[.$IG8])" office:value-type="float"/>
          <table:table-cell table:formula="of:=MAX([.$C8];[.$H8];[.$N8];[.$T8];[.$Z8];[.$AF8];[.$AL8];[.$AR8];[.$AX8];[.$BD8];[.$BJ8];[.$BP8];[.$BV8];[.$CB8];[.$CH8];[.$CN8];[.$CT8];[.$CZ8];[.$DF8];[.$DL8];[.$DR8];[.$DX8];[.$ED8];[.$EJ8];[.$EP8];[.$EV8];[.$FB8];[.$FH8];[.$FN8];[.$FT8];[.$FZ8];[.$GF8];[.$GL8];[.$GR8];[.$GX8];[.$HD8];[.$HJ8];[.$HP8];[.$HV8];[.$IB8];[.$IH8])" office:value-type="float"/>
          <table:table-cell table:formula="of:=MAX([.$D8];[.$I8];[.$O8];[.$U8];[.$AA8];[.$AG8];[.$AM8];[.$AS8];[.$AY8];[.$BE8];[.$BK8];[.$BQ8];[.$BW8];[.$CC8];[.$CI8];[.$CO8];[.$CU8];[.$DA8];[.$DG8];[.$DM8];[.$DS8];[.$DY8];[.$EE8];[.$EK8];[.$EQ8];[.$EW8];[.$FC8];[.$FI8];[.$FO8];[.$FU8];[.$GA8];[.$GG8];[.$GM8];[.$GS8];[.$GY8];[.$HE8];[.$HK8];[.$HQ8];[.$HW8];[.$IC8];[.$II8])" office:value-type="float"/>
          <table:table-cell table:formula="of:=MAX([.$E8];[.$J8];[.$P8];[.$V8];[.$AB8];[.$AH8];[.$AN8];[.$AT8];[.$AZ8];[.$BF8];[.$BL8];[.$BR8];[.$BX8];[.$CD8];[.$CJ8];[.$CP8];[.$CV8];[.$DB8];[.$DH8];[.$DN8];[.$DT8];[.$DZ8];[.$EF8];[.$EL8];[.$ER8];[.$EX8];[.$FD8];[.$FJ8];[.$FP8];[.$FV8];[.$GB8];[.$GH8];[.$GN8];[.$GT8];[.$GZ8];[.$HF8];[.$HL8];[.$HR8];[.$HX8];[.$ID8];[.$IJ8])" office:value-type="float"/>
          <table:table-cell table:formula="of:=MAX([.$K8];[.$Q8];[.$W8];[.$AC8];[.$AI8];[.$AO8];[.$AU8];[.$BA8];[.$BG8];[.$BM8];[.$BS8];[.$BY8];[.$CE8];[.$CK8];[.$CQ8];[.$CW8];[.$DC8];[.$DI8];[.$DO8];[.$DU8];[.$EA8];[.$EG8];[.$EM8];[.$ES8];[.$EY8];[.$FE8];[.$FK8];[.$FQ8];[.$FW8];[.$GC8];[.$GI8];[.$GO8];[.$GU8];[.$HA8];[.$HG8];[.$HM8];[.$HS8];[.$HY8];[.$IE8];[.$IK8])" office:value-type="float"/>
          <table:table-cell table:formula="of:=MAX([.$F8];[.$L8];[.$R8];[.$X8];[.$AD8];[.$AJ8];[.$AP8];[.$AV8];[.$BB8];[.$BH8];[.$BN8];[.$BT8];[.$BZ8];[.$CF8];[.$CL8];[.$CR8];[.$CX8];[.$DD8];[.$DJ8];[.$DP8];[.$DV8];[.$EB8];[.$EH8];[.$EN8];[.$ET8];[.$EZ8];[.$FF8];[.$FL8];[.$FR8];[.$FX8];[.$GD8];[.$GJ8];[.$GP8];[.$GV8];[.$HB8];[.$HH8];[.$HN8];[.$HT8];[.$HZ8];[.$IF8];[.$IL8])" office:value-type="float"/>
        </table:table-row>
        <table:table-row table:style-name="ro1">
          <table:table-cell office:value-type="string">
            <text:p>./laby_16_16_01.lp</text:p>
          </table:table-cell>
          <table:table-cell office:value-type="float" office:value="1.3666"/>
          <table:table-cell office:value-type="float" office:value="0.0"/>
          <table:table-cell office:value-type="float" office:value="70.0"/>
          <table:table-cell office:value-type="float" office:value="2760.0"/>
          <table:table-cell office:value-type="float" office:value="1.0"/>
          <table:table-cell office:value-type="float" office:value="1.35782"/>
          <table:table-cell office:value-type="float" office:value="0.0"/>
          <table:table-cell office:value-type="float" office:value="70.0"/>
          <table:table-cell office:value-type="float" office:value="2760.0"/>
          <table:table-cell table:style-name="cellBest" office:value-type="float" office:value="0.0"/>
          <table:table-cell office:value-type="float" office:value="1.0"/>
          <table:table-cell office:value-type="float" office:value="1.24325"/>
          <table:table-cell office:value-type="float" office:value="0.0"/>
          <table:table-cell office:value-type="float" office:value="70.0"/>
          <table:table-cell office:value-type="float" office:value="2760.0"/>
          <table:table-cell table:style-name="cellBest" office:value-type="float" office:value="0.0"/>
          <table:table-cell office:value-type="float" office:value="1.0"/>
          <table:table-cell office:value-type="float" office:value="1.20126"/>
          <table:table-cell office:value-type="float" office:value="0.0"/>
          <table:table-cell office:value-type="float" office:value="70.0"/>
          <table:table-cell office:value-type="float" office:value="2760.0"/>
          <table:table-cell office:value-type="float" office:value="2706.0"/>
          <table:table-cell office:value-type="float" office:value="1.0"/>
          <table:table-cell office:value-type="float" office:value="1.29296"/>
          <table:table-cell office:value-type="float" office:value="0.0"/>
          <table:table-cell office:value-type="float" office:value="55.0"/>
          <table:table-cell office:value-type="float" office:value="3118.0"/>
          <table:table-cell office:value-type="float" office:value="3033.0"/>
          <table:table-cell office:value-type="float" office:value="1.0"/>
          <table:table-cell office:value-type="float" office:value="3.14685"/>
          <table:table-cell office:value-type="float" office:value="0.0"/>
          <table:table-cell office:value-type="float" office:value="432.0"/>
          <table:table-cell office:value-type="float" office:value="3716.0"/>
          <table:table-cell office:value-type="float" office:value="698.0"/>
          <table:table-cell office:value-type="float" office:value="1.0"/>
          <table:table-cell office:value-type="float" office:value="3.63497"/>
          <table:table-cell office:value-type="float" office:value="0.0"/>
          <table:table-cell office:value-type="float" office:value="835.0"/>
          <table:table-cell office:value-type="float" office:value="11114.0"/>
          <table:table-cell office:value-type="float" office:value="4571.0"/>
          <table:table-cell office:value-type="float" office:value="1.0"/>
          <table:table-cell office:value-type="float" office:value="28.8834"/>
          <table:table-cell office:value-type="float" office:value="0.0"/>
          <table:table-cell office:value-type="float" office:value="12099.0"/>
          <table:table-cell office:value-type="float" office:value="48126.0"/>
          <table:table-cell office:value-type="float" office:value="21757.0"/>
          <table:table-cell office:value-type="float" office:value="1.0"/>
          <table:table-cell office:value-type="float" office:value="1.90349"/>
          <table:table-cell office:value-type="float" office:value="0.0"/>
          <table:table-cell office:value-type="float" office:value="334.0"/>
          <table:table-cell office:value-type="float" office:value="5527.0"/>
          <table:table-cell office:value-type="float" office:value="3748.0"/>
          <table:table-cell office:value-type="float" office:value="1.0"/>
          <table:table-cell office:value-type="float" office:value="2.87606"/>
          <table:table-cell office:value-type="float" office:value="0.0"/>
          <table:table-cell office:value-type="float" office:value="1005.0"/>
          <table:table-cell office:value-type="float" office:value="9724.0"/>
          <table:table-cell office:value-type="float" office:value="5711.0"/>
          <table:table-cell office:value-type="float" office:value="1.0"/>
          <table:table-cell office:value-type="float" office:value="23.8885"/>
          <table:table-cell office:value-type="float" office:value="0.0"/>
          <table:table-cell office:value-type="float" office:value="25755.0"/>
          <table:table-cell office:value-type="float" office:value="164200.0"/>
          <table:table-cell office:value-type="float" office:value="19958.0"/>
          <table:table-cell office:value-type="float" office:value="1.0"/>
          <table:table-cell office:value-type="float" office:value="2.42467"/>
          <table:table-cell office:value-type="float" office:value="0.0"/>
          <table:table-cell office:value-type="float" office:value="616.0"/>
          <table:table-cell office:value-type="float" office:value="5926.0"/>
          <table:table-cell office:value-type="float" office:value="3645.0"/>
          <table:table-cell office:value-type="float" office:value="1.0"/>
          <table:table-cell office:value-type="float" office:value="93.7719"/>
          <table:table-cell office:value-type="float" office:value="0.0"/>
          <table:table-cell office:value-type="float" office:value="75513.0"/>
          <table:table-cell office:value-type="float" office:value="336623.0"/>
          <table:table-cell office:value-type="float" office:value="46599.0"/>
          <table:table-cell office:value-type="float" office:value="1.0"/>
          <table:table-cell office:value-type="float" office:value="29.3433"/>
          <table:table-cell office:value-type="float" office:value="0.0"/>
          <table:table-cell office:value-type="float" office:value="38972.0"/>
          <table:table-cell office:value-type="float" office:value="195387.0"/>
          <table:table-cell office:value-type="float" office:value="17673.0"/>
          <table:table-cell office:value-type="float" office:value="1.0"/>
          <table:table-cell office:value-type="float" office:value="1.70451"/>
          <table:table-cell office:value-type="float" office:value="0.0"/>
          <table:table-cell office:value-type="float" office:value="135.0"/>
          <table:table-cell office:value-type="float" office:value="3466.0"/>
          <table:table-cell office:value-type="float" office:value="3466.0"/>
          <table:table-cell office:value-type="float" office:value="1.0"/>
          <table:table-cell office:value-type="float" office:value="1.44472"/>
          <table:table-cell office:value-type="float" office:value="0.0"/>
          <table:table-cell office:value-type="float" office:value="291.0"/>
          <table:table-cell office:value-type="float" office:value="7213.0"/>
          <table:table-cell table:style-name="cellBest" office:value-type="float" office:value="0.0"/>
          <table:table-cell office:value-type="float" office:value="1.0"/>
          <table:table-cell office:value-type="float" office:value="2.66266"/>
          <table:table-cell office:value-type="float" office:value="0.0"/>
          <table:table-cell office:value-type="float" office:value="1432.0"/>
          <table:table-cell office:value-type="float" office:value="27073.0"/>
          <table:table-cell office:value-type="float" office:value="6559.0"/>
          <table:table-cell office:value-type="float" office:value="1.0"/>
          <table:table-cell office:value-type="float" office:value="120.897"/>
          <table:table-cell office:value-type="float" office:value="0.0"/>
          <table:table-cell office:value-type="float" office:value="70218.0"/>
          <table:table-cell office:value-type="float" office:value="255690.0"/>
          <table:table-cell office:value-type="float" office:value="50886.0"/>
          <table:table-cell office:value-type="float" office:value="1.0"/>
          <table:table-cell office:value-type="float" office:value="2.14194"/>
          <table:table-cell office:value-type="float" office:value="0.0"/>
          <table:table-cell office:value-type="float" office:value="253.0"/>
          <table:table-cell office:value-type="float" office:value="5264.0"/>
          <table:table-cell office:value-type="float" office:value="5264.0"/>
          <table:table-cell office:value-type="float" office:value="1.0"/>
          <table:table-cell office:value-type="float" office:value="1.5952"/>
          <table:table-cell office:value-type="float" office:value="0.0"/>
          <table:table-cell office:value-type="float" office:value="585.0"/>
          <table:table-cell office:value-type="float" office:value="6634.0"/>
          <table:table-cell office:value-type="float" office:value="3913.0"/>
          <table:table-cell office:value-type="float" office:value="1.0"/>
          <table:table-cell office:value-type="float" office:value="1.12212"/>
          <table:table-cell office:value-type="float" office:value="0.0"/>
          <table:table-cell table:style-name="cellBest" office:value-type="float" office:value="17.0"/>
          <table:table-cell office:value-type="float" office:value="1023.0"/>
          <table:table-cell office:value-type="float" office:value="1016.0"/>
          <table:table-cell office:value-type="float" office:value="1.0"/>
          <table:table-cell table:style-name="cellBest" office:value-type="float" office:value="0.977091"/>
          <table:table-cell office:value-type="float" office:value="0.0"/>
          <table:table-cell office:value-type="float" office:value="20.0"/>
          <table:table-cell table:style-name="cellBest" office:value-type="float" office:value="1020.0"/>
          <table:table-cell office:value-type="float" office:value="951.0"/>
          <table:table-cell office:value-type="float" office:value="1.0"/>
          <table:table-cell office:value-type="float" office:value="1.27029"/>
          <table:table-cell office:value-type="float" office:value="0.0"/>
          <table:table-cell office:value-type="float" office:value="70.0"/>
          <table:table-cell office:value-type="float" office:value="2760.0"/>
          <table:table-cell office:value-type="float" office:value="2706.0"/>
          <table:table-cell office:value-type="float" office:value="1.0"/>
          <table:table-cell office:value-type="float" office:value="1.14165"/>
          <table:table-cell office:value-type="float" office:value="0.0"/>
          <table:table-cell office:value-type="float" office:value="63.0"/>
          <table:table-cell office:value-type="float" office:value="3029.0"/>
          <table:table-cell office:value-type="float" office:value="80.0"/>
          <table:table-cell office:value-type="float" office:value="1.0"/>
          <table:table-cell office:value-type="float" office:value="2.43186"/>
          <table:table-cell office:value-type="float" office:value="0.0"/>
          <table:table-cell office:value-type="float" office:value="509.0"/>
          <table:table-cell office:value-type="float" office:value="3637.0"/>
          <table:table-cell office:value-type="float" office:value="141.0"/>
          <table:table-cell office:value-type="float" office:value="1.0"/>
          <table:table-cell office:value-type="float" office:value="21.2043"/>
          <table:table-cell office:value-type="float" office:value="0.0"/>
          <table:table-cell office:value-type="float" office:value="11382.0"/>
          <table:table-cell office:value-type="float" office:value="112761.0"/>
          <table:table-cell office:value-type="float" office:value="34979.0"/>
          <table:table-cell office:value-type="float" office:value="1.0"/>
          <table:table-cell office:value-type="float" office:value="1.23345"/>
          <table:table-cell office:value-type="float" office:value="0.0"/>
          <table:table-cell office:value-type="float" office:value="72.0"/>
          <table:table-cell office:value-type="float" office:value="2860.0"/>
          <table:table-cell office:value-type="float" office:value="121.0"/>
          <table:table-cell office:value-type="float" office:value="1.0"/>
          <table:table-cell office:value-type="float" office:value="2.75795"/>
          <table:table-cell office:value-type="float" office:value="0.0"/>
          <table:table-cell office:value-type="float" office:value="827.0"/>
          <table:table-cell office:value-type="float" office:value="6199.0"/>
          <table:table-cell office:value-type="float" office:value="2635.0"/>
          <table:table-cell office:value-type="float" office:value="1.0"/>
          <table:table-cell office:value-type="float" office:value="2.44547"/>
          <table:table-cell office:value-type="float" office:value="0.0"/>
          <table:table-cell office:value-type="float" office:value="785.0"/>
          <table:table-cell office:value-type="float" office:value="6266.0"/>
          <table:table-cell office:value-type="float" office:value="2787.0"/>
          <table:table-cell office:value-type="float" office:value="1.0"/>
          <table:table-cell office:value-type="float" office:value="2.23345"/>
          <table:table-cell office:value-type="float" office:value="0.0"/>
          <table:table-cell office:value-type="float" office:value="964.0"/>
          <table:table-cell office:value-type="float" office:value="16529.0"/>
          <table:table-cell office:value-type="float" office:value="7420.0"/>
          <table:table-cell office:value-type="float" office:value="1.0"/>
          <table:table-cell office:value-type="float" office:value="24.6152"/>
          <table:table-cell office:value-type="float" office:value="0.0"/>
          <table:table-cell office:value-type="float" office:value="18659.0"/>
          <table:table-cell office:value-type="float" office:value="69804.0"/>
          <table:table-cell office:value-type="float" office:value="15412.0"/>
          <table:table-cell office:value-type="float" office:value="1.0"/>
          <table:table-cell office:value-type="float" office:value="6.25619"/>
          <table:table-cell office:value-type="float" office:value="0.0"/>
          <table:table-cell office:value-type="float" office:value="3532.0"/>
          <table:table-cell office:value-type="float" office:value="25524.0"/>
          <table:table-cell office:value-type="float" office:value="7495.0"/>
          <table:table-cell office:value-type="float" office:value="1.0"/>
          <table:table-cell office:value-type="float" office:value="6.09377"/>
          <table:table-cell office:value-type="float" office:value="0.0"/>
          <table:table-cell office:value-type="float" office:value="3532.0"/>
          <table:table-cell office:value-type="float" office:value="25524.0"/>
          <table:table-cell office:value-type="float" office:value="7495.0"/>
          <table:table-cell office:value-type="float" office:value="1.0"/>
          <table:table-cell office:value-type="float" office:value="19.5268"/>
          <table:table-cell office:value-type="float" office:value="0.0"/>
          <table:table-cell office:value-type="float" office:value="11703.0"/>
          <table:table-cell office:value-type="float" office:value="66730.0"/>
          <table:table-cell office:value-type="float" office:value="66730.0"/>
          <table:table-cell office:value-type="float" office:value="1.0"/>
          <table:table-cell office:value-type="float" office:value="10.7154"/>
          <table:table-cell office:value-type="float" office:value="0.0"/>
          <table:table-cell office:value-type="float" office:value="5608.0"/>
          <table:table-cell office:value-type="float" office:value="86740.0"/>
          <table:table-cell table:style-name="cellBest" office:value-type="float" office:value="0.0"/>
          <table:table-cell office:value-type="float" office:value="1.0"/>
          <table:table-cell office:value-type="float" office:value="1.33308"/>
          <table:table-cell office:value-type="float" office:value="0.0"/>
          <table:table-cell office:value-type="float" office:value="82.0"/>
          <table:table-cell office:value-type="float" office:value="2874.0"/>
          <table:table-cell office:value-type="float" office:value="75.0"/>
          <table:table-cell office:value-type="float" office:value="1.0"/>
          <table:table-cell office:value-type="float" office:value="1.91778"/>
          <table:table-cell office:value-type="float" office:value="0.0"/>
          <table:table-cell office:value-type="float" office:value="805.0"/>
          <table:table-cell office:value-type="float" office:value="40323.0"/>
          <table:table-cell office:value-type="float" office:value="37755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15711.0"/>
          <table:table-cell table:style-name="cellWorst" office:value-type="float" office:value="10784930.0"/>
          <table:table-cell table:style-name="cellWorst" office:value-type="float" office:value="10784930.0"/>
          <table:table-cell office:value-type="float" office:value="-1.0"/>
          <table:table-cell office:value-type="float" office:value="1.68506"/>
          <table:table-cell office:value-type="float" office:value="0.0"/>
          <table:table-cell office:value-type="float" office:value="316.0"/>
          <table:table-cell office:value-type="float" office:value="3385.0"/>
          <table:table-cell office:value-type="float" office:value="652.0"/>
          <table:table-cell office:value-type="float" office:value="1.0"/>
          <table:table-cell office:value-type="float" office:value="25.021"/>
          <table:table-cell office:value-type="float" office:value="0.0"/>
          <table:table-cell office:value-type="float" office:value="24204.0"/>
          <table:table-cell office:value-type="float" office:value="108701.0"/>
          <table:table-cell office:value-type="float" office:value="17469.0"/>
          <table:table-cell office:value-type="float" office:value="1.0"/>
          <table:table-cell office:value-type="float" office:value="42.2816"/>
          <table:table-cell office:value-type="float" office:value="0.0"/>
          <table:table-cell office:value-type="float" office:value="25465.0"/>
          <table:table-cell office:value-type="float" office:value="54122.0"/>
          <table:table-cell office:value-type="float" office:value="48990.0"/>
          <table:table-cell office:value-type="float" office:value="1.0"/>
          <table:table-cell table:formula="of:=MIN([.$B9];[.$G9];[.$M9];[.$S9];[.$Y9];[.$AE9];[.$AK9];[.$AQ9];[.$AW9];[.$BC9];[.$BI9];[.$BO9];[.$BU9];[.$CA9];[.$CG9];[.$CM9];[.$CS9];[.$CY9];[.$DE9];[.$DK9];[.$DQ9];[.$DW9];[.$EC9];[.$EI9];[.$EO9];[.$EU9];[.$FA9];[.$FG9];[.$FM9];[.$FS9];[.$FY9];[.$GE9];[.$GK9];[.$GQ9];[.$GW9];[.$HC9];[.$HI9];[.$HO9];[.$HU9];[.$IA9];[.$IG9])" office:value-type="float"/>
          <table:table-cell table:formula="of:=MIN([.$C9];[.$H9];[.$N9];[.$T9];[.$Z9];[.$AF9];[.$AL9];[.$AR9];[.$AX9];[.$BD9];[.$BJ9];[.$BP9];[.$BV9];[.$CB9];[.$CH9];[.$CN9];[.$CT9];[.$CZ9];[.$DF9];[.$DL9];[.$DR9];[.$DX9];[.$ED9];[.$EJ9];[.$EP9];[.$EV9];[.$FB9];[.$FH9];[.$FN9];[.$FT9];[.$FZ9];[.$GF9];[.$GL9];[.$GR9];[.$GX9];[.$HD9];[.$HJ9];[.$HP9];[.$HV9];[.$IB9];[.$IH9])" office:value-type="float"/>
          <table:table-cell table:formula="of:=MIN([.$D9];[.$I9];[.$O9];[.$U9];[.$AA9];[.$AG9];[.$AM9];[.$AS9];[.$AY9];[.$BE9];[.$BK9];[.$BQ9];[.$BW9];[.$CC9];[.$CI9];[.$CO9];[.$CU9];[.$DA9];[.$DG9];[.$DM9];[.$DS9];[.$DY9];[.$EE9];[.$EK9];[.$EQ9];[.$EW9];[.$FC9];[.$FI9];[.$FO9];[.$FU9];[.$GA9];[.$GG9];[.$GM9];[.$GS9];[.$GY9];[.$HE9];[.$HK9];[.$HQ9];[.$HW9];[.$IC9];[.$II9])" office:value-type="float"/>
          <table:table-cell table:formula="of:=MIN([.$E9];[.$J9];[.$P9];[.$V9];[.$AB9];[.$AH9];[.$AN9];[.$AT9];[.$AZ9];[.$BF9];[.$BL9];[.$BR9];[.$BX9];[.$CD9];[.$CJ9];[.$CP9];[.$CV9];[.$DB9];[.$DH9];[.$DN9];[.$DT9];[.$DZ9];[.$EF9];[.$EL9];[.$ER9];[.$EX9];[.$FD9];[.$FJ9];[.$FP9];[.$FV9];[.$GB9];[.$GH9];[.$GN9];[.$GT9];[.$GZ9];[.$HF9];[.$HL9];[.$HR9];[.$HX9];[.$ID9];[.$IJ9])" office:value-type="float"/>
          <table:table-cell table:formula="of:=MIN([.$K9];[.$Q9];[.$W9];[.$AC9];[.$AI9];[.$AO9];[.$AU9];[.$BA9];[.$BG9];[.$BM9];[.$BS9];[.$BY9];[.$CE9];[.$CK9];[.$CQ9];[.$CW9];[.$DC9];[.$DI9];[.$DO9];[.$DU9];[.$EA9];[.$EG9];[.$EM9];[.$ES9];[.$EY9];[.$FE9];[.$FK9];[.$FQ9];[.$FW9];[.$GC9];[.$GI9];[.$GO9];[.$GU9];[.$HA9];[.$HG9];[.$HM9];[.$HS9];[.$HY9];[.$IE9];[.$IK9])" office:value-type="float"/>
          <table:table-cell table:formula="of:=MIN([.$F9];[.$L9];[.$R9];[.$X9];[.$AD9];[.$AJ9];[.$AP9];[.$AV9];[.$BB9];[.$BH9];[.$BN9];[.$BT9];[.$BZ9];[.$CF9];[.$CL9];[.$CR9];[.$CX9];[.$DD9];[.$DJ9];[.$DP9];[.$DV9];[.$EB9];[.$EH9];[.$EN9];[.$ET9];[.$EZ9];[.$FF9];[.$FL9];[.$FR9];[.$FX9];[.$GD9];[.$GJ9];[.$GP9];[.$GV9];[.$HB9];[.$HH9];[.$HN9];[.$HT9];[.$HZ9];[.$IF9];[.$IL9])" office:value-type="float"/>
          <table:table-cell table:formula="of:=MEDIAN([.$B9];[.$G9];[.$M9];[.$S9];[.$Y9];[.$AE9];[.$AK9];[.$AQ9];[.$AW9];[.$BC9];[.$BI9];[.$BO9];[.$BU9];[.$CA9];[.$CG9];[.$CM9];[.$CS9];[.$CY9];[.$DE9];[.$DK9];[.$DQ9];[.$DW9];[.$EC9];[.$EI9];[.$EO9];[.$EU9];[.$FA9];[.$FG9];[.$FM9];[.$FS9];[.$FY9];[.$GE9];[.$GK9];[.$GQ9];[.$GW9];[.$HC9];[.$HI9];[.$HO9];[.$HU9];[.$IA9];[.$IG9])" office:value-type="float"/>
          <table:table-cell table:formula="of:=MEDIAN([.$C9];[.$H9];[.$N9];[.$T9];[.$Z9];[.$AF9];[.$AL9];[.$AR9];[.$AX9];[.$BD9];[.$BJ9];[.$BP9];[.$BV9];[.$CB9];[.$CH9];[.$CN9];[.$CT9];[.$CZ9];[.$DF9];[.$DL9];[.$DR9];[.$DX9];[.$ED9];[.$EJ9];[.$EP9];[.$EV9];[.$FB9];[.$FH9];[.$FN9];[.$FT9];[.$FZ9];[.$GF9];[.$GL9];[.$GR9];[.$GX9];[.$HD9];[.$HJ9];[.$HP9];[.$HV9];[.$IB9];[.$IH9])" office:value-type="float"/>
          <table:table-cell table:formula="of:=MEDIAN([.$D9];[.$I9];[.$O9];[.$U9];[.$AA9];[.$AG9];[.$AM9];[.$AS9];[.$AY9];[.$BE9];[.$BK9];[.$BQ9];[.$BW9];[.$CC9];[.$CI9];[.$CO9];[.$CU9];[.$DA9];[.$DG9];[.$DM9];[.$DS9];[.$DY9];[.$EE9];[.$EK9];[.$EQ9];[.$EW9];[.$FC9];[.$FI9];[.$FO9];[.$FU9];[.$GA9];[.$GG9];[.$GM9];[.$GS9];[.$GY9];[.$HE9];[.$HK9];[.$HQ9];[.$HW9];[.$IC9];[.$II9])" office:value-type="float"/>
          <table:table-cell table:formula="of:=MEDIAN([.$E9];[.$J9];[.$P9];[.$V9];[.$AB9];[.$AH9];[.$AN9];[.$AT9];[.$AZ9];[.$BF9];[.$BL9];[.$BR9];[.$BX9];[.$CD9];[.$CJ9];[.$CP9];[.$CV9];[.$DB9];[.$DH9];[.$DN9];[.$DT9];[.$DZ9];[.$EF9];[.$EL9];[.$ER9];[.$EX9];[.$FD9];[.$FJ9];[.$FP9];[.$FV9];[.$GB9];[.$GH9];[.$GN9];[.$GT9];[.$GZ9];[.$HF9];[.$HL9];[.$HR9];[.$HX9];[.$ID9];[.$IJ9])" office:value-type="float"/>
          <table:table-cell table:formula="of:=MEDIAN([.$K9];[.$Q9];[.$W9];[.$AC9];[.$AI9];[.$AO9];[.$AU9];[.$BA9];[.$BG9];[.$BM9];[.$BS9];[.$BY9];[.$CE9];[.$CK9];[.$CQ9];[.$CW9];[.$DC9];[.$DI9];[.$DO9];[.$DU9];[.$EA9];[.$EG9];[.$EM9];[.$ES9];[.$EY9];[.$FE9];[.$FK9];[.$FQ9];[.$FW9];[.$GC9];[.$GI9];[.$GO9];[.$GU9];[.$HA9];[.$HG9];[.$HM9];[.$HS9];[.$HY9];[.$IE9];[.$IK9])" office:value-type="float"/>
          <table:table-cell table:formula="of:=MEDIAN([.$F9];[.$L9];[.$R9];[.$X9];[.$AD9];[.$AJ9];[.$AP9];[.$AV9];[.$BB9];[.$BH9];[.$BN9];[.$BT9];[.$BZ9];[.$CF9];[.$CL9];[.$CR9];[.$CX9];[.$DD9];[.$DJ9];[.$DP9];[.$DV9];[.$EB9];[.$EH9];[.$EN9];[.$ET9];[.$EZ9];[.$FF9];[.$FL9];[.$FR9];[.$FX9];[.$GD9];[.$GJ9];[.$GP9];[.$GV9];[.$HB9];[.$HH9];[.$HN9];[.$HT9];[.$HZ9];[.$IF9];[.$IL9])" office:value-type="float"/>
          <table:table-cell table:formula="of:=MAX([.$B9];[.$G9];[.$M9];[.$S9];[.$Y9];[.$AE9];[.$AK9];[.$AQ9];[.$AW9];[.$BC9];[.$BI9];[.$BO9];[.$BU9];[.$CA9];[.$CG9];[.$CM9];[.$CS9];[.$CY9];[.$DE9];[.$DK9];[.$DQ9];[.$DW9];[.$EC9];[.$EI9];[.$EO9];[.$EU9];[.$FA9];[.$FG9];[.$FM9];[.$FS9];[.$FY9];[.$GE9];[.$GK9];[.$GQ9];[.$GW9];[.$HC9];[.$HI9];[.$HO9];[.$HU9];[.$IA9];[.$IG9])" office:value-type="float"/>
          <table:table-cell table:formula="of:=MAX([.$C9];[.$H9];[.$N9];[.$T9];[.$Z9];[.$AF9];[.$AL9];[.$AR9];[.$AX9];[.$BD9];[.$BJ9];[.$BP9];[.$BV9];[.$CB9];[.$CH9];[.$CN9];[.$CT9];[.$CZ9];[.$DF9];[.$DL9];[.$DR9];[.$DX9];[.$ED9];[.$EJ9];[.$EP9];[.$EV9];[.$FB9];[.$FH9];[.$FN9];[.$FT9];[.$FZ9];[.$GF9];[.$GL9];[.$GR9];[.$GX9];[.$HD9];[.$HJ9];[.$HP9];[.$HV9];[.$IB9];[.$IH9])" office:value-type="float"/>
          <table:table-cell table:formula="of:=MAX([.$D9];[.$I9];[.$O9];[.$U9];[.$AA9];[.$AG9];[.$AM9];[.$AS9];[.$AY9];[.$BE9];[.$BK9];[.$BQ9];[.$BW9];[.$CC9];[.$CI9];[.$CO9];[.$CU9];[.$DA9];[.$DG9];[.$DM9];[.$DS9];[.$DY9];[.$EE9];[.$EK9];[.$EQ9];[.$EW9];[.$FC9];[.$FI9];[.$FO9];[.$FU9];[.$GA9];[.$GG9];[.$GM9];[.$GS9];[.$GY9];[.$HE9];[.$HK9];[.$HQ9];[.$HW9];[.$IC9];[.$II9])" office:value-type="float"/>
          <table:table-cell table:formula="of:=MAX([.$E9];[.$J9];[.$P9];[.$V9];[.$AB9];[.$AH9];[.$AN9];[.$AT9];[.$AZ9];[.$BF9];[.$BL9];[.$BR9];[.$BX9];[.$CD9];[.$CJ9];[.$CP9];[.$CV9];[.$DB9];[.$DH9];[.$DN9];[.$DT9];[.$DZ9];[.$EF9];[.$EL9];[.$ER9];[.$EX9];[.$FD9];[.$FJ9];[.$FP9];[.$FV9];[.$GB9];[.$GH9];[.$GN9];[.$GT9];[.$GZ9];[.$HF9];[.$HL9];[.$HR9];[.$HX9];[.$ID9];[.$IJ9])" office:value-type="float"/>
          <table:table-cell table:formula="of:=MAX([.$K9];[.$Q9];[.$W9];[.$AC9];[.$AI9];[.$AO9];[.$AU9];[.$BA9];[.$BG9];[.$BM9];[.$BS9];[.$BY9];[.$CE9];[.$CK9];[.$CQ9];[.$CW9];[.$DC9];[.$DI9];[.$DO9];[.$DU9];[.$EA9];[.$EG9];[.$EM9];[.$ES9];[.$EY9];[.$FE9];[.$FK9];[.$FQ9];[.$FW9];[.$GC9];[.$GI9];[.$GO9];[.$GU9];[.$HA9];[.$HG9];[.$HM9];[.$HS9];[.$HY9];[.$IE9];[.$IK9])" office:value-type="float"/>
          <table:table-cell table:formula="of:=MAX([.$F9];[.$L9];[.$R9];[.$X9];[.$AD9];[.$AJ9];[.$AP9];[.$AV9];[.$BB9];[.$BH9];[.$BN9];[.$BT9];[.$BZ9];[.$CF9];[.$CL9];[.$CR9];[.$CX9];[.$DD9];[.$DJ9];[.$DP9];[.$DV9];[.$EB9];[.$EH9];[.$EN9];[.$ET9];[.$EZ9];[.$FF9];[.$FL9];[.$FR9];[.$FX9];[.$GD9];[.$GJ9];[.$GP9];[.$GV9];[.$HB9];[.$HH9];[.$HN9];[.$HT9];[.$HZ9];[.$IF9];[.$IL9])" office:value-type="float"/>
        </table:table-row>
        <table:table-row table:style-name="ro1">
          <table:table-cell office:value-type="string">
            <text:p>./laby_16_16_02.lp</text:p>
          </table:table-cell>
          <table:table-cell office:value-type="float" office:value="600.0"/>
          <table:table-cell office:value-type="float" office:value="1.0"/>
          <table:table-cell office:value-type="float" office:value="253897.0"/>
          <table:table-cell office:value-type="float" office:value="279669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78864.0"/>
          <table:table-cell office:value-type="float" office:value="3036914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89830.0"/>
          <table:table-cell office:value-type="float" office:value="3113858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75024.0"/>
          <table:table-cell office:value-type="float" office:value="3007944.0"/>
          <table:table-cell office:value-type="float" office:value="17792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83819.0"/>
          <table:table-cell office:value-type="float" office:value="2231169.0"/>
          <table:table-cell office:value-type="float" office:value="20156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74134.0"/>
          <table:table-cell office:value-type="float" office:value="739829.0"/>
          <table:table-cell office:value-type="float" office:value="9932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8374.0"/>
          <table:table-cell office:value-type="float" office:value="958337.0"/>
          <table:table-cell office:value-type="float" office:value="20895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6441.0"/>
          <table:table-cell office:value-type="float" office:value="809217.0"/>
          <table:table-cell office:value-type="float" office:value="25900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02197.0"/>
          <table:table-cell office:value-type="float" office:value="698222.0"/>
          <table:table-cell office:value-type="float" office:value="27717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73129.0"/>
          <table:table-cell office:value-type="float" office:value="197672.0"/>
          <table:table-cell office:value-type="float" office:value="11730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90523.0"/>
          <table:table-cell office:value-type="float" office:value="1237890.0"/>
          <table:table-cell office:value-type="float" office:value="22187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96532.0"/>
          <table:table-cell office:value-type="float" office:value="896197.0"/>
          <table:table-cell office:value-type="float" office:value="166856.0"/>
          <table:table-cell office:value-type="float" office:value="-1.0"/>
          <table:table-cell office:value-type="float" office:value="324.744"/>
          <table:table-cell table:style-name="cellBest" office:value-type="float" office:value="0.0"/>
          <table:table-cell office:value-type="float" office:value="162695.0"/>
          <table:table-cell office:value-type="float" office:value="1557002.0"/>
          <table:table-cell office:value-type="float" office:value="109678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32544.0"/>
          <table:table-cell office:value-type="float" office:value="2345361.0"/>
          <table:table-cell office:value-type="float" office:value="21418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1809.0"/>
          <table:table-cell office:value-type="float" office:value="71928.0"/>
          <table:table-cell office:value-type="float" office:value="7192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74151.0"/>
          <table:table-cell office:value-type="float" office:value="2665214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28140.0"/>
          <table:table-cell office:value-type="float" office:value="996160.0"/>
          <table:table-cell office:value-type="float" office:value="15893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26615.0"/>
          <table:table-cell office:value-type="float" office:value="944882.0"/>
          <table:table-cell office:value-type="float" office:value="17951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51056.0"/>
          <table:table-cell office:value-type="float" office:value="254997.0"/>
          <table:table-cell office:value-type="float" office:value="25499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41360.0"/>
          <table:table-cell office:value-type="float" office:value="1176510.0"/>
          <table:table-cell office:value-type="float" office:value="15430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52272.0"/>
          <table:table-cell office:value-type="float" office:value="1321308.0"/>
          <table:table-cell office:value-type="float" office:value="22983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29557.0"/>
          <table:table-cell office:value-type="float" office:value="190968.0"/>
          <table:table-cell office:value-type="float" office:value="14653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90328.0"/>
          <table:table-cell office:value-type="float" office:value="3119090.0"/>
          <table:table-cell office:value-type="float" office:value="18938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13847.0"/>
          <table:table-cell office:value-type="float" office:value="1973219.0"/>
          <table:table-cell office:value-type="float" office:value="10995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47831.0"/>
          <table:table-cell office:value-type="float" office:value="2754884.0"/>
          <table:table-cell office:value-type="float" office:value="19217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78099.0"/>
          <table:table-cell office:value-type="float" office:value="513827.0"/>
          <table:table-cell office:value-type="float" office:value="32583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27941.0"/>
          <table:table-cell office:value-type="float" office:value="725713.0"/>
          <table:table-cell office:value-type="float" office:value="65938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85878.0"/>
          <table:table-cell office:value-type="float" office:value="1197079.0"/>
          <table:table-cell office:value-type="float" office:value="960462.0"/>
          <table:table-cell office:value-type="float" office:value="-1.0"/>
          <table:table-cell table:style-name="cellBest" office:value-type="float" office:value="7.78125"/>
          <table:table-cell table:style-name="cellBest" office:value-type="float" office:value="0.0"/>
          <table:table-cell table:style-name="cellBest" office:value-type="float" office:value="4720.0"/>
          <table:table-cell table:style-name="cellBest" office:value-type="float" office:value="22799.0"/>
          <table:table-cell office:value-type="float" office:value="18586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76772.0"/>
          <table:table-cell office:value-type="float" office:value="1519403.0"/>
          <table:table-cell office:value-type="float" office:value="9671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03823.0"/>
          <table:table-cell office:value-type="float" office:value="1378581.0"/>
          <table:table-cell office:value-type="float" office:value="11137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12219.0"/>
          <table:table-cell office:value-type="float" office:value="1421123.0"/>
          <table:table-cell office:value-type="float" office:value="11636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83915.0"/>
          <table:table-cell office:value-type="float" office:value="1315400.0"/>
          <table:table-cell office:value-type="float" office:value="112534.0"/>
          <table:table-cell office:value-type="float" office:value="-1.0"/>
          <table:table-cell office:value-type="float" office:value="53.022"/>
          <table:table-cell table:style-name="cellBest" office:value-type="float" office:value="0.0"/>
          <table:table-cell office:value-type="float" office:value="40579.0"/>
          <table:table-cell office:value-type="float" office:value="147212.0"/>
          <table:table-cell office:value-type="float" office:value="147212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49237.0"/>
          <table:table-cell office:value-type="float" office:value="1750814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510274.0"/>
          <table:table-cell office:value-type="float" office:value="984525.0"/>
          <table:table-cell office:value-type="float" office:value="89056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57147.0"/>
          <table:table-cell office:value-type="float" office:value="1016314.0"/>
          <table:table-cell office:value-type="float" office:value="12725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6803.0"/>
          <table:table-cell table:style-name="cellWorst" office:value-type="float" office:value="11059848.0"/>
          <table:table-cell table:style-name="cellWorst" office:value-type="float" office:value="1105984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84360.0"/>
          <table:table-cell office:value-type="float" office:value="818468.0"/>
          <table:table-cell office:value-type="float" office:value="38487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03362.0"/>
          <table:table-cell office:value-type="float" office:value="911960.0"/>
          <table:table-cell office:value-type="float" office:value="12004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85541.0"/>
          <table:table-cell office:value-type="float" office:value="491859.0"/>
          <table:table-cell office:value-type="float" office:value="369108.0"/>
          <table:table-cell office:value-type="float" office:value="-1.0"/>
          <table:table-cell table:formula="of:=MIN([.$B10];[.$G10];[.$M10];[.$S10];[.$Y10];[.$AE10];[.$AK10];[.$AQ10];[.$AW10];[.$BC10];[.$BI10];[.$BO10];[.$BU10];[.$CA10];[.$CG10];[.$CM10];[.$CS10];[.$CY10];[.$DE10];[.$DK10];[.$DQ10];[.$DW10];[.$EC10];[.$EI10];[.$EO10];[.$EU10];[.$FA10];[.$FG10];[.$FM10];[.$FS10];[.$FY10];[.$GE10];[.$GK10];[.$GQ10];[.$GW10];[.$HC10];[.$HI10];[.$HO10];[.$HU10];[.$IA10];[.$IG10])" office:value-type="float"/>
          <table:table-cell table:formula="of:=MIN([.$C10];[.$H10];[.$N10];[.$T10];[.$Z10];[.$AF10];[.$AL10];[.$AR10];[.$AX10];[.$BD10];[.$BJ10];[.$BP10];[.$BV10];[.$CB10];[.$CH10];[.$CN10];[.$CT10];[.$CZ10];[.$DF10];[.$DL10];[.$DR10];[.$DX10];[.$ED10];[.$EJ10];[.$EP10];[.$EV10];[.$FB10];[.$FH10];[.$FN10];[.$FT10];[.$FZ10];[.$GF10];[.$GL10];[.$GR10];[.$GX10];[.$HD10];[.$HJ10];[.$HP10];[.$HV10];[.$IB10];[.$IH10])" office:value-type="float"/>
          <table:table-cell table:formula="of:=MIN([.$D10];[.$I10];[.$O10];[.$U10];[.$AA10];[.$AG10];[.$AM10];[.$AS10];[.$AY10];[.$BE10];[.$BK10];[.$BQ10];[.$BW10];[.$CC10];[.$CI10];[.$CO10];[.$CU10];[.$DA10];[.$DG10];[.$DM10];[.$DS10];[.$DY10];[.$EE10];[.$EK10];[.$EQ10];[.$EW10];[.$FC10];[.$FI10];[.$FO10];[.$FU10];[.$GA10];[.$GG10];[.$GM10];[.$GS10];[.$GY10];[.$HE10];[.$HK10];[.$HQ10];[.$HW10];[.$IC10];[.$II10])" office:value-type="float"/>
          <table:table-cell table:formula="of:=MIN([.$E10];[.$J10];[.$P10];[.$V10];[.$AB10];[.$AH10];[.$AN10];[.$AT10];[.$AZ10];[.$BF10];[.$BL10];[.$BR10];[.$BX10];[.$CD10];[.$CJ10];[.$CP10];[.$CV10];[.$DB10];[.$DH10];[.$DN10];[.$DT10];[.$DZ10];[.$EF10];[.$EL10];[.$ER10];[.$EX10];[.$FD10];[.$FJ10];[.$FP10];[.$FV10];[.$GB10];[.$GH10];[.$GN10];[.$GT10];[.$GZ10];[.$HF10];[.$HL10];[.$HR10];[.$HX10];[.$ID10];[.$IJ10])" office:value-type="float"/>
          <table:table-cell table:formula="of:=MIN([.$K10];[.$Q10];[.$W10];[.$AC10];[.$AI10];[.$AO10];[.$AU10];[.$BA10];[.$BG10];[.$BM10];[.$BS10];[.$BY10];[.$CE10];[.$CK10];[.$CQ10];[.$CW10];[.$DC10];[.$DI10];[.$DO10];[.$DU10];[.$EA10];[.$EG10];[.$EM10];[.$ES10];[.$EY10];[.$FE10];[.$FK10];[.$FQ10];[.$FW10];[.$GC10];[.$GI10];[.$GO10];[.$GU10];[.$HA10];[.$HG10];[.$HM10];[.$HS10];[.$HY10];[.$IE10];[.$IK10])" office:value-type="float"/>
          <table:table-cell table:formula="of:=MIN([.$F10];[.$L10];[.$R10];[.$X10];[.$AD10];[.$AJ10];[.$AP10];[.$AV10];[.$BB10];[.$BH10];[.$BN10];[.$BT10];[.$BZ10];[.$CF10];[.$CL10];[.$CR10];[.$CX10];[.$DD10];[.$DJ10];[.$DP10];[.$DV10];[.$EB10];[.$EH10];[.$EN10];[.$ET10];[.$EZ10];[.$FF10];[.$FL10];[.$FR10];[.$FX10];[.$GD10];[.$GJ10];[.$GP10];[.$GV10];[.$HB10];[.$HH10];[.$HN10];[.$HT10];[.$HZ10];[.$IF10];[.$IL10])" office:value-type="float"/>
          <table:table-cell table:formula="of:=MEDIAN([.$B10];[.$G10];[.$M10];[.$S10];[.$Y10];[.$AE10];[.$AK10];[.$AQ10];[.$AW10];[.$BC10];[.$BI10];[.$BO10];[.$BU10];[.$CA10];[.$CG10];[.$CM10];[.$CS10];[.$CY10];[.$DE10];[.$DK10];[.$DQ10];[.$DW10];[.$EC10];[.$EI10];[.$EO10];[.$EU10];[.$FA10];[.$FG10];[.$FM10];[.$FS10];[.$FY10];[.$GE10];[.$GK10];[.$GQ10];[.$GW10];[.$HC10];[.$HI10];[.$HO10];[.$HU10];[.$IA10];[.$IG10])" office:value-type="float"/>
          <table:table-cell table:formula="of:=MEDIAN([.$C10];[.$H10];[.$N10];[.$T10];[.$Z10];[.$AF10];[.$AL10];[.$AR10];[.$AX10];[.$BD10];[.$BJ10];[.$BP10];[.$BV10];[.$CB10];[.$CH10];[.$CN10];[.$CT10];[.$CZ10];[.$DF10];[.$DL10];[.$DR10];[.$DX10];[.$ED10];[.$EJ10];[.$EP10];[.$EV10];[.$FB10];[.$FH10];[.$FN10];[.$FT10];[.$FZ10];[.$GF10];[.$GL10];[.$GR10];[.$GX10];[.$HD10];[.$HJ10];[.$HP10];[.$HV10];[.$IB10];[.$IH10])" office:value-type="float"/>
          <table:table-cell table:formula="of:=MEDIAN([.$D10];[.$I10];[.$O10];[.$U10];[.$AA10];[.$AG10];[.$AM10];[.$AS10];[.$AY10];[.$BE10];[.$BK10];[.$BQ10];[.$BW10];[.$CC10];[.$CI10];[.$CO10];[.$CU10];[.$DA10];[.$DG10];[.$DM10];[.$DS10];[.$DY10];[.$EE10];[.$EK10];[.$EQ10];[.$EW10];[.$FC10];[.$FI10];[.$FO10];[.$FU10];[.$GA10];[.$GG10];[.$GM10];[.$GS10];[.$GY10];[.$HE10];[.$HK10];[.$HQ10];[.$HW10];[.$IC10];[.$II10])" office:value-type="float"/>
          <table:table-cell table:formula="of:=MEDIAN([.$E10];[.$J10];[.$P10];[.$V10];[.$AB10];[.$AH10];[.$AN10];[.$AT10];[.$AZ10];[.$BF10];[.$BL10];[.$BR10];[.$BX10];[.$CD10];[.$CJ10];[.$CP10];[.$CV10];[.$DB10];[.$DH10];[.$DN10];[.$DT10];[.$DZ10];[.$EF10];[.$EL10];[.$ER10];[.$EX10];[.$FD10];[.$FJ10];[.$FP10];[.$FV10];[.$GB10];[.$GH10];[.$GN10];[.$GT10];[.$GZ10];[.$HF10];[.$HL10];[.$HR10];[.$HX10];[.$ID10];[.$IJ10])" office:value-type="float"/>
          <table:table-cell table:formula="of:=MEDIAN([.$K10];[.$Q10];[.$W10];[.$AC10];[.$AI10];[.$AO10];[.$AU10];[.$BA10];[.$BG10];[.$BM10];[.$BS10];[.$BY10];[.$CE10];[.$CK10];[.$CQ10];[.$CW10];[.$DC10];[.$DI10];[.$DO10];[.$DU10];[.$EA10];[.$EG10];[.$EM10];[.$ES10];[.$EY10];[.$FE10];[.$FK10];[.$FQ10];[.$FW10];[.$GC10];[.$GI10];[.$GO10];[.$GU10];[.$HA10];[.$HG10];[.$HM10];[.$HS10];[.$HY10];[.$IE10];[.$IK10])" office:value-type="float"/>
          <table:table-cell table:formula="of:=MEDIAN([.$F10];[.$L10];[.$R10];[.$X10];[.$AD10];[.$AJ10];[.$AP10];[.$AV10];[.$BB10];[.$BH10];[.$BN10];[.$BT10];[.$BZ10];[.$CF10];[.$CL10];[.$CR10];[.$CX10];[.$DD10];[.$DJ10];[.$DP10];[.$DV10];[.$EB10];[.$EH10];[.$EN10];[.$ET10];[.$EZ10];[.$FF10];[.$FL10];[.$FR10];[.$FX10];[.$GD10];[.$GJ10];[.$GP10];[.$GV10];[.$HB10];[.$HH10];[.$HN10];[.$HT10];[.$HZ10];[.$IF10];[.$IL10])" office:value-type="float"/>
          <table:table-cell table:formula="of:=MAX([.$B10];[.$G10];[.$M10];[.$S10];[.$Y10];[.$AE10];[.$AK10];[.$AQ10];[.$AW10];[.$BC10];[.$BI10];[.$BO10];[.$BU10];[.$CA10];[.$CG10];[.$CM10];[.$CS10];[.$CY10];[.$DE10];[.$DK10];[.$DQ10];[.$DW10];[.$EC10];[.$EI10];[.$EO10];[.$EU10];[.$FA10];[.$FG10];[.$FM10];[.$FS10];[.$FY10];[.$GE10];[.$GK10];[.$GQ10];[.$GW10];[.$HC10];[.$HI10];[.$HO10];[.$HU10];[.$IA10];[.$IG10])" office:value-type="float"/>
          <table:table-cell table:formula="of:=MAX([.$C10];[.$H10];[.$N10];[.$T10];[.$Z10];[.$AF10];[.$AL10];[.$AR10];[.$AX10];[.$BD10];[.$BJ10];[.$BP10];[.$BV10];[.$CB10];[.$CH10];[.$CN10];[.$CT10];[.$CZ10];[.$DF10];[.$DL10];[.$DR10];[.$DX10];[.$ED10];[.$EJ10];[.$EP10];[.$EV10];[.$FB10];[.$FH10];[.$FN10];[.$FT10];[.$FZ10];[.$GF10];[.$GL10];[.$GR10];[.$GX10];[.$HD10];[.$HJ10];[.$HP10];[.$HV10];[.$IB10];[.$IH10])" office:value-type="float"/>
          <table:table-cell table:formula="of:=MAX([.$D10];[.$I10];[.$O10];[.$U10];[.$AA10];[.$AG10];[.$AM10];[.$AS10];[.$AY10];[.$BE10];[.$BK10];[.$BQ10];[.$BW10];[.$CC10];[.$CI10];[.$CO10];[.$CU10];[.$DA10];[.$DG10];[.$DM10];[.$DS10];[.$DY10];[.$EE10];[.$EK10];[.$EQ10];[.$EW10];[.$FC10];[.$FI10];[.$FO10];[.$FU10];[.$GA10];[.$GG10];[.$GM10];[.$GS10];[.$GY10];[.$HE10];[.$HK10];[.$HQ10];[.$HW10];[.$IC10];[.$II10])" office:value-type="float"/>
          <table:table-cell table:formula="of:=MAX([.$E10];[.$J10];[.$P10];[.$V10];[.$AB10];[.$AH10];[.$AN10];[.$AT10];[.$AZ10];[.$BF10];[.$BL10];[.$BR10];[.$BX10];[.$CD10];[.$CJ10];[.$CP10];[.$CV10];[.$DB10];[.$DH10];[.$DN10];[.$DT10];[.$DZ10];[.$EF10];[.$EL10];[.$ER10];[.$EX10];[.$FD10];[.$FJ10];[.$FP10];[.$FV10];[.$GB10];[.$GH10];[.$GN10];[.$GT10];[.$GZ10];[.$HF10];[.$HL10];[.$HR10];[.$HX10];[.$ID10];[.$IJ10])" office:value-type="float"/>
          <table:table-cell table:formula="of:=MAX([.$K10];[.$Q10];[.$W10];[.$AC10];[.$AI10];[.$AO10];[.$AU10];[.$BA10];[.$BG10];[.$BM10];[.$BS10];[.$BY10];[.$CE10];[.$CK10];[.$CQ10];[.$CW10];[.$DC10];[.$DI10];[.$DO10];[.$DU10];[.$EA10];[.$EG10];[.$EM10];[.$ES10];[.$EY10];[.$FE10];[.$FK10];[.$FQ10];[.$FW10];[.$GC10];[.$GI10];[.$GO10];[.$GU10];[.$HA10];[.$HG10];[.$HM10];[.$HS10];[.$HY10];[.$IE10];[.$IK10])" office:value-type="float"/>
          <table:table-cell table:formula="of:=MAX([.$F10];[.$L10];[.$R10];[.$X10];[.$AD10];[.$AJ10];[.$AP10];[.$AV10];[.$BB10];[.$BH10];[.$BN10];[.$BT10];[.$BZ10];[.$CF10];[.$CL10];[.$CR10];[.$CX10];[.$DD10];[.$DJ10];[.$DP10];[.$DV10];[.$EB10];[.$EH10];[.$EN10];[.$ET10];[.$EZ10];[.$FF10];[.$FL10];[.$FR10];[.$FX10];[.$GD10];[.$GJ10];[.$GP10];[.$GV10];[.$HB10];[.$HH10];[.$HN10];[.$HT10];[.$HZ10];[.$IF10];[.$IL10])" office:value-type="float"/>
        </table:table-row>
        <table:table-row table:style-name="ro1">
          <table:table-cell office:value-type="string">
            <text:p>./laby_16_16_03.lp</text:p>
          </table:table-cell>
          <table:table-cell office:value-type="float" office:value="17.0466"/>
          <table:table-cell office:value-type="float" office:value="0.0"/>
          <table:table-cell office:value-type="float" office:value="11690.0"/>
          <table:table-cell office:value-type="float" office:value="93545.0"/>
          <table:table-cell office:value-type="float" office:value="1.0"/>
          <table:table-cell office:value-type="float" office:value="18.6071"/>
          <table:table-cell office:value-type="float" office:value="0.0"/>
          <table:table-cell office:value-type="float" office:value="11690.0"/>
          <table:table-cell office:value-type="float" office:value="93545.0"/>
          <table:table-cell table:style-name="cellBest" office:value-type="float" office:value="0.0"/>
          <table:table-cell office:value-type="float" office:value="1.0"/>
          <table:table-cell office:value-type="float" office:value="17.9001"/>
          <table:table-cell office:value-type="float" office:value="0.0"/>
          <table:table-cell office:value-type="float" office:value="11690.0"/>
          <table:table-cell office:value-type="float" office:value="93545.0"/>
          <table:table-cell table:style-name="cellBest" office:value-type="float" office:value="0.0"/>
          <table:table-cell office:value-type="float" office:value="1.0"/>
          <table:table-cell office:value-type="float" office:value="17.3046"/>
          <table:table-cell office:value-type="float" office:value="0.0"/>
          <table:table-cell office:value-type="float" office:value="11690.0"/>
          <table:table-cell office:value-type="float" office:value="93545.0"/>
          <table:table-cell office:value-type="float" office:value="11117.0"/>
          <table:table-cell office:value-type="float" office:value="1.0"/>
          <table:table-cell office:value-type="float" office:value="8.07567"/>
          <table:table-cell office:value-type="float" office:value="0.0"/>
          <table:table-cell office:value-type="float" office:value="5405.0"/>
          <table:table-cell office:value-type="float" office:value="28651.0"/>
          <table:table-cell office:value-type="float" office:value="9181.0"/>
          <table:table-cell office:value-type="float" office:value="1.0"/>
          <table:table-cell office:value-type="float" office:value="35.0944"/>
          <table:table-cell office:value-type="float" office:value="0.0"/>
          <table:table-cell office:value-type="float" office:value="26168.0"/>
          <table:table-cell office:value-type="float" office:value="53329.0"/>
          <table:table-cell office:value-type="float" office:value="9287.0"/>
          <table:table-cell office:value-type="float" office:value="1.0"/>
          <table:table-cell office:value-type="float" office:value="29.8952"/>
          <table:table-cell office:value-type="float" office:value="0.0"/>
          <table:table-cell office:value-type="float" office:value="15362.0"/>
          <table:table-cell office:value-type="float" office:value="140575.0"/>
          <table:table-cell office:value-type="float" office:value="25238.0"/>
          <table:table-cell office:value-type="float" office:value="1.0"/>
          <table:table-cell office:value-type="float" office:value="9.48951"/>
          <table:table-cell office:value-type="float" office:value="0.0"/>
          <table:table-cell office:value-type="float" office:value="6744.0"/>
          <table:table-cell office:value-type="float" office:value="26378.0"/>
          <table:table-cell office:value-type="float" office:value="14651.0"/>
          <table:table-cell office:value-type="float" office:value="1.0"/>
          <table:table-cell office:value-type="float" office:value="1.7868"/>
          <table:table-cell office:value-type="float" office:value="0.0"/>
          <table:table-cell office:value-type="float" office:value="223.0"/>
          <table:table-cell office:value-type="float" office:value="5456.0"/>
          <table:table-cell office:value-type="float" office:value="3157.0"/>
          <table:table-cell office:value-type="float" office:value="1.0"/>
          <table:table-cell office:value-type="float" office:value="9.81451"/>
          <table:table-cell office:value-type="float" office:value="0.0"/>
          <table:table-cell office:value-type="float" office:value="8104.0"/>
          <table:table-cell office:value-type="float" office:value="74949.0"/>
          <table:table-cell office:value-type="float" office:value="13469.0"/>
          <table:table-cell office:value-type="float" office:value="1.0"/>
          <table:table-cell office:value-type="float" office:value="76.2291"/>
          <table:table-cell office:value-type="float" office:value="0.0"/>
          <table:table-cell office:value-type="float" office:value="68451.0"/>
          <table:table-cell office:value-type="float" office:value="653227.0"/>
          <table:table-cell office:value-type="float" office:value="46082.0"/>
          <table:table-cell office:value-type="float" office:value="1.0"/>
          <table:table-cell office:value-type="float" office:value="2.33928"/>
          <table:table-cell office:value-type="float" office:value="0.0"/>
          <table:table-cell office:value-type="float" office:value="848.0"/>
          <table:table-cell office:value-type="float" office:value="9426.0"/>
          <table:table-cell office:value-type="float" office:value="4025.0"/>
          <table:table-cell office:value-type="float" office:value="1.0"/>
          <table:table-cell office:value-type="float" office:value="16.4559"/>
          <table:table-cell office:value-type="float" office:value="0.0"/>
          <table:table-cell office:value-type="float" office:value="17823.0"/>
          <table:table-cell office:value-type="float" office:value="93774.0"/>
          <table:table-cell office:value-type="float" office:value="19237.0"/>
          <table:table-cell office:value-type="float" office:value="1.0"/>
          <table:table-cell office:value-type="float" office:value="3.54614"/>
          <table:table-cell office:value-type="float" office:value="0.0"/>
          <table:table-cell office:value-type="float" office:value="2097.0"/>
          <table:table-cell office:value-type="float" office:value="20408.0"/>
          <table:table-cell office:value-type="float" office:value="5434.0"/>
          <table:table-cell office:value-type="float" office:value="1.0"/>
          <table:table-cell office:value-type="float" office:value="4.45744"/>
          <table:table-cell office:value-type="float" office:value="0.0"/>
          <table:table-cell office:value-type="float" office:value="514.0"/>
          <table:table-cell office:value-type="float" office:value="5524.0"/>
          <table:table-cell office:value-type="float" office:value="5524.0"/>
          <table:table-cell office:value-type="float" office:value="1.0"/>
          <table:table-cell office:value-type="float" office:value="1.75779"/>
          <table:table-cell office:value-type="float" office:value="0.0"/>
          <table:table-cell office:value-type="float" office:value="646.0"/>
          <table:table-cell table:style-name="cellBest" office:value-type="float" office:value="1400.0"/>
          <table:table-cell table:style-name="cellBest" office:value-type="float" office:value="0.0"/>
          <table:table-cell office:value-type="float" office:value="1.0"/>
          <table:table-cell office:value-type="float" office:value="4.41305"/>
          <table:table-cell office:value-type="float" office:value="0.0"/>
          <table:table-cell office:value-type="float" office:value="1137.0"/>
          <table:table-cell office:value-type="float" office:value="13553.0"/>
          <table:table-cell office:value-type="float" office:value="6021.0"/>
          <table:table-cell office:value-type="float" office:value="1.0"/>
          <table:table-cell office:value-type="float" office:value="2.05818"/>
          <table:table-cell office:value-type="float" office:value="0.0"/>
          <table:table-cell office:value-type="float" office:value="626.0"/>
          <table:table-cell office:value-type="float" office:value="12534.0"/>
          <table:table-cell office:value-type="float" office:value="10052.0"/>
          <table:table-cell office:value-type="float" office:value="1.0"/>
          <table:table-cell office:value-type="float" office:value="83.0515"/>
          <table:table-cell office:value-type="float" office:value="0.0"/>
          <table:table-cell office:value-type="float" office:value="22278.0"/>
          <table:table-cell office:value-type="float" office:value="46245.0"/>
          <table:table-cell office:value-type="float" office:value="46245.0"/>
          <table:table-cell office:value-type="float" office:value="1.0"/>
          <table:table-cell office:value-type="float" office:value="5.58297"/>
          <table:table-cell office:value-type="float" office:value="0.0"/>
          <table:table-cell office:value-type="float" office:value="3270.0"/>
          <table:table-cell office:value-type="float" office:value="22832.0"/>
          <table:table-cell office:value-type="float" office:value="8364.0"/>
          <table:table-cell office:value-type="float" office:value="1.0"/>
          <table:table-cell office:value-type="float" office:value="4.25204"/>
          <table:table-cell office:value-type="float" office:value="0.0"/>
          <table:table-cell office:value-type="float" office:value="2477.0"/>
          <table:table-cell office:value-type="float" office:value="19095.0"/>
          <table:table-cell office:value-type="float" office:value="5337.0"/>
          <table:table-cell office:value-type="float" office:value="1.0"/>
          <table:table-cell office:value-type="float" office:value="194.091"/>
          <table:table-cell office:value-type="float" office:value="0.0"/>
          <table:table-cell office:value-type="float" office:value="60400.0"/>
          <table:table-cell office:value-type="float" office:value="92684.0"/>
          <table:table-cell office:value-type="float" office:value="79108.0"/>
          <table:table-cell office:value-type="float" office:value="1.0"/>
          <table:table-cell office:value-type="float" office:value="23.1343"/>
          <table:table-cell office:value-type="float" office:value="0.0"/>
          <table:table-cell office:value-type="float" office:value="11690.0"/>
          <table:table-cell office:value-type="float" office:value="93545.0"/>
          <table:table-cell office:value-type="float" office:value="11117.0"/>
          <table:table-cell office:value-type="float" office:value="1.0"/>
          <table:table-cell office:value-type="float" office:value="3.26643"/>
          <table:table-cell office:value-type="float" office:value="0.0"/>
          <table:table-cell office:value-type="float" office:value="1687.0"/>
          <table:table-cell office:value-type="float" office:value="15063.0"/>
          <table:table-cell office:value-type="float" office:value="1877.0"/>
          <table:table-cell office:value-type="float" office:value="1.0"/>
          <table:table-cell office:value-type="float" office:value="2.85524"/>
          <table:table-cell office:value-type="float" office:value="0.0"/>
          <table:table-cell office:value-type="float" office:value="841.0"/>
          <table:table-cell office:value-type="float" office:value="7276.0"/>
          <table:table-cell office:value-type="float" office:value="648.0"/>
          <table:table-cell office:value-type="float" office:value="1.0"/>
          <table:table-cell office:value-type="float" office:value="4.52403"/>
          <table:table-cell office:value-type="float" office:value="0.0"/>
          <table:table-cell office:value-type="float" office:value="2245.0"/>
          <table:table-cell office:value-type="float" office:value="12217.0"/>
          <table:table-cell office:value-type="float" office:value="5482.0"/>
          <table:table-cell office:value-type="float" office:value="1.0"/>
          <table:table-cell office:value-type="float" office:value="3.50574"/>
          <table:table-cell office:value-type="float" office:value="0.0"/>
          <table:table-cell office:value-type="float" office:value="1720.0"/>
          <table:table-cell office:value-type="float" office:value="30396.0"/>
          <table:table-cell office:value-type="float" office:value="11063.0"/>
          <table:table-cell office:value-type="float" office:value="1.0"/>
          <table:table-cell office:value-type="float" office:value="10.4415"/>
          <table:table-cell office:value-type="float" office:value="0.0"/>
          <table:table-cell office:value-type="float" office:value="5666.0"/>
          <table:table-cell office:value-type="float" office:value="18854.0"/>
          <table:table-cell office:value-type="float" office:value="13870.0"/>
          <table:table-cell office:value-type="float" office:value="1.0"/>
          <table:table-cell office:value-type="float" office:value="23.163"/>
          <table:table-cell office:value-type="float" office:value="0.0"/>
          <table:table-cell office:value-type="float" office:value="18102.0"/>
          <table:table-cell office:value-type="float" office:value="64491.0"/>
          <table:table-cell office:value-type="float" office:value="50558.0"/>
          <table:table-cell office:value-type="float" office:value="1.0"/>
          <table:table-cell office:value-type="float" office:value="455.787"/>
          <table:table-cell office:value-type="float" office:value="0.0"/>
          <table:table-cell table:style-name="cellWorst" office:value-type="float" office:value="471281.0"/>
          <table:table-cell office:value-type="float" office:value="1060137.0"/>
          <table:table-cell office:value-type="float" office:value="116479.0"/>
          <table:table-cell office:value-type="float" office:value="1.0"/>
          <table:table-cell office:value-type="float" office:value="3.22398"/>
          <table:table-cell office:value-type="float" office:value="0.0"/>
          <table:table-cell office:value-type="float" office:value="1432.0"/>
          <table:table-cell office:value-type="float" office:value="16349.0"/>
          <table:table-cell office:value-type="float" office:value="7626.0"/>
          <table:table-cell office:value-type="float" office:value="1.0"/>
          <table:table-cell office:value-type="float" office:value="4.35851"/>
          <table:table-cell office:value-type="float" office:value="0.0"/>
          <table:table-cell office:value-type="float" office:value="3103.0"/>
          <table:table-cell office:value-type="float" office:value="26569.0"/>
          <table:table-cell office:value-type="float" office:value="10784.0"/>
          <table:table-cell office:value-type="float" office:value="1.0"/>
          <table:table-cell office:value-type="float" office:value="4.72885"/>
          <table:table-cell office:value-type="float" office:value="0.0"/>
          <table:table-cell office:value-type="float" office:value="3103.0"/>
          <table:table-cell office:value-type="float" office:value="26569.0"/>
          <table:table-cell office:value-type="float" office:value="10784.0"/>
          <table:table-cell office:value-type="float" office:value="1.0"/>
          <table:table-cell office:value-type="float" office:value="2.9108"/>
          <table:table-cell office:value-type="float" office:value="0.0"/>
          <table:table-cell office:value-type="float" office:value="1293.0"/>
          <table:table-cell office:value-type="float" office:value="19638.0"/>
          <table:table-cell office:value-type="float" office:value="19638.0"/>
          <table:table-cell office:value-type="float" office:value="1.0"/>
          <table:table-cell office:value-type="float" office:value="5.76669"/>
          <table:table-cell office:value-type="float" office:value="0.0"/>
          <table:table-cell office:value-type="float" office:value="4510.0"/>
          <table:table-cell office:value-type="float" office:value="36799.0"/>
          <table:table-cell table:style-name="cellBest" office:value-type="float" office:value="0.0"/>
          <table:table-cell office:value-type="float" office:value="1.0"/>
          <table:table-cell office:value-type="float" office:value="15.7889"/>
          <table:table-cell office:value-type="float" office:value="0.0"/>
          <table:table-cell office:value-type="float" office:value="20655.0"/>
          <table:table-cell office:value-type="float" office:value="81215.0"/>
          <table:table-cell office:value-type="float" office:value="61156.0"/>
          <table:table-cell office:value-type="float" office:value="1.0"/>
          <table:table-cell table:style-name="cellBest" office:value-type="float" office:value="1.14479"/>
          <table:table-cell office:value-type="float" office:value="0.0"/>
          <table:table-cell table:style-name="cellBest" office:value-type="float" office:value="117.0"/>
          <table:table-cell office:value-type="float" office:value="34723.0"/>
          <table:table-cell office:value-type="float" office:value="34498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98270.0"/>
          <table:table-cell table:style-name="cellWorst" office:value-type="float" office:value="9340058.0"/>
          <table:table-cell table:style-name="cellWorst" office:value-type="float" office:value="9340058.0"/>
          <table:table-cell office:value-type="float" office:value="-1.0"/>
          <table:table-cell office:value-type="float" office:value="8.0016"/>
          <table:table-cell office:value-type="float" office:value="0.0"/>
          <table:table-cell office:value-type="float" office:value="3337.0"/>
          <table:table-cell office:value-type="float" office:value="18717.0"/>
          <table:table-cell office:value-type="float" office:value="10102.0"/>
          <table:table-cell office:value-type="float" office:value="1.0"/>
          <table:table-cell office:value-type="float" office:value="1.49693"/>
          <table:table-cell office:value-type="float" office:value="0.0"/>
          <table:table-cell office:value-type="float" office:value="536.0"/>
          <table:table-cell office:value-type="float" office:value="7112.0"/>
          <table:table-cell office:value-type="float" office:value="5067.0"/>
          <table:table-cell office:value-type="float" office:value="1.0"/>
          <table:table-cell office:value-type="float" office:value="7.87914"/>
          <table:table-cell office:value-type="float" office:value="0.0"/>
          <table:table-cell office:value-type="float" office:value="8982.0"/>
          <table:table-cell office:value-type="float" office:value="27166.0"/>
          <table:table-cell office:value-type="float" office:value="23284.0"/>
          <table:table-cell office:value-type="float" office:value="1.0"/>
          <table:table-cell table:formula="of:=MIN([.$B11];[.$G11];[.$M11];[.$S11];[.$Y11];[.$AE11];[.$AK11];[.$AQ11];[.$AW11];[.$BC11];[.$BI11];[.$BO11];[.$BU11];[.$CA11];[.$CG11];[.$CM11];[.$CS11];[.$CY11];[.$DE11];[.$DK11];[.$DQ11];[.$DW11];[.$EC11];[.$EI11];[.$EO11];[.$EU11];[.$FA11];[.$FG11];[.$FM11];[.$FS11];[.$FY11];[.$GE11];[.$GK11];[.$GQ11];[.$GW11];[.$HC11];[.$HI11];[.$HO11];[.$HU11];[.$IA11];[.$IG11])" office:value-type="float"/>
          <table:table-cell table:formula="of:=MIN([.$C11];[.$H11];[.$N11];[.$T11];[.$Z11];[.$AF11];[.$AL11];[.$AR11];[.$AX11];[.$BD11];[.$BJ11];[.$BP11];[.$BV11];[.$CB11];[.$CH11];[.$CN11];[.$CT11];[.$CZ11];[.$DF11];[.$DL11];[.$DR11];[.$DX11];[.$ED11];[.$EJ11];[.$EP11];[.$EV11];[.$FB11];[.$FH11];[.$FN11];[.$FT11];[.$FZ11];[.$GF11];[.$GL11];[.$GR11];[.$GX11];[.$HD11];[.$HJ11];[.$HP11];[.$HV11];[.$IB11];[.$IH11])" office:value-type="float"/>
          <table:table-cell table:formula="of:=MIN([.$D11];[.$I11];[.$O11];[.$U11];[.$AA11];[.$AG11];[.$AM11];[.$AS11];[.$AY11];[.$BE11];[.$BK11];[.$BQ11];[.$BW11];[.$CC11];[.$CI11];[.$CO11];[.$CU11];[.$DA11];[.$DG11];[.$DM11];[.$DS11];[.$DY11];[.$EE11];[.$EK11];[.$EQ11];[.$EW11];[.$FC11];[.$FI11];[.$FO11];[.$FU11];[.$GA11];[.$GG11];[.$GM11];[.$GS11];[.$GY11];[.$HE11];[.$HK11];[.$HQ11];[.$HW11];[.$IC11];[.$II11])" office:value-type="float"/>
          <table:table-cell table:formula="of:=MIN([.$E11];[.$J11];[.$P11];[.$V11];[.$AB11];[.$AH11];[.$AN11];[.$AT11];[.$AZ11];[.$BF11];[.$BL11];[.$BR11];[.$BX11];[.$CD11];[.$CJ11];[.$CP11];[.$CV11];[.$DB11];[.$DH11];[.$DN11];[.$DT11];[.$DZ11];[.$EF11];[.$EL11];[.$ER11];[.$EX11];[.$FD11];[.$FJ11];[.$FP11];[.$FV11];[.$GB11];[.$GH11];[.$GN11];[.$GT11];[.$GZ11];[.$HF11];[.$HL11];[.$HR11];[.$HX11];[.$ID11];[.$IJ11])" office:value-type="float"/>
          <table:table-cell table:formula="of:=MIN([.$K11];[.$Q11];[.$W11];[.$AC11];[.$AI11];[.$AO11];[.$AU11];[.$BA11];[.$BG11];[.$BM11];[.$BS11];[.$BY11];[.$CE11];[.$CK11];[.$CQ11];[.$CW11];[.$DC11];[.$DI11];[.$DO11];[.$DU11];[.$EA11];[.$EG11];[.$EM11];[.$ES11];[.$EY11];[.$FE11];[.$FK11];[.$FQ11];[.$FW11];[.$GC11];[.$GI11];[.$GO11];[.$GU11];[.$HA11];[.$HG11];[.$HM11];[.$HS11];[.$HY11];[.$IE11];[.$IK11])" office:value-type="float"/>
          <table:table-cell table:formula="of:=MIN([.$F11];[.$L11];[.$R11];[.$X11];[.$AD11];[.$AJ11];[.$AP11];[.$AV11];[.$BB11];[.$BH11];[.$BN11];[.$BT11];[.$BZ11];[.$CF11];[.$CL11];[.$CR11];[.$CX11];[.$DD11];[.$DJ11];[.$DP11];[.$DV11];[.$EB11];[.$EH11];[.$EN11];[.$ET11];[.$EZ11];[.$FF11];[.$FL11];[.$FR11];[.$FX11];[.$GD11];[.$GJ11];[.$GP11];[.$GV11];[.$HB11];[.$HH11];[.$HN11];[.$HT11];[.$HZ11];[.$IF11];[.$IL11])" office:value-type="float"/>
          <table:table-cell table:formula="of:=MEDIAN([.$B11];[.$G11];[.$M11];[.$S11];[.$Y11];[.$AE11];[.$AK11];[.$AQ11];[.$AW11];[.$BC11];[.$BI11];[.$BO11];[.$BU11];[.$CA11];[.$CG11];[.$CM11];[.$CS11];[.$CY11];[.$DE11];[.$DK11];[.$DQ11];[.$DW11];[.$EC11];[.$EI11];[.$EO11];[.$EU11];[.$FA11];[.$FG11];[.$FM11];[.$FS11];[.$FY11];[.$GE11];[.$GK11];[.$GQ11];[.$GW11];[.$HC11];[.$HI11];[.$HO11];[.$HU11];[.$IA11];[.$IG11])" office:value-type="float"/>
          <table:table-cell table:formula="of:=MEDIAN([.$C11];[.$H11];[.$N11];[.$T11];[.$Z11];[.$AF11];[.$AL11];[.$AR11];[.$AX11];[.$BD11];[.$BJ11];[.$BP11];[.$BV11];[.$CB11];[.$CH11];[.$CN11];[.$CT11];[.$CZ11];[.$DF11];[.$DL11];[.$DR11];[.$DX11];[.$ED11];[.$EJ11];[.$EP11];[.$EV11];[.$FB11];[.$FH11];[.$FN11];[.$FT11];[.$FZ11];[.$GF11];[.$GL11];[.$GR11];[.$GX11];[.$HD11];[.$HJ11];[.$HP11];[.$HV11];[.$IB11];[.$IH11])" office:value-type="float"/>
          <table:table-cell table:formula="of:=MEDIAN([.$D11];[.$I11];[.$O11];[.$U11];[.$AA11];[.$AG11];[.$AM11];[.$AS11];[.$AY11];[.$BE11];[.$BK11];[.$BQ11];[.$BW11];[.$CC11];[.$CI11];[.$CO11];[.$CU11];[.$DA11];[.$DG11];[.$DM11];[.$DS11];[.$DY11];[.$EE11];[.$EK11];[.$EQ11];[.$EW11];[.$FC11];[.$FI11];[.$FO11];[.$FU11];[.$GA11];[.$GG11];[.$GM11];[.$GS11];[.$GY11];[.$HE11];[.$HK11];[.$HQ11];[.$HW11];[.$IC11];[.$II11])" office:value-type="float"/>
          <table:table-cell table:formula="of:=MEDIAN([.$E11];[.$J11];[.$P11];[.$V11];[.$AB11];[.$AH11];[.$AN11];[.$AT11];[.$AZ11];[.$BF11];[.$BL11];[.$BR11];[.$BX11];[.$CD11];[.$CJ11];[.$CP11];[.$CV11];[.$DB11];[.$DH11];[.$DN11];[.$DT11];[.$DZ11];[.$EF11];[.$EL11];[.$ER11];[.$EX11];[.$FD11];[.$FJ11];[.$FP11];[.$FV11];[.$GB11];[.$GH11];[.$GN11];[.$GT11];[.$GZ11];[.$HF11];[.$HL11];[.$HR11];[.$HX11];[.$ID11];[.$IJ11])" office:value-type="float"/>
          <table:table-cell table:formula="of:=MEDIAN([.$K11];[.$Q11];[.$W11];[.$AC11];[.$AI11];[.$AO11];[.$AU11];[.$BA11];[.$BG11];[.$BM11];[.$BS11];[.$BY11];[.$CE11];[.$CK11];[.$CQ11];[.$CW11];[.$DC11];[.$DI11];[.$DO11];[.$DU11];[.$EA11];[.$EG11];[.$EM11];[.$ES11];[.$EY11];[.$FE11];[.$FK11];[.$FQ11];[.$FW11];[.$GC11];[.$GI11];[.$GO11];[.$GU11];[.$HA11];[.$HG11];[.$HM11];[.$HS11];[.$HY11];[.$IE11];[.$IK11])" office:value-type="float"/>
          <table:table-cell table:formula="of:=MEDIAN([.$F11];[.$L11];[.$R11];[.$X11];[.$AD11];[.$AJ11];[.$AP11];[.$AV11];[.$BB11];[.$BH11];[.$BN11];[.$BT11];[.$BZ11];[.$CF11];[.$CL11];[.$CR11];[.$CX11];[.$DD11];[.$DJ11];[.$DP11];[.$DV11];[.$EB11];[.$EH11];[.$EN11];[.$ET11];[.$EZ11];[.$FF11];[.$FL11];[.$FR11];[.$FX11];[.$GD11];[.$GJ11];[.$GP11];[.$GV11];[.$HB11];[.$HH11];[.$HN11];[.$HT11];[.$HZ11];[.$IF11];[.$IL11])" office:value-type="float"/>
          <table:table-cell table:formula="of:=MAX([.$B11];[.$G11];[.$M11];[.$S11];[.$Y11];[.$AE11];[.$AK11];[.$AQ11];[.$AW11];[.$BC11];[.$BI11];[.$BO11];[.$BU11];[.$CA11];[.$CG11];[.$CM11];[.$CS11];[.$CY11];[.$DE11];[.$DK11];[.$DQ11];[.$DW11];[.$EC11];[.$EI11];[.$EO11];[.$EU11];[.$FA11];[.$FG11];[.$FM11];[.$FS11];[.$FY11];[.$GE11];[.$GK11];[.$GQ11];[.$GW11];[.$HC11];[.$HI11];[.$HO11];[.$HU11];[.$IA11];[.$IG11])" office:value-type="float"/>
          <table:table-cell table:formula="of:=MAX([.$C11];[.$H11];[.$N11];[.$T11];[.$Z11];[.$AF11];[.$AL11];[.$AR11];[.$AX11];[.$BD11];[.$BJ11];[.$BP11];[.$BV11];[.$CB11];[.$CH11];[.$CN11];[.$CT11];[.$CZ11];[.$DF11];[.$DL11];[.$DR11];[.$DX11];[.$ED11];[.$EJ11];[.$EP11];[.$EV11];[.$FB11];[.$FH11];[.$FN11];[.$FT11];[.$FZ11];[.$GF11];[.$GL11];[.$GR11];[.$GX11];[.$HD11];[.$HJ11];[.$HP11];[.$HV11];[.$IB11];[.$IH11])" office:value-type="float"/>
          <table:table-cell table:formula="of:=MAX([.$D11];[.$I11];[.$O11];[.$U11];[.$AA11];[.$AG11];[.$AM11];[.$AS11];[.$AY11];[.$BE11];[.$BK11];[.$BQ11];[.$BW11];[.$CC11];[.$CI11];[.$CO11];[.$CU11];[.$DA11];[.$DG11];[.$DM11];[.$DS11];[.$DY11];[.$EE11];[.$EK11];[.$EQ11];[.$EW11];[.$FC11];[.$FI11];[.$FO11];[.$FU11];[.$GA11];[.$GG11];[.$GM11];[.$GS11];[.$GY11];[.$HE11];[.$HK11];[.$HQ11];[.$HW11];[.$IC11];[.$II11])" office:value-type="float"/>
          <table:table-cell table:formula="of:=MAX([.$E11];[.$J11];[.$P11];[.$V11];[.$AB11];[.$AH11];[.$AN11];[.$AT11];[.$AZ11];[.$BF11];[.$BL11];[.$BR11];[.$BX11];[.$CD11];[.$CJ11];[.$CP11];[.$CV11];[.$DB11];[.$DH11];[.$DN11];[.$DT11];[.$DZ11];[.$EF11];[.$EL11];[.$ER11];[.$EX11];[.$FD11];[.$FJ11];[.$FP11];[.$FV11];[.$GB11];[.$GH11];[.$GN11];[.$GT11];[.$GZ11];[.$HF11];[.$HL11];[.$HR11];[.$HX11];[.$ID11];[.$IJ11])" office:value-type="float"/>
          <table:table-cell table:formula="of:=MAX([.$K11];[.$Q11];[.$W11];[.$AC11];[.$AI11];[.$AO11];[.$AU11];[.$BA11];[.$BG11];[.$BM11];[.$BS11];[.$BY11];[.$CE11];[.$CK11];[.$CQ11];[.$CW11];[.$DC11];[.$DI11];[.$DO11];[.$DU11];[.$EA11];[.$EG11];[.$EM11];[.$ES11];[.$EY11];[.$FE11];[.$FK11];[.$FQ11];[.$FW11];[.$GC11];[.$GI11];[.$GO11];[.$GU11];[.$HA11];[.$HG11];[.$HM11];[.$HS11];[.$HY11];[.$IE11];[.$IK11])" office:value-type="float"/>
          <table:table-cell table:formula="of:=MAX([.$F11];[.$L11];[.$R11];[.$X11];[.$AD11];[.$AJ11];[.$AP11];[.$AV11];[.$BB11];[.$BH11];[.$BN11];[.$BT11];[.$BZ11];[.$CF11];[.$CL11];[.$CR11];[.$CX11];[.$DD11];[.$DJ11];[.$DP11];[.$DV11];[.$EB11];[.$EH11];[.$EN11];[.$ET11];[.$EZ11];[.$FF11];[.$FL11];[.$FR11];[.$FX11];[.$GD11];[.$GJ11];[.$GP11];[.$GV11];[.$HB11];[.$HH11];[.$HN11];[.$HT11];[.$HZ11];[.$IF11];[.$IL11])" office:value-type="float"/>
        </table:table-row>
        <table:table-row table:style-name="ro1">
          <table:table-cell office:value-type="string">
            <text:p>./laby_16_16_04.lp</text:p>
          </table:table-cell>
          <table:table-cell office:value-type="float" office:value="600.0"/>
          <table:table-cell office:value-type="float" office:value="1.0"/>
          <table:table-cell office:value-type="float" office:value="515836.0"/>
          <table:table-cell office:value-type="float" office:value="134817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67786.0"/>
          <table:table-cell office:value-type="float" office:value="1249207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502782.0"/>
          <table:table-cell office:value-type="float" office:value="1323147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55266.0"/>
          <table:table-cell office:value-type="float" office:value="1218696.0"/>
          <table:table-cell office:value-type="float" office:value="149199.0"/>
          <table:table-cell office:value-type="float" office:value="-1.0"/>
          <table:table-cell office:value-type="float" office:value="76.1226"/>
          <table:table-cell table:style-name="cellBest" office:value-type="float" office:value="0.0"/>
          <table:table-cell office:value-type="float" office:value="63284.0"/>
          <table:table-cell office:value-type="float" office:value="202139.0"/>
          <table:table-cell office:value-type="float" office:value="42616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406048.0"/>
          <table:table-cell office:value-type="float" office:value="580237.0"/>
          <table:table-cell office:value-type="float" office:value="127594.0"/>
          <table:table-cell office:value-type="float" office:value="-1.0"/>
          <table:table-cell office:value-type="float" office:value="8.90503"/>
          <table:table-cell table:style-name="cellBest" office:value-type="float" office:value="0.0"/>
          <table:table-cell office:value-type="float" office:value="7180.0"/>
          <table:table-cell office:value-type="float" office:value="104315.0"/>
          <table:table-cell office:value-type="float" office:value="13314.0"/>
          <table:table-cell office:value-type="float" office:value="1.0"/>
          <table:table-cell office:value-type="float" office:value="87.5665"/>
          <table:table-cell table:style-name="cellBest" office:value-type="float" office:value="0.0"/>
          <table:table-cell office:value-type="float" office:value="50264.0"/>
          <table:table-cell office:value-type="float" office:value="156745.0"/>
          <table:table-cell office:value-type="float" office:value="76869.0"/>
          <table:table-cell office:value-type="float" office:value="1.0"/>
          <table:table-cell office:value-type="float" office:value="433.282"/>
          <table:table-cell table:style-name="cellBest" office:value-type="float" office:value="0.0"/>
          <table:table-cell office:value-type="float" office:value="189014.0"/>
          <table:table-cell office:value-type="float" office:value="544406.0"/>
          <table:table-cell office:value-type="float" office:value="195954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16838.0"/>
          <table:table-cell office:value-type="float" office:value="300810.0"/>
          <table:table-cell office:value-type="float" office:value="16659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10999.0"/>
          <table:table-cell office:value-type="float" office:value="1349012.0"/>
          <table:table-cell office:value-type="float" office:value="188010.0"/>
          <table:table-cell office:value-type="float" office:value="-1.0"/>
          <table:table-cell office:value-type="float" office:value="2.05599"/>
          <table:table-cell table:style-name="cellBest" office:value-type="float" office:value="0.0"/>
          <table:table-cell office:value-type="float" office:value="380.0"/>
          <table:table-cell office:value-type="float" office:value="5484.0"/>
          <table:table-cell office:value-type="float" office:value="338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455677.0"/>
          <table:table-cell office:value-type="float" office:value="1249607.0"/>
          <table:table-cell office:value-type="float" office:value="22942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15471.0"/>
          <table:table-cell office:value-type="float" office:value="904017.0"/>
          <table:table-cell office:value-type="float" office:value="165771.0"/>
          <table:table-cell office:value-type="float" office:value="-1.0"/>
          <table:table-cell table:style-name="cellBest" office:value-type="float" office:value="1.04163"/>
          <table:table-cell table:style-name="cellBest" office:value-type="float" office:value="0.0"/>
          <table:table-cell table:style-name="cellBest" office:value-type="float" office:value="70.0"/>
          <table:table-cell table:style-name="cellBest" office:value-type="float" office:value="3674.0"/>
          <table:table-cell office:value-type="float" office:value="3674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460308.0"/>
          <table:table-cell office:value-type="float" office:value="2096408.0"/>
          <table:table-cell table:style-name="cellBest" office:value-type="float" office:value="0.0"/>
          <table:table-cell office:value-type="float" office:value="-1.0"/>
          <table:table-cell office:value-type="float" office:value="580.322"/>
          <table:table-cell table:style-name="cellBest" office:value-type="float" office:value="0.0"/>
          <table:table-cell office:value-type="float" office:value="145217.0"/>
          <table:table-cell office:value-type="float" office:value="495949.0"/>
          <table:table-cell office:value-type="float" office:value="219423.0"/>
          <table:table-cell office:value-type="float" office:value="1.0"/>
          <table:table-cell office:value-type="float" office:value="436.227"/>
          <table:table-cell table:style-name="cellBest" office:value-type="float" office:value="0.0"/>
          <table:table-cell office:value-type="float" office:value="224073.0"/>
          <table:table-cell office:value-type="float" office:value="726171.0"/>
          <table:table-cell office:value-type="float" office:value="15954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59158.0"/>
          <table:table-cell office:value-type="float" office:value="224828.0"/>
          <table:table-cell office:value-type="float" office:value="224828.0"/>
          <table:table-cell office:value-type="float" office:value="-1.0"/>
          <table:table-cell office:value-type="float" office:value="214.729"/>
          <table:table-cell table:style-name="cellBest" office:value-type="float" office:value="0.0"/>
          <table:table-cell office:value-type="float" office:value="146577.0"/>
          <table:table-cell office:value-type="float" office:value="359279.0"/>
          <table:table-cell office:value-type="float" office:value="137976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441981.0"/>
          <table:table-cell office:value-type="float" office:value="1707713.0"/>
          <table:table-cell office:value-type="float" office:value="20636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0021.0"/>
          <table:table-cell office:value-type="float" office:value="355127.0"/>
          <table:table-cell office:value-type="float" office:value="32594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86886.0"/>
          <table:table-cell office:value-type="float" office:value="1109022.0"/>
          <table:table-cell office:value-type="float" office:value="14563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7241.0"/>
          <table:table-cell office:value-type="float" office:value="1002337.0"/>
          <table:table-cell office:value-type="float" office:value="7716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69319.0"/>
          <table:table-cell office:value-type="float" office:value="1192378.0"/>
          <table:table-cell office:value-type="float" office:value="21502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70722.0"/>
          <table:table-cell office:value-type="float" office:value="854063.0"/>
          <table:table-cell office:value-type="float" office:value="54385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94897.0"/>
          <table:table-cell office:value-type="float" office:value="496145.0"/>
          <table:table-cell office:value-type="float" office:value="46386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04096.0"/>
          <table:table-cell office:value-type="float" office:value="593796.0"/>
          <table:table-cell office:value-type="float" office:value="54780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541479.0"/>
          <table:table-cell office:value-type="float" office:value="995678.0"/>
          <table:table-cell office:value-type="float" office:value="897336.0"/>
          <table:table-cell office:value-type="float" office:value="-1.0"/>
          <table:table-cell office:value-type="float" office:value="37.2792"/>
          <table:table-cell table:style-name="cellBest" office:value-type="float" office:value="0.0"/>
          <table:table-cell office:value-type="float" office:value="27591.0"/>
          <table:table-cell office:value-type="float" office:value="143509.0"/>
          <table:table-cell office:value-type="float" office:value="20180.0"/>
          <table:table-cell office:value-type="float" office:value="1.0"/>
          <table:table-cell office:value-type="float" office:value="9.46369"/>
          <table:table-cell table:style-name="cellBest" office:value-type="float" office:value="0.0"/>
          <table:table-cell office:value-type="float" office:value="3559.0"/>
          <table:table-cell office:value-type="float" office:value="24424.0"/>
          <table:table-cell office:value-type="float" office:value="8945.0"/>
          <table:table-cell office:value-type="float" office:value="1.0"/>
          <table:table-cell office:value-type="float" office:value="181.12"/>
          <table:table-cell table:style-name="cellBest" office:value-type="float" office:value="0.0"/>
          <table:table-cell office:value-type="float" office:value="139136.0"/>
          <table:table-cell office:value-type="float" office:value="392339.0"/>
          <table:table-cell office:value-type="float" office:value="52692.0"/>
          <table:table-cell office:value-type="float" office:value="1.0"/>
          <table:table-cell office:value-type="float" office:value="199.298"/>
          <table:table-cell table:style-name="cellBest" office:value-type="float" office:value="0.0"/>
          <table:table-cell office:value-type="float" office:value="139136.0"/>
          <table:table-cell office:value-type="float" office:value="392339.0"/>
          <table:table-cell office:value-type="float" office:value="52692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89631.0"/>
          <table:table-cell office:value-type="float" office:value="773770.0"/>
          <table:table-cell office:value-type="float" office:value="77377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5191.0"/>
          <table:table-cell office:value-type="float" office:value="1306625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622828.0"/>
          <table:table-cell office:value-type="float" office:value="1105658.0"/>
          <table:table-cell office:value-type="float" office:value="100741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02930.0"/>
          <table:table-cell office:value-type="float" office:value="1093916.0"/>
          <table:table-cell office:value-type="float" office:value="16130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9768.0"/>
          <table:table-cell table:style-name="cellWorst" office:value-type="float" office:value="8972393.0"/>
          <table:table-cell table:style-name="cellWorst" office:value-type="float" office:value="8972393.0"/>
          <table:table-cell office:value-type="float" office:value="-1.0"/>
          <table:table-cell office:value-type="float" office:value="186.417"/>
          <table:table-cell table:style-name="cellBest" office:value-type="float" office:value="0.0"/>
          <table:table-cell office:value-type="float" office:value="158905.0"/>
          <table:table-cell office:value-type="float" office:value="438959.0"/>
          <table:table-cell office:value-type="float" office:value="208594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29282.0"/>
          <table:table-cell office:value-type="float" office:value="1018400.0"/>
          <table:table-cell office:value-type="float" office:value="8254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73626.0"/>
          <table:table-cell office:value-type="float" office:value="404725.0"/>
          <table:table-cell office:value-type="float" office:value="377923.0"/>
          <table:table-cell office:value-type="float" office:value="-1.0"/>
          <table:table-cell table:formula="of:=MIN([.$B12];[.$G12];[.$M12];[.$S12];[.$Y12];[.$AE12];[.$AK12];[.$AQ12];[.$AW12];[.$BC12];[.$BI12];[.$BO12];[.$BU12];[.$CA12];[.$CG12];[.$CM12];[.$CS12];[.$CY12];[.$DE12];[.$DK12];[.$DQ12];[.$DW12];[.$EC12];[.$EI12];[.$EO12];[.$EU12];[.$FA12];[.$FG12];[.$FM12];[.$FS12];[.$FY12];[.$GE12];[.$GK12];[.$GQ12];[.$GW12];[.$HC12];[.$HI12];[.$HO12];[.$HU12];[.$IA12];[.$IG12])" office:value-type="float"/>
          <table:table-cell table:formula="of:=MIN([.$C12];[.$H12];[.$N12];[.$T12];[.$Z12];[.$AF12];[.$AL12];[.$AR12];[.$AX12];[.$BD12];[.$BJ12];[.$BP12];[.$BV12];[.$CB12];[.$CH12];[.$CN12];[.$CT12];[.$CZ12];[.$DF12];[.$DL12];[.$DR12];[.$DX12];[.$ED12];[.$EJ12];[.$EP12];[.$EV12];[.$FB12];[.$FH12];[.$FN12];[.$FT12];[.$FZ12];[.$GF12];[.$GL12];[.$GR12];[.$GX12];[.$HD12];[.$HJ12];[.$HP12];[.$HV12];[.$IB12];[.$IH12])" office:value-type="float"/>
          <table:table-cell table:formula="of:=MIN([.$D12];[.$I12];[.$O12];[.$U12];[.$AA12];[.$AG12];[.$AM12];[.$AS12];[.$AY12];[.$BE12];[.$BK12];[.$BQ12];[.$BW12];[.$CC12];[.$CI12];[.$CO12];[.$CU12];[.$DA12];[.$DG12];[.$DM12];[.$DS12];[.$DY12];[.$EE12];[.$EK12];[.$EQ12];[.$EW12];[.$FC12];[.$FI12];[.$FO12];[.$FU12];[.$GA12];[.$GG12];[.$GM12];[.$GS12];[.$GY12];[.$HE12];[.$HK12];[.$HQ12];[.$HW12];[.$IC12];[.$II12])" office:value-type="float"/>
          <table:table-cell table:formula="of:=MIN([.$E12];[.$J12];[.$P12];[.$V12];[.$AB12];[.$AH12];[.$AN12];[.$AT12];[.$AZ12];[.$BF12];[.$BL12];[.$BR12];[.$BX12];[.$CD12];[.$CJ12];[.$CP12];[.$CV12];[.$DB12];[.$DH12];[.$DN12];[.$DT12];[.$DZ12];[.$EF12];[.$EL12];[.$ER12];[.$EX12];[.$FD12];[.$FJ12];[.$FP12];[.$FV12];[.$GB12];[.$GH12];[.$GN12];[.$GT12];[.$GZ12];[.$HF12];[.$HL12];[.$HR12];[.$HX12];[.$ID12];[.$IJ12])" office:value-type="float"/>
          <table:table-cell table:formula="of:=MIN([.$K12];[.$Q12];[.$W12];[.$AC12];[.$AI12];[.$AO12];[.$AU12];[.$BA12];[.$BG12];[.$BM12];[.$BS12];[.$BY12];[.$CE12];[.$CK12];[.$CQ12];[.$CW12];[.$DC12];[.$DI12];[.$DO12];[.$DU12];[.$EA12];[.$EG12];[.$EM12];[.$ES12];[.$EY12];[.$FE12];[.$FK12];[.$FQ12];[.$FW12];[.$GC12];[.$GI12];[.$GO12];[.$GU12];[.$HA12];[.$HG12];[.$HM12];[.$HS12];[.$HY12];[.$IE12];[.$IK12])" office:value-type="float"/>
          <table:table-cell table:formula="of:=MIN([.$F12];[.$L12];[.$R12];[.$X12];[.$AD12];[.$AJ12];[.$AP12];[.$AV12];[.$BB12];[.$BH12];[.$BN12];[.$BT12];[.$BZ12];[.$CF12];[.$CL12];[.$CR12];[.$CX12];[.$DD12];[.$DJ12];[.$DP12];[.$DV12];[.$EB12];[.$EH12];[.$EN12];[.$ET12];[.$EZ12];[.$FF12];[.$FL12];[.$FR12];[.$FX12];[.$GD12];[.$GJ12];[.$GP12];[.$GV12];[.$HB12];[.$HH12];[.$HN12];[.$HT12];[.$HZ12];[.$IF12];[.$IL12])" office:value-type="float"/>
          <table:table-cell table:formula="of:=MEDIAN([.$B12];[.$G12];[.$M12];[.$S12];[.$Y12];[.$AE12];[.$AK12];[.$AQ12];[.$AW12];[.$BC12];[.$BI12];[.$BO12];[.$BU12];[.$CA12];[.$CG12];[.$CM12];[.$CS12];[.$CY12];[.$DE12];[.$DK12];[.$DQ12];[.$DW12];[.$EC12];[.$EI12];[.$EO12];[.$EU12];[.$FA12];[.$FG12];[.$FM12];[.$FS12];[.$FY12];[.$GE12];[.$GK12];[.$GQ12];[.$GW12];[.$HC12];[.$HI12];[.$HO12];[.$HU12];[.$IA12];[.$IG12])" office:value-type="float"/>
          <table:table-cell table:formula="of:=MEDIAN([.$C12];[.$H12];[.$N12];[.$T12];[.$Z12];[.$AF12];[.$AL12];[.$AR12];[.$AX12];[.$BD12];[.$BJ12];[.$BP12];[.$BV12];[.$CB12];[.$CH12];[.$CN12];[.$CT12];[.$CZ12];[.$DF12];[.$DL12];[.$DR12];[.$DX12];[.$ED12];[.$EJ12];[.$EP12];[.$EV12];[.$FB12];[.$FH12];[.$FN12];[.$FT12];[.$FZ12];[.$GF12];[.$GL12];[.$GR12];[.$GX12];[.$HD12];[.$HJ12];[.$HP12];[.$HV12];[.$IB12];[.$IH12])" office:value-type="float"/>
          <table:table-cell table:formula="of:=MEDIAN([.$D12];[.$I12];[.$O12];[.$U12];[.$AA12];[.$AG12];[.$AM12];[.$AS12];[.$AY12];[.$BE12];[.$BK12];[.$BQ12];[.$BW12];[.$CC12];[.$CI12];[.$CO12];[.$CU12];[.$DA12];[.$DG12];[.$DM12];[.$DS12];[.$DY12];[.$EE12];[.$EK12];[.$EQ12];[.$EW12];[.$FC12];[.$FI12];[.$FO12];[.$FU12];[.$GA12];[.$GG12];[.$GM12];[.$GS12];[.$GY12];[.$HE12];[.$HK12];[.$HQ12];[.$HW12];[.$IC12];[.$II12])" office:value-type="float"/>
          <table:table-cell table:formula="of:=MEDIAN([.$E12];[.$J12];[.$P12];[.$V12];[.$AB12];[.$AH12];[.$AN12];[.$AT12];[.$AZ12];[.$BF12];[.$BL12];[.$BR12];[.$BX12];[.$CD12];[.$CJ12];[.$CP12];[.$CV12];[.$DB12];[.$DH12];[.$DN12];[.$DT12];[.$DZ12];[.$EF12];[.$EL12];[.$ER12];[.$EX12];[.$FD12];[.$FJ12];[.$FP12];[.$FV12];[.$GB12];[.$GH12];[.$GN12];[.$GT12];[.$GZ12];[.$HF12];[.$HL12];[.$HR12];[.$HX12];[.$ID12];[.$IJ12])" office:value-type="float"/>
          <table:table-cell table:formula="of:=MEDIAN([.$K12];[.$Q12];[.$W12];[.$AC12];[.$AI12];[.$AO12];[.$AU12];[.$BA12];[.$BG12];[.$BM12];[.$BS12];[.$BY12];[.$CE12];[.$CK12];[.$CQ12];[.$CW12];[.$DC12];[.$DI12];[.$DO12];[.$DU12];[.$EA12];[.$EG12];[.$EM12];[.$ES12];[.$EY12];[.$FE12];[.$FK12];[.$FQ12];[.$FW12];[.$GC12];[.$GI12];[.$GO12];[.$GU12];[.$HA12];[.$HG12];[.$HM12];[.$HS12];[.$HY12];[.$IE12];[.$IK12])" office:value-type="float"/>
          <table:table-cell table:formula="of:=MEDIAN([.$F12];[.$L12];[.$R12];[.$X12];[.$AD12];[.$AJ12];[.$AP12];[.$AV12];[.$BB12];[.$BH12];[.$BN12];[.$BT12];[.$BZ12];[.$CF12];[.$CL12];[.$CR12];[.$CX12];[.$DD12];[.$DJ12];[.$DP12];[.$DV12];[.$EB12];[.$EH12];[.$EN12];[.$ET12];[.$EZ12];[.$FF12];[.$FL12];[.$FR12];[.$FX12];[.$GD12];[.$GJ12];[.$GP12];[.$GV12];[.$HB12];[.$HH12];[.$HN12];[.$HT12];[.$HZ12];[.$IF12];[.$IL12])" office:value-type="float"/>
          <table:table-cell table:formula="of:=MAX([.$B12];[.$G12];[.$M12];[.$S12];[.$Y12];[.$AE12];[.$AK12];[.$AQ12];[.$AW12];[.$BC12];[.$BI12];[.$BO12];[.$BU12];[.$CA12];[.$CG12];[.$CM12];[.$CS12];[.$CY12];[.$DE12];[.$DK12];[.$DQ12];[.$DW12];[.$EC12];[.$EI12];[.$EO12];[.$EU12];[.$FA12];[.$FG12];[.$FM12];[.$FS12];[.$FY12];[.$GE12];[.$GK12];[.$GQ12];[.$GW12];[.$HC12];[.$HI12];[.$HO12];[.$HU12];[.$IA12];[.$IG12])" office:value-type="float"/>
          <table:table-cell table:formula="of:=MAX([.$C12];[.$H12];[.$N12];[.$T12];[.$Z12];[.$AF12];[.$AL12];[.$AR12];[.$AX12];[.$BD12];[.$BJ12];[.$BP12];[.$BV12];[.$CB12];[.$CH12];[.$CN12];[.$CT12];[.$CZ12];[.$DF12];[.$DL12];[.$DR12];[.$DX12];[.$ED12];[.$EJ12];[.$EP12];[.$EV12];[.$FB12];[.$FH12];[.$FN12];[.$FT12];[.$FZ12];[.$GF12];[.$GL12];[.$GR12];[.$GX12];[.$HD12];[.$HJ12];[.$HP12];[.$HV12];[.$IB12];[.$IH12])" office:value-type="float"/>
          <table:table-cell table:formula="of:=MAX([.$D12];[.$I12];[.$O12];[.$U12];[.$AA12];[.$AG12];[.$AM12];[.$AS12];[.$AY12];[.$BE12];[.$BK12];[.$BQ12];[.$BW12];[.$CC12];[.$CI12];[.$CO12];[.$CU12];[.$DA12];[.$DG12];[.$DM12];[.$DS12];[.$DY12];[.$EE12];[.$EK12];[.$EQ12];[.$EW12];[.$FC12];[.$FI12];[.$FO12];[.$FU12];[.$GA12];[.$GG12];[.$GM12];[.$GS12];[.$GY12];[.$HE12];[.$HK12];[.$HQ12];[.$HW12];[.$IC12];[.$II12])" office:value-type="float"/>
          <table:table-cell table:formula="of:=MAX([.$E12];[.$J12];[.$P12];[.$V12];[.$AB12];[.$AH12];[.$AN12];[.$AT12];[.$AZ12];[.$BF12];[.$BL12];[.$BR12];[.$BX12];[.$CD12];[.$CJ12];[.$CP12];[.$CV12];[.$DB12];[.$DH12];[.$DN12];[.$DT12];[.$DZ12];[.$EF12];[.$EL12];[.$ER12];[.$EX12];[.$FD12];[.$FJ12];[.$FP12];[.$FV12];[.$GB12];[.$GH12];[.$GN12];[.$GT12];[.$GZ12];[.$HF12];[.$HL12];[.$HR12];[.$HX12];[.$ID12];[.$IJ12])" office:value-type="float"/>
          <table:table-cell table:formula="of:=MAX([.$K12];[.$Q12];[.$W12];[.$AC12];[.$AI12];[.$AO12];[.$AU12];[.$BA12];[.$BG12];[.$BM12];[.$BS12];[.$BY12];[.$CE12];[.$CK12];[.$CQ12];[.$CW12];[.$DC12];[.$DI12];[.$DO12];[.$DU12];[.$EA12];[.$EG12];[.$EM12];[.$ES12];[.$EY12];[.$FE12];[.$FK12];[.$FQ12];[.$FW12];[.$GC12];[.$GI12];[.$GO12];[.$GU12];[.$HA12];[.$HG12];[.$HM12];[.$HS12];[.$HY12];[.$IE12];[.$IK12])" office:value-type="float"/>
          <table:table-cell table:formula="of:=MAX([.$F12];[.$L12];[.$R12];[.$X12];[.$AD12];[.$AJ12];[.$AP12];[.$AV12];[.$BB12];[.$BH12];[.$BN12];[.$BT12];[.$BZ12];[.$CF12];[.$CL12];[.$CR12];[.$CX12];[.$DD12];[.$DJ12];[.$DP12];[.$DV12];[.$EB12];[.$EH12];[.$EN12];[.$ET12];[.$EZ12];[.$FF12];[.$FL12];[.$FR12];[.$FX12];[.$GD12];[.$GJ12];[.$GP12];[.$GV12];[.$HB12];[.$HH12];[.$HN12];[.$HT12];[.$HZ12];[.$IF12];[.$IL12])" office:value-type="float"/>
        </table:table-row>
        <table:table-row table:style-name="ro1">
          <table:table-cell office:value-type="string">
            <text:p>./laby_16_16_05.lp</text:p>
          </table:table-cell>
          <table:table-cell office:value-type="float" office:value="600.0"/>
          <table:table-cell office:value-type="float" office:value="1.0"/>
          <table:table-cell office:value-type="float" office:value="359509.0"/>
          <table:table-cell office:value-type="float" office:value="173781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81310.0"/>
          <table:table-cell office:value-type="float" office:value="2030602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76490.0"/>
          <table:table-cell office:value-type="float" office:value="1947778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83178.0"/>
          <table:table-cell office:value-type="float" office:value="2063019.0"/>
          <table:table-cell office:value-type="float" office:value="22535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552426.0"/>
          <table:table-cell office:value-type="float" office:value="1391422.0"/>
          <table:table-cell office:value-type="float" office:value="262210.0"/>
          <table:table-cell office:value-type="float" office:value="-1.0"/>
          <table:table-cell table:style-name="cellBest" office:value-type="float" office:value="2.33003"/>
          <table:table-cell table:style-name="cellBest" office:value-type="float" office:value="0.0"/>
          <table:table-cell table:style-name="cellBest" office:value-type="float" office:value="727.0"/>
          <table:table-cell table:style-name="cellBest" office:value-type="float" office:value="1930.0"/>
          <table:table-cell office:value-type="float" office:value="464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28554.0"/>
          <table:table-cell office:value-type="float" office:value="610691.0"/>
          <table:table-cell office:value-type="float" office:value="239612.0"/>
          <table:table-cell office:value-type="float" office:value="-1.0"/>
          <table:table-cell office:value-type="float" office:value="289.07"/>
          <table:table-cell table:style-name="cellBest" office:value-type="float" office:value="0.0"/>
          <table:table-cell office:value-type="float" office:value="155433.0"/>
          <table:table-cell office:value-type="float" office:value="377616.0"/>
          <table:table-cell office:value-type="float" office:value="212543.0"/>
          <table:table-cell office:value-type="float" office:value="1.0"/>
          <table:table-cell office:value-type="float" office:value="295.669"/>
          <table:table-cell table:style-name="cellBest" office:value-type="float" office:value="0.0"/>
          <table:table-cell office:value-type="float" office:value="109179.0"/>
          <table:table-cell office:value-type="float" office:value="310811.0"/>
          <table:table-cell office:value-type="float" office:value="149280.0"/>
          <table:table-cell office:value-type="float" office:value="1.0"/>
          <table:table-cell office:value-type="float" office:value="13.4016"/>
          <table:table-cell table:style-name="cellBest" office:value-type="float" office:value="0.0"/>
          <table:table-cell office:value-type="float" office:value="4916.0"/>
          <table:table-cell office:value-type="float" office:value="18647.0"/>
          <table:table-cell office:value-type="float" office:value="11179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401819.0"/>
          <table:table-cell office:value-type="float" office:value="1338614.0"/>
          <table:table-cell office:value-type="float" office:value="287991.0"/>
          <table:table-cell office:value-type="float" office:value="-1.0"/>
          <table:table-cell office:value-type="float" office:value="13.8443"/>
          <table:table-cell table:style-name="cellBest" office:value-type="float" office:value="0.0"/>
          <table:table-cell office:value-type="float" office:value="8811.0"/>
          <table:table-cell office:value-type="float" office:value="39452.0"/>
          <table:table-cell office:value-type="float" office:value="8213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426529.0"/>
          <table:table-cell office:value-type="float" office:value="1271898.0"/>
          <table:table-cell office:value-type="float" office:value="16309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00491.0"/>
          <table:table-cell office:value-type="float" office:value="1090244.0"/>
          <table:table-cell office:value-type="float" office:value="201674.0"/>
          <table:table-cell office:value-type="float" office:value="-1.0"/>
          <table:table-cell office:value-type="float" office:value="533.308"/>
          <table:table-cell table:style-name="cellBest" office:value-type="float" office:value="0.0"/>
          <table:table-cell office:value-type="float" office:value="38206.0"/>
          <table:table-cell office:value-type="float" office:value="65189.0"/>
          <table:table-cell office:value-type="float" office:value="65189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13923.0"/>
          <table:table-cell office:value-type="float" office:value="1664671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97604.0"/>
          <table:table-cell office:value-type="float" office:value="686534.0"/>
          <table:table-cell office:value-type="float" office:value="257471.0"/>
          <table:table-cell office:value-type="float" office:value="-1.0"/>
          <table:table-cell office:value-type="float" office:value="7.74552"/>
          <table:table-cell table:style-name="cellBest" office:value-type="float" office:value="0.0"/>
          <table:table-cell office:value-type="float" office:value="7534.0"/>
          <table:table-cell office:value-type="float" office:value="52016.0"/>
          <table:table-cell office:value-type="float" office:value="15048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20213.0"/>
          <table:table-cell office:value-type="float" office:value="194908.0"/>
          <table:table-cell office:value-type="float" office:value="194908.0"/>
          <table:table-cell office:value-type="float" office:value="-1.0"/>
          <table:table-cell office:value-type="float" office:value="107.428"/>
          <table:table-cell table:style-name="cellBest" office:value-type="float" office:value="0.0"/>
          <table:table-cell office:value-type="float" office:value="60689.0"/>
          <table:table-cell office:value-type="float" office:value="364926.0"/>
          <table:table-cell office:value-type="float" office:value="50194.0"/>
          <table:table-cell office:value-type="float" office:value="1.0"/>
          <table:table-cell office:value-type="float" office:value="17.1626"/>
          <table:table-cell table:style-name="cellBest" office:value-type="float" office:value="0.0"/>
          <table:table-cell office:value-type="float" office:value="13266.0"/>
          <table:table-cell office:value-type="float" office:value="147447.0"/>
          <table:table-cell office:value-type="float" office:value="1299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33314.0"/>
          <table:table-cell office:value-type="float" office:value="198189.0"/>
          <table:table-cell office:value-type="float" office:value="17778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23772.0"/>
          <table:table-cell office:value-type="float" office:value="1304600.0"/>
          <table:table-cell office:value-type="float" office:value="187795.0"/>
          <table:table-cell office:value-type="float" office:value="-1.0"/>
          <table:table-cell office:value-type="float" office:value="21.2303"/>
          <table:table-cell table:style-name="cellBest" office:value-type="float" office:value="0.0"/>
          <table:table-cell office:value-type="float" office:value="13527.0"/>
          <table:table-cell office:value-type="float" office:value="81719.0"/>
          <table:table-cell office:value-type="float" office:value="637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411676.0"/>
          <table:table-cell office:value-type="float" office:value="2267443.0"/>
          <table:table-cell office:value-type="float" office:value="469013.0"/>
          <table:table-cell office:value-type="float" office:value="-1.0"/>
          <table:table-cell office:value-type="float" office:value="132.558"/>
          <table:table-cell table:style-name="cellBest" office:value-type="float" office:value="0.0"/>
          <table:table-cell office:value-type="float" office:value="91821.0"/>
          <table:table-cell office:value-type="float" office:value="226708.0"/>
          <table:table-cell office:value-type="float" office:value="136839.0"/>
          <table:table-cell office:value-type="float" office:value="1.0"/>
          <table:table-cell office:value-type="float" office:value="102.047"/>
          <table:table-cell table:style-name="cellBest" office:value-type="float" office:value="0.0"/>
          <table:table-cell office:value-type="float" office:value="68861.0"/>
          <table:table-cell office:value-type="float" office:value="164547.0"/>
          <table:table-cell office:value-type="float" office:value="135511.0"/>
          <table:table-cell office:value-type="float" office:value="1.0"/>
          <table:table-cell office:value-type="float" office:value="48.1827"/>
          <table:table-cell table:style-name="cellBest" office:value-type="float" office:value="0.0"/>
          <table:table-cell office:value-type="float" office:value="48650.0"/>
          <table:table-cell office:value-type="float" office:value="186348.0"/>
          <table:table-cell office:value-type="float" office:value="117360.0"/>
          <table:table-cell office:value-type="float" office:value="1.0"/>
          <table:table-cell office:value-type="float" office:value="13.3567"/>
          <table:table-cell table:style-name="cellBest" office:value-type="float" office:value="0.0"/>
          <table:table-cell office:value-type="float" office:value="9025.0"/>
          <table:table-cell office:value-type="float" office:value="28260.0"/>
          <table:table-cell office:value-type="float" office:value="24613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95314.0"/>
          <table:table-cell office:value-type="float" office:value="1299208.0"/>
          <table:table-cell office:value-type="float" office:value="149513.0"/>
          <table:table-cell office:value-type="float" office:value="-1.0"/>
          <table:table-cell office:value-type="float" office:value="51.2301"/>
          <table:table-cell table:style-name="cellBest" office:value-type="float" office:value="0.0"/>
          <table:table-cell office:value-type="float" office:value="38496.0"/>
          <table:table-cell office:value-type="float" office:value="113148.0"/>
          <table:table-cell office:value-type="float" office:value="16560.0"/>
          <table:table-cell office:value-type="float" office:value="1.0"/>
          <table:table-cell office:value-type="float" office:value="248.878"/>
          <table:table-cell table:style-name="cellBest" office:value-type="float" office:value="0.0"/>
          <table:table-cell office:value-type="float" office:value="171339.0"/>
          <table:table-cell office:value-type="float" office:value="496355.0"/>
          <table:table-cell office:value-type="float" office:value="47619.0"/>
          <table:table-cell office:value-type="float" office:value="1.0"/>
          <table:table-cell office:value-type="float" office:value="276.967"/>
          <table:table-cell table:style-name="cellBest" office:value-type="float" office:value="0.0"/>
          <table:table-cell office:value-type="float" office:value="171339.0"/>
          <table:table-cell office:value-type="float" office:value="496355.0"/>
          <table:table-cell office:value-type="float" office:value="47619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04592.0"/>
          <table:table-cell office:value-type="float" office:value="597151.0"/>
          <table:table-cell office:value-type="float" office:value="597151.0"/>
          <table:table-cell office:value-type="float" office:value="-1.0"/>
          <table:table-cell office:value-type="float" office:value="50.1493"/>
          <table:table-cell table:style-name="cellBest" office:value-type="float" office:value="0.0"/>
          <table:table-cell office:value-type="float" office:value="34111.0"/>
          <table:table-cell office:value-type="float" office:value="264122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418455.0"/>
          <table:table-cell office:value-type="float" office:value="748599.0"/>
          <table:table-cell office:value-type="float" office:value="67852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40988.0"/>
          <table:table-cell office:value-type="float" office:value="951094.0"/>
          <table:table-cell office:value-type="float" office:value="12403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6393.0"/>
          <table:table-cell table:style-name="cellWorst" office:value-type="float" office:value="7029226.0"/>
          <table:table-cell table:style-name="cellWorst" office:value-type="float" office:value="702922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31595.0"/>
          <table:table-cell office:value-type="float" office:value="888876.0"/>
          <table:table-cell office:value-type="float" office:value="38312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27799.0"/>
          <table:table-cell office:value-type="float" office:value="1057135.0"/>
          <table:table-cell office:value-type="float" office:value="14142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1527.0"/>
          <table:table-cell office:value-type="float" office:value="398044.0"/>
          <table:table-cell office:value-type="float" office:value="361361.0"/>
          <table:table-cell office:value-type="float" office:value="-1.0"/>
          <table:table-cell table:formula="of:=MIN([.$B13];[.$G13];[.$M13];[.$S13];[.$Y13];[.$AE13];[.$AK13];[.$AQ13];[.$AW13];[.$BC13];[.$BI13];[.$BO13];[.$BU13];[.$CA13];[.$CG13];[.$CM13];[.$CS13];[.$CY13];[.$DE13];[.$DK13];[.$DQ13];[.$DW13];[.$EC13];[.$EI13];[.$EO13];[.$EU13];[.$FA13];[.$FG13];[.$FM13];[.$FS13];[.$FY13];[.$GE13];[.$GK13];[.$GQ13];[.$GW13];[.$HC13];[.$HI13];[.$HO13];[.$HU13];[.$IA13];[.$IG13])" office:value-type="float"/>
          <table:table-cell table:formula="of:=MIN([.$C13];[.$H13];[.$N13];[.$T13];[.$Z13];[.$AF13];[.$AL13];[.$AR13];[.$AX13];[.$BD13];[.$BJ13];[.$BP13];[.$BV13];[.$CB13];[.$CH13];[.$CN13];[.$CT13];[.$CZ13];[.$DF13];[.$DL13];[.$DR13];[.$DX13];[.$ED13];[.$EJ13];[.$EP13];[.$EV13];[.$FB13];[.$FH13];[.$FN13];[.$FT13];[.$FZ13];[.$GF13];[.$GL13];[.$GR13];[.$GX13];[.$HD13];[.$HJ13];[.$HP13];[.$HV13];[.$IB13];[.$IH13])" office:value-type="float"/>
          <table:table-cell table:formula="of:=MIN([.$D13];[.$I13];[.$O13];[.$U13];[.$AA13];[.$AG13];[.$AM13];[.$AS13];[.$AY13];[.$BE13];[.$BK13];[.$BQ13];[.$BW13];[.$CC13];[.$CI13];[.$CO13];[.$CU13];[.$DA13];[.$DG13];[.$DM13];[.$DS13];[.$DY13];[.$EE13];[.$EK13];[.$EQ13];[.$EW13];[.$FC13];[.$FI13];[.$FO13];[.$FU13];[.$GA13];[.$GG13];[.$GM13];[.$GS13];[.$GY13];[.$HE13];[.$HK13];[.$HQ13];[.$HW13];[.$IC13];[.$II13])" office:value-type="float"/>
          <table:table-cell table:formula="of:=MIN([.$E13];[.$J13];[.$P13];[.$V13];[.$AB13];[.$AH13];[.$AN13];[.$AT13];[.$AZ13];[.$BF13];[.$BL13];[.$BR13];[.$BX13];[.$CD13];[.$CJ13];[.$CP13];[.$CV13];[.$DB13];[.$DH13];[.$DN13];[.$DT13];[.$DZ13];[.$EF13];[.$EL13];[.$ER13];[.$EX13];[.$FD13];[.$FJ13];[.$FP13];[.$FV13];[.$GB13];[.$GH13];[.$GN13];[.$GT13];[.$GZ13];[.$HF13];[.$HL13];[.$HR13];[.$HX13];[.$ID13];[.$IJ13])" office:value-type="float"/>
          <table:table-cell table:formula="of:=MIN([.$K13];[.$Q13];[.$W13];[.$AC13];[.$AI13];[.$AO13];[.$AU13];[.$BA13];[.$BG13];[.$BM13];[.$BS13];[.$BY13];[.$CE13];[.$CK13];[.$CQ13];[.$CW13];[.$DC13];[.$DI13];[.$DO13];[.$DU13];[.$EA13];[.$EG13];[.$EM13];[.$ES13];[.$EY13];[.$FE13];[.$FK13];[.$FQ13];[.$FW13];[.$GC13];[.$GI13];[.$GO13];[.$GU13];[.$HA13];[.$HG13];[.$HM13];[.$HS13];[.$HY13];[.$IE13];[.$IK13])" office:value-type="float"/>
          <table:table-cell table:formula="of:=MIN([.$F13];[.$L13];[.$R13];[.$X13];[.$AD13];[.$AJ13];[.$AP13];[.$AV13];[.$BB13];[.$BH13];[.$BN13];[.$BT13];[.$BZ13];[.$CF13];[.$CL13];[.$CR13];[.$CX13];[.$DD13];[.$DJ13];[.$DP13];[.$DV13];[.$EB13];[.$EH13];[.$EN13];[.$ET13];[.$EZ13];[.$FF13];[.$FL13];[.$FR13];[.$FX13];[.$GD13];[.$GJ13];[.$GP13];[.$GV13];[.$HB13];[.$HH13];[.$HN13];[.$HT13];[.$HZ13];[.$IF13];[.$IL13])" office:value-type="float"/>
          <table:table-cell table:formula="of:=MEDIAN([.$B13];[.$G13];[.$M13];[.$S13];[.$Y13];[.$AE13];[.$AK13];[.$AQ13];[.$AW13];[.$BC13];[.$BI13];[.$BO13];[.$BU13];[.$CA13];[.$CG13];[.$CM13];[.$CS13];[.$CY13];[.$DE13];[.$DK13];[.$DQ13];[.$DW13];[.$EC13];[.$EI13];[.$EO13];[.$EU13];[.$FA13];[.$FG13];[.$FM13];[.$FS13];[.$FY13];[.$GE13];[.$GK13];[.$GQ13];[.$GW13];[.$HC13];[.$HI13];[.$HO13];[.$HU13];[.$IA13];[.$IG13])" office:value-type="float"/>
          <table:table-cell table:formula="of:=MEDIAN([.$C13];[.$H13];[.$N13];[.$T13];[.$Z13];[.$AF13];[.$AL13];[.$AR13];[.$AX13];[.$BD13];[.$BJ13];[.$BP13];[.$BV13];[.$CB13];[.$CH13];[.$CN13];[.$CT13];[.$CZ13];[.$DF13];[.$DL13];[.$DR13];[.$DX13];[.$ED13];[.$EJ13];[.$EP13];[.$EV13];[.$FB13];[.$FH13];[.$FN13];[.$FT13];[.$FZ13];[.$GF13];[.$GL13];[.$GR13];[.$GX13];[.$HD13];[.$HJ13];[.$HP13];[.$HV13];[.$IB13];[.$IH13])" office:value-type="float"/>
          <table:table-cell table:formula="of:=MEDIAN([.$D13];[.$I13];[.$O13];[.$U13];[.$AA13];[.$AG13];[.$AM13];[.$AS13];[.$AY13];[.$BE13];[.$BK13];[.$BQ13];[.$BW13];[.$CC13];[.$CI13];[.$CO13];[.$CU13];[.$DA13];[.$DG13];[.$DM13];[.$DS13];[.$DY13];[.$EE13];[.$EK13];[.$EQ13];[.$EW13];[.$FC13];[.$FI13];[.$FO13];[.$FU13];[.$GA13];[.$GG13];[.$GM13];[.$GS13];[.$GY13];[.$HE13];[.$HK13];[.$HQ13];[.$HW13];[.$IC13];[.$II13])" office:value-type="float"/>
          <table:table-cell table:formula="of:=MEDIAN([.$E13];[.$J13];[.$P13];[.$V13];[.$AB13];[.$AH13];[.$AN13];[.$AT13];[.$AZ13];[.$BF13];[.$BL13];[.$BR13];[.$BX13];[.$CD13];[.$CJ13];[.$CP13];[.$CV13];[.$DB13];[.$DH13];[.$DN13];[.$DT13];[.$DZ13];[.$EF13];[.$EL13];[.$ER13];[.$EX13];[.$FD13];[.$FJ13];[.$FP13];[.$FV13];[.$GB13];[.$GH13];[.$GN13];[.$GT13];[.$GZ13];[.$HF13];[.$HL13];[.$HR13];[.$HX13];[.$ID13];[.$IJ13])" office:value-type="float"/>
          <table:table-cell table:formula="of:=MEDIAN([.$K13];[.$Q13];[.$W13];[.$AC13];[.$AI13];[.$AO13];[.$AU13];[.$BA13];[.$BG13];[.$BM13];[.$BS13];[.$BY13];[.$CE13];[.$CK13];[.$CQ13];[.$CW13];[.$DC13];[.$DI13];[.$DO13];[.$DU13];[.$EA13];[.$EG13];[.$EM13];[.$ES13];[.$EY13];[.$FE13];[.$FK13];[.$FQ13];[.$FW13];[.$GC13];[.$GI13];[.$GO13];[.$GU13];[.$HA13];[.$HG13];[.$HM13];[.$HS13];[.$HY13];[.$IE13];[.$IK13])" office:value-type="float"/>
          <table:table-cell table:formula="of:=MEDIAN([.$F13];[.$L13];[.$R13];[.$X13];[.$AD13];[.$AJ13];[.$AP13];[.$AV13];[.$BB13];[.$BH13];[.$BN13];[.$BT13];[.$BZ13];[.$CF13];[.$CL13];[.$CR13];[.$CX13];[.$DD13];[.$DJ13];[.$DP13];[.$DV13];[.$EB13];[.$EH13];[.$EN13];[.$ET13];[.$EZ13];[.$FF13];[.$FL13];[.$FR13];[.$FX13];[.$GD13];[.$GJ13];[.$GP13];[.$GV13];[.$HB13];[.$HH13];[.$HN13];[.$HT13];[.$HZ13];[.$IF13];[.$IL13])" office:value-type="float"/>
          <table:table-cell table:formula="of:=MAX([.$B13];[.$G13];[.$M13];[.$S13];[.$Y13];[.$AE13];[.$AK13];[.$AQ13];[.$AW13];[.$BC13];[.$BI13];[.$BO13];[.$BU13];[.$CA13];[.$CG13];[.$CM13];[.$CS13];[.$CY13];[.$DE13];[.$DK13];[.$DQ13];[.$DW13];[.$EC13];[.$EI13];[.$EO13];[.$EU13];[.$FA13];[.$FG13];[.$FM13];[.$FS13];[.$FY13];[.$GE13];[.$GK13];[.$GQ13];[.$GW13];[.$HC13];[.$HI13];[.$HO13];[.$HU13];[.$IA13];[.$IG13])" office:value-type="float"/>
          <table:table-cell table:formula="of:=MAX([.$C13];[.$H13];[.$N13];[.$T13];[.$Z13];[.$AF13];[.$AL13];[.$AR13];[.$AX13];[.$BD13];[.$BJ13];[.$BP13];[.$BV13];[.$CB13];[.$CH13];[.$CN13];[.$CT13];[.$CZ13];[.$DF13];[.$DL13];[.$DR13];[.$DX13];[.$ED13];[.$EJ13];[.$EP13];[.$EV13];[.$FB13];[.$FH13];[.$FN13];[.$FT13];[.$FZ13];[.$GF13];[.$GL13];[.$GR13];[.$GX13];[.$HD13];[.$HJ13];[.$HP13];[.$HV13];[.$IB13];[.$IH13])" office:value-type="float"/>
          <table:table-cell table:formula="of:=MAX([.$D13];[.$I13];[.$O13];[.$U13];[.$AA13];[.$AG13];[.$AM13];[.$AS13];[.$AY13];[.$BE13];[.$BK13];[.$BQ13];[.$BW13];[.$CC13];[.$CI13];[.$CO13];[.$CU13];[.$DA13];[.$DG13];[.$DM13];[.$DS13];[.$DY13];[.$EE13];[.$EK13];[.$EQ13];[.$EW13];[.$FC13];[.$FI13];[.$FO13];[.$FU13];[.$GA13];[.$GG13];[.$GM13];[.$GS13];[.$GY13];[.$HE13];[.$HK13];[.$HQ13];[.$HW13];[.$IC13];[.$II13])" office:value-type="float"/>
          <table:table-cell table:formula="of:=MAX([.$E13];[.$J13];[.$P13];[.$V13];[.$AB13];[.$AH13];[.$AN13];[.$AT13];[.$AZ13];[.$BF13];[.$BL13];[.$BR13];[.$BX13];[.$CD13];[.$CJ13];[.$CP13];[.$CV13];[.$DB13];[.$DH13];[.$DN13];[.$DT13];[.$DZ13];[.$EF13];[.$EL13];[.$ER13];[.$EX13];[.$FD13];[.$FJ13];[.$FP13];[.$FV13];[.$GB13];[.$GH13];[.$GN13];[.$GT13];[.$GZ13];[.$HF13];[.$HL13];[.$HR13];[.$HX13];[.$ID13];[.$IJ13])" office:value-type="float"/>
          <table:table-cell table:formula="of:=MAX([.$K13];[.$Q13];[.$W13];[.$AC13];[.$AI13];[.$AO13];[.$AU13];[.$BA13];[.$BG13];[.$BM13];[.$BS13];[.$BY13];[.$CE13];[.$CK13];[.$CQ13];[.$CW13];[.$DC13];[.$DI13];[.$DO13];[.$DU13];[.$EA13];[.$EG13];[.$EM13];[.$ES13];[.$EY13];[.$FE13];[.$FK13];[.$FQ13];[.$FW13];[.$GC13];[.$GI13];[.$GO13];[.$GU13];[.$HA13];[.$HG13];[.$HM13];[.$HS13];[.$HY13];[.$IE13];[.$IK13])" office:value-type="float"/>
          <table:table-cell table:formula="of:=MAX([.$F13];[.$L13];[.$R13];[.$X13];[.$AD13];[.$AJ13];[.$AP13];[.$AV13];[.$BB13];[.$BH13];[.$BN13];[.$BT13];[.$BZ13];[.$CF13];[.$CL13];[.$CR13];[.$CX13];[.$DD13];[.$DJ13];[.$DP13];[.$DV13];[.$EB13];[.$EH13];[.$EN13];[.$ET13];[.$EZ13];[.$FF13];[.$FL13];[.$FR13];[.$FX13];[.$GD13];[.$GJ13];[.$GP13];[.$GV13];[.$HB13];[.$HH13];[.$HN13];[.$HT13];[.$HZ13];[.$IF13];[.$IL13])" office:value-type="float"/>
        </table:table-row>
        <table:table-row table:style-name="ro1">
          <table:table-cell office:value-type="string">
            <text:p>./laby_16_16_06.lp</text:p>
          </table:table-cell>
          <table:table-cell office:value-type="float" office:value="600.0"/>
          <table:table-cell office:value-type="float" office:value="1.0"/>
          <table:table-cell office:value-type="float" office:value="381267.0"/>
          <table:table-cell office:value-type="float" office:value="114529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52458.0"/>
          <table:table-cell office:value-type="float" office:value="1051493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31781.0"/>
          <table:table-cell office:value-type="float" office:value="1313503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453706.0"/>
          <table:table-cell office:value-type="float" office:value="1378640.0"/>
          <table:table-cell office:value-type="float" office:value="258136.0"/>
          <table:table-cell office:value-type="float" office:value="-1.0"/>
          <table:table-cell office:value-type="float" office:value="52.9482"/>
          <table:table-cell table:style-name="cellBest" office:value-type="float" office:value="0.0"/>
          <table:table-cell office:value-type="float" office:value="51046.0"/>
          <table:table-cell office:value-type="float" office:value="242634.0"/>
          <table:table-cell office:value-type="float" office:value="31296.0"/>
          <table:table-cell office:value-type="float" office:value="1.0"/>
          <table:table-cell office:value-type="float" office:value="3.22628"/>
          <table:table-cell table:style-name="cellBest" office:value-type="float" office:value="0.0"/>
          <table:table-cell office:value-type="float" office:value="1488.0"/>
          <table:table-cell office:value-type="float" office:value="3399.0"/>
          <table:table-cell office:value-type="float" office:value="893.0"/>
          <table:table-cell office:value-type="float" office:value="1.0"/>
          <table:table-cell office:value-type="float" office:value="562.841"/>
          <table:table-cell table:style-name="cellBest" office:value-type="float" office:value="0.0"/>
          <table:table-cell office:value-type="float" office:value="297922.0"/>
          <table:table-cell office:value-type="float" office:value="581831.0"/>
          <table:table-cell office:value-type="float" office:value="376978.0"/>
          <table:table-cell office:value-type="float" office:value="1.0"/>
          <table:table-cell office:value-type="float" office:value="52.7396"/>
          <table:table-cell table:style-name="cellBest" office:value-type="float" office:value="0.0"/>
          <table:table-cell office:value-type="float" office:value="36334.0"/>
          <table:table-cell office:value-type="float" office:value="353078.0"/>
          <table:table-cell office:value-type="float" office:value="5551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83800.0"/>
          <table:table-cell office:value-type="float" office:value="859742.0"/>
          <table:table-cell office:value-type="float" office:value="296538.0"/>
          <table:table-cell office:value-type="float" office:value="-1.0"/>
          <table:table-cell office:value-type="float" office:value="1.62381"/>
          <table:table-cell table:style-name="cellBest" office:value-type="float" office:value="0.0"/>
          <table:table-cell office:value-type="float" office:value="304.0"/>
          <table:table-cell office:value-type="float" office:value="3817.0"/>
          <table:table-cell office:value-type="float" office:value="256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405973.0"/>
          <table:table-cell office:value-type="float" office:value="1216845.0"/>
          <table:table-cell office:value-type="float" office:value="214015.0"/>
          <table:table-cell office:value-type="float" office:value="-1.0"/>
          <table:table-cell office:value-type="float" office:value="279.193"/>
          <table:table-cell table:style-name="cellBest" office:value-type="float" office:value="0.0"/>
          <table:table-cell office:value-type="float" office:value="239038.0"/>
          <table:table-cell office:value-type="float" office:value="676605.0"/>
          <table:table-cell office:value-type="float" office:value="145990.0"/>
          <table:table-cell office:value-type="float" office:value="1.0"/>
          <table:table-cell office:value-type="float" office:value="109.268"/>
          <table:table-cell table:style-name="cellBest" office:value-type="float" office:value="0.0"/>
          <table:table-cell office:value-type="float" office:value="59108.0"/>
          <table:table-cell office:value-type="float" office:value="220866.0"/>
          <table:table-cell office:value-type="float" office:value="39257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45307.0"/>
          <table:table-cell office:value-type="float" office:value="1858643.0"/>
          <table:table-cell office:value-type="float" office:value="195053.0"/>
          <table:table-cell office:value-type="float" office:value="-1.0"/>
          <table:table-cell office:value-type="float" office:value="1.65078"/>
          <table:table-cell table:style-name="cellBest" office:value-type="float" office:value="0.0"/>
          <table:table-cell office:value-type="float" office:value="215.0"/>
          <table:table-cell office:value-type="float" office:value="2097.0"/>
          <table:table-cell office:value-type="float" office:value="2097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439601.0"/>
          <table:table-cell office:value-type="float" office:value="1647422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84434.0"/>
          <table:table-cell office:value-type="float" office:value="717479.0"/>
          <table:table-cell office:value-type="float" office:value="286043.0"/>
          <table:table-cell office:value-type="float" office:value="-1.0"/>
          <table:table-cell office:value-type="float" office:value="134.091"/>
          <table:table-cell table:style-name="cellBest" office:value-type="float" office:value="0.0"/>
          <table:table-cell office:value-type="float" office:value="82723.0"/>
          <table:table-cell office:value-type="float" office:value="291200.0"/>
          <table:table-cell office:value-type="float" office:value="69111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05755.0"/>
          <table:table-cell office:value-type="float" office:value="291917.0"/>
          <table:table-cell office:value-type="float" office:value="29191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86918.0"/>
          <table:table-cell office:value-type="float" office:value="1103727.0"/>
          <table:table-cell office:value-type="float" office:value="17568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11209.0"/>
          <table:table-cell office:value-type="float" office:value="1793639.0"/>
          <table:table-cell office:value-type="float" office:value="25557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0333.0"/>
          <table:table-cell office:value-type="float" office:value="260026.0"/>
          <table:table-cell office:value-type="float" office:value="24588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25558.0"/>
          <table:table-cell office:value-type="float" office:value="1287251.0"/>
          <table:table-cell office:value-type="float" office:value="23909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05626.0"/>
          <table:table-cell office:value-type="float" office:value="991037.0"/>
          <table:table-cell office:value-type="float" office:value="7861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32740.0"/>
          <table:table-cell office:value-type="float" office:value="1019874.0"/>
          <table:table-cell office:value-type="float" office:value="10346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76277.0"/>
          <table:table-cell office:value-type="float" office:value="634195.0"/>
          <table:table-cell office:value-type="float" office:value="412136.0"/>
          <table:table-cell office:value-type="float" office:value="-1.0"/>
          <table:table-cell office:value-type="float" office:value="75.8103"/>
          <table:table-cell table:style-name="cellBest" office:value-type="float" office:value="0.0"/>
          <table:table-cell office:value-type="float" office:value="50251.0"/>
          <table:table-cell office:value-type="float" office:value="100596.0"/>
          <table:table-cell office:value-type="float" office:value="8991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85414.0"/>
          <table:table-cell office:value-type="float" office:value="823434.0"/>
          <table:table-cell office:value-type="float" office:value="718870.0"/>
          <table:table-cell office:value-type="float" office:value="-1.0"/>
          <table:table-cell table:style-name="cellBest" office:value-type="float" office:value="1.39305"/>
          <table:table-cell table:style-name="cellBest" office:value-type="float" office:value="0.0"/>
          <table:table-cell table:style-name="cellBest" office:value-type="float" office:value="158.0"/>
          <table:table-cell table:style-name="cellBest" office:value-type="float" office:value="2063.0"/>
          <table:table-cell office:value-type="float" office:value="308.0"/>
          <table:table-cell office:value-type="float" office:value="1.0"/>
          <table:table-cell office:value-type="float" office:value="156.482"/>
          <table:table-cell table:style-name="cellBest" office:value-type="float" office:value="0.0"/>
          <table:table-cell office:value-type="float" office:value="99523.0"/>
          <table:table-cell office:value-type="float" office:value="394810.0"/>
          <table:table-cell office:value-type="float" office:value="26166.0"/>
          <table:table-cell office:value-type="float" office:value="1.0"/>
          <table:table-cell office:value-type="float" office:value="25.256"/>
          <table:table-cell table:style-name="cellBest" office:value-type="float" office:value="0.0"/>
          <table:table-cell office:value-type="float" office:value="17371.0"/>
          <table:table-cell office:value-type="float" office:value="95059.0"/>
          <table:table-cell office:value-type="float" office:value="14938.0"/>
          <table:table-cell office:value-type="float" office:value="1.0"/>
          <table:table-cell office:value-type="float" office:value="443.777"/>
          <table:table-cell table:style-name="cellBest" office:value-type="float" office:value="0.0"/>
          <table:table-cell office:value-type="float" office:value="231865.0"/>
          <table:table-cell office:value-type="float" office:value="1078660.0"/>
          <table:table-cell office:value-type="float" office:value="70479.0"/>
          <table:table-cell office:value-type="float" office:value="1.0"/>
          <table:table-cell office:value-type="float" office:value="408.212"/>
          <table:table-cell table:style-name="cellBest" office:value-type="float" office:value="0.0"/>
          <table:table-cell office:value-type="float" office:value="231865.0"/>
          <table:table-cell office:value-type="float" office:value="1078660.0"/>
          <table:table-cell office:value-type="float" office:value="70479.0"/>
          <table:table-cell office:value-type="float" office:value="1.0"/>
          <table:table-cell office:value-type="float" office:value="41.2561"/>
          <table:table-cell table:style-name="cellBest" office:value-type="float" office:value="0.0"/>
          <table:table-cell office:value-type="float" office:value="29053.0"/>
          <table:table-cell office:value-type="float" office:value="133107.0"/>
          <table:table-cell office:value-type="float" office:value="133107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32251.0"/>
          <table:table-cell office:value-type="float" office:value="1867779.0"/>
          <table:table-cell table:style-name="cellBest" office:value-type="float" office:value="0.0"/>
          <table:table-cell office:value-type="float" office:value="-1.0"/>
          <table:table-cell office:value-type="float" office:value="28.1181"/>
          <table:table-cell table:style-name="cellBest" office:value-type="float" office:value="0.0"/>
          <table:table-cell office:value-type="float" office:value="23698.0"/>
          <table:table-cell office:value-type="float" office:value="66067.0"/>
          <table:table-cell office:value-type="float" office:value="57395.0"/>
          <table:table-cell office:value-type="float" office:value="1.0"/>
          <table:table-cell office:value-type="float" office:value="82.1475"/>
          <table:table-cell table:style-name="cellBest" office:value-type="float" office:value="0.0"/>
          <table:table-cell office:value-type="float" office:value="42957.0"/>
          <table:table-cell office:value-type="float" office:value="390036.0"/>
          <table:table-cell office:value-type="float" office:value="59106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25575.0"/>
          <table:table-cell table:style-name="cellWorst" office:value-type="float" office:value="7233651.0"/>
          <table:table-cell table:style-name="cellWorst" office:value-type="float" office:value="723365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74447.0"/>
          <table:table-cell office:value-type="float" office:value="1052854.0"/>
          <table:table-cell office:value-type="float" office:value="411563.0"/>
          <table:table-cell office:value-type="float" office:value="-1.0"/>
          <table:table-cell office:value-type="float" office:value="30.1343"/>
          <table:table-cell table:style-name="cellBest" office:value-type="float" office:value="0.0"/>
          <table:table-cell office:value-type="float" office:value="39606.0"/>
          <table:table-cell office:value-type="float" office:value="273097.0"/>
          <table:table-cell office:value-type="float" office:value="55168.0"/>
          <table:table-cell office:value-type="float" office:value="1.0"/>
          <table:table-cell office:value-type="float" office:value="53.6752"/>
          <table:table-cell table:style-name="cellBest" office:value-type="float" office:value="0.0"/>
          <table:table-cell office:value-type="float" office:value="41989.0"/>
          <table:table-cell office:value-type="float" office:value="86566.0"/>
          <table:table-cell office:value-type="float" office:value="80632.0"/>
          <table:table-cell office:value-type="float" office:value="1.0"/>
          <table:table-cell table:formula="of:=MIN([.$B14];[.$G14];[.$M14];[.$S14];[.$Y14];[.$AE14];[.$AK14];[.$AQ14];[.$AW14];[.$BC14];[.$BI14];[.$BO14];[.$BU14];[.$CA14];[.$CG14];[.$CM14];[.$CS14];[.$CY14];[.$DE14];[.$DK14];[.$DQ14];[.$DW14];[.$EC14];[.$EI14];[.$EO14];[.$EU14];[.$FA14];[.$FG14];[.$FM14];[.$FS14];[.$FY14];[.$GE14];[.$GK14];[.$GQ14];[.$GW14];[.$HC14];[.$HI14];[.$HO14];[.$HU14];[.$IA14];[.$IG14])" office:value-type="float"/>
          <table:table-cell table:formula="of:=MIN([.$C14];[.$H14];[.$N14];[.$T14];[.$Z14];[.$AF14];[.$AL14];[.$AR14];[.$AX14];[.$BD14];[.$BJ14];[.$BP14];[.$BV14];[.$CB14];[.$CH14];[.$CN14];[.$CT14];[.$CZ14];[.$DF14];[.$DL14];[.$DR14];[.$DX14];[.$ED14];[.$EJ14];[.$EP14];[.$EV14];[.$FB14];[.$FH14];[.$FN14];[.$FT14];[.$FZ14];[.$GF14];[.$GL14];[.$GR14];[.$GX14];[.$HD14];[.$HJ14];[.$HP14];[.$HV14];[.$IB14];[.$IH14])" office:value-type="float"/>
          <table:table-cell table:formula="of:=MIN([.$D14];[.$I14];[.$O14];[.$U14];[.$AA14];[.$AG14];[.$AM14];[.$AS14];[.$AY14];[.$BE14];[.$BK14];[.$BQ14];[.$BW14];[.$CC14];[.$CI14];[.$CO14];[.$CU14];[.$DA14];[.$DG14];[.$DM14];[.$DS14];[.$DY14];[.$EE14];[.$EK14];[.$EQ14];[.$EW14];[.$FC14];[.$FI14];[.$FO14];[.$FU14];[.$GA14];[.$GG14];[.$GM14];[.$GS14];[.$GY14];[.$HE14];[.$HK14];[.$HQ14];[.$HW14];[.$IC14];[.$II14])" office:value-type="float"/>
          <table:table-cell table:formula="of:=MIN([.$E14];[.$J14];[.$P14];[.$V14];[.$AB14];[.$AH14];[.$AN14];[.$AT14];[.$AZ14];[.$BF14];[.$BL14];[.$BR14];[.$BX14];[.$CD14];[.$CJ14];[.$CP14];[.$CV14];[.$DB14];[.$DH14];[.$DN14];[.$DT14];[.$DZ14];[.$EF14];[.$EL14];[.$ER14];[.$EX14];[.$FD14];[.$FJ14];[.$FP14];[.$FV14];[.$GB14];[.$GH14];[.$GN14];[.$GT14];[.$GZ14];[.$HF14];[.$HL14];[.$HR14];[.$HX14];[.$ID14];[.$IJ14])" office:value-type="float"/>
          <table:table-cell table:formula="of:=MIN([.$K14];[.$Q14];[.$W14];[.$AC14];[.$AI14];[.$AO14];[.$AU14];[.$BA14];[.$BG14];[.$BM14];[.$BS14];[.$BY14];[.$CE14];[.$CK14];[.$CQ14];[.$CW14];[.$DC14];[.$DI14];[.$DO14];[.$DU14];[.$EA14];[.$EG14];[.$EM14];[.$ES14];[.$EY14];[.$FE14];[.$FK14];[.$FQ14];[.$FW14];[.$GC14];[.$GI14];[.$GO14];[.$GU14];[.$HA14];[.$HG14];[.$HM14];[.$HS14];[.$HY14];[.$IE14];[.$IK14])" office:value-type="float"/>
          <table:table-cell table:formula="of:=MIN([.$F14];[.$L14];[.$R14];[.$X14];[.$AD14];[.$AJ14];[.$AP14];[.$AV14];[.$BB14];[.$BH14];[.$BN14];[.$BT14];[.$BZ14];[.$CF14];[.$CL14];[.$CR14];[.$CX14];[.$DD14];[.$DJ14];[.$DP14];[.$DV14];[.$EB14];[.$EH14];[.$EN14];[.$ET14];[.$EZ14];[.$FF14];[.$FL14];[.$FR14];[.$FX14];[.$GD14];[.$GJ14];[.$GP14];[.$GV14];[.$HB14];[.$HH14];[.$HN14];[.$HT14];[.$HZ14];[.$IF14];[.$IL14])" office:value-type="float"/>
          <table:table-cell table:formula="of:=MEDIAN([.$B14];[.$G14];[.$M14];[.$S14];[.$Y14];[.$AE14];[.$AK14];[.$AQ14];[.$AW14];[.$BC14];[.$BI14];[.$BO14];[.$BU14];[.$CA14];[.$CG14];[.$CM14];[.$CS14];[.$CY14];[.$DE14];[.$DK14];[.$DQ14];[.$DW14];[.$EC14];[.$EI14];[.$EO14];[.$EU14];[.$FA14];[.$FG14];[.$FM14];[.$FS14];[.$FY14];[.$GE14];[.$GK14];[.$GQ14];[.$GW14];[.$HC14];[.$HI14];[.$HO14];[.$HU14];[.$IA14];[.$IG14])" office:value-type="float"/>
          <table:table-cell table:formula="of:=MEDIAN([.$C14];[.$H14];[.$N14];[.$T14];[.$Z14];[.$AF14];[.$AL14];[.$AR14];[.$AX14];[.$BD14];[.$BJ14];[.$BP14];[.$BV14];[.$CB14];[.$CH14];[.$CN14];[.$CT14];[.$CZ14];[.$DF14];[.$DL14];[.$DR14];[.$DX14];[.$ED14];[.$EJ14];[.$EP14];[.$EV14];[.$FB14];[.$FH14];[.$FN14];[.$FT14];[.$FZ14];[.$GF14];[.$GL14];[.$GR14];[.$GX14];[.$HD14];[.$HJ14];[.$HP14];[.$HV14];[.$IB14];[.$IH14])" office:value-type="float"/>
          <table:table-cell table:formula="of:=MEDIAN([.$D14];[.$I14];[.$O14];[.$U14];[.$AA14];[.$AG14];[.$AM14];[.$AS14];[.$AY14];[.$BE14];[.$BK14];[.$BQ14];[.$BW14];[.$CC14];[.$CI14];[.$CO14];[.$CU14];[.$DA14];[.$DG14];[.$DM14];[.$DS14];[.$DY14];[.$EE14];[.$EK14];[.$EQ14];[.$EW14];[.$FC14];[.$FI14];[.$FO14];[.$FU14];[.$GA14];[.$GG14];[.$GM14];[.$GS14];[.$GY14];[.$HE14];[.$HK14];[.$HQ14];[.$HW14];[.$IC14];[.$II14])" office:value-type="float"/>
          <table:table-cell table:formula="of:=MEDIAN([.$E14];[.$J14];[.$P14];[.$V14];[.$AB14];[.$AH14];[.$AN14];[.$AT14];[.$AZ14];[.$BF14];[.$BL14];[.$BR14];[.$BX14];[.$CD14];[.$CJ14];[.$CP14];[.$CV14];[.$DB14];[.$DH14];[.$DN14];[.$DT14];[.$DZ14];[.$EF14];[.$EL14];[.$ER14];[.$EX14];[.$FD14];[.$FJ14];[.$FP14];[.$FV14];[.$GB14];[.$GH14];[.$GN14];[.$GT14];[.$GZ14];[.$HF14];[.$HL14];[.$HR14];[.$HX14];[.$ID14];[.$IJ14])" office:value-type="float"/>
          <table:table-cell table:formula="of:=MEDIAN([.$K14];[.$Q14];[.$W14];[.$AC14];[.$AI14];[.$AO14];[.$AU14];[.$BA14];[.$BG14];[.$BM14];[.$BS14];[.$BY14];[.$CE14];[.$CK14];[.$CQ14];[.$CW14];[.$DC14];[.$DI14];[.$DO14];[.$DU14];[.$EA14];[.$EG14];[.$EM14];[.$ES14];[.$EY14];[.$FE14];[.$FK14];[.$FQ14];[.$FW14];[.$GC14];[.$GI14];[.$GO14];[.$GU14];[.$HA14];[.$HG14];[.$HM14];[.$HS14];[.$HY14];[.$IE14];[.$IK14])" office:value-type="float"/>
          <table:table-cell table:formula="of:=MEDIAN([.$F14];[.$L14];[.$R14];[.$X14];[.$AD14];[.$AJ14];[.$AP14];[.$AV14];[.$BB14];[.$BH14];[.$BN14];[.$BT14];[.$BZ14];[.$CF14];[.$CL14];[.$CR14];[.$CX14];[.$DD14];[.$DJ14];[.$DP14];[.$DV14];[.$EB14];[.$EH14];[.$EN14];[.$ET14];[.$EZ14];[.$FF14];[.$FL14];[.$FR14];[.$FX14];[.$GD14];[.$GJ14];[.$GP14];[.$GV14];[.$HB14];[.$HH14];[.$HN14];[.$HT14];[.$HZ14];[.$IF14];[.$IL14])" office:value-type="float"/>
          <table:table-cell table:formula="of:=MAX([.$B14];[.$G14];[.$M14];[.$S14];[.$Y14];[.$AE14];[.$AK14];[.$AQ14];[.$AW14];[.$BC14];[.$BI14];[.$BO14];[.$BU14];[.$CA14];[.$CG14];[.$CM14];[.$CS14];[.$CY14];[.$DE14];[.$DK14];[.$DQ14];[.$DW14];[.$EC14];[.$EI14];[.$EO14];[.$EU14];[.$FA14];[.$FG14];[.$FM14];[.$FS14];[.$FY14];[.$GE14];[.$GK14];[.$GQ14];[.$GW14];[.$HC14];[.$HI14];[.$HO14];[.$HU14];[.$IA14];[.$IG14])" office:value-type="float"/>
          <table:table-cell table:formula="of:=MAX([.$C14];[.$H14];[.$N14];[.$T14];[.$Z14];[.$AF14];[.$AL14];[.$AR14];[.$AX14];[.$BD14];[.$BJ14];[.$BP14];[.$BV14];[.$CB14];[.$CH14];[.$CN14];[.$CT14];[.$CZ14];[.$DF14];[.$DL14];[.$DR14];[.$DX14];[.$ED14];[.$EJ14];[.$EP14];[.$EV14];[.$FB14];[.$FH14];[.$FN14];[.$FT14];[.$FZ14];[.$GF14];[.$GL14];[.$GR14];[.$GX14];[.$HD14];[.$HJ14];[.$HP14];[.$HV14];[.$IB14];[.$IH14])" office:value-type="float"/>
          <table:table-cell table:formula="of:=MAX([.$D14];[.$I14];[.$O14];[.$U14];[.$AA14];[.$AG14];[.$AM14];[.$AS14];[.$AY14];[.$BE14];[.$BK14];[.$BQ14];[.$BW14];[.$CC14];[.$CI14];[.$CO14];[.$CU14];[.$DA14];[.$DG14];[.$DM14];[.$DS14];[.$DY14];[.$EE14];[.$EK14];[.$EQ14];[.$EW14];[.$FC14];[.$FI14];[.$FO14];[.$FU14];[.$GA14];[.$GG14];[.$GM14];[.$GS14];[.$GY14];[.$HE14];[.$HK14];[.$HQ14];[.$HW14];[.$IC14];[.$II14])" office:value-type="float"/>
          <table:table-cell table:formula="of:=MAX([.$E14];[.$J14];[.$P14];[.$V14];[.$AB14];[.$AH14];[.$AN14];[.$AT14];[.$AZ14];[.$BF14];[.$BL14];[.$BR14];[.$BX14];[.$CD14];[.$CJ14];[.$CP14];[.$CV14];[.$DB14];[.$DH14];[.$DN14];[.$DT14];[.$DZ14];[.$EF14];[.$EL14];[.$ER14];[.$EX14];[.$FD14];[.$FJ14];[.$FP14];[.$FV14];[.$GB14];[.$GH14];[.$GN14];[.$GT14];[.$GZ14];[.$HF14];[.$HL14];[.$HR14];[.$HX14];[.$ID14];[.$IJ14])" office:value-type="float"/>
          <table:table-cell table:formula="of:=MAX([.$K14];[.$Q14];[.$W14];[.$AC14];[.$AI14];[.$AO14];[.$AU14];[.$BA14];[.$BG14];[.$BM14];[.$BS14];[.$BY14];[.$CE14];[.$CK14];[.$CQ14];[.$CW14];[.$DC14];[.$DI14];[.$DO14];[.$DU14];[.$EA14];[.$EG14];[.$EM14];[.$ES14];[.$EY14];[.$FE14];[.$FK14];[.$FQ14];[.$FW14];[.$GC14];[.$GI14];[.$GO14];[.$GU14];[.$HA14];[.$HG14];[.$HM14];[.$HS14];[.$HY14];[.$IE14];[.$IK14])" office:value-type="float"/>
          <table:table-cell table:formula="of:=MAX([.$F14];[.$L14];[.$R14];[.$X14];[.$AD14];[.$AJ14];[.$AP14];[.$AV14];[.$BB14];[.$BH14];[.$BN14];[.$BT14];[.$BZ14];[.$CF14];[.$CL14];[.$CR14];[.$CX14];[.$DD14];[.$DJ14];[.$DP14];[.$DV14];[.$EB14];[.$EH14];[.$EN14];[.$ET14];[.$EZ14];[.$FF14];[.$FL14];[.$FR14];[.$FX14];[.$GD14];[.$GJ14];[.$GP14];[.$GV14];[.$HB14];[.$HH14];[.$HN14];[.$HT14];[.$HZ14];[.$IF14];[.$IL14])" office:value-type="float"/>
        </table:table-row>
        <table:table-row table:style-name="ro1">
          <table:table-cell office:value-type="string">
            <text:p>./laby_16_16_07.lp</text:p>
          </table:table-cell>
          <table:table-cell office:value-type="float" office:value="600.0"/>
          <table:table-cell office:value-type="float" office:value="1.0"/>
          <table:table-cell office:value-type="float" office:value="540111.0"/>
          <table:table-cell office:value-type="float" office:value="197529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540537.0"/>
          <table:table-cell office:value-type="float" office:value="1981693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541469.0"/>
          <table:table-cell office:value-type="float" office:value="2003895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505000.0"/>
          <table:table-cell office:value-type="float" office:value="1469105.0"/>
          <table:table-cell office:value-type="float" office:value="22615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55291.0"/>
          <table:table-cell office:value-type="float" office:value="1908901.0"/>
          <table:table-cell office:value-type="float" office:value="22073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37497.0"/>
          <table:table-cell office:value-type="float" office:value="971735.0"/>
          <table:table-cell office:value-type="float" office:value="9414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4404.0"/>
          <table:table-cell office:value-type="float" office:value="430195.0"/>
          <table:table-cell office:value-type="float" office:value="26341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82924.0"/>
          <table:table-cell office:value-type="float" office:value="709294.0"/>
          <table:table-cell office:value-type="float" office:value="25048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6690.0"/>
          <table:table-cell office:value-type="float" office:value="503028.0"/>
          <table:table-cell office:value-type="float" office:value="33551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10981.0"/>
          <table:table-cell office:value-type="float" office:value="307590.0"/>
          <table:table-cell office:value-type="float" office:value="14273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27128.0"/>
          <table:table-cell office:value-type="float" office:value="1581030.0"/>
          <table:table-cell office:value-type="float" office:value="20407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75270.0"/>
          <table:table-cell office:value-type="float" office:value="2905396.0"/>
          <table:table-cell office:value-type="float" office:value="17779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55125.0"/>
          <table:table-cell office:value-type="float" office:value="1104140.0"/>
          <table:table-cell office:value-type="float" office:value="195507.0"/>
          <table:table-cell office:value-type="float" office:value="-1.0"/>
          <table:table-cell office:value-type="float" office:value="81.38"/>
          <table:table-cell table:style-name="cellBest" office:value-type="float" office:value="0.0"/>
          <table:table-cell office:value-type="float" office:value="58963.0"/>
          <table:table-cell office:value-type="float" office:value="293503.0"/>
          <table:table-cell office:value-type="float" office:value="44924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7914.0"/>
          <table:table-cell table:style-name="cellBest" office:value-type="float" office:value="63445.0"/>
          <table:table-cell office:value-type="float" office:value="6344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45054.0"/>
          <table:table-cell office:value-type="float" office:value="1360545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0346.0"/>
          <table:table-cell office:value-type="float" office:value="511999.0"/>
          <table:table-cell office:value-type="float" office:value="37892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75964.0"/>
          <table:table-cell office:value-type="float" office:value="2106369.0"/>
          <table:table-cell office:value-type="float" office:value="21433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34050.0"/>
          <table:table-cell office:value-type="float" office:value="207877.0"/>
          <table:table-cell office:value-type="float" office:value="20787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3977.0"/>
          <table:table-cell office:value-type="float" office:value="844974.0"/>
          <table:table-cell office:value-type="float" office:value="17314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41444.0"/>
          <table:table-cell office:value-type="float" office:value="1092153.0"/>
          <table:table-cell office:value-type="float" office:value="15944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8390.0"/>
          <table:table-cell office:value-type="float" office:value="348394.0"/>
          <table:table-cell office:value-type="float" office:value="31247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504653.0"/>
          <table:table-cell office:value-type="float" office:value="1468134.0"/>
          <table:table-cell office:value-type="float" office:value="22596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48543.0"/>
          <table:table-cell office:value-type="float" office:value="1280324.0"/>
          <table:table-cell office:value-type="float" office:value="86342.0"/>
          <table:table-cell office:value-type="float" office:value="-1.0"/>
          <table:table-cell table:style-name="cellBest" office:value-type="float" office:value="3.80971"/>
          <table:table-cell table:style-name="cellBest" office:value-type="float" office:value="0.0"/>
          <table:table-cell table:style-name="cellBest" office:value-type="float" office:value="2716.0"/>
          <table:table-cell office:value-type="float" office:value="72204.0"/>
          <table:table-cell office:value-type="float" office:value="8008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436792.0"/>
          <table:table-cell office:value-type="float" office:value="828566.0"/>
          <table:table-cell office:value-type="float" office:value="50665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39613.0"/>
          <table:table-cell office:value-type="float" office:value="748011.0"/>
          <table:table-cell office:value-type="float" office:value="66208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80131.0"/>
          <table:table-cell office:value-type="float" office:value="498798.0"/>
          <table:table-cell office:value-type="float" office:value="47805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53088.0"/>
          <table:table-cell office:value-type="float" office:value="626675.0"/>
          <table:table-cell office:value-type="float" office:value="59458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10590.0"/>
          <table:table-cell office:value-type="float" office:value="944248.0"/>
          <table:table-cell office:value-type="float" office:value="8432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515984.0"/>
          <table:table-cell office:value-type="float" office:value="1113490.0"/>
          <table:table-cell office:value-type="float" office:value="11729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55580.0"/>
          <table:table-cell office:value-type="float" office:value="3153161.0"/>
          <table:table-cell office:value-type="float" office:value="12703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54385.0"/>
          <table:table-cell office:value-type="float" office:value="3150906.0"/>
          <table:table-cell office:value-type="float" office:value="12682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94730.0"/>
          <table:table-cell office:value-type="float" office:value="534276.0"/>
          <table:table-cell office:value-type="float" office:value="53427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1316.0"/>
          <table:table-cell office:value-type="float" office:value="1877245.0"/>
          <table:table-cell table:style-name="cellBest" office:value-type="float" office:value="0.0"/>
          <table:table-cell office:value-type="float" office:value="-1.0"/>
          <table:table-cell office:value-type="float" office:value="19.1875"/>
          <table:table-cell table:style-name="cellBest" office:value-type="float" office:value="0.0"/>
          <table:table-cell office:value-type="float" office:value="15940.0"/>
          <table:table-cell office:value-type="float" office:value="66318.0"/>
          <table:table-cell office:value-type="float" office:value="5511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00190.0"/>
          <table:table-cell office:value-type="float" office:value="2479925.0"/>
          <table:table-cell office:value-type="float" office:value="12887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92768.0"/>
          <table:table-cell table:style-name="cellWorst" office:value-type="float" office:value="9651485.0"/>
          <table:table-cell table:style-name="cellWorst" office:value-type="float" office:value="9651485.0"/>
          <table:table-cell office:value-type="float" office:value="-1.0"/>
          <table:table-cell office:value-type="float" office:value="168.464"/>
          <table:table-cell table:style-name="cellBest" office:value-type="float" office:value="0.0"/>
          <table:table-cell office:value-type="float" office:value="179700.0"/>
          <table:table-cell office:value-type="float" office:value="584726.0"/>
          <table:table-cell office:value-type="float" office:value="154513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403727.0"/>
          <table:table-cell office:value-type="float" office:value="1043088.0"/>
          <table:table-cell office:value-type="float" office:value="10156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05851.0"/>
          <table:table-cell office:value-type="float" office:value="466142.0"/>
          <table:table-cell office:value-type="float" office:value="417400.0"/>
          <table:table-cell office:value-type="float" office:value="-1.0"/>
          <table:table-cell table:formula="of:=MIN([.$B15];[.$G15];[.$M15];[.$S15];[.$Y15];[.$AE15];[.$AK15];[.$AQ15];[.$AW15];[.$BC15];[.$BI15];[.$BO15];[.$BU15];[.$CA15];[.$CG15];[.$CM15];[.$CS15];[.$CY15];[.$DE15];[.$DK15];[.$DQ15];[.$DW15];[.$EC15];[.$EI15];[.$EO15];[.$EU15];[.$FA15];[.$FG15];[.$FM15];[.$FS15];[.$FY15];[.$GE15];[.$GK15];[.$GQ15];[.$GW15];[.$HC15];[.$HI15];[.$HO15];[.$HU15];[.$IA15];[.$IG15])" office:value-type="float"/>
          <table:table-cell table:formula="of:=MIN([.$C15];[.$H15];[.$N15];[.$T15];[.$Z15];[.$AF15];[.$AL15];[.$AR15];[.$AX15];[.$BD15];[.$BJ15];[.$BP15];[.$BV15];[.$CB15];[.$CH15];[.$CN15];[.$CT15];[.$CZ15];[.$DF15];[.$DL15];[.$DR15];[.$DX15];[.$ED15];[.$EJ15];[.$EP15];[.$EV15];[.$FB15];[.$FH15];[.$FN15];[.$FT15];[.$FZ15];[.$GF15];[.$GL15];[.$GR15];[.$GX15];[.$HD15];[.$HJ15];[.$HP15];[.$HV15];[.$IB15];[.$IH15])" office:value-type="float"/>
          <table:table-cell table:formula="of:=MIN([.$D15];[.$I15];[.$O15];[.$U15];[.$AA15];[.$AG15];[.$AM15];[.$AS15];[.$AY15];[.$BE15];[.$BK15];[.$BQ15];[.$BW15];[.$CC15];[.$CI15];[.$CO15];[.$CU15];[.$DA15];[.$DG15];[.$DM15];[.$DS15];[.$DY15];[.$EE15];[.$EK15];[.$EQ15];[.$EW15];[.$FC15];[.$FI15];[.$FO15];[.$FU15];[.$GA15];[.$GG15];[.$GM15];[.$GS15];[.$GY15];[.$HE15];[.$HK15];[.$HQ15];[.$HW15];[.$IC15];[.$II15])" office:value-type="float"/>
          <table:table-cell table:formula="of:=MIN([.$E15];[.$J15];[.$P15];[.$V15];[.$AB15];[.$AH15];[.$AN15];[.$AT15];[.$AZ15];[.$BF15];[.$BL15];[.$BR15];[.$BX15];[.$CD15];[.$CJ15];[.$CP15];[.$CV15];[.$DB15];[.$DH15];[.$DN15];[.$DT15];[.$DZ15];[.$EF15];[.$EL15];[.$ER15];[.$EX15];[.$FD15];[.$FJ15];[.$FP15];[.$FV15];[.$GB15];[.$GH15];[.$GN15];[.$GT15];[.$GZ15];[.$HF15];[.$HL15];[.$HR15];[.$HX15];[.$ID15];[.$IJ15])" office:value-type="float"/>
          <table:table-cell table:formula="of:=MIN([.$K15];[.$Q15];[.$W15];[.$AC15];[.$AI15];[.$AO15];[.$AU15];[.$BA15];[.$BG15];[.$BM15];[.$BS15];[.$BY15];[.$CE15];[.$CK15];[.$CQ15];[.$CW15];[.$DC15];[.$DI15];[.$DO15];[.$DU15];[.$EA15];[.$EG15];[.$EM15];[.$ES15];[.$EY15];[.$FE15];[.$FK15];[.$FQ15];[.$FW15];[.$GC15];[.$GI15];[.$GO15];[.$GU15];[.$HA15];[.$HG15];[.$HM15];[.$HS15];[.$HY15];[.$IE15];[.$IK15])" office:value-type="float"/>
          <table:table-cell table:formula="of:=MIN([.$F15];[.$L15];[.$R15];[.$X15];[.$AD15];[.$AJ15];[.$AP15];[.$AV15];[.$BB15];[.$BH15];[.$BN15];[.$BT15];[.$BZ15];[.$CF15];[.$CL15];[.$CR15];[.$CX15];[.$DD15];[.$DJ15];[.$DP15];[.$DV15];[.$EB15];[.$EH15];[.$EN15];[.$ET15];[.$EZ15];[.$FF15];[.$FL15];[.$FR15];[.$FX15];[.$GD15];[.$GJ15];[.$GP15];[.$GV15];[.$HB15];[.$HH15];[.$HN15];[.$HT15];[.$HZ15];[.$IF15];[.$IL15])" office:value-type="float"/>
          <table:table-cell table:formula="of:=MEDIAN([.$B15];[.$G15];[.$M15];[.$S15];[.$Y15];[.$AE15];[.$AK15];[.$AQ15];[.$AW15];[.$BC15];[.$BI15];[.$BO15];[.$BU15];[.$CA15];[.$CG15];[.$CM15];[.$CS15];[.$CY15];[.$DE15];[.$DK15];[.$DQ15];[.$DW15];[.$EC15];[.$EI15];[.$EO15];[.$EU15];[.$FA15];[.$FG15];[.$FM15];[.$FS15];[.$FY15];[.$GE15];[.$GK15];[.$GQ15];[.$GW15];[.$HC15];[.$HI15];[.$HO15];[.$HU15];[.$IA15];[.$IG15])" office:value-type="float"/>
          <table:table-cell table:formula="of:=MEDIAN([.$C15];[.$H15];[.$N15];[.$T15];[.$Z15];[.$AF15];[.$AL15];[.$AR15];[.$AX15];[.$BD15];[.$BJ15];[.$BP15];[.$BV15];[.$CB15];[.$CH15];[.$CN15];[.$CT15];[.$CZ15];[.$DF15];[.$DL15];[.$DR15];[.$DX15];[.$ED15];[.$EJ15];[.$EP15];[.$EV15];[.$FB15];[.$FH15];[.$FN15];[.$FT15];[.$FZ15];[.$GF15];[.$GL15];[.$GR15];[.$GX15];[.$HD15];[.$HJ15];[.$HP15];[.$HV15];[.$IB15];[.$IH15])" office:value-type="float"/>
          <table:table-cell table:formula="of:=MEDIAN([.$D15];[.$I15];[.$O15];[.$U15];[.$AA15];[.$AG15];[.$AM15];[.$AS15];[.$AY15];[.$BE15];[.$BK15];[.$BQ15];[.$BW15];[.$CC15];[.$CI15];[.$CO15];[.$CU15];[.$DA15];[.$DG15];[.$DM15];[.$DS15];[.$DY15];[.$EE15];[.$EK15];[.$EQ15];[.$EW15];[.$FC15];[.$FI15];[.$FO15];[.$FU15];[.$GA15];[.$GG15];[.$GM15];[.$GS15];[.$GY15];[.$HE15];[.$HK15];[.$HQ15];[.$HW15];[.$IC15];[.$II15])" office:value-type="float"/>
          <table:table-cell table:formula="of:=MEDIAN([.$E15];[.$J15];[.$P15];[.$V15];[.$AB15];[.$AH15];[.$AN15];[.$AT15];[.$AZ15];[.$BF15];[.$BL15];[.$BR15];[.$BX15];[.$CD15];[.$CJ15];[.$CP15];[.$CV15];[.$DB15];[.$DH15];[.$DN15];[.$DT15];[.$DZ15];[.$EF15];[.$EL15];[.$ER15];[.$EX15];[.$FD15];[.$FJ15];[.$FP15];[.$FV15];[.$GB15];[.$GH15];[.$GN15];[.$GT15];[.$GZ15];[.$HF15];[.$HL15];[.$HR15];[.$HX15];[.$ID15];[.$IJ15])" office:value-type="float"/>
          <table:table-cell table:formula="of:=MEDIAN([.$K15];[.$Q15];[.$W15];[.$AC15];[.$AI15];[.$AO15];[.$AU15];[.$BA15];[.$BG15];[.$BM15];[.$BS15];[.$BY15];[.$CE15];[.$CK15];[.$CQ15];[.$CW15];[.$DC15];[.$DI15];[.$DO15];[.$DU15];[.$EA15];[.$EG15];[.$EM15];[.$ES15];[.$EY15];[.$FE15];[.$FK15];[.$FQ15];[.$FW15];[.$GC15];[.$GI15];[.$GO15];[.$GU15];[.$HA15];[.$HG15];[.$HM15];[.$HS15];[.$HY15];[.$IE15];[.$IK15])" office:value-type="float"/>
          <table:table-cell table:formula="of:=MEDIAN([.$F15];[.$L15];[.$R15];[.$X15];[.$AD15];[.$AJ15];[.$AP15];[.$AV15];[.$BB15];[.$BH15];[.$BN15];[.$BT15];[.$BZ15];[.$CF15];[.$CL15];[.$CR15];[.$CX15];[.$DD15];[.$DJ15];[.$DP15];[.$DV15];[.$EB15];[.$EH15];[.$EN15];[.$ET15];[.$EZ15];[.$FF15];[.$FL15];[.$FR15];[.$FX15];[.$GD15];[.$GJ15];[.$GP15];[.$GV15];[.$HB15];[.$HH15];[.$HN15];[.$HT15];[.$HZ15];[.$IF15];[.$IL15])" office:value-type="float"/>
          <table:table-cell table:formula="of:=MAX([.$B15];[.$G15];[.$M15];[.$S15];[.$Y15];[.$AE15];[.$AK15];[.$AQ15];[.$AW15];[.$BC15];[.$BI15];[.$BO15];[.$BU15];[.$CA15];[.$CG15];[.$CM15];[.$CS15];[.$CY15];[.$DE15];[.$DK15];[.$DQ15];[.$DW15];[.$EC15];[.$EI15];[.$EO15];[.$EU15];[.$FA15];[.$FG15];[.$FM15];[.$FS15];[.$FY15];[.$GE15];[.$GK15];[.$GQ15];[.$GW15];[.$HC15];[.$HI15];[.$HO15];[.$HU15];[.$IA15];[.$IG15])" office:value-type="float"/>
          <table:table-cell table:formula="of:=MAX([.$C15];[.$H15];[.$N15];[.$T15];[.$Z15];[.$AF15];[.$AL15];[.$AR15];[.$AX15];[.$BD15];[.$BJ15];[.$BP15];[.$BV15];[.$CB15];[.$CH15];[.$CN15];[.$CT15];[.$CZ15];[.$DF15];[.$DL15];[.$DR15];[.$DX15];[.$ED15];[.$EJ15];[.$EP15];[.$EV15];[.$FB15];[.$FH15];[.$FN15];[.$FT15];[.$FZ15];[.$GF15];[.$GL15];[.$GR15];[.$GX15];[.$HD15];[.$HJ15];[.$HP15];[.$HV15];[.$IB15];[.$IH15])" office:value-type="float"/>
          <table:table-cell table:formula="of:=MAX([.$D15];[.$I15];[.$O15];[.$U15];[.$AA15];[.$AG15];[.$AM15];[.$AS15];[.$AY15];[.$BE15];[.$BK15];[.$BQ15];[.$BW15];[.$CC15];[.$CI15];[.$CO15];[.$CU15];[.$DA15];[.$DG15];[.$DM15];[.$DS15];[.$DY15];[.$EE15];[.$EK15];[.$EQ15];[.$EW15];[.$FC15];[.$FI15];[.$FO15];[.$FU15];[.$GA15];[.$GG15];[.$GM15];[.$GS15];[.$GY15];[.$HE15];[.$HK15];[.$HQ15];[.$HW15];[.$IC15];[.$II15])" office:value-type="float"/>
          <table:table-cell table:formula="of:=MAX([.$E15];[.$J15];[.$P15];[.$V15];[.$AB15];[.$AH15];[.$AN15];[.$AT15];[.$AZ15];[.$BF15];[.$BL15];[.$BR15];[.$BX15];[.$CD15];[.$CJ15];[.$CP15];[.$CV15];[.$DB15];[.$DH15];[.$DN15];[.$DT15];[.$DZ15];[.$EF15];[.$EL15];[.$ER15];[.$EX15];[.$FD15];[.$FJ15];[.$FP15];[.$FV15];[.$GB15];[.$GH15];[.$GN15];[.$GT15];[.$GZ15];[.$HF15];[.$HL15];[.$HR15];[.$HX15];[.$ID15];[.$IJ15])" office:value-type="float"/>
          <table:table-cell table:formula="of:=MAX([.$K15];[.$Q15];[.$W15];[.$AC15];[.$AI15];[.$AO15];[.$AU15];[.$BA15];[.$BG15];[.$BM15];[.$BS15];[.$BY15];[.$CE15];[.$CK15];[.$CQ15];[.$CW15];[.$DC15];[.$DI15];[.$DO15];[.$DU15];[.$EA15];[.$EG15];[.$EM15];[.$ES15];[.$EY15];[.$FE15];[.$FK15];[.$FQ15];[.$FW15];[.$GC15];[.$GI15];[.$GO15];[.$GU15];[.$HA15];[.$HG15];[.$HM15];[.$HS15];[.$HY15];[.$IE15];[.$IK15])" office:value-type="float"/>
          <table:table-cell table:formula="of:=MAX([.$F15];[.$L15];[.$R15];[.$X15];[.$AD15];[.$AJ15];[.$AP15];[.$AV15];[.$BB15];[.$BH15];[.$BN15];[.$BT15];[.$BZ15];[.$CF15];[.$CL15];[.$CR15];[.$CX15];[.$DD15];[.$DJ15];[.$DP15];[.$DV15];[.$EB15];[.$EH15];[.$EN15];[.$ET15];[.$EZ15];[.$FF15];[.$FL15];[.$FR15];[.$FX15];[.$GD15];[.$GJ15];[.$GP15];[.$GV15];[.$HB15];[.$HH15];[.$HN15];[.$HT15];[.$HZ15];[.$IF15];[.$IL15])" office:value-type="float"/>
        </table:table-row>
        <table:table-row table:style-name="ro1">
          <table:table-cell office:value-type="string">
            <text:p>./laby_16_16_08.lp</text:p>
          </table:table-cell>
          <table:table-cell office:value-type="float" office:value="232.421"/>
          <table:table-cell office:value-type="float" office:value="0.0"/>
          <table:table-cell office:value-type="float" office:value="161372.0"/>
          <table:table-cell office:value-type="float" office:value="467502.0"/>
          <table:table-cell office:value-type="float" office:value="1.0"/>
          <table:table-cell office:value-type="float" office:value="238.18"/>
          <table:table-cell office:value-type="float" office:value="0.0"/>
          <table:table-cell office:value-type="float" office:value="161372.0"/>
          <table:table-cell office:value-type="float" office:value="467502.0"/>
          <table:table-cell table:style-name="cellBest" office:value-type="float" office:value="0.0"/>
          <table:table-cell office:value-type="float" office:value="1.0"/>
          <table:table-cell office:value-type="float" office:value="279.622"/>
          <table:table-cell office:value-type="float" office:value="0.0"/>
          <table:table-cell office:value-type="float" office:value="161372.0"/>
          <table:table-cell office:value-type="float" office:value="467502.0"/>
          <table:table-cell table:style-name="cellBest" office:value-type="float" office:value="0.0"/>
          <table:table-cell office:value-type="float" office:value="1.0"/>
          <table:table-cell office:value-type="float" office:value="318.798"/>
          <table:table-cell office:value-type="float" office:value="0.0"/>
          <table:table-cell office:value-type="float" office:value="161372.0"/>
          <table:table-cell office:value-type="float" office:value="467502.0"/>
          <table:table-cell office:value-type="float" office:value="116978.0"/>
          <table:table-cell office:value-type="float" office:value="1.0"/>
          <table:table-cell office:value-type="float" office:value="12.1744"/>
          <table:table-cell office:value-type="float" office:value="0.0"/>
          <table:table-cell office:value-type="float" office:value="10905.0"/>
          <table:table-cell office:value-type="float" office:value="133726.0"/>
          <table:table-cell office:value-type="float" office:value="9719.0"/>
          <table:table-cell office:value-type="float" office:value="1.0"/>
          <table:table-cell office:value-type="float" office:value="431.964"/>
          <table:table-cell office:value-type="float" office:value="0.0"/>
          <table:table-cell office:value-type="float" office:value="298153.0"/>
          <table:table-cell office:value-type="float" office:value="861199.0"/>
          <table:table-cell office:value-type="float" office:value="86252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0628.0"/>
          <table:table-cell office:value-type="float" office:value="916323.0"/>
          <table:table-cell office:value-type="float" office:value="325820.0"/>
          <table:table-cell office:value-type="float" office:value="-1.0"/>
          <table:table-cell office:value-type="float" office:value="27.1736"/>
          <table:table-cell office:value-type="float" office:value="0.0"/>
          <table:table-cell office:value-type="float" office:value="16290.0"/>
          <table:table-cell office:value-type="float" office:value="59179.0"/>
          <table:table-cell office:value-type="float" office:value="29556.0"/>
          <table:table-cell office:value-type="float" office:value="1.0"/>
          <table:table-cell office:value-type="float" office:value="2.19996"/>
          <table:table-cell office:value-type="float" office:value="0.0"/>
          <table:table-cell table:style-name="cellBest" office:value-type="float" office:value="287.0"/>
          <table:table-cell table:style-name="cellBest" office:value-type="float" office:value="3306.0"/>
          <table:table-cell office:value-type="float" office:value="2868.0"/>
          <table:table-cell office:value-type="float" office:value="1.0"/>
          <table:table-cell office:value-type="float" office:value="3.39903"/>
          <table:table-cell office:value-type="float" office:value="0.0"/>
          <table:table-cell office:value-type="float" office:value="623.0"/>
          <table:table-cell office:value-type="float" office:value="6192.0"/>
          <table:table-cell office:value-type="float" office:value="4028.0"/>
          <table:table-cell office:value-type="float" office:value="1.0"/>
          <table:table-cell table:style-name="cellBest" office:value-type="float" office:value="1.56593"/>
          <table:table-cell office:value-type="float" office:value="0.0"/>
          <table:table-cell office:value-type="float" office:value="364.0"/>
          <table:table-cell office:value-type="float" office:value="6003.0"/>
          <table:table-cell office:value-type="float" office:value="2679.0"/>
          <table:table-cell office:value-type="float" office:value="1.0"/>
          <table:table-cell office:value-type="float" office:value="3.07669"/>
          <table:table-cell office:value-type="float" office:value="0.0"/>
          <table:table-cell office:value-type="float" office:value="1092.0"/>
          <table:table-cell office:value-type="float" office:value="24663.0"/>
          <table:table-cell office:value-type="float" office:value="3493.0"/>
          <table:table-cell office:value-type="float" office:value="1.0"/>
          <table:table-cell office:value-type="float" office:value="10.8557"/>
          <table:table-cell office:value-type="float" office:value="0.0"/>
          <table:table-cell office:value-type="float" office:value="11131.0"/>
          <table:table-cell office:value-type="float" office:value="52384.0"/>
          <table:table-cell office:value-type="float" office:value="12018.0"/>
          <table:table-cell office:value-type="float" office:value="1.0"/>
          <table:table-cell office:value-type="float" office:value="31.8217"/>
          <table:table-cell office:value-type="float" office:value="0.0"/>
          <table:table-cell office:value-type="float" office:value="32520.0"/>
          <table:table-cell office:value-type="float" office:value="219345.0"/>
          <table:table-cell office:value-type="float" office:value="2514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48796.0"/>
          <table:table-cell office:value-type="float" office:value="89145.0"/>
          <table:table-cell office:value-type="float" office:value="89145.0"/>
          <table:table-cell office:value-type="float" office:value="-1.0"/>
          <table:table-cell office:value-type="float" office:value="106.375"/>
          <table:table-cell office:value-type="float" office:value="0.0"/>
          <table:table-cell office:value-type="float" office:value="65915.0"/>
          <table:table-cell office:value-type="float" office:value="3342842.0"/>
          <table:table-cell table:style-name="cellBest" office:value-type="float" office:value="0.0"/>
          <table:table-cell office:value-type="float" office:value="1.0"/>
          <table:table-cell office:value-type="float" office:value="466.525"/>
          <table:table-cell office:value-type="float" office:value="0.0"/>
          <table:table-cell office:value-type="float" office:value="153493.0"/>
          <table:table-cell office:value-type="float" office:value="479509.0"/>
          <table:table-cell office:value-type="float" office:value="209848.0"/>
          <table:table-cell office:value-type="float" office:value="1.0"/>
          <table:table-cell office:value-type="float" office:value="21.8034"/>
          <table:table-cell office:value-type="float" office:value="0.0"/>
          <table:table-cell office:value-type="float" office:value="18553.0"/>
          <table:table-cell office:value-type="float" office:value="108624.0"/>
          <table:table-cell office:value-type="float" office:value="22207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0800.0"/>
          <table:table-cell office:value-type="float" office:value="235782.0"/>
          <table:table-cell office:value-type="float" office:value="235782.0"/>
          <table:table-cell office:value-type="float" office:value="-1.0"/>
          <table:table-cell office:value-type="float" office:value="379.722"/>
          <table:table-cell office:value-type="float" office:value="0.0"/>
          <table:table-cell office:value-type="float" office:value="201735.0"/>
          <table:table-cell office:value-type="float" office:value="1136218.0"/>
          <table:table-cell office:value-type="float" office:value="177782.0"/>
          <table:table-cell office:value-type="float" office:value="1.0"/>
          <table:table-cell office:value-type="float" office:value="13.8824"/>
          <table:table-cell office:value-type="float" office:value="0.0"/>
          <table:table-cell office:value-type="float" office:value="12437.0"/>
          <table:table-cell office:value-type="float" office:value="124111.0"/>
          <table:table-cell office:value-type="float" office:value="10444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0428.0"/>
          <table:table-cell office:value-type="float" office:value="256854.0"/>
          <table:table-cell office:value-type="float" office:value="226744.0"/>
          <table:table-cell office:value-type="float" office:value="-1.0"/>
          <table:table-cell office:value-type="float" office:value="248.363"/>
          <table:table-cell office:value-type="float" office:value="0.0"/>
          <table:table-cell office:value-type="float" office:value="161372.0"/>
          <table:table-cell office:value-type="float" office:value="467502.0"/>
          <table:table-cell office:value-type="float" office:value="116978.0"/>
          <table:table-cell office:value-type="float" office:value="1.0"/>
          <table:table-cell office:value-type="float" office:value="218.108"/>
          <table:table-cell office:value-type="float" office:value="0.0"/>
          <table:table-cell office:value-type="float" office:value="118504.0"/>
          <table:table-cell office:value-type="float" office:value="1330989.0"/>
          <table:table-cell office:value-type="float" office:value="45201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74712.0"/>
          <table:table-cell office:value-type="float" office:value="2856364.0"/>
          <table:table-cell office:value-type="float" office:value="185630.0"/>
          <table:table-cell office:value-type="float" office:value="-1.0"/>
          <table:table-cell office:value-type="float" office:value="44.0606"/>
          <table:table-cell office:value-type="float" office:value="0.0"/>
          <table:table-cell office:value-type="float" office:value="27930.0"/>
          <table:table-cell office:value-type="float" office:value="114296.0"/>
          <table:table-cell office:value-type="float" office:value="48737.0"/>
          <table:table-cell office:value-type="float" office:value="1.0"/>
          <table:table-cell office:value-type="float" office:value="10.7544"/>
          <table:table-cell office:value-type="float" office:value="0.0"/>
          <table:table-cell office:value-type="float" office:value="8619.0"/>
          <table:table-cell office:value-type="float" office:value="38146.0"/>
          <table:table-cell office:value-type="float" office:value="22746.0"/>
          <table:table-cell office:value-type="float" office:value="1.0"/>
          <table:table-cell office:value-type="float" office:value="40.6922"/>
          <table:table-cell office:value-type="float" office:value="0.0"/>
          <table:table-cell office:value-type="float" office:value="21636.0"/>
          <table:table-cell office:value-type="float" office:value="53957.0"/>
          <table:table-cell office:value-type="float" office:value="46493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58944.0"/>
          <table:table-cell office:value-type="float" office:value="759219.0"/>
          <table:table-cell office:value-type="float" office:value="700420.0"/>
          <table:table-cell office:value-type="float" office:value="-1.0"/>
          <table:table-cell office:value-type="float" office:value="101.032"/>
          <table:table-cell office:value-type="float" office:value="0.0"/>
          <table:table-cell office:value-type="float" office:value="100071.0"/>
          <table:table-cell office:value-type="float" office:value="433594.0"/>
          <table:table-cell office:value-type="float" office:value="3681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65414.0"/>
          <table:table-cell office:value-type="float" office:value="1358239.0"/>
          <table:table-cell office:value-type="float" office:value="83043.0"/>
          <table:table-cell office:value-type="float" office:value="-1.0"/>
          <table:table-cell office:value-type="float" office:value="2.79021"/>
          <table:table-cell office:value-type="float" office:value="0.0"/>
          <table:table-cell office:value-type="float" office:value="1311.0"/>
          <table:table-cell office:value-type="float" office:value="20272.0"/>
          <table:table-cell office:value-type="float" office:value="11190.0"/>
          <table:table-cell office:value-type="float" office:value="1.0"/>
          <table:table-cell office:value-type="float" office:value="2.99371"/>
          <table:table-cell office:value-type="float" office:value="0.0"/>
          <table:table-cell office:value-type="float" office:value="1311.0"/>
          <table:table-cell office:value-type="float" office:value="20272.0"/>
          <table:table-cell office:value-type="float" office:value="1119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74636.0"/>
          <table:table-cell office:value-type="float" office:value="750513.0"/>
          <table:table-cell office:value-type="float" office:value="750513.0"/>
          <table:table-cell office:value-type="float" office:value="-1.0"/>
          <table:table-cell office:value-type="float" office:value="9.31803"/>
          <table:table-cell office:value-type="float" office:value="0.0"/>
          <table:table-cell office:value-type="float" office:value="6541.0"/>
          <table:table-cell office:value-type="float" office:value="62123.0"/>
          <table:table-cell table:style-name="cellBest" office:value-type="float" office:value="0.0"/>
          <table:table-cell office:value-type="float" office:value="1.0"/>
          <table:table-cell office:value-type="float" office:value="418.901"/>
          <table:table-cell office:value-type="float" office:value="0.0"/>
          <table:table-cell office:value-type="float" office:value="309636.0"/>
          <table:table-cell office:value-type="float" office:value="566961.0"/>
          <table:table-cell office:value-type="float" office:value="54607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483563.0"/>
          <table:table-cell office:value-type="float" office:value="1842720.0"/>
          <table:table-cell office:value-type="float" office:value="161320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2420.0"/>
          <table:table-cell table:style-name="cellWorst" office:value-type="float" office:value="5870368.0"/>
          <table:table-cell table:style-name="cellWorst" office:value-type="float" office:value="5870368.0"/>
          <table:table-cell office:value-type="float" office:value="-1.0"/>
          <table:table-cell office:value-type="float" office:value="16.6471"/>
          <table:table-cell office:value-type="float" office:value="0.0"/>
          <table:table-cell office:value-type="float" office:value="13379.0"/>
          <table:table-cell office:value-type="float" office:value="81091.0"/>
          <table:table-cell office:value-type="float" office:value="3578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445598.0"/>
          <table:table-cell office:value-type="float" office:value="1537457.0"/>
          <table:table-cell office:value-type="float" office:value="117744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40029.0"/>
          <table:table-cell office:value-type="float" office:value="395377.0"/>
          <table:table-cell office:value-type="float" office:value="374645.0"/>
          <table:table-cell office:value-type="float" office:value="-1.0"/>
          <table:table-cell table:formula="of:=MIN([.$B16];[.$G16];[.$M16];[.$S16];[.$Y16];[.$AE16];[.$AK16];[.$AQ16];[.$AW16];[.$BC16];[.$BI16];[.$BO16];[.$BU16];[.$CA16];[.$CG16];[.$CM16];[.$CS16];[.$CY16];[.$DE16];[.$DK16];[.$DQ16];[.$DW16];[.$EC16];[.$EI16];[.$EO16];[.$EU16];[.$FA16];[.$FG16];[.$FM16];[.$FS16];[.$FY16];[.$GE16];[.$GK16];[.$GQ16];[.$GW16];[.$HC16];[.$HI16];[.$HO16];[.$HU16];[.$IA16];[.$IG16])" office:value-type="float"/>
          <table:table-cell table:formula="of:=MIN([.$C16];[.$H16];[.$N16];[.$T16];[.$Z16];[.$AF16];[.$AL16];[.$AR16];[.$AX16];[.$BD16];[.$BJ16];[.$BP16];[.$BV16];[.$CB16];[.$CH16];[.$CN16];[.$CT16];[.$CZ16];[.$DF16];[.$DL16];[.$DR16];[.$DX16];[.$ED16];[.$EJ16];[.$EP16];[.$EV16];[.$FB16];[.$FH16];[.$FN16];[.$FT16];[.$FZ16];[.$GF16];[.$GL16];[.$GR16];[.$GX16];[.$HD16];[.$HJ16];[.$HP16];[.$HV16];[.$IB16];[.$IH16])" office:value-type="float"/>
          <table:table-cell table:formula="of:=MIN([.$D16];[.$I16];[.$O16];[.$U16];[.$AA16];[.$AG16];[.$AM16];[.$AS16];[.$AY16];[.$BE16];[.$BK16];[.$BQ16];[.$BW16];[.$CC16];[.$CI16];[.$CO16];[.$CU16];[.$DA16];[.$DG16];[.$DM16];[.$DS16];[.$DY16];[.$EE16];[.$EK16];[.$EQ16];[.$EW16];[.$FC16];[.$FI16];[.$FO16];[.$FU16];[.$GA16];[.$GG16];[.$GM16];[.$GS16];[.$GY16];[.$HE16];[.$HK16];[.$HQ16];[.$HW16];[.$IC16];[.$II16])" office:value-type="float"/>
          <table:table-cell table:formula="of:=MIN([.$E16];[.$J16];[.$P16];[.$V16];[.$AB16];[.$AH16];[.$AN16];[.$AT16];[.$AZ16];[.$BF16];[.$BL16];[.$BR16];[.$BX16];[.$CD16];[.$CJ16];[.$CP16];[.$CV16];[.$DB16];[.$DH16];[.$DN16];[.$DT16];[.$DZ16];[.$EF16];[.$EL16];[.$ER16];[.$EX16];[.$FD16];[.$FJ16];[.$FP16];[.$FV16];[.$GB16];[.$GH16];[.$GN16];[.$GT16];[.$GZ16];[.$HF16];[.$HL16];[.$HR16];[.$HX16];[.$ID16];[.$IJ16])" office:value-type="float"/>
          <table:table-cell table:formula="of:=MIN([.$K16];[.$Q16];[.$W16];[.$AC16];[.$AI16];[.$AO16];[.$AU16];[.$BA16];[.$BG16];[.$BM16];[.$BS16];[.$BY16];[.$CE16];[.$CK16];[.$CQ16];[.$CW16];[.$DC16];[.$DI16];[.$DO16];[.$DU16];[.$EA16];[.$EG16];[.$EM16];[.$ES16];[.$EY16];[.$FE16];[.$FK16];[.$FQ16];[.$FW16];[.$GC16];[.$GI16];[.$GO16];[.$GU16];[.$HA16];[.$HG16];[.$HM16];[.$HS16];[.$HY16];[.$IE16];[.$IK16])" office:value-type="float"/>
          <table:table-cell table:formula="of:=MIN([.$F16];[.$L16];[.$R16];[.$X16];[.$AD16];[.$AJ16];[.$AP16];[.$AV16];[.$BB16];[.$BH16];[.$BN16];[.$BT16];[.$BZ16];[.$CF16];[.$CL16];[.$CR16];[.$CX16];[.$DD16];[.$DJ16];[.$DP16];[.$DV16];[.$EB16];[.$EH16];[.$EN16];[.$ET16];[.$EZ16];[.$FF16];[.$FL16];[.$FR16];[.$FX16];[.$GD16];[.$GJ16];[.$GP16];[.$GV16];[.$HB16];[.$HH16];[.$HN16];[.$HT16];[.$HZ16];[.$IF16];[.$IL16])" office:value-type="float"/>
          <table:table-cell table:formula="of:=MEDIAN([.$B16];[.$G16];[.$M16];[.$S16];[.$Y16];[.$AE16];[.$AK16];[.$AQ16];[.$AW16];[.$BC16];[.$BI16];[.$BO16];[.$BU16];[.$CA16];[.$CG16];[.$CM16];[.$CS16];[.$CY16];[.$DE16];[.$DK16];[.$DQ16];[.$DW16];[.$EC16];[.$EI16];[.$EO16];[.$EU16];[.$FA16];[.$FG16];[.$FM16];[.$FS16];[.$FY16];[.$GE16];[.$GK16];[.$GQ16];[.$GW16];[.$HC16];[.$HI16];[.$HO16];[.$HU16];[.$IA16];[.$IG16])" office:value-type="float"/>
          <table:table-cell table:formula="of:=MEDIAN([.$C16];[.$H16];[.$N16];[.$T16];[.$Z16];[.$AF16];[.$AL16];[.$AR16];[.$AX16];[.$BD16];[.$BJ16];[.$BP16];[.$BV16];[.$CB16];[.$CH16];[.$CN16];[.$CT16];[.$CZ16];[.$DF16];[.$DL16];[.$DR16];[.$DX16];[.$ED16];[.$EJ16];[.$EP16];[.$EV16];[.$FB16];[.$FH16];[.$FN16];[.$FT16];[.$FZ16];[.$GF16];[.$GL16];[.$GR16];[.$GX16];[.$HD16];[.$HJ16];[.$HP16];[.$HV16];[.$IB16];[.$IH16])" office:value-type="float"/>
          <table:table-cell table:formula="of:=MEDIAN([.$D16];[.$I16];[.$O16];[.$U16];[.$AA16];[.$AG16];[.$AM16];[.$AS16];[.$AY16];[.$BE16];[.$BK16];[.$BQ16];[.$BW16];[.$CC16];[.$CI16];[.$CO16];[.$CU16];[.$DA16];[.$DG16];[.$DM16];[.$DS16];[.$DY16];[.$EE16];[.$EK16];[.$EQ16];[.$EW16];[.$FC16];[.$FI16];[.$FO16];[.$FU16];[.$GA16];[.$GG16];[.$GM16];[.$GS16];[.$GY16];[.$HE16];[.$HK16];[.$HQ16];[.$HW16];[.$IC16];[.$II16])" office:value-type="float"/>
          <table:table-cell table:formula="of:=MEDIAN([.$E16];[.$J16];[.$P16];[.$V16];[.$AB16];[.$AH16];[.$AN16];[.$AT16];[.$AZ16];[.$BF16];[.$BL16];[.$BR16];[.$BX16];[.$CD16];[.$CJ16];[.$CP16];[.$CV16];[.$DB16];[.$DH16];[.$DN16];[.$DT16];[.$DZ16];[.$EF16];[.$EL16];[.$ER16];[.$EX16];[.$FD16];[.$FJ16];[.$FP16];[.$FV16];[.$GB16];[.$GH16];[.$GN16];[.$GT16];[.$GZ16];[.$HF16];[.$HL16];[.$HR16];[.$HX16];[.$ID16];[.$IJ16])" office:value-type="float"/>
          <table:table-cell table:formula="of:=MEDIAN([.$K16];[.$Q16];[.$W16];[.$AC16];[.$AI16];[.$AO16];[.$AU16];[.$BA16];[.$BG16];[.$BM16];[.$BS16];[.$BY16];[.$CE16];[.$CK16];[.$CQ16];[.$CW16];[.$DC16];[.$DI16];[.$DO16];[.$DU16];[.$EA16];[.$EG16];[.$EM16];[.$ES16];[.$EY16];[.$FE16];[.$FK16];[.$FQ16];[.$FW16];[.$GC16];[.$GI16];[.$GO16];[.$GU16];[.$HA16];[.$HG16];[.$HM16];[.$HS16];[.$HY16];[.$IE16];[.$IK16])" office:value-type="float"/>
          <table:table-cell table:formula="of:=MEDIAN([.$F16];[.$L16];[.$R16];[.$X16];[.$AD16];[.$AJ16];[.$AP16];[.$AV16];[.$BB16];[.$BH16];[.$BN16];[.$BT16];[.$BZ16];[.$CF16];[.$CL16];[.$CR16];[.$CX16];[.$DD16];[.$DJ16];[.$DP16];[.$DV16];[.$EB16];[.$EH16];[.$EN16];[.$ET16];[.$EZ16];[.$FF16];[.$FL16];[.$FR16];[.$FX16];[.$GD16];[.$GJ16];[.$GP16];[.$GV16];[.$HB16];[.$HH16];[.$HN16];[.$HT16];[.$HZ16];[.$IF16];[.$IL16])" office:value-type="float"/>
          <table:table-cell table:formula="of:=MAX([.$B16];[.$G16];[.$M16];[.$S16];[.$Y16];[.$AE16];[.$AK16];[.$AQ16];[.$AW16];[.$BC16];[.$BI16];[.$BO16];[.$BU16];[.$CA16];[.$CG16];[.$CM16];[.$CS16];[.$CY16];[.$DE16];[.$DK16];[.$DQ16];[.$DW16];[.$EC16];[.$EI16];[.$EO16];[.$EU16];[.$FA16];[.$FG16];[.$FM16];[.$FS16];[.$FY16];[.$GE16];[.$GK16];[.$GQ16];[.$GW16];[.$HC16];[.$HI16];[.$HO16];[.$HU16];[.$IA16];[.$IG16])" office:value-type="float"/>
          <table:table-cell table:formula="of:=MAX([.$C16];[.$H16];[.$N16];[.$T16];[.$Z16];[.$AF16];[.$AL16];[.$AR16];[.$AX16];[.$BD16];[.$BJ16];[.$BP16];[.$BV16];[.$CB16];[.$CH16];[.$CN16];[.$CT16];[.$CZ16];[.$DF16];[.$DL16];[.$DR16];[.$DX16];[.$ED16];[.$EJ16];[.$EP16];[.$EV16];[.$FB16];[.$FH16];[.$FN16];[.$FT16];[.$FZ16];[.$GF16];[.$GL16];[.$GR16];[.$GX16];[.$HD16];[.$HJ16];[.$HP16];[.$HV16];[.$IB16];[.$IH16])" office:value-type="float"/>
          <table:table-cell table:formula="of:=MAX([.$D16];[.$I16];[.$O16];[.$U16];[.$AA16];[.$AG16];[.$AM16];[.$AS16];[.$AY16];[.$BE16];[.$BK16];[.$BQ16];[.$BW16];[.$CC16];[.$CI16];[.$CO16];[.$CU16];[.$DA16];[.$DG16];[.$DM16];[.$DS16];[.$DY16];[.$EE16];[.$EK16];[.$EQ16];[.$EW16];[.$FC16];[.$FI16];[.$FO16];[.$FU16];[.$GA16];[.$GG16];[.$GM16];[.$GS16];[.$GY16];[.$HE16];[.$HK16];[.$HQ16];[.$HW16];[.$IC16];[.$II16])" office:value-type="float"/>
          <table:table-cell table:formula="of:=MAX([.$E16];[.$J16];[.$P16];[.$V16];[.$AB16];[.$AH16];[.$AN16];[.$AT16];[.$AZ16];[.$BF16];[.$BL16];[.$BR16];[.$BX16];[.$CD16];[.$CJ16];[.$CP16];[.$CV16];[.$DB16];[.$DH16];[.$DN16];[.$DT16];[.$DZ16];[.$EF16];[.$EL16];[.$ER16];[.$EX16];[.$FD16];[.$FJ16];[.$FP16];[.$FV16];[.$GB16];[.$GH16];[.$GN16];[.$GT16];[.$GZ16];[.$HF16];[.$HL16];[.$HR16];[.$HX16];[.$ID16];[.$IJ16])" office:value-type="float"/>
          <table:table-cell table:formula="of:=MAX([.$K16];[.$Q16];[.$W16];[.$AC16];[.$AI16];[.$AO16];[.$AU16];[.$BA16];[.$BG16];[.$BM16];[.$BS16];[.$BY16];[.$CE16];[.$CK16];[.$CQ16];[.$CW16];[.$DC16];[.$DI16];[.$DO16];[.$DU16];[.$EA16];[.$EG16];[.$EM16];[.$ES16];[.$EY16];[.$FE16];[.$FK16];[.$FQ16];[.$FW16];[.$GC16];[.$GI16];[.$GO16];[.$GU16];[.$HA16];[.$HG16];[.$HM16];[.$HS16];[.$HY16];[.$IE16];[.$IK16])" office:value-type="float"/>
          <table:table-cell table:formula="of:=MAX([.$F16];[.$L16];[.$R16];[.$X16];[.$AD16];[.$AJ16];[.$AP16];[.$AV16];[.$BB16];[.$BH16];[.$BN16];[.$BT16];[.$BZ16];[.$CF16];[.$CL16];[.$CR16];[.$CX16];[.$DD16];[.$DJ16];[.$DP16];[.$DV16];[.$EB16];[.$EH16];[.$EN16];[.$ET16];[.$EZ16];[.$FF16];[.$FL16];[.$FR16];[.$FX16];[.$GD16];[.$GJ16];[.$GP16];[.$GV16];[.$HB16];[.$HH16];[.$HN16];[.$HT16];[.$HZ16];[.$IF16];[.$IL16])" office:value-type="float"/>
        </table:table-row>
        <table:table-row table:style-name="ro1">
          <table:table-cell office:value-type="string">
            <text:p>./laby_16_16_09.lp</text:p>
          </table:table-cell>
          <table:table-cell office:value-type="float" office:value="2.93746"/>
          <table:table-cell office:value-type="float" office:value="0.0"/>
          <table:table-cell office:value-type="float" office:value="753.0"/>
          <table:table-cell office:value-type="float" office:value="6596.0"/>
          <table:table-cell office:value-type="float" office:value="1.0"/>
          <table:table-cell office:value-type="float" office:value="2.70383"/>
          <table:table-cell office:value-type="float" office:value="0.0"/>
          <table:table-cell office:value-type="float" office:value="753.0"/>
          <table:table-cell office:value-type="float" office:value="6596.0"/>
          <table:table-cell table:style-name="cellBest" office:value-type="float" office:value="0.0"/>
          <table:table-cell office:value-type="float" office:value="1.0"/>
          <table:table-cell office:value-type="float" office:value="2.62427"/>
          <table:table-cell office:value-type="float" office:value="0.0"/>
          <table:table-cell office:value-type="float" office:value="753.0"/>
          <table:table-cell office:value-type="float" office:value="6596.0"/>
          <table:table-cell table:style-name="cellBest" office:value-type="float" office:value="0.0"/>
          <table:table-cell office:value-type="float" office:value="1.0"/>
          <table:table-cell office:value-type="float" office:value="2.9533"/>
          <table:table-cell office:value-type="float" office:value="0.0"/>
          <table:table-cell office:value-type="float" office:value="753.0"/>
          <table:table-cell office:value-type="float" office:value="6596.0"/>
          <table:table-cell office:value-type="float" office:value="3041.0"/>
          <table:table-cell office:value-type="float" office:value="1.0"/>
          <table:table-cell office:value-type="float" office:value="1.63644"/>
          <table:table-cell office:value-type="float" office:value="0.0"/>
          <table:table-cell office:value-type="float" office:value="309.0"/>
          <table:table-cell office:value-type="float" office:value="6085.0"/>
          <table:table-cell office:value-type="float" office:value="2670.0"/>
          <table:table-cell office:value-type="float" office:value="1.0"/>
          <table:table-cell office:value-type="float" office:value="5.85973"/>
          <table:table-cell office:value-type="float" office:value="0.0"/>
          <table:table-cell office:value-type="float" office:value="2672.0"/>
          <table:table-cell office:value-type="float" office:value="7382.0"/>
          <table:table-cell office:value-type="float" office:value="1682.0"/>
          <table:table-cell office:value-type="float" office:value="1.0"/>
          <table:table-cell office:value-type="float" office:value="1.31169"/>
          <table:table-cell office:value-type="float" office:value="0.0"/>
          <table:table-cell office:value-type="float" office:value="109.0"/>
          <table:table-cell office:value-type="float" office:value="1886.0"/>
          <table:table-cell office:value-type="float" office:value="1876.0"/>
          <table:table-cell office:value-type="float" office:value="1.0"/>
          <table:table-cell office:value-type="float" office:value="3.5802"/>
          <table:table-cell office:value-type="float" office:value="0.0"/>
          <table:table-cell office:value-type="float" office:value="1038.0"/>
          <table:table-cell office:value-type="float" office:value="8652.0"/>
          <table:table-cell office:value-type="float" office:value="4190.0"/>
          <table:table-cell office:value-type="float" office:value="1.0"/>
          <table:table-cell office:value-type="float" office:value="2.67034"/>
          <table:table-cell office:value-type="float" office:value="0.0"/>
          <table:table-cell office:value-type="float" office:value="603.0"/>
          <table:table-cell office:value-type="float" office:value="15456.0"/>
          <table:table-cell office:value-type="float" office:value="3832.0"/>
          <table:table-cell office:value-type="float" office:value="1.0"/>
          <table:table-cell office:value-type="float" office:value="6.25851"/>
          <table:table-cell office:value-type="float" office:value="0.0"/>
          <table:table-cell office:value-type="float" office:value="2715.0"/>
          <table:table-cell office:value-type="float" office:value="72033.0"/>
          <table:table-cell office:value-type="float" office:value="7675.0"/>
          <table:table-cell office:value-type="float" office:value="1.0"/>
          <table:table-cell office:value-type="float" office:value="13.1454"/>
          <table:table-cell office:value-type="float" office:value="0.0"/>
          <table:table-cell office:value-type="float" office:value="16678.0"/>
          <table:table-cell office:value-type="float" office:value="159784.0"/>
          <table:table-cell office:value-type="float" office:value="11379.0"/>
          <table:table-cell office:value-type="float" office:value="1.0"/>
          <table:table-cell office:value-type="float" office:value="193.642"/>
          <table:table-cell office:value-type="float" office:value="0.0"/>
          <table:table-cell office:value-type="float" office:value="148968.0"/>
          <table:table-cell office:value-type="float" office:value="690046.0"/>
          <table:table-cell office:value-type="float" office:value="87984.0"/>
          <table:table-cell office:value-type="float" office:value="1.0"/>
          <table:table-cell office:value-type="float" office:value="44.138"/>
          <table:table-cell office:value-type="float" office:value="0.0"/>
          <table:table-cell office:value-type="float" office:value="33716.0"/>
          <table:table-cell office:value-type="float" office:value="268264.0"/>
          <table:table-cell office:value-type="float" office:value="30906.0"/>
          <table:table-cell office:value-type="float" office:value="1.0"/>
          <table:table-cell office:value-type="float" office:value="1.36054"/>
          <table:table-cell office:value-type="float" office:value="0.0"/>
          <table:table-cell office:value-type="float" office:value="109.0"/>
          <table:table-cell office:value-type="float" office:value="1875.0"/>
          <table:table-cell office:value-type="float" office:value="1868.0"/>
          <table:table-cell office:value-type="float" office:value="1.0"/>
          <table:table-cell office:value-type="float" office:value="1.38279"/>
          <table:table-cell office:value-type="float" office:value="0.0"/>
          <table:table-cell office:value-type="float" office:value="111.0"/>
          <table:table-cell table:style-name="cellBest" office:value-type="float" office:value="1870.0"/>
          <table:table-cell office:value-type="float" office:value="1870.0"/>
          <table:table-cell office:value-type="float" office:value="1.0"/>
          <table:table-cell office:value-type="float" office:value="5.22095"/>
          <table:table-cell office:value-type="float" office:value="0.0"/>
          <table:table-cell office:value-type="float" office:value="3511.0"/>
          <table:table-cell office:value-type="float" office:value="96566.0"/>
          <table:table-cell table:style-name="cellBest" office:value-type="float" office:value="0.0"/>
          <table:table-cell office:value-type="float" office:value="1.0"/>
          <table:table-cell office:value-type="float" office:value="8.22287"/>
          <table:table-cell office:value-type="float" office:value="0.0"/>
          <table:table-cell office:value-type="float" office:value="2875.0"/>
          <table:table-cell office:value-type="float" office:value="205609.0"/>
          <table:table-cell office:value-type="float" office:value="7499.0"/>
          <table:table-cell office:value-type="float" office:value="1.0"/>
          <table:table-cell table:style-name="cellBest" office:value-type="float" office:value="1.04363"/>
          <table:table-cell office:value-type="float" office:value="0.0"/>
          <table:table-cell table:style-name="cellBest" office:value-type="float" office:value="44.0"/>
          <table:table-cell office:value-type="float" office:value="2838.0"/>
          <table:table-cell office:value-type="float" office:value="2835.0"/>
          <table:table-cell office:value-type="float" office:value="1.0"/>
          <table:table-cell office:value-type="float" office:value="12.0127"/>
          <table:table-cell office:value-type="float" office:value="0.0"/>
          <table:table-cell office:value-type="float" office:value="2208.0"/>
          <table:table-cell office:value-type="float" office:value="11616.0"/>
          <table:table-cell office:value-type="float" office:value="11616.0"/>
          <table:table-cell office:value-type="float" office:value="1.0"/>
          <table:table-cell office:value-type="float" office:value="8.70701"/>
          <table:table-cell office:value-type="float" office:value="0.0"/>
          <table:table-cell office:value-type="float" office:value="3254.0"/>
          <table:table-cell office:value-type="float" office:value="348922.0"/>
          <table:table-cell office:value-type="float" office:value="8065.0"/>
          <table:table-cell office:value-type="float" office:value="1.0"/>
          <table:table-cell office:value-type="float" office:value="3.78805"/>
          <table:table-cell office:value-type="float" office:value="0.0"/>
          <table:table-cell office:value-type="float" office:value="2484.0"/>
          <table:table-cell office:value-type="float" office:value="29786.0"/>
          <table:table-cell office:value-type="float" office:value="6093.0"/>
          <table:table-cell office:value-type="float" office:value="1.0"/>
          <table:table-cell office:value-type="float" office:value="195.698"/>
          <table:table-cell office:value-type="float" office:value="0.0"/>
          <table:table-cell office:value-type="float" office:value="49923.0"/>
          <table:table-cell office:value-type="float" office:value="77844.0"/>
          <table:table-cell office:value-type="float" office:value="66687.0"/>
          <table:table-cell office:value-type="float" office:value="1.0"/>
          <table:table-cell office:value-type="float" office:value="2.62272"/>
          <table:table-cell office:value-type="float" office:value="0.0"/>
          <table:table-cell office:value-type="float" office:value="753.0"/>
          <table:table-cell office:value-type="float" office:value="6596.0"/>
          <table:table-cell office:value-type="float" office:value="3041.0"/>
          <table:table-cell office:value-type="float" office:value="1.0"/>
          <table:table-cell office:value-type="float" office:value="3.91047"/>
          <table:table-cell office:value-type="float" office:value="0.0"/>
          <table:table-cell office:value-type="float" office:value="2267.0"/>
          <table:table-cell office:value-type="float" office:value="15661.0"/>
          <table:table-cell office:value-type="float" office:value="1927.0"/>
          <table:table-cell office:value-type="float" office:value="1.0"/>
          <table:table-cell office:value-type="float" office:value="2.74133"/>
          <table:table-cell office:value-type="float" office:value="0.0"/>
          <table:table-cell office:value-type="float" office:value="1081.0"/>
          <table:table-cell office:value-type="float" office:value="64212.0"/>
          <table:table-cell office:value-type="float" office:value="6245.0"/>
          <table:table-cell office:value-type="float" office:value="1.0"/>
          <table:table-cell office:value-type="float" office:value="54.9472"/>
          <table:table-cell office:value-type="float" office:value="0.0"/>
          <table:table-cell office:value-type="float" office:value="35173.0"/>
          <table:table-cell office:value-type="float" office:value="113641.0"/>
          <table:table-cell office:value-type="float" office:value="57080.0"/>
          <table:table-cell office:value-type="float" office:value="1.0"/>
          <table:table-cell office:value-type="float" office:value="8.38092"/>
          <table:table-cell office:value-type="float" office:value="0.0"/>
          <table:table-cell office:value-type="float" office:value="6999.0"/>
          <table:table-cell office:value-type="float" office:value="69431.0"/>
          <table:table-cell office:value-type="float" office:value="41535.0"/>
          <table:table-cell office:value-type="float" office:value="1.0"/>
          <table:table-cell office:value-type="float" office:value="57.7366"/>
          <table:table-cell office:value-type="float" office:value="0.0"/>
          <table:table-cell office:value-type="float" office:value="32098.0"/>
          <table:table-cell office:value-type="float" office:value="98158.0"/>
          <table:table-cell office:value-type="float" office:value="76774.0"/>
          <table:table-cell office:value-type="float" office:value="1.0"/>
          <table:table-cell office:value-type="float" office:value="2.9761"/>
          <table:table-cell office:value-type="float" office:value="0.0"/>
          <table:table-cell office:value-type="float" office:value="1302.0"/>
          <table:table-cell office:value-type="float" office:value="6185.0"/>
          <table:table-cell office:value-type="float" office:value="3904.0"/>
          <table:table-cell office:value-type="float" office:value="1.0"/>
          <table:table-cell office:value-type="float" office:value="15.1102"/>
          <table:table-cell office:value-type="float" office:value="0.0"/>
          <table:table-cell office:value-type="float" office:value="12260.0"/>
          <table:table-cell office:value-type="float" office:value="61568.0"/>
          <table:table-cell office:value-type="float" office:value="12937.0"/>
          <table:table-cell office:value-type="float" office:value="1.0"/>
          <table:table-cell office:value-type="float" office:value="1.77311"/>
          <table:table-cell office:value-type="float" office:value="0.0"/>
          <table:table-cell office:value-type="float" office:value="595.0"/>
          <table:table-cell office:value-type="float" office:value="6924.0"/>
          <table:table-cell office:value-type="float" office:value="5219.0"/>
          <table:table-cell office:value-type="float" office:value="1.0"/>
          <table:table-cell office:value-type="float" office:value="11.6158"/>
          <table:table-cell office:value-type="float" office:value="0.0"/>
          <table:table-cell office:value-type="float" office:value="9911.0"/>
          <table:table-cell office:value-type="float" office:value="50549.0"/>
          <table:table-cell office:value-type="float" office:value="8591.0"/>
          <table:table-cell office:value-type="float" office:value="1.0"/>
          <table:table-cell office:value-type="float" office:value="11.8607"/>
          <table:table-cell office:value-type="float" office:value="0.0"/>
          <table:table-cell office:value-type="float" office:value="9911.0"/>
          <table:table-cell office:value-type="float" office:value="50549.0"/>
          <table:table-cell office:value-type="float" office:value="8591.0"/>
          <table:table-cell office:value-type="float" office:value="1.0"/>
          <table:table-cell office:value-type="float" office:value="7.61698"/>
          <table:table-cell office:value-type="float" office:value="0.0"/>
          <table:table-cell office:value-type="float" office:value="5666.0"/>
          <table:table-cell office:value-type="float" office:value="49553.0"/>
          <table:table-cell office:value-type="float" office:value="49553.0"/>
          <table:table-cell office:value-type="float" office:value="1.0"/>
          <table:table-cell office:value-type="float" office:value="10.7592"/>
          <table:table-cell office:value-type="float" office:value="0.0"/>
          <table:table-cell office:value-type="float" office:value="6813.0"/>
          <table:table-cell office:value-type="float" office:value="91988.0"/>
          <table:table-cell table:style-name="cellBest" office:value-type="float" office:value="0.0"/>
          <table:table-cell office:value-type="float" office:value="1.0"/>
          <table:table-cell office:value-type="float" office:value="21.53"/>
          <table:table-cell office:value-type="float" office:value="0.0"/>
          <table:table-cell office:value-type="float" office:value="18756.0"/>
          <table:table-cell office:value-type="float" office:value="71534.0"/>
          <table:table-cell office:value-type="float" office:value="58871.0"/>
          <table:table-cell office:value-type="float" office:value="1.0"/>
          <table:table-cell office:value-type="float" office:value="6.0203"/>
          <table:table-cell office:value-type="float" office:value="0.0"/>
          <table:table-cell office:value-type="float" office:value="4144.0"/>
          <table:table-cell office:value-type="float" office:value="78870.0"/>
          <table:table-cell office:value-type="float" office:value="58345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04649.0"/>
          <table:table-cell table:style-name="cellWorst" office:value-type="float" office:value="9536224.0"/>
          <table:table-cell table:style-name="cellWorst" office:value-type="float" office:value="9536224.0"/>
          <table:table-cell office:value-type="float" office:value="-1.0"/>
          <table:table-cell office:value-type="float" office:value="91.6557"/>
          <table:table-cell office:value-type="float" office:value="0.0"/>
          <table:table-cell office:value-type="float" office:value="90483.0"/>
          <table:table-cell office:value-type="float" office:value="347703.0"/>
          <table:table-cell office:value-type="float" office:value="207869.0"/>
          <table:table-cell office:value-type="float" office:value="1.0"/>
          <table:table-cell office:value-type="float" office:value="2.56545"/>
          <table:table-cell office:value-type="float" office:value="0.0"/>
          <table:table-cell office:value-type="float" office:value="1443.0"/>
          <table:table-cell office:value-type="float" office:value="17577.0"/>
          <table:table-cell office:value-type="float" office:value="7654.0"/>
          <table:table-cell office:value-type="float" office:value="1.0"/>
          <table:table-cell office:value-type="float" office:value="71.2721"/>
          <table:table-cell office:value-type="float" office:value="0.0"/>
          <table:table-cell office:value-type="float" office:value="58536.0"/>
          <table:table-cell office:value-type="float" office:value="100658.0"/>
          <table:table-cell office:value-type="float" office:value="83228.0"/>
          <table:table-cell office:value-type="float" office:value="1.0"/>
          <table:table-cell table:formula="of:=MIN([.$B17];[.$G17];[.$M17];[.$S17];[.$Y17];[.$AE17];[.$AK17];[.$AQ17];[.$AW17];[.$BC17];[.$BI17];[.$BO17];[.$BU17];[.$CA17];[.$CG17];[.$CM17];[.$CS17];[.$CY17];[.$DE17];[.$DK17];[.$DQ17];[.$DW17];[.$EC17];[.$EI17];[.$EO17];[.$EU17];[.$FA17];[.$FG17];[.$FM17];[.$FS17];[.$FY17];[.$GE17];[.$GK17];[.$GQ17];[.$GW17];[.$HC17];[.$HI17];[.$HO17];[.$HU17];[.$IA17];[.$IG17])" office:value-type="float"/>
          <table:table-cell table:formula="of:=MIN([.$C17];[.$H17];[.$N17];[.$T17];[.$Z17];[.$AF17];[.$AL17];[.$AR17];[.$AX17];[.$BD17];[.$BJ17];[.$BP17];[.$BV17];[.$CB17];[.$CH17];[.$CN17];[.$CT17];[.$CZ17];[.$DF17];[.$DL17];[.$DR17];[.$DX17];[.$ED17];[.$EJ17];[.$EP17];[.$EV17];[.$FB17];[.$FH17];[.$FN17];[.$FT17];[.$FZ17];[.$GF17];[.$GL17];[.$GR17];[.$GX17];[.$HD17];[.$HJ17];[.$HP17];[.$HV17];[.$IB17];[.$IH17])" office:value-type="float"/>
          <table:table-cell table:formula="of:=MIN([.$D17];[.$I17];[.$O17];[.$U17];[.$AA17];[.$AG17];[.$AM17];[.$AS17];[.$AY17];[.$BE17];[.$BK17];[.$BQ17];[.$BW17];[.$CC17];[.$CI17];[.$CO17];[.$CU17];[.$DA17];[.$DG17];[.$DM17];[.$DS17];[.$DY17];[.$EE17];[.$EK17];[.$EQ17];[.$EW17];[.$FC17];[.$FI17];[.$FO17];[.$FU17];[.$GA17];[.$GG17];[.$GM17];[.$GS17];[.$GY17];[.$HE17];[.$HK17];[.$HQ17];[.$HW17];[.$IC17];[.$II17])" office:value-type="float"/>
          <table:table-cell table:formula="of:=MIN([.$E17];[.$J17];[.$P17];[.$V17];[.$AB17];[.$AH17];[.$AN17];[.$AT17];[.$AZ17];[.$BF17];[.$BL17];[.$BR17];[.$BX17];[.$CD17];[.$CJ17];[.$CP17];[.$CV17];[.$DB17];[.$DH17];[.$DN17];[.$DT17];[.$DZ17];[.$EF17];[.$EL17];[.$ER17];[.$EX17];[.$FD17];[.$FJ17];[.$FP17];[.$FV17];[.$GB17];[.$GH17];[.$GN17];[.$GT17];[.$GZ17];[.$HF17];[.$HL17];[.$HR17];[.$HX17];[.$ID17];[.$IJ17])" office:value-type="float"/>
          <table:table-cell table:formula="of:=MIN([.$K17];[.$Q17];[.$W17];[.$AC17];[.$AI17];[.$AO17];[.$AU17];[.$BA17];[.$BG17];[.$BM17];[.$BS17];[.$BY17];[.$CE17];[.$CK17];[.$CQ17];[.$CW17];[.$DC17];[.$DI17];[.$DO17];[.$DU17];[.$EA17];[.$EG17];[.$EM17];[.$ES17];[.$EY17];[.$FE17];[.$FK17];[.$FQ17];[.$FW17];[.$GC17];[.$GI17];[.$GO17];[.$GU17];[.$HA17];[.$HG17];[.$HM17];[.$HS17];[.$HY17];[.$IE17];[.$IK17])" office:value-type="float"/>
          <table:table-cell table:formula="of:=MIN([.$F17];[.$L17];[.$R17];[.$X17];[.$AD17];[.$AJ17];[.$AP17];[.$AV17];[.$BB17];[.$BH17];[.$BN17];[.$BT17];[.$BZ17];[.$CF17];[.$CL17];[.$CR17];[.$CX17];[.$DD17];[.$DJ17];[.$DP17];[.$DV17];[.$EB17];[.$EH17];[.$EN17];[.$ET17];[.$EZ17];[.$FF17];[.$FL17];[.$FR17];[.$FX17];[.$GD17];[.$GJ17];[.$GP17];[.$GV17];[.$HB17];[.$HH17];[.$HN17];[.$HT17];[.$HZ17];[.$IF17];[.$IL17])" office:value-type="float"/>
          <table:table-cell table:formula="of:=MEDIAN([.$B17];[.$G17];[.$M17];[.$S17];[.$Y17];[.$AE17];[.$AK17];[.$AQ17];[.$AW17];[.$BC17];[.$BI17];[.$BO17];[.$BU17];[.$CA17];[.$CG17];[.$CM17];[.$CS17];[.$CY17];[.$DE17];[.$DK17];[.$DQ17];[.$DW17];[.$EC17];[.$EI17];[.$EO17];[.$EU17];[.$FA17];[.$FG17];[.$FM17];[.$FS17];[.$FY17];[.$GE17];[.$GK17];[.$GQ17];[.$GW17];[.$HC17];[.$HI17];[.$HO17];[.$HU17];[.$IA17];[.$IG17])" office:value-type="float"/>
          <table:table-cell table:formula="of:=MEDIAN([.$C17];[.$H17];[.$N17];[.$T17];[.$Z17];[.$AF17];[.$AL17];[.$AR17];[.$AX17];[.$BD17];[.$BJ17];[.$BP17];[.$BV17];[.$CB17];[.$CH17];[.$CN17];[.$CT17];[.$CZ17];[.$DF17];[.$DL17];[.$DR17];[.$DX17];[.$ED17];[.$EJ17];[.$EP17];[.$EV17];[.$FB17];[.$FH17];[.$FN17];[.$FT17];[.$FZ17];[.$GF17];[.$GL17];[.$GR17];[.$GX17];[.$HD17];[.$HJ17];[.$HP17];[.$HV17];[.$IB17];[.$IH17])" office:value-type="float"/>
          <table:table-cell table:formula="of:=MEDIAN([.$D17];[.$I17];[.$O17];[.$U17];[.$AA17];[.$AG17];[.$AM17];[.$AS17];[.$AY17];[.$BE17];[.$BK17];[.$BQ17];[.$BW17];[.$CC17];[.$CI17];[.$CO17];[.$CU17];[.$DA17];[.$DG17];[.$DM17];[.$DS17];[.$DY17];[.$EE17];[.$EK17];[.$EQ17];[.$EW17];[.$FC17];[.$FI17];[.$FO17];[.$FU17];[.$GA17];[.$GG17];[.$GM17];[.$GS17];[.$GY17];[.$HE17];[.$HK17];[.$HQ17];[.$HW17];[.$IC17];[.$II17])" office:value-type="float"/>
          <table:table-cell table:formula="of:=MEDIAN([.$E17];[.$J17];[.$P17];[.$V17];[.$AB17];[.$AH17];[.$AN17];[.$AT17];[.$AZ17];[.$BF17];[.$BL17];[.$BR17];[.$BX17];[.$CD17];[.$CJ17];[.$CP17];[.$CV17];[.$DB17];[.$DH17];[.$DN17];[.$DT17];[.$DZ17];[.$EF17];[.$EL17];[.$ER17];[.$EX17];[.$FD17];[.$FJ17];[.$FP17];[.$FV17];[.$GB17];[.$GH17];[.$GN17];[.$GT17];[.$GZ17];[.$HF17];[.$HL17];[.$HR17];[.$HX17];[.$ID17];[.$IJ17])" office:value-type="float"/>
          <table:table-cell table:formula="of:=MEDIAN([.$K17];[.$Q17];[.$W17];[.$AC17];[.$AI17];[.$AO17];[.$AU17];[.$BA17];[.$BG17];[.$BM17];[.$BS17];[.$BY17];[.$CE17];[.$CK17];[.$CQ17];[.$CW17];[.$DC17];[.$DI17];[.$DO17];[.$DU17];[.$EA17];[.$EG17];[.$EM17];[.$ES17];[.$EY17];[.$FE17];[.$FK17];[.$FQ17];[.$FW17];[.$GC17];[.$GI17];[.$GO17];[.$GU17];[.$HA17];[.$HG17];[.$HM17];[.$HS17];[.$HY17];[.$IE17];[.$IK17])" office:value-type="float"/>
          <table:table-cell table:formula="of:=MEDIAN([.$F17];[.$L17];[.$R17];[.$X17];[.$AD17];[.$AJ17];[.$AP17];[.$AV17];[.$BB17];[.$BH17];[.$BN17];[.$BT17];[.$BZ17];[.$CF17];[.$CL17];[.$CR17];[.$CX17];[.$DD17];[.$DJ17];[.$DP17];[.$DV17];[.$EB17];[.$EH17];[.$EN17];[.$ET17];[.$EZ17];[.$FF17];[.$FL17];[.$FR17];[.$FX17];[.$GD17];[.$GJ17];[.$GP17];[.$GV17];[.$HB17];[.$HH17];[.$HN17];[.$HT17];[.$HZ17];[.$IF17];[.$IL17])" office:value-type="float"/>
          <table:table-cell table:formula="of:=MAX([.$B17];[.$G17];[.$M17];[.$S17];[.$Y17];[.$AE17];[.$AK17];[.$AQ17];[.$AW17];[.$BC17];[.$BI17];[.$BO17];[.$BU17];[.$CA17];[.$CG17];[.$CM17];[.$CS17];[.$CY17];[.$DE17];[.$DK17];[.$DQ17];[.$DW17];[.$EC17];[.$EI17];[.$EO17];[.$EU17];[.$FA17];[.$FG17];[.$FM17];[.$FS17];[.$FY17];[.$GE17];[.$GK17];[.$GQ17];[.$GW17];[.$HC17];[.$HI17];[.$HO17];[.$HU17];[.$IA17];[.$IG17])" office:value-type="float"/>
          <table:table-cell table:formula="of:=MAX([.$C17];[.$H17];[.$N17];[.$T17];[.$Z17];[.$AF17];[.$AL17];[.$AR17];[.$AX17];[.$BD17];[.$BJ17];[.$BP17];[.$BV17];[.$CB17];[.$CH17];[.$CN17];[.$CT17];[.$CZ17];[.$DF17];[.$DL17];[.$DR17];[.$DX17];[.$ED17];[.$EJ17];[.$EP17];[.$EV17];[.$FB17];[.$FH17];[.$FN17];[.$FT17];[.$FZ17];[.$GF17];[.$GL17];[.$GR17];[.$GX17];[.$HD17];[.$HJ17];[.$HP17];[.$HV17];[.$IB17];[.$IH17])" office:value-type="float"/>
          <table:table-cell table:formula="of:=MAX([.$D17];[.$I17];[.$O17];[.$U17];[.$AA17];[.$AG17];[.$AM17];[.$AS17];[.$AY17];[.$BE17];[.$BK17];[.$BQ17];[.$BW17];[.$CC17];[.$CI17];[.$CO17];[.$CU17];[.$DA17];[.$DG17];[.$DM17];[.$DS17];[.$DY17];[.$EE17];[.$EK17];[.$EQ17];[.$EW17];[.$FC17];[.$FI17];[.$FO17];[.$FU17];[.$GA17];[.$GG17];[.$GM17];[.$GS17];[.$GY17];[.$HE17];[.$HK17];[.$HQ17];[.$HW17];[.$IC17];[.$II17])" office:value-type="float"/>
          <table:table-cell table:formula="of:=MAX([.$E17];[.$J17];[.$P17];[.$V17];[.$AB17];[.$AH17];[.$AN17];[.$AT17];[.$AZ17];[.$BF17];[.$BL17];[.$BR17];[.$BX17];[.$CD17];[.$CJ17];[.$CP17];[.$CV17];[.$DB17];[.$DH17];[.$DN17];[.$DT17];[.$DZ17];[.$EF17];[.$EL17];[.$ER17];[.$EX17];[.$FD17];[.$FJ17];[.$FP17];[.$FV17];[.$GB17];[.$GH17];[.$GN17];[.$GT17];[.$GZ17];[.$HF17];[.$HL17];[.$HR17];[.$HX17];[.$ID17];[.$IJ17])" office:value-type="float"/>
          <table:table-cell table:formula="of:=MAX([.$K17];[.$Q17];[.$W17];[.$AC17];[.$AI17];[.$AO17];[.$AU17];[.$BA17];[.$BG17];[.$BM17];[.$BS17];[.$BY17];[.$CE17];[.$CK17];[.$CQ17];[.$CW17];[.$DC17];[.$DI17];[.$DO17];[.$DU17];[.$EA17];[.$EG17];[.$EM17];[.$ES17];[.$EY17];[.$FE17];[.$FK17];[.$FQ17];[.$FW17];[.$GC17];[.$GI17];[.$GO17];[.$GU17];[.$HA17];[.$HG17];[.$HM17];[.$HS17];[.$HY17];[.$IE17];[.$IK17])" office:value-type="float"/>
          <table:table-cell table:formula="of:=MAX([.$F17];[.$L17];[.$R17];[.$X17];[.$AD17];[.$AJ17];[.$AP17];[.$AV17];[.$BB17];[.$BH17];[.$BN17];[.$BT17];[.$BZ17];[.$CF17];[.$CL17];[.$CR17];[.$CX17];[.$DD17];[.$DJ17];[.$DP17];[.$DV17];[.$EB17];[.$EH17];[.$EN17];[.$ET17];[.$EZ17];[.$FF17];[.$FL17];[.$FR17];[.$FX17];[.$GD17];[.$GJ17];[.$GP17];[.$GV17];[.$HB17];[.$HH17];[.$HN17];[.$HT17];[.$HZ17];[.$IF17];[.$IL17])" office:value-type="float"/>
        </table:table-row>
        <table:table-row table:style-name="ro1">
          <table:table-cell office:value-type="string">
            <text:p>./laby_16_16_10.lp</text:p>
          </table:table-cell>
          <table:table-cell office:value-type="float" office:value="22.9783"/>
          <table:table-cell office:value-type="float" office:value="0.0"/>
          <table:table-cell office:value-type="float" office:value="16511.0"/>
          <table:table-cell office:value-type="float" office:value="79497.0"/>
          <table:table-cell office:value-type="float" office:value="1.0"/>
          <table:table-cell office:value-type="float" office:value="23.5538"/>
          <table:table-cell office:value-type="float" office:value="0.0"/>
          <table:table-cell office:value-type="float" office:value="16511.0"/>
          <table:table-cell office:value-type="float" office:value="79497.0"/>
          <table:table-cell table:style-name="cellBest" office:value-type="float" office:value="0.0"/>
          <table:table-cell office:value-type="float" office:value="1.0"/>
          <table:table-cell office:value-type="float" office:value="21.8932"/>
          <table:table-cell office:value-type="float" office:value="0.0"/>
          <table:table-cell office:value-type="float" office:value="16511.0"/>
          <table:table-cell office:value-type="float" office:value="79497.0"/>
          <table:table-cell table:style-name="cellBest" office:value-type="float" office:value="0.0"/>
          <table:table-cell office:value-type="float" office:value="1.0"/>
          <table:table-cell office:value-type="float" office:value="16.3541"/>
          <table:table-cell office:value-type="float" office:value="0.0"/>
          <table:table-cell office:value-type="float" office:value="16511.0"/>
          <table:table-cell office:value-type="float" office:value="79497.0"/>
          <table:table-cell office:value-type="float" office:value="16445.0"/>
          <table:table-cell office:value-type="float" office:value="1.0"/>
          <table:table-cell office:value-type="float" office:value="314.075"/>
          <table:table-cell office:value-type="float" office:value="0.0"/>
          <table:table-cell office:value-type="float" office:value="223983.0"/>
          <table:table-cell office:value-type="float" office:value="663780.0"/>
          <table:table-cell office:value-type="float" office:value="112123.0"/>
          <table:table-cell office:value-type="float" office:value="1.0"/>
          <table:table-cell office:value-type="float" office:value="13.6216"/>
          <table:table-cell office:value-type="float" office:value="0.0"/>
          <table:table-cell office:value-type="float" office:value="8470.0"/>
          <table:table-cell office:value-type="float" office:value="44980.0"/>
          <table:table-cell office:value-type="float" office:value="3414.0"/>
          <table:table-cell office:value-type="float" office:value="1.0"/>
          <table:table-cell office:value-type="float" office:value="57.9951"/>
          <table:table-cell office:value-type="float" office:value="0.0"/>
          <table:table-cell office:value-type="float" office:value="35417.0"/>
          <table:table-cell office:value-type="float" office:value="159645.0"/>
          <table:table-cell office:value-type="float" office:value="38419.0"/>
          <table:table-cell office:value-type="float" office:value="1.0"/>
          <table:table-cell office:value-type="float" office:value="2.03152"/>
          <table:table-cell office:value-type="float" office:value="0.0"/>
          <table:table-cell office:value-type="float" office:value="573.0"/>
          <table:table-cell office:value-type="float" office:value="4975.0"/>
          <table:table-cell office:value-type="float" office:value="2928.0"/>
          <table:table-cell office:value-type="float" office:value="1.0"/>
          <table:table-cell office:value-type="float" office:value="11.4362"/>
          <table:table-cell office:value-type="float" office:value="0.0"/>
          <table:table-cell office:value-type="float" office:value="6857.0"/>
          <table:table-cell office:value-type="float" office:value="127577.0"/>
          <table:table-cell office:value-type="float" office:value="13555.0"/>
          <table:table-cell office:value-type="float" office:value="1.0"/>
          <table:table-cell office:value-type="float" office:value="4.24849"/>
          <table:table-cell office:value-type="float" office:value="0.0"/>
          <table:table-cell office:value-type="float" office:value="1722.0"/>
          <table:table-cell office:value-type="float" office:value="13982.0"/>
          <table:table-cell office:value-type="float" office:value="5455.0"/>
          <table:table-cell office:value-type="float" office:value="1.0"/>
          <table:table-cell office:value-type="float" office:value="1.97642"/>
          <table:table-cell office:value-type="float" office:value="0.0"/>
          <table:table-cell office:value-type="float" office:value="586.0"/>
          <table:table-cell office:value-type="float" office:value="5113.0"/>
          <table:table-cell office:value-type="float" office:value="2613.0"/>
          <table:table-cell office:value-type="float" office:value="1.0"/>
          <table:table-cell office:value-type="float" office:value="5.36785"/>
          <table:table-cell office:value-type="float" office:value="0.0"/>
          <table:table-cell office:value-type="float" office:value="3407.0"/>
          <table:table-cell office:value-type="float" office:value="18942.0"/>
          <table:table-cell office:value-type="float" office:value="5483.0"/>
          <table:table-cell office:value-type="float" office:value="1.0"/>
          <table:table-cell office:value-type="float" office:value="13.705"/>
          <table:table-cell office:value-type="float" office:value="0.0"/>
          <table:table-cell office:value-type="float" office:value="11745.0"/>
          <table:table-cell office:value-type="float" office:value="43441.0"/>
          <table:table-cell office:value-type="float" office:value="13263.0"/>
          <table:table-cell office:value-type="float" office:value="1.0"/>
          <table:table-cell office:value-type="float" office:value="1.89852"/>
          <table:table-cell office:value-type="float" office:value="0.0"/>
          <table:table-cell office:value-type="float" office:value="768.0"/>
          <table:table-cell office:value-type="float" office:value="6463.0"/>
          <table:table-cell office:value-type="float" office:value="3025.0"/>
          <table:table-cell office:value-type="float" office:value="1.0"/>
          <table:table-cell office:value-type="float" office:value="4.79604"/>
          <table:table-cell office:value-type="float" office:value="0.0"/>
          <table:table-cell office:value-type="float" office:value="1093.0"/>
          <table:table-cell office:value-type="float" office:value="4468.0"/>
          <table:table-cell office:value-type="float" office:value="4468.0"/>
          <table:table-cell office:value-type="float" office:value="1.0"/>
          <table:table-cell office:value-type="float" office:value="60.8946"/>
          <table:table-cell office:value-type="float" office:value="0.0"/>
          <table:table-cell office:value-type="float" office:value="48396.0"/>
          <table:table-cell office:value-type="float" office:value="99354.0"/>
          <table:table-cell table:style-name="cellBest" office:value-type="float" office:value="0.0"/>
          <table:table-cell office:value-type="float" office:value="1.0"/>
          <table:table-cell office:value-type="float" office:value="2.08703"/>
          <table:table-cell office:value-type="float" office:value="0.0"/>
          <table:table-cell office:value-type="float" office:value="456.0"/>
          <table:table-cell office:value-type="float" office:value="4224.0"/>
          <table:table-cell office:value-type="float" office:value="2311.0"/>
          <table:table-cell office:value-type="float" office:value="1.0"/>
          <table:table-cell office:value-type="float" office:value="2.7955"/>
          <table:table-cell office:value-type="float" office:value="0.0"/>
          <table:table-cell office:value-type="float" office:value="1654.0"/>
          <table:table-cell office:value-type="float" office:value="11005.0"/>
          <table:table-cell office:value-type="float" office:value="7691.0"/>
          <table:table-cell office:value-type="float" office:value="1.0"/>
          <table:table-cell office:value-type="float" office:value="527.327"/>
          <table:table-cell office:value-type="float" office:value="0.0"/>
          <table:table-cell office:value-type="float" office:value="139965.0"/>
          <table:table-cell office:value-type="float" office:value="218285.0"/>
          <table:table-cell office:value-type="float" office:value="218285.0"/>
          <table:table-cell office:value-type="float" office:value="1.0"/>
          <table:table-cell office:value-type="float" office:value="3.89287"/>
          <table:table-cell office:value-type="float" office:value="0.0"/>
          <table:table-cell office:value-type="float" office:value="1540.0"/>
          <table:table-cell office:value-type="float" office:value="9328.0"/>
          <table:table-cell office:value-type="float" office:value="4476.0"/>
          <table:table-cell office:value-type="float" office:value="1.0"/>
          <table:table-cell office:value-type="float" office:value="173.93"/>
          <table:table-cell office:value-type="float" office:value="0.0"/>
          <table:table-cell office:value-type="float" office:value="119124.0"/>
          <table:table-cell office:value-type="float" office:value="343771.0"/>
          <table:table-cell office:value-type="float" office:value="67555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7132.0"/>
          <table:table-cell office:value-type="float" office:value="283050.0"/>
          <table:table-cell office:value-type="float" office:value="261731.0"/>
          <table:table-cell office:value-type="float" office:value="-1.0"/>
          <table:table-cell office:value-type="float" office:value="18.5312"/>
          <table:table-cell office:value-type="float" office:value="0.0"/>
          <table:table-cell office:value-type="float" office:value="16511.0"/>
          <table:table-cell office:value-type="float" office:value="79497.0"/>
          <table:table-cell office:value-type="float" office:value="16445.0"/>
          <table:table-cell office:value-type="float" office:value="1.0"/>
          <table:table-cell office:value-type="float" office:value="1.67381"/>
          <table:table-cell office:value-type="float" office:value="0.0"/>
          <table:table-cell office:value-type="float" office:value="628.0"/>
          <table:table-cell office:value-type="float" office:value="6487.0"/>
          <table:table-cell office:value-type="float" office:value="583.0"/>
          <table:table-cell office:value-type="float" office:value="1.0"/>
          <table:table-cell office:value-type="float" office:value="11.9227"/>
          <table:table-cell office:value-type="float" office:value="0.0"/>
          <table:table-cell office:value-type="float" office:value="8245.0"/>
          <table:table-cell office:value-type="float" office:value="28239.0"/>
          <table:table-cell office:value-type="float" office:value="3233.0"/>
          <table:table-cell office:value-type="float" office:value="1.0"/>
          <table:table-cell office:value-type="float" office:value="56.8973"/>
          <table:table-cell office:value-type="float" office:value="0.0"/>
          <table:table-cell office:value-type="float" office:value="38792.0"/>
          <table:table-cell office:value-type="float" office:value="85859.0"/>
          <table:table-cell office:value-type="float" office:value="54589.0"/>
          <table:table-cell office:value-type="float" office:value="1.0"/>
          <table:table-cell office:value-type="float" office:value="216.541"/>
          <table:table-cell office:value-type="float" office:value="0.0"/>
          <table:table-cell office:value-type="float" office:value="131686.0"/>
          <table:table-cell office:value-type="float" office:value="285699.0"/>
          <table:table-cell office:value-type="float" office:value="244112.0"/>
          <table:table-cell office:value-type="float" office:value="1.0"/>
          <table:table-cell office:value-type="float" office:value="3.69068"/>
          <table:table-cell office:value-type="float" office:value="0.0"/>
          <table:table-cell office:value-type="float" office:value="1561.0"/>
          <table:table-cell office:value-type="float" office:value="10004.0"/>
          <table:table-cell office:value-type="float" office:value="6941.0"/>
          <table:table-cell office:value-type="float" office:value="1.0"/>
          <table:table-cell office:value-type="float" office:value="2.8023"/>
          <table:table-cell office:value-type="float" office:value="0.0"/>
          <table:table-cell office:value-type="float" office:value="1109.0"/>
          <table:table-cell office:value-type="float" office:value="6384.0"/>
          <table:table-cell office:value-type="float" office:value="4144.0"/>
          <table:table-cell office:value-type="float" office:value="1.0"/>
          <table:table-cell office:value-type="float" office:value="9.61213"/>
          <table:table-cell office:value-type="float" office:value="0.0"/>
          <table:table-cell office:value-type="float" office:value="8887.0"/>
          <table:table-cell office:value-type="float" office:value="36273.0"/>
          <table:table-cell office:value-type="float" office:value="7572.0"/>
          <table:table-cell office:value-type="float" office:value="1.0"/>
          <table:table-cell office:value-type="float" office:value="8.19503"/>
          <table:table-cell office:value-type="float" office:value="0.0"/>
          <table:table-cell office:value-type="float" office:value="5245.0"/>
          <table:table-cell office:value-type="float" office:value="32069.0"/>
          <table:table-cell office:value-type="float" office:value="7849.0"/>
          <table:table-cell office:value-type="float" office:value="1.0"/>
          <table:table-cell office:value-type="float" office:value="13.8303"/>
          <table:table-cell office:value-type="float" office:value="0.0"/>
          <table:table-cell office:value-type="float" office:value="8797.0"/>
          <table:table-cell office:value-type="float" office:value="25355.0"/>
          <table:table-cell office:value-type="float" office:value="8153.0"/>
          <table:table-cell office:value-type="float" office:value="1.0"/>
          <table:table-cell office:value-type="float" office:value="12.5848"/>
          <table:table-cell office:value-type="float" office:value="0.0"/>
          <table:table-cell office:value-type="float" office:value="8797.0"/>
          <table:table-cell office:value-type="float" office:value="25355.0"/>
          <table:table-cell office:value-type="float" office:value="8153.0"/>
          <table:table-cell office:value-type="float" office:value="1.0"/>
          <table:table-cell office:value-type="float" office:value="109.634"/>
          <table:table-cell office:value-type="float" office:value="0.0"/>
          <table:table-cell office:value-type="float" office:value="90260.0"/>
          <table:table-cell office:value-type="float" office:value="202739.0"/>
          <table:table-cell office:value-type="float" office:value="202739.0"/>
          <table:table-cell office:value-type="float" office:value="1.0"/>
          <table:table-cell office:value-type="float" office:value="13.6544"/>
          <table:table-cell office:value-type="float" office:value="0.0"/>
          <table:table-cell office:value-type="float" office:value="9428.0"/>
          <table:table-cell office:value-type="float" office:value="152432.0"/>
          <table:table-cell table:style-name="cellBest" office:value-type="float" office:value="0.0"/>
          <table:table-cell office:value-type="float" office:value="1.0"/>
          <table:table-cell office:value-type="float" office:value="2.843"/>
          <table:table-cell office:value-type="float" office:value="0.0"/>
          <table:table-cell office:value-type="float" office:value="1838.0"/>
          <table:table-cell office:value-type="float" office:value="9214.0"/>
          <table:table-cell office:value-type="float" office:value="4822.0"/>
          <table:table-cell office:value-type="float" office:value="1.0"/>
          <table:table-cell office:value-type="float" office:value="3.45706"/>
          <table:table-cell office:value-type="float" office:value="0.0"/>
          <table:table-cell office:value-type="float" office:value="1931.0"/>
          <table:table-cell office:value-type="float" office:value="41399.0"/>
          <table:table-cell office:value-type="float" office:value="31915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38087.0"/>
          <table:table-cell table:style-name="cellWorst" office:value-type="float" office:value="9193184.0"/>
          <table:table-cell table:style-name="cellWorst" office:value-type="float" office:value="9193184.0"/>
          <table:table-cell office:value-type="float" office:value="-1.0"/>
          <table:table-cell office:value-type="float" office:value="5.7664"/>
          <table:table-cell office:value-type="float" office:value="0.0"/>
          <table:table-cell office:value-type="float" office:value="2265.0"/>
          <table:table-cell office:value-type="float" office:value="8871.0"/>
          <table:table-cell office:value-type="float" office:value="6124.0"/>
          <table:table-cell office:value-type="float" office:value="1.0"/>
          <table:table-cell office:value-type="float" office:value="39.8266"/>
          <table:table-cell office:value-type="float" office:value="0.0"/>
          <table:table-cell office:value-type="float" office:value="29804.0"/>
          <table:table-cell office:value-type="float" office:value="105724.0"/>
          <table:table-cell office:value-type="float" office:value="13579.0"/>
          <table:table-cell office:value-type="float" office:value="1.0"/>
          <table:table-cell table:style-name="cellBest" office:value-type="float" office:value="1.22629"/>
          <table:table-cell office:value-type="float" office:value="0.0"/>
          <table:table-cell table:style-name="cellBest" office:value-type="float" office:value="160.0"/>
          <table:table-cell table:style-name="cellBest" office:value-type="float" office:value="1206.0"/>
          <table:table-cell office:value-type="float" office:value="1066.0"/>
          <table:table-cell office:value-type="float" office:value="1.0"/>
          <table:table-cell table:formula="of:=MIN([.$B18];[.$G18];[.$M18];[.$S18];[.$Y18];[.$AE18];[.$AK18];[.$AQ18];[.$AW18];[.$BC18];[.$BI18];[.$BO18];[.$BU18];[.$CA18];[.$CG18];[.$CM18];[.$CS18];[.$CY18];[.$DE18];[.$DK18];[.$DQ18];[.$DW18];[.$EC18];[.$EI18];[.$EO18];[.$EU18];[.$FA18];[.$FG18];[.$FM18];[.$FS18];[.$FY18];[.$GE18];[.$GK18];[.$GQ18];[.$GW18];[.$HC18];[.$HI18];[.$HO18];[.$HU18];[.$IA18];[.$IG18])" office:value-type="float"/>
          <table:table-cell table:formula="of:=MIN([.$C18];[.$H18];[.$N18];[.$T18];[.$Z18];[.$AF18];[.$AL18];[.$AR18];[.$AX18];[.$BD18];[.$BJ18];[.$BP18];[.$BV18];[.$CB18];[.$CH18];[.$CN18];[.$CT18];[.$CZ18];[.$DF18];[.$DL18];[.$DR18];[.$DX18];[.$ED18];[.$EJ18];[.$EP18];[.$EV18];[.$FB18];[.$FH18];[.$FN18];[.$FT18];[.$FZ18];[.$GF18];[.$GL18];[.$GR18];[.$GX18];[.$HD18];[.$HJ18];[.$HP18];[.$HV18];[.$IB18];[.$IH18])" office:value-type="float"/>
          <table:table-cell table:formula="of:=MIN([.$D18];[.$I18];[.$O18];[.$U18];[.$AA18];[.$AG18];[.$AM18];[.$AS18];[.$AY18];[.$BE18];[.$BK18];[.$BQ18];[.$BW18];[.$CC18];[.$CI18];[.$CO18];[.$CU18];[.$DA18];[.$DG18];[.$DM18];[.$DS18];[.$DY18];[.$EE18];[.$EK18];[.$EQ18];[.$EW18];[.$FC18];[.$FI18];[.$FO18];[.$FU18];[.$GA18];[.$GG18];[.$GM18];[.$GS18];[.$GY18];[.$HE18];[.$HK18];[.$HQ18];[.$HW18];[.$IC18];[.$II18])" office:value-type="float"/>
          <table:table-cell table:formula="of:=MIN([.$E18];[.$J18];[.$P18];[.$V18];[.$AB18];[.$AH18];[.$AN18];[.$AT18];[.$AZ18];[.$BF18];[.$BL18];[.$BR18];[.$BX18];[.$CD18];[.$CJ18];[.$CP18];[.$CV18];[.$DB18];[.$DH18];[.$DN18];[.$DT18];[.$DZ18];[.$EF18];[.$EL18];[.$ER18];[.$EX18];[.$FD18];[.$FJ18];[.$FP18];[.$FV18];[.$GB18];[.$GH18];[.$GN18];[.$GT18];[.$GZ18];[.$HF18];[.$HL18];[.$HR18];[.$HX18];[.$ID18];[.$IJ18])" office:value-type="float"/>
          <table:table-cell table:formula="of:=MIN([.$K18];[.$Q18];[.$W18];[.$AC18];[.$AI18];[.$AO18];[.$AU18];[.$BA18];[.$BG18];[.$BM18];[.$BS18];[.$BY18];[.$CE18];[.$CK18];[.$CQ18];[.$CW18];[.$DC18];[.$DI18];[.$DO18];[.$DU18];[.$EA18];[.$EG18];[.$EM18];[.$ES18];[.$EY18];[.$FE18];[.$FK18];[.$FQ18];[.$FW18];[.$GC18];[.$GI18];[.$GO18];[.$GU18];[.$HA18];[.$HG18];[.$HM18];[.$HS18];[.$HY18];[.$IE18];[.$IK18])" office:value-type="float"/>
          <table:table-cell table:formula="of:=MIN([.$F18];[.$L18];[.$R18];[.$X18];[.$AD18];[.$AJ18];[.$AP18];[.$AV18];[.$BB18];[.$BH18];[.$BN18];[.$BT18];[.$BZ18];[.$CF18];[.$CL18];[.$CR18];[.$CX18];[.$DD18];[.$DJ18];[.$DP18];[.$DV18];[.$EB18];[.$EH18];[.$EN18];[.$ET18];[.$EZ18];[.$FF18];[.$FL18];[.$FR18];[.$FX18];[.$GD18];[.$GJ18];[.$GP18];[.$GV18];[.$HB18];[.$HH18];[.$HN18];[.$HT18];[.$HZ18];[.$IF18];[.$IL18])" office:value-type="float"/>
          <table:table-cell table:formula="of:=MEDIAN([.$B18];[.$G18];[.$M18];[.$S18];[.$Y18];[.$AE18];[.$AK18];[.$AQ18];[.$AW18];[.$BC18];[.$BI18];[.$BO18];[.$BU18];[.$CA18];[.$CG18];[.$CM18];[.$CS18];[.$CY18];[.$DE18];[.$DK18];[.$DQ18];[.$DW18];[.$EC18];[.$EI18];[.$EO18];[.$EU18];[.$FA18];[.$FG18];[.$FM18];[.$FS18];[.$FY18];[.$GE18];[.$GK18];[.$GQ18];[.$GW18];[.$HC18];[.$HI18];[.$HO18];[.$HU18];[.$IA18];[.$IG18])" office:value-type="float"/>
          <table:table-cell table:formula="of:=MEDIAN([.$C18];[.$H18];[.$N18];[.$T18];[.$Z18];[.$AF18];[.$AL18];[.$AR18];[.$AX18];[.$BD18];[.$BJ18];[.$BP18];[.$BV18];[.$CB18];[.$CH18];[.$CN18];[.$CT18];[.$CZ18];[.$DF18];[.$DL18];[.$DR18];[.$DX18];[.$ED18];[.$EJ18];[.$EP18];[.$EV18];[.$FB18];[.$FH18];[.$FN18];[.$FT18];[.$FZ18];[.$GF18];[.$GL18];[.$GR18];[.$GX18];[.$HD18];[.$HJ18];[.$HP18];[.$HV18];[.$IB18];[.$IH18])" office:value-type="float"/>
          <table:table-cell table:formula="of:=MEDIAN([.$D18];[.$I18];[.$O18];[.$U18];[.$AA18];[.$AG18];[.$AM18];[.$AS18];[.$AY18];[.$BE18];[.$BK18];[.$BQ18];[.$BW18];[.$CC18];[.$CI18];[.$CO18];[.$CU18];[.$DA18];[.$DG18];[.$DM18];[.$DS18];[.$DY18];[.$EE18];[.$EK18];[.$EQ18];[.$EW18];[.$FC18];[.$FI18];[.$FO18];[.$FU18];[.$GA18];[.$GG18];[.$GM18];[.$GS18];[.$GY18];[.$HE18];[.$HK18];[.$HQ18];[.$HW18];[.$IC18];[.$II18])" office:value-type="float"/>
          <table:table-cell table:formula="of:=MEDIAN([.$E18];[.$J18];[.$P18];[.$V18];[.$AB18];[.$AH18];[.$AN18];[.$AT18];[.$AZ18];[.$BF18];[.$BL18];[.$BR18];[.$BX18];[.$CD18];[.$CJ18];[.$CP18];[.$CV18];[.$DB18];[.$DH18];[.$DN18];[.$DT18];[.$DZ18];[.$EF18];[.$EL18];[.$ER18];[.$EX18];[.$FD18];[.$FJ18];[.$FP18];[.$FV18];[.$GB18];[.$GH18];[.$GN18];[.$GT18];[.$GZ18];[.$HF18];[.$HL18];[.$HR18];[.$HX18];[.$ID18];[.$IJ18])" office:value-type="float"/>
          <table:table-cell table:formula="of:=MEDIAN([.$K18];[.$Q18];[.$W18];[.$AC18];[.$AI18];[.$AO18];[.$AU18];[.$BA18];[.$BG18];[.$BM18];[.$BS18];[.$BY18];[.$CE18];[.$CK18];[.$CQ18];[.$CW18];[.$DC18];[.$DI18];[.$DO18];[.$DU18];[.$EA18];[.$EG18];[.$EM18];[.$ES18];[.$EY18];[.$FE18];[.$FK18];[.$FQ18];[.$FW18];[.$GC18];[.$GI18];[.$GO18];[.$GU18];[.$HA18];[.$HG18];[.$HM18];[.$HS18];[.$HY18];[.$IE18];[.$IK18])" office:value-type="float"/>
          <table:table-cell table:formula="of:=MEDIAN([.$F18];[.$L18];[.$R18];[.$X18];[.$AD18];[.$AJ18];[.$AP18];[.$AV18];[.$BB18];[.$BH18];[.$BN18];[.$BT18];[.$BZ18];[.$CF18];[.$CL18];[.$CR18];[.$CX18];[.$DD18];[.$DJ18];[.$DP18];[.$DV18];[.$EB18];[.$EH18];[.$EN18];[.$ET18];[.$EZ18];[.$FF18];[.$FL18];[.$FR18];[.$FX18];[.$GD18];[.$GJ18];[.$GP18];[.$GV18];[.$HB18];[.$HH18];[.$HN18];[.$HT18];[.$HZ18];[.$IF18];[.$IL18])" office:value-type="float"/>
          <table:table-cell table:formula="of:=MAX([.$B18];[.$G18];[.$M18];[.$S18];[.$Y18];[.$AE18];[.$AK18];[.$AQ18];[.$AW18];[.$BC18];[.$BI18];[.$BO18];[.$BU18];[.$CA18];[.$CG18];[.$CM18];[.$CS18];[.$CY18];[.$DE18];[.$DK18];[.$DQ18];[.$DW18];[.$EC18];[.$EI18];[.$EO18];[.$EU18];[.$FA18];[.$FG18];[.$FM18];[.$FS18];[.$FY18];[.$GE18];[.$GK18];[.$GQ18];[.$GW18];[.$HC18];[.$HI18];[.$HO18];[.$HU18];[.$IA18];[.$IG18])" office:value-type="float"/>
          <table:table-cell table:formula="of:=MAX([.$C18];[.$H18];[.$N18];[.$T18];[.$Z18];[.$AF18];[.$AL18];[.$AR18];[.$AX18];[.$BD18];[.$BJ18];[.$BP18];[.$BV18];[.$CB18];[.$CH18];[.$CN18];[.$CT18];[.$CZ18];[.$DF18];[.$DL18];[.$DR18];[.$DX18];[.$ED18];[.$EJ18];[.$EP18];[.$EV18];[.$FB18];[.$FH18];[.$FN18];[.$FT18];[.$FZ18];[.$GF18];[.$GL18];[.$GR18];[.$GX18];[.$HD18];[.$HJ18];[.$HP18];[.$HV18];[.$IB18];[.$IH18])" office:value-type="float"/>
          <table:table-cell table:formula="of:=MAX([.$D18];[.$I18];[.$O18];[.$U18];[.$AA18];[.$AG18];[.$AM18];[.$AS18];[.$AY18];[.$BE18];[.$BK18];[.$BQ18];[.$BW18];[.$CC18];[.$CI18];[.$CO18];[.$CU18];[.$DA18];[.$DG18];[.$DM18];[.$DS18];[.$DY18];[.$EE18];[.$EK18];[.$EQ18];[.$EW18];[.$FC18];[.$FI18];[.$FO18];[.$FU18];[.$GA18];[.$GG18];[.$GM18];[.$GS18];[.$GY18];[.$HE18];[.$HK18];[.$HQ18];[.$HW18];[.$IC18];[.$II18])" office:value-type="float"/>
          <table:table-cell table:formula="of:=MAX([.$E18];[.$J18];[.$P18];[.$V18];[.$AB18];[.$AH18];[.$AN18];[.$AT18];[.$AZ18];[.$BF18];[.$BL18];[.$BR18];[.$BX18];[.$CD18];[.$CJ18];[.$CP18];[.$CV18];[.$DB18];[.$DH18];[.$DN18];[.$DT18];[.$DZ18];[.$EF18];[.$EL18];[.$ER18];[.$EX18];[.$FD18];[.$FJ18];[.$FP18];[.$FV18];[.$GB18];[.$GH18];[.$GN18];[.$GT18];[.$GZ18];[.$HF18];[.$HL18];[.$HR18];[.$HX18];[.$ID18];[.$IJ18])" office:value-type="float"/>
          <table:table-cell table:formula="of:=MAX([.$K18];[.$Q18];[.$W18];[.$AC18];[.$AI18];[.$AO18];[.$AU18];[.$BA18];[.$BG18];[.$BM18];[.$BS18];[.$BY18];[.$CE18];[.$CK18];[.$CQ18];[.$CW18];[.$DC18];[.$DI18];[.$DO18];[.$DU18];[.$EA18];[.$EG18];[.$EM18];[.$ES18];[.$EY18];[.$FE18];[.$FK18];[.$FQ18];[.$FW18];[.$GC18];[.$GI18];[.$GO18];[.$GU18];[.$HA18];[.$HG18];[.$HM18];[.$HS18];[.$HY18];[.$IE18];[.$IK18])" office:value-type="float"/>
          <table:table-cell table:formula="of:=MAX([.$F18];[.$L18];[.$R18];[.$X18];[.$AD18];[.$AJ18];[.$AP18];[.$AV18];[.$BB18];[.$BH18];[.$BN18];[.$BT18];[.$BZ18];[.$CF18];[.$CL18];[.$CR18];[.$CX18];[.$DD18];[.$DJ18];[.$DP18];[.$DV18];[.$EB18];[.$EH18];[.$EN18];[.$ET18];[.$EZ18];[.$FF18];[.$FL18];[.$FR18];[.$FX18];[.$GD18];[.$GJ18];[.$GP18];[.$GV18];[.$HB18];[.$HH18];[.$HN18];[.$HT18];[.$HZ18];[.$IF18];[.$IL18])" office:value-type="float"/>
        </table:table-row>
        <table:table-row table:style-name="ro1">
          <table:table-cell office:value-type="string">
            <text:p>./laby_16_16_11.lp</text:p>
          </table:table-cell>
          <table:table-cell office:value-type="float" office:value="3.03458"/>
          <table:table-cell office:value-type="float" office:value="0.0"/>
          <table:table-cell office:value-type="float" office:value="648.0"/>
          <table:table-cell office:value-type="float" office:value="85266.0"/>
          <table:table-cell office:value-type="float" office:value="1.0"/>
          <table:table-cell office:value-type="float" office:value="2.54321"/>
          <table:table-cell office:value-type="float" office:value="0.0"/>
          <table:table-cell office:value-type="float" office:value="648.0"/>
          <table:table-cell office:value-type="float" office:value="85266.0"/>
          <table:table-cell table:style-name="cellBest" office:value-type="float" office:value="0.0"/>
          <table:table-cell office:value-type="float" office:value="1.0"/>
          <table:table-cell office:value-type="float" office:value="2.8263"/>
          <table:table-cell office:value-type="float" office:value="0.0"/>
          <table:table-cell office:value-type="float" office:value="648.0"/>
          <table:table-cell office:value-type="float" office:value="85266.0"/>
          <table:table-cell table:style-name="cellBest" office:value-type="float" office:value="0.0"/>
          <table:table-cell office:value-type="float" office:value="1.0"/>
          <table:table-cell office:value-type="float" office:value="3.15173"/>
          <table:table-cell office:value-type="float" office:value="0.0"/>
          <table:table-cell office:value-type="float" office:value="648.0"/>
          <table:table-cell office:value-type="float" office:value="85266.0"/>
          <table:table-cell office:value-type="float" office:value="3308.0"/>
          <table:table-cell office:value-type="float" office:value="1.0"/>
          <table:table-cell office:value-type="float" office:value="3.66865"/>
          <table:table-cell office:value-type="float" office:value="0.0"/>
          <table:table-cell office:value-type="float" office:value="1398.0"/>
          <table:table-cell office:value-type="float" office:value="85227.0"/>
          <table:table-cell office:value-type="float" office:value="5208.0"/>
          <table:table-cell office:value-type="float" office:value="1.0"/>
          <table:table-cell office:value-type="float" office:value="2.16654"/>
          <table:table-cell office:value-type="float" office:value="0.0"/>
          <table:table-cell office:value-type="float" office:value="385.0"/>
          <table:table-cell office:value-type="float" office:value="1953.0"/>
          <table:table-cell office:value-type="float" office:value="250.0"/>
          <table:table-cell office:value-type="float" office:value="1.0"/>
          <table:table-cell office:value-type="float" office:value="4.67797"/>
          <table:table-cell office:value-type="float" office:value="0.0"/>
          <table:table-cell office:value-type="float" office:value="2157.0"/>
          <table:table-cell office:value-type="float" office:value="30344.0"/>
          <table:table-cell office:value-type="float" office:value="7271.0"/>
          <table:table-cell office:value-type="float" office:value="1.0"/>
          <table:table-cell office:value-type="float" office:value="3.31765"/>
          <table:table-cell office:value-type="float" office:value="0.0"/>
          <table:table-cell office:value-type="float" office:value="932.0"/>
          <table:table-cell office:value-type="float" office:value="15466.0"/>
          <table:table-cell office:value-type="float" office:value="5303.0"/>
          <table:table-cell office:value-type="float" office:value="1.0"/>
          <table:table-cell office:value-type="float" office:value="2.70901"/>
          <table:table-cell office:value-type="float" office:value="0.0"/>
          <table:table-cell office:value-type="float" office:value="651.0"/>
          <table:table-cell office:value-type="float" office:value="6259.0"/>
          <table:table-cell office:value-type="float" office:value="5050.0"/>
          <table:table-cell office:value-type="float" office:value="1.0"/>
          <table:table-cell office:value-type="float" office:value="1.35519"/>
          <table:table-cell office:value-type="float" office:value="0.0"/>
          <table:table-cell office:value-type="float" office:value="154.0"/>
          <table:table-cell office:value-type="float" office:value="4619.0"/>
          <table:table-cell office:value-type="float" office:value="3976.0"/>
          <table:table-cell office:value-type="float" office:value="1.0"/>
          <table:table-cell office:value-type="float" office:value="4.18554"/>
          <table:table-cell office:value-type="float" office:value="0.0"/>
          <table:table-cell office:value-type="float" office:value="1771.0"/>
          <table:table-cell office:value-type="float" office:value="47849.0"/>
          <table:table-cell office:value-type="float" office:value="4757.0"/>
          <table:table-cell office:value-type="float" office:value="1.0"/>
          <table:table-cell office:value-type="float" office:value="1.64181"/>
          <table:table-cell office:value-type="float" office:value="0.0"/>
          <table:table-cell office:value-type="float" office:value="203.0"/>
          <table:table-cell office:value-type="float" office:value="6841.0"/>
          <table:table-cell office:value-type="float" office:value="2950.0"/>
          <table:table-cell office:value-type="float" office:value="1.0"/>
          <table:table-cell office:value-type="float" office:value="2.78296"/>
          <table:table-cell office:value-type="float" office:value="0.0"/>
          <table:table-cell office:value-type="float" office:value="914.0"/>
          <table:table-cell office:value-type="float" office:value="29924.0"/>
          <table:table-cell office:value-type="float" office:value="4856.0"/>
          <table:table-cell office:value-type="float" office:value="1.0"/>
          <table:table-cell office:value-type="float" office:value="1.98642"/>
          <table:table-cell office:value-type="float" office:value="0.0"/>
          <table:table-cell office:value-type="float" office:value="507.0"/>
          <table:table-cell office:value-type="float" office:value="42560.0"/>
          <table:table-cell office:value-type="float" office:value="4661.0"/>
          <table:table-cell office:value-type="float" office:value="1.0"/>
          <table:table-cell office:value-type="float" office:value="7.23153"/>
          <table:table-cell office:value-type="float" office:value="0.0"/>
          <table:table-cell office:value-type="float" office:value="822.0"/>
          <table:table-cell office:value-type="float" office:value="7926.0"/>
          <table:table-cell office:value-type="float" office:value="7926.0"/>
          <table:table-cell office:value-type="float" office:value="1.0"/>
          <table:table-cell office:value-type="float" office:value="0.994287"/>
          <table:table-cell office:value-type="float" office:value="0.0"/>
          <table:table-cell office:value-type="float" office:value="87.0"/>
          <table:table-cell table:style-name="cellBest" office:value-type="float" office:value="197.0"/>
          <table:table-cell table:style-name="cellBest" office:value-type="float" office:value="0.0"/>
          <table:table-cell office:value-type="float" office:value="1.0"/>
          <table:table-cell office:value-type="float" office:value="1.63564"/>
          <table:table-cell office:value-type="float" office:value="0.0"/>
          <table:table-cell office:value-type="float" office:value="220.0"/>
          <table:table-cell office:value-type="float" office:value="13995.0"/>
          <table:table-cell office:value-type="float" office:value="4630.0"/>
          <table:table-cell office:value-type="float" office:value="1.0"/>
          <table:table-cell office:value-type="float" office:value="1.041"/>
          <table:table-cell office:value-type="float" office:value="0.0"/>
          <table:table-cell office:value-type="float" office:value="41.0"/>
          <table:table-cell office:value-type="float" office:value="2361.0"/>
          <table:table-cell office:value-type="float" office:value="2352.0"/>
          <table:table-cell office:value-type="float" office:value="1.0"/>
          <table:table-cell office:value-type="float" office:value="1.00053"/>
          <table:table-cell office:value-type="float" office:value="0.0"/>
          <table:table-cell office:value-type="float" office:value="24.0"/>
          <table:table-cell office:value-type="float" office:value="2015.0"/>
          <table:table-cell office:value-type="float" office:value="2015.0"/>
          <table:table-cell office:value-type="float" office:value="1.0"/>
          <table:table-cell office:value-type="float" office:value="1.73489"/>
          <table:table-cell office:value-type="float" office:value="0.0"/>
          <table:table-cell office:value-type="float" office:value="371.0"/>
          <table:table-cell office:value-type="float" office:value="7242.0"/>
          <table:table-cell office:value-type="float" office:value="5677.0"/>
          <table:table-cell office:value-type="float" office:value="1.0"/>
          <table:table-cell office:value-type="float" office:value="0.960907"/>
          <table:table-cell office:value-type="float" office:value="0.0"/>
          <table:table-cell table:style-name="cellBest" office:value-type="float" office:value="7.0"/>
          <table:table-cell office:value-type="float" office:value="985.0"/>
          <table:table-cell office:value-type="float" office:value="985.0"/>
          <table:table-cell office:value-type="float" office:value="1.0"/>
          <table:table-cell table:style-name="cellBest" office:value-type="float" office:value="0.926213"/>
          <table:table-cell office:value-type="float" office:value="0.0"/>
          <table:table-cell table:style-name="cellBest" office:value-type="float" office:value="7.0"/>
          <table:table-cell office:value-type="float" office:value="985.0"/>
          <table:table-cell office:value-type="float" office:value="945.0"/>
          <table:table-cell office:value-type="float" office:value="1.0"/>
          <table:table-cell office:value-type="float" office:value="2.69358"/>
          <table:table-cell office:value-type="float" office:value="0.0"/>
          <table:table-cell office:value-type="float" office:value="648.0"/>
          <table:table-cell office:value-type="float" office:value="85266.0"/>
          <table:table-cell office:value-type="float" office:value="3308.0"/>
          <table:table-cell office:value-type="float" office:value="1.0"/>
          <table:table-cell office:value-type="float" office:value="8.12561"/>
          <table:table-cell office:value-type="float" office:value="0.0"/>
          <table:table-cell office:value-type="float" office:value="4870.0"/>
          <table:table-cell office:value-type="float" office:value="142746.0"/>
          <table:table-cell office:value-type="float" office:value="22259.0"/>
          <table:table-cell office:value-type="float" office:value="1.0"/>
          <table:table-cell office:value-type="float" office:value="1.054"/>
          <table:table-cell office:value-type="float" office:value="0.0"/>
          <table:table-cell table:style-name="cellBest" office:value-type="float" office:value="7.0"/>
          <table:table-cell office:value-type="float" office:value="942.0"/>
          <table:table-cell office:value-type="float" office:value="3.0"/>
          <table:table-cell office:value-type="float" office:value="1.0"/>
          <table:table-cell office:value-type="float" office:value="1.89576"/>
          <table:table-cell office:value-type="float" office:value="0.0"/>
          <table:table-cell office:value-type="float" office:value="157.0"/>
          <table:table-cell office:value-type="float" office:value="9174.0"/>
          <table:table-cell office:value-type="float" office:value="484.0"/>
          <table:table-cell office:value-type="float" office:value="1.0"/>
          <table:table-cell office:value-type="float" office:value="1.62513"/>
          <table:table-cell office:value-type="float" office:value="0.0"/>
          <table:table-cell office:value-type="float" office:value="306.0"/>
          <table:table-cell office:value-type="float" office:value="5405.0"/>
          <table:table-cell office:value-type="float" office:value="2040.0"/>
          <table:table-cell office:value-type="float" office:value="1.0"/>
          <table:table-cell office:value-type="float" office:value="2.26648"/>
          <table:table-cell office:value-type="float" office:value="0.0"/>
          <table:table-cell office:value-type="float" office:value="521.0"/>
          <table:table-cell office:value-type="float" office:value="6550.0"/>
          <table:table-cell office:value-type="float" office:value="3644.0"/>
          <table:table-cell office:value-type="float" office:value="1.0"/>
          <table:table-cell office:value-type="float" office:value="8.29084"/>
          <table:table-cell office:value-type="float" office:value="0.0"/>
          <table:table-cell office:value-type="float" office:value="5668.0"/>
          <table:table-cell office:value-type="float" office:value="20849.0"/>
          <table:table-cell office:value-type="float" office:value="16155.0"/>
          <table:table-cell office:value-type="float" office:value="1.0"/>
          <table:table-cell office:value-type="float" office:value="3.29822"/>
          <table:table-cell office:value-type="float" office:value="0.0"/>
          <table:table-cell office:value-type="float" office:value="1900.0"/>
          <table:table-cell office:value-type="float" office:value="13950.0"/>
          <table:table-cell office:value-type="float" office:value="5829.0"/>
          <table:table-cell office:value-type="float" office:value="1.0"/>
          <table:table-cell office:value-type="float" office:value="8.98033"/>
          <table:table-cell office:value-type="float" office:value="0.0"/>
          <table:table-cell office:value-type="float" office:value="7649.0"/>
          <table:table-cell office:value-type="float" office:value="54582.0"/>
          <table:table-cell office:value-type="float" office:value="9840.0"/>
          <table:table-cell office:value-type="float" office:value="1.0"/>
          <table:table-cell office:value-type="float" office:value="1.82976"/>
          <table:table-cell office:value-type="float" office:value="0.0"/>
          <table:table-cell office:value-type="float" office:value="591.0"/>
          <table:table-cell office:value-type="float" office:value="9128.0"/>
          <table:table-cell office:value-type="float" office:value="6396.0"/>
          <table:table-cell office:value-type="float" office:value="1.0"/>
          <table:table-cell office:value-type="float" office:value="2.37845"/>
          <table:table-cell office:value-type="float" office:value="0.0"/>
          <table:table-cell office:value-type="float" office:value="591.0"/>
          <table:table-cell office:value-type="float" office:value="9128.0"/>
          <table:table-cell office:value-type="float" office:value="6396.0"/>
          <table:table-cell office:value-type="float" office:value="1.0"/>
          <table:table-cell office:value-type="float" office:value="195.458"/>
          <table:table-cell office:value-type="float" office:value="0.0"/>
          <table:table-cell office:value-type="float" office:value="112934.0"/>
          <table:table-cell office:value-type="float" office:value="329993.0"/>
          <table:table-cell office:value-type="float" office:value="329993.0"/>
          <table:table-cell office:value-type="float" office:value="1.0"/>
          <table:table-cell office:value-type="float" office:value="1.06534"/>
          <table:table-cell office:value-type="float" office:value="0.0"/>
          <table:table-cell office:value-type="float" office:value="23.0"/>
          <table:table-cell office:value-type="float" office:value="1939.0"/>
          <table:table-cell table:style-name="cellBest" office:value-type="float" office:value="0.0"/>
          <table:table-cell office:value-type="float" office:value="1.0"/>
          <table:table-cell office:value-type="float" office:value="1.8819"/>
          <table:table-cell office:value-type="float" office:value="0.0"/>
          <table:table-cell office:value-type="float" office:value="322.0"/>
          <table:table-cell office:value-type="float" office:value="7091.0"/>
          <table:table-cell office:value-type="float" office:value="3826.0"/>
          <table:table-cell office:value-type="float" office:value="1.0"/>
          <table:table-cell office:value-type="float" office:value="1.3103"/>
          <table:table-cell office:value-type="float" office:value="0.0"/>
          <table:table-cell office:value-type="float" office:value="239.0"/>
          <table:table-cell office:value-type="float" office:value="37159.0"/>
          <table:table-cell office:value-type="float" office:value="35839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93453.0"/>
          <table:table-cell table:style-name="cellWorst" office:value-type="float" office:value="7090497.0"/>
          <table:table-cell table:style-name="cellWorst" office:value-type="float" office:value="7090497.0"/>
          <table:table-cell office:value-type="float" office:value="-1.0"/>
          <table:table-cell office:value-type="float" office:value="4.27717"/>
          <table:table-cell office:value-type="float" office:value="0.0"/>
          <table:table-cell office:value-type="float" office:value="1763.0"/>
          <table:table-cell office:value-type="float" office:value="27002.0"/>
          <table:table-cell office:value-type="float" office:value="10236.0"/>
          <table:table-cell office:value-type="float" office:value="1.0"/>
          <table:table-cell office:value-type="float" office:value="20.471"/>
          <table:table-cell office:value-type="float" office:value="0.0"/>
          <table:table-cell office:value-type="float" office:value="12753.0"/>
          <table:table-cell office:value-type="float" office:value="67930.0"/>
          <table:table-cell office:value-type="float" office:value="10459.0"/>
          <table:table-cell office:value-type="float" office:value="1.0"/>
          <table:table-cell office:value-type="float" office:value="2.91229"/>
          <table:table-cell office:value-type="float" office:value="0.0"/>
          <table:table-cell office:value-type="float" office:value="2663.0"/>
          <table:table-cell office:value-type="float" office:value="12896.0"/>
          <table:table-cell office:value-type="float" office:value="12037.0"/>
          <table:table-cell office:value-type="float" office:value="1.0"/>
          <table:table-cell table:formula="of:=MIN([.$B19];[.$G19];[.$M19];[.$S19];[.$Y19];[.$AE19];[.$AK19];[.$AQ19];[.$AW19];[.$BC19];[.$BI19];[.$BO19];[.$BU19];[.$CA19];[.$CG19];[.$CM19];[.$CS19];[.$CY19];[.$DE19];[.$DK19];[.$DQ19];[.$DW19];[.$EC19];[.$EI19];[.$EO19];[.$EU19];[.$FA19];[.$FG19];[.$FM19];[.$FS19];[.$FY19];[.$GE19];[.$GK19];[.$GQ19];[.$GW19];[.$HC19];[.$HI19];[.$HO19];[.$HU19];[.$IA19];[.$IG19])" office:value-type="float"/>
          <table:table-cell table:formula="of:=MIN([.$C19];[.$H19];[.$N19];[.$T19];[.$Z19];[.$AF19];[.$AL19];[.$AR19];[.$AX19];[.$BD19];[.$BJ19];[.$BP19];[.$BV19];[.$CB19];[.$CH19];[.$CN19];[.$CT19];[.$CZ19];[.$DF19];[.$DL19];[.$DR19];[.$DX19];[.$ED19];[.$EJ19];[.$EP19];[.$EV19];[.$FB19];[.$FH19];[.$FN19];[.$FT19];[.$FZ19];[.$GF19];[.$GL19];[.$GR19];[.$GX19];[.$HD19];[.$HJ19];[.$HP19];[.$HV19];[.$IB19];[.$IH19])" office:value-type="float"/>
          <table:table-cell table:formula="of:=MIN([.$D19];[.$I19];[.$O19];[.$U19];[.$AA19];[.$AG19];[.$AM19];[.$AS19];[.$AY19];[.$BE19];[.$BK19];[.$BQ19];[.$BW19];[.$CC19];[.$CI19];[.$CO19];[.$CU19];[.$DA19];[.$DG19];[.$DM19];[.$DS19];[.$DY19];[.$EE19];[.$EK19];[.$EQ19];[.$EW19];[.$FC19];[.$FI19];[.$FO19];[.$FU19];[.$GA19];[.$GG19];[.$GM19];[.$GS19];[.$GY19];[.$HE19];[.$HK19];[.$HQ19];[.$HW19];[.$IC19];[.$II19])" office:value-type="float"/>
          <table:table-cell table:formula="of:=MIN([.$E19];[.$J19];[.$P19];[.$V19];[.$AB19];[.$AH19];[.$AN19];[.$AT19];[.$AZ19];[.$BF19];[.$BL19];[.$BR19];[.$BX19];[.$CD19];[.$CJ19];[.$CP19];[.$CV19];[.$DB19];[.$DH19];[.$DN19];[.$DT19];[.$DZ19];[.$EF19];[.$EL19];[.$ER19];[.$EX19];[.$FD19];[.$FJ19];[.$FP19];[.$FV19];[.$GB19];[.$GH19];[.$GN19];[.$GT19];[.$GZ19];[.$HF19];[.$HL19];[.$HR19];[.$HX19];[.$ID19];[.$IJ19])" office:value-type="float"/>
          <table:table-cell table:formula="of:=MIN([.$K19];[.$Q19];[.$W19];[.$AC19];[.$AI19];[.$AO19];[.$AU19];[.$BA19];[.$BG19];[.$BM19];[.$BS19];[.$BY19];[.$CE19];[.$CK19];[.$CQ19];[.$CW19];[.$DC19];[.$DI19];[.$DO19];[.$DU19];[.$EA19];[.$EG19];[.$EM19];[.$ES19];[.$EY19];[.$FE19];[.$FK19];[.$FQ19];[.$FW19];[.$GC19];[.$GI19];[.$GO19];[.$GU19];[.$HA19];[.$HG19];[.$HM19];[.$HS19];[.$HY19];[.$IE19];[.$IK19])" office:value-type="float"/>
          <table:table-cell table:formula="of:=MIN([.$F19];[.$L19];[.$R19];[.$X19];[.$AD19];[.$AJ19];[.$AP19];[.$AV19];[.$BB19];[.$BH19];[.$BN19];[.$BT19];[.$BZ19];[.$CF19];[.$CL19];[.$CR19];[.$CX19];[.$DD19];[.$DJ19];[.$DP19];[.$DV19];[.$EB19];[.$EH19];[.$EN19];[.$ET19];[.$EZ19];[.$FF19];[.$FL19];[.$FR19];[.$FX19];[.$GD19];[.$GJ19];[.$GP19];[.$GV19];[.$HB19];[.$HH19];[.$HN19];[.$HT19];[.$HZ19];[.$IF19];[.$IL19])" office:value-type="float"/>
          <table:table-cell table:formula="of:=MEDIAN([.$B19];[.$G19];[.$M19];[.$S19];[.$Y19];[.$AE19];[.$AK19];[.$AQ19];[.$AW19];[.$BC19];[.$BI19];[.$BO19];[.$BU19];[.$CA19];[.$CG19];[.$CM19];[.$CS19];[.$CY19];[.$DE19];[.$DK19];[.$DQ19];[.$DW19];[.$EC19];[.$EI19];[.$EO19];[.$EU19];[.$FA19];[.$FG19];[.$FM19];[.$FS19];[.$FY19];[.$GE19];[.$GK19];[.$GQ19];[.$GW19];[.$HC19];[.$HI19];[.$HO19];[.$HU19];[.$IA19];[.$IG19])" office:value-type="float"/>
          <table:table-cell table:formula="of:=MEDIAN([.$C19];[.$H19];[.$N19];[.$T19];[.$Z19];[.$AF19];[.$AL19];[.$AR19];[.$AX19];[.$BD19];[.$BJ19];[.$BP19];[.$BV19];[.$CB19];[.$CH19];[.$CN19];[.$CT19];[.$CZ19];[.$DF19];[.$DL19];[.$DR19];[.$DX19];[.$ED19];[.$EJ19];[.$EP19];[.$EV19];[.$FB19];[.$FH19];[.$FN19];[.$FT19];[.$FZ19];[.$GF19];[.$GL19];[.$GR19];[.$GX19];[.$HD19];[.$HJ19];[.$HP19];[.$HV19];[.$IB19];[.$IH19])" office:value-type="float"/>
          <table:table-cell table:formula="of:=MEDIAN([.$D19];[.$I19];[.$O19];[.$U19];[.$AA19];[.$AG19];[.$AM19];[.$AS19];[.$AY19];[.$BE19];[.$BK19];[.$BQ19];[.$BW19];[.$CC19];[.$CI19];[.$CO19];[.$CU19];[.$DA19];[.$DG19];[.$DM19];[.$DS19];[.$DY19];[.$EE19];[.$EK19];[.$EQ19];[.$EW19];[.$FC19];[.$FI19];[.$FO19];[.$FU19];[.$GA19];[.$GG19];[.$GM19];[.$GS19];[.$GY19];[.$HE19];[.$HK19];[.$HQ19];[.$HW19];[.$IC19];[.$II19])" office:value-type="float"/>
          <table:table-cell table:formula="of:=MEDIAN([.$E19];[.$J19];[.$P19];[.$V19];[.$AB19];[.$AH19];[.$AN19];[.$AT19];[.$AZ19];[.$BF19];[.$BL19];[.$BR19];[.$BX19];[.$CD19];[.$CJ19];[.$CP19];[.$CV19];[.$DB19];[.$DH19];[.$DN19];[.$DT19];[.$DZ19];[.$EF19];[.$EL19];[.$ER19];[.$EX19];[.$FD19];[.$FJ19];[.$FP19];[.$FV19];[.$GB19];[.$GH19];[.$GN19];[.$GT19];[.$GZ19];[.$HF19];[.$HL19];[.$HR19];[.$HX19];[.$ID19];[.$IJ19])" office:value-type="float"/>
          <table:table-cell table:formula="of:=MEDIAN([.$K19];[.$Q19];[.$W19];[.$AC19];[.$AI19];[.$AO19];[.$AU19];[.$BA19];[.$BG19];[.$BM19];[.$BS19];[.$BY19];[.$CE19];[.$CK19];[.$CQ19];[.$CW19];[.$DC19];[.$DI19];[.$DO19];[.$DU19];[.$EA19];[.$EG19];[.$EM19];[.$ES19];[.$EY19];[.$FE19];[.$FK19];[.$FQ19];[.$FW19];[.$GC19];[.$GI19];[.$GO19];[.$GU19];[.$HA19];[.$HG19];[.$HM19];[.$HS19];[.$HY19];[.$IE19];[.$IK19])" office:value-type="float"/>
          <table:table-cell table:formula="of:=MEDIAN([.$F19];[.$L19];[.$R19];[.$X19];[.$AD19];[.$AJ19];[.$AP19];[.$AV19];[.$BB19];[.$BH19];[.$BN19];[.$BT19];[.$BZ19];[.$CF19];[.$CL19];[.$CR19];[.$CX19];[.$DD19];[.$DJ19];[.$DP19];[.$DV19];[.$EB19];[.$EH19];[.$EN19];[.$ET19];[.$EZ19];[.$FF19];[.$FL19];[.$FR19];[.$FX19];[.$GD19];[.$GJ19];[.$GP19];[.$GV19];[.$HB19];[.$HH19];[.$HN19];[.$HT19];[.$HZ19];[.$IF19];[.$IL19])" office:value-type="float"/>
          <table:table-cell table:formula="of:=MAX([.$B19];[.$G19];[.$M19];[.$S19];[.$Y19];[.$AE19];[.$AK19];[.$AQ19];[.$AW19];[.$BC19];[.$BI19];[.$BO19];[.$BU19];[.$CA19];[.$CG19];[.$CM19];[.$CS19];[.$CY19];[.$DE19];[.$DK19];[.$DQ19];[.$DW19];[.$EC19];[.$EI19];[.$EO19];[.$EU19];[.$FA19];[.$FG19];[.$FM19];[.$FS19];[.$FY19];[.$GE19];[.$GK19];[.$GQ19];[.$GW19];[.$HC19];[.$HI19];[.$HO19];[.$HU19];[.$IA19];[.$IG19])" office:value-type="float"/>
          <table:table-cell table:formula="of:=MAX([.$C19];[.$H19];[.$N19];[.$T19];[.$Z19];[.$AF19];[.$AL19];[.$AR19];[.$AX19];[.$BD19];[.$BJ19];[.$BP19];[.$BV19];[.$CB19];[.$CH19];[.$CN19];[.$CT19];[.$CZ19];[.$DF19];[.$DL19];[.$DR19];[.$DX19];[.$ED19];[.$EJ19];[.$EP19];[.$EV19];[.$FB19];[.$FH19];[.$FN19];[.$FT19];[.$FZ19];[.$GF19];[.$GL19];[.$GR19];[.$GX19];[.$HD19];[.$HJ19];[.$HP19];[.$HV19];[.$IB19];[.$IH19])" office:value-type="float"/>
          <table:table-cell table:formula="of:=MAX([.$D19];[.$I19];[.$O19];[.$U19];[.$AA19];[.$AG19];[.$AM19];[.$AS19];[.$AY19];[.$BE19];[.$BK19];[.$BQ19];[.$BW19];[.$CC19];[.$CI19];[.$CO19];[.$CU19];[.$DA19];[.$DG19];[.$DM19];[.$DS19];[.$DY19];[.$EE19];[.$EK19];[.$EQ19];[.$EW19];[.$FC19];[.$FI19];[.$FO19];[.$FU19];[.$GA19];[.$GG19];[.$GM19];[.$GS19];[.$GY19];[.$HE19];[.$HK19];[.$HQ19];[.$HW19];[.$IC19];[.$II19])" office:value-type="float"/>
          <table:table-cell table:formula="of:=MAX([.$E19];[.$J19];[.$P19];[.$V19];[.$AB19];[.$AH19];[.$AN19];[.$AT19];[.$AZ19];[.$BF19];[.$BL19];[.$BR19];[.$BX19];[.$CD19];[.$CJ19];[.$CP19];[.$CV19];[.$DB19];[.$DH19];[.$DN19];[.$DT19];[.$DZ19];[.$EF19];[.$EL19];[.$ER19];[.$EX19];[.$FD19];[.$FJ19];[.$FP19];[.$FV19];[.$GB19];[.$GH19];[.$GN19];[.$GT19];[.$GZ19];[.$HF19];[.$HL19];[.$HR19];[.$HX19];[.$ID19];[.$IJ19])" office:value-type="float"/>
          <table:table-cell table:formula="of:=MAX([.$K19];[.$Q19];[.$W19];[.$AC19];[.$AI19];[.$AO19];[.$AU19];[.$BA19];[.$BG19];[.$BM19];[.$BS19];[.$BY19];[.$CE19];[.$CK19];[.$CQ19];[.$CW19];[.$DC19];[.$DI19];[.$DO19];[.$DU19];[.$EA19];[.$EG19];[.$EM19];[.$ES19];[.$EY19];[.$FE19];[.$FK19];[.$FQ19];[.$FW19];[.$GC19];[.$GI19];[.$GO19];[.$GU19];[.$HA19];[.$HG19];[.$HM19];[.$HS19];[.$HY19];[.$IE19];[.$IK19])" office:value-type="float"/>
          <table:table-cell table:formula="of:=MAX([.$F19];[.$L19];[.$R19];[.$X19];[.$AD19];[.$AJ19];[.$AP19];[.$AV19];[.$BB19];[.$BH19];[.$BN19];[.$BT19];[.$BZ19];[.$CF19];[.$CL19];[.$CR19];[.$CX19];[.$DD19];[.$DJ19];[.$DP19];[.$DV19];[.$EB19];[.$EH19];[.$EN19];[.$ET19];[.$EZ19];[.$FF19];[.$FL19];[.$FR19];[.$FX19];[.$GD19];[.$GJ19];[.$GP19];[.$GV19];[.$HB19];[.$HH19];[.$HN19];[.$HT19];[.$HZ19];[.$IF19];[.$IL19])" office:value-type="float"/>
        </table:table-row>
        <table:table-row table:style-name="ro1">
          <table:table-cell office:value-type="string">
            <text:p>./laby_16_16_12.lp</text:p>
          </table:table-cell>
          <table:table-cell office:value-type="float" office:value="8.38355"/>
          <table:table-cell office:value-type="float" office:value="0.0"/>
          <table:table-cell table:style-name="cellBest" office:value-type="float" office:value="5928.0"/>
          <table:table-cell office:value-type="float" office:value="61634.0"/>
          <table:table-cell office:value-type="float" office:value="1.0"/>
          <table:table-cell office:value-type="float" office:value="11.2992"/>
          <table:table-cell office:value-type="float" office:value="0.0"/>
          <table:table-cell table:style-name="cellBest" office:value-type="float" office:value="5928.0"/>
          <table:table-cell office:value-type="float" office:value="61634.0"/>
          <table:table-cell table:style-name="cellBest" office:value-type="float" office:value="0.0"/>
          <table:table-cell office:value-type="float" office:value="1.0"/>
          <table:table-cell office:value-type="float" office:value="8.26743"/>
          <table:table-cell office:value-type="float" office:value="0.0"/>
          <table:table-cell table:style-name="cellBest" office:value-type="float" office:value="5928.0"/>
          <table:table-cell office:value-type="float" office:value="61634.0"/>
          <table:table-cell table:style-name="cellBest" office:value-type="float" office:value="0.0"/>
          <table:table-cell office:value-type="float" office:value="1.0"/>
          <table:table-cell table:style-name="cellBest" office:value-type="float" office:value="7.78477"/>
          <table:table-cell office:value-type="float" office:value="0.0"/>
          <table:table-cell table:style-name="cellBest" office:value-type="float" office:value="5928.0"/>
          <table:table-cell office:value-type="float" office:value="61634.0"/>
          <table:table-cell office:value-type="float" office:value="834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39614.0"/>
          <table:table-cell office:value-type="float" office:value="1190072.0"/>
          <table:table-cell office:value-type="float" office:value="79887.0"/>
          <table:table-cell office:value-type="float" office:value="-1.0"/>
          <table:table-cell office:value-type="float" office:value="54.2096"/>
          <table:table-cell office:value-type="float" office:value="0.0"/>
          <table:table-cell office:value-type="float" office:value="43506.0"/>
          <table:table-cell office:value-type="float" office:value="108886.0"/>
          <table:table-cell office:value-type="float" office:value="12887.0"/>
          <table:table-cell office:value-type="float" office:value="1.0"/>
          <table:table-cell office:value-type="float" office:value="149.99"/>
          <table:table-cell office:value-type="float" office:value="0.0"/>
          <table:table-cell office:value-type="float" office:value="58244.0"/>
          <table:table-cell office:value-type="float" office:value="301819.0"/>
          <table:table-cell office:value-type="float" office:value="88626.0"/>
          <table:table-cell office:value-type="float" office:value="1.0"/>
          <table:table-cell office:value-type="float" office:value="80.1344"/>
          <table:table-cell office:value-type="float" office:value="0.0"/>
          <table:table-cell office:value-type="float" office:value="29988.0"/>
          <table:table-cell office:value-type="float" office:value="200038.0"/>
          <table:table-cell office:value-type="float" office:value="50568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50681.0"/>
          <table:table-cell office:value-type="float" office:value="757841.0"/>
          <table:table-cell office:value-type="float" office:value="260766.0"/>
          <table:table-cell office:value-type="float" office:value="-1.0"/>
          <table:table-cell office:value-type="float" office:value="19.5232"/>
          <table:table-cell office:value-type="float" office:value="0.0"/>
          <table:table-cell office:value-type="float" office:value="6486.0"/>
          <table:table-cell office:value-type="float" office:value="286802.0"/>
          <table:table-cell office:value-type="float" office:value="15702.0"/>
          <table:table-cell office:value-type="float" office:value="1.0"/>
          <table:table-cell office:value-type="float" office:value="13.9985"/>
          <table:table-cell office:value-type="float" office:value="0.0"/>
          <table:table-cell office:value-type="float" office:value="7694.0"/>
          <table:table-cell office:value-type="float" office:value="63369.0"/>
          <table:table-cell office:value-type="float" office:value="8567.0"/>
          <table:table-cell office:value-type="float" office:value="1.0"/>
          <table:table-cell office:value-type="float" office:value="183.413"/>
          <table:table-cell office:value-type="float" office:value="0.0"/>
          <table:table-cell office:value-type="float" office:value="92080.0"/>
          <table:table-cell office:value-type="float" office:value="712536.0"/>
          <table:table-cell office:value-type="float" office:value="71984.0"/>
          <table:table-cell office:value-type="float" office:value="1.0"/>
          <table:table-cell office:value-type="float" office:value="120.907"/>
          <table:table-cell office:value-type="float" office:value="0.0"/>
          <table:table-cell office:value-type="float" office:value="91163.0"/>
          <table:table-cell office:value-type="float" office:value="363821.0"/>
          <table:table-cell office:value-type="float" office:value="67831.0"/>
          <table:table-cell office:value-type="float" office:value="1.0"/>
          <table:table-cell office:value-type="float" office:value="16.2256"/>
          <table:table-cell office:value-type="float" office:value="0.0"/>
          <table:table-cell office:value-type="float" office:value="15830.0"/>
          <table:table-cell office:value-type="float" office:value="65248.0"/>
          <table:table-cell office:value-type="float" office:value="17961.0"/>
          <table:table-cell office:value-type="float" office:value="1.0"/>
          <table:table-cell office:value-type="float" office:value="33.5247"/>
          <table:table-cell office:value-type="float" office:value="0.0"/>
          <table:table-cell office:value-type="float" office:value="7689.0"/>
          <table:table-cell office:value-type="float" office:value="43362.0"/>
          <table:table-cell office:value-type="float" office:value="43362.0"/>
          <table:table-cell office:value-type="float" office:value="1.0"/>
          <table:table-cell office:value-type="float" office:value="30.7388"/>
          <table:table-cell office:value-type="float" office:value="0.0"/>
          <table:table-cell office:value-type="float" office:value="27554.0"/>
          <table:table-cell office:value-type="float" office:value="184490.0"/>
          <table:table-cell table:style-name="cellBest" office:value-type="float" office:value="0.0"/>
          <table:table-cell office:value-type="float" office:value="1.0"/>
          <table:table-cell office:value-type="float" office:value="28.9606"/>
          <table:table-cell office:value-type="float" office:value="0.0"/>
          <table:table-cell office:value-type="float" office:value="20054.0"/>
          <table:table-cell office:value-type="float" office:value="97689.0"/>
          <table:table-cell office:value-type="float" office:value="35677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521366.0"/>
          <table:table-cell office:value-type="float" office:value="1564041.0"/>
          <table:table-cell office:value-type="float" office:value="244571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49328.0"/>
          <table:table-cell office:value-type="float" office:value="224290.0"/>
          <table:table-cell office:value-type="float" office:value="224290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2397.0"/>
          <table:table-cell office:value-type="float" office:value="791156.0"/>
          <table:table-cell office:value-type="float" office:value="122748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96852.0"/>
          <table:table-cell office:value-type="float" office:value="1979423.0"/>
          <table:table-cell office:value-type="float" office:value="181051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59705.0"/>
          <table:table-cell office:value-type="float" office:value="220601.0"/>
          <table:table-cell office:value-type="float" office:value="183537.0"/>
          <table:table-cell office:value-type="float" office:value="-1.0"/>
          <table:table-cell office:value-type="float" office:value="8.93374"/>
          <table:table-cell office:value-type="float" office:value="0.0"/>
          <table:table-cell table:style-name="cellBest" office:value-type="float" office:value="5928.0"/>
          <table:table-cell office:value-type="float" office:value="61634.0"/>
          <table:table-cell office:value-type="float" office:value="8340.0"/>
          <table:table-cell office:value-type="float" office:value="1.0"/>
          <table:table-cell office:value-type="float" office:value="16.2954"/>
          <table:table-cell office:value-type="float" office:value="0.0"/>
          <table:table-cell office:value-type="float" office:value="12377.0"/>
          <table:table-cell office:value-type="float" office:value="128281.0"/>
          <table:table-cell office:value-type="float" office:value="14065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475637.0"/>
          <table:table-cell office:value-type="float" office:value="1894868.0"/>
          <table:table-cell office:value-type="float" office:value="356179.0"/>
          <table:table-cell office:value-type="float" office:value="-1.0"/>
          <table:table-cell office:value-type="float" office:value="286.869"/>
          <table:table-cell office:value-type="float" office:value="0.0"/>
          <table:table-cell office:value-type="float" office:value="206993.0"/>
          <table:table-cell office:value-type="float" office:value="399088.0"/>
          <table:table-cell office:value-type="float" office:value="282645.0"/>
          <table:table-cell office:value-type="float" office:value="1.0"/>
          <table:table-cell office:value-type="float" office:value="276.793"/>
          <table:table-cell office:value-type="float" office:value="0.0"/>
          <table:table-cell office:value-type="float" office:value="201897.0"/>
          <table:table-cell office:value-type="float" office:value="351822.0"/>
          <table:table-cell office:value-type="float" office:value="325049.0"/>
          <table:table-cell office:value-type="float" office:value="1.0"/>
          <table:table-cell office:value-type="float" office:value="261.974"/>
          <table:table-cell office:value-type="float" office:value="0.0"/>
          <table:table-cell office:value-type="float" office:value="208445.0"/>
          <table:table-cell office:value-type="float" office:value="894818.0"/>
          <table:table-cell office:value-type="float" office:value="666534.0"/>
          <table:table-cell office:value-type="float" office:value="1.0"/>
          <table:table-cell office:value-type="float" office:value="13.4491"/>
          <table:table-cell office:value-type="float" office:value="0.0"/>
          <table:table-cell office:value-type="float" office:value="7530.0"/>
          <table:table-cell table:style-name="cellBest" office:value-type="float" office:value="31440.0"/>
          <table:table-cell office:value-type="float" office:value="27324.0"/>
          <table:table-cell office:value-type="float" office:value="1.0"/>
          <table:table-cell office:value-type="float" office:value="45.2581"/>
          <table:table-cell office:value-type="float" office:value="0.0"/>
          <table:table-cell office:value-type="float" office:value="34219.0"/>
          <table:table-cell office:value-type="float" office:value="558449.0"/>
          <table:table-cell office:value-type="float" office:value="16024.0"/>
          <table:table-cell office:value-type="float" office:value="1.0"/>
          <table:table-cell office:value-type="float" office:value="51.7221"/>
          <table:table-cell office:value-type="float" office:value="0.0"/>
          <table:table-cell office:value-type="float" office:value="37448.0"/>
          <table:table-cell office:value-type="float" office:value="198848.0"/>
          <table:table-cell office:value-type="float" office:value="34589.0"/>
          <table:table-cell office:value-type="float" office:value="1.0"/>
          <table:table-cell office:value-type="float" office:value="276.916"/>
          <table:table-cell office:value-type="float" office:value="0.0"/>
          <table:table-cell office:value-type="float" office:value="166720.0"/>
          <table:table-cell office:value-type="float" office:value="464583.0"/>
          <table:table-cell office:value-type="float" office:value="47832.0"/>
          <table:table-cell office:value-type="float" office:value="1.0"/>
          <table:table-cell office:value-type="float" office:value="257.104"/>
          <table:table-cell office:value-type="float" office:value="0.0"/>
          <table:table-cell office:value-type="float" office:value="166720.0"/>
          <table:table-cell office:value-type="float" office:value="464583.0"/>
          <table:table-cell office:value-type="float" office:value="47832.0"/>
          <table:table-cell office:value-type="float" office:value="1.0"/>
          <table:table-cell office:value-type="float" office:value="78.0664"/>
          <table:table-cell office:value-type="float" office:value="0.0"/>
          <table:table-cell office:value-type="float" office:value="74783.0"/>
          <table:table-cell office:value-type="float" office:value="279579.0"/>
          <table:table-cell office:value-type="float" office:value="279579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83138.0"/>
          <table:table-cell office:value-type="float" office:value="1194719.0"/>
          <table:table-cell table:style-name="cellBest" office:value-type="float" office:value="0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482115.0"/>
          <table:table-cell office:value-type="float" office:value="805872.0"/>
          <table:table-cell office:value-type="float" office:value="764712.0"/>
          <table:table-cell office:value-type="float" office:value="-1.0"/>
          <table:table-cell office:value-type="float" office:value="9.34838"/>
          <table:table-cell office:value-type="float" office:value="0.0"/>
          <table:table-cell office:value-type="float" office:value="8903.0"/>
          <table:table-cell office:value-type="float" office:value="71529.0"/>
          <table:table-cell office:value-type="float" office:value="42074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35079.0"/>
          <table:table-cell table:style-name="cellWorst" office:value-type="float" office:value="5518584.0"/>
          <table:table-cell table:style-name="cellWorst" office:value-type="float" office:value="5518584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71481.0"/>
          <table:table-cell office:value-type="float" office:value="881136.0"/>
          <table:table-cell office:value-type="float" office:value="499939.0"/>
          <table:table-cell office:value-type="float" office:value="-1.0"/>
          <table:table-cell office:value-type="float" office:value="46.0088"/>
          <table:table-cell office:value-type="float" office:value="0.0"/>
          <table:table-cell office:value-type="float" office:value="32811.0"/>
          <table:table-cell office:value-type="float" office:value="112210.0"/>
          <table:table-cell office:value-type="float" office:value="21138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97147.0"/>
          <table:table-cell office:value-type="float" office:value="577788.0"/>
          <table:table-cell office:value-type="float" office:value="476267.0"/>
          <table:table-cell office:value-type="float" office:value="-1.0"/>
          <table:table-cell table:formula="of:=MIN([.$B20];[.$G20];[.$M20];[.$S20];[.$Y20];[.$AE20];[.$AK20];[.$AQ20];[.$AW20];[.$BC20];[.$BI20];[.$BO20];[.$BU20];[.$CA20];[.$CG20];[.$CM20];[.$CS20];[.$CY20];[.$DE20];[.$DK20];[.$DQ20];[.$DW20];[.$EC20];[.$EI20];[.$EO20];[.$EU20];[.$FA20];[.$FG20];[.$FM20];[.$FS20];[.$FY20];[.$GE20];[.$GK20];[.$GQ20];[.$GW20];[.$HC20];[.$HI20];[.$HO20];[.$HU20];[.$IA20];[.$IG20])" office:value-type="float"/>
          <table:table-cell table:formula="of:=MIN([.$C20];[.$H20];[.$N20];[.$T20];[.$Z20];[.$AF20];[.$AL20];[.$AR20];[.$AX20];[.$BD20];[.$BJ20];[.$BP20];[.$BV20];[.$CB20];[.$CH20];[.$CN20];[.$CT20];[.$CZ20];[.$DF20];[.$DL20];[.$DR20];[.$DX20];[.$ED20];[.$EJ20];[.$EP20];[.$EV20];[.$FB20];[.$FH20];[.$FN20];[.$FT20];[.$FZ20];[.$GF20];[.$GL20];[.$GR20];[.$GX20];[.$HD20];[.$HJ20];[.$HP20];[.$HV20];[.$IB20];[.$IH20])" office:value-type="float"/>
          <table:table-cell table:formula="of:=MIN([.$D20];[.$I20];[.$O20];[.$U20];[.$AA20];[.$AG20];[.$AM20];[.$AS20];[.$AY20];[.$BE20];[.$BK20];[.$BQ20];[.$BW20];[.$CC20];[.$CI20];[.$CO20];[.$CU20];[.$DA20];[.$DG20];[.$DM20];[.$DS20];[.$DY20];[.$EE20];[.$EK20];[.$EQ20];[.$EW20];[.$FC20];[.$FI20];[.$FO20];[.$FU20];[.$GA20];[.$GG20];[.$GM20];[.$GS20];[.$GY20];[.$HE20];[.$HK20];[.$HQ20];[.$HW20];[.$IC20];[.$II20])" office:value-type="float"/>
          <table:table-cell table:formula="of:=MIN([.$E20];[.$J20];[.$P20];[.$V20];[.$AB20];[.$AH20];[.$AN20];[.$AT20];[.$AZ20];[.$BF20];[.$BL20];[.$BR20];[.$BX20];[.$CD20];[.$CJ20];[.$CP20];[.$CV20];[.$DB20];[.$DH20];[.$DN20];[.$DT20];[.$DZ20];[.$EF20];[.$EL20];[.$ER20];[.$EX20];[.$FD20];[.$FJ20];[.$FP20];[.$FV20];[.$GB20];[.$GH20];[.$GN20];[.$GT20];[.$GZ20];[.$HF20];[.$HL20];[.$HR20];[.$HX20];[.$ID20];[.$IJ20])" office:value-type="float"/>
          <table:table-cell table:formula="of:=MIN([.$K20];[.$Q20];[.$W20];[.$AC20];[.$AI20];[.$AO20];[.$AU20];[.$BA20];[.$BG20];[.$BM20];[.$BS20];[.$BY20];[.$CE20];[.$CK20];[.$CQ20];[.$CW20];[.$DC20];[.$DI20];[.$DO20];[.$DU20];[.$EA20];[.$EG20];[.$EM20];[.$ES20];[.$EY20];[.$FE20];[.$FK20];[.$FQ20];[.$FW20];[.$GC20];[.$GI20];[.$GO20];[.$GU20];[.$HA20];[.$HG20];[.$HM20];[.$HS20];[.$HY20];[.$IE20];[.$IK20])" office:value-type="float"/>
          <table:table-cell table:formula="of:=MIN([.$F20];[.$L20];[.$R20];[.$X20];[.$AD20];[.$AJ20];[.$AP20];[.$AV20];[.$BB20];[.$BH20];[.$BN20];[.$BT20];[.$BZ20];[.$CF20];[.$CL20];[.$CR20];[.$CX20];[.$DD20];[.$DJ20];[.$DP20];[.$DV20];[.$EB20];[.$EH20];[.$EN20];[.$ET20];[.$EZ20];[.$FF20];[.$FL20];[.$FR20];[.$FX20];[.$GD20];[.$GJ20];[.$GP20];[.$GV20];[.$HB20];[.$HH20];[.$HN20];[.$HT20];[.$HZ20];[.$IF20];[.$IL20])" office:value-type="float"/>
          <table:table-cell table:formula="of:=MEDIAN([.$B20];[.$G20];[.$M20];[.$S20];[.$Y20];[.$AE20];[.$AK20];[.$AQ20];[.$AW20];[.$BC20];[.$BI20];[.$BO20];[.$BU20];[.$CA20];[.$CG20];[.$CM20];[.$CS20];[.$CY20];[.$DE20];[.$DK20];[.$DQ20];[.$DW20];[.$EC20];[.$EI20];[.$EO20];[.$EU20];[.$FA20];[.$FG20];[.$FM20];[.$FS20];[.$FY20];[.$GE20];[.$GK20];[.$GQ20];[.$GW20];[.$HC20];[.$HI20];[.$HO20];[.$HU20];[.$IA20];[.$IG20])" office:value-type="float"/>
          <table:table-cell table:formula="of:=MEDIAN([.$C20];[.$H20];[.$N20];[.$T20];[.$Z20];[.$AF20];[.$AL20];[.$AR20];[.$AX20];[.$BD20];[.$BJ20];[.$BP20];[.$BV20];[.$CB20];[.$CH20];[.$CN20];[.$CT20];[.$CZ20];[.$DF20];[.$DL20];[.$DR20];[.$DX20];[.$ED20];[.$EJ20];[.$EP20];[.$EV20];[.$FB20];[.$FH20];[.$FN20];[.$FT20];[.$FZ20];[.$GF20];[.$GL20];[.$GR20];[.$GX20];[.$HD20];[.$HJ20];[.$HP20];[.$HV20];[.$IB20];[.$IH20])" office:value-type="float"/>
          <table:table-cell table:formula="of:=MEDIAN([.$D20];[.$I20];[.$O20];[.$U20];[.$AA20];[.$AG20];[.$AM20];[.$AS20];[.$AY20];[.$BE20];[.$BK20];[.$BQ20];[.$BW20];[.$CC20];[.$CI20];[.$CO20];[.$CU20];[.$DA20];[.$DG20];[.$DM20];[.$DS20];[.$DY20];[.$EE20];[.$EK20];[.$EQ20];[.$EW20];[.$FC20];[.$FI20];[.$FO20];[.$FU20];[.$GA20];[.$GG20];[.$GM20];[.$GS20];[.$GY20];[.$HE20];[.$HK20];[.$HQ20];[.$HW20];[.$IC20];[.$II20])" office:value-type="float"/>
          <table:table-cell table:formula="of:=MEDIAN([.$E20];[.$J20];[.$P20];[.$V20];[.$AB20];[.$AH20];[.$AN20];[.$AT20];[.$AZ20];[.$BF20];[.$BL20];[.$BR20];[.$BX20];[.$CD20];[.$CJ20];[.$CP20];[.$CV20];[.$DB20];[.$DH20];[.$DN20];[.$DT20];[.$DZ20];[.$EF20];[.$EL20];[.$ER20];[.$EX20];[.$FD20];[.$FJ20];[.$FP20];[.$FV20];[.$GB20];[.$GH20];[.$GN20];[.$GT20];[.$GZ20];[.$HF20];[.$HL20];[.$HR20];[.$HX20];[.$ID20];[.$IJ20])" office:value-type="float"/>
          <table:table-cell table:formula="of:=MEDIAN([.$K20];[.$Q20];[.$W20];[.$AC20];[.$AI20];[.$AO20];[.$AU20];[.$BA20];[.$BG20];[.$BM20];[.$BS20];[.$BY20];[.$CE20];[.$CK20];[.$CQ20];[.$CW20];[.$DC20];[.$DI20];[.$DO20];[.$DU20];[.$EA20];[.$EG20];[.$EM20];[.$ES20];[.$EY20];[.$FE20];[.$FK20];[.$FQ20];[.$FW20];[.$GC20];[.$GI20];[.$GO20];[.$GU20];[.$HA20];[.$HG20];[.$HM20];[.$HS20];[.$HY20];[.$IE20];[.$IK20])" office:value-type="float"/>
          <table:table-cell table:formula="of:=MEDIAN([.$F20];[.$L20];[.$R20];[.$X20];[.$AD20];[.$AJ20];[.$AP20];[.$AV20];[.$BB20];[.$BH20];[.$BN20];[.$BT20];[.$BZ20];[.$CF20];[.$CL20];[.$CR20];[.$CX20];[.$DD20];[.$DJ20];[.$DP20];[.$DV20];[.$EB20];[.$EH20];[.$EN20];[.$ET20];[.$EZ20];[.$FF20];[.$FL20];[.$FR20];[.$FX20];[.$GD20];[.$GJ20];[.$GP20];[.$GV20];[.$HB20];[.$HH20];[.$HN20];[.$HT20];[.$HZ20];[.$IF20];[.$IL20])" office:value-type="float"/>
          <table:table-cell table:formula="of:=MAX([.$B20];[.$G20];[.$M20];[.$S20];[.$Y20];[.$AE20];[.$AK20];[.$AQ20];[.$AW20];[.$BC20];[.$BI20];[.$BO20];[.$BU20];[.$CA20];[.$CG20];[.$CM20];[.$CS20];[.$CY20];[.$DE20];[.$DK20];[.$DQ20];[.$DW20];[.$EC20];[.$EI20];[.$EO20];[.$EU20];[.$FA20];[.$FG20];[.$FM20];[.$FS20];[.$FY20];[.$GE20];[.$GK20];[.$GQ20];[.$GW20];[.$HC20];[.$HI20];[.$HO20];[.$HU20];[.$IA20];[.$IG20])" office:value-type="float"/>
          <table:table-cell table:formula="of:=MAX([.$C20];[.$H20];[.$N20];[.$T20];[.$Z20];[.$AF20];[.$AL20];[.$AR20];[.$AX20];[.$BD20];[.$BJ20];[.$BP20];[.$BV20];[.$CB20];[.$CH20];[.$CN20];[.$CT20];[.$CZ20];[.$DF20];[.$DL20];[.$DR20];[.$DX20];[.$ED20];[.$EJ20];[.$EP20];[.$EV20];[.$FB20];[.$FH20];[.$FN20];[.$FT20];[.$FZ20];[.$GF20];[.$GL20];[.$GR20];[.$GX20];[.$HD20];[.$HJ20];[.$HP20];[.$HV20];[.$IB20];[.$IH20])" office:value-type="float"/>
          <table:table-cell table:formula="of:=MAX([.$D20];[.$I20];[.$O20];[.$U20];[.$AA20];[.$AG20];[.$AM20];[.$AS20];[.$AY20];[.$BE20];[.$BK20];[.$BQ20];[.$BW20];[.$CC20];[.$CI20];[.$CO20];[.$CU20];[.$DA20];[.$DG20];[.$DM20];[.$DS20];[.$DY20];[.$EE20];[.$EK20];[.$EQ20];[.$EW20];[.$FC20];[.$FI20];[.$FO20];[.$FU20];[.$GA20];[.$GG20];[.$GM20];[.$GS20];[.$GY20];[.$HE20];[.$HK20];[.$HQ20];[.$HW20];[.$IC20];[.$II20])" office:value-type="float"/>
          <table:table-cell table:formula="of:=MAX([.$E20];[.$J20];[.$P20];[.$V20];[.$AB20];[.$AH20];[.$AN20];[.$AT20];[.$AZ20];[.$BF20];[.$BL20];[.$BR20];[.$BX20];[.$CD20];[.$CJ20];[.$CP20];[.$CV20];[.$DB20];[.$DH20];[.$DN20];[.$DT20];[.$DZ20];[.$EF20];[.$EL20];[.$ER20];[.$EX20];[.$FD20];[.$FJ20];[.$FP20];[.$FV20];[.$GB20];[.$GH20];[.$GN20];[.$GT20];[.$GZ20];[.$HF20];[.$HL20];[.$HR20];[.$HX20];[.$ID20];[.$IJ20])" office:value-type="float"/>
          <table:table-cell table:formula="of:=MAX([.$K20];[.$Q20];[.$W20];[.$AC20];[.$AI20];[.$AO20];[.$AU20];[.$BA20];[.$BG20];[.$BM20];[.$BS20];[.$BY20];[.$CE20];[.$CK20];[.$CQ20];[.$CW20];[.$DC20];[.$DI20];[.$DO20];[.$DU20];[.$EA20];[.$EG20];[.$EM20];[.$ES20];[.$EY20];[.$FE20];[.$FK20];[.$FQ20];[.$FW20];[.$GC20];[.$GI20];[.$GO20];[.$GU20];[.$HA20];[.$HG20];[.$HM20];[.$HS20];[.$HY20];[.$IE20];[.$IK20])" office:value-type="float"/>
          <table:table-cell table:formula="of:=MAX([.$F20];[.$L20];[.$R20];[.$X20];[.$AD20];[.$AJ20];[.$AP20];[.$AV20];[.$BB20];[.$BH20];[.$BN20];[.$BT20];[.$BZ20];[.$CF20];[.$CL20];[.$CR20];[.$CX20];[.$DD20];[.$DJ20];[.$DP20];[.$DV20];[.$EB20];[.$EH20];[.$EN20];[.$ET20];[.$EZ20];[.$FF20];[.$FL20];[.$FR20];[.$FX20];[.$GD20];[.$GJ20];[.$GP20];[.$GV20];[.$HB20];[.$HH20];[.$HN20];[.$HT20];[.$HZ20];[.$IF20];[.$IL20])" office:value-type="float"/>
        </table:table-row>
        <table:table-row table:style-name="ro1">
          <table:table-cell office:value-type="string">
            <text:p>./laby_16_16_13.lp</text:p>
          </table:table-cell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65265.0"/>
          <table:table-cell office:value-type="float" office:value="1027344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77764.0"/>
          <table:table-cell office:value-type="float" office:value="1264686.0"/>
          <table:table-cell table:style-name="cellBest" office:value-type="float" office:value="0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403910.0"/>
          <table:table-cell office:value-type="float" office:value="1325107.0"/>
          <table:table-cell table:style-name="cellBest" office:value-type="float" office:value="0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3732.0"/>
          <table:table-cell office:value-type="float" office:value="1094603.0"/>
          <table:table-cell office:value-type="float" office:value="117633.0"/>
          <table:table-cell office:value-type="float" office:value="-1.0"/>
          <table:table-cell office:value-type="float" office:value="2.46984"/>
          <table:table-cell office:value-type="float" office:value="0.0"/>
          <table:table-cell office:value-type="float" office:value="1173.0"/>
          <table:table-cell office:value-type="float" office:value="6286.0"/>
          <table:table-cell office:value-type="float" office:value="3362.0"/>
          <table:table-cell office:value-type="float" office:value="1.0"/>
          <table:table-cell office:value-type="float" office:value="44.0084"/>
          <table:table-cell office:value-type="float" office:value="0.0"/>
          <table:table-cell office:value-type="float" office:value="39000.0"/>
          <table:table-cell office:value-type="float" office:value="72058.0"/>
          <table:table-cell office:value-type="float" office:value="14249.0"/>
          <table:table-cell office:value-type="float" office:value="1.0"/>
          <table:table-cell office:value-type="float" office:value="94.4253"/>
          <table:table-cell office:value-type="float" office:value="0.0"/>
          <table:table-cell office:value-type="float" office:value="61533.0"/>
          <table:table-cell office:value-type="float" office:value="202417.0"/>
          <table:table-cell office:value-type="float" office:value="72762.0"/>
          <table:table-cell office:value-type="float" office:value="1.0"/>
          <table:table-cell office:value-type="float" office:value="351.569"/>
          <table:table-cell office:value-type="float" office:value="0.0"/>
          <table:table-cell office:value-type="float" office:value="112911.0"/>
          <table:table-cell office:value-type="float" office:value="236227.0"/>
          <table:table-cell office:value-type="float" office:value="164698.0"/>
          <table:table-cell office:value-type="float" office:value="1.0"/>
          <table:table-cell office:value-type="float" office:value="4.30741"/>
          <table:table-cell office:value-type="float" office:value="0.0"/>
          <table:table-cell office:value-type="float" office:value="2156.0"/>
          <table:table-cell office:value-type="float" office:value="14235.0"/>
          <table:table-cell office:value-type="float" office:value="5284.0"/>
          <table:table-cell office:value-type="float" office:value="1.0"/>
          <table:table-cell office:value-type="float" office:value="38.0134"/>
          <table:table-cell office:value-type="float" office:value="0.0"/>
          <table:table-cell office:value-type="float" office:value="15966.0"/>
          <table:table-cell office:value-type="float" office:value="65132.0"/>
          <table:table-cell office:value-type="float" office:value="28468.0"/>
          <table:table-cell office:value-type="float" office:value="1.0"/>
          <table:table-cell office:value-type="float" office:value="6.67641"/>
          <table:table-cell office:value-type="float" office:value="0.0"/>
          <table:table-cell office:value-type="float" office:value="4738.0"/>
          <table:table-cell office:value-type="float" office:value="34754.0"/>
          <table:table-cell office:value-type="float" office:value="6479.0"/>
          <table:table-cell office:value-type="float" office:value="1.0"/>
          <table:table-cell office:value-type="float" office:value="556.264"/>
          <table:table-cell office:value-type="float" office:value="0.0"/>
          <table:table-cell office:value-type="float" office:value="341372.0"/>
          <table:table-cell office:value-type="float" office:value="1081501.0"/>
          <table:table-cell office:value-type="float" office:value="155354.0"/>
          <table:table-cell office:value-type="float" office:value="1.0"/>
          <table:table-cell office:value-type="float" office:value="37.7694"/>
          <table:table-cell office:value-type="float" office:value="0.0"/>
          <table:table-cell office:value-type="float" office:value="36255.0"/>
          <table:table-cell office:value-type="float" office:value="113788.0"/>
          <table:table-cell office:value-type="float" office:value="28139.0"/>
          <table:table-cell office:value-type="float" office:value="1.0"/>
          <table:table-cell office:value-type="float" office:value="95.8174"/>
          <table:table-cell office:value-type="float" office:value="0.0"/>
          <table:table-cell office:value-type="float" office:value="102984.0"/>
          <table:table-cell office:value-type="float" office:value="346311.0"/>
          <table:table-cell office:value-type="float" office:value="63763.0"/>
          <table:table-cell office:value-type="float" office:value="1.0"/>
          <table:table-cell office:value-type="float" office:value="329.031"/>
          <table:table-cell office:value-type="float" office:value="0.0"/>
          <table:table-cell office:value-type="float" office:value="36349.0"/>
          <table:table-cell office:value-type="float" office:value="63246.0"/>
          <table:table-cell office:value-type="float" office:value="63246.0"/>
          <table:table-cell office:value-type="float" office:value="1.0"/>
          <table:table-cell office:value-type="float" office:value="26.3205"/>
          <table:table-cell office:value-type="float" office:value="0.0"/>
          <table:table-cell office:value-type="float" office:value="7098.0"/>
          <table:table-cell office:value-type="float" office:value="892482.0"/>
          <table:table-cell table:style-name="cellBest" office:value-type="float" office:value="0.0"/>
          <table:table-cell office:value-type="float" office:value="1.0"/>
          <table:table-cell office:value-type="float" office:value="14.6454"/>
          <table:table-cell office:value-type="float" office:value="0.0"/>
          <table:table-cell office:value-type="float" office:value="9823.0"/>
          <table:table-cell office:value-type="float" office:value="51836.0"/>
          <table:table-cell office:value-type="float" office:value="21071.0"/>
          <table:table-cell office:value-type="float" office:value="1.0"/>
          <table:table-cell office:value-type="float" office:value="117.504"/>
          <table:table-cell office:value-type="float" office:value="0.0"/>
          <table:table-cell office:value-type="float" office:value="93283.0"/>
          <table:table-cell office:value-type="float" office:value="242072.0"/>
          <table:table-cell office:value-type="float" office:value="66410.0"/>
          <table:table-cell office:value-type="float" office:value="1.0"/>
          <table:table-cell office:value-type="float" office:value="515.167"/>
          <table:table-cell office:value-type="float" office:value="0.0"/>
          <table:table-cell office:value-type="float" office:value="146256.0"/>
          <table:table-cell office:value-type="float" office:value="223542.0"/>
          <table:table-cell office:value-type="float" office:value="223542.0"/>
          <table:table-cell office:value-type="float" office:value="1.0"/>
          <table:table-cell office:value-type="float" office:value="74.6724"/>
          <table:table-cell office:value-type="float" office:value="0.0"/>
          <table:table-cell office:value-type="float" office:value="53908.0"/>
          <table:table-cell office:value-type="float" office:value="158906.0"/>
          <table:table-cell office:value-type="float" office:value="40252.0"/>
          <table:table-cell office:value-type="float" office:value="1.0"/>
          <table:table-cell office:value-type="float" office:value="44.7537"/>
          <table:table-cell office:value-type="float" office:value="0.0"/>
          <table:table-cell office:value-type="float" office:value="39839.0"/>
          <table:table-cell office:value-type="float" office:value="130681.0"/>
          <table:table-cell office:value-type="float" office:value="14699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9184.0"/>
          <table:table-cell office:value-type="float" office:value="298685.0"/>
          <table:table-cell office:value-type="float" office:value="262652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406564.0"/>
          <table:table-cell office:value-type="float" office:value="1332327.0"/>
          <table:table-cell office:value-type="float" office:value="138368.0"/>
          <table:table-cell office:value-type="float" office:value="-1.0"/>
          <table:table-cell office:value-type="float" office:value="27.7685"/>
          <table:table-cell office:value-type="float" office:value="0.0"/>
          <table:table-cell office:value-type="float" office:value="23094.0"/>
          <table:table-cell office:value-type="float" office:value="126142.0"/>
          <table:table-cell office:value-type="float" office:value="9769.0"/>
          <table:table-cell office:value-type="float" office:value="1.0"/>
          <table:table-cell office:value-type="float" office:value="2.24783"/>
          <table:table-cell office:value-type="float" office:value="0.0"/>
          <table:table-cell office:value-type="float" office:value="758.0"/>
          <table:table-cell office:value-type="float" office:value="5213.0"/>
          <table:table-cell office:value-type="float" office:value="367.0"/>
          <table:table-cell office:value-type="float" office:value="1.0"/>
          <table:table-cell office:value-type="float" office:value="30.7133"/>
          <table:table-cell office:value-type="float" office:value="0.0"/>
          <table:table-cell office:value-type="float" office:value="24579.0"/>
          <table:table-cell office:value-type="float" office:value="52211.0"/>
          <table:table-cell office:value-type="float" office:value="33950.0"/>
          <table:table-cell office:value-type="float" office:value="1.0"/>
          <table:table-cell table:style-name="cellBest" office:value-type="float" office:value="1.68688"/>
          <table:table-cell office:value-type="float" office:value="0.0"/>
          <table:table-cell table:style-name="cellBest" office:value-type="float" office:value="325.0"/>
          <table:table-cell table:style-name="cellBest" office:value-type="float" office:value="3494.0"/>
          <table:table-cell office:value-type="float" office:value="1028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9042.0"/>
          <table:table-cell office:value-type="float" office:value="471238.0"/>
          <table:table-cell office:value-type="float" office:value="444088.0"/>
          <table:table-cell office:value-type="float" office:value="-1.0"/>
          <table:table-cell office:value-type="float" office:value="4.32803"/>
          <table:table-cell office:value-type="float" office:value="0.0"/>
          <table:table-cell office:value-type="float" office:value="2174.0"/>
          <table:table-cell office:value-type="float" office:value="7679.0"/>
          <table:table-cell office:value-type="float" office:value="5361.0"/>
          <table:table-cell office:value-type="float" office:value="1.0"/>
          <table:table-cell office:value-type="float" office:value="50.2288"/>
          <table:table-cell office:value-type="float" office:value="0.0"/>
          <table:table-cell office:value-type="float" office:value="61542.0"/>
          <table:table-cell office:value-type="float" office:value="216233.0"/>
          <table:table-cell office:value-type="float" office:value="29347.0"/>
          <table:table-cell office:value-type="float" office:value="1.0"/>
          <table:table-cell office:value-type="float" office:value="8.41612"/>
          <table:table-cell office:value-type="float" office:value="0.0"/>
          <table:table-cell office:value-type="float" office:value="3448.0"/>
          <table:table-cell office:value-type="float" office:value="24576.0"/>
          <table:table-cell office:value-type="float" office:value="8339.0"/>
          <table:table-cell office:value-type="float" office:value="1.0"/>
          <table:table-cell office:value-type="float" office:value="42.9945"/>
          <table:table-cell office:value-type="float" office:value="0.0"/>
          <table:table-cell office:value-type="float" office:value="27408.0"/>
          <table:table-cell office:value-type="float" office:value="102310.0"/>
          <table:table-cell office:value-type="float" office:value="15686.0"/>
          <table:table-cell office:value-type="float" office:value="1.0"/>
          <table:table-cell office:value-type="float" office:value="45.2537"/>
          <table:table-cell office:value-type="float" office:value="0.0"/>
          <table:table-cell office:value-type="float" office:value="27408.0"/>
          <table:table-cell office:value-type="float" office:value="102310.0"/>
          <table:table-cell office:value-type="float" office:value="1568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58849.0"/>
          <table:table-cell office:value-type="float" office:value="712850.0"/>
          <table:table-cell office:value-type="float" office:value="712850.0"/>
          <table:table-cell office:value-type="float" office:value="-1.0"/>
          <table:table-cell office:value-type="float" office:value="3.73902"/>
          <table:table-cell office:value-type="float" office:value="0.0"/>
          <table:table-cell office:value-type="float" office:value="1883.0"/>
          <table:table-cell office:value-type="float" office:value="15957.0"/>
          <table:table-cell table:style-name="cellBest" office:value-type="float" office:value="0.0"/>
          <table:table-cell office:value-type="float" office:value="1.0"/>
          <table:table-cell office:value-type="float" office:value="151.562"/>
          <table:table-cell office:value-type="float" office:value="0.0"/>
          <table:table-cell office:value-type="float" office:value="136356.0"/>
          <table:table-cell office:value-type="float" office:value="341131.0"/>
          <table:table-cell office:value-type="float" office:value="280002.0"/>
          <table:table-cell office:value-type="float" office:value="1.0"/>
          <table:table-cell office:value-type="float" office:value="2.45499"/>
          <table:table-cell office:value-type="float" office:value="0.0"/>
          <table:table-cell office:value-type="float" office:value="1107.0"/>
          <table:table-cell office:value-type="float" office:value="117493.0"/>
          <table:table-cell office:value-type="float" office:value="8959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69930.0"/>
          <table:table-cell table:style-name="cellWorst" office:value-type="float" office:value="51196874.0"/>
          <table:table-cell table:style-name="cellWorst" office:value-type="float" office:value="51196874.0"/>
          <table:table-cell office:value-type="float" office:value="-1.0"/>
          <table:table-cell office:value-type="float" office:value="96.2031"/>
          <table:table-cell office:value-type="float" office:value="0.0"/>
          <table:table-cell office:value-type="float" office:value="70012.0"/>
          <table:table-cell office:value-type="float" office:value="311569.0"/>
          <table:table-cell office:value-type="float" office:value="148039.0"/>
          <table:table-cell office:value-type="float" office:value="1.0"/>
          <table:table-cell office:value-type="float" office:value="1.89703"/>
          <table:table-cell office:value-type="float" office:value="0.0"/>
          <table:table-cell office:value-type="float" office:value="590.0"/>
          <table:table-cell office:value-type="float" office:value="7122.0"/>
          <table:table-cell office:value-type="float" office:value="4423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1332.0"/>
          <table:table-cell office:value-type="float" office:value="416386.0"/>
          <table:table-cell office:value-type="float" office:value="363175.0"/>
          <table:table-cell office:value-type="float" office:value="-1.0"/>
          <table:table-cell table:formula="of:=MIN([.$B21];[.$G21];[.$M21];[.$S21];[.$Y21];[.$AE21];[.$AK21];[.$AQ21];[.$AW21];[.$BC21];[.$BI21];[.$BO21];[.$BU21];[.$CA21];[.$CG21];[.$CM21];[.$CS21];[.$CY21];[.$DE21];[.$DK21];[.$DQ21];[.$DW21];[.$EC21];[.$EI21];[.$EO21];[.$EU21];[.$FA21];[.$FG21];[.$FM21];[.$FS21];[.$FY21];[.$GE21];[.$GK21];[.$GQ21];[.$GW21];[.$HC21];[.$HI21];[.$HO21];[.$HU21];[.$IA21];[.$IG21])" office:value-type="float"/>
          <table:table-cell table:formula="of:=MIN([.$C21];[.$H21];[.$N21];[.$T21];[.$Z21];[.$AF21];[.$AL21];[.$AR21];[.$AX21];[.$BD21];[.$BJ21];[.$BP21];[.$BV21];[.$CB21];[.$CH21];[.$CN21];[.$CT21];[.$CZ21];[.$DF21];[.$DL21];[.$DR21];[.$DX21];[.$ED21];[.$EJ21];[.$EP21];[.$EV21];[.$FB21];[.$FH21];[.$FN21];[.$FT21];[.$FZ21];[.$GF21];[.$GL21];[.$GR21];[.$GX21];[.$HD21];[.$HJ21];[.$HP21];[.$HV21];[.$IB21];[.$IH21])" office:value-type="float"/>
          <table:table-cell table:formula="of:=MIN([.$D21];[.$I21];[.$O21];[.$U21];[.$AA21];[.$AG21];[.$AM21];[.$AS21];[.$AY21];[.$BE21];[.$BK21];[.$BQ21];[.$BW21];[.$CC21];[.$CI21];[.$CO21];[.$CU21];[.$DA21];[.$DG21];[.$DM21];[.$DS21];[.$DY21];[.$EE21];[.$EK21];[.$EQ21];[.$EW21];[.$FC21];[.$FI21];[.$FO21];[.$FU21];[.$GA21];[.$GG21];[.$GM21];[.$GS21];[.$GY21];[.$HE21];[.$HK21];[.$HQ21];[.$HW21];[.$IC21];[.$II21])" office:value-type="float"/>
          <table:table-cell table:formula="of:=MIN([.$E21];[.$J21];[.$P21];[.$V21];[.$AB21];[.$AH21];[.$AN21];[.$AT21];[.$AZ21];[.$BF21];[.$BL21];[.$BR21];[.$BX21];[.$CD21];[.$CJ21];[.$CP21];[.$CV21];[.$DB21];[.$DH21];[.$DN21];[.$DT21];[.$DZ21];[.$EF21];[.$EL21];[.$ER21];[.$EX21];[.$FD21];[.$FJ21];[.$FP21];[.$FV21];[.$GB21];[.$GH21];[.$GN21];[.$GT21];[.$GZ21];[.$HF21];[.$HL21];[.$HR21];[.$HX21];[.$ID21];[.$IJ21])" office:value-type="float"/>
          <table:table-cell table:formula="of:=MIN([.$K21];[.$Q21];[.$W21];[.$AC21];[.$AI21];[.$AO21];[.$AU21];[.$BA21];[.$BG21];[.$BM21];[.$BS21];[.$BY21];[.$CE21];[.$CK21];[.$CQ21];[.$CW21];[.$DC21];[.$DI21];[.$DO21];[.$DU21];[.$EA21];[.$EG21];[.$EM21];[.$ES21];[.$EY21];[.$FE21];[.$FK21];[.$FQ21];[.$FW21];[.$GC21];[.$GI21];[.$GO21];[.$GU21];[.$HA21];[.$HG21];[.$HM21];[.$HS21];[.$HY21];[.$IE21];[.$IK21])" office:value-type="float"/>
          <table:table-cell table:formula="of:=MIN([.$F21];[.$L21];[.$R21];[.$X21];[.$AD21];[.$AJ21];[.$AP21];[.$AV21];[.$BB21];[.$BH21];[.$BN21];[.$BT21];[.$BZ21];[.$CF21];[.$CL21];[.$CR21];[.$CX21];[.$DD21];[.$DJ21];[.$DP21];[.$DV21];[.$EB21];[.$EH21];[.$EN21];[.$ET21];[.$EZ21];[.$FF21];[.$FL21];[.$FR21];[.$FX21];[.$GD21];[.$GJ21];[.$GP21];[.$GV21];[.$HB21];[.$HH21];[.$HN21];[.$HT21];[.$HZ21];[.$IF21];[.$IL21])" office:value-type="float"/>
          <table:table-cell table:formula="of:=MEDIAN([.$B21];[.$G21];[.$M21];[.$S21];[.$Y21];[.$AE21];[.$AK21];[.$AQ21];[.$AW21];[.$BC21];[.$BI21];[.$BO21];[.$BU21];[.$CA21];[.$CG21];[.$CM21];[.$CS21];[.$CY21];[.$DE21];[.$DK21];[.$DQ21];[.$DW21];[.$EC21];[.$EI21];[.$EO21];[.$EU21];[.$FA21];[.$FG21];[.$FM21];[.$FS21];[.$FY21];[.$GE21];[.$GK21];[.$GQ21];[.$GW21];[.$HC21];[.$HI21];[.$HO21];[.$HU21];[.$IA21];[.$IG21])" office:value-type="float"/>
          <table:table-cell table:formula="of:=MEDIAN([.$C21];[.$H21];[.$N21];[.$T21];[.$Z21];[.$AF21];[.$AL21];[.$AR21];[.$AX21];[.$BD21];[.$BJ21];[.$BP21];[.$BV21];[.$CB21];[.$CH21];[.$CN21];[.$CT21];[.$CZ21];[.$DF21];[.$DL21];[.$DR21];[.$DX21];[.$ED21];[.$EJ21];[.$EP21];[.$EV21];[.$FB21];[.$FH21];[.$FN21];[.$FT21];[.$FZ21];[.$GF21];[.$GL21];[.$GR21];[.$GX21];[.$HD21];[.$HJ21];[.$HP21];[.$HV21];[.$IB21];[.$IH21])" office:value-type="float"/>
          <table:table-cell table:formula="of:=MEDIAN([.$D21];[.$I21];[.$O21];[.$U21];[.$AA21];[.$AG21];[.$AM21];[.$AS21];[.$AY21];[.$BE21];[.$BK21];[.$BQ21];[.$BW21];[.$CC21];[.$CI21];[.$CO21];[.$CU21];[.$DA21];[.$DG21];[.$DM21];[.$DS21];[.$DY21];[.$EE21];[.$EK21];[.$EQ21];[.$EW21];[.$FC21];[.$FI21];[.$FO21];[.$FU21];[.$GA21];[.$GG21];[.$GM21];[.$GS21];[.$GY21];[.$HE21];[.$HK21];[.$HQ21];[.$HW21];[.$IC21];[.$II21])" office:value-type="float"/>
          <table:table-cell table:formula="of:=MEDIAN([.$E21];[.$J21];[.$P21];[.$V21];[.$AB21];[.$AH21];[.$AN21];[.$AT21];[.$AZ21];[.$BF21];[.$BL21];[.$BR21];[.$BX21];[.$CD21];[.$CJ21];[.$CP21];[.$CV21];[.$DB21];[.$DH21];[.$DN21];[.$DT21];[.$DZ21];[.$EF21];[.$EL21];[.$ER21];[.$EX21];[.$FD21];[.$FJ21];[.$FP21];[.$FV21];[.$GB21];[.$GH21];[.$GN21];[.$GT21];[.$GZ21];[.$HF21];[.$HL21];[.$HR21];[.$HX21];[.$ID21];[.$IJ21])" office:value-type="float"/>
          <table:table-cell table:formula="of:=MEDIAN([.$K21];[.$Q21];[.$W21];[.$AC21];[.$AI21];[.$AO21];[.$AU21];[.$BA21];[.$BG21];[.$BM21];[.$BS21];[.$BY21];[.$CE21];[.$CK21];[.$CQ21];[.$CW21];[.$DC21];[.$DI21];[.$DO21];[.$DU21];[.$EA21];[.$EG21];[.$EM21];[.$ES21];[.$EY21];[.$FE21];[.$FK21];[.$FQ21];[.$FW21];[.$GC21];[.$GI21];[.$GO21];[.$GU21];[.$HA21];[.$HG21];[.$HM21];[.$HS21];[.$HY21];[.$IE21];[.$IK21])" office:value-type="float"/>
          <table:table-cell table:formula="of:=MEDIAN([.$F21];[.$L21];[.$R21];[.$X21];[.$AD21];[.$AJ21];[.$AP21];[.$AV21];[.$BB21];[.$BH21];[.$BN21];[.$BT21];[.$BZ21];[.$CF21];[.$CL21];[.$CR21];[.$CX21];[.$DD21];[.$DJ21];[.$DP21];[.$DV21];[.$EB21];[.$EH21];[.$EN21];[.$ET21];[.$EZ21];[.$FF21];[.$FL21];[.$FR21];[.$FX21];[.$GD21];[.$GJ21];[.$GP21];[.$GV21];[.$HB21];[.$HH21];[.$HN21];[.$HT21];[.$HZ21];[.$IF21];[.$IL21])" office:value-type="float"/>
          <table:table-cell table:formula="of:=MAX([.$B21];[.$G21];[.$M21];[.$S21];[.$Y21];[.$AE21];[.$AK21];[.$AQ21];[.$AW21];[.$BC21];[.$BI21];[.$BO21];[.$BU21];[.$CA21];[.$CG21];[.$CM21];[.$CS21];[.$CY21];[.$DE21];[.$DK21];[.$DQ21];[.$DW21];[.$EC21];[.$EI21];[.$EO21];[.$EU21];[.$FA21];[.$FG21];[.$FM21];[.$FS21];[.$FY21];[.$GE21];[.$GK21];[.$GQ21];[.$GW21];[.$HC21];[.$HI21];[.$HO21];[.$HU21];[.$IA21];[.$IG21])" office:value-type="float"/>
          <table:table-cell table:formula="of:=MAX([.$C21];[.$H21];[.$N21];[.$T21];[.$Z21];[.$AF21];[.$AL21];[.$AR21];[.$AX21];[.$BD21];[.$BJ21];[.$BP21];[.$BV21];[.$CB21];[.$CH21];[.$CN21];[.$CT21];[.$CZ21];[.$DF21];[.$DL21];[.$DR21];[.$DX21];[.$ED21];[.$EJ21];[.$EP21];[.$EV21];[.$FB21];[.$FH21];[.$FN21];[.$FT21];[.$FZ21];[.$GF21];[.$GL21];[.$GR21];[.$GX21];[.$HD21];[.$HJ21];[.$HP21];[.$HV21];[.$IB21];[.$IH21])" office:value-type="float"/>
          <table:table-cell table:formula="of:=MAX([.$D21];[.$I21];[.$O21];[.$U21];[.$AA21];[.$AG21];[.$AM21];[.$AS21];[.$AY21];[.$BE21];[.$BK21];[.$BQ21];[.$BW21];[.$CC21];[.$CI21];[.$CO21];[.$CU21];[.$DA21];[.$DG21];[.$DM21];[.$DS21];[.$DY21];[.$EE21];[.$EK21];[.$EQ21];[.$EW21];[.$FC21];[.$FI21];[.$FO21];[.$FU21];[.$GA21];[.$GG21];[.$GM21];[.$GS21];[.$GY21];[.$HE21];[.$HK21];[.$HQ21];[.$HW21];[.$IC21];[.$II21])" office:value-type="float"/>
          <table:table-cell table:formula="of:=MAX([.$E21];[.$J21];[.$P21];[.$V21];[.$AB21];[.$AH21];[.$AN21];[.$AT21];[.$AZ21];[.$BF21];[.$BL21];[.$BR21];[.$BX21];[.$CD21];[.$CJ21];[.$CP21];[.$CV21];[.$DB21];[.$DH21];[.$DN21];[.$DT21];[.$DZ21];[.$EF21];[.$EL21];[.$ER21];[.$EX21];[.$FD21];[.$FJ21];[.$FP21];[.$FV21];[.$GB21];[.$GH21];[.$GN21];[.$GT21];[.$GZ21];[.$HF21];[.$HL21];[.$HR21];[.$HX21];[.$ID21];[.$IJ21])" office:value-type="float"/>
          <table:table-cell table:formula="of:=MAX([.$K21];[.$Q21];[.$W21];[.$AC21];[.$AI21];[.$AO21];[.$AU21];[.$BA21];[.$BG21];[.$BM21];[.$BS21];[.$BY21];[.$CE21];[.$CK21];[.$CQ21];[.$CW21];[.$DC21];[.$DI21];[.$DO21];[.$DU21];[.$EA21];[.$EG21];[.$EM21];[.$ES21];[.$EY21];[.$FE21];[.$FK21];[.$FQ21];[.$FW21];[.$GC21];[.$GI21];[.$GO21];[.$GU21];[.$HA21];[.$HG21];[.$HM21];[.$HS21];[.$HY21];[.$IE21];[.$IK21])" office:value-type="float"/>
          <table:table-cell table:formula="of:=MAX([.$F21];[.$L21];[.$R21];[.$X21];[.$AD21];[.$AJ21];[.$AP21];[.$AV21];[.$BB21];[.$BH21];[.$BN21];[.$BT21];[.$BZ21];[.$CF21];[.$CL21];[.$CR21];[.$CX21];[.$DD21];[.$DJ21];[.$DP21];[.$DV21];[.$EB21];[.$EH21];[.$EN21];[.$ET21];[.$EZ21];[.$FF21];[.$FL21];[.$FR21];[.$FX21];[.$GD21];[.$GJ21];[.$GP21];[.$GV21];[.$HB21];[.$HH21];[.$HN21];[.$HT21];[.$HZ21];[.$IF21];[.$IL21])" office:value-type="float"/>
        </table:table-row>
        <table:table-row table:style-name="ro1">
          <table:table-cell office:value-type="string">
            <text:p>./laby_16_16_14.lp</text:p>
          </table:table-cell>
          <table:table-cell office:value-type="float" office:value="600.0"/>
          <table:table-cell office:value-type="float" office:value="1.0"/>
          <table:table-cell office:value-type="float" office:value="406596.0"/>
          <table:table-cell office:value-type="float" office:value="115027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89258.0"/>
          <table:table-cell office:value-type="float" office:value="1123285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23550.0"/>
          <table:table-cell office:value-type="float" office:value="1011725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14122.0"/>
          <table:table-cell office:value-type="float" office:value="1161659.0"/>
          <table:table-cell office:value-type="float" office:value="206603.0"/>
          <table:table-cell office:value-type="float" office:value="-1.0"/>
          <table:table-cell office:value-type="float" office:value="102.265"/>
          <table:table-cell table:style-name="cellBest" office:value-type="float" office:value="0.0"/>
          <table:table-cell office:value-type="float" office:value="79633.0"/>
          <table:table-cell office:value-type="float" office:value="456834.0"/>
          <table:table-cell office:value-type="float" office:value="59285.0"/>
          <table:table-cell office:value-type="float" office:value="1.0"/>
          <table:table-cell office:value-type="float" office:value="52.8229"/>
          <table:table-cell table:style-name="cellBest" office:value-type="float" office:value="0.0"/>
          <table:table-cell office:value-type="float" office:value="38622.0"/>
          <table:table-cell office:value-type="float" office:value="155534.0"/>
          <table:table-cell office:value-type="float" office:value="13161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06452.0"/>
          <table:table-cell office:value-type="float" office:value="810685.0"/>
          <table:table-cell office:value-type="float" office:value="26411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83876.0"/>
          <table:table-cell office:value-type="float" office:value="558418.0"/>
          <table:table-cell office:value-type="float" office:value="29832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78114.0"/>
          <table:table-cell office:value-type="float" office:value="340048.0"/>
          <table:table-cell office:value-type="float" office:value="21315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4557.0"/>
          <table:table-cell office:value-type="float" office:value="510369.0"/>
          <table:table-cell office:value-type="float" office:value="18594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75673.0"/>
          <table:table-cell office:value-type="float" office:value="1246996.0"/>
          <table:table-cell office:value-type="float" office:value="25144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79902.0"/>
          <table:table-cell office:value-type="float" office:value="1357142.0"/>
          <table:table-cell office:value-type="float" office:value="23155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41036.0"/>
          <table:table-cell office:value-type="float" office:value="1170228.0"/>
          <table:table-cell office:value-type="float" office:value="222545.0"/>
          <table:table-cell office:value-type="float" office:value="-1.0"/>
          <table:table-cell office:value-type="float" office:value="177.136"/>
          <table:table-cell table:style-name="cellBest" office:value-type="float" office:value="0.0"/>
          <table:table-cell office:value-type="float" office:value="106435.0"/>
          <table:table-cell office:value-type="float" office:value="319722.0"/>
          <table:table-cell office:value-type="float" office:value="69928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56407.0"/>
          <table:table-cell office:value-type="float" office:value="89030.0"/>
          <table:table-cell office:value-type="float" office:value="8903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99751.0"/>
          <table:table-cell office:value-type="float" office:value="1621747.0"/>
          <table:table-cell table:style-name="cellBest" office:value-type="float" office:value="0.0"/>
          <table:table-cell office:value-type="float" office:value="-1.0"/>
          <table:table-cell table:style-name="cellBest" office:value-type="float" office:value="4.80792"/>
          <table:table-cell table:style-name="cellBest" office:value-type="float" office:value="0.0"/>
          <table:table-cell table:style-name="cellBest" office:value-type="float" office:value="1867.0"/>
          <table:table-cell table:style-name="cellBest" office:value-type="float" office:value="20759.0"/>
          <table:table-cell office:value-type="float" office:value="6986.0"/>
          <table:table-cell office:value-type="float" office:value="1.0"/>
          <table:table-cell office:value-type="float" office:value="600.0"/>
          <table:table-cell office:value-type="float" office:value="1.0"/>
          <table:table-cell table:style-name="cellWorst" office:value-type="float" office:value="581439.0"/>
          <table:table-cell office:value-type="float" office:value="1640158.0"/>
          <table:table-cell office:value-type="float" office:value="24952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34778.0"/>
          <table:table-cell office:value-type="float" office:value="189527.0"/>
          <table:table-cell office:value-type="float" office:value="18952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41563.0"/>
          <table:table-cell office:value-type="float" office:value="989701.0"/>
          <table:table-cell office:value-type="float" office:value="21418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71941.0"/>
          <table:table-cell office:value-type="float" office:value="923580.0"/>
          <table:table-cell office:value-type="float" office:value="20267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3910.0"/>
          <table:table-cell office:value-type="float" office:value="319766.0"/>
          <table:table-cell office:value-type="float" office:value="21064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56335.0"/>
          <table:table-cell office:value-type="float" office:value="1070011.0"/>
          <table:table-cell office:value-type="float" office:value="18760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92392.0"/>
          <table:table-cell office:value-type="float" office:value="1043875.0"/>
          <table:table-cell office:value-type="float" office:value="11511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532311.0"/>
          <table:table-cell office:value-type="float" office:value="1784588.0"/>
          <table:table-cell office:value-type="float" office:value="302965.0"/>
          <table:table-cell office:value-type="float" office:value="-1.0"/>
          <table:table-cell office:value-type="float" office:value="588.0"/>
          <table:table-cell table:style-name="cellBest" office:value-type="float" office:value="0.0"/>
          <table:table-cell office:value-type="float" office:value="424836.0"/>
          <table:table-cell office:value-type="float" office:value="911648.0"/>
          <table:table-cell office:value-type="float" office:value="492941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420980.0"/>
          <table:table-cell office:value-type="float" office:value="717662.0"/>
          <table:table-cell office:value-type="float" office:value="66464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90640.0"/>
          <table:table-cell office:value-type="float" office:value="656197.0"/>
          <table:table-cell office:value-type="float" office:value="63722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74481.0"/>
          <table:table-cell office:value-type="float" office:value="700056.0"/>
          <table:table-cell office:value-type="float" office:value="66661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77449.0"/>
          <table:table-cell office:value-type="float" office:value="1285398.0"/>
          <table:table-cell office:value-type="float" office:value="9992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08040.0"/>
          <table:table-cell office:value-type="float" office:value="1228057.0"/>
          <table:table-cell office:value-type="float" office:value="10861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52514.0"/>
          <table:table-cell office:value-type="float" office:value="878084.0"/>
          <table:table-cell office:value-type="float" office:value="8889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17966.0"/>
          <table:table-cell office:value-type="float" office:value="820314.0"/>
          <table:table-cell office:value-type="float" office:value="8376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52316.0"/>
          <table:table-cell office:value-type="float" office:value="649658.0"/>
          <table:table-cell office:value-type="float" office:value="64965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04724.0"/>
          <table:table-cell office:value-type="float" office:value="1461885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14293.0"/>
          <table:table-cell office:value-type="float" office:value="774551.0"/>
          <table:table-cell office:value-type="float" office:value="722214.0"/>
          <table:table-cell office:value-type="float" office:value="-1.0"/>
          <table:table-cell office:value-type="float" office:value="278.123"/>
          <table:table-cell table:style-name="cellBest" office:value-type="float" office:value="0.0"/>
          <table:table-cell office:value-type="float" office:value="164629.0"/>
          <table:table-cell office:value-type="float" office:value="618436.0"/>
          <table:table-cell office:value-type="float" office:value="80843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70508.0"/>
          <table:table-cell table:style-name="cellWorst" office:value-type="float" office:value="9325838.0"/>
          <table:table-cell table:style-name="cellWorst" office:value-type="float" office:value="932583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508997.0"/>
          <table:table-cell office:value-type="float" office:value="1118158.0"/>
          <table:table-cell office:value-type="float" office:value="35629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51682.0"/>
          <table:table-cell office:value-type="float" office:value="768716.0"/>
          <table:table-cell office:value-type="float" office:value="12567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00362.0"/>
          <table:table-cell office:value-type="float" office:value="571030.0"/>
          <table:table-cell office:value-type="float" office:value="420113.0"/>
          <table:table-cell office:value-type="float" office:value="-1.0"/>
          <table:table-cell table:formula="of:=MIN([.$B22];[.$G22];[.$M22];[.$S22];[.$Y22];[.$AE22];[.$AK22];[.$AQ22];[.$AW22];[.$BC22];[.$BI22];[.$BO22];[.$BU22];[.$CA22];[.$CG22];[.$CM22];[.$CS22];[.$CY22];[.$DE22];[.$DK22];[.$DQ22];[.$DW22];[.$EC22];[.$EI22];[.$EO22];[.$EU22];[.$FA22];[.$FG22];[.$FM22];[.$FS22];[.$FY22];[.$GE22];[.$GK22];[.$GQ22];[.$GW22];[.$HC22];[.$HI22];[.$HO22];[.$HU22];[.$IA22];[.$IG22])" office:value-type="float"/>
          <table:table-cell table:formula="of:=MIN([.$C22];[.$H22];[.$N22];[.$T22];[.$Z22];[.$AF22];[.$AL22];[.$AR22];[.$AX22];[.$BD22];[.$BJ22];[.$BP22];[.$BV22];[.$CB22];[.$CH22];[.$CN22];[.$CT22];[.$CZ22];[.$DF22];[.$DL22];[.$DR22];[.$DX22];[.$ED22];[.$EJ22];[.$EP22];[.$EV22];[.$FB22];[.$FH22];[.$FN22];[.$FT22];[.$FZ22];[.$GF22];[.$GL22];[.$GR22];[.$GX22];[.$HD22];[.$HJ22];[.$HP22];[.$HV22];[.$IB22];[.$IH22])" office:value-type="float"/>
          <table:table-cell table:formula="of:=MIN([.$D22];[.$I22];[.$O22];[.$U22];[.$AA22];[.$AG22];[.$AM22];[.$AS22];[.$AY22];[.$BE22];[.$BK22];[.$BQ22];[.$BW22];[.$CC22];[.$CI22];[.$CO22];[.$CU22];[.$DA22];[.$DG22];[.$DM22];[.$DS22];[.$DY22];[.$EE22];[.$EK22];[.$EQ22];[.$EW22];[.$FC22];[.$FI22];[.$FO22];[.$FU22];[.$GA22];[.$GG22];[.$GM22];[.$GS22];[.$GY22];[.$HE22];[.$HK22];[.$HQ22];[.$HW22];[.$IC22];[.$II22])" office:value-type="float"/>
          <table:table-cell table:formula="of:=MIN([.$E22];[.$J22];[.$P22];[.$V22];[.$AB22];[.$AH22];[.$AN22];[.$AT22];[.$AZ22];[.$BF22];[.$BL22];[.$BR22];[.$BX22];[.$CD22];[.$CJ22];[.$CP22];[.$CV22];[.$DB22];[.$DH22];[.$DN22];[.$DT22];[.$DZ22];[.$EF22];[.$EL22];[.$ER22];[.$EX22];[.$FD22];[.$FJ22];[.$FP22];[.$FV22];[.$GB22];[.$GH22];[.$GN22];[.$GT22];[.$GZ22];[.$HF22];[.$HL22];[.$HR22];[.$HX22];[.$ID22];[.$IJ22])" office:value-type="float"/>
          <table:table-cell table:formula="of:=MIN([.$K22];[.$Q22];[.$W22];[.$AC22];[.$AI22];[.$AO22];[.$AU22];[.$BA22];[.$BG22];[.$BM22];[.$BS22];[.$BY22];[.$CE22];[.$CK22];[.$CQ22];[.$CW22];[.$DC22];[.$DI22];[.$DO22];[.$DU22];[.$EA22];[.$EG22];[.$EM22];[.$ES22];[.$EY22];[.$FE22];[.$FK22];[.$FQ22];[.$FW22];[.$GC22];[.$GI22];[.$GO22];[.$GU22];[.$HA22];[.$HG22];[.$HM22];[.$HS22];[.$HY22];[.$IE22];[.$IK22])" office:value-type="float"/>
          <table:table-cell table:formula="of:=MIN([.$F22];[.$L22];[.$R22];[.$X22];[.$AD22];[.$AJ22];[.$AP22];[.$AV22];[.$BB22];[.$BH22];[.$BN22];[.$BT22];[.$BZ22];[.$CF22];[.$CL22];[.$CR22];[.$CX22];[.$DD22];[.$DJ22];[.$DP22];[.$DV22];[.$EB22];[.$EH22];[.$EN22];[.$ET22];[.$EZ22];[.$FF22];[.$FL22];[.$FR22];[.$FX22];[.$GD22];[.$GJ22];[.$GP22];[.$GV22];[.$HB22];[.$HH22];[.$HN22];[.$HT22];[.$HZ22];[.$IF22];[.$IL22])" office:value-type="float"/>
          <table:table-cell table:formula="of:=MEDIAN([.$B22];[.$G22];[.$M22];[.$S22];[.$Y22];[.$AE22];[.$AK22];[.$AQ22];[.$AW22];[.$BC22];[.$BI22];[.$BO22];[.$BU22];[.$CA22];[.$CG22];[.$CM22];[.$CS22];[.$CY22];[.$DE22];[.$DK22];[.$DQ22];[.$DW22];[.$EC22];[.$EI22];[.$EO22];[.$EU22];[.$FA22];[.$FG22];[.$FM22];[.$FS22];[.$FY22];[.$GE22];[.$GK22];[.$GQ22];[.$GW22];[.$HC22];[.$HI22];[.$HO22];[.$HU22];[.$IA22];[.$IG22])" office:value-type="float"/>
          <table:table-cell table:formula="of:=MEDIAN([.$C22];[.$H22];[.$N22];[.$T22];[.$Z22];[.$AF22];[.$AL22];[.$AR22];[.$AX22];[.$BD22];[.$BJ22];[.$BP22];[.$BV22];[.$CB22];[.$CH22];[.$CN22];[.$CT22];[.$CZ22];[.$DF22];[.$DL22];[.$DR22];[.$DX22];[.$ED22];[.$EJ22];[.$EP22];[.$EV22];[.$FB22];[.$FH22];[.$FN22];[.$FT22];[.$FZ22];[.$GF22];[.$GL22];[.$GR22];[.$GX22];[.$HD22];[.$HJ22];[.$HP22];[.$HV22];[.$IB22];[.$IH22])" office:value-type="float"/>
          <table:table-cell table:formula="of:=MEDIAN([.$D22];[.$I22];[.$O22];[.$U22];[.$AA22];[.$AG22];[.$AM22];[.$AS22];[.$AY22];[.$BE22];[.$BK22];[.$BQ22];[.$BW22];[.$CC22];[.$CI22];[.$CO22];[.$CU22];[.$DA22];[.$DG22];[.$DM22];[.$DS22];[.$DY22];[.$EE22];[.$EK22];[.$EQ22];[.$EW22];[.$FC22];[.$FI22];[.$FO22];[.$FU22];[.$GA22];[.$GG22];[.$GM22];[.$GS22];[.$GY22];[.$HE22];[.$HK22];[.$HQ22];[.$HW22];[.$IC22];[.$II22])" office:value-type="float"/>
          <table:table-cell table:formula="of:=MEDIAN([.$E22];[.$J22];[.$P22];[.$V22];[.$AB22];[.$AH22];[.$AN22];[.$AT22];[.$AZ22];[.$BF22];[.$BL22];[.$BR22];[.$BX22];[.$CD22];[.$CJ22];[.$CP22];[.$CV22];[.$DB22];[.$DH22];[.$DN22];[.$DT22];[.$DZ22];[.$EF22];[.$EL22];[.$ER22];[.$EX22];[.$FD22];[.$FJ22];[.$FP22];[.$FV22];[.$GB22];[.$GH22];[.$GN22];[.$GT22];[.$GZ22];[.$HF22];[.$HL22];[.$HR22];[.$HX22];[.$ID22];[.$IJ22])" office:value-type="float"/>
          <table:table-cell table:formula="of:=MEDIAN([.$K22];[.$Q22];[.$W22];[.$AC22];[.$AI22];[.$AO22];[.$AU22];[.$BA22];[.$BG22];[.$BM22];[.$BS22];[.$BY22];[.$CE22];[.$CK22];[.$CQ22];[.$CW22];[.$DC22];[.$DI22];[.$DO22];[.$DU22];[.$EA22];[.$EG22];[.$EM22];[.$ES22];[.$EY22];[.$FE22];[.$FK22];[.$FQ22];[.$FW22];[.$GC22];[.$GI22];[.$GO22];[.$GU22];[.$HA22];[.$HG22];[.$HM22];[.$HS22];[.$HY22];[.$IE22];[.$IK22])" office:value-type="float"/>
          <table:table-cell table:formula="of:=MEDIAN([.$F22];[.$L22];[.$R22];[.$X22];[.$AD22];[.$AJ22];[.$AP22];[.$AV22];[.$BB22];[.$BH22];[.$BN22];[.$BT22];[.$BZ22];[.$CF22];[.$CL22];[.$CR22];[.$CX22];[.$DD22];[.$DJ22];[.$DP22];[.$DV22];[.$EB22];[.$EH22];[.$EN22];[.$ET22];[.$EZ22];[.$FF22];[.$FL22];[.$FR22];[.$FX22];[.$GD22];[.$GJ22];[.$GP22];[.$GV22];[.$HB22];[.$HH22];[.$HN22];[.$HT22];[.$HZ22];[.$IF22];[.$IL22])" office:value-type="float"/>
          <table:table-cell table:formula="of:=MAX([.$B22];[.$G22];[.$M22];[.$S22];[.$Y22];[.$AE22];[.$AK22];[.$AQ22];[.$AW22];[.$BC22];[.$BI22];[.$BO22];[.$BU22];[.$CA22];[.$CG22];[.$CM22];[.$CS22];[.$CY22];[.$DE22];[.$DK22];[.$DQ22];[.$DW22];[.$EC22];[.$EI22];[.$EO22];[.$EU22];[.$FA22];[.$FG22];[.$FM22];[.$FS22];[.$FY22];[.$GE22];[.$GK22];[.$GQ22];[.$GW22];[.$HC22];[.$HI22];[.$HO22];[.$HU22];[.$IA22];[.$IG22])" office:value-type="float"/>
          <table:table-cell table:formula="of:=MAX([.$C22];[.$H22];[.$N22];[.$T22];[.$Z22];[.$AF22];[.$AL22];[.$AR22];[.$AX22];[.$BD22];[.$BJ22];[.$BP22];[.$BV22];[.$CB22];[.$CH22];[.$CN22];[.$CT22];[.$CZ22];[.$DF22];[.$DL22];[.$DR22];[.$DX22];[.$ED22];[.$EJ22];[.$EP22];[.$EV22];[.$FB22];[.$FH22];[.$FN22];[.$FT22];[.$FZ22];[.$GF22];[.$GL22];[.$GR22];[.$GX22];[.$HD22];[.$HJ22];[.$HP22];[.$HV22];[.$IB22];[.$IH22])" office:value-type="float"/>
          <table:table-cell table:formula="of:=MAX([.$D22];[.$I22];[.$O22];[.$U22];[.$AA22];[.$AG22];[.$AM22];[.$AS22];[.$AY22];[.$BE22];[.$BK22];[.$BQ22];[.$BW22];[.$CC22];[.$CI22];[.$CO22];[.$CU22];[.$DA22];[.$DG22];[.$DM22];[.$DS22];[.$DY22];[.$EE22];[.$EK22];[.$EQ22];[.$EW22];[.$FC22];[.$FI22];[.$FO22];[.$FU22];[.$GA22];[.$GG22];[.$GM22];[.$GS22];[.$GY22];[.$HE22];[.$HK22];[.$HQ22];[.$HW22];[.$IC22];[.$II22])" office:value-type="float"/>
          <table:table-cell table:formula="of:=MAX([.$E22];[.$J22];[.$P22];[.$V22];[.$AB22];[.$AH22];[.$AN22];[.$AT22];[.$AZ22];[.$BF22];[.$BL22];[.$BR22];[.$BX22];[.$CD22];[.$CJ22];[.$CP22];[.$CV22];[.$DB22];[.$DH22];[.$DN22];[.$DT22];[.$DZ22];[.$EF22];[.$EL22];[.$ER22];[.$EX22];[.$FD22];[.$FJ22];[.$FP22];[.$FV22];[.$GB22];[.$GH22];[.$GN22];[.$GT22];[.$GZ22];[.$HF22];[.$HL22];[.$HR22];[.$HX22];[.$ID22];[.$IJ22])" office:value-type="float"/>
          <table:table-cell table:formula="of:=MAX([.$K22];[.$Q22];[.$W22];[.$AC22];[.$AI22];[.$AO22];[.$AU22];[.$BA22];[.$BG22];[.$BM22];[.$BS22];[.$BY22];[.$CE22];[.$CK22];[.$CQ22];[.$CW22];[.$DC22];[.$DI22];[.$DO22];[.$DU22];[.$EA22];[.$EG22];[.$EM22];[.$ES22];[.$EY22];[.$FE22];[.$FK22];[.$FQ22];[.$FW22];[.$GC22];[.$GI22];[.$GO22];[.$GU22];[.$HA22];[.$HG22];[.$HM22];[.$HS22];[.$HY22];[.$IE22];[.$IK22])" office:value-type="float"/>
          <table:table-cell table:formula="of:=MAX([.$F22];[.$L22];[.$R22];[.$X22];[.$AD22];[.$AJ22];[.$AP22];[.$AV22];[.$BB22];[.$BH22];[.$BN22];[.$BT22];[.$BZ22];[.$CF22];[.$CL22];[.$CR22];[.$CX22];[.$DD22];[.$DJ22];[.$DP22];[.$DV22];[.$EB22];[.$EH22];[.$EN22];[.$ET22];[.$EZ22];[.$FF22];[.$FL22];[.$FR22];[.$FX22];[.$GD22];[.$GJ22];[.$GP22];[.$GV22];[.$HB22];[.$HH22];[.$HN22];[.$HT22];[.$HZ22];[.$IF22];[.$IL22])" office:value-type="float"/>
        </table:table-row>
        <table:table-row table:style-name="ro1">
          <table:table-cell office:value-type="string">
            <text:p>./laby_16_16_15.lp</text:p>
          </table:table-cell>
          <table:table-cell office:value-type="float" office:value="2.47156"/>
          <table:table-cell office:value-type="float" office:value="0.0"/>
          <table:table-cell office:value-type="float" office:value="1032.0"/>
          <table:table-cell office:value-type="float" office:value="9236.0"/>
          <table:table-cell office:value-type="float" office:value="1.0"/>
          <table:table-cell office:value-type="float" office:value="3.29366"/>
          <table:table-cell office:value-type="float" office:value="0.0"/>
          <table:table-cell office:value-type="float" office:value="1032.0"/>
          <table:table-cell office:value-type="float" office:value="9236.0"/>
          <table:table-cell table:style-name="cellBest" office:value-type="float" office:value="0.0"/>
          <table:table-cell office:value-type="float" office:value="1.0"/>
          <table:table-cell office:value-type="float" office:value="2.60447"/>
          <table:table-cell office:value-type="float" office:value="0.0"/>
          <table:table-cell office:value-type="float" office:value="1032.0"/>
          <table:table-cell office:value-type="float" office:value="9236.0"/>
          <table:table-cell table:style-name="cellBest" office:value-type="float" office:value="0.0"/>
          <table:table-cell office:value-type="float" office:value="1.0"/>
          <table:table-cell office:value-type="float" office:value="2.46189"/>
          <table:table-cell office:value-type="float" office:value="0.0"/>
          <table:table-cell office:value-type="float" office:value="1032.0"/>
          <table:table-cell office:value-type="float" office:value="9236.0"/>
          <table:table-cell office:value-type="float" office:value="3224.0"/>
          <table:table-cell office:value-type="float" office:value="1.0"/>
          <table:table-cell office:value-type="float" office:value="91.685"/>
          <table:table-cell office:value-type="float" office:value="0.0"/>
          <table:table-cell office:value-type="float" office:value="57122.0"/>
          <table:table-cell office:value-type="float" office:value="429705.0"/>
          <table:table-cell office:value-type="float" office:value="40410.0"/>
          <table:table-cell office:value-type="float" office:value="1.0"/>
          <table:table-cell office:value-type="float" office:value="3.71011"/>
          <table:table-cell office:value-type="float" office:value="0.0"/>
          <table:table-cell office:value-type="float" office:value="893.0"/>
          <table:table-cell office:value-type="float" office:value="2860.0"/>
          <table:table-cell office:value-type="float" office:value="547.0"/>
          <table:table-cell office:value-type="float" office:value="1.0"/>
          <table:table-cell office:value-type="float" office:value="9.4561"/>
          <table:table-cell office:value-type="float" office:value="0.0"/>
          <table:table-cell office:value-type="float" office:value="4205.0"/>
          <table:table-cell office:value-type="float" office:value="46570.0"/>
          <table:table-cell office:value-type="float" office:value="8877.0"/>
          <table:table-cell office:value-type="float" office:value="1.0"/>
          <table:table-cell office:value-type="float" office:value="91.0078"/>
          <table:table-cell office:value-type="float" office:value="0.0"/>
          <table:table-cell office:value-type="float" office:value="58468.0"/>
          <table:table-cell office:value-type="float" office:value="210582.0"/>
          <table:table-cell office:value-type="float" office:value="65742.0"/>
          <table:table-cell office:value-type="float" office:value="1.0"/>
          <table:table-cell office:value-type="float" office:value="13.2136"/>
          <table:table-cell office:value-type="float" office:value="0.0"/>
          <table:table-cell office:value-type="float" office:value="7364.0"/>
          <table:table-cell office:value-type="float" office:value="74127.0"/>
          <table:table-cell office:value-type="float" office:value="12904.0"/>
          <table:table-cell office:value-type="float" office:value="1.0"/>
          <table:table-cell office:value-type="float" office:value="22.8255"/>
          <table:table-cell office:value-type="float" office:value="0.0"/>
          <table:table-cell office:value-type="float" office:value="14128.0"/>
          <table:table-cell office:value-type="float" office:value="284168.0"/>
          <table:table-cell office:value-type="float" office:value="18736.0"/>
          <table:table-cell office:value-type="float" office:value="1.0"/>
          <table:table-cell office:value-type="float" office:value="22.4549"/>
          <table:table-cell office:value-type="float" office:value="0.0"/>
          <table:table-cell office:value-type="float" office:value="19297.0"/>
          <table:table-cell office:value-type="float" office:value="163375.0"/>
          <table:table-cell office:value-type="float" office:value="18423.0"/>
          <table:table-cell office:value-type="float" office:value="1.0"/>
          <table:table-cell table:style-name="cellBest" office:value-type="float" office:value="1.34777"/>
          <table:table-cell office:value-type="float" office:value="0.0"/>
          <table:table-cell table:style-name="cellBest" office:value-type="float" office:value="153.0"/>
          <table:table-cell table:style-name="cellBest" office:value-type="float" office:value="1965.0"/>
          <table:table-cell office:value-type="float" office:value="1926.0"/>
          <table:table-cell office:value-type="float" office:value="1.0"/>
          <table:table-cell office:value-type="float" office:value="2.36583"/>
          <table:table-cell office:value-type="float" office:value="0.0"/>
          <table:table-cell office:value-type="float" office:value="737.0"/>
          <table:table-cell office:value-type="float" office:value="15911.0"/>
          <table:table-cell office:value-type="float" office:value="2849.0"/>
          <table:table-cell office:value-type="float" office:value="1.0"/>
          <table:table-cell office:value-type="float" office:value="7.83787"/>
          <table:table-cell office:value-type="float" office:value="0.0"/>
          <table:table-cell office:value-type="float" office:value="2852.0"/>
          <table:table-cell office:value-type="float" office:value="47129.0"/>
          <table:table-cell office:value-type="float" office:value="4729.0"/>
          <table:table-cell office:value-type="float" office:value="1.0"/>
          <table:table-cell office:value-type="float" office:value="9.25392"/>
          <table:table-cell office:value-type="float" office:value="0.0"/>
          <table:table-cell office:value-type="float" office:value="1952.0"/>
          <table:table-cell office:value-type="float" office:value="9343.0"/>
          <table:table-cell office:value-type="float" office:value="9343.0"/>
          <table:table-cell office:value-type="float" office:value="1.0"/>
          <table:table-cell office:value-type="float" office:value="23.354"/>
          <table:table-cell office:value-type="float" office:value="0.0"/>
          <table:table-cell office:value-type="float" office:value="6209.0"/>
          <table:table-cell office:value-type="float" office:value="833790.0"/>
          <table:table-cell table:style-name="cellBest" office:value-type="float" office:value="0.0"/>
          <table:table-cell office:value-type="float" office:value="1.0"/>
          <table:table-cell office:value-type="float" office:value="2.80539"/>
          <table:table-cell office:value-type="float" office:value="0.0"/>
          <table:table-cell office:value-type="float" office:value="790.0"/>
          <table:table-cell office:value-type="float" office:value="10170.0"/>
          <table:table-cell office:value-type="float" office:value="4319.0"/>
          <table:table-cell office:value-type="float" office:value="1.0"/>
          <table:table-cell office:value-type="float" office:value="29.9756"/>
          <table:table-cell office:value-type="float" office:value="0.0"/>
          <table:table-cell office:value-type="float" office:value="23473.0"/>
          <table:table-cell office:value-type="float" office:value="158114.0"/>
          <table:table-cell office:value-type="float" office:value="26047.0"/>
          <table:table-cell office:value-type="float" office:value="1.0"/>
          <table:table-cell office:value-type="float" office:value="13.2207"/>
          <table:table-cell office:value-type="float" office:value="0.0"/>
          <table:table-cell office:value-type="float" office:value="3553.0"/>
          <table:table-cell office:value-type="float" office:value="15090.0"/>
          <table:table-cell office:value-type="float" office:value="15090.0"/>
          <table:table-cell office:value-type="float" office:value="1.0"/>
          <table:table-cell office:value-type="float" office:value="16.4152"/>
          <table:table-cell office:value-type="float" office:value="0.0"/>
          <table:table-cell office:value-type="float" office:value="9014.0"/>
          <table:table-cell office:value-type="float" office:value="133821.0"/>
          <table:table-cell office:value-type="float" office:value="14855.0"/>
          <table:table-cell office:value-type="float" office:value="1.0"/>
          <table:table-cell office:value-type="float" office:value="3.74897"/>
          <table:table-cell office:value-type="float" office:value="0.0"/>
          <table:table-cell office:value-type="float" office:value="2655.0"/>
          <table:table-cell office:value-type="float" office:value="21270.0"/>
          <table:table-cell office:value-type="float" office:value="5667.0"/>
          <table:table-cell office:value-type="float" office:value="1.0"/>
          <table:table-cell office:value-type="float" office:value="64.4241"/>
          <table:table-cell office:value-type="float" office:value="0.0"/>
          <table:table-cell office:value-type="float" office:value="20883.0"/>
          <table:table-cell office:value-type="float" office:value="36949.0"/>
          <table:table-cell office:value-type="float" office:value="35367.0"/>
          <table:table-cell office:value-type="float" office:value="1.0"/>
          <table:table-cell office:value-type="float" office:value="2.72945"/>
          <table:table-cell office:value-type="float" office:value="0.0"/>
          <table:table-cell office:value-type="float" office:value="1032.0"/>
          <table:table-cell office:value-type="float" office:value="9236.0"/>
          <table:table-cell office:value-type="float" office:value="3224.0"/>
          <table:table-cell office:value-type="float" office:value="1.0"/>
          <table:table-cell office:value-type="float" office:value="2.76025"/>
          <table:table-cell office:value-type="float" office:value="0.0"/>
          <table:table-cell office:value-type="float" office:value="1364.0"/>
          <table:table-cell office:value-type="float" office:value="25611.0"/>
          <table:table-cell office:value-type="float" office:value="2486.0"/>
          <table:table-cell office:value-type="float" office:value="1.0"/>
          <table:table-cell office:value-type="float" office:value="3.39959"/>
          <table:table-cell office:value-type="float" office:value="0.0"/>
          <table:table-cell office:value-type="float" office:value="1530.0"/>
          <table:table-cell office:value-type="float" office:value="25893.0"/>
          <table:table-cell office:value-type="float" office:value="2690.0"/>
          <table:table-cell office:value-type="float" office:value="1.0"/>
          <table:table-cell office:value-type="float" office:value="2.22678"/>
          <table:table-cell office:value-type="float" office:value="0.0"/>
          <table:table-cell office:value-type="float" office:value="425.0"/>
          <table:table-cell office:value-type="float" office:value="4162.0"/>
          <table:table-cell office:value-type="float" office:value="797.0"/>
          <table:table-cell office:value-type="float" office:value="1.0"/>
          <table:table-cell office:value-type="float" office:value="8.14877"/>
          <table:table-cell office:value-type="float" office:value="0.0"/>
          <table:table-cell office:value-type="float" office:value="5147.0"/>
          <table:table-cell office:value-type="float" office:value="25549.0"/>
          <table:table-cell office:value-type="float" office:value="15261.0"/>
          <table:table-cell office:value-type="float" office:value="1.0"/>
          <table:table-cell office:value-type="float" office:value="82.6768"/>
          <table:table-cell office:value-type="float" office:value="0.0"/>
          <table:table-cell office:value-type="float" office:value="39924.0"/>
          <table:table-cell office:value-type="float" office:value="116907.0"/>
          <table:table-cell office:value-type="float" office:value="98304.0"/>
          <table:table-cell office:value-type="float" office:value="1.0"/>
          <table:table-cell office:value-type="float" office:value="2.41682"/>
          <table:table-cell office:value-type="float" office:value="0.0"/>
          <table:table-cell office:value-type="float" office:value="949.0"/>
          <table:table-cell office:value-type="float" office:value="7062.0"/>
          <table:table-cell office:value-type="float" office:value="3936.0"/>
          <table:table-cell office:value-type="float" office:value="1.0"/>
          <table:table-cell office:value-type="float" office:value="5.474"/>
          <table:table-cell office:value-type="float" office:value="0.0"/>
          <table:table-cell office:value-type="float" office:value="3043.0"/>
          <table:table-cell office:value-type="float" office:value="33456.0"/>
          <table:table-cell office:value-type="float" office:value="7108.0"/>
          <table:table-cell office:value-type="float" office:value="1.0"/>
          <table:table-cell office:value-type="float" office:value="4.53263"/>
          <table:table-cell office:value-type="float" office:value="0.0"/>
          <table:table-cell office:value-type="float" office:value="3356.0"/>
          <table:table-cell office:value-type="float" office:value="17723.0"/>
          <table:table-cell office:value-type="float" office:value="7924.0"/>
          <table:table-cell office:value-type="float" office:value="1.0"/>
          <table:table-cell office:value-type="float" office:value="2.21308"/>
          <table:table-cell office:value-type="float" office:value="0.0"/>
          <table:table-cell office:value-type="float" office:value="859.0"/>
          <table:table-cell office:value-type="float" office:value="11234.0"/>
          <table:table-cell office:value-type="float" office:value="7477.0"/>
          <table:table-cell office:value-type="float" office:value="1.0"/>
          <table:table-cell office:value-type="float" office:value="2.26348"/>
          <table:table-cell office:value-type="float" office:value="0.0"/>
          <table:table-cell office:value-type="float" office:value="859.0"/>
          <table:table-cell office:value-type="float" office:value="11234.0"/>
          <table:table-cell office:value-type="float" office:value="7477.0"/>
          <table:table-cell office:value-type="float" office:value="1.0"/>
          <table:table-cell office:value-type="float" office:value="12.3747"/>
          <table:table-cell office:value-type="float" office:value="0.0"/>
          <table:table-cell office:value-type="float" office:value="13027.0"/>
          <table:table-cell office:value-type="float" office:value="103001.0"/>
          <table:table-cell office:value-type="float" office:value="103001.0"/>
          <table:table-cell office:value-type="float" office:value="1.0"/>
          <table:table-cell office:value-type="float" office:value="4.1532"/>
          <table:table-cell office:value-type="float" office:value="0.0"/>
          <table:table-cell office:value-type="float" office:value="2123.0"/>
          <table:table-cell office:value-type="float" office:value="25916.0"/>
          <table:table-cell table:style-name="cellBest" office:value-type="float" office:value="0.0"/>
          <table:table-cell office:value-type="float" office:value="1.0"/>
          <table:table-cell office:value-type="float" office:value="31.7559"/>
          <table:table-cell office:value-type="float" office:value="0.0"/>
          <table:table-cell office:value-type="float" office:value="26153.0"/>
          <table:table-cell office:value-type="float" office:value="62769.0"/>
          <table:table-cell office:value-type="float" office:value="53701.0"/>
          <table:table-cell office:value-type="float" office:value="1.0"/>
          <table:table-cell office:value-type="float" office:value="1.87482"/>
          <table:table-cell office:value-type="float" office:value="0.0"/>
          <table:table-cell office:value-type="float" office:value="631.0"/>
          <table:table-cell office:value-type="float" office:value="92251.0"/>
          <table:table-cell office:value-type="float" office:value="4820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78036.0"/>
          <table:table-cell table:style-name="cellWorst" office:value-type="float" office:value="5100180.0"/>
          <table:table-cell table:style-name="cellWorst" office:value-type="float" office:value="5100180.0"/>
          <table:table-cell office:value-type="float" office:value="-1.0"/>
          <table:table-cell office:value-type="float" office:value="45.5773"/>
          <table:table-cell office:value-type="float" office:value="0.0"/>
          <table:table-cell office:value-type="float" office:value="30657.0"/>
          <table:table-cell office:value-type="float" office:value="237649.0"/>
          <table:table-cell office:value-type="float" office:value="66943.0"/>
          <table:table-cell office:value-type="float" office:value="1.0"/>
          <table:table-cell office:value-type="float" office:value="2.23292"/>
          <table:table-cell office:value-type="float" office:value="0.0"/>
          <table:table-cell office:value-type="float" office:value="1066.0"/>
          <table:table-cell office:value-type="float" office:value="14756.0"/>
          <table:table-cell office:value-type="float" office:value="6899.0"/>
          <table:table-cell office:value-type="float" office:value="1.0"/>
          <table:table-cell office:value-type="float" office:value="2.49664"/>
          <table:table-cell office:value-type="float" office:value="0.0"/>
          <table:table-cell office:value-type="float" office:value="1192.0"/>
          <table:table-cell office:value-type="float" office:value="10351.0"/>
          <table:table-cell office:value-type="float" office:value="10066.0"/>
          <table:table-cell office:value-type="float" office:value="1.0"/>
          <table:table-cell table:formula="of:=MIN([.$B23];[.$G23];[.$M23];[.$S23];[.$Y23];[.$AE23];[.$AK23];[.$AQ23];[.$AW23];[.$BC23];[.$BI23];[.$BO23];[.$BU23];[.$CA23];[.$CG23];[.$CM23];[.$CS23];[.$CY23];[.$DE23];[.$DK23];[.$DQ23];[.$DW23];[.$EC23];[.$EI23];[.$EO23];[.$EU23];[.$FA23];[.$FG23];[.$FM23];[.$FS23];[.$FY23];[.$GE23];[.$GK23];[.$GQ23];[.$GW23];[.$HC23];[.$HI23];[.$HO23];[.$HU23];[.$IA23];[.$IG23])" office:value-type="float"/>
          <table:table-cell table:formula="of:=MIN([.$C23];[.$H23];[.$N23];[.$T23];[.$Z23];[.$AF23];[.$AL23];[.$AR23];[.$AX23];[.$BD23];[.$BJ23];[.$BP23];[.$BV23];[.$CB23];[.$CH23];[.$CN23];[.$CT23];[.$CZ23];[.$DF23];[.$DL23];[.$DR23];[.$DX23];[.$ED23];[.$EJ23];[.$EP23];[.$EV23];[.$FB23];[.$FH23];[.$FN23];[.$FT23];[.$FZ23];[.$GF23];[.$GL23];[.$GR23];[.$GX23];[.$HD23];[.$HJ23];[.$HP23];[.$HV23];[.$IB23];[.$IH23])" office:value-type="float"/>
          <table:table-cell table:formula="of:=MIN([.$D23];[.$I23];[.$O23];[.$U23];[.$AA23];[.$AG23];[.$AM23];[.$AS23];[.$AY23];[.$BE23];[.$BK23];[.$BQ23];[.$BW23];[.$CC23];[.$CI23];[.$CO23];[.$CU23];[.$DA23];[.$DG23];[.$DM23];[.$DS23];[.$DY23];[.$EE23];[.$EK23];[.$EQ23];[.$EW23];[.$FC23];[.$FI23];[.$FO23];[.$FU23];[.$GA23];[.$GG23];[.$GM23];[.$GS23];[.$GY23];[.$HE23];[.$HK23];[.$HQ23];[.$HW23];[.$IC23];[.$II23])" office:value-type="float"/>
          <table:table-cell table:formula="of:=MIN([.$E23];[.$J23];[.$P23];[.$V23];[.$AB23];[.$AH23];[.$AN23];[.$AT23];[.$AZ23];[.$BF23];[.$BL23];[.$BR23];[.$BX23];[.$CD23];[.$CJ23];[.$CP23];[.$CV23];[.$DB23];[.$DH23];[.$DN23];[.$DT23];[.$DZ23];[.$EF23];[.$EL23];[.$ER23];[.$EX23];[.$FD23];[.$FJ23];[.$FP23];[.$FV23];[.$GB23];[.$GH23];[.$GN23];[.$GT23];[.$GZ23];[.$HF23];[.$HL23];[.$HR23];[.$HX23];[.$ID23];[.$IJ23])" office:value-type="float"/>
          <table:table-cell table:formula="of:=MIN([.$K23];[.$Q23];[.$W23];[.$AC23];[.$AI23];[.$AO23];[.$AU23];[.$BA23];[.$BG23];[.$BM23];[.$BS23];[.$BY23];[.$CE23];[.$CK23];[.$CQ23];[.$CW23];[.$DC23];[.$DI23];[.$DO23];[.$DU23];[.$EA23];[.$EG23];[.$EM23];[.$ES23];[.$EY23];[.$FE23];[.$FK23];[.$FQ23];[.$FW23];[.$GC23];[.$GI23];[.$GO23];[.$GU23];[.$HA23];[.$HG23];[.$HM23];[.$HS23];[.$HY23];[.$IE23];[.$IK23])" office:value-type="float"/>
          <table:table-cell table:formula="of:=MIN([.$F23];[.$L23];[.$R23];[.$X23];[.$AD23];[.$AJ23];[.$AP23];[.$AV23];[.$BB23];[.$BH23];[.$BN23];[.$BT23];[.$BZ23];[.$CF23];[.$CL23];[.$CR23];[.$CX23];[.$DD23];[.$DJ23];[.$DP23];[.$DV23];[.$EB23];[.$EH23];[.$EN23];[.$ET23];[.$EZ23];[.$FF23];[.$FL23];[.$FR23];[.$FX23];[.$GD23];[.$GJ23];[.$GP23];[.$GV23];[.$HB23];[.$HH23];[.$HN23];[.$HT23];[.$HZ23];[.$IF23];[.$IL23])" office:value-type="float"/>
          <table:table-cell table:formula="of:=MEDIAN([.$B23];[.$G23];[.$M23];[.$S23];[.$Y23];[.$AE23];[.$AK23];[.$AQ23];[.$AW23];[.$BC23];[.$BI23];[.$BO23];[.$BU23];[.$CA23];[.$CG23];[.$CM23];[.$CS23];[.$CY23];[.$DE23];[.$DK23];[.$DQ23];[.$DW23];[.$EC23];[.$EI23];[.$EO23];[.$EU23];[.$FA23];[.$FG23];[.$FM23];[.$FS23];[.$FY23];[.$GE23];[.$GK23];[.$GQ23];[.$GW23];[.$HC23];[.$HI23];[.$HO23];[.$HU23];[.$IA23];[.$IG23])" office:value-type="float"/>
          <table:table-cell table:formula="of:=MEDIAN([.$C23];[.$H23];[.$N23];[.$T23];[.$Z23];[.$AF23];[.$AL23];[.$AR23];[.$AX23];[.$BD23];[.$BJ23];[.$BP23];[.$BV23];[.$CB23];[.$CH23];[.$CN23];[.$CT23];[.$CZ23];[.$DF23];[.$DL23];[.$DR23];[.$DX23];[.$ED23];[.$EJ23];[.$EP23];[.$EV23];[.$FB23];[.$FH23];[.$FN23];[.$FT23];[.$FZ23];[.$GF23];[.$GL23];[.$GR23];[.$GX23];[.$HD23];[.$HJ23];[.$HP23];[.$HV23];[.$IB23];[.$IH23])" office:value-type="float"/>
          <table:table-cell table:formula="of:=MEDIAN([.$D23];[.$I23];[.$O23];[.$U23];[.$AA23];[.$AG23];[.$AM23];[.$AS23];[.$AY23];[.$BE23];[.$BK23];[.$BQ23];[.$BW23];[.$CC23];[.$CI23];[.$CO23];[.$CU23];[.$DA23];[.$DG23];[.$DM23];[.$DS23];[.$DY23];[.$EE23];[.$EK23];[.$EQ23];[.$EW23];[.$FC23];[.$FI23];[.$FO23];[.$FU23];[.$GA23];[.$GG23];[.$GM23];[.$GS23];[.$GY23];[.$HE23];[.$HK23];[.$HQ23];[.$HW23];[.$IC23];[.$II23])" office:value-type="float"/>
          <table:table-cell table:formula="of:=MEDIAN([.$E23];[.$J23];[.$P23];[.$V23];[.$AB23];[.$AH23];[.$AN23];[.$AT23];[.$AZ23];[.$BF23];[.$BL23];[.$BR23];[.$BX23];[.$CD23];[.$CJ23];[.$CP23];[.$CV23];[.$DB23];[.$DH23];[.$DN23];[.$DT23];[.$DZ23];[.$EF23];[.$EL23];[.$ER23];[.$EX23];[.$FD23];[.$FJ23];[.$FP23];[.$FV23];[.$GB23];[.$GH23];[.$GN23];[.$GT23];[.$GZ23];[.$HF23];[.$HL23];[.$HR23];[.$HX23];[.$ID23];[.$IJ23])" office:value-type="float"/>
          <table:table-cell table:formula="of:=MEDIAN([.$K23];[.$Q23];[.$W23];[.$AC23];[.$AI23];[.$AO23];[.$AU23];[.$BA23];[.$BG23];[.$BM23];[.$BS23];[.$BY23];[.$CE23];[.$CK23];[.$CQ23];[.$CW23];[.$DC23];[.$DI23];[.$DO23];[.$DU23];[.$EA23];[.$EG23];[.$EM23];[.$ES23];[.$EY23];[.$FE23];[.$FK23];[.$FQ23];[.$FW23];[.$GC23];[.$GI23];[.$GO23];[.$GU23];[.$HA23];[.$HG23];[.$HM23];[.$HS23];[.$HY23];[.$IE23];[.$IK23])" office:value-type="float"/>
          <table:table-cell table:formula="of:=MEDIAN([.$F23];[.$L23];[.$R23];[.$X23];[.$AD23];[.$AJ23];[.$AP23];[.$AV23];[.$BB23];[.$BH23];[.$BN23];[.$BT23];[.$BZ23];[.$CF23];[.$CL23];[.$CR23];[.$CX23];[.$DD23];[.$DJ23];[.$DP23];[.$DV23];[.$EB23];[.$EH23];[.$EN23];[.$ET23];[.$EZ23];[.$FF23];[.$FL23];[.$FR23];[.$FX23];[.$GD23];[.$GJ23];[.$GP23];[.$GV23];[.$HB23];[.$HH23];[.$HN23];[.$HT23];[.$HZ23];[.$IF23];[.$IL23])" office:value-type="float"/>
          <table:table-cell table:formula="of:=MAX([.$B23];[.$G23];[.$M23];[.$S23];[.$Y23];[.$AE23];[.$AK23];[.$AQ23];[.$AW23];[.$BC23];[.$BI23];[.$BO23];[.$BU23];[.$CA23];[.$CG23];[.$CM23];[.$CS23];[.$CY23];[.$DE23];[.$DK23];[.$DQ23];[.$DW23];[.$EC23];[.$EI23];[.$EO23];[.$EU23];[.$FA23];[.$FG23];[.$FM23];[.$FS23];[.$FY23];[.$GE23];[.$GK23];[.$GQ23];[.$GW23];[.$HC23];[.$HI23];[.$HO23];[.$HU23];[.$IA23];[.$IG23])" office:value-type="float"/>
          <table:table-cell table:formula="of:=MAX([.$C23];[.$H23];[.$N23];[.$T23];[.$Z23];[.$AF23];[.$AL23];[.$AR23];[.$AX23];[.$BD23];[.$BJ23];[.$BP23];[.$BV23];[.$CB23];[.$CH23];[.$CN23];[.$CT23];[.$CZ23];[.$DF23];[.$DL23];[.$DR23];[.$DX23];[.$ED23];[.$EJ23];[.$EP23];[.$EV23];[.$FB23];[.$FH23];[.$FN23];[.$FT23];[.$FZ23];[.$GF23];[.$GL23];[.$GR23];[.$GX23];[.$HD23];[.$HJ23];[.$HP23];[.$HV23];[.$IB23];[.$IH23])" office:value-type="float"/>
          <table:table-cell table:formula="of:=MAX([.$D23];[.$I23];[.$O23];[.$U23];[.$AA23];[.$AG23];[.$AM23];[.$AS23];[.$AY23];[.$BE23];[.$BK23];[.$BQ23];[.$BW23];[.$CC23];[.$CI23];[.$CO23];[.$CU23];[.$DA23];[.$DG23];[.$DM23];[.$DS23];[.$DY23];[.$EE23];[.$EK23];[.$EQ23];[.$EW23];[.$FC23];[.$FI23];[.$FO23];[.$FU23];[.$GA23];[.$GG23];[.$GM23];[.$GS23];[.$GY23];[.$HE23];[.$HK23];[.$HQ23];[.$HW23];[.$IC23];[.$II23])" office:value-type="float"/>
          <table:table-cell table:formula="of:=MAX([.$E23];[.$J23];[.$P23];[.$V23];[.$AB23];[.$AH23];[.$AN23];[.$AT23];[.$AZ23];[.$BF23];[.$BL23];[.$BR23];[.$BX23];[.$CD23];[.$CJ23];[.$CP23];[.$CV23];[.$DB23];[.$DH23];[.$DN23];[.$DT23];[.$DZ23];[.$EF23];[.$EL23];[.$ER23];[.$EX23];[.$FD23];[.$FJ23];[.$FP23];[.$FV23];[.$GB23];[.$GH23];[.$GN23];[.$GT23];[.$GZ23];[.$HF23];[.$HL23];[.$HR23];[.$HX23];[.$ID23];[.$IJ23])" office:value-type="float"/>
          <table:table-cell table:formula="of:=MAX([.$K23];[.$Q23];[.$W23];[.$AC23];[.$AI23];[.$AO23];[.$AU23];[.$BA23];[.$BG23];[.$BM23];[.$BS23];[.$BY23];[.$CE23];[.$CK23];[.$CQ23];[.$CW23];[.$DC23];[.$DI23];[.$DO23];[.$DU23];[.$EA23];[.$EG23];[.$EM23];[.$ES23];[.$EY23];[.$FE23];[.$FK23];[.$FQ23];[.$FW23];[.$GC23];[.$GI23];[.$GO23];[.$GU23];[.$HA23];[.$HG23];[.$HM23];[.$HS23];[.$HY23];[.$IE23];[.$IK23])" office:value-type="float"/>
          <table:table-cell table:formula="of:=MAX([.$F23];[.$L23];[.$R23];[.$X23];[.$AD23];[.$AJ23];[.$AP23];[.$AV23];[.$BB23];[.$BH23];[.$BN23];[.$BT23];[.$BZ23];[.$CF23];[.$CL23];[.$CR23];[.$CX23];[.$DD23];[.$DJ23];[.$DP23];[.$DV23];[.$EB23];[.$EH23];[.$EN23];[.$ET23];[.$EZ23];[.$FF23];[.$FL23];[.$FR23];[.$FX23];[.$GD23];[.$GJ23];[.$GP23];[.$GV23];[.$HB23];[.$HH23];[.$HN23];[.$HT23];[.$HZ23];[.$IF23];[.$IL23])" office:value-type="float"/>
        </table:table-row>
        <table:table-row table:style-name="ro1">
          <table:table-cell office:value-type="string">
            <text:p>./laby_16_16_16.lp</text:p>
          </table:table-cell>
          <table:table-cell office:value-type="float" office:value="600.0"/>
          <table:table-cell office:value-type="float" office:value="1.0"/>
          <table:table-cell office:value-type="float" office:value="338646.0"/>
          <table:table-cell office:value-type="float" office:value="78738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93845.0"/>
          <table:table-cell office:value-type="float" office:value="868592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63682.0"/>
          <table:table-cell office:value-type="float" office:value="824610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83165.0"/>
          <table:table-cell office:value-type="float" office:value="852801.0"/>
          <table:table-cell office:value-type="float" office:value="17647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99821.0"/>
          <table:table-cell office:value-type="float" office:value="922702.0"/>
          <table:table-cell office:value-type="float" office:value="17971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60723.0"/>
          <table:table-cell office:value-type="float" office:value="969591.0"/>
          <table:table-cell office:value-type="float" office:value="11762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44693.0"/>
          <table:table-cell office:value-type="float" office:value="503449.0"/>
          <table:table-cell office:value-type="float" office:value="20227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69006.0"/>
          <table:table-cell office:value-type="float" office:value="471669.0"/>
          <table:table-cell office:value-type="float" office:value="23130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76952.0"/>
          <table:table-cell office:value-type="float" office:value="480806.0"/>
          <table:table-cell office:value-type="float" office:value="25084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69585.0"/>
          <table:table-cell office:value-type="float" office:value="155445.0"/>
          <table:table-cell office:value-type="float" office:value="11150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67762.0"/>
          <table:table-cell office:value-type="float" office:value="827381.0"/>
          <table:table-cell office:value-type="float" office:value="20974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77845.0"/>
          <table:table-cell office:value-type="float" office:value="1111962.0"/>
          <table:table-cell office:value-type="float" office:value="21534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15663.0"/>
          <table:table-cell office:value-type="float" office:value="1028927.0"/>
          <table:table-cell office:value-type="float" office:value="15404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92528.0"/>
          <table:table-cell office:value-type="float" office:value="1192850.0"/>
          <table:table-cell office:value-type="float" office:value="16051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Best" office:value-type="float" office:value="52595.0"/>
          <table:table-cell table:style-name="cellBest" office:value-type="float" office:value="125009.0"/>
          <table:table-cell office:value-type="float" office:value="12500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16472.0"/>
          <table:table-cell office:value-type="float" office:value="2784921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67144.0"/>
          <table:table-cell office:value-type="float" office:value="757458.0"/>
          <table:table-cell office:value-type="float" office:value="8440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07915.0"/>
          <table:table-cell office:value-type="float" office:value="1223970.0"/>
          <table:table-cell office:value-type="float" office:value="23268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73707.0"/>
          <table:table-cell office:value-type="float" office:value="257054.0"/>
          <table:table-cell office:value-type="float" office:value="25705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86449.0"/>
          <table:table-cell office:value-type="float" office:value="1411186.0"/>
          <table:table-cell office:value-type="float" office:value="18578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54380.0"/>
          <table:table-cell office:value-type="float" office:value="1019397.0"/>
          <table:table-cell office:value-type="float" office:value="17872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5872.0"/>
          <table:table-cell office:value-type="float" office:value="288794.0"/>
          <table:table-cell office:value-type="float" office:value="26947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14581.0"/>
          <table:table-cell office:value-type="float" office:value="751125.0"/>
          <table:table-cell office:value-type="float" office:value="14793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80545.0"/>
          <table:table-cell office:value-type="float" office:value="908597.0"/>
          <table:table-cell office:value-type="float" office:value="5920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72012.0"/>
          <table:table-cell office:value-type="float" office:value="951942.0"/>
          <table:table-cell office:value-type="float" office:value="11287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73633.0"/>
          <table:table-cell office:value-type="float" office:value="662122.0"/>
          <table:table-cell office:value-type="float" office:value="422106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509750.0"/>
          <table:table-cell office:value-type="float" office:value="1002036.0"/>
          <table:table-cell office:value-type="float" office:value="81784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5266.0"/>
          <table:table-cell office:value-type="float" office:value="490798.0"/>
          <table:table-cell office:value-type="float" office:value="45114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66146.0"/>
          <table:table-cell office:value-type="float" office:value="665426.0"/>
          <table:table-cell office:value-type="float" office:value="62697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91990.0"/>
          <table:table-cell office:value-type="float" office:value="2465315.0"/>
          <table:table-cell office:value-type="float" office:value="10507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89896.0"/>
          <table:table-cell office:value-type="float" office:value="1118852.0"/>
          <table:table-cell office:value-type="float" office:value="8203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49371.0"/>
          <table:table-cell office:value-type="float" office:value="1122089.0"/>
          <table:table-cell office:value-type="float" office:value="8947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19716.0"/>
          <table:table-cell office:value-type="float" office:value="1027660.0"/>
          <table:table-cell office:value-type="float" office:value="8074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98443.0"/>
          <table:table-cell office:value-type="float" office:value="594102.0"/>
          <table:table-cell office:value-type="float" office:value="59410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93096.0"/>
          <table:table-cell office:value-type="float" office:value="1089194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06282.0"/>
          <table:table-cell office:value-type="float" office:value="669225.0"/>
          <table:table-cell office:value-type="float" office:value="63249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22147.0"/>
          <table:table-cell office:value-type="float" office:value="1012837.0"/>
          <table:table-cell office:value-type="float" office:value="14926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3846.0"/>
          <table:table-cell table:style-name="cellWorst" office:value-type="float" office:value="7243630.0"/>
          <table:table-cell table:style-name="cellWorst" office:value-type="float" office:value="724363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28807.0"/>
          <table:table-cell office:value-type="float" office:value="871851.0"/>
          <table:table-cell office:value-type="float" office:value="44066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76029.0"/>
          <table:table-cell office:value-type="float" office:value="1009873.0"/>
          <table:table-cell office:value-type="float" office:value="10974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7068.0"/>
          <table:table-cell office:value-type="float" office:value="387275.0"/>
          <table:table-cell office:value-type="float" office:value="358245.0"/>
          <table:table-cell office:value-type="float" office:value="-1.0"/>
          <table:table-cell table:formula="of:=MIN([.$B24];[.$G24];[.$M24];[.$S24];[.$Y24];[.$AE24];[.$AK24];[.$AQ24];[.$AW24];[.$BC24];[.$BI24];[.$BO24];[.$BU24];[.$CA24];[.$CG24];[.$CM24];[.$CS24];[.$CY24];[.$DE24];[.$DK24];[.$DQ24];[.$DW24];[.$EC24];[.$EI24];[.$EO24];[.$EU24];[.$FA24];[.$FG24];[.$FM24];[.$FS24];[.$FY24];[.$GE24];[.$GK24];[.$GQ24];[.$GW24];[.$HC24];[.$HI24];[.$HO24];[.$HU24];[.$IA24];[.$IG24])" office:value-type="float"/>
          <table:table-cell table:formula="of:=MIN([.$C24];[.$H24];[.$N24];[.$T24];[.$Z24];[.$AF24];[.$AL24];[.$AR24];[.$AX24];[.$BD24];[.$BJ24];[.$BP24];[.$BV24];[.$CB24];[.$CH24];[.$CN24];[.$CT24];[.$CZ24];[.$DF24];[.$DL24];[.$DR24];[.$DX24];[.$ED24];[.$EJ24];[.$EP24];[.$EV24];[.$FB24];[.$FH24];[.$FN24];[.$FT24];[.$FZ24];[.$GF24];[.$GL24];[.$GR24];[.$GX24];[.$HD24];[.$HJ24];[.$HP24];[.$HV24];[.$IB24];[.$IH24])" office:value-type="float"/>
          <table:table-cell table:formula="of:=MIN([.$D24];[.$I24];[.$O24];[.$U24];[.$AA24];[.$AG24];[.$AM24];[.$AS24];[.$AY24];[.$BE24];[.$BK24];[.$BQ24];[.$BW24];[.$CC24];[.$CI24];[.$CO24];[.$CU24];[.$DA24];[.$DG24];[.$DM24];[.$DS24];[.$DY24];[.$EE24];[.$EK24];[.$EQ24];[.$EW24];[.$FC24];[.$FI24];[.$FO24];[.$FU24];[.$GA24];[.$GG24];[.$GM24];[.$GS24];[.$GY24];[.$HE24];[.$HK24];[.$HQ24];[.$HW24];[.$IC24];[.$II24])" office:value-type="float"/>
          <table:table-cell table:formula="of:=MIN([.$E24];[.$J24];[.$P24];[.$V24];[.$AB24];[.$AH24];[.$AN24];[.$AT24];[.$AZ24];[.$BF24];[.$BL24];[.$BR24];[.$BX24];[.$CD24];[.$CJ24];[.$CP24];[.$CV24];[.$DB24];[.$DH24];[.$DN24];[.$DT24];[.$DZ24];[.$EF24];[.$EL24];[.$ER24];[.$EX24];[.$FD24];[.$FJ24];[.$FP24];[.$FV24];[.$GB24];[.$GH24];[.$GN24];[.$GT24];[.$GZ24];[.$HF24];[.$HL24];[.$HR24];[.$HX24];[.$ID24];[.$IJ24])" office:value-type="float"/>
          <table:table-cell table:formula="of:=MIN([.$K24];[.$Q24];[.$W24];[.$AC24];[.$AI24];[.$AO24];[.$AU24];[.$BA24];[.$BG24];[.$BM24];[.$BS24];[.$BY24];[.$CE24];[.$CK24];[.$CQ24];[.$CW24];[.$DC24];[.$DI24];[.$DO24];[.$DU24];[.$EA24];[.$EG24];[.$EM24];[.$ES24];[.$EY24];[.$FE24];[.$FK24];[.$FQ24];[.$FW24];[.$GC24];[.$GI24];[.$GO24];[.$GU24];[.$HA24];[.$HG24];[.$HM24];[.$HS24];[.$HY24];[.$IE24];[.$IK24])" office:value-type="float"/>
          <table:table-cell table:formula="of:=MIN([.$F24];[.$L24];[.$R24];[.$X24];[.$AD24];[.$AJ24];[.$AP24];[.$AV24];[.$BB24];[.$BH24];[.$BN24];[.$BT24];[.$BZ24];[.$CF24];[.$CL24];[.$CR24];[.$CX24];[.$DD24];[.$DJ24];[.$DP24];[.$DV24];[.$EB24];[.$EH24];[.$EN24];[.$ET24];[.$EZ24];[.$FF24];[.$FL24];[.$FR24];[.$FX24];[.$GD24];[.$GJ24];[.$GP24];[.$GV24];[.$HB24];[.$HH24];[.$HN24];[.$HT24];[.$HZ24];[.$IF24];[.$IL24])" office:value-type="float"/>
          <table:table-cell table:formula="of:=MEDIAN([.$B24];[.$G24];[.$M24];[.$S24];[.$Y24];[.$AE24];[.$AK24];[.$AQ24];[.$AW24];[.$BC24];[.$BI24];[.$BO24];[.$BU24];[.$CA24];[.$CG24];[.$CM24];[.$CS24];[.$CY24];[.$DE24];[.$DK24];[.$DQ24];[.$DW24];[.$EC24];[.$EI24];[.$EO24];[.$EU24];[.$FA24];[.$FG24];[.$FM24];[.$FS24];[.$FY24];[.$GE24];[.$GK24];[.$GQ24];[.$GW24];[.$HC24];[.$HI24];[.$HO24];[.$HU24];[.$IA24];[.$IG24])" office:value-type="float"/>
          <table:table-cell table:formula="of:=MEDIAN([.$C24];[.$H24];[.$N24];[.$T24];[.$Z24];[.$AF24];[.$AL24];[.$AR24];[.$AX24];[.$BD24];[.$BJ24];[.$BP24];[.$BV24];[.$CB24];[.$CH24];[.$CN24];[.$CT24];[.$CZ24];[.$DF24];[.$DL24];[.$DR24];[.$DX24];[.$ED24];[.$EJ24];[.$EP24];[.$EV24];[.$FB24];[.$FH24];[.$FN24];[.$FT24];[.$FZ24];[.$GF24];[.$GL24];[.$GR24];[.$GX24];[.$HD24];[.$HJ24];[.$HP24];[.$HV24];[.$IB24];[.$IH24])" office:value-type="float"/>
          <table:table-cell table:formula="of:=MEDIAN([.$D24];[.$I24];[.$O24];[.$U24];[.$AA24];[.$AG24];[.$AM24];[.$AS24];[.$AY24];[.$BE24];[.$BK24];[.$BQ24];[.$BW24];[.$CC24];[.$CI24];[.$CO24];[.$CU24];[.$DA24];[.$DG24];[.$DM24];[.$DS24];[.$DY24];[.$EE24];[.$EK24];[.$EQ24];[.$EW24];[.$FC24];[.$FI24];[.$FO24];[.$FU24];[.$GA24];[.$GG24];[.$GM24];[.$GS24];[.$GY24];[.$HE24];[.$HK24];[.$HQ24];[.$HW24];[.$IC24];[.$II24])" office:value-type="float"/>
          <table:table-cell table:formula="of:=MEDIAN([.$E24];[.$J24];[.$P24];[.$V24];[.$AB24];[.$AH24];[.$AN24];[.$AT24];[.$AZ24];[.$BF24];[.$BL24];[.$BR24];[.$BX24];[.$CD24];[.$CJ24];[.$CP24];[.$CV24];[.$DB24];[.$DH24];[.$DN24];[.$DT24];[.$DZ24];[.$EF24];[.$EL24];[.$ER24];[.$EX24];[.$FD24];[.$FJ24];[.$FP24];[.$FV24];[.$GB24];[.$GH24];[.$GN24];[.$GT24];[.$GZ24];[.$HF24];[.$HL24];[.$HR24];[.$HX24];[.$ID24];[.$IJ24])" office:value-type="float"/>
          <table:table-cell table:formula="of:=MEDIAN([.$K24];[.$Q24];[.$W24];[.$AC24];[.$AI24];[.$AO24];[.$AU24];[.$BA24];[.$BG24];[.$BM24];[.$BS24];[.$BY24];[.$CE24];[.$CK24];[.$CQ24];[.$CW24];[.$DC24];[.$DI24];[.$DO24];[.$DU24];[.$EA24];[.$EG24];[.$EM24];[.$ES24];[.$EY24];[.$FE24];[.$FK24];[.$FQ24];[.$FW24];[.$GC24];[.$GI24];[.$GO24];[.$GU24];[.$HA24];[.$HG24];[.$HM24];[.$HS24];[.$HY24];[.$IE24];[.$IK24])" office:value-type="float"/>
          <table:table-cell table:formula="of:=MEDIAN([.$F24];[.$L24];[.$R24];[.$X24];[.$AD24];[.$AJ24];[.$AP24];[.$AV24];[.$BB24];[.$BH24];[.$BN24];[.$BT24];[.$BZ24];[.$CF24];[.$CL24];[.$CR24];[.$CX24];[.$DD24];[.$DJ24];[.$DP24];[.$DV24];[.$EB24];[.$EH24];[.$EN24];[.$ET24];[.$EZ24];[.$FF24];[.$FL24];[.$FR24];[.$FX24];[.$GD24];[.$GJ24];[.$GP24];[.$GV24];[.$HB24];[.$HH24];[.$HN24];[.$HT24];[.$HZ24];[.$IF24];[.$IL24])" office:value-type="float"/>
          <table:table-cell table:formula="of:=MAX([.$B24];[.$G24];[.$M24];[.$S24];[.$Y24];[.$AE24];[.$AK24];[.$AQ24];[.$AW24];[.$BC24];[.$BI24];[.$BO24];[.$BU24];[.$CA24];[.$CG24];[.$CM24];[.$CS24];[.$CY24];[.$DE24];[.$DK24];[.$DQ24];[.$DW24];[.$EC24];[.$EI24];[.$EO24];[.$EU24];[.$FA24];[.$FG24];[.$FM24];[.$FS24];[.$FY24];[.$GE24];[.$GK24];[.$GQ24];[.$GW24];[.$HC24];[.$HI24];[.$HO24];[.$HU24];[.$IA24];[.$IG24])" office:value-type="float"/>
          <table:table-cell table:formula="of:=MAX([.$C24];[.$H24];[.$N24];[.$T24];[.$Z24];[.$AF24];[.$AL24];[.$AR24];[.$AX24];[.$BD24];[.$BJ24];[.$BP24];[.$BV24];[.$CB24];[.$CH24];[.$CN24];[.$CT24];[.$CZ24];[.$DF24];[.$DL24];[.$DR24];[.$DX24];[.$ED24];[.$EJ24];[.$EP24];[.$EV24];[.$FB24];[.$FH24];[.$FN24];[.$FT24];[.$FZ24];[.$GF24];[.$GL24];[.$GR24];[.$GX24];[.$HD24];[.$HJ24];[.$HP24];[.$HV24];[.$IB24];[.$IH24])" office:value-type="float"/>
          <table:table-cell table:formula="of:=MAX([.$D24];[.$I24];[.$O24];[.$U24];[.$AA24];[.$AG24];[.$AM24];[.$AS24];[.$AY24];[.$BE24];[.$BK24];[.$BQ24];[.$BW24];[.$CC24];[.$CI24];[.$CO24];[.$CU24];[.$DA24];[.$DG24];[.$DM24];[.$DS24];[.$DY24];[.$EE24];[.$EK24];[.$EQ24];[.$EW24];[.$FC24];[.$FI24];[.$FO24];[.$FU24];[.$GA24];[.$GG24];[.$GM24];[.$GS24];[.$GY24];[.$HE24];[.$HK24];[.$HQ24];[.$HW24];[.$IC24];[.$II24])" office:value-type="float"/>
          <table:table-cell table:formula="of:=MAX([.$E24];[.$J24];[.$P24];[.$V24];[.$AB24];[.$AH24];[.$AN24];[.$AT24];[.$AZ24];[.$BF24];[.$BL24];[.$BR24];[.$BX24];[.$CD24];[.$CJ24];[.$CP24];[.$CV24];[.$DB24];[.$DH24];[.$DN24];[.$DT24];[.$DZ24];[.$EF24];[.$EL24];[.$ER24];[.$EX24];[.$FD24];[.$FJ24];[.$FP24];[.$FV24];[.$GB24];[.$GH24];[.$GN24];[.$GT24];[.$GZ24];[.$HF24];[.$HL24];[.$HR24];[.$HX24];[.$ID24];[.$IJ24])" office:value-type="float"/>
          <table:table-cell table:formula="of:=MAX([.$K24];[.$Q24];[.$W24];[.$AC24];[.$AI24];[.$AO24];[.$AU24];[.$BA24];[.$BG24];[.$BM24];[.$BS24];[.$BY24];[.$CE24];[.$CK24];[.$CQ24];[.$CW24];[.$DC24];[.$DI24];[.$DO24];[.$DU24];[.$EA24];[.$EG24];[.$EM24];[.$ES24];[.$EY24];[.$FE24];[.$FK24];[.$FQ24];[.$FW24];[.$GC24];[.$GI24];[.$GO24];[.$GU24];[.$HA24];[.$HG24];[.$HM24];[.$HS24];[.$HY24];[.$IE24];[.$IK24])" office:value-type="float"/>
          <table:table-cell table:formula="of:=MAX([.$F24];[.$L24];[.$R24];[.$X24];[.$AD24];[.$AJ24];[.$AP24];[.$AV24];[.$BB24];[.$BH24];[.$BN24];[.$BT24];[.$BZ24];[.$CF24];[.$CL24];[.$CR24];[.$CX24];[.$DD24];[.$DJ24];[.$DP24];[.$DV24];[.$EB24];[.$EH24];[.$EN24];[.$ET24];[.$EZ24];[.$FF24];[.$FL24];[.$FR24];[.$FX24];[.$GD24];[.$GJ24];[.$GP24];[.$GV24];[.$HB24];[.$HH24];[.$HN24];[.$HT24];[.$HZ24];[.$IF24];[.$IL24])" office:value-type="float"/>
        </table:table-row>
        <table:table-row table:style-name="ro1">
          <table:table-cell office:value-type="string">
            <text:p>./laby_16_16_17.lp</text:p>
          </table:table-cell>
          <table:table-cell office:value-type="float" office:value="600.0"/>
          <table:table-cell office:value-type="float" office:value="1.0"/>
          <table:table-cell office:value-type="float" office:value="472728.0"/>
          <table:table-cell office:value-type="float" office:value="169832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65308.0"/>
          <table:table-cell office:value-type="float" office:value="1681723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57394.0"/>
          <table:table-cell office:value-type="float" office:value="1663431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14788.0"/>
          <table:table-cell office:value-type="float" office:value="1514258.0"/>
          <table:table-cell office:value-type="float" office:value="236622.0"/>
          <table:table-cell office:value-type="float" office:value="-1.0"/>
          <table:table-cell office:value-type="float" office:value="573.071"/>
          <table:table-cell table:style-name="cellBest" office:value-type="float" office:value="0.0"/>
          <table:table-cell office:value-type="float" office:value="382549.0"/>
          <table:table-cell office:value-type="float" office:value="4289041.0"/>
          <table:table-cell office:value-type="float" office:value="222081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82269.0"/>
          <table:table-cell office:value-type="float" office:value="1941596.0"/>
          <table:table-cell office:value-type="float" office:value="141110.0"/>
          <table:table-cell office:value-type="float" office:value="-1.0"/>
          <table:table-cell table:style-name="cellBest" office:value-type="float" office:value="37.7083"/>
          <table:table-cell table:style-name="cellBest" office:value-type="float" office:value="0.0"/>
          <table:table-cell office:value-type="float" office:value="39579.0"/>
          <table:table-cell office:value-type="float" office:value="167770.0"/>
          <table:table-cell office:value-type="float" office:value="3649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26483.0"/>
          <table:table-cell office:value-type="float" office:value="895945.0"/>
          <table:table-cell office:value-type="float" office:value="32530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23370.0"/>
          <table:table-cell office:value-type="float" office:value="908090.0"/>
          <table:table-cell office:value-type="float" office:value="154938.0"/>
          <table:table-cell office:value-type="float" office:value="-1.0"/>
          <table:table-cell office:value-type="float" office:value="387.606"/>
          <table:table-cell table:style-name="cellBest" office:value-type="float" office:value="0.0"/>
          <table:table-cell office:value-type="float" office:value="91729.0"/>
          <table:table-cell office:value-type="float" office:value="311800.0"/>
          <table:table-cell office:value-type="float" office:value="122769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96178.0"/>
          <table:table-cell office:value-type="float" office:value="2340235.0"/>
          <table:table-cell office:value-type="float" office:value="20043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2005.0"/>
          <table:table-cell office:value-type="float" office:value="3354971.0"/>
          <table:table-cell office:value-type="float" office:value="14673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91663.0"/>
          <table:table-cell office:value-type="float" office:value="4502446.0"/>
          <table:table-cell office:value-type="float" office:value="16660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59372.0"/>
          <table:table-cell office:value-type="float" office:value="2824587.0"/>
          <table:table-cell office:value-type="float" office:value="20269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52140.0"/>
          <table:table-cell table:style-name="cellBest" office:value-type="float" office:value="95040.0"/>
          <table:table-cell office:value-type="float" office:value="9504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93136.0"/>
          <table:table-cell office:value-type="float" office:value="3475555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28327.0"/>
          <table:table-cell office:value-type="float" office:value="557966.0"/>
          <table:table-cell office:value-type="float" office:value="18130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12747.0"/>
          <table:table-cell office:value-type="float" office:value="1956136.0"/>
          <table:table-cell office:value-type="float" office:value="20842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93276.0"/>
          <table:table-cell office:value-type="float" office:value="154884.0"/>
          <table:table-cell office:value-type="float" office:value="15488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0669.0"/>
          <table:table-cell office:value-type="float" office:value="1789599.0"/>
          <table:table-cell office:value-type="float" office:value="237006.0"/>
          <table:table-cell office:value-type="float" office:value="-1.0"/>
          <table:table-cell office:value-type="float" office:value="47.7437"/>
          <table:table-cell table:style-name="cellBest" office:value-type="float" office:value="0.0"/>
          <table:table-cell table:style-name="cellBest" office:value-type="float" office:value="26904.0"/>
          <table:table-cell office:value-type="float" office:value="112793.0"/>
          <table:table-cell office:value-type="float" office:value="20724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47832.0"/>
          <table:table-cell office:value-type="float" office:value="334224.0"/>
          <table:table-cell office:value-type="float" office:value="27044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38796.0"/>
          <table:table-cell office:value-type="float" office:value="1608262.0"/>
          <table:table-cell office:value-type="float" office:value="252029.0"/>
          <table:table-cell office:value-type="float" office:value="-1.0"/>
          <table:table-cell office:value-type="float" office:value="93.2678"/>
          <table:table-cell table:style-name="cellBest" office:value-type="float" office:value="0.0"/>
          <table:table-cell office:value-type="float" office:value="71353.0"/>
          <table:table-cell office:value-type="float" office:value="671208.0"/>
          <table:table-cell office:value-type="float" office:value="34632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19869.0"/>
          <table:table-cell office:value-type="float" office:value="2508659.0"/>
          <table:table-cell office:value-type="float" office:value="21255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03397.0"/>
          <table:table-cell office:value-type="float" office:value="695075.0"/>
          <table:table-cell office:value-type="float" office:value="520702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482214.0"/>
          <table:table-cell office:value-type="float" office:value="970094.0"/>
          <table:table-cell office:value-type="float" office:value="82294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9396.0"/>
          <table:table-cell office:value-type="float" office:value="521294.0"/>
          <table:table-cell office:value-type="float" office:value="50352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53673.0"/>
          <table:table-cell office:value-type="float" office:value="774310.0"/>
          <table:table-cell office:value-type="float" office:value="70595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7236.0"/>
          <table:table-cell office:value-type="float" office:value="3969769.0"/>
          <table:table-cell office:value-type="float" office:value="6589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05164.0"/>
          <table:table-cell office:value-type="float" office:value="3673797.0"/>
          <table:table-cell office:value-type="float" office:value="124528.0"/>
          <table:table-cell office:value-type="float" office:value="-1.0"/>
          <table:table-cell office:value-type="float" office:value="182.718"/>
          <table:table-cell table:style-name="cellBest" office:value-type="float" office:value="0.0"/>
          <table:table-cell office:value-type="float" office:value="127723.0"/>
          <table:table-cell office:value-type="float" office:value="995080.0"/>
          <table:table-cell office:value-type="float" office:value="50048.0"/>
          <table:table-cell office:value-type="float" office:value="1.0"/>
          <table:table-cell office:value-type="float" office:value="231.172"/>
          <table:table-cell table:style-name="cellBest" office:value-type="float" office:value="0.0"/>
          <table:table-cell office:value-type="float" office:value="127723.0"/>
          <table:table-cell office:value-type="float" office:value="995080.0"/>
          <table:table-cell office:value-type="float" office:value="50048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95576.0"/>
          <table:table-cell office:value-type="float" office:value="771905.0"/>
          <table:table-cell office:value-type="float" office:value="77190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3860.0"/>
          <table:table-cell office:value-type="float" office:value="4355110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02052.0"/>
          <table:table-cell office:value-type="float" office:value="737072.0"/>
          <table:table-cell office:value-type="float" office:value="70095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5878.0"/>
          <table:table-cell office:value-type="float" office:value="2570362.0"/>
          <table:table-cell office:value-type="float" office:value="11844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3504.0"/>
          <table:table-cell table:style-name="cellWorst" office:value-type="float" office:value="11426263.0"/>
          <table:table-cell table:style-name="cellWorst" office:value-type="float" office:value="1142626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69651.0"/>
          <table:table-cell office:value-type="float" office:value="2118503.0"/>
          <table:table-cell office:value-type="float" office:value="42164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72652.0"/>
          <table:table-cell office:value-type="float" office:value="1821898.0"/>
          <table:table-cell office:value-type="float" office:value="10399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98482.0"/>
          <table:table-cell office:value-type="float" office:value="435216.0"/>
          <table:table-cell office:value-type="float" office:value="354830.0"/>
          <table:table-cell office:value-type="float" office:value="-1.0"/>
          <table:table-cell table:formula="of:=MIN([.$B25];[.$G25];[.$M25];[.$S25];[.$Y25];[.$AE25];[.$AK25];[.$AQ25];[.$AW25];[.$BC25];[.$BI25];[.$BO25];[.$BU25];[.$CA25];[.$CG25];[.$CM25];[.$CS25];[.$CY25];[.$DE25];[.$DK25];[.$DQ25];[.$DW25];[.$EC25];[.$EI25];[.$EO25];[.$EU25];[.$FA25];[.$FG25];[.$FM25];[.$FS25];[.$FY25];[.$GE25];[.$GK25];[.$GQ25];[.$GW25];[.$HC25];[.$HI25];[.$HO25];[.$HU25];[.$IA25];[.$IG25])" office:value-type="float"/>
          <table:table-cell table:formula="of:=MIN([.$C25];[.$H25];[.$N25];[.$T25];[.$Z25];[.$AF25];[.$AL25];[.$AR25];[.$AX25];[.$BD25];[.$BJ25];[.$BP25];[.$BV25];[.$CB25];[.$CH25];[.$CN25];[.$CT25];[.$CZ25];[.$DF25];[.$DL25];[.$DR25];[.$DX25];[.$ED25];[.$EJ25];[.$EP25];[.$EV25];[.$FB25];[.$FH25];[.$FN25];[.$FT25];[.$FZ25];[.$GF25];[.$GL25];[.$GR25];[.$GX25];[.$HD25];[.$HJ25];[.$HP25];[.$HV25];[.$IB25];[.$IH25])" office:value-type="float"/>
          <table:table-cell table:formula="of:=MIN([.$D25];[.$I25];[.$O25];[.$U25];[.$AA25];[.$AG25];[.$AM25];[.$AS25];[.$AY25];[.$BE25];[.$BK25];[.$BQ25];[.$BW25];[.$CC25];[.$CI25];[.$CO25];[.$CU25];[.$DA25];[.$DG25];[.$DM25];[.$DS25];[.$DY25];[.$EE25];[.$EK25];[.$EQ25];[.$EW25];[.$FC25];[.$FI25];[.$FO25];[.$FU25];[.$GA25];[.$GG25];[.$GM25];[.$GS25];[.$GY25];[.$HE25];[.$HK25];[.$HQ25];[.$HW25];[.$IC25];[.$II25])" office:value-type="float"/>
          <table:table-cell table:formula="of:=MIN([.$E25];[.$J25];[.$P25];[.$V25];[.$AB25];[.$AH25];[.$AN25];[.$AT25];[.$AZ25];[.$BF25];[.$BL25];[.$BR25];[.$BX25];[.$CD25];[.$CJ25];[.$CP25];[.$CV25];[.$DB25];[.$DH25];[.$DN25];[.$DT25];[.$DZ25];[.$EF25];[.$EL25];[.$ER25];[.$EX25];[.$FD25];[.$FJ25];[.$FP25];[.$FV25];[.$GB25];[.$GH25];[.$GN25];[.$GT25];[.$GZ25];[.$HF25];[.$HL25];[.$HR25];[.$HX25];[.$ID25];[.$IJ25])" office:value-type="float"/>
          <table:table-cell table:formula="of:=MIN([.$K25];[.$Q25];[.$W25];[.$AC25];[.$AI25];[.$AO25];[.$AU25];[.$BA25];[.$BG25];[.$BM25];[.$BS25];[.$BY25];[.$CE25];[.$CK25];[.$CQ25];[.$CW25];[.$DC25];[.$DI25];[.$DO25];[.$DU25];[.$EA25];[.$EG25];[.$EM25];[.$ES25];[.$EY25];[.$FE25];[.$FK25];[.$FQ25];[.$FW25];[.$GC25];[.$GI25];[.$GO25];[.$GU25];[.$HA25];[.$HG25];[.$HM25];[.$HS25];[.$HY25];[.$IE25];[.$IK25])" office:value-type="float"/>
          <table:table-cell table:formula="of:=MIN([.$F25];[.$L25];[.$R25];[.$X25];[.$AD25];[.$AJ25];[.$AP25];[.$AV25];[.$BB25];[.$BH25];[.$BN25];[.$BT25];[.$BZ25];[.$CF25];[.$CL25];[.$CR25];[.$CX25];[.$DD25];[.$DJ25];[.$DP25];[.$DV25];[.$EB25];[.$EH25];[.$EN25];[.$ET25];[.$EZ25];[.$FF25];[.$FL25];[.$FR25];[.$FX25];[.$GD25];[.$GJ25];[.$GP25];[.$GV25];[.$HB25];[.$HH25];[.$HN25];[.$HT25];[.$HZ25];[.$IF25];[.$IL25])" office:value-type="float"/>
          <table:table-cell table:formula="of:=MEDIAN([.$B25];[.$G25];[.$M25];[.$S25];[.$Y25];[.$AE25];[.$AK25];[.$AQ25];[.$AW25];[.$BC25];[.$BI25];[.$BO25];[.$BU25];[.$CA25];[.$CG25];[.$CM25];[.$CS25];[.$CY25];[.$DE25];[.$DK25];[.$DQ25];[.$DW25];[.$EC25];[.$EI25];[.$EO25];[.$EU25];[.$FA25];[.$FG25];[.$FM25];[.$FS25];[.$FY25];[.$GE25];[.$GK25];[.$GQ25];[.$GW25];[.$HC25];[.$HI25];[.$HO25];[.$HU25];[.$IA25];[.$IG25])" office:value-type="float"/>
          <table:table-cell table:formula="of:=MEDIAN([.$C25];[.$H25];[.$N25];[.$T25];[.$Z25];[.$AF25];[.$AL25];[.$AR25];[.$AX25];[.$BD25];[.$BJ25];[.$BP25];[.$BV25];[.$CB25];[.$CH25];[.$CN25];[.$CT25];[.$CZ25];[.$DF25];[.$DL25];[.$DR25];[.$DX25];[.$ED25];[.$EJ25];[.$EP25];[.$EV25];[.$FB25];[.$FH25];[.$FN25];[.$FT25];[.$FZ25];[.$GF25];[.$GL25];[.$GR25];[.$GX25];[.$HD25];[.$HJ25];[.$HP25];[.$HV25];[.$IB25];[.$IH25])" office:value-type="float"/>
          <table:table-cell table:formula="of:=MEDIAN([.$D25];[.$I25];[.$O25];[.$U25];[.$AA25];[.$AG25];[.$AM25];[.$AS25];[.$AY25];[.$BE25];[.$BK25];[.$BQ25];[.$BW25];[.$CC25];[.$CI25];[.$CO25];[.$CU25];[.$DA25];[.$DG25];[.$DM25];[.$DS25];[.$DY25];[.$EE25];[.$EK25];[.$EQ25];[.$EW25];[.$FC25];[.$FI25];[.$FO25];[.$FU25];[.$GA25];[.$GG25];[.$GM25];[.$GS25];[.$GY25];[.$HE25];[.$HK25];[.$HQ25];[.$HW25];[.$IC25];[.$II25])" office:value-type="float"/>
          <table:table-cell table:formula="of:=MEDIAN([.$E25];[.$J25];[.$P25];[.$V25];[.$AB25];[.$AH25];[.$AN25];[.$AT25];[.$AZ25];[.$BF25];[.$BL25];[.$BR25];[.$BX25];[.$CD25];[.$CJ25];[.$CP25];[.$CV25];[.$DB25];[.$DH25];[.$DN25];[.$DT25];[.$DZ25];[.$EF25];[.$EL25];[.$ER25];[.$EX25];[.$FD25];[.$FJ25];[.$FP25];[.$FV25];[.$GB25];[.$GH25];[.$GN25];[.$GT25];[.$GZ25];[.$HF25];[.$HL25];[.$HR25];[.$HX25];[.$ID25];[.$IJ25])" office:value-type="float"/>
          <table:table-cell table:formula="of:=MEDIAN([.$K25];[.$Q25];[.$W25];[.$AC25];[.$AI25];[.$AO25];[.$AU25];[.$BA25];[.$BG25];[.$BM25];[.$BS25];[.$BY25];[.$CE25];[.$CK25];[.$CQ25];[.$CW25];[.$DC25];[.$DI25];[.$DO25];[.$DU25];[.$EA25];[.$EG25];[.$EM25];[.$ES25];[.$EY25];[.$FE25];[.$FK25];[.$FQ25];[.$FW25];[.$GC25];[.$GI25];[.$GO25];[.$GU25];[.$HA25];[.$HG25];[.$HM25];[.$HS25];[.$HY25];[.$IE25];[.$IK25])" office:value-type="float"/>
          <table:table-cell table:formula="of:=MEDIAN([.$F25];[.$L25];[.$R25];[.$X25];[.$AD25];[.$AJ25];[.$AP25];[.$AV25];[.$BB25];[.$BH25];[.$BN25];[.$BT25];[.$BZ25];[.$CF25];[.$CL25];[.$CR25];[.$CX25];[.$DD25];[.$DJ25];[.$DP25];[.$DV25];[.$EB25];[.$EH25];[.$EN25];[.$ET25];[.$EZ25];[.$FF25];[.$FL25];[.$FR25];[.$FX25];[.$GD25];[.$GJ25];[.$GP25];[.$GV25];[.$HB25];[.$HH25];[.$HN25];[.$HT25];[.$HZ25];[.$IF25];[.$IL25])" office:value-type="float"/>
          <table:table-cell table:formula="of:=MAX([.$B25];[.$G25];[.$M25];[.$S25];[.$Y25];[.$AE25];[.$AK25];[.$AQ25];[.$AW25];[.$BC25];[.$BI25];[.$BO25];[.$BU25];[.$CA25];[.$CG25];[.$CM25];[.$CS25];[.$CY25];[.$DE25];[.$DK25];[.$DQ25];[.$DW25];[.$EC25];[.$EI25];[.$EO25];[.$EU25];[.$FA25];[.$FG25];[.$FM25];[.$FS25];[.$FY25];[.$GE25];[.$GK25];[.$GQ25];[.$GW25];[.$HC25];[.$HI25];[.$HO25];[.$HU25];[.$IA25];[.$IG25])" office:value-type="float"/>
          <table:table-cell table:formula="of:=MAX([.$C25];[.$H25];[.$N25];[.$T25];[.$Z25];[.$AF25];[.$AL25];[.$AR25];[.$AX25];[.$BD25];[.$BJ25];[.$BP25];[.$BV25];[.$CB25];[.$CH25];[.$CN25];[.$CT25];[.$CZ25];[.$DF25];[.$DL25];[.$DR25];[.$DX25];[.$ED25];[.$EJ25];[.$EP25];[.$EV25];[.$FB25];[.$FH25];[.$FN25];[.$FT25];[.$FZ25];[.$GF25];[.$GL25];[.$GR25];[.$GX25];[.$HD25];[.$HJ25];[.$HP25];[.$HV25];[.$IB25];[.$IH25])" office:value-type="float"/>
          <table:table-cell table:formula="of:=MAX([.$D25];[.$I25];[.$O25];[.$U25];[.$AA25];[.$AG25];[.$AM25];[.$AS25];[.$AY25];[.$BE25];[.$BK25];[.$BQ25];[.$BW25];[.$CC25];[.$CI25];[.$CO25];[.$CU25];[.$DA25];[.$DG25];[.$DM25];[.$DS25];[.$DY25];[.$EE25];[.$EK25];[.$EQ25];[.$EW25];[.$FC25];[.$FI25];[.$FO25];[.$FU25];[.$GA25];[.$GG25];[.$GM25];[.$GS25];[.$GY25];[.$HE25];[.$HK25];[.$HQ25];[.$HW25];[.$IC25];[.$II25])" office:value-type="float"/>
          <table:table-cell table:formula="of:=MAX([.$E25];[.$J25];[.$P25];[.$V25];[.$AB25];[.$AH25];[.$AN25];[.$AT25];[.$AZ25];[.$BF25];[.$BL25];[.$BR25];[.$BX25];[.$CD25];[.$CJ25];[.$CP25];[.$CV25];[.$DB25];[.$DH25];[.$DN25];[.$DT25];[.$DZ25];[.$EF25];[.$EL25];[.$ER25];[.$EX25];[.$FD25];[.$FJ25];[.$FP25];[.$FV25];[.$GB25];[.$GH25];[.$GN25];[.$GT25];[.$GZ25];[.$HF25];[.$HL25];[.$HR25];[.$HX25];[.$ID25];[.$IJ25])" office:value-type="float"/>
          <table:table-cell table:formula="of:=MAX([.$K25];[.$Q25];[.$W25];[.$AC25];[.$AI25];[.$AO25];[.$AU25];[.$BA25];[.$BG25];[.$BM25];[.$BS25];[.$BY25];[.$CE25];[.$CK25];[.$CQ25];[.$CW25];[.$DC25];[.$DI25];[.$DO25];[.$DU25];[.$EA25];[.$EG25];[.$EM25];[.$ES25];[.$EY25];[.$FE25];[.$FK25];[.$FQ25];[.$FW25];[.$GC25];[.$GI25];[.$GO25];[.$GU25];[.$HA25];[.$HG25];[.$HM25];[.$HS25];[.$HY25];[.$IE25];[.$IK25])" office:value-type="float"/>
          <table:table-cell table:formula="of:=MAX([.$F25];[.$L25];[.$R25];[.$X25];[.$AD25];[.$AJ25];[.$AP25];[.$AV25];[.$BB25];[.$BH25];[.$BN25];[.$BT25];[.$BZ25];[.$CF25];[.$CL25];[.$CR25];[.$CX25];[.$DD25];[.$DJ25];[.$DP25];[.$DV25];[.$EB25];[.$EH25];[.$EN25];[.$ET25];[.$EZ25];[.$FF25];[.$FL25];[.$FR25];[.$FX25];[.$GD25];[.$GJ25];[.$GP25];[.$GV25];[.$HB25];[.$HH25];[.$HN25];[.$HT25];[.$HZ25];[.$IF25];[.$IL25])" office:value-type="float"/>
        </table:table-row>
        <table:table-row table:style-name="ro1">
          <table:table-cell office:value-type="string">
            <text:p>./laby_16_16_18.lp</text:p>
          </table:table-cell>
          <table:table-cell office:value-type="float" office:value="600.0"/>
          <table:table-cell office:value-type="float" office:value="1.0"/>
          <table:table-cell office:value-type="float" office:value="311302.0"/>
          <table:table-cell office:value-type="float" office:value="94020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40375.0"/>
          <table:table-cell office:value-type="float" office:value="1027389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05786.0"/>
          <table:table-cell office:value-type="float" office:value="927114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93899.0"/>
          <table:table-cell office:value-type="float" office:value="1210192.0"/>
          <table:table-cell office:value-type="float" office:value="267615.0"/>
          <table:table-cell office:value-type="float" office:value="-1.0"/>
          <table:table-cell office:value-type="float" office:value="517.81"/>
          <table:table-cell table:style-name="cellBest" office:value-type="float" office:value="0.0"/>
          <table:table-cell office:value-type="float" office:value="264736.0"/>
          <table:table-cell office:value-type="float" office:value="1093586.0"/>
          <table:table-cell office:value-type="float" office:value="150511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79865.0"/>
          <table:table-cell office:value-type="float" office:value="868816.0"/>
          <table:table-cell office:value-type="float" office:value="111399.0"/>
          <table:table-cell office:value-type="float" office:value="-1.0"/>
          <table:table-cell office:value-type="float" office:value="272.423"/>
          <table:table-cell table:style-name="cellBest" office:value-type="float" office:value="0.0"/>
          <table:table-cell office:value-type="float" office:value="122671.0"/>
          <table:table-cell office:value-type="float" office:value="314680.0"/>
          <table:table-cell office:value-type="float" office:value="159746.0"/>
          <table:table-cell office:value-type="float" office:value="1.0"/>
          <table:table-cell office:value-type="float" office:value="34.4475"/>
          <table:table-cell table:style-name="cellBest" office:value-type="float" office:value="0.0"/>
          <table:table-cell office:value-type="float" office:value="21470.0"/>
          <table:table-cell office:value-type="float" office:value="77835.0"/>
          <table:table-cell office:value-type="float" office:value="34621.0"/>
          <table:table-cell office:value-type="float" office:value="1.0"/>
          <table:table-cell office:value-type="float" office:value="493.565"/>
          <table:table-cell table:style-name="cellBest" office:value-type="float" office:value="0.0"/>
          <table:table-cell office:value-type="float" office:value="171959.0"/>
          <table:table-cell office:value-type="float" office:value="455202.0"/>
          <table:table-cell office:value-type="float" office:value="188592.0"/>
          <table:table-cell office:value-type="float" office:value="1.0"/>
          <table:table-cell office:value-type="float" office:value="524.868"/>
          <table:table-cell table:style-name="cellBest" office:value-type="float" office:value="0.0"/>
          <table:table-cell office:value-type="float" office:value="199682.0"/>
          <table:table-cell office:value-type="float" office:value="587322.0"/>
          <table:table-cell office:value-type="float" office:value="294616.0"/>
          <table:table-cell office:value-type="float" office:value="1.0"/>
          <table:table-cell office:value-type="float" office:value="449.64"/>
          <table:table-cell table:style-name="cellBest" office:value-type="float" office:value="0.0"/>
          <table:table-cell office:value-type="float" office:value="335036.0"/>
          <table:table-cell office:value-type="float" office:value="953057.0"/>
          <table:table-cell office:value-type="float" office:value="184573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01628.0"/>
          <table:table-cell office:value-type="float" office:value="885550.0"/>
          <table:table-cell office:value-type="float" office:value="149594.0"/>
          <table:table-cell office:value-type="float" office:value="-1.0"/>
          <table:table-cell office:value-type="float" office:value="139.461"/>
          <table:table-cell table:style-name="cellBest" office:value-type="float" office:value="0.0"/>
          <table:table-cell office:value-type="float" office:value="117881.0"/>
          <table:table-cell office:value-type="float" office:value="433099.0"/>
          <table:table-cell office:value-type="float" office:value="84098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63352.0"/>
          <table:table-cell office:value-type="float" office:value="1231571.0"/>
          <table:table-cell office:value-type="float" office:value="226286.0"/>
          <table:table-cell office:value-type="float" office:value="-1.0"/>
          <table:table-cell table:style-name="cellBest" office:value-type="float" office:value="24.9561"/>
          <table:table-cell table:style-name="cellBest" office:value-type="float" office:value="0.0"/>
          <table:table-cell table:style-name="cellBest" office:value-type="float" office:value="6235.0"/>
          <table:table-cell table:style-name="cellBest" office:value-type="float" office:value="23147.0"/>
          <table:table-cell office:value-type="float" office:value="23147.0"/>
          <table:table-cell office:value-type="float" office:value="1.0"/>
          <table:table-cell office:value-type="float" office:value="117.65"/>
          <table:table-cell table:style-name="cellBest" office:value-type="float" office:value="0.0"/>
          <table:table-cell office:value-type="float" office:value="58550.0"/>
          <table:table-cell office:value-type="float" office:value="970147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56440.0"/>
          <table:table-cell office:value-type="float" office:value="333834.0"/>
          <table:table-cell office:value-type="float" office:value="232487.0"/>
          <table:table-cell office:value-type="float" office:value="-1.0"/>
          <table:table-cell office:value-type="float" office:value="86.018"/>
          <table:table-cell table:style-name="cellBest" office:value-type="float" office:value="0.0"/>
          <table:table-cell office:value-type="float" office:value="63645.0"/>
          <table:table-cell office:value-type="float" office:value="199800.0"/>
          <table:table-cell office:value-type="float" office:value="55394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15448.0"/>
          <table:table-cell office:value-type="float" office:value="305830.0"/>
          <table:table-cell office:value-type="float" office:value="305830.0"/>
          <table:table-cell office:value-type="float" office:value="-1.0"/>
          <table:table-cell office:value-type="float" office:value="453.615"/>
          <table:table-cell table:style-name="cellBest" office:value-type="float" office:value="0.0"/>
          <table:table-cell office:value-type="float" office:value="303778.0"/>
          <table:table-cell office:value-type="float" office:value="607094.0"/>
          <table:table-cell office:value-type="float" office:value="239582.0"/>
          <table:table-cell office:value-type="float" office:value="1.0"/>
          <table:table-cell office:value-type="float" office:value="428.768"/>
          <table:table-cell table:style-name="cellBest" office:value-type="float" office:value="0.0"/>
          <table:table-cell office:value-type="float" office:value="202867.0"/>
          <table:table-cell office:value-type="float" office:value="1030865.0"/>
          <table:table-cell office:value-type="float" office:value="138381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40741.0"/>
          <table:table-cell office:value-type="float" office:value="331430.0"/>
          <table:table-cell office:value-type="float" office:value="31633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71681.0"/>
          <table:table-cell office:value-type="float" office:value="1136313.0"/>
          <table:table-cell office:value-type="float" office:value="25346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47107.0"/>
          <table:table-cell office:value-type="float" office:value="838242.0"/>
          <table:table-cell office:value-type="float" office:value="10138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500987.0"/>
          <table:table-cell office:value-type="float" office:value="1738056.0"/>
          <table:table-cell office:value-type="float" office:value="19685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553467.0"/>
          <table:table-cell office:value-type="float" office:value="1096435.0"/>
          <table:table-cell office:value-type="float" office:value="69793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01885.0"/>
          <table:table-cell office:value-type="float" office:value="586899.0"/>
          <table:table-cell office:value-type="float" office:value="515913.0"/>
          <table:table-cell office:value-type="float" office:value="-1.0"/>
          <table:table-cell office:value-type="float" office:value="49.3948"/>
          <table:table-cell table:style-name="cellBest" office:value-type="float" office:value="0.0"/>
          <table:table-cell office:value-type="float" office:value="46029.0"/>
          <table:table-cell office:value-type="float" office:value="104750.0"/>
          <table:table-cell office:value-type="float" office:value="91880.0"/>
          <table:table-cell office:value-type="float" office:value="1.0"/>
          <table:table-cell office:value-type="float" office:value="120.63"/>
          <table:table-cell table:style-name="cellBest" office:value-type="float" office:value="0.0"/>
          <table:table-cell office:value-type="float" office:value="109980.0"/>
          <table:table-cell office:value-type="float" office:value="240261.0"/>
          <table:table-cell office:value-type="float" office:value="21856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415739.0"/>
          <table:table-cell office:value-type="float" office:value="1188518.0"/>
          <table:table-cell office:value-type="float" office:value="14287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64575.0"/>
          <table:table-cell office:value-type="float" office:value="1538916.0"/>
          <table:table-cell office:value-type="float" office:value="12168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37255.0"/>
          <table:table-cell office:value-type="float" office:value="1633833.0"/>
          <table:table-cell office:value-type="float" office:value="8268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7713.0"/>
          <table:table-cell office:value-type="float" office:value="1375587.0"/>
          <table:table-cell office:value-type="float" office:value="7035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84828.0"/>
          <table:table-cell office:value-type="float" office:value="862136.0"/>
          <table:table-cell office:value-type="float" office:value="86213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9579.0"/>
          <table:table-cell office:value-type="float" office:value="1204049.0"/>
          <table:table-cell table:style-name="cellBest" office:value-type="float" office:value="0.0"/>
          <table:table-cell office:value-type="float" office:value="-1.0"/>
          <table:table-cell office:value-type="float" office:value="81.9909"/>
          <table:table-cell table:style-name="cellBest" office:value-type="float" office:value="0.0"/>
          <table:table-cell office:value-type="float" office:value="61903.0"/>
          <table:table-cell office:value-type="float" office:value="133680.0"/>
          <table:table-cell office:value-type="float" office:value="117776.0"/>
          <table:table-cell office:value-type="float" office:value="1.0"/>
          <table:table-cell office:value-type="float" office:value="402.19"/>
          <table:table-cell table:style-name="cellBest" office:value-type="float" office:value="0.0"/>
          <table:table-cell office:value-type="float" office:value="259053.0"/>
          <table:table-cell office:value-type="float" office:value="869834.0"/>
          <table:table-cell office:value-type="float" office:value="111202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19882.0"/>
          <table:table-cell table:style-name="cellWorst" office:value-type="float" office:value="7228380.0"/>
          <table:table-cell table:style-name="cellWorst" office:value-type="float" office:value="722838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68129.0"/>
          <table:table-cell office:value-type="float" office:value="1086407.0"/>
          <table:table-cell office:value-type="float" office:value="472749.0"/>
          <table:table-cell office:value-type="float" office:value="-1.0"/>
          <table:table-cell office:value-type="float" office:value="150.047"/>
          <table:table-cell table:style-name="cellBest" office:value-type="float" office:value="0.0"/>
          <table:table-cell office:value-type="float" office:value="140268.0"/>
          <table:table-cell office:value-type="float" office:value="457451.0"/>
          <table:table-cell office:value-type="float" office:value="462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75298.0"/>
          <table:table-cell office:value-type="float" office:value="398046.0"/>
          <table:table-cell office:value-type="float" office:value="382394.0"/>
          <table:table-cell office:value-type="float" office:value="-1.0"/>
          <table:table-cell table:formula="of:=MIN([.$B26];[.$G26];[.$M26];[.$S26];[.$Y26];[.$AE26];[.$AK26];[.$AQ26];[.$AW26];[.$BC26];[.$BI26];[.$BO26];[.$BU26];[.$CA26];[.$CG26];[.$CM26];[.$CS26];[.$CY26];[.$DE26];[.$DK26];[.$DQ26];[.$DW26];[.$EC26];[.$EI26];[.$EO26];[.$EU26];[.$FA26];[.$FG26];[.$FM26];[.$FS26];[.$FY26];[.$GE26];[.$GK26];[.$GQ26];[.$GW26];[.$HC26];[.$HI26];[.$HO26];[.$HU26];[.$IA26];[.$IG26])" office:value-type="float"/>
          <table:table-cell table:formula="of:=MIN([.$C26];[.$H26];[.$N26];[.$T26];[.$Z26];[.$AF26];[.$AL26];[.$AR26];[.$AX26];[.$BD26];[.$BJ26];[.$BP26];[.$BV26];[.$CB26];[.$CH26];[.$CN26];[.$CT26];[.$CZ26];[.$DF26];[.$DL26];[.$DR26];[.$DX26];[.$ED26];[.$EJ26];[.$EP26];[.$EV26];[.$FB26];[.$FH26];[.$FN26];[.$FT26];[.$FZ26];[.$GF26];[.$GL26];[.$GR26];[.$GX26];[.$HD26];[.$HJ26];[.$HP26];[.$HV26];[.$IB26];[.$IH26])" office:value-type="float"/>
          <table:table-cell table:formula="of:=MIN([.$D26];[.$I26];[.$O26];[.$U26];[.$AA26];[.$AG26];[.$AM26];[.$AS26];[.$AY26];[.$BE26];[.$BK26];[.$BQ26];[.$BW26];[.$CC26];[.$CI26];[.$CO26];[.$CU26];[.$DA26];[.$DG26];[.$DM26];[.$DS26];[.$DY26];[.$EE26];[.$EK26];[.$EQ26];[.$EW26];[.$FC26];[.$FI26];[.$FO26];[.$FU26];[.$GA26];[.$GG26];[.$GM26];[.$GS26];[.$GY26];[.$HE26];[.$HK26];[.$HQ26];[.$HW26];[.$IC26];[.$II26])" office:value-type="float"/>
          <table:table-cell table:formula="of:=MIN([.$E26];[.$J26];[.$P26];[.$V26];[.$AB26];[.$AH26];[.$AN26];[.$AT26];[.$AZ26];[.$BF26];[.$BL26];[.$BR26];[.$BX26];[.$CD26];[.$CJ26];[.$CP26];[.$CV26];[.$DB26];[.$DH26];[.$DN26];[.$DT26];[.$DZ26];[.$EF26];[.$EL26];[.$ER26];[.$EX26];[.$FD26];[.$FJ26];[.$FP26];[.$FV26];[.$GB26];[.$GH26];[.$GN26];[.$GT26];[.$GZ26];[.$HF26];[.$HL26];[.$HR26];[.$HX26];[.$ID26];[.$IJ26])" office:value-type="float"/>
          <table:table-cell table:formula="of:=MIN([.$K26];[.$Q26];[.$W26];[.$AC26];[.$AI26];[.$AO26];[.$AU26];[.$BA26];[.$BG26];[.$BM26];[.$BS26];[.$BY26];[.$CE26];[.$CK26];[.$CQ26];[.$CW26];[.$DC26];[.$DI26];[.$DO26];[.$DU26];[.$EA26];[.$EG26];[.$EM26];[.$ES26];[.$EY26];[.$FE26];[.$FK26];[.$FQ26];[.$FW26];[.$GC26];[.$GI26];[.$GO26];[.$GU26];[.$HA26];[.$HG26];[.$HM26];[.$HS26];[.$HY26];[.$IE26];[.$IK26])" office:value-type="float"/>
          <table:table-cell table:formula="of:=MIN([.$F26];[.$L26];[.$R26];[.$X26];[.$AD26];[.$AJ26];[.$AP26];[.$AV26];[.$BB26];[.$BH26];[.$BN26];[.$BT26];[.$BZ26];[.$CF26];[.$CL26];[.$CR26];[.$CX26];[.$DD26];[.$DJ26];[.$DP26];[.$DV26];[.$EB26];[.$EH26];[.$EN26];[.$ET26];[.$EZ26];[.$FF26];[.$FL26];[.$FR26];[.$FX26];[.$GD26];[.$GJ26];[.$GP26];[.$GV26];[.$HB26];[.$HH26];[.$HN26];[.$HT26];[.$HZ26];[.$IF26];[.$IL26])" office:value-type="float"/>
          <table:table-cell table:formula="of:=MEDIAN([.$B26];[.$G26];[.$M26];[.$S26];[.$Y26];[.$AE26];[.$AK26];[.$AQ26];[.$AW26];[.$BC26];[.$BI26];[.$BO26];[.$BU26];[.$CA26];[.$CG26];[.$CM26];[.$CS26];[.$CY26];[.$DE26];[.$DK26];[.$DQ26];[.$DW26];[.$EC26];[.$EI26];[.$EO26];[.$EU26];[.$FA26];[.$FG26];[.$FM26];[.$FS26];[.$FY26];[.$GE26];[.$GK26];[.$GQ26];[.$GW26];[.$HC26];[.$HI26];[.$HO26];[.$HU26];[.$IA26];[.$IG26])" office:value-type="float"/>
          <table:table-cell table:formula="of:=MEDIAN([.$C26];[.$H26];[.$N26];[.$T26];[.$Z26];[.$AF26];[.$AL26];[.$AR26];[.$AX26];[.$BD26];[.$BJ26];[.$BP26];[.$BV26];[.$CB26];[.$CH26];[.$CN26];[.$CT26];[.$CZ26];[.$DF26];[.$DL26];[.$DR26];[.$DX26];[.$ED26];[.$EJ26];[.$EP26];[.$EV26];[.$FB26];[.$FH26];[.$FN26];[.$FT26];[.$FZ26];[.$GF26];[.$GL26];[.$GR26];[.$GX26];[.$HD26];[.$HJ26];[.$HP26];[.$HV26];[.$IB26];[.$IH26])" office:value-type="float"/>
          <table:table-cell table:formula="of:=MEDIAN([.$D26];[.$I26];[.$O26];[.$U26];[.$AA26];[.$AG26];[.$AM26];[.$AS26];[.$AY26];[.$BE26];[.$BK26];[.$BQ26];[.$BW26];[.$CC26];[.$CI26];[.$CO26];[.$CU26];[.$DA26];[.$DG26];[.$DM26];[.$DS26];[.$DY26];[.$EE26];[.$EK26];[.$EQ26];[.$EW26];[.$FC26];[.$FI26];[.$FO26];[.$FU26];[.$GA26];[.$GG26];[.$GM26];[.$GS26];[.$GY26];[.$HE26];[.$HK26];[.$HQ26];[.$HW26];[.$IC26];[.$II26])" office:value-type="float"/>
          <table:table-cell table:formula="of:=MEDIAN([.$E26];[.$J26];[.$P26];[.$V26];[.$AB26];[.$AH26];[.$AN26];[.$AT26];[.$AZ26];[.$BF26];[.$BL26];[.$BR26];[.$BX26];[.$CD26];[.$CJ26];[.$CP26];[.$CV26];[.$DB26];[.$DH26];[.$DN26];[.$DT26];[.$DZ26];[.$EF26];[.$EL26];[.$ER26];[.$EX26];[.$FD26];[.$FJ26];[.$FP26];[.$FV26];[.$GB26];[.$GH26];[.$GN26];[.$GT26];[.$GZ26];[.$HF26];[.$HL26];[.$HR26];[.$HX26];[.$ID26];[.$IJ26])" office:value-type="float"/>
          <table:table-cell table:formula="of:=MEDIAN([.$K26];[.$Q26];[.$W26];[.$AC26];[.$AI26];[.$AO26];[.$AU26];[.$BA26];[.$BG26];[.$BM26];[.$BS26];[.$BY26];[.$CE26];[.$CK26];[.$CQ26];[.$CW26];[.$DC26];[.$DI26];[.$DO26];[.$DU26];[.$EA26];[.$EG26];[.$EM26];[.$ES26];[.$EY26];[.$FE26];[.$FK26];[.$FQ26];[.$FW26];[.$GC26];[.$GI26];[.$GO26];[.$GU26];[.$HA26];[.$HG26];[.$HM26];[.$HS26];[.$HY26];[.$IE26];[.$IK26])" office:value-type="float"/>
          <table:table-cell table:formula="of:=MEDIAN([.$F26];[.$L26];[.$R26];[.$X26];[.$AD26];[.$AJ26];[.$AP26];[.$AV26];[.$BB26];[.$BH26];[.$BN26];[.$BT26];[.$BZ26];[.$CF26];[.$CL26];[.$CR26];[.$CX26];[.$DD26];[.$DJ26];[.$DP26];[.$DV26];[.$EB26];[.$EH26];[.$EN26];[.$ET26];[.$EZ26];[.$FF26];[.$FL26];[.$FR26];[.$FX26];[.$GD26];[.$GJ26];[.$GP26];[.$GV26];[.$HB26];[.$HH26];[.$HN26];[.$HT26];[.$HZ26];[.$IF26];[.$IL26])" office:value-type="float"/>
          <table:table-cell table:formula="of:=MAX([.$B26];[.$G26];[.$M26];[.$S26];[.$Y26];[.$AE26];[.$AK26];[.$AQ26];[.$AW26];[.$BC26];[.$BI26];[.$BO26];[.$BU26];[.$CA26];[.$CG26];[.$CM26];[.$CS26];[.$CY26];[.$DE26];[.$DK26];[.$DQ26];[.$DW26];[.$EC26];[.$EI26];[.$EO26];[.$EU26];[.$FA26];[.$FG26];[.$FM26];[.$FS26];[.$FY26];[.$GE26];[.$GK26];[.$GQ26];[.$GW26];[.$HC26];[.$HI26];[.$HO26];[.$HU26];[.$IA26];[.$IG26])" office:value-type="float"/>
          <table:table-cell table:formula="of:=MAX([.$C26];[.$H26];[.$N26];[.$T26];[.$Z26];[.$AF26];[.$AL26];[.$AR26];[.$AX26];[.$BD26];[.$BJ26];[.$BP26];[.$BV26];[.$CB26];[.$CH26];[.$CN26];[.$CT26];[.$CZ26];[.$DF26];[.$DL26];[.$DR26];[.$DX26];[.$ED26];[.$EJ26];[.$EP26];[.$EV26];[.$FB26];[.$FH26];[.$FN26];[.$FT26];[.$FZ26];[.$GF26];[.$GL26];[.$GR26];[.$GX26];[.$HD26];[.$HJ26];[.$HP26];[.$HV26];[.$IB26];[.$IH26])" office:value-type="float"/>
          <table:table-cell table:formula="of:=MAX([.$D26];[.$I26];[.$O26];[.$U26];[.$AA26];[.$AG26];[.$AM26];[.$AS26];[.$AY26];[.$BE26];[.$BK26];[.$BQ26];[.$BW26];[.$CC26];[.$CI26];[.$CO26];[.$CU26];[.$DA26];[.$DG26];[.$DM26];[.$DS26];[.$DY26];[.$EE26];[.$EK26];[.$EQ26];[.$EW26];[.$FC26];[.$FI26];[.$FO26];[.$FU26];[.$GA26];[.$GG26];[.$GM26];[.$GS26];[.$GY26];[.$HE26];[.$HK26];[.$HQ26];[.$HW26];[.$IC26];[.$II26])" office:value-type="float"/>
          <table:table-cell table:formula="of:=MAX([.$E26];[.$J26];[.$P26];[.$V26];[.$AB26];[.$AH26];[.$AN26];[.$AT26];[.$AZ26];[.$BF26];[.$BL26];[.$BR26];[.$BX26];[.$CD26];[.$CJ26];[.$CP26];[.$CV26];[.$DB26];[.$DH26];[.$DN26];[.$DT26];[.$DZ26];[.$EF26];[.$EL26];[.$ER26];[.$EX26];[.$FD26];[.$FJ26];[.$FP26];[.$FV26];[.$GB26];[.$GH26];[.$GN26];[.$GT26];[.$GZ26];[.$HF26];[.$HL26];[.$HR26];[.$HX26];[.$ID26];[.$IJ26])" office:value-type="float"/>
          <table:table-cell table:formula="of:=MAX([.$K26];[.$Q26];[.$W26];[.$AC26];[.$AI26];[.$AO26];[.$AU26];[.$BA26];[.$BG26];[.$BM26];[.$BS26];[.$BY26];[.$CE26];[.$CK26];[.$CQ26];[.$CW26];[.$DC26];[.$DI26];[.$DO26];[.$DU26];[.$EA26];[.$EG26];[.$EM26];[.$ES26];[.$EY26];[.$FE26];[.$FK26];[.$FQ26];[.$FW26];[.$GC26];[.$GI26];[.$GO26];[.$GU26];[.$HA26];[.$HG26];[.$HM26];[.$HS26];[.$HY26];[.$IE26];[.$IK26])" office:value-type="float"/>
          <table:table-cell table:formula="of:=MAX([.$F26];[.$L26];[.$R26];[.$X26];[.$AD26];[.$AJ26];[.$AP26];[.$AV26];[.$BB26];[.$BH26];[.$BN26];[.$BT26];[.$BZ26];[.$CF26];[.$CL26];[.$CR26];[.$CX26];[.$DD26];[.$DJ26];[.$DP26];[.$DV26];[.$EB26];[.$EH26];[.$EN26];[.$ET26];[.$EZ26];[.$FF26];[.$FL26];[.$FR26];[.$FX26];[.$GD26];[.$GJ26];[.$GP26];[.$GV26];[.$HB26];[.$HH26];[.$HN26];[.$HT26];[.$HZ26];[.$IF26];[.$IL26])" office:value-type="float"/>
        </table:table-row>
        <table:table-row table:style-name="ro1">
          <table:table-cell office:value-type="string">
            <text:p>./laby_16_16_19.lp</text:p>
          </table:table-cell>
          <table:table-cell office:value-type="float" office:value="102.89"/>
          <table:table-cell office:value-type="float" office:value="0.0"/>
          <table:table-cell office:value-type="float" office:value="75844.0"/>
          <table:table-cell office:value-type="float" office:value="291918.0"/>
          <table:table-cell office:value-type="float" office:value="1.0"/>
          <table:table-cell office:value-type="float" office:value="113.328"/>
          <table:table-cell office:value-type="float" office:value="0.0"/>
          <table:table-cell office:value-type="float" office:value="75844.0"/>
          <table:table-cell office:value-type="float" office:value="291918.0"/>
          <table:table-cell table:style-name="cellBest" office:value-type="float" office:value="0.0"/>
          <table:table-cell office:value-type="float" office:value="1.0"/>
          <table:table-cell office:value-type="float" office:value="109.632"/>
          <table:table-cell office:value-type="float" office:value="0.0"/>
          <table:table-cell office:value-type="float" office:value="75844.0"/>
          <table:table-cell office:value-type="float" office:value="291918.0"/>
          <table:table-cell table:style-name="cellBest" office:value-type="float" office:value="0.0"/>
          <table:table-cell office:value-type="float" office:value="1.0"/>
          <table:table-cell office:value-type="float" office:value="101.383"/>
          <table:table-cell office:value-type="float" office:value="0.0"/>
          <table:table-cell office:value-type="float" office:value="75844.0"/>
          <table:table-cell office:value-type="float" office:value="291918.0"/>
          <table:table-cell office:value-type="float" office:value="60538.0"/>
          <table:table-cell office:value-type="float" office:value="1.0"/>
          <table:table-cell office:value-type="float" office:value="40.1496"/>
          <table:table-cell office:value-type="float" office:value="0.0"/>
          <table:table-cell office:value-type="float" office:value="34388.0"/>
          <table:table-cell office:value-type="float" office:value="138877.0"/>
          <table:table-cell office:value-type="float" office:value="3110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93978.0"/>
          <table:table-cell office:value-type="float" office:value="1059067.0"/>
          <table:table-cell office:value-type="float" office:value="106114.0"/>
          <table:table-cell office:value-type="float" office:value="-1.0"/>
          <table:table-cell office:value-type="float" office:value="79.4952"/>
          <table:table-cell office:value-type="float" office:value="0.0"/>
          <table:table-cell office:value-type="float" office:value="64929.0"/>
          <table:table-cell office:value-type="float" office:value="236649.0"/>
          <table:table-cell office:value-type="float" office:value="61691.0"/>
          <table:table-cell office:value-type="float" office:value="1.0"/>
          <table:table-cell office:value-type="float" office:value="570.821"/>
          <table:table-cell office:value-type="float" office:value="0.0"/>
          <table:table-cell office:value-type="float" office:value="136249.0"/>
          <table:table-cell office:value-type="float" office:value="319454.0"/>
          <table:table-cell office:value-type="float" office:value="163252.0"/>
          <table:table-cell office:value-type="float" office:value="1.0"/>
          <table:table-cell office:value-type="float" office:value="356.848"/>
          <table:table-cell office:value-type="float" office:value="0.0"/>
          <table:table-cell office:value-type="float" office:value="159869.0"/>
          <table:table-cell office:value-type="float" office:value="365342.0"/>
          <table:table-cell office:value-type="float" office:value="214020.0"/>
          <table:table-cell office:value-type="float" office:value="1.0"/>
          <table:table-cell office:value-type="float" office:value="2.14917"/>
          <table:table-cell office:value-type="float" office:value="0.0"/>
          <table:table-cell office:value-type="float" office:value="580.0"/>
          <table:table-cell table:style-name="cellBest" office:value-type="float" office:value="4328.0"/>
          <table:table-cell office:value-type="float" office:value="2936.0"/>
          <table:table-cell office:value-type="float" office:value="1.0"/>
          <table:table-cell table:style-name="cellBest" office:value-type="float" office:value="1.7471"/>
          <table:table-cell office:value-type="float" office:value="0.0"/>
          <table:table-cell table:style-name="cellBest" office:value-type="float" office:value="384.0"/>
          <table:table-cell office:value-type="float" office:value="4603.0"/>
          <table:table-cell office:value-type="float" office:value="2672.0"/>
          <table:table-cell office:value-type="float" office:value="1.0"/>
          <table:table-cell office:value-type="float" office:value="337.91"/>
          <table:table-cell office:value-type="float" office:value="0.0"/>
          <table:table-cell office:value-type="float" office:value="269509.0"/>
          <table:table-cell office:value-type="float" office:value="675032.0"/>
          <table:table-cell office:value-type="float" office:value="138092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471742.0"/>
          <table:table-cell office:value-type="float" office:value="1272467.0"/>
          <table:table-cell office:value-type="float" office:value="305415.0"/>
          <table:table-cell office:value-type="float" office:value="-1.0"/>
          <table:table-cell office:value-type="float" office:value="61.1031"/>
          <table:table-cell office:value-type="float" office:value="0.0"/>
          <table:table-cell office:value-type="float" office:value="44174.0"/>
          <table:table-cell office:value-type="float" office:value="143949.0"/>
          <table:table-cell office:value-type="float" office:value="35957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54573.0"/>
          <table:table-cell office:value-type="float" office:value="88941.0"/>
          <table:table-cell office:value-type="float" office:value="88941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74769.0"/>
          <table:table-cell office:value-type="float" office:value="1427232.0"/>
          <table:table-cell table:style-name="cellBest" office:value-type="float" office:value="0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3153.0"/>
          <table:table-cell office:value-type="float" office:value="426254.0"/>
          <table:table-cell office:value-type="float" office:value="241040.0"/>
          <table:table-cell office:value-type="float" office:value="-1.0"/>
          <table:table-cell office:value-type="float" office:value="4.05663"/>
          <table:table-cell office:value-type="float" office:value="0.0"/>
          <table:table-cell office:value-type="float" office:value="2656.0"/>
          <table:table-cell office:value-type="float" office:value="32758.0"/>
          <table:table-cell office:value-type="float" office:value="9815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2108.0"/>
          <table:table-cell office:value-type="float" office:value="279396.0"/>
          <table:table-cell office:value-type="float" office:value="279396.0"/>
          <table:table-cell office:value-type="float" office:value="-1.0"/>
          <table:table-cell office:value-type="float" office:value="93.2148"/>
          <table:table-cell office:value-type="float" office:value="0.0"/>
          <table:table-cell office:value-type="float" office:value="67273.0"/>
          <table:table-cell office:value-type="float" office:value="195917.0"/>
          <table:table-cell office:value-type="float" office:value="66412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442844.0"/>
          <table:table-cell office:value-type="float" office:value="1236708.0"/>
          <table:table-cell office:value-type="float" office:value="190050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1302.0"/>
          <table:table-cell office:value-type="float" office:value="262362.0"/>
          <table:table-cell office:value-type="float" office:value="246092.0"/>
          <table:table-cell office:value-type="float" office:value="-1.0"/>
          <table:table-cell office:value-type="float" office:value="113.812"/>
          <table:table-cell office:value-type="float" office:value="0.0"/>
          <table:table-cell office:value-type="float" office:value="75844.0"/>
          <table:table-cell office:value-type="float" office:value="291918.0"/>
          <table:table-cell office:value-type="float" office:value="60538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94473.0"/>
          <table:table-cell office:value-type="float" office:value="993756.0"/>
          <table:table-cell office:value-type="float" office:value="55473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611475.0"/>
          <table:table-cell office:value-type="float" office:value="1407823.0"/>
          <table:table-cell office:value-type="float" office:value="145430.0"/>
          <table:table-cell office:value-type="float" office:value="-1.0"/>
          <table:table-cell office:value-type="float" office:value="117.706"/>
          <table:table-cell office:value-type="float" office:value="0.0"/>
          <table:table-cell office:value-type="float" office:value="69795.0"/>
          <table:table-cell office:value-type="float" office:value="171522.0"/>
          <table:table-cell office:value-type="float" office:value="99139.0"/>
          <table:table-cell office:value-type="float" office:value="1.0"/>
          <table:table-cell office:value-type="float" office:value="317.652"/>
          <table:table-cell office:value-type="float" office:value="0.0"/>
          <table:table-cell office:value-type="float" office:value="176812.0"/>
          <table:table-cell office:value-type="float" office:value="332624.0"/>
          <table:table-cell office:value-type="float" office:value="292039.0"/>
          <table:table-cell office:value-type="float" office:value="1.0"/>
          <table:table-cell office:value-type="float" office:value="332.496"/>
          <table:table-cell office:value-type="float" office:value="0.0"/>
          <table:table-cell office:value-type="float" office:value="287299.0"/>
          <table:table-cell office:value-type="float" office:value="542910.0"/>
          <table:table-cell office:value-type="float" office:value="463614.0"/>
          <table:table-cell office:value-type="float" office:value="1.0"/>
          <table:table-cell office:value-type="float" office:value="88.8693"/>
          <table:table-cell office:value-type="float" office:value="0.0"/>
          <table:table-cell office:value-type="float" office:value="48656.0"/>
          <table:table-cell office:value-type="float" office:value="97003.0"/>
          <table:table-cell office:value-type="float" office:value="92311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95324.0"/>
          <table:table-cell office:value-type="float" office:value="1288558.0"/>
          <table:table-cell office:value-type="float" office:value="97688.0"/>
          <table:table-cell office:value-type="float" office:value="-1.0"/>
          <table:table-cell office:value-type="float" office:value="158.424"/>
          <table:table-cell office:value-type="float" office:value="0.0"/>
          <table:table-cell office:value-type="float" office:value="119131.0"/>
          <table:table-cell office:value-type="float" office:value="533300.0"/>
          <table:table-cell office:value-type="float" office:value="44661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81192.0"/>
          <table:table-cell office:value-type="float" office:value="1209996.0"/>
          <table:table-cell office:value-type="float" office:value="95810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77713.0"/>
          <table:table-cell office:value-type="float" office:value="1199093.0"/>
          <table:table-cell office:value-type="float" office:value="95201.0"/>
          <table:table-cell office:value-type="float" office:value="-1.0"/>
          <table:table-cell office:value-type="float" office:value="98.769"/>
          <table:table-cell office:value-type="float" office:value="0.0"/>
          <table:table-cell office:value-type="float" office:value="68874.0"/>
          <table:table-cell office:value-type="float" office:value="210538.0"/>
          <table:table-cell office:value-type="float" office:value="210538.0"/>
          <table:table-cell office:value-type="float" office:value="1.0"/>
          <table:table-cell office:value-type="float" office:value="101.573"/>
          <table:table-cell office:value-type="float" office:value="0.0"/>
          <table:table-cell office:value-type="float" office:value="98879.0"/>
          <table:table-cell office:value-type="float" office:value="342529.0"/>
          <table:table-cell table:style-name="cellBest" office:value-type="float" office:value="0.0"/>
          <table:table-cell office:value-type="float" office:value="1.0"/>
          <table:table-cell office:value-type="float" office:value="508.92"/>
          <table:table-cell office:value-type="float" office:value="0.0"/>
          <table:table-cell office:value-type="float" office:value="446262.0"/>
          <table:table-cell office:value-type="float" office:value="720621.0"/>
          <table:table-cell office:value-type="float" office:value="69649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80463.0"/>
          <table:table-cell office:value-type="float" office:value="774008.0"/>
          <table:table-cell office:value-type="float" office:value="106151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33079.0"/>
          <table:table-cell table:style-name="cellWorst" office:value-type="float" office:value="11071250.0"/>
          <table:table-cell table:style-name="cellWorst" office:value-type="float" office:value="11071250.0"/>
          <table:table-cell office:value-type="float" office:value="-1.0"/>
          <table:table-cell office:value-type="float" office:value="144.051"/>
          <table:table-cell office:value-type="float" office:value="0.0"/>
          <table:table-cell office:value-type="float" office:value="199836.0"/>
          <table:table-cell office:value-type="float" office:value="439352.0"/>
          <table:table-cell office:value-type="float" office:value="15643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47752.0"/>
          <table:table-cell office:value-type="float" office:value="1141298.0"/>
          <table:table-cell office:value-type="float" office:value="78913.0"/>
          <table:table-cell office:value-type="float" office:value="-1.0"/>
          <table:table-cell office:value-type="float" office:value="48.2809"/>
          <table:table-cell office:value-type="float" office:value="0.0"/>
          <table:table-cell office:value-type="float" office:value="41593.0"/>
          <table:table-cell office:value-type="float" office:value="86349.0"/>
          <table:table-cell office:value-type="float" office:value="81789.0"/>
          <table:table-cell office:value-type="float" office:value="1.0"/>
          <table:table-cell table:formula="of:=MIN([.$B27];[.$G27];[.$M27];[.$S27];[.$Y27];[.$AE27];[.$AK27];[.$AQ27];[.$AW27];[.$BC27];[.$BI27];[.$BO27];[.$BU27];[.$CA27];[.$CG27];[.$CM27];[.$CS27];[.$CY27];[.$DE27];[.$DK27];[.$DQ27];[.$DW27];[.$EC27];[.$EI27];[.$EO27];[.$EU27];[.$FA27];[.$FG27];[.$FM27];[.$FS27];[.$FY27];[.$GE27];[.$GK27];[.$GQ27];[.$GW27];[.$HC27];[.$HI27];[.$HO27];[.$HU27];[.$IA27];[.$IG27])" office:value-type="float"/>
          <table:table-cell table:formula="of:=MIN([.$C27];[.$H27];[.$N27];[.$T27];[.$Z27];[.$AF27];[.$AL27];[.$AR27];[.$AX27];[.$BD27];[.$BJ27];[.$BP27];[.$BV27];[.$CB27];[.$CH27];[.$CN27];[.$CT27];[.$CZ27];[.$DF27];[.$DL27];[.$DR27];[.$DX27];[.$ED27];[.$EJ27];[.$EP27];[.$EV27];[.$FB27];[.$FH27];[.$FN27];[.$FT27];[.$FZ27];[.$GF27];[.$GL27];[.$GR27];[.$GX27];[.$HD27];[.$HJ27];[.$HP27];[.$HV27];[.$IB27];[.$IH27])" office:value-type="float"/>
          <table:table-cell table:formula="of:=MIN([.$D27];[.$I27];[.$O27];[.$U27];[.$AA27];[.$AG27];[.$AM27];[.$AS27];[.$AY27];[.$BE27];[.$BK27];[.$BQ27];[.$BW27];[.$CC27];[.$CI27];[.$CO27];[.$CU27];[.$DA27];[.$DG27];[.$DM27];[.$DS27];[.$DY27];[.$EE27];[.$EK27];[.$EQ27];[.$EW27];[.$FC27];[.$FI27];[.$FO27];[.$FU27];[.$GA27];[.$GG27];[.$GM27];[.$GS27];[.$GY27];[.$HE27];[.$HK27];[.$HQ27];[.$HW27];[.$IC27];[.$II27])" office:value-type="float"/>
          <table:table-cell table:formula="of:=MIN([.$E27];[.$J27];[.$P27];[.$V27];[.$AB27];[.$AH27];[.$AN27];[.$AT27];[.$AZ27];[.$BF27];[.$BL27];[.$BR27];[.$BX27];[.$CD27];[.$CJ27];[.$CP27];[.$CV27];[.$DB27];[.$DH27];[.$DN27];[.$DT27];[.$DZ27];[.$EF27];[.$EL27];[.$ER27];[.$EX27];[.$FD27];[.$FJ27];[.$FP27];[.$FV27];[.$GB27];[.$GH27];[.$GN27];[.$GT27];[.$GZ27];[.$HF27];[.$HL27];[.$HR27];[.$HX27];[.$ID27];[.$IJ27])" office:value-type="float"/>
          <table:table-cell table:formula="of:=MIN([.$K27];[.$Q27];[.$W27];[.$AC27];[.$AI27];[.$AO27];[.$AU27];[.$BA27];[.$BG27];[.$BM27];[.$BS27];[.$BY27];[.$CE27];[.$CK27];[.$CQ27];[.$CW27];[.$DC27];[.$DI27];[.$DO27];[.$DU27];[.$EA27];[.$EG27];[.$EM27];[.$ES27];[.$EY27];[.$FE27];[.$FK27];[.$FQ27];[.$FW27];[.$GC27];[.$GI27];[.$GO27];[.$GU27];[.$HA27];[.$HG27];[.$HM27];[.$HS27];[.$HY27];[.$IE27];[.$IK27])" office:value-type="float"/>
          <table:table-cell table:formula="of:=MIN([.$F27];[.$L27];[.$R27];[.$X27];[.$AD27];[.$AJ27];[.$AP27];[.$AV27];[.$BB27];[.$BH27];[.$BN27];[.$BT27];[.$BZ27];[.$CF27];[.$CL27];[.$CR27];[.$CX27];[.$DD27];[.$DJ27];[.$DP27];[.$DV27];[.$EB27];[.$EH27];[.$EN27];[.$ET27];[.$EZ27];[.$FF27];[.$FL27];[.$FR27];[.$FX27];[.$GD27];[.$GJ27];[.$GP27];[.$GV27];[.$HB27];[.$HH27];[.$HN27];[.$HT27];[.$HZ27];[.$IF27];[.$IL27])" office:value-type="float"/>
          <table:table-cell table:formula="of:=MEDIAN([.$B27];[.$G27];[.$M27];[.$S27];[.$Y27];[.$AE27];[.$AK27];[.$AQ27];[.$AW27];[.$BC27];[.$BI27];[.$BO27];[.$BU27];[.$CA27];[.$CG27];[.$CM27];[.$CS27];[.$CY27];[.$DE27];[.$DK27];[.$DQ27];[.$DW27];[.$EC27];[.$EI27];[.$EO27];[.$EU27];[.$FA27];[.$FG27];[.$FM27];[.$FS27];[.$FY27];[.$GE27];[.$GK27];[.$GQ27];[.$GW27];[.$HC27];[.$HI27];[.$HO27];[.$HU27];[.$IA27];[.$IG27])" office:value-type="float"/>
          <table:table-cell table:formula="of:=MEDIAN([.$C27];[.$H27];[.$N27];[.$T27];[.$Z27];[.$AF27];[.$AL27];[.$AR27];[.$AX27];[.$BD27];[.$BJ27];[.$BP27];[.$BV27];[.$CB27];[.$CH27];[.$CN27];[.$CT27];[.$CZ27];[.$DF27];[.$DL27];[.$DR27];[.$DX27];[.$ED27];[.$EJ27];[.$EP27];[.$EV27];[.$FB27];[.$FH27];[.$FN27];[.$FT27];[.$FZ27];[.$GF27];[.$GL27];[.$GR27];[.$GX27];[.$HD27];[.$HJ27];[.$HP27];[.$HV27];[.$IB27];[.$IH27])" office:value-type="float"/>
          <table:table-cell table:formula="of:=MEDIAN([.$D27];[.$I27];[.$O27];[.$U27];[.$AA27];[.$AG27];[.$AM27];[.$AS27];[.$AY27];[.$BE27];[.$BK27];[.$BQ27];[.$BW27];[.$CC27];[.$CI27];[.$CO27];[.$CU27];[.$DA27];[.$DG27];[.$DM27];[.$DS27];[.$DY27];[.$EE27];[.$EK27];[.$EQ27];[.$EW27];[.$FC27];[.$FI27];[.$FO27];[.$FU27];[.$GA27];[.$GG27];[.$GM27];[.$GS27];[.$GY27];[.$HE27];[.$HK27];[.$HQ27];[.$HW27];[.$IC27];[.$II27])" office:value-type="float"/>
          <table:table-cell table:formula="of:=MEDIAN([.$E27];[.$J27];[.$P27];[.$V27];[.$AB27];[.$AH27];[.$AN27];[.$AT27];[.$AZ27];[.$BF27];[.$BL27];[.$BR27];[.$BX27];[.$CD27];[.$CJ27];[.$CP27];[.$CV27];[.$DB27];[.$DH27];[.$DN27];[.$DT27];[.$DZ27];[.$EF27];[.$EL27];[.$ER27];[.$EX27];[.$FD27];[.$FJ27];[.$FP27];[.$FV27];[.$GB27];[.$GH27];[.$GN27];[.$GT27];[.$GZ27];[.$HF27];[.$HL27];[.$HR27];[.$HX27];[.$ID27];[.$IJ27])" office:value-type="float"/>
          <table:table-cell table:formula="of:=MEDIAN([.$K27];[.$Q27];[.$W27];[.$AC27];[.$AI27];[.$AO27];[.$AU27];[.$BA27];[.$BG27];[.$BM27];[.$BS27];[.$BY27];[.$CE27];[.$CK27];[.$CQ27];[.$CW27];[.$DC27];[.$DI27];[.$DO27];[.$DU27];[.$EA27];[.$EG27];[.$EM27];[.$ES27];[.$EY27];[.$FE27];[.$FK27];[.$FQ27];[.$FW27];[.$GC27];[.$GI27];[.$GO27];[.$GU27];[.$HA27];[.$HG27];[.$HM27];[.$HS27];[.$HY27];[.$IE27];[.$IK27])" office:value-type="float"/>
          <table:table-cell table:formula="of:=MEDIAN([.$F27];[.$L27];[.$R27];[.$X27];[.$AD27];[.$AJ27];[.$AP27];[.$AV27];[.$BB27];[.$BH27];[.$BN27];[.$BT27];[.$BZ27];[.$CF27];[.$CL27];[.$CR27];[.$CX27];[.$DD27];[.$DJ27];[.$DP27];[.$DV27];[.$EB27];[.$EH27];[.$EN27];[.$ET27];[.$EZ27];[.$FF27];[.$FL27];[.$FR27];[.$FX27];[.$GD27];[.$GJ27];[.$GP27];[.$GV27];[.$HB27];[.$HH27];[.$HN27];[.$HT27];[.$HZ27];[.$IF27];[.$IL27])" office:value-type="float"/>
          <table:table-cell table:formula="of:=MAX([.$B27];[.$G27];[.$M27];[.$S27];[.$Y27];[.$AE27];[.$AK27];[.$AQ27];[.$AW27];[.$BC27];[.$BI27];[.$BO27];[.$BU27];[.$CA27];[.$CG27];[.$CM27];[.$CS27];[.$CY27];[.$DE27];[.$DK27];[.$DQ27];[.$DW27];[.$EC27];[.$EI27];[.$EO27];[.$EU27];[.$FA27];[.$FG27];[.$FM27];[.$FS27];[.$FY27];[.$GE27];[.$GK27];[.$GQ27];[.$GW27];[.$HC27];[.$HI27];[.$HO27];[.$HU27];[.$IA27];[.$IG27])" office:value-type="float"/>
          <table:table-cell table:formula="of:=MAX([.$C27];[.$H27];[.$N27];[.$T27];[.$Z27];[.$AF27];[.$AL27];[.$AR27];[.$AX27];[.$BD27];[.$BJ27];[.$BP27];[.$BV27];[.$CB27];[.$CH27];[.$CN27];[.$CT27];[.$CZ27];[.$DF27];[.$DL27];[.$DR27];[.$DX27];[.$ED27];[.$EJ27];[.$EP27];[.$EV27];[.$FB27];[.$FH27];[.$FN27];[.$FT27];[.$FZ27];[.$GF27];[.$GL27];[.$GR27];[.$GX27];[.$HD27];[.$HJ27];[.$HP27];[.$HV27];[.$IB27];[.$IH27])" office:value-type="float"/>
          <table:table-cell table:formula="of:=MAX([.$D27];[.$I27];[.$O27];[.$U27];[.$AA27];[.$AG27];[.$AM27];[.$AS27];[.$AY27];[.$BE27];[.$BK27];[.$BQ27];[.$BW27];[.$CC27];[.$CI27];[.$CO27];[.$CU27];[.$DA27];[.$DG27];[.$DM27];[.$DS27];[.$DY27];[.$EE27];[.$EK27];[.$EQ27];[.$EW27];[.$FC27];[.$FI27];[.$FO27];[.$FU27];[.$GA27];[.$GG27];[.$GM27];[.$GS27];[.$GY27];[.$HE27];[.$HK27];[.$HQ27];[.$HW27];[.$IC27];[.$II27])" office:value-type="float"/>
          <table:table-cell table:formula="of:=MAX([.$E27];[.$J27];[.$P27];[.$V27];[.$AB27];[.$AH27];[.$AN27];[.$AT27];[.$AZ27];[.$BF27];[.$BL27];[.$BR27];[.$BX27];[.$CD27];[.$CJ27];[.$CP27];[.$CV27];[.$DB27];[.$DH27];[.$DN27];[.$DT27];[.$DZ27];[.$EF27];[.$EL27];[.$ER27];[.$EX27];[.$FD27];[.$FJ27];[.$FP27];[.$FV27];[.$GB27];[.$GH27];[.$GN27];[.$GT27];[.$GZ27];[.$HF27];[.$HL27];[.$HR27];[.$HX27];[.$ID27];[.$IJ27])" office:value-type="float"/>
          <table:table-cell table:formula="of:=MAX([.$K27];[.$Q27];[.$W27];[.$AC27];[.$AI27];[.$AO27];[.$AU27];[.$BA27];[.$BG27];[.$BM27];[.$BS27];[.$BY27];[.$CE27];[.$CK27];[.$CQ27];[.$CW27];[.$DC27];[.$DI27];[.$DO27];[.$DU27];[.$EA27];[.$EG27];[.$EM27];[.$ES27];[.$EY27];[.$FE27];[.$FK27];[.$FQ27];[.$FW27];[.$GC27];[.$GI27];[.$GO27];[.$GU27];[.$HA27];[.$HG27];[.$HM27];[.$HS27];[.$HY27];[.$IE27];[.$IK27])" office:value-type="float"/>
          <table:table-cell table:formula="of:=MAX([.$F27];[.$L27];[.$R27];[.$X27];[.$AD27];[.$AJ27];[.$AP27];[.$AV27];[.$BB27];[.$BH27];[.$BN27];[.$BT27];[.$BZ27];[.$CF27];[.$CL27];[.$CR27];[.$CX27];[.$DD27];[.$DJ27];[.$DP27];[.$DV27];[.$EB27];[.$EH27];[.$EN27];[.$ET27];[.$EZ27];[.$FF27];[.$FL27];[.$FR27];[.$FX27];[.$GD27];[.$GJ27];[.$GP27];[.$GV27];[.$HB27];[.$HH27];[.$HN27];[.$HT27];[.$HZ27];[.$IF27];[.$IL27])" office:value-type="float"/>
        </table:table-row>
        <table:table-row table:style-name="ro1">
          <table:table-cell office:value-type="string">
            <text:p>./laby_16_16_20.lp</text:p>
          </table:table-cell>
          <table:table-cell office:value-type="float" office:value="1.76954"/>
          <table:table-cell office:value-type="float" office:value="0.0"/>
          <table:table-cell office:value-type="float" office:value="192.0"/>
          <table:table-cell office:value-type="float" office:value="2203.0"/>
          <table:table-cell office:value-type="float" office:value="1.0"/>
          <table:table-cell office:value-type="float" office:value="1.7882"/>
          <table:table-cell office:value-type="float" office:value="0.0"/>
          <table:table-cell office:value-type="float" office:value="192.0"/>
          <table:table-cell office:value-type="float" office:value="2203.0"/>
          <table:table-cell table:style-name="cellBest" office:value-type="float" office:value="0.0"/>
          <table:table-cell office:value-type="float" office:value="1.0"/>
          <table:table-cell office:value-type="float" office:value="1.79181"/>
          <table:table-cell office:value-type="float" office:value="0.0"/>
          <table:table-cell office:value-type="float" office:value="192.0"/>
          <table:table-cell office:value-type="float" office:value="2203.0"/>
          <table:table-cell table:style-name="cellBest" office:value-type="float" office:value="0.0"/>
          <table:table-cell office:value-type="float" office:value="1.0"/>
          <table:table-cell office:value-type="float" office:value="1.71514"/>
          <table:table-cell office:value-type="float" office:value="0.0"/>
          <table:table-cell office:value-type="float" office:value="192.0"/>
          <table:table-cell office:value-type="float" office:value="2203.0"/>
          <table:table-cell office:value-type="float" office:value="2003.0"/>
          <table:table-cell office:value-type="float" office:value="1.0"/>
          <table:table-cell office:value-type="float" office:value="3.11985"/>
          <table:table-cell office:value-type="float" office:value="0.0"/>
          <table:table-cell office:value-type="float" office:value="1027.0"/>
          <table:table-cell office:value-type="float" office:value="10190.0"/>
          <table:table-cell office:value-type="float" office:value="3016.0"/>
          <table:table-cell office:value-type="float" office:value="1.0"/>
          <table:table-cell office:value-type="float" office:value="48.7914"/>
          <table:table-cell office:value-type="float" office:value="0.0"/>
          <table:table-cell office:value-type="float" office:value="42825.0"/>
          <table:table-cell office:value-type="float" office:value="258324.0"/>
          <table:table-cell office:value-type="float" office:value="8466.0"/>
          <table:table-cell office:value-type="float" office:value="1.0"/>
          <table:table-cell office:value-type="float" office:value="1.75716"/>
          <table:table-cell office:value-type="float" office:value="0.0"/>
          <table:table-cell office:value-type="float" office:value="194.0"/>
          <table:table-cell office:value-type="float" office:value="2065.0"/>
          <table:table-cell office:value-type="float" office:value="2047.0"/>
          <table:table-cell office:value-type="float" office:value="1.0"/>
          <table:table-cell office:value-type="float" office:value="2.72791"/>
          <table:table-cell office:value-type="float" office:value="0.0"/>
          <table:table-cell office:value-type="float" office:value="856.0"/>
          <table:table-cell office:value-type="float" office:value="11857.0"/>
          <table:table-cell office:value-type="float" office:value="3806.0"/>
          <table:table-cell office:value-type="float" office:value="1.0"/>
          <table:table-cell office:value-type="float" office:value="3.38101"/>
          <table:table-cell office:value-type="float" office:value="0.0"/>
          <table:table-cell office:value-type="float" office:value="918.0"/>
          <table:table-cell office:value-type="float" office:value="17966.0"/>
          <table:table-cell office:value-type="float" office:value="4855.0"/>
          <table:table-cell office:value-type="float" office:value="1.0"/>
          <table:table-cell office:value-type="float" office:value="3.28479"/>
          <table:table-cell office:value-type="float" office:value="0.0"/>
          <table:table-cell office:value-type="float" office:value="561.0"/>
          <table:table-cell office:value-type="float" office:value="7282.0"/>
          <table:table-cell office:value-type="float" office:value="3086.0"/>
          <table:table-cell office:value-type="float" office:value="1.0"/>
          <table:table-cell office:value-type="float" office:value="1.62808"/>
          <table:table-cell office:value-type="float" office:value="0.0"/>
          <table:table-cell office:value-type="float" office:value="153.0"/>
          <table:table-cell table:style-name="cellBest" office:value-type="float" office:value="1953.0"/>
          <table:table-cell office:value-type="float" office:value="1854.0"/>
          <table:table-cell office:value-type="float" office:value="1.0"/>
          <table:table-cell office:value-type="float" office:value="1.6994"/>
          <table:table-cell office:value-type="float" office:value="0.0"/>
          <table:table-cell office:value-type="float" office:value="192.0"/>
          <table:table-cell office:value-type="float" office:value="2168.0"/>
          <table:table-cell office:value-type="float" office:value="2054.0"/>
          <table:table-cell office:value-type="float" office:value="1.0"/>
          <table:table-cell office:value-type="float" office:value="3.40149"/>
          <table:table-cell office:value-type="float" office:value="0.0"/>
          <table:table-cell office:value-type="float" office:value="926.0"/>
          <table:table-cell office:value-type="float" office:value="19790.0"/>
          <table:table-cell office:value-type="float" office:value="2898.0"/>
          <table:table-cell office:value-type="float" office:value="1.0"/>
          <table:table-cell office:value-type="float" office:value="2.25592"/>
          <table:table-cell office:value-type="float" office:value="0.0"/>
          <table:table-cell office:value-type="float" office:value="184.0"/>
          <table:table-cell office:value-type="float" office:value="2146.0"/>
          <table:table-cell office:value-type="float" office:value="1997.0"/>
          <table:table-cell office:value-type="float" office:value="1.0"/>
          <table:table-cell office:value-type="float" office:value="4.73773"/>
          <table:table-cell office:value-type="float" office:value="0.0"/>
          <table:table-cell office:value-type="float" office:value="652.0"/>
          <table:table-cell office:value-type="float" office:value="3803.0"/>
          <table:table-cell office:value-type="float" office:value="3803.0"/>
          <table:table-cell office:value-type="float" office:value="1.0"/>
          <table:table-cell office:value-type="float" office:value="37.2724"/>
          <table:table-cell office:value-type="float" office:value="0.0"/>
          <table:table-cell office:value-type="float" office:value="6130.0"/>
          <table:table-cell office:value-type="float" office:value="1681829.0"/>
          <table:table-cell table:style-name="cellBest" office:value-type="float" office:value="0.0"/>
          <table:table-cell office:value-type="float" office:value="1.0"/>
          <table:table-cell office:value-type="float" office:value="1.60174"/>
          <table:table-cell office:value-type="float" office:value="0.0"/>
          <table:table-cell office:value-type="float" office:value="141.0"/>
          <table:table-cell office:value-type="float" office:value="2079.0"/>
          <table:table-cell office:value-type="float" office:value="1841.0"/>
          <table:table-cell office:value-type="float" office:value="1.0"/>
          <table:table-cell office:value-type="float" office:value="3.87739"/>
          <table:table-cell office:value-type="float" office:value="0.0"/>
          <table:table-cell office:value-type="float" office:value="2248.0"/>
          <table:table-cell office:value-type="float" office:value="29043.0"/>
          <table:table-cell office:value-type="float" office:value="11352.0"/>
          <table:table-cell office:value-type="float" office:value="1.0"/>
          <table:table-cell office:value-type="float" office:value="11.1681"/>
          <table:table-cell office:value-type="float" office:value="0.0"/>
          <table:table-cell office:value-type="float" office:value="1633.0"/>
          <table:table-cell office:value-type="float" office:value="9420.0"/>
          <table:table-cell office:value-type="float" office:value="9420.0"/>
          <table:table-cell office:value-type="float" office:value="1.0"/>
          <table:table-cell office:value-type="float" office:value="3.91473"/>
          <table:table-cell office:value-type="float" office:value="0.0"/>
          <table:table-cell office:value-type="float" office:value="1511.0"/>
          <table:table-cell office:value-type="float" office:value="20549.0"/>
          <table:table-cell office:value-type="float" office:value="4958.0"/>
          <table:table-cell office:value-type="float" office:value="1.0"/>
          <table:table-cell office:value-type="float" office:value="1.79066"/>
          <table:table-cell office:value-type="float" office:value="0.0"/>
          <table:table-cell office:value-type="float" office:value="765.0"/>
          <table:table-cell office:value-type="float" office:value="27676.0"/>
          <table:table-cell office:value-type="float" office:value="3963.0"/>
          <table:table-cell office:value-type="float" office:value="1.0"/>
          <table:table-cell office:value-type="float" office:value="1.39645"/>
          <table:table-cell office:value-type="float" office:value="0.0"/>
          <table:table-cell office:value-type="float" office:value="427.0"/>
          <table:table-cell office:value-type="float" office:value="3657.0"/>
          <table:table-cell office:value-type="float" office:value="3054.0"/>
          <table:table-cell office:value-type="float" office:value="1.0"/>
          <table:table-cell office:value-type="float" office:value="1.89092"/>
          <table:table-cell office:value-type="float" office:value="0.0"/>
          <table:table-cell office:value-type="float" office:value="192.0"/>
          <table:table-cell office:value-type="float" office:value="2203.0"/>
          <table:table-cell office:value-type="float" office:value="2003.0"/>
          <table:table-cell office:value-type="float" office:value="1.0"/>
          <table:table-cell office:value-type="float" office:value="5.08708"/>
          <table:table-cell office:value-type="float" office:value="0.0"/>
          <table:table-cell office:value-type="float" office:value="2227.0"/>
          <table:table-cell office:value-type="float" office:value="16364.0"/>
          <table:table-cell office:value-type="float" office:value="1706.0"/>
          <table:table-cell office:value-type="float" office:value="1.0"/>
          <table:table-cell office:value-type="float" office:value="13.9987"/>
          <table:table-cell office:value-type="float" office:value="0.0"/>
          <table:table-cell office:value-type="float" office:value="31852.0"/>
          <table:table-cell office:value-type="float" office:value="775038.0"/>
          <table:table-cell office:value-type="float" office:value="225925.0"/>
          <table:table-cell office:value-type="float" office:value="1.0"/>
          <table:table-cell office:value-type="float" office:value="11.2578"/>
          <table:table-cell office:value-type="float" office:value="0.0"/>
          <table:table-cell office:value-type="float" office:value="7608.0"/>
          <table:table-cell office:value-type="float" office:value="31666.0"/>
          <table:table-cell office:value-type="float" office:value="15081.0"/>
          <table:table-cell office:value-type="float" office:value="1.0"/>
          <table:table-cell office:value-type="float" office:value="3.40517"/>
          <table:table-cell office:value-type="float" office:value="0.0"/>
          <table:table-cell office:value-type="float" office:value="1444.0"/>
          <table:table-cell office:value-type="float" office:value="7360.0"/>
          <table:table-cell office:value-type="float" office:value="3728.0"/>
          <table:table-cell office:value-type="float" office:value="1.0"/>
          <table:table-cell office:value-type="float" office:value="109.799"/>
          <table:table-cell office:value-type="float" office:value="0.0"/>
          <table:table-cell office:value-type="float" office:value="90019.0"/>
          <table:table-cell office:value-type="float" office:value="355789.0"/>
          <table:table-cell office:value-type="float" office:value="252193.0"/>
          <table:table-cell office:value-type="float" office:value="1.0"/>
          <table:table-cell office:value-type="float" office:value="7.77306"/>
          <table:table-cell office:value-type="float" office:value="0.0"/>
          <table:table-cell office:value-type="float" office:value="3043.0"/>
          <table:table-cell office:value-type="float" office:value="8849.0"/>
          <table:table-cell office:value-type="float" office:value="6839.0"/>
          <table:table-cell office:value-type="float" office:value="1.0"/>
          <table:table-cell table:style-name="cellBest" office:value-type="float" office:value="0.963712"/>
          <table:table-cell office:value-type="float" office:value="0.0"/>
          <table:table-cell table:style-name="cellBest" office:value-type="float" office:value="19.0"/>
          <table:table-cell office:value-type="float" office:value="2638.0"/>
          <table:table-cell office:value-type="float" office:value="2617.0"/>
          <table:table-cell office:value-type="float" office:value="1.0"/>
          <table:table-cell office:value-type="float" office:value="4.88563"/>
          <table:table-cell office:value-type="float" office:value="0.0"/>
          <table:table-cell office:value-type="float" office:value="3440.0"/>
          <table:table-cell office:value-type="float" office:value="20787.0"/>
          <table:table-cell office:value-type="float" office:value="8305.0"/>
          <table:table-cell office:value-type="float" office:value="1.0"/>
          <table:table-cell office:value-type="float" office:value="1.0411"/>
          <table:table-cell office:value-type="float" office:value="0.0"/>
          <table:table-cell office:value-type="float" office:value="80.0"/>
          <table:table-cell office:value-type="float" office:value="4964.0"/>
          <table:table-cell office:value-type="float" office:value="4886.0"/>
          <table:table-cell office:value-type="float" office:value="1.0"/>
          <table:table-cell office:value-type="float" office:value="1.10301"/>
          <table:table-cell office:value-type="float" office:value="0.0"/>
          <table:table-cell office:value-type="float" office:value="80.0"/>
          <table:table-cell office:value-type="float" office:value="4964.0"/>
          <table:table-cell office:value-type="float" office:value="4886.0"/>
          <table:table-cell office:value-type="float" office:value="1.0"/>
          <table:table-cell office:value-type="float" office:value="2.41504"/>
          <table:table-cell office:value-type="float" office:value="0.0"/>
          <table:table-cell office:value-type="float" office:value="1619.0"/>
          <table:table-cell office:value-type="float" office:value="16844.0"/>
          <table:table-cell office:value-type="float" office:value="16844.0"/>
          <table:table-cell office:value-type="float" office:value="1.0"/>
          <table:table-cell office:value-type="float" office:value="1.61088"/>
          <table:table-cell office:value-type="float" office:value="0.0"/>
          <table:table-cell office:value-type="float" office:value="374.0"/>
          <table:table-cell office:value-type="float" office:value="13740.0"/>
          <table:table-cell table:style-name="cellBest" office:value-type="float" office:value="0.0"/>
          <table:table-cell office:value-type="float" office:value="1.0"/>
          <table:table-cell office:value-type="float" office:value="2.7963"/>
          <table:table-cell office:value-type="float" office:value="0.0"/>
          <table:table-cell office:value-type="float" office:value="731.0"/>
          <table:table-cell office:value-type="float" office:value="2939.0"/>
          <table:table-cell office:value-type="float" office:value="371.0"/>
          <table:table-cell office:value-type="float" office:value="1.0"/>
          <table:table-cell office:value-type="float" office:value="2.56027"/>
          <table:table-cell office:value-type="float" office:value="0.0"/>
          <table:table-cell office:value-type="float" office:value="1330.0"/>
          <table:table-cell office:value-type="float" office:value="56871.0"/>
          <table:table-cell office:value-type="float" office:value="50489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0326.0"/>
          <table:table-cell table:style-name="cellWorst" office:value-type="float" office:value="11231006.0"/>
          <table:table-cell table:style-name="cellWorst" office:value-type="float" office:value="11231006.0"/>
          <table:table-cell office:value-type="float" office:value="-1.0"/>
          <table:table-cell office:value-type="float" office:value="2.12425"/>
          <table:table-cell office:value-type="float" office:value="0.0"/>
          <table:table-cell office:value-type="float" office:value="348.0"/>
          <table:table-cell office:value-type="float" office:value="4554.0"/>
          <table:table-cell office:value-type="float" office:value="2125.0"/>
          <table:table-cell office:value-type="float" office:value="1.0"/>
          <table:table-cell office:value-type="float" office:value="4.91852"/>
          <table:table-cell office:value-type="float" office:value="0.0"/>
          <table:table-cell office:value-type="float" office:value="3670.0"/>
          <table:table-cell office:value-type="float" office:value="108875.0"/>
          <table:table-cell office:value-type="float" office:value="3084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98963.0"/>
          <table:table-cell office:value-type="float" office:value="447225.0"/>
          <table:table-cell office:value-type="float" office:value="312864.0"/>
          <table:table-cell office:value-type="float" office:value="-1.0"/>
          <table:table-cell table:formula="of:=MIN([.$B28];[.$G28];[.$M28];[.$S28];[.$Y28];[.$AE28];[.$AK28];[.$AQ28];[.$AW28];[.$BC28];[.$BI28];[.$BO28];[.$BU28];[.$CA28];[.$CG28];[.$CM28];[.$CS28];[.$CY28];[.$DE28];[.$DK28];[.$DQ28];[.$DW28];[.$EC28];[.$EI28];[.$EO28];[.$EU28];[.$FA28];[.$FG28];[.$FM28];[.$FS28];[.$FY28];[.$GE28];[.$GK28];[.$GQ28];[.$GW28];[.$HC28];[.$HI28];[.$HO28];[.$HU28];[.$IA28];[.$IG28])" office:value-type="float"/>
          <table:table-cell table:formula="of:=MIN([.$C28];[.$H28];[.$N28];[.$T28];[.$Z28];[.$AF28];[.$AL28];[.$AR28];[.$AX28];[.$BD28];[.$BJ28];[.$BP28];[.$BV28];[.$CB28];[.$CH28];[.$CN28];[.$CT28];[.$CZ28];[.$DF28];[.$DL28];[.$DR28];[.$DX28];[.$ED28];[.$EJ28];[.$EP28];[.$EV28];[.$FB28];[.$FH28];[.$FN28];[.$FT28];[.$FZ28];[.$GF28];[.$GL28];[.$GR28];[.$GX28];[.$HD28];[.$HJ28];[.$HP28];[.$HV28];[.$IB28];[.$IH28])" office:value-type="float"/>
          <table:table-cell table:formula="of:=MIN([.$D28];[.$I28];[.$O28];[.$U28];[.$AA28];[.$AG28];[.$AM28];[.$AS28];[.$AY28];[.$BE28];[.$BK28];[.$BQ28];[.$BW28];[.$CC28];[.$CI28];[.$CO28];[.$CU28];[.$DA28];[.$DG28];[.$DM28];[.$DS28];[.$DY28];[.$EE28];[.$EK28];[.$EQ28];[.$EW28];[.$FC28];[.$FI28];[.$FO28];[.$FU28];[.$GA28];[.$GG28];[.$GM28];[.$GS28];[.$GY28];[.$HE28];[.$HK28];[.$HQ28];[.$HW28];[.$IC28];[.$II28])" office:value-type="float"/>
          <table:table-cell table:formula="of:=MIN([.$E28];[.$J28];[.$P28];[.$V28];[.$AB28];[.$AH28];[.$AN28];[.$AT28];[.$AZ28];[.$BF28];[.$BL28];[.$BR28];[.$BX28];[.$CD28];[.$CJ28];[.$CP28];[.$CV28];[.$DB28];[.$DH28];[.$DN28];[.$DT28];[.$DZ28];[.$EF28];[.$EL28];[.$ER28];[.$EX28];[.$FD28];[.$FJ28];[.$FP28];[.$FV28];[.$GB28];[.$GH28];[.$GN28];[.$GT28];[.$GZ28];[.$HF28];[.$HL28];[.$HR28];[.$HX28];[.$ID28];[.$IJ28])" office:value-type="float"/>
          <table:table-cell table:formula="of:=MIN([.$K28];[.$Q28];[.$W28];[.$AC28];[.$AI28];[.$AO28];[.$AU28];[.$BA28];[.$BG28];[.$BM28];[.$BS28];[.$BY28];[.$CE28];[.$CK28];[.$CQ28];[.$CW28];[.$DC28];[.$DI28];[.$DO28];[.$DU28];[.$EA28];[.$EG28];[.$EM28];[.$ES28];[.$EY28];[.$FE28];[.$FK28];[.$FQ28];[.$FW28];[.$GC28];[.$GI28];[.$GO28];[.$GU28];[.$HA28];[.$HG28];[.$HM28];[.$HS28];[.$HY28];[.$IE28];[.$IK28])" office:value-type="float"/>
          <table:table-cell table:formula="of:=MIN([.$F28];[.$L28];[.$R28];[.$X28];[.$AD28];[.$AJ28];[.$AP28];[.$AV28];[.$BB28];[.$BH28];[.$BN28];[.$BT28];[.$BZ28];[.$CF28];[.$CL28];[.$CR28];[.$CX28];[.$DD28];[.$DJ28];[.$DP28];[.$DV28];[.$EB28];[.$EH28];[.$EN28];[.$ET28];[.$EZ28];[.$FF28];[.$FL28];[.$FR28];[.$FX28];[.$GD28];[.$GJ28];[.$GP28];[.$GV28];[.$HB28];[.$HH28];[.$HN28];[.$HT28];[.$HZ28];[.$IF28];[.$IL28])" office:value-type="float"/>
          <table:table-cell table:formula="of:=MEDIAN([.$B28];[.$G28];[.$M28];[.$S28];[.$Y28];[.$AE28];[.$AK28];[.$AQ28];[.$AW28];[.$BC28];[.$BI28];[.$BO28];[.$BU28];[.$CA28];[.$CG28];[.$CM28];[.$CS28];[.$CY28];[.$DE28];[.$DK28];[.$DQ28];[.$DW28];[.$EC28];[.$EI28];[.$EO28];[.$EU28];[.$FA28];[.$FG28];[.$FM28];[.$FS28];[.$FY28];[.$GE28];[.$GK28];[.$GQ28];[.$GW28];[.$HC28];[.$HI28];[.$HO28];[.$HU28];[.$IA28];[.$IG28])" office:value-type="float"/>
          <table:table-cell table:formula="of:=MEDIAN([.$C28];[.$H28];[.$N28];[.$T28];[.$Z28];[.$AF28];[.$AL28];[.$AR28];[.$AX28];[.$BD28];[.$BJ28];[.$BP28];[.$BV28];[.$CB28];[.$CH28];[.$CN28];[.$CT28];[.$CZ28];[.$DF28];[.$DL28];[.$DR28];[.$DX28];[.$ED28];[.$EJ28];[.$EP28];[.$EV28];[.$FB28];[.$FH28];[.$FN28];[.$FT28];[.$FZ28];[.$GF28];[.$GL28];[.$GR28];[.$GX28];[.$HD28];[.$HJ28];[.$HP28];[.$HV28];[.$IB28];[.$IH28])" office:value-type="float"/>
          <table:table-cell table:formula="of:=MEDIAN([.$D28];[.$I28];[.$O28];[.$U28];[.$AA28];[.$AG28];[.$AM28];[.$AS28];[.$AY28];[.$BE28];[.$BK28];[.$BQ28];[.$BW28];[.$CC28];[.$CI28];[.$CO28];[.$CU28];[.$DA28];[.$DG28];[.$DM28];[.$DS28];[.$DY28];[.$EE28];[.$EK28];[.$EQ28];[.$EW28];[.$FC28];[.$FI28];[.$FO28];[.$FU28];[.$GA28];[.$GG28];[.$GM28];[.$GS28];[.$GY28];[.$HE28];[.$HK28];[.$HQ28];[.$HW28];[.$IC28];[.$II28])" office:value-type="float"/>
          <table:table-cell table:formula="of:=MEDIAN([.$E28];[.$J28];[.$P28];[.$V28];[.$AB28];[.$AH28];[.$AN28];[.$AT28];[.$AZ28];[.$BF28];[.$BL28];[.$BR28];[.$BX28];[.$CD28];[.$CJ28];[.$CP28];[.$CV28];[.$DB28];[.$DH28];[.$DN28];[.$DT28];[.$DZ28];[.$EF28];[.$EL28];[.$ER28];[.$EX28];[.$FD28];[.$FJ28];[.$FP28];[.$FV28];[.$GB28];[.$GH28];[.$GN28];[.$GT28];[.$GZ28];[.$HF28];[.$HL28];[.$HR28];[.$HX28];[.$ID28];[.$IJ28])" office:value-type="float"/>
          <table:table-cell table:formula="of:=MEDIAN([.$K28];[.$Q28];[.$W28];[.$AC28];[.$AI28];[.$AO28];[.$AU28];[.$BA28];[.$BG28];[.$BM28];[.$BS28];[.$BY28];[.$CE28];[.$CK28];[.$CQ28];[.$CW28];[.$DC28];[.$DI28];[.$DO28];[.$DU28];[.$EA28];[.$EG28];[.$EM28];[.$ES28];[.$EY28];[.$FE28];[.$FK28];[.$FQ28];[.$FW28];[.$GC28];[.$GI28];[.$GO28];[.$GU28];[.$HA28];[.$HG28];[.$HM28];[.$HS28];[.$HY28];[.$IE28];[.$IK28])" office:value-type="float"/>
          <table:table-cell table:formula="of:=MEDIAN([.$F28];[.$L28];[.$R28];[.$X28];[.$AD28];[.$AJ28];[.$AP28];[.$AV28];[.$BB28];[.$BH28];[.$BN28];[.$BT28];[.$BZ28];[.$CF28];[.$CL28];[.$CR28];[.$CX28];[.$DD28];[.$DJ28];[.$DP28];[.$DV28];[.$EB28];[.$EH28];[.$EN28];[.$ET28];[.$EZ28];[.$FF28];[.$FL28];[.$FR28];[.$FX28];[.$GD28];[.$GJ28];[.$GP28];[.$GV28];[.$HB28];[.$HH28];[.$HN28];[.$HT28];[.$HZ28];[.$IF28];[.$IL28])" office:value-type="float"/>
          <table:table-cell table:formula="of:=MAX([.$B28];[.$G28];[.$M28];[.$S28];[.$Y28];[.$AE28];[.$AK28];[.$AQ28];[.$AW28];[.$BC28];[.$BI28];[.$BO28];[.$BU28];[.$CA28];[.$CG28];[.$CM28];[.$CS28];[.$CY28];[.$DE28];[.$DK28];[.$DQ28];[.$DW28];[.$EC28];[.$EI28];[.$EO28];[.$EU28];[.$FA28];[.$FG28];[.$FM28];[.$FS28];[.$FY28];[.$GE28];[.$GK28];[.$GQ28];[.$GW28];[.$HC28];[.$HI28];[.$HO28];[.$HU28];[.$IA28];[.$IG28])" office:value-type="float"/>
          <table:table-cell table:formula="of:=MAX([.$C28];[.$H28];[.$N28];[.$T28];[.$Z28];[.$AF28];[.$AL28];[.$AR28];[.$AX28];[.$BD28];[.$BJ28];[.$BP28];[.$BV28];[.$CB28];[.$CH28];[.$CN28];[.$CT28];[.$CZ28];[.$DF28];[.$DL28];[.$DR28];[.$DX28];[.$ED28];[.$EJ28];[.$EP28];[.$EV28];[.$FB28];[.$FH28];[.$FN28];[.$FT28];[.$FZ28];[.$GF28];[.$GL28];[.$GR28];[.$GX28];[.$HD28];[.$HJ28];[.$HP28];[.$HV28];[.$IB28];[.$IH28])" office:value-type="float"/>
          <table:table-cell table:formula="of:=MAX([.$D28];[.$I28];[.$O28];[.$U28];[.$AA28];[.$AG28];[.$AM28];[.$AS28];[.$AY28];[.$BE28];[.$BK28];[.$BQ28];[.$BW28];[.$CC28];[.$CI28];[.$CO28];[.$CU28];[.$DA28];[.$DG28];[.$DM28];[.$DS28];[.$DY28];[.$EE28];[.$EK28];[.$EQ28];[.$EW28];[.$FC28];[.$FI28];[.$FO28];[.$FU28];[.$GA28];[.$GG28];[.$GM28];[.$GS28];[.$GY28];[.$HE28];[.$HK28];[.$HQ28];[.$HW28];[.$IC28];[.$II28])" office:value-type="float"/>
          <table:table-cell table:formula="of:=MAX([.$E28];[.$J28];[.$P28];[.$V28];[.$AB28];[.$AH28];[.$AN28];[.$AT28];[.$AZ28];[.$BF28];[.$BL28];[.$BR28];[.$BX28];[.$CD28];[.$CJ28];[.$CP28];[.$CV28];[.$DB28];[.$DH28];[.$DN28];[.$DT28];[.$DZ28];[.$EF28];[.$EL28];[.$ER28];[.$EX28];[.$FD28];[.$FJ28];[.$FP28];[.$FV28];[.$GB28];[.$GH28];[.$GN28];[.$GT28];[.$GZ28];[.$HF28];[.$HL28];[.$HR28];[.$HX28];[.$ID28];[.$IJ28])" office:value-type="float"/>
          <table:table-cell table:formula="of:=MAX([.$K28];[.$Q28];[.$W28];[.$AC28];[.$AI28];[.$AO28];[.$AU28];[.$BA28];[.$BG28];[.$BM28];[.$BS28];[.$BY28];[.$CE28];[.$CK28];[.$CQ28];[.$CW28];[.$DC28];[.$DI28];[.$DO28];[.$DU28];[.$EA28];[.$EG28];[.$EM28];[.$ES28];[.$EY28];[.$FE28];[.$FK28];[.$FQ28];[.$FW28];[.$GC28];[.$GI28];[.$GO28];[.$GU28];[.$HA28];[.$HG28];[.$HM28];[.$HS28];[.$HY28];[.$IE28];[.$IK28])" office:value-type="float"/>
          <table:table-cell table:formula="of:=MAX([.$F28];[.$L28];[.$R28];[.$X28];[.$AD28];[.$AJ28];[.$AP28];[.$AV28];[.$BB28];[.$BH28];[.$BN28];[.$BT28];[.$BZ28];[.$CF28];[.$CL28];[.$CR28];[.$CX28];[.$DD28];[.$DJ28];[.$DP28];[.$DV28];[.$EB28];[.$EH28];[.$EN28];[.$ET28];[.$EZ28];[.$FF28];[.$FL28];[.$FR28];[.$FX28];[.$GD28];[.$GJ28];[.$GP28];[.$GV28];[.$HB28];[.$HH28];[.$HN28];[.$HT28];[.$HZ28];[.$IF28];[.$IL28])" office:value-type="float"/>
        </table:table-row>
        <table:table-row table:style-name="ro1">
          <table:table-cell office:value-type="string">
            <text:p>./laby_17_17_01.lp</text:p>
          </table:table-cell>
          <table:table-cell office:value-type="float" office:value="600.0"/>
          <table:table-cell office:value-type="float" office:value="1.0"/>
          <table:table-cell office:value-type="float" office:value="230075.0"/>
          <table:table-cell office:value-type="float" office:value="359591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7058.0"/>
          <table:table-cell office:value-type="float" office:value="3623216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75349.0"/>
          <table:table-cell office:value-type="float" office:value="3667553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88542.0"/>
          <table:table-cell office:value-type="float" office:value="3688838.0"/>
          <table:table-cell office:value-type="float" office:value="18353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9905.0"/>
          <table:table-cell office:value-type="float" office:value="2701212.0"/>
          <table:table-cell office:value-type="float" office:value="174082.0"/>
          <table:table-cell office:value-type="float" office:value="-1.0"/>
          <table:table-cell office:value-type="float" office:value="128.943"/>
          <table:table-cell table:style-name="cellBest" office:value-type="float" office:value="0.0"/>
          <table:table-cell office:value-type="float" office:value="91304.0"/>
          <table:table-cell office:value-type="float" office:value="129571.0"/>
          <table:table-cell office:value-type="float" office:value="31468.0"/>
          <table:table-cell office:value-type="float" office:value="1.0"/>
          <table:table-cell office:value-type="float" office:value="31.3156"/>
          <table:table-cell table:style-name="cellBest" office:value-type="float" office:value="0.0"/>
          <table:table-cell office:value-type="float" office:value="15960.0"/>
          <table:table-cell office:value-type="float" office:value="178582.0"/>
          <table:table-cell office:value-type="float" office:value="23933.0"/>
          <table:table-cell office:value-type="float" office:value="1.0"/>
          <table:table-cell office:value-type="float" office:value="158.635"/>
          <table:table-cell table:style-name="cellBest" office:value-type="float" office:value="0.0"/>
          <table:table-cell office:value-type="float" office:value="52533.0"/>
          <table:table-cell office:value-type="float" office:value="265333.0"/>
          <table:table-cell office:value-type="float" office:value="75942.0"/>
          <table:table-cell office:value-type="float" office:value="1.0"/>
          <table:table-cell office:value-type="float" office:value="303.198"/>
          <table:table-cell table:style-name="cellBest" office:value-type="float" office:value="0.0"/>
          <table:table-cell office:value-type="float" office:value="81589.0"/>
          <table:table-cell office:value-type="float" office:value="528216.0"/>
          <table:table-cell office:value-type="float" office:value="111337.0"/>
          <table:table-cell office:value-type="float" office:value="1.0"/>
          <table:table-cell office:value-type="float" office:value="68.3179"/>
          <table:table-cell table:style-name="cellBest" office:value-type="float" office:value="0.0"/>
          <table:table-cell office:value-type="float" office:value="26123.0"/>
          <table:table-cell office:value-type="float" office:value="141315.0"/>
          <table:table-cell office:value-type="float" office:value="44744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82349.0"/>
          <table:table-cell office:value-type="float" office:value="3383392.0"/>
          <table:table-cell office:value-type="float" office:value="11930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3232.0"/>
          <table:table-cell office:value-type="float" office:value="1527162.0"/>
          <table:table-cell office:value-type="float" office:value="14525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4018.0"/>
          <table:table-cell office:value-type="float" office:value="2754674.0"/>
          <table:table-cell office:value-type="float" office:value="12395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2644.0"/>
          <table:table-cell office:value-type="float" office:value="1448478.0"/>
          <table:table-cell office:value-type="float" office:value="147809.0"/>
          <table:table-cell office:value-type="float" office:value="-1.0"/>
          <table:table-cell office:value-type="float" office:value="48.3427"/>
          <table:table-cell table:style-name="cellBest" office:value-type="float" office:value="0.0"/>
          <table:table-cell office:value-type="float" office:value="8364.0"/>
          <table:table-cell table:style-name="cellBest" office:value-type="float" office:value="29977.0"/>
          <table:table-cell office:value-type="float" office:value="29977.0"/>
          <table:table-cell office:value-type="float" office:value="1.0"/>
          <table:table-cell office:value-type="float" office:value="471.352"/>
          <table:table-cell table:style-name="cellBest" office:value-type="float" office:value="0.0"/>
          <table:table-cell office:value-type="float" office:value="302430.0"/>
          <table:table-cell office:value-type="float" office:value="2517373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87197.0"/>
          <table:table-cell office:value-type="float" office:value="746597.0"/>
          <table:table-cell office:value-type="float" office:value="197692.0"/>
          <table:table-cell office:value-type="float" office:value="-1.0"/>
          <table:table-cell office:value-type="float" office:value="571.993"/>
          <table:table-cell table:style-name="cellBest" office:value-type="float" office:value="0.0"/>
          <table:table-cell office:value-type="float" office:value="291671.0"/>
          <table:table-cell office:value-type="float" office:value="3400501.0"/>
          <table:table-cell office:value-type="float" office:value="16181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85996.0"/>
          <table:table-cell office:value-type="float" office:value="133651.0"/>
          <table:table-cell office:value-type="float" office:value="13365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0662.0"/>
          <table:table-cell office:value-type="float" office:value="1455089.0"/>
          <table:table-cell office:value-type="float" office:value="165542.0"/>
          <table:table-cell office:value-type="float" office:value="-1.0"/>
          <table:table-cell office:value-type="float" office:value="30.7426"/>
          <table:table-cell table:style-name="cellBest" office:value-type="float" office:value="0.0"/>
          <table:table-cell office:value-type="float" office:value="20098.0"/>
          <table:table-cell office:value-type="float" office:value="114184.0"/>
          <table:table-cell office:value-type="float" office:value="15603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20720.0"/>
          <table:table-cell office:value-type="float" office:value="179719.0"/>
          <table:table-cell office:value-type="float" office:value="15803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76149.0"/>
          <table:table-cell office:value-type="float" office:value="3668971.0"/>
          <table:table-cell office:value-type="float" office:value="17936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04244.0"/>
          <table:table-cell office:value-type="float" office:value="2083879.0"/>
          <table:table-cell office:value-type="float" office:value="8703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99907.0"/>
          <table:table-cell office:value-type="float" office:value="1799098.0"/>
          <table:table-cell office:value-type="float" office:value="11016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79673.0"/>
          <table:table-cell office:value-type="float" office:value="604353.0"/>
          <table:table-cell office:value-type="float" office:value="42553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31493.0"/>
          <table:table-cell office:value-type="float" office:value="716339.0"/>
          <table:table-cell office:value-type="float" office:value="609559.0"/>
          <table:table-cell office:value-type="float" office:value="-1.0"/>
          <table:table-cell office:value-type="float" office:value="16.0358"/>
          <table:table-cell table:style-name="cellBest" office:value-type="float" office:value="0.0"/>
          <table:table-cell office:value-type="float" office:value="9444.0"/>
          <table:table-cell office:value-type="float" office:value="39053.0"/>
          <table:table-cell office:value-type="float" office:value="28784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72482.0"/>
          <table:table-cell office:value-type="float" office:value="743486.0"/>
          <table:table-cell office:value-type="float" office:value="67257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9058.0"/>
          <table:table-cell office:value-type="float" office:value="3180308.0"/>
          <table:table-cell office:value-type="float" office:value="64899.0"/>
          <table:table-cell office:value-type="float" office:value="-1.0"/>
          <table:table-cell table:style-name="cellBest" office:value-type="float" office:value="11.4049"/>
          <table:table-cell table:style-name="cellBest" office:value-type="float" office:value="0.0"/>
          <table:table-cell table:style-name="cellBest" office:value-type="float" office:value="7936.0"/>
          <table:table-cell office:value-type="float" office:value="111809.0"/>
          <table:table-cell office:value-type="float" office:value="21545.0"/>
          <table:table-cell office:value-type="float" office:value="1.0"/>
          <table:table-cell office:value-type="float" office:value="531.931"/>
          <table:table-cell table:style-name="cellBest" office:value-type="float" office:value="0.0"/>
          <table:table-cell office:value-type="float" office:value="260160.0"/>
          <table:table-cell office:value-type="float" office:value="1497102.0"/>
          <table:table-cell office:value-type="float" office:value="79486.0"/>
          <table:table-cell office:value-type="float" office:value="1.0"/>
          <table:table-cell office:value-type="float" office:value="545.993"/>
          <table:table-cell table:style-name="cellBest" office:value-type="float" office:value="0.0"/>
          <table:table-cell office:value-type="float" office:value="260160.0"/>
          <table:table-cell office:value-type="float" office:value="1497102.0"/>
          <table:table-cell office:value-type="float" office:value="79486.0"/>
          <table:table-cell office:value-type="float" office:value="1.0"/>
          <table:table-cell office:value-type="float" office:value="222.389"/>
          <table:table-cell table:style-name="cellBest" office:value-type="float" office:value="0.0"/>
          <table:table-cell office:value-type="float" office:value="148338.0"/>
          <table:table-cell office:value-type="float" office:value="429566.0"/>
          <table:table-cell office:value-type="float" office:value="429566.0"/>
          <table:table-cell office:value-type="float" office:value="1.0"/>
          <table:table-cell office:value-type="float" office:value="293.003"/>
          <table:table-cell table:style-name="cellBest" office:value-type="float" office:value="0.0"/>
          <table:table-cell office:value-type="float" office:value="156503.0"/>
          <table:table-cell office:value-type="float" office:value="662943.0"/>
          <table:table-cell table:style-name="cellBest" office:value-type="float" office:value="0.0"/>
          <table:table-cell office:value-type="float" office:value="1.0"/>
          <table:table-cell office:value-type="float" office:value="23.3091"/>
          <table:table-cell table:style-name="cellBest" office:value-type="float" office:value="0.0"/>
          <table:table-cell office:value-type="float" office:value="35285.0"/>
          <table:table-cell office:value-type="float" office:value="114476.0"/>
          <table:table-cell office:value-type="float" office:value="82821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92437.0"/>
          <table:table-cell office:value-type="float" office:value="1584746.0"/>
          <table:table-cell office:value-type="float" office:value="189512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996998.0"/>
          <table:table-cell table:style-name="cellWorst" office:value-type="float" office:value="16596403.0"/>
          <table:table-cell table:style-name="cellWorst" office:value-type="float" office:value="16596403.0"/>
          <table:table-cell office:value-type="float" office:value="-1.0"/>
          <table:table-cell office:value-type="float" office:value="423.22"/>
          <table:table-cell table:style-name="cellBest" office:value-type="float" office:value="0.0"/>
          <table:table-cell office:value-type="float" office:value="306989.0"/>
          <table:table-cell office:value-type="float" office:value="781454.0"/>
          <table:table-cell office:value-type="float" office:value="458961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00401.0"/>
          <table:table-cell office:value-type="float" office:value="1306450.0"/>
          <table:table-cell office:value-type="float" office:value="11498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4452.0"/>
          <table:table-cell office:value-type="float" office:value="364865.0"/>
          <table:table-cell office:value-type="float" office:value="338474.0"/>
          <table:table-cell office:value-type="float" office:value="-1.0"/>
          <table:table-cell table:formula="of:=MIN([.$B29];[.$G29];[.$M29];[.$S29];[.$Y29];[.$AE29];[.$AK29];[.$AQ29];[.$AW29];[.$BC29];[.$BI29];[.$BO29];[.$BU29];[.$CA29];[.$CG29];[.$CM29];[.$CS29];[.$CY29];[.$DE29];[.$DK29];[.$DQ29];[.$DW29];[.$EC29];[.$EI29];[.$EO29];[.$EU29];[.$FA29];[.$FG29];[.$FM29];[.$FS29];[.$FY29];[.$GE29];[.$GK29];[.$GQ29];[.$GW29];[.$HC29];[.$HI29];[.$HO29];[.$HU29];[.$IA29];[.$IG29])" office:value-type="float"/>
          <table:table-cell table:formula="of:=MIN([.$C29];[.$H29];[.$N29];[.$T29];[.$Z29];[.$AF29];[.$AL29];[.$AR29];[.$AX29];[.$BD29];[.$BJ29];[.$BP29];[.$BV29];[.$CB29];[.$CH29];[.$CN29];[.$CT29];[.$CZ29];[.$DF29];[.$DL29];[.$DR29];[.$DX29];[.$ED29];[.$EJ29];[.$EP29];[.$EV29];[.$FB29];[.$FH29];[.$FN29];[.$FT29];[.$FZ29];[.$GF29];[.$GL29];[.$GR29];[.$GX29];[.$HD29];[.$HJ29];[.$HP29];[.$HV29];[.$IB29];[.$IH29])" office:value-type="float"/>
          <table:table-cell table:formula="of:=MIN([.$D29];[.$I29];[.$O29];[.$U29];[.$AA29];[.$AG29];[.$AM29];[.$AS29];[.$AY29];[.$BE29];[.$BK29];[.$BQ29];[.$BW29];[.$CC29];[.$CI29];[.$CO29];[.$CU29];[.$DA29];[.$DG29];[.$DM29];[.$DS29];[.$DY29];[.$EE29];[.$EK29];[.$EQ29];[.$EW29];[.$FC29];[.$FI29];[.$FO29];[.$FU29];[.$GA29];[.$GG29];[.$GM29];[.$GS29];[.$GY29];[.$HE29];[.$HK29];[.$HQ29];[.$HW29];[.$IC29];[.$II29])" office:value-type="float"/>
          <table:table-cell table:formula="of:=MIN([.$E29];[.$J29];[.$P29];[.$V29];[.$AB29];[.$AH29];[.$AN29];[.$AT29];[.$AZ29];[.$BF29];[.$BL29];[.$BR29];[.$BX29];[.$CD29];[.$CJ29];[.$CP29];[.$CV29];[.$DB29];[.$DH29];[.$DN29];[.$DT29];[.$DZ29];[.$EF29];[.$EL29];[.$ER29];[.$EX29];[.$FD29];[.$FJ29];[.$FP29];[.$FV29];[.$GB29];[.$GH29];[.$GN29];[.$GT29];[.$GZ29];[.$HF29];[.$HL29];[.$HR29];[.$HX29];[.$ID29];[.$IJ29])" office:value-type="float"/>
          <table:table-cell table:formula="of:=MIN([.$K29];[.$Q29];[.$W29];[.$AC29];[.$AI29];[.$AO29];[.$AU29];[.$BA29];[.$BG29];[.$BM29];[.$BS29];[.$BY29];[.$CE29];[.$CK29];[.$CQ29];[.$CW29];[.$DC29];[.$DI29];[.$DO29];[.$DU29];[.$EA29];[.$EG29];[.$EM29];[.$ES29];[.$EY29];[.$FE29];[.$FK29];[.$FQ29];[.$FW29];[.$GC29];[.$GI29];[.$GO29];[.$GU29];[.$HA29];[.$HG29];[.$HM29];[.$HS29];[.$HY29];[.$IE29];[.$IK29])" office:value-type="float"/>
          <table:table-cell table:formula="of:=MIN([.$F29];[.$L29];[.$R29];[.$X29];[.$AD29];[.$AJ29];[.$AP29];[.$AV29];[.$BB29];[.$BH29];[.$BN29];[.$BT29];[.$BZ29];[.$CF29];[.$CL29];[.$CR29];[.$CX29];[.$DD29];[.$DJ29];[.$DP29];[.$DV29];[.$EB29];[.$EH29];[.$EN29];[.$ET29];[.$EZ29];[.$FF29];[.$FL29];[.$FR29];[.$FX29];[.$GD29];[.$GJ29];[.$GP29];[.$GV29];[.$HB29];[.$HH29];[.$HN29];[.$HT29];[.$HZ29];[.$IF29];[.$IL29])" office:value-type="float"/>
          <table:table-cell table:formula="of:=MEDIAN([.$B29];[.$G29];[.$M29];[.$S29];[.$Y29];[.$AE29];[.$AK29];[.$AQ29];[.$AW29];[.$BC29];[.$BI29];[.$BO29];[.$BU29];[.$CA29];[.$CG29];[.$CM29];[.$CS29];[.$CY29];[.$DE29];[.$DK29];[.$DQ29];[.$DW29];[.$EC29];[.$EI29];[.$EO29];[.$EU29];[.$FA29];[.$FG29];[.$FM29];[.$FS29];[.$FY29];[.$GE29];[.$GK29];[.$GQ29];[.$GW29];[.$HC29];[.$HI29];[.$HO29];[.$HU29];[.$IA29];[.$IG29])" office:value-type="float"/>
          <table:table-cell table:formula="of:=MEDIAN([.$C29];[.$H29];[.$N29];[.$T29];[.$Z29];[.$AF29];[.$AL29];[.$AR29];[.$AX29];[.$BD29];[.$BJ29];[.$BP29];[.$BV29];[.$CB29];[.$CH29];[.$CN29];[.$CT29];[.$CZ29];[.$DF29];[.$DL29];[.$DR29];[.$DX29];[.$ED29];[.$EJ29];[.$EP29];[.$EV29];[.$FB29];[.$FH29];[.$FN29];[.$FT29];[.$FZ29];[.$GF29];[.$GL29];[.$GR29];[.$GX29];[.$HD29];[.$HJ29];[.$HP29];[.$HV29];[.$IB29];[.$IH29])" office:value-type="float"/>
          <table:table-cell table:formula="of:=MEDIAN([.$D29];[.$I29];[.$O29];[.$U29];[.$AA29];[.$AG29];[.$AM29];[.$AS29];[.$AY29];[.$BE29];[.$BK29];[.$BQ29];[.$BW29];[.$CC29];[.$CI29];[.$CO29];[.$CU29];[.$DA29];[.$DG29];[.$DM29];[.$DS29];[.$DY29];[.$EE29];[.$EK29];[.$EQ29];[.$EW29];[.$FC29];[.$FI29];[.$FO29];[.$FU29];[.$GA29];[.$GG29];[.$GM29];[.$GS29];[.$GY29];[.$HE29];[.$HK29];[.$HQ29];[.$HW29];[.$IC29];[.$II29])" office:value-type="float"/>
          <table:table-cell table:formula="of:=MEDIAN([.$E29];[.$J29];[.$P29];[.$V29];[.$AB29];[.$AH29];[.$AN29];[.$AT29];[.$AZ29];[.$BF29];[.$BL29];[.$BR29];[.$BX29];[.$CD29];[.$CJ29];[.$CP29];[.$CV29];[.$DB29];[.$DH29];[.$DN29];[.$DT29];[.$DZ29];[.$EF29];[.$EL29];[.$ER29];[.$EX29];[.$FD29];[.$FJ29];[.$FP29];[.$FV29];[.$GB29];[.$GH29];[.$GN29];[.$GT29];[.$GZ29];[.$HF29];[.$HL29];[.$HR29];[.$HX29];[.$ID29];[.$IJ29])" office:value-type="float"/>
          <table:table-cell table:formula="of:=MEDIAN([.$K29];[.$Q29];[.$W29];[.$AC29];[.$AI29];[.$AO29];[.$AU29];[.$BA29];[.$BG29];[.$BM29];[.$BS29];[.$BY29];[.$CE29];[.$CK29];[.$CQ29];[.$CW29];[.$DC29];[.$DI29];[.$DO29];[.$DU29];[.$EA29];[.$EG29];[.$EM29];[.$ES29];[.$EY29];[.$FE29];[.$FK29];[.$FQ29];[.$FW29];[.$GC29];[.$GI29];[.$GO29];[.$GU29];[.$HA29];[.$HG29];[.$HM29];[.$HS29];[.$HY29];[.$IE29];[.$IK29])" office:value-type="float"/>
          <table:table-cell table:formula="of:=MEDIAN([.$F29];[.$L29];[.$R29];[.$X29];[.$AD29];[.$AJ29];[.$AP29];[.$AV29];[.$BB29];[.$BH29];[.$BN29];[.$BT29];[.$BZ29];[.$CF29];[.$CL29];[.$CR29];[.$CX29];[.$DD29];[.$DJ29];[.$DP29];[.$DV29];[.$EB29];[.$EH29];[.$EN29];[.$ET29];[.$EZ29];[.$FF29];[.$FL29];[.$FR29];[.$FX29];[.$GD29];[.$GJ29];[.$GP29];[.$GV29];[.$HB29];[.$HH29];[.$HN29];[.$HT29];[.$HZ29];[.$IF29];[.$IL29])" office:value-type="float"/>
          <table:table-cell table:formula="of:=MAX([.$B29];[.$G29];[.$M29];[.$S29];[.$Y29];[.$AE29];[.$AK29];[.$AQ29];[.$AW29];[.$BC29];[.$BI29];[.$BO29];[.$BU29];[.$CA29];[.$CG29];[.$CM29];[.$CS29];[.$CY29];[.$DE29];[.$DK29];[.$DQ29];[.$DW29];[.$EC29];[.$EI29];[.$EO29];[.$EU29];[.$FA29];[.$FG29];[.$FM29];[.$FS29];[.$FY29];[.$GE29];[.$GK29];[.$GQ29];[.$GW29];[.$HC29];[.$HI29];[.$HO29];[.$HU29];[.$IA29];[.$IG29])" office:value-type="float"/>
          <table:table-cell table:formula="of:=MAX([.$C29];[.$H29];[.$N29];[.$T29];[.$Z29];[.$AF29];[.$AL29];[.$AR29];[.$AX29];[.$BD29];[.$BJ29];[.$BP29];[.$BV29];[.$CB29];[.$CH29];[.$CN29];[.$CT29];[.$CZ29];[.$DF29];[.$DL29];[.$DR29];[.$DX29];[.$ED29];[.$EJ29];[.$EP29];[.$EV29];[.$FB29];[.$FH29];[.$FN29];[.$FT29];[.$FZ29];[.$GF29];[.$GL29];[.$GR29];[.$GX29];[.$HD29];[.$HJ29];[.$HP29];[.$HV29];[.$IB29];[.$IH29])" office:value-type="float"/>
          <table:table-cell table:formula="of:=MAX([.$D29];[.$I29];[.$O29];[.$U29];[.$AA29];[.$AG29];[.$AM29];[.$AS29];[.$AY29];[.$BE29];[.$BK29];[.$BQ29];[.$BW29];[.$CC29];[.$CI29];[.$CO29];[.$CU29];[.$DA29];[.$DG29];[.$DM29];[.$DS29];[.$DY29];[.$EE29];[.$EK29];[.$EQ29];[.$EW29];[.$FC29];[.$FI29];[.$FO29];[.$FU29];[.$GA29];[.$GG29];[.$GM29];[.$GS29];[.$GY29];[.$HE29];[.$HK29];[.$HQ29];[.$HW29];[.$IC29];[.$II29])" office:value-type="float"/>
          <table:table-cell table:formula="of:=MAX([.$E29];[.$J29];[.$P29];[.$V29];[.$AB29];[.$AH29];[.$AN29];[.$AT29];[.$AZ29];[.$BF29];[.$BL29];[.$BR29];[.$BX29];[.$CD29];[.$CJ29];[.$CP29];[.$CV29];[.$DB29];[.$DH29];[.$DN29];[.$DT29];[.$DZ29];[.$EF29];[.$EL29];[.$ER29];[.$EX29];[.$FD29];[.$FJ29];[.$FP29];[.$FV29];[.$GB29];[.$GH29];[.$GN29];[.$GT29];[.$GZ29];[.$HF29];[.$HL29];[.$HR29];[.$HX29];[.$ID29];[.$IJ29])" office:value-type="float"/>
          <table:table-cell table:formula="of:=MAX([.$K29];[.$Q29];[.$W29];[.$AC29];[.$AI29];[.$AO29];[.$AU29];[.$BA29];[.$BG29];[.$BM29];[.$BS29];[.$BY29];[.$CE29];[.$CK29];[.$CQ29];[.$CW29];[.$DC29];[.$DI29];[.$DO29];[.$DU29];[.$EA29];[.$EG29];[.$EM29];[.$ES29];[.$EY29];[.$FE29];[.$FK29];[.$FQ29];[.$FW29];[.$GC29];[.$GI29];[.$GO29];[.$GU29];[.$HA29];[.$HG29];[.$HM29];[.$HS29];[.$HY29];[.$IE29];[.$IK29])" office:value-type="float"/>
          <table:table-cell table:formula="of:=MAX([.$F29];[.$L29];[.$R29];[.$X29];[.$AD29];[.$AJ29];[.$AP29];[.$AV29];[.$BB29];[.$BH29];[.$BN29];[.$BT29];[.$BZ29];[.$CF29];[.$CL29];[.$CR29];[.$CX29];[.$DD29];[.$DJ29];[.$DP29];[.$DV29];[.$EB29];[.$EH29];[.$EN29];[.$ET29];[.$EZ29];[.$FF29];[.$FL29];[.$FR29];[.$FX29];[.$GD29];[.$GJ29];[.$GP29];[.$GV29];[.$HB29];[.$HH29];[.$HN29];[.$HT29];[.$HZ29];[.$IF29];[.$IL29])" office:value-type="float"/>
        </table:table-row>
        <table:table-row table:style-name="ro1">
          <table:table-cell office:value-type="string">
            <text:p>./laby_17_17_02.lp</text:p>
          </table:table-cell>
          <table:table-cell office:value-type="float" office:value="324.893"/>
          <table:table-cell office:value-type="float" office:value="0.0"/>
          <table:table-cell office:value-type="float" office:value="172413.0"/>
          <table:table-cell office:value-type="float" office:value="542943.0"/>
          <table:table-cell office:value-type="float" office:value="1.0"/>
          <table:table-cell office:value-type="float" office:value="279.041"/>
          <table:table-cell office:value-type="float" office:value="0.0"/>
          <table:table-cell office:value-type="float" office:value="172413.0"/>
          <table:table-cell office:value-type="float" office:value="542943.0"/>
          <table:table-cell table:style-name="cellBest" office:value-type="float" office:value="0.0"/>
          <table:table-cell office:value-type="float" office:value="1.0"/>
          <table:table-cell office:value-type="float" office:value="341.6"/>
          <table:table-cell office:value-type="float" office:value="0.0"/>
          <table:table-cell office:value-type="float" office:value="172413.0"/>
          <table:table-cell office:value-type="float" office:value="542943.0"/>
          <table:table-cell table:style-name="cellBest" office:value-type="float" office:value="0.0"/>
          <table:table-cell office:value-type="float" office:value="1.0"/>
          <table:table-cell office:value-type="float" office:value="265.512"/>
          <table:table-cell office:value-type="float" office:value="0.0"/>
          <table:table-cell office:value-type="float" office:value="172413.0"/>
          <table:table-cell office:value-type="float" office:value="542943.0"/>
          <table:table-cell office:value-type="float" office:value="129395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37363.0"/>
          <table:table-cell office:value-type="float" office:value="1483184.0"/>
          <table:table-cell office:value-type="float" office:value="191584.0"/>
          <table:table-cell office:value-type="float" office:value="-1.0"/>
          <table:table-cell table:style-name="cellBest" office:value-type="float" office:value="1.48675"/>
          <table:table-cell office:value-type="float" office:value="0.0"/>
          <table:table-cell table:style-name="cellBest" office:value-type="float" office:value="38.0"/>
          <table:table-cell table:style-name="cellBest" office:value-type="float" office:value="58.0"/>
          <table:table-cell office:value-type="float" office:value="35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9897.0"/>
          <table:table-cell office:value-type="float" office:value="662513.0"/>
          <table:table-cell office:value-type="float" office:value="258913.0"/>
          <table:table-cell office:value-type="float" office:value="-1.0"/>
          <table:table-cell office:value-type="float" office:value="6.09357"/>
          <table:table-cell office:value-type="float" office:value="0.0"/>
          <table:table-cell office:value-type="float" office:value="2822.0"/>
          <table:table-cell office:value-type="float" office:value="37061.0"/>
          <table:table-cell office:value-type="float" office:value="5985.0"/>
          <table:table-cell office:value-type="float" office:value="1.0"/>
          <table:table-cell office:value-type="float" office:value="7.92261"/>
          <table:table-cell office:value-type="float" office:value="0.0"/>
          <table:table-cell office:value-type="float" office:value="3666.0"/>
          <table:table-cell office:value-type="float" office:value="43268.0"/>
          <table:table-cell office:value-type="float" office:value="9235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2263.0"/>
          <table:table-cell office:value-type="float" office:value="480327.0"/>
          <table:table-cell office:value-type="float" office:value="236148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92992.0"/>
          <table:table-cell office:value-type="float" office:value="1199489.0"/>
          <table:table-cell office:value-type="float" office:value="162589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22055.0"/>
          <table:table-cell office:value-type="float" office:value="978279.0"/>
          <table:table-cell office:value-type="float" office:value="152652.0"/>
          <table:table-cell office:value-type="float" office:value="-1.0"/>
          <table:table-cell office:value-type="float" office:value="75.8653"/>
          <table:table-cell office:value-type="float" office:value="0.0"/>
          <table:table-cell office:value-type="float" office:value="69169.0"/>
          <table:table-cell office:value-type="float" office:value="496031.0"/>
          <table:table-cell office:value-type="float" office:value="5480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317335.0"/>
          <table:table-cell office:value-type="float" office:value="964372.0"/>
          <table:table-cell office:value-type="float" office:value="191068.0"/>
          <table:table-cell office:value-type="float" office:value="-1.0"/>
          <table:table-cell office:value-type="float" office:value="3.79033"/>
          <table:table-cell office:value-type="float" office:value="0.0"/>
          <table:table-cell office:value-type="float" office:value="1354.0"/>
          <table:table-cell office:value-type="float" office:value="6671.0"/>
          <table:table-cell office:value-type="float" office:value="6671.0"/>
          <table:table-cell office:value-type="float" office:value="1.0"/>
          <table:table-cell office:value-type="float" office:value="336.685"/>
          <table:table-cell office:value-type="float" office:value="0.0"/>
          <table:table-cell office:value-type="float" office:value="235769.0"/>
          <table:table-cell office:value-type="float" office:value="538340.0"/>
          <table:table-cell table:style-name="cellBest" office:value-type="float" office:value="0.0"/>
          <table:table-cell office:value-type="float" office:value="1.0"/>
          <table:table-cell office:value-type="float" office:value="6.53505"/>
          <table:table-cell office:value-type="float" office:value="0.0"/>
          <table:table-cell office:value-type="float" office:value="2533.0"/>
          <table:table-cell office:value-type="float" office:value="104732.0"/>
          <table:table-cell office:value-type="float" office:value="1132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90332.0"/>
          <table:table-cell office:value-type="float" office:value="1176722.0"/>
          <table:table-cell office:value-type="float" office:value="201711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41169.0"/>
          <table:table-cell office:value-type="float" office:value="232164.0"/>
          <table:table-cell office:value-type="float" office:value="232164.0"/>
          <table:table-cell office:value-type="float" office:value="-1.0"/>
          <table:table-cell office:value-type="float" office:value="3.98696"/>
          <table:table-cell office:value-type="float" office:value="0.0"/>
          <table:table-cell office:value-type="float" office:value="882.0"/>
          <table:table-cell office:value-type="float" office:value="15245.0"/>
          <table:table-cell office:value-type="float" office:value="4067.0"/>
          <table:table-cell office:value-type="float" office:value="1.0"/>
          <table:table-cell office:value-type="float" office:value="16.0924"/>
          <table:table-cell office:value-type="float" office:value="0.0"/>
          <table:table-cell office:value-type="float" office:value="7579.0"/>
          <table:table-cell office:value-type="float" office:value="64983.0"/>
          <table:table-cell office:value-type="float" office:value="1049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33702.0"/>
          <table:table-cell office:value-type="float" office:value="190903.0"/>
          <table:table-cell office:value-type="float" office:value="165173.0"/>
          <table:table-cell office:value-type="float" office:value="-1.0"/>
          <table:table-cell office:value-type="float" office:value="301.046"/>
          <table:table-cell office:value-type="float" office:value="0.0"/>
          <table:table-cell office:value-type="float" office:value="172413.0"/>
          <table:table-cell office:value-type="float" office:value="542943.0"/>
          <table:table-cell office:value-type="float" office:value="129395.0"/>
          <table:table-cell office:value-type="float" office:value="1.0"/>
          <table:table-cell office:value-type="float" office:value="352.08"/>
          <table:table-cell office:value-type="float" office:value="0.0"/>
          <table:table-cell office:value-type="float" office:value="202896.0"/>
          <table:table-cell office:value-type="float" office:value="765673.0"/>
          <table:table-cell office:value-type="float" office:value="10439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96265.0"/>
          <table:table-cell office:value-type="float" office:value="867551.0"/>
          <table:table-cell office:value-type="float" office:value="92973.0"/>
          <table:table-cell office:value-type="float" office:value="-1.0"/>
          <table:table-cell office:value-type="float" office:value="170.367"/>
          <table:table-cell office:value-type="float" office:value="0.0"/>
          <table:table-cell office:value-type="float" office:value="132557.0"/>
          <table:table-cell office:value-type="float" office:value="424725.0"/>
          <table:table-cell office:value-type="float" office:value="256213.0"/>
          <table:table-cell office:value-type="float" office:value="1.0"/>
          <table:table-cell office:value-type="float" office:value="16.2207"/>
          <table:table-cell office:value-type="float" office:value="0.0"/>
          <table:table-cell office:value-type="float" office:value="8489.0"/>
          <table:table-cell office:value-type="float" office:value="28913.0"/>
          <table:table-cell office:value-type="float" office:value="1931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63125.0"/>
          <table:table-cell office:value-type="float" office:value="538681.0"/>
          <table:table-cell office:value-type="float" office:value="483745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60725.0"/>
          <table:table-cell office:value-type="float" office:value="536426.0"/>
          <table:table-cell office:value-type="float" office:value="496309.0"/>
          <table:table-cell office:value-type="float" office:value="-1.0"/>
          <table:table-cell office:value-type="float" office:value="34.9519"/>
          <table:table-cell office:value-type="float" office:value="0.0"/>
          <table:table-cell office:value-type="float" office:value="28280.0"/>
          <table:table-cell office:value-type="float" office:value="113324.0"/>
          <table:table-cell office:value-type="float" office:value="16984.0"/>
          <table:table-cell office:value-type="float" office:value="1.0"/>
          <table:table-cell office:value-type="float" office:value="258.034"/>
          <table:table-cell office:value-type="float" office:value="0.0"/>
          <table:table-cell office:value-type="float" office:value="148646.0"/>
          <table:table-cell office:value-type="float" office:value="593511.0"/>
          <table:table-cell office:value-type="float" office:value="49400.0"/>
          <table:table-cell office:value-type="float" office:value="1.0"/>
          <table:table-cell office:value-type="float" office:value="171.155"/>
          <table:table-cell office:value-type="float" office:value="0.0"/>
          <table:table-cell office:value-type="float" office:value="99284.0"/>
          <table:table-cell office:value-type="float" office:value="378874.0"/>
          <table:table-cell office:value-type="float" office:value="30648.0"/>
          <table:table-cell office:value-type="float" office:value="1.0"/>
          <table:table-cell office:value-type="float" office:value="177.367"/>
          <table:table-cell office:value-type="float" office:value="0.0"/>
          <table:table-cell office:value-type="float" office:value="99284.0"/>
          <table:table-cell office:value-type="float" office:value="378874.0"/>
          <table:table-cell office:value-type="float" office:value="30648.0"/>
          <table:table-cell office:value-type="float" office:value="1.0"/>
          <table:table-cell office:value-type="float" office:value="2.36164"/>
          <table:table-cell office:value-type="float" office:value="0.0"/>
          <table:table-cell office:value-type="float" office:value="540.0"/>
          <table:table-cell office:value-type="float" office:value="18113.0"/>
          <table:table-cell office:value-type="float" office:value="18113.0"/>
          <table:table-cell office:value-type="float" office:value="1.0"/>
          <table:table-cell office:value-type="float" office:value="41.8765"/>
          <table:table-cell office:value-type="float" office:value="0.0"/>
          <table:table-cell office:value-type="float" office:value="26991.0"/>
          <table:table-cell office:value-type="float" office:value="166692.0"/>
          <table:table-cell table:style-name="cellBest" office:value-type="float" office:value="0.0"/>
          <table:table-cell office:value-type="float" office:value="1.0"/>
          <table:table-cell office:value-type="float" office:value="40.6205"/>
          <table:table-cell office:value-type="float" office:value="0.0"/>
          <table:table-cell office:value-type="float" office:value="29342.0"/>
          <table:table-cell office:value-type="float" office:value="78844.0"/>
          <table:table-cell office:value-type="float" office:value="66928.0"/>
          <table:table-cell office:value-type="float" office:value="1.0"/>
          <table:table-cell office:value-type="float" office:value="7.74399"/>
          <table:table-cell office:value-type="float" office:value="0.0"/>
          <table:table-cell office:value-type="float" office:value="3427.0"/>
          <table:table-cell office:value-type="float" office:value="85611.0"/>
          <table:table-cell office:value-type="float" office:value="48013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97656.0"/>
          <table:table-cell table:style-name="cellWorst" office:value-type="float" office:value="10032997.0"/>
          <table:table-cell table:style-name="cellWorst" office:value-type="float" office:value="10032997.0"/>
          <table:table-cell office:value-type="float" office:value="-1.0"/>
          <table:table-cell office:value-type="float" office:value="282.669"/>
          <table:table-cell office:value-type="float" office:value="0.0"/>
          <table:table-cell office:value-type="float" office:value="145168.0"/>
          <table:table-cell office:value-type="float" office:value="404325.0"/>
          <table:table-cell office:value-type="float" office:value="249009.0"/>
          <table:table-cell office:value-type="float" office:value="1.0"/>
          <table:table-cell office:value-type="float" office:value="67.37"/>
          <table:table-cell office:value-type="float" office:value="0.0"/>
          <table:table-cell office:value-type="float" office:value="34132.0"/>
          <table:table-cell office:value-type="float" office:value="247905.0"/>
          <table:table-cell office:value-type="float" office:value="45229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62902.0"/>
          <table:table-cell office:value-type="float" office:value="379936.0"/>
          <table:table-cell office:value-type="float" office:value="354658.0"/>
          <table:table-cell office:value-type="float" office:value="-1.0"/>
          <table:table-cell table:formula="of:=MIN([.$B30];[.$G30];[.$M30];[.$S30];[.$Y30];[.$AE30];[.$AK30];[.$AQ30];[.$AW30];[.$BC30];[.$BI30];[.$BO30];[.$BU30];[.$CA30];[.$CG30];[.$CM30];[.$CS30];[.$CY30];[.$DE30];[.$DK30];[.$DQ30];[.$DW30];[.$EC30];[.$EI30];[.$EO30];[.$EU30];[.$FA30];[.$FG30];[.$FM30];[.$FS30];[.$FY30];[.$GE30];[.$GK30];[.$GQ30];[.$GW30];[.$HC30];[.$HI30];[.$HO30];[.$HU30];[.$IA30];[.$IG30])" office:value-type="float"/>
          <table:table-cell table:formula="of:=MIN([.$C30];[.$H30];[.$N30];[.$T30];[.$Z30];[.$AF30];[.$AL30];[.$AR30];[.$AX30];[.$BD30];[.$BJ30];[.$BP30];[.$BV30];[.$CB30];[.$CH30];[.$CN30];[.$CT30];[.$CZ30];[.$DF30];[.$DL30];[.$DR30];[.$DX30];[.$ED30];[.$EJ30];[.$EP30];[.$EV30];[.$FB30];[.$FH30];[.$FN30];[.$FT30];[.$FZ30];[.$GF30];[.$GL30];[.$GR30];[.$GX30];[.$HD30];[.$HJ30];[.$HP30];[.$HV30];[.$IB30];[.$IH30])" office:value-type="float"/>
          <table:table-cell table:formula="of:=MIN([.$D30];[.$I30];[.$O30];[.$U30];[.$AA30];[.$AG30];[.$AM30];[.$AS30];[.$AY30];[.$BE30];[.$BK30];[.$BQ30];[.$BW30];[.$CC30];[.$CI30];[.$CO30];[.$CU30];[.$DA30];[.$DG30];[.$DM30];[.$DS30];[.$DY30];[.$EE30];[.$EK30];[.$EQ30];[.$EW30];[.$FC30];[.$FI30];[.$FO30];[.$FU30];[.$GA30];[.$GG30];[.$GM30];[.$GS30];[.$GY30];[.$HE30];[.$HK30];[.$HQ30];[.$HW30];[.$IC30];[.$II30])" office:value-type="float"/>
          <table:table-cell table:formula="of:=MIN([.$E30];[.$J30];[.$P30];[.$V30];[.$AB30];[.$AH30];[.$AN30];[.$AT30];[.$AZ30];[.$BF30];[.$BL30];[.$BR30];[.$BX30];[.$CD30];[.$CJ30];[.$CP30];[.$CV30];[.$DB30];[.$DH30];[.$DN30];[.$DT30];[.$DZ30];[.$EF30];[.$EL30];[.$ER30];[.$EX30];[.$FD30];[.$FJ30];[.$FP30];[.$FV30];[.$GB30];[.$GH30];[.$GN30];[.$GT30];[.$GZ30];[.$HF30];[.$HL30];[.$HR30];[.$HX30];[.$ID30];[.$IJ30])" office:value-type="float"/>
          <table:table-cell table:formula="of:=MIN([.$K30];[.$Q30];[.$W30];[.$AC30];[.$AI30];[.$AO30];[.$AU30];[.$BA30];[.$BG30];[.$BM30];[.$BS30];[.$BY30];[.$CE30];[.$CK30];[.$CQ30];[.$CW30];[.$DC30];[.$DI30];[.$DO30];[.$DU30];[.$EA30];[.$EG30];[.$EM30];[.$ES30];[.$EY30];[.$FE30];[.$FK30];[.$FQ30];[.$FW30];[.$GC30];[.$GI30];[.$GO30];[.$GU30];[.$HA30];[.$HG30];[.$HM30];[.$HS30];[.$HY30];[.$IE30];[.$IK30])" office:value-type="float"/>
          <table:table-cell table:formula="of:=MIN([.$F30];[.$L30];[.$R30];[.$X30];[.$AD30];[.$AJ30];[.$AP30];[.$AV30];[.$BB30];[.$BH30];[.$BN30];[.$BT30];[.$BZ30];[.$CF30];[.$CL30];[.$CR30];[.$CX30];[.$DD30];[.$DJ30];[.$DP30];[.$DV30];[.$EB30];[.$EH30];[.$EN30];[.$ET30];[.$EZ30];[.$FF30];[.$FL30];[.$FR30];[.$FX30];[.$GD30];[.$GJ30];[.$GP30];[.$GV30];[.$HB30];[.$HH30];[.$HN30];[.$HT30];[.$HZ30];[.$IF30];[.$IL30])" office:value-type="float"/>
          <table:table-cell table:formula="of:=MEDIAN([.$B30];[.$G30];[.$M30];[.$S30];[.$Y30];[.$AE30];[.$AK30];[.$AQ30];[.$AW30];[.$BC30];[.$BI30];[.$BO30];[.$BU30];[.$CA30];[.$CG30];[.$CM30];[.$CS30];[.$CY30];[.$DE30];[.$DK30];[.$DQ30];[.$DW30];[.$EC30];[.$EI30];[.$EO30];[.$EU30];[.$FA30];[.$FG30];[.$FM30];[.$FS30];[.$FY30];[.$GE30];[.$GK30];[.$GQ30];[.$GW30];[.$HC30];[.$HI30];[.$HO30];[.$HU30];[.$IA30];[.$IG30])" office:value-type="float"/>
          <table:table-cell table:formula="of:=MEDIAN([.$C30];[.$H30];[.$N30];[.$T30];[.$Z30];[.$AF30];[.$AL30];[.$AR30];[.$AX30];[.$BD30];[.$BJ30];[.$BP30];[.$BV30];[.$CB30];[.$CH30];[.$CN30];[.$CT30];[.$CZ30];[.$DF30];[.$DL30];[.$DR30];[.$DX30];[.$ED30];[.$EJ30];[.$EP30];[.$EV30];[.$FB30];[.$FH30];[.$FN30];[.$FT30];[.$FZ30];[.$GF30];[.$GL30];[.$GR30];[.$GX30];[.$HD30];[.$HJ30];[.$HP30];[.$HV30];[.$IB30];[.$IH30])" office:value-type="float"/>
          <table:table-cell table:formula="of:=MEDIAN([.$D30];[.$I30];[.$O30];[.$U30];[.$AA30];[.$AG30];[.$AM30];[.$AS30];[.$AY30];[.$BE30];[.$BK30];[.$BQ30];[.$BW30];[.$CC30];[.$CI30];[.$CO30];[.$CU30];[.$DA30];[.$DG30];[.$DM30];[.$DS30];[.$DY30];[.$EE30];[.$EK30];[.$EQ30];[.$EW30];[.$FC30];[.$FI30];[.$FO30];[.$FU30];[.$GA30];[.$GG30];[.$GM30];[.$GS30];[.$GY30];[.$HE30];[.$HK30];[.$HQ30];[.$HW30];[.$IC30];[.$II30])" office:value-type="float"/>
          <table:table-cell table:formula="of:=MEDIAN([.$E30];[.$J30];[.$P30];[.$V30];[.$AB30];[.$AH30];[.$AN30];[.$AT30];[.$AZ30];[.$BF30];[.$BL30];[.$BR30];[.$BX30];[.$CD30];[.$CJ30];[.$CP30];[.$CV30];[.$DB30];[.$DH30];[.$DN30];[.$DT30];[.$DZ30];[.$EF30];[.$EL30];[.$ER30];[.$EX30];[.$FD30];[.$FJ30];[.$FP30];[.$FV30];[.$GB30];[.$GH30];[.$GN30];[.$GT30];[.$GZ30];[.$HF30];[.$HL30];[.$HR30];[.$HX30];[.$ID30];[.$IJ30])" office:value-type="float"/>
          <table:table-cell table:formula="of:=MEDIAN([.$K30];[.$Q30];[.$W30];[.$AC30];[.$AI30];[.$AO30];[.$AU30];[.$BA30];[.$BG30];[.$BM30];[.$BS30];[.$BY30];[.$CE30];[.$CK30];[.$CQ30];[.$CW30];[.$DC30];[.$DI30];[.$DO30];[.$DU30];[.$EA30];[.$EG30];[.$EM30];[.$ES30];[.$EY30];[.$FE30];[.$FK30];[.$FQ30];[.$FW30];[.$GC30];[.$GI30];[.$GO30];[.$GU30];[.$HA30];[.$HG30];[.$HM30];[.$HS30];[.$HY30];[.$IE30];[.$IK30])" office:value-type="float"/>
          <table:table-cell table:formula="of:=MEDIAN([.$F30];[.$L30];[.$R30];[.$X30];[.$AD30];[.$AJ30];[.$AP30];[.$AV30];[.$BB30];[.$BH30];[.$BN30];[.$BT30];[.$BZ30];[.$CF30];[.$CL30];[.$CR30];[.$CX30];[.$DD30];[.$DJ30];[.$DP30];[.$DV30];[.$EB30];[.$EH30];[.$EN30];[.$ET30];[.$EZ30];[.$FF30];[.$FL30];[.$FR30];[.$FX30];[.$GD30];[.$GJ30];[.$GP30];[.$GV30];[.$HB30];[.$HH30];[.$HN30];[.$HT30];[.$HZ30];[.$IF30];[.$IL30])" office:value-type="float"/>
          <table:table-cell table:formula="of:=MAX([.$B30];[.$G30];[.$M30];[.$S30];[.$Y30];[.$AE30];[.$AK30];[.$AQ30];[.$AW30];[.$BC30];[.$BI30];[.$BO30];[.$BU30];[.$CA30];[.$CG30];[.$CM30];[.$CS30];[.$CY30];[.$DE30];[.$DK30];[.$DQ30];[.$DW30];[.$EC30];[.$EI30];[.$EO30];[.$EU30];[.$FA30];[.$FG30];[.$FM30];[.$FS30];[.$FY30];[.$GE30];[.$GK30];[.$GQ30];[.$GW30];[.$HC30];[.$HI30];[.$HO30];[.$HU30];[.$IA30];[.$IG30])" office:value-type="float"/>
          <table:table-cell table:formula="of:=MAX([.$C30];[.$H30];[.$N30];[.$T30];[.$Z30];[.$AF30];[.$AL30];[.$AR30];[.$AX30];[.$BD30];[.$BJ30];[.$BP30];[.$BV30];[.$CB30];[.$CH30];[.$CN30];[.$CT30];[.$CZ30];[.$DF30];[.$DL30];[.$DR30];[.$DX30];[.$ED30];[.$EJ30];[.$EP30];[.$EV30];[.$FB30];[.$FH30];[.$FN30];[.$FT30];[.$FZ30];[.$GF30];[.$GL30];[.$GR30];[.$GX30];[.$HD30];[.$HJ30];[.$HP30];[.$HV30];[.$IB30];[.$IH30])" office:value-type="float"/>
          <table:table-cell table:formula="of:=MAX([.$D30];[.$I30];[.$O30];[.$U30];[.$AA30];[.$AG30];[.$AM30];[.$AS30];[.$AY30];[.$BE30];[.$BK30];[.$BQ30];[.$BW30];[.$CC30];[.$CI30];[.$CO30];[.$CU30];[.$DA30];[.$DG30];[.$DM30];[.$DS30];[.$DY30];[.$EE30];[.$EK30];[.$EQ30];[.$EW30];[.$FC30];[.$FI30];[.$FO30];[.$FU30];[.$GA30];[.$GG30];[.$GM30];[.$GS30];[.$GY30];[.$HE30];[.$HK30];[.$HQ30];[.$HW30];[.$IC30];[.$II30])" office:value-type="float"/>
          <table:table-cell table:formula="of:=MAX([.$E30];[.$J30];[.$P30];[.$V30];[.$AB30];[.$AH30];[.$AN30];[.$AT30];[.$AZ30];[.$BF30];[.$BL30];[.$BR30];[.$BX30];[.$CD30];[.$CJ30];[.$CP30];[.$CV30];[.$DB30];[.$DH30];[.$DN30];[.$DT30];[.$DZ30];[.$EF30];[.$EL30];[.$ER30];[.$EX30];[.$FD30];[.$FJ30];[.$FP30];[.$FV30];[.$GB30];[.$GH30];[.$GN30];[.$GT30];[.$GZ30];[.$HF30];[.$HL30];[.$HR30];[.$HX30];[.$ID30];[.$IJ30])" office:value-type="float"/>
          <table:table-cell table:formula="of:=MAX([.$K30];[.$Q30];[.$W30];[.$AC30];[.$AI30];[.$AO30];[.$AU30];[.$BA30];[.$BG30];[.$BM30];[.$BS30];[.$BY30];[.$CE30];[.$CK30];[.$CQ30];[.$CW30];[.$DC30];[.$DI30];[.$DO30];[.$DU30];[.$EA30];[.$EG30];[.$EM30];[.$ES30];[.$EY30];[.$FE30];[.$FK30];[.$FQ30];[.$FW30];[.$GC30];[.$GI30];[.$GO30];[.$GU30];[.$HA30];[.$HG30];[.$HM30];[.$HS30];[.$HY30];[.$IE30];[.$IK30])" office:value-type="float"/>
          <table:table-cell table:formula="of:=MAX([.$F30];[.$L30];[.$R30];[.$X30];[.$AD30];[.$AJ30];[.$AP30];[.$AV30];[.$BB30];[.$BH30];[.$BN30];[.$BT30];[.$BZ30];[.$CF30];[.$CL30];[.$CR30];[.$CX30];[.$DD30];[.$DJ30];[.$DP30];[.$DV30];[.$EB30];[.$EH30];[.$EN30];[.$ET30];[.$EZ30];[.$FF30];[.$FL30];[.$FR30];[.$FX30];[.$GD30];[.$GJ30];[.$GP30];[.$GV30];[.$HB30];[.$HH30];[.$HN30];[.$HT30];[.$HZ30];[.$IF30];[.$IL30])" office:value-type="float"/>
        </table:table-row>
        <table:table-row table:style-name="ro1">
          <table:table-cell office:value-type="string">
            <text:p>./laby_17_17_03.lp</text:p>
          </table:table-cell>
          <table:table-cell office:value-type="float" office:value="600.0"/>
          <table:table-cell office:value-type="float" office:value="1.0"/>
          <table:table-cell office:value-type="float" office:value="402973.0"/>
          <table:table-cell office:value-type="float" office:value="142379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95112.0"/>
          <table:table-cell office:value-type="float" office:value="1407149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88800.0"/>
          <table:table-cell office:value-type="float" office:value="1172643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96089.0"/>
          <table:table-cell office:value-type="float" office:value="1188772.0"/>
          <table:table-cell office:value-type="float" office:value="16319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06907.0"/>
          <table:table-cell office:value-type="float" office:value="1810685.0"/>
          <table:table-cell office:value-type="float" office:value="19478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1150.0"/>
          <table:table-cell office:value-type="float" office:value="696484.0"/>
          <table:table-cell office:value-type="float" office:value="8912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2576.0"/>
          <table:table-cell office:value-type="float" office:value="1217461.0"/>
          <table:table-cell office:value-type="float" office:value="21736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20916.0"/>
          <table:table-cell office:value-type="float" office:value="424428.0"/>
          <table:table-cell office:value-type="float" office:value="18113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05401.0"/>
          <table:table-cell office:value-type="float" office:value="261154.0"/>
          <table:table-cell office:value-type="float" office:value="15364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41850.0"/>
          <table:table-cell office:value-type="float" office:value="381284.0"/>
          <table:table-cell office:value-type="float" office:value="15545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66939.0"/>
          <table:table-cell office:value-type="float" office:value="1277308.0"/>
          <table:table-cell office:value-type="float" office:value="14167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54566.0"/>
          <table:table-cell office:value-type="float" office:value="1073190.0"/>
          <table:table-cell office:value-type="float" office:value="9917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79529.0"/>
          <table:table-cell office:value-type="float" office:value="1142437.0"/>
          <table:table-cell office:value-type="float" office:value="17371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28400.0"/>
          <table:table-cell office:value-type="float" office:value="1335367.0"/>
          <table:table-cell office:value-type="float" office:value="19757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3856.0"/>
          <table:table-cell table:style-name="cellBest" office:value-type="float" office:value="76145.0"/>
          <table:table-cell office:value-type="float" office:value="7614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32529.0"/>
          <table:table-cell office:value-type="float" office:value="1977110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71006.0"/>
          <table:table-cell office:value-type="float" office:value="1036862.0"/>
          <table:table-cell office:value-type="float" office:value="21267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89854.0"/>
          <table:table-cell office:value-type="float" office:value="2889770.0"/>
          <table:table-cell office:value-type="float" office:value="13173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3855.0"/>
          <table:table-cell office:value-type="float" office:value="283966.0"/>
          <table:table-cell office:value-type="float" office:value="28396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2750.0"/>
          <table:table-cell office:value-type="float" office:value="654905.0"/>
          <table:table-cell office:value-type="float" office:value="171702.0"/>
          <table:table-cell office:value-type="float" office:value="-1.0"/>
          <table:table-cell table:style-name="cellBest" office:value-type="float" office:value="49.6569"/>
          <table:table-cell table:style-name="cellBest" office:value-type="float" office:value="0.0"/>
          <table:table-cell table:style-name="cellBest" office:value-type="float" office:value="30618.0"/>
          <table:table-cell office:value-type="float" office:value="262584.0"/>
          <table:table-cell office:value-type="float" office:value="24406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49156.0"/>
          <table:table-cell office:value-type="float" office:value="226641.0"/>
          <table:table-cell office:value-type="float" office:value="21576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72316.0"/>
          <table:table-cell office:value-type="float" office:value="1360644.0"/>
          <table:table-cell office:value-type="float" office:value="18003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6616.0"/>
          <table:table-cell office:value-type="float" office:value="1769758.0"/>
          <table:table-cell office:value-type="float" office:value="6564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91310.0"/>
          <table:table-cell office:value-type="float" office:value="3087966.0"/>
          <table:table-cell office:value-type="float" office:value="35613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24947.0"/>
          <table:table-cell office:value-type="float" office:value="642971.0"/>
          <table:table-cell office:value-type="float" office:value="44219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9791.0"/>
          <table:table-cell office:value-type="float" office:value="550459.0"/>
          <table:table-cell office:value-type="float" office:value="48610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8046.0"/>
          <table:table-cell office:value-type="float" office:value="468794.0"/>
          <table:table-cell office:value-type="float" office:value="44648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69107.0"/>
          <table:table-cell office:value-type="float" office:value="883766.0"/>
          <table:table-cell office:value-type="float" office:value="78698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9903.0"/>
          <table:table-cell office:value-type="float" office:value="923159.0"/>
          <table:table-cell office:value-type="float" office:value="9399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9391.0"/>
          <table:table-cell office:value-type="float" office:value="2297780.0"/>
          <table:table-cell office:value-type="float" office:value="72880.0"/>
          <table:table-cell office:value-type="float" office:value="-1.0"/>
          <table:table-cell office:value-type="float" office:value="454.753"/>
          <table:table-cell table:style-name="cellBest" office:value-type="float" office:value="0.0"/>
          <table:table-cell office:value-type="float" office:value="297409.0"/>
          <table:table-cell office:value-type="float" office:value="955611.0"/>
          <table:table-cell office:value-type="float" office:value="111264.0"/>
          <table:table-cell office:value-type="float" office:value="1.0"/>
          <table:table-cell office:value-type="float" office:value="597.248"/>
          <table:table-cell table:style-name="cellBest" office:value-type="float" office:value="0.0"/>
          <table:table-cell office:value-type="float" office:value="297409.0"/>
          <table:table-cell office:value-type="float" office:value="955611.0"/>
          <table:table-cell office:value-type="float" office:value="111264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26061.0"/>
          <table:table-cell office:value-type="float" office:value="760474.0"/>
          <table:table-cell office:value-type="float" office:value="760474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453997.0"/>
          <table:table-cell office:value-type="float" office:value="2622735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443614.0"/>
          <table:table-cell office:value-type="float" office:value="773679.0"/>
          <table:table-cell office:value-type="float" office:value="723527.0"/>
          <table:table-cell office:value-type="float" office:value="-1.0"/>
          <table:table-cell office:value-type="float" office:value="351.311"/>
          <table:table-cell table:style-name="cellBest" office:value-type="float" office:value="0.0"/>
          <table:table-cell office:value-type="float" office:value="245708.0"/>
          <table:table-cell office:value-type="float" office:value="803841.0"/>
          <table:table-cell office:value-type="float" office:value="14680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300553.0"/>
          <table:table-cell table:style-name="cellWorst" office:value-type="float" office:value="5927327.0"/>
          <table:table-cell table:style-name="cellWorst" office:value-type="float" office:value="592732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345411.0"/>
          <table:table-cell office:value-type="float" office:value="1031842.0"/>
          <table:table-cell office:value-type="float" office:value="56418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4226.0"/>
          <table:table-cell office:value-type="float" office:value="2350014.0"/>
          <table:table-cell office:value-type="float" office:value="8565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3491.0"/>
          <table:table-cell office:value-type="float" office:value="344563.0"/>
          <table:table-cell office:value-type="float" office:value="325480.0"/>
          <table:table-cell office:value-type="float" office:value="-1.0"/>
          <table:table-cell table:formula="of:=MIN([.$B31];[.$G31];[.$M31];[.$S31];[.$Y31];[.$AE31];[.$AK31];[.$AQ31];[.$AW31];[.$BC31];[.$BI31];[.$BO31];[.$BU31];[.$CA31];[.$CG31];[.$CM31];[.$CS31];[.$CY31];[.$DE31];[.$DK31];[.$DQ31];[.$DW31];[.$EC31];[.$EI31];[.$EO31];[.$EU31];[.$FA31];[.$FG31];[.$FM31];[.$FS31];[.$FY31];[.$GE31];[.$GK31];[.$GQ31];[.$GW31];[.$HC31];[.$HI31];[.$HO31];[.$HU31];[.$IA31];[.$IG31])" office:value-type="float"/>
          <table:table-cell table:formula="of:=MIN([.$C31];[.$H31];[.$N31];[.$T31];[.$Z31];[.$AF31];[.$AL31];[.$AR31];[.$AX31];[.$BD31];[.$BJ31];[.$BP31];[.$BV31];[.$CB31];[.$CH31];[.$CN31];[.$CT31];[.$CZ31];[.$DF31];[.$DL31];[.$DR31];[.$DX31];[.$ED31];[.$EJ31];[.$EP31];[.$EV31];[.$FB31];[.$FH31];[.$FN31];[.$FT31];[.$FZ31];[.$GF31];[.$GL31];[.$GR31];[.$GX31];[.$HD31];[.$HJ31];[.$HP31];[.$HV31];[.$IB31];[.$IH31])" office:value-type="float"/>
          <table:table-cell table:formula="of:=MIN([.$D31];[.$I31];[.$O31];[.$U31];[.$AA31];[.$AG31];[.$AM31];[.$AS31];[.$AY31];[.$BE31];[.$BK31];[.$BQ31];[.$BW31];[.$CC31];[.$CI31];[.$CO31];[.$CU31];[.$DA31];[.$DG31];[.$DM31];[.$DS31];[.$DY31];[.$EE31];[.$EK31];[.$EQ31];[.$EW31];[.$FC31];[.$FI31];[.$FO31];[.$FU31];[.$GA31];[.$GG31];[.$GM31];[.$GS31];[.$GY31];[.$HE31];[.$HK31];[.$HQ31];[.$HW31];[.$IC31];[.$II31])" office:value-type="float"/>
          <table:table-cell table:formula="of:=MIN([.$E31];[.$J31];[.$P31];[.$V31];[.$AB31];[.$AH31];[.$AN31];[.$AT31];[.$AZ31];[.$BF31];[.$BL31];[.$BR31];[.$BX31];[.$CD31];[.$CJ31];[.$CP31];[.$CV31];[.$DB31];[.$DH31];[.$DN31];[.$DT31];[.$DZ31];[.$EF31];[.$EL31];[.$ER31];[.$EX31];[.$FD31];[.$FJ31];[.$FP31];[.$FV31];[.$GB31];[.$GH31];[.$GN31];[.$GT31];[.$GZ31];[.$HF31];[.$HL31];[.$HR31];[.$HX31];[.$ID31];[.$IJ31])" office:value-type="float"/>
          <table:table-cell table:formula="of:=MIN([.$K31];[.$Q31];[.$W31];[.$AC31];[.$AI31];[.$AO31];[.$AU31];[.$BA31];[.$BG31];[.$BM31];[.$BS31];[.$BY31];[.$CE31];[.$CK31];[.$CQ31];[.$CW31];[.$DC31];[.$DI31];[.$DO31];[.$DU31];[.$EA31];[.$EG31];[.$EM31];[.$ES31];[.$EY31];[.$FE31];[.$FK31];[.$FQ31];[.$FW31];[.$GC31];[.$GI31];[.$GO31];[.$GU31];[.$HA31];[.$HG31];[.$HM31];[.$HS31];[.$HY31];[.$IE31];[.$IK31])" office:value-type="float"/>
          <table:table-cell table:formula="of:=MIN([.$F31];[.$L31];[.$R31];[.$X31];[.$AD31];[.$AJ31];[.$AP31];[.$AV31];[.$BB31];[.$BH31];[.$BN31];[.$BT31];[.$BZ31];[.$CF31];[.$CL31];[.$CR31];[.$CX31];[.$DD31];[.$DJ31];[.$DP31];[.$DV31];[.$EB31];[.$EH31];[.$EN31];[.$ET31];[.$EZ31];[.$FF31];[.$FL31];[.$FR31];[.$FX31];[.$GD31];[.$GJ31];[.$GP31];[.$GV31];[.$HB31];[.$HH31];[.$HN31];[.$HT31];[.$HZ31];[.$IF31];[.$IL31])" office:value-type="float"/>
          <table:table-cell table:formula="of:=MEDIAN([.$B31];[.$G31];[.$M31];[.$S31];[.$Y31];[.$AE31];[.$AK31];[.$AQ31];[.$AW31];[.$BC31];[.$BI31];[.$BO31];[.$BU31];[.$CA31];[.$CG31];[.$CM31];[.$CS31];[.$CY31];[.$DE31];[.$DK31];[.$DQ31];[.$DW31];[.$EC31];[.$EI31];[.$EO31];[.$EU31];[.$FA31];[.$FG31];[.$FM31];[.$FS31];[.$FY31];[.$GE31];[.$GK31];[.$GQ31];[.$GW31];[.$HC31];[.$HI31];[.$HO31];[.$HU31];[.$IA31];[.$IG31])" office:value-type="float"/>
          <table:table-cell table:formula="of:=MEDIAN([.$C31];[.$H31];[.$N31];[.$T31];[.$Z31];[.$AF31];[.$AL31];[.$AR31];[.$AX31];[.$BD31];[.$BJ31];[.$BP31];[.$BV31];[.$CB31];[.$CH31];[.$CN31];[.$CT31];[.$CZ31];[.$DF31];[.$DL31];[.$DR31];[.$DX31];[.$ED31];[.$EJ31];[.$EP31];[.$EV31];[.$FB31];[.$FH31];[.$FN31];[.$FT31];[.$FZ31];[.$GF31];[.$GL31];[.$GR31];[.$GX31];[.$HD31];[.$HJ31];[.$HP31];[.$HV31];[.$IB31];[.$IH31])" office:value-type="float"/>
          <table:table-cell table:formula="of:=MEDIAN([.$D31];[.$I31];[.$O31];[.$U31];[.$AA31];[.$AG31];[.$AM31];[.$AS31];[.$AY31];[.$BE31];[.$BK31];[.$BQ31];[.$BW31];[.$CC31];[.$CI31];[.$CO31];[.$CU31];[.$DA31];[.$DG31];[.$DM31];[.$DS31];[.$DY31];[.$EE31];[.$EK31];[.$EQ31];[.$EW31];[.$FC31];[.$FI31];[.$FO31];[.$FU31];[.$GA31];[.$GG31];[.$GM31];[.$GS31];[.$GY31];[.$HE31];[.$HK31];[.$HQ31];[.$HW31];[.$IC31];[.$II31])" office:value-type="float"/>
          <table:table-cell table:formula="of:=MEDIAN([.$E31];[.$J31];[.$P31];[.$V31];[.$AB31];[.$AH31];[.$AN31];[.$AT31];[.$AZ31];[.$BF31];[.$BL31];[.$BR31];[.$BX31];[.$CD31];[.$CJ31];[.$CP31];[.$CV31];[.$DB31];[.$DH31];[.$DN31];[.$DT31];[.$DZ31];[.$EF31];[.$EL31];[.$ER31];[.$EX31];[.$FD31];[.$FJ31];[.$FP31];[.$FV31];[.$GB31];[.$GH31];[.$GN31];[.$GT31];[.$GZ31];[.$HF31];[.$HL31];[.$HR31];[.$HX31];[.$ID31];[.$IJ31])" office:value-type="float"/>
          <table:table-cell table:formula="of:=MEDIAN([.$K31];[.$Q31];[.$W31];[.$AC31];[.$AI31];[.$AO31];[.$AU31];[.$BA31];[.$BG31];[.$BM31];[.$BS31];[.$BY31];[.$CE31];[.$CK31];[.$CQ31];[.$CW31];[.$DC31];[.$DI31];[.$DO31];[.$DU31];[.$EA31];[.$EG31];[.$EM31];[.$ES31];[.$EY31];[.$FE31];[.$FK31];[.$FQ31];[.$FW31];[.$GC31];[.$GI31];[.$GO31];[.$GU31];[.$HA31];[.$HG31];[.$HM31];[.$HS31];[.$HY31];[.$IE31];[.$IK31])" office:value-type="float"/>
          <table:table-cell table:formula="of:=MEDIAN([.$F31];[.$L31];[.$R31];[.$X31];[.$AD31];[.$AJ31];[.$AP31];[.$AV31];[.$BB31];[.$BH31];[.$BN31];[.$BT31];[.$BZ31];[.$CF31];[.$CL31];[.$CR31];[.$CX31];[.$DD31];[.$DJ31];[.$DP31];[.$DV31];[.$EB31];[.$EH31];[.$EN31];[.$ET31];[.$EZ31];[.$FF31];[.$FL31];[.$FR31];[.$FX31];[.$GD31];[.$GJ31];[.$GP31];[.$GV31];[.$HB31];[.$HH31];[.$HN31];[.$HT31];[.$HZ31];[.$IF31];[.$IL31])" office:value-type="float"/>
          <table:table-cell table:formula="of:=MAX([.$B31];[.$G31];[.$M31];[.$S31];[.$Y31];[.$AE31];[.$AK31];[.$AQ31];[.$AW31];[.$BC31];[.$BI31];[.$BO31];[.$BU31];[.$CA31];[.$CG31];[.$CM31];[.$CS31];[.$CY31];[.$DE31];[.$DK31];[.$DQ31];[.$DW31];[.$EC31];[.$EI31];[.$EO31];[.$EU31];[.$FA31];[.$FG31];[.$FM31];[.$FS31];[.$FY31];[.$GE31];[.$GK31];[.$GQ31];[.$GW31];[.$HC31];[.$HI31];[.$HO31];[.$HU31];[.$IA31];[.$IG31])" office:value-type="float"/>
          <table:table-cell table:formula="of:=MAX([.$C31];[.$H31];[.$N31];[.$T31];[.$Z31];[.$AF31];[.$AL31];[.$AR31];[.$AX31];[.$BD31];[.$BJ31];[.$BP31];[.$BV31];[.$CB31];[.$CH31];[.$CN31];[.$CT31];[.$CZ31];[.$DF31];[.$DL31];[.$DR31];[.$DX31];[.$ED31];[.$EJ31];[.$EP31];[.$EV31];[.$FB31];[.$FH31];[.$FN31];[.$FT31];[.$FZ31];[.$GF31];[.$GL31];[.$GR31];[.$GX31];[.$HD31];[.$HJ31];[.$HP31];[.$HV31];[.$IB31];[.$IH31])" office:value-type="float"/>
          <table:table-cell table:formula="of:=MAX([.$D31];[.$I31];[.$O31];[.$U31];[.$AA31];[.$AG31];[.$AM31];[.$AS31];[.$AY31];[.$BE31];[.$BK31];[.$BQ31];[.$BW31];[.$CC31];[.$CI31];[.$CO31];[.$CU31];[.$DA31];[.$DG31];[.$DM31];[.$DS31];[.$DY31];[.$EE31];[.$EK31];[.$EQ31];[.$EW31];[.$FC31];[.$FI31];[.$FO31];[.$FU31];[.$GA31];[.$GG31];[.$GM31];[.$GS31];[.$GY31];[.$HE31];[.$HK31];[.$HQ31];[.$HW31];[.$IC31];[.$II31])" office:value-type="float"/>
          <table:table-cell table:formula="of:=MAX([.$E31];[.$J31];[.$P31];[.$V31];[.$AB31];[.$AH31];[.$AN31];[.$AT31];[.$AZ31];[.$BF31];[.$BL31];[.$BR31];[.$BX31];[.$CD31];[.$CJ31];[.$CP31];[.$CV31];[.$DB31];[.$DH31];[.$DN31];[.$DT31];[.$DZ31];[.$EF31];[.$EL31];[.$ER31];[.$EX31];[.$FD31];[.$FJ31];[.$FP31];[.$FV31];[.$GB31];[.$GH31];[.$GN31];[.$GT31];[.$GZ31];[.$HF31];[.$HL31];[.$HR31];[.$HX31];[.$ID31];[.$IJ31])" office:value-type="float"/>
          <table:table-cell table:formula="of:=MAX([.$K31];[.$Q31];[.$W31];[.$AC31];[.$AI31];[.$AO31];[.$AU31];[.$BA31];[.$BG31];[.$BM31];[.$BS31];[.$BY31];[.$CE31];[.$CK31];[.$CQ31];[.$CW31];[.$DC31];[.$DI31];[.$DO31];[.$DU31];[.$EA31];[.$EG31];[.$EM31];[.$ES31];[.$EY31];[.$FE31];[.$FK31];[.$FQ31];[.$FW31];[.$GC31];[.$GI31];[.$GO31];[.$GU31];[.$HA31];[.$HG31];[.$HM31];[.$HS31];[.$HY31];[.$IE31];[.$IK31])" office:value-type="float"/>
          <table:table-cell table:formula="of:=MAX([.$F31];[.$L31];[.$R31];[.$X31];[.$AD31];[.$AJ31];[.$AP31];[.$AV31];[.$BB31];[.$BH31];[.$BN31];[.$BT31];[.$BZ31];[.$CF31];[.$CL31];[.$CR31];[.$CX31];[.$DD31];[.$DJ31];[.$DP31];[.$DV31];[.$EB31];[.$EH31];[.$EN31];[.$ET31];[.$EZ31];[.$FF31];[.$FL31];[.$FR31];[.$FX31];[.$GD31];[.$GJ31];[.$GP31];[.$GV31];[.$HB31];[.$HH31];[.$HN31];[.$HT31];[.$HZ31];[.$IF31];[.$IL31])" office:value-type="float"/>
        </table:table-row>
        <table:table-row table:style-name="ro1">
          <table:table-cell office:value-type="string">
            <text:p>./laby_17_17_04.lp</text:p>
          </table:table-cell>
          <table:table-cell office:value-type="float" office:value="2.21386"/>
          <table:table-cell office:value-type="float" office:value="0.0"/>
          <table:table-cell office:value-type="float" office:value="397.0"/>
          <table:table-cell office:value-type="float" office:value="15741.0"/>
          <table:table-cell office:value-type="float" office:value="1.0"/>
          <table:table-cell table:style-name="cellBest" office:value-type="float" office:value="1.72596"/>
          <table:table-cell office:value-type="float" office:value="0.0"/>
          <table:table-cell office:value-type="float" office:value="397.0"/>
          <table:table-cell office:value-type="float" office:value="15741.0"/>
          <table:table-cell table:style-name="cellBest" office:value-type="float" office:value="0.0"/>
          <table:table-cell office:value-type="float" office:value="1.0"/>
          <table:table-cell office:value-type="float" office:value="2.09966"/>
          <table:table-cell office:value-type="float" office:value="0.0"/>
          <table:table-cell office:value-type="float" office:value="397.0"/>
          <table:table-cell office:value-type="float" office:value="15741.0"/>
          <table:table-cell table:style-name="cellBest" office:value-type="float" office:value="0.0"/>
          <table:table-cell office:value-type="float" office:value="1.0"/>
          <table:table-cell office:value-type="float" office:value="2.03103"/>
          <table:table-cell office:value-type="float" office:value="0.0"/>
          <table:table-cell office:value-type="float" office:value="397.0"/>
          <table:table-cell office:value-type="float" office:value="15741.0"/>
          <table:table-cell office:value-type="float" office:value="3677.0"/>
          <table:table-cell office:value-type="float" office:value="1.0"/>
          <table:table-cell office:value-type="float" office:value="18.6177"/>
          <table:table-cell office:value-type="float" office:value="0.0"/>
          <table:table-cell office:value-type="float" office:value="11947.0"/>
          <table:table-cell office:value-type="float" office:value="127652.0"/>
          <table:table-cell office:value-type="float" office:value="14195.0"/>
          <table:table-cell office:value-type="float" office:value="1.0"/>
          <table:table-cell office:value-type="float" office:value="436.171"/>
          <table:table-cell office:value-type="float" office:value="0.0"/>
          <table:table-cell office:value-type="float" office:value="221671.0"/>
          <table:table-cell office:value-type="float" office:value="340710.0"/>
          <table:table-cell office:value-type="float" office:value="92364.0"/>
          <table:table-cell office:value-type="float" office:value="1.0"/>
          <table:table-cell office:value-type="float" office:value="141.461"/>
          <table:table-cell office:value-type="float" office:value="0.0"/>
          <table:table-cell office:value-type="float" office:value="83378.0"/>
          <table:table-cell office:value-type="float" office:value="280977.0"/>
          <table:table-cell office:value-type="float" office:value="90328.0"/>
          <table:table-cell office:value-type="float" office:value="1.0"/>
          <table:table-cell office:value-type="float" office:value="2.62491"/>
          <table:table-cell office:value-type="float" office:value="0.0"/>
          <table:table-cell table:style-name="cellBest" office:value-type="float" office:value="204.0"/>
          <table:table-cell office:value-type="float" office:value="7699.0"/>
          <table:table-cell office:value-type="float" office:value="4185.0"/>
          <table:table-cell office:value-type="float" office:value="1.0"/>
          <table:table-cell office:value-type="float" office:value="2.70714"/>
          <table:table-cell office:value-type="float" office:value="0.0"/>
          <table:table-cell table:style-name="cellBest" office:value-type="float" office:value="204.0"/>
          <table:table-cell office:value-type="float" office:value="5447.0"/>
          <table:table-cell office:value-type="float" office:value="3860.0"/>
          <table:table-cell office:value-type="float" office:value="1.0"/>
          <table:table-cell office:value-type="float" office:value="2.986"/>
          <table:table-cell office:value-type="float" office:value="0.0"/>
          <table:table-cell office:value-type="float" office:value="232.0"/>
          <table:table-cell office:value-type="float" office:value="5584.0"/>
          <table:table-cell office:value-type="float" office:value="3947.0"/>
          <table:table-cell office:value-type="float" office:value="1.0"/>
          <table:table-cell office:value-type="float" office:value="32.632"/>
          <table:table-cell office:value-type="float" office:value="0.0"/>
          <table:table-cell office:value-type="float" office:value="24560.0"/>
          <table:table-cell office:value-type="float" office:value="207945.0"/>
          <table:table-cell office:value-type="float" office:value="21113.0"/>
          <table:table-cell office:value-type="float" office:value="1.0"/>
          <table:table-cell office:value-type="float" office:value="2.40533"/>
          <table:table-cell office:value-type="float" office:value="0.0"/>
          <table:table-cell office:value-type="float" office:value="237.0"/>
          <table:table-cell table:style-name="cellBest" office:value-type="float" office:value="5049.0"/>
          <table:table-cell office:value-type="float" office:value="3489.0"/>
          <table:table-cell office:value-type="float" office:value="1.0"/>
          <table:table-cell office:value-type="float" office:value="2.92184"/>
          <table:table-cell office:value-type="float" office:value="0.0"/>
          <table:table-cell office:value-type="float" office:value="299.0"/>
          <table:table-cell office:value-type="float" office:value="19825.0"/>
          <table:table-cell office:value-type="float" office:value="3604.0"/>
          <table:table-cell office:value-type="float" office:value="1.0"/>
          <table:table-cell office:value-type="float" office:value="32.624"/>
          <table:table-cell office:value-type="float" office:value="0.0"/>
          <table:table-cell office:value-type="float" office:value="21713.0"/>
          <table:table-cell office:value-type="float" office:value="128527.0"/>
          <table:table-cell office:value-type="float" office:value="14806.0"/>
          <table:table-cell office:value-type="float" office:value="1.0"/>
          <table:table-cell office:value-type="float" office:value="12.0212"/>
          <table:table-cell office:value-type="float" office:value="0.0"/>
          <table:table-cell office:value-type="float" office:value="1204.0"/>
          <table:table-cell office:value-type="float" office:value="9028.0"/>
          <table:table-cell office:value-type="float" office:value="9028.0"/>
          <table:table-cell office:value-type="float" office:value="1.0"/>
          <table:table-cell office:value-type="float" office:value="19.3264"/>
          <table:table-cell office:value-type="float" office:value="0.0"/>
          <table:table-cell office:value-type="float" office:value="6418.0"/>
          <table:table-cell office:value-type="float" office:value="582978.0"/>
          <table:table-cell table:style-name="cellBest" office:value-type="float" office:value="0.0"/>
          <table:table-cell office:value-type="float" office:value="1.0"/>
          <table:table-cell office:value-type="float" office:value="179.211"/>
          <table:table-cell office:value-type="float" office:value="0.0"/>
          <table:table-cell office:value-type="float" office:value="38915.0"/>
          <table:table-cell office:value-type="float" office:value="226450.0"/>
          <table:table-cell office:value-type="float" office:value="52181.0"/>
          <table:table-cell office:value-type="float" office:value="1.0"/>
          <table:table-cell office:value-type="float" office:value="54.4053"/>
          <table:table-cell office:value-type="float" office:value="0.0"/>
          <table:table-cell office:value-type="float" office:value="45697.0"/>
          <table:table-cell office:value-type="float" office:value="301023.0"/>
          <table:table-cell office:value-type="float" office:value="34542.0"/>
          <table:table-cell office:value-type="float" office:value="1.0"/>
          <table:table-cell office:value-type="float" office:value="88.476"/>
          <table:table-cell office:value-type="float" office:value="0.0"/>
          <table:table-cell office:value-type="float" office:value="22592.0"/>
          <table:table-cell office:value-type="float" office:value="57750.0"/>
          <table:table-cell office:value-type="float" office:value="57750.0"/>
          <table:table-cell office:value-type="float" office:value="1.0"/>
          <table:table-cell office:value-type="float" office:value="2.47738"/>
          <table:table-cell office:value-type="float" office:value="0.0"/>
          <table:table-cell office:value-type="float" office:value="225.0"/>
          <table:table-cell office:value-type="float" office:value="8869.0"/>
          <table:table-cell office:value-type="float" office:value="3982.0"/>
          <table:table-cell office:value-type="float" office:value="1.0"/>
          <table:table-cell office:value-type="float" office:value="24.533"/>
          <table:table-cell office:value-type="float" office:value="0.0"/>
          <table:table-cell office:value-type="float" office:value="18260.0"/>
          <table:table-cell office:value-type="float" office:value="72020.0"/>
          <table:table-cell office:value-type="float" office:value="1801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9607.0"/>
          <table:table-cell office:value-type="float" office:value="232388.0"/>
          <table:table-cell office:value-type="float" office:value="217812.0"/>
          <table:table-cell office:value-type="float" office:value="-1.0"/>
          <table:table-cell office:value-type="float" office:value="1.94732"/>
          <table:table-cell office:value-type="float" office:value="0.0"/>
          <table:table-cell office:value-type="float" office:value="397.0"/>
          <table:table-cell office:value-type="float" office:value="15741.0"/>
          <table:table-cell office:value-type="float" office:value="3677.0"/>
          <table:table-cell office:value-type="float" office:value="1.0"/>
          <table:table-cell office:value-type="float" office:value="8.53835"/>
          <table:table-cell office:value-type="float" office:value="0.0"/>
          <table:table-cell office:value-type="float" office:value="4794.0"/>
          <table:table-cell office:value-type="float" office:value="69100.0"/>
          <table:table-cell office:value-type="float" office:value="5199.0"/>
          <table:table-cell office:value-type="float" office:value="1.0"/>
          <table:table-cell office:value-type="float" office:value="22.383"/>
          <table:table-cell office:value-type="float" office:value="0.0"/>
          <table:table-cell office:value-type="float" office:value="29576.0"/>
          <table:table-cell office:value-type="float" office:value="712416.0"/>
          <table:table-cell office:value-type="float" office:value="246039.0"/>
          <table:table-cell office:value-type="float" office:value="1.0"/>
          <table:table-cell office:value-type="float" office:value="3.42693"/>
          <table:table-cell office:value-type="float" office:value="0.0"/>
          <table:table-cell office:value-type="float" office:value="1562.0"/>
          <table:table-cell office:value-type="float" office:value="11753.0"/>
          <table:table-cell office:value-type="float" office:value="2770.0"/>
          <table:table-cell office:value-type="float" office:value="1.0"/>
          <table:table-cell office:value-type="float" office:value="113.029"/>
          <table:table-cell office:value-type="float" office:value="0.0"/>
          <table:table-cell office:value-type="float" office:value="59723.0"/>
          <table:table-cell office:value-type="float" office:value="138615.0"/>
          <table:table-cell office:value-type="float" office:value="120290.0"/>
          <table:table-cell office:value-type="float" office:value="1.0"/>
          <table:table-cell office:value-type="float" office:value="4.78405"/>
          <table:table-cell office:value-type="float" office:value="0.0"/>
          <table:table-cell office:value-type="float" office:value="2583.0"/>
          <table:table-cell office:value-type="float" office:value="11331.0"/>
          <table:table-cell office:value-type="float" office:value="7584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359413.0"/>
          <table:table-cell office:value-type="float" office:value="632339.0"/>
          <table:table-cell office:value-type="float" office:value="614329.0"/>
          <table:table-cell office:value-type="float" office:value="-1.0"/>
          <table:table-cell office:value-type="float" office:value="45.2913"/>
          <table:table-cell office:value-type="float" office:value="0.0"/>
          <table:table-cell office:value-type="float" office:value="30390.0"/>
          <table:table-cell office:value-type="float" office:value="243785.0"/>
          <table:table-cell office:value-type="float" office:value="29948.0"/>
          <table:table-cell office:value-type="float" office:value="1.0"/>
          <table:table-cell office:value-type="float" office:value="62.9359"/>
          <table:table-cell office:value-type="float" office:value="0.0"/>
          <table:table-cell office:value-type="float" office:value="58916.0"/>
          <table:table-cell office:value-type="float" office:value="213049.0"/>
          <table:table-cell office:value-type="float" office:value="34345.0"/>
          <table:table-cell office:value-type="float" office:value="1.0"/>
          <table:table-cell office:value-type="float" office:value="54.7199"/>
          <table:table-cell office:value-type="float" office:value="0.0"/>
          <table:table-cell office:value-type="float" office:value="61196.0"/>
          <table:table-cell office:value-type="float" office:value="235465.0"/>
          <table:table-cell office:value-type="float" office:value="32298.0"/>
          <table:table-cell office:value-type="float" office:value="1.0"/>
          <table:table-cell office:value-type="float" office:value="63.389"/>
          <table:table-cell office:value-type="float" office:value="0.0"/>
          <table:table-cell office:value-type="float" office:value="61196.0"/>
          <table:table-cell office:value-type="float" office:value="235465.0"/>
          <table:table-cell office:value-type="float" office:value="32298.0"/>
          <table:table-cell office:value-type="float" office:value="1.0"/>
          <table:table-cell office:value-type="float" office:value="3.56637"/>
          <table:table-cell office:value-type="float" office:value="0.0"/>
          <table:table-cell office:value-type="float" office:value="2763.0"/>
          <table:table-cell office:value-type="float" office:value="29949.0"/>
          <table:table-cell office:value-type="float" office:value="29949.0"/>
          <table:table-cell office:value-type="float" office:value="1.0"/>
          <table:table-cell office:value-type="float" office:value="28.8427"/>
          <table:table-cell office:value-type="float" office:value="0.0"/>
          <table:table-cell office:value-type="float" office:value="15247.0"/>
          <table:table-cell office:value-type="float" office:value="118933.0"/>
          <table:table-cell table:style-name="cellBest" office:value-type="float" office:value="0.0"/>
          <table:table-cell office:value-type="float" office:value="1.0"/>
          <table:table-cell office:value-type="float" office:value="291.034"/>
          <table:table-cell office:value-type="float" office:value="0.0"/>
          <table:table-cell office:value-type="float" office:value="197441.0"/>
          <table:table-cell office:value-type="float" office:value="425237.0"/>
          <table:table-cell office:value-type="float" office:value="393584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62420.0"/>
          <table:table-cell office:value-type="float" office:value="2029621.0"/>
          <table:table-cell office:value-type="float" office:value="134895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66692.0"/>
          <table:table-cell table:style-name="cellWorst" office:value-type="float" office:value="13490329.0"/>
          <table:table-cell table:style-name="cellWorst" office:value-type="float" office:value="13490329.0"/>
          <table:table-cell office:value-type="float" office:value="-1.0"/>
          <table:table-cell office:value-type="float" office:value="82.5694"/>
          <table:table-cell office:value-type="float" office:value="0.0"/>
          <table:table-cell office:value-type="float" office:value="42015.0"/>
          <table:table-cell office:value-type="float" office:value="162202.0"/>
          <table:table-cell office:value-type="float" office:value="62189.0"/>
          <table:table-cell office:value-type="float" office:value="1.0"/>
          <table:table-cell office:value-type="float" office:value="52.5233"/>
          <table:table-cell office:value-type="float" office:value="0.0"/>
          <table:table-cell office:value-type="float" office:value="25738.0"/>
          <table:table-cell office:value-type="float" office:value="115332.0"/>
          <table:table-cell office:value-type="float" office:value="17188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42953.0"/>
          <table:table-cell office:value-type="float" office:value="387624.0"/>
          <table:table-cell office:value-type="float" office:value="368143.0"/>
          <table:table-cell office:value-type="float" office:value="-1.0"/>
          <table:table-cell table:formula="of:=MIN([.$B32];[.$G32];[.$M32];[.$S32];[.$Y32];[.$AE32];[.$AK32];[.$AQ32];[.$AW32];[.$BC32];[.$BI32];[.$BO32];[.$BU32];[.$CA32];[.$CG32];[.$CM32];[.$CS32];[.$CY32];[.$DE32];[.$DK32];[.$DQ32];[.$DW32];[.$EC32];[.$EI32];[.$EO32];[.$EU32];[.$FA32];[.$FG32];[.$FM32];[.$FS32];[.$FY32];[.$GE32];[.$GK32];[.$GQ32];[.$GW32];[.$HC32];[.$HI32];[.$HO32];[.$HU32];[.$IA32];[.$IG32])" office:value-type="float"/>
          <table:table-cell table:formula="of:=MIN([.$C32];[.$H32];[.$N32];[.$T32];[.$Z32];[.$AF32];[.$AL32];[.$AR32];[.$AX32];[.$BD32];[.$BJ32];[.$BP32];[.$BV32];[.$CB32];[.$CH32];[.$CN32];[.$CT32];[.$CZ32];[.$DF32];[.$DL32];[.$DR32];[.$DX32];[.$ED32];[.$EJ32];[.$EP32];[.$EV32];[.$FB32];[.$FH32];[.$FN32];[.$FT32];[.$FZ32];[.$GF32];[.$GL32];[.$GR32];[.$GX32];[.$HD32];[.$HJ32];[.$HP32];[.$HV32];[.$IB32];[.$IH32])" office:value-type="float"/>
          <table:table-cell table:formula="of:=MIN([.$D32];[.$I32];[.$O32];[.$U32];[.$AA32];[.$AG32];[.$AM32];[.$AS32];[.$AY32];[.$BE32];[.$BK32];[.$BQ32];[.$BW32];[.$CC32];[.$CI32];[.$CO32];[.$CU32];[.$DA32];[.$DG32];[.$DM32];[.$DS32];[.$DY32];[.$EE32];[.$EK32];[.$EQ32];[.$EW32];[.$FC32];[.$FI32];[.$FO32];[.$FU32];[.$GA32];[.$GG32];[.$GM32];[.$GS32];[.$GY32];[.$HE32];[.$HK32];[.$HQ32];[.$HW32];[.$IC32];[.$II32])" office:value-type="float"/>
          <table:table-cell table:formula="of:=MIN([.$E32];[.$J32];[.$P32];[.$V32];[.$AB32];[.$AH32];[.$AN32];[.$AT32];[.$AZ32];[.$BF32];[.$BL32];[.$BR32];[.$BX32];[.$CD32];[.$CJ32];[.$CP32];[.$CV32];[.$DB32];[.$DH32];[.$DN32];[.$DT32];[.$DZ32];[.$EF32];[.$EL32];[.$ER32];[.$EX32];[.$FD32];[.$FJ32];[.$FP32];[.$FV32];[.$GB32];[.$GH32];[.$GN32];[.$GT32];[.$GZ32];[.$HF32];[.$HL32];[.$HR32];[.$HX32];[.$ID32];[.$IJ32])" office:value-type="float"/>
          <table:table-cell table:formula="of:=MIN([.$K32];[.$Q32];[.$W32];[.$AC32];[.$AI32];[.$AO32];[.$AU32];[.$BA32];[.$BG32];[.$BM32];[.$BS32];[.$BY32];[.$CE32];[.$CK32];[.$CQ32];[.$CW32];[.$DC32];[.$DI32];[.$DO32];[.$DU32];[.$EA32];[.$EG32];[.$EM32];[.$ES32];[.$EY32];[.$FE32];[.$FK32];[.$FQ32];[.$FW32];[.$GC32];[.$GI32];[.$GO32];[.$GU32];[.$HA32];[.$HG32];[.$HM32];[.$HS32];[.$HY32];[.$IE32];[.$IK32])" office:value-type="float"/>
          <table:table-cell table:formula="of:=MIN([.$F32];[.$L32];[.$R32];[.$X32];[.$AD32];[.$AJ32];[.$AP32];[.$AV32];[.$BB32];[.$BH32];[.$BN32];[.$BT32];[.$BZ32];[.$CF32];[.$CL32];[.$CR32];[.$CX32];[.$DD32];[.$DJ32];[.$DP32];[.$DV32];[.$EB32];[.$EH32];[.$EN32];[.$ET32];[.$EZ32];[.$FF32];[.$FL32];[.$FR32];[.$FX32];[.$GD32];[.$GJ32];[.$GP32];[.$GV32];[.$HB32];[.$HH32];[.$HN32];[.$HT32];[.$HZ32];[.$IF32];[.$IL32])" office:value-type="float"/>
          <table:table-cell table:formula="of:=MEDIAN([.$B32];[.$G32];[.$M32];[.$S32];[.$Y32];[.$AE32];[.$AK32];[.$AQ32];[.$AW32];[.$BC32];[.$BI32];[.$BO32];[.$BU32];[.$CA32];[.$CG32];[.$CM32];[.$CS32];[.$CY32];[.$DE32];[.$DK32];[.$DQ32];[.$DW32];[.$EC32];[.$EI32];[.$EO32];[.$EU32];[.$FA32];[.$FG32];[.$FM32];[.$FS32];[.$FY32];[.$GE32];[.$GK32];[.$GQ32];[.$GW32];[.$HC32];[.$HI32];[.$HO32];[.$HU32];[.$IA32];[.$IG32])" office:value-type="float"/>
          <table:table-cell table:formula="of:=MEDIAN([.$C32];[.$H32];[.$N32];[.$T32];[.$Z32];[.$AF32];[.$AL32];[.$AR32];[.$AX32];[.$BD32];[.$BJ32];[.$BP32];[.$BV32];[.$CB32];[.$CH32];[.$CN32];[.$CT32];[.$CZ32];[.$DF32];[.$DL32];[.$DR32];[.$DX32];[.$ED32];[.$EJ32];[.$EP32];[.$EV32];[.$FB32];[.$FH32];[.$FN32];[.$FT32];[.$FZ32];[.$GF32];[.$GL32];[.$GR32];[.$GX32];[.$HD32];[.$HJ32];[.$HP32];[.$HV32];[.$IB32];[.$IH32])" office:value-type="float"/>
          <table:table-cell table:formula="of:=MEDIAN([.$D32];[.$I32];[.$O32];[.$U32];[.$AA32];[.$AG32];[.$AM32];[.$AS32];[.$AY32];[.$BE32];[.$BK32];[.$BQ32];[.$BW32];[.$CC32];[.$CI32];[.$CO32];[.$CU32];[.$DA32];[.$DG32];[.$DM32];[.$DS32];[.$DY32];[.$EE32];[.$EK32];[.$EQ32];[.$EW32];[.$FC32];[.$FI32];[.$FO32];[.$FU32];[.$GA32];[.$GG32];[.$GM32];[.$GS32];[.$GY32];[.$HE32];[.$HK32];[.$HQ32];[.$HW32];[.$IC32];[.$II32])" office:value-type="float"/>
          <table:table-cell table:formula="of:=MEDIAN([.$E32];[.$J32];[.$P32];[.$V32];[.$AB32];[.$AH32];[.$AN32];[.$AT32];[.$AZ32];[.$BF32];[.$BL32];[.$BR32];[.$BX32];[.$CD32];[.$CJ32];[.$CP32];[.$CV32];[.$DB32];[.$DH32];[.$DN32];[.$DT32];[.$DZ32];[.$EF32];[.$EL32];[.$ER32];[.$EX32];[.$FD32];[.$FJ32];[.$FP32];[.$FV32];[.$GB32];[.$GH32];[.$GN32];[.$GT32];[.$GZ32];[.$HF32];[.$HL32];[.$HR32];[.$HX32];[.$ID32];[.$IJ32])" office:value-type="float"/>
          <table:table-cell table:formula="of:=MEDIAN([.$K32];[.$Q32];[.$W32];[.$AC32];[.$AI32];[.$AO32];[.$AU32];[.$BA32];[.$BG32];[.$BM32];[.$BS32];[.$BY32];[.$CE32];[.$CK32];[.$CQ32];[.$CW32];[.$DC32];[.$DI32];[.$DO32];[.$DU32];[.$EA32];[.$EG32];[.$EM32];[.$ES32];[.$EY32];[.$FE32];[.$FK32];[.$FQ32];[.$FW32];[.$GC32];[.$GI32];[.$GO32];[.$GU32];[.$HA32];[.$HG32];[.$HM32];[.$HS32];[.$HY32];[.$IE32];[.$IK32])" office:value-type="float"/>
          <table:table-cell table:formula="of:=MEDIAN([.$F32];[.$L32];[.$R32];[.$X32];[.$AD32];[.$AJ32];[.$AP32];[.$AV32];[.$BB32];[.$BH32];[.$BN32];[.$BT32];[.$BZ32];[.$CF32];[.$CL32];[.$CR32];[.$CX32];[.$DD32];[.$DJ32];[.$DP32];[.$DV32];[.$EB32];[.$EH32];[.$EN32];[.$ET32];[.$EZ32];[.$FF32];[.$FL32];[.$FR32];[.$FX32];[.$GD32];[.$GJ32];[.$GP32];[.$GV32];[.$HB32];[.$HH32];[.$HN32];[.$HT32];[.$HZ32];[.$IF32];[.$IL32])" office:value-type="float"/>
          <table:table-cell table:formula="of:=MAX([.$B32];[.$G32];[.$M32];[.$S32];[.$Y32];[.$AE32];[.$AK32];[.$AQ32];[.$AW32];[.$BC32];[.$BI32];[.$BO32];[.$BU32];[.$CA32];[.$CG32];[.$CM32];[.$CS32];[.$CY32];[.$DE32];[.$DK32];[.$DQ32];[.$DW32];[.$EC32];[.$EI32];[.$EO32];[.$EU32];[.$FA32];[.$FG32];[.$FM32];[.$FS32];[.$FY32];[.$GE32];[.$GK32];[.$GQ32];[.$GW32];[.$HC32];[.$HI32];[.$HO32];[.$HU32];[.$IA32];[.$IG32])" office:value-type="float"/>
          <table:table-cell table:formula="of:=MAX([.$C32];[.$H32];[.$N32];[.$T32];[.$Z32];[.$AF32];[.$AL32];[.$AR32];[.$AX32];[.$BD32];[.$BJ32];[.$BP32];[.$BV32];[.$CB32];[.$CH32];[.$CN32];[.$CT32];[.$CZ32];[.$DF32];[.$DL32];[.$DR32];[.$DX32];[.$ED32];[.$EJ32];[.$EP32];[.$EV32];[.$FB32];[.$FH32];[.$FN32];[.$FT32];[.$FZ32];[.$GF32];[.$GL32];[.$GR32];[.$GX32];[.$HD32];[.$HJ32];[.$HP32];[.$HV32];[.$IB32];[.$IH32])" office:value-type="float"/>
          <table:table-cell table:formula="of:=MAX([.$D32];[.$I32];[.$O32];[.$U32];[.$AA32];[.$AG32];[.$AM32];[.$AS32];[.$AY32];[.$BE32];[.$BK32];[.$BQ32];[.$BW32];[.$CC32];[.$CI32];[.$CO32];[.$CU32];[.$DA32];[.$DG32];[.$DM32];[.$DS32];[.$DY32];[.$EE32];[.$EK32];[.$EQ32];[.$EW32];[.$FC32];[.$FI32];[.$FO32];[.$FU32];[.$GA32];[.$GG32];[.$GM32];[.$GS32];[.$GY32];[.$HE32];[.$HK32];[.$HQ32];[.$HW32];[.$IC32];[.$II32])" office:value-type="float"/>
          <table:table-cell table:formula="of:=MAX([.$E32];[.$J32];[.$P32];[.$V32];[.$AB32];[.$AH32];[.$AN32];[.$AT32];[.$AZ32];[.$BF32];[.$BL32];[.$BR32];[.$BX32];[.$CD32];[.$CJ32];[.$CP32];[.$CV32];[.$DB32];[.$DH32];[.$DN32];[.$DT32];[.$DZ32];[.$EF32];[.$EL32];[.$ER32];[.$EX32];[.$FD32];[.$FJ32];[.$FP32];[.$FV32];[.$GB32];[.$GH32];[.$GN32];[.$GT32];[.$GZ32];[.$HF32];[.$HL32];[.$HR32];[.$HX32];[.$ID32];[.$IJ32])" office:value-type="float"/>
          <table:table-cell table:formula="of:=MAX([.$K32];[.$Q32];[.$W32];[.$AC32];[.$AI32];[.$AO32];[.$AU32];[.$BA32];[.$BG32];[.$BM32];[.$BS32];[.$BY32];[.$CE32];[.$CK32];[.$CQ32];[.$CW32];[.$DC32];[.$DI32];[.$DO32];[.$DU32];[.$EA32];[.$EG32];[.$EM32];[.$ES32];[.$EY32];[.$FE32];[.$FK32];[.$FQ32];[.$FW32];[.$GC32];[.$GI32];[.$GO32];[.$GU32];[.$HA32];[.$HG32];[.$HM32];[.$HS32];[.$HY32];[.$IE32];[.$IK32])" office:value-type="float"/>
          <table:table-cell table:formula="of:=MAX([.$F32];[.$L32];[.$R32];[.$X32];[.$AD32];[.$AJ32];[.$AP32];[.$AV32];[.$BB32];[.$BH32];[.$BN32];[.$BT32];[.$BZ32];[.$CF32];[.$CL32];[.$CR32];[.$CX32];[.$DD32];[.$DJ32];[.$DP32];[.$DV32];[.$EB32];[.$EH32];[.$EN32];[.$ET32];[.$EZ32];[.$FF32];[.$FL32];[.$FR32];[.$FX32];[.$GD32];[.$GJ32];[.$GP32];[.$GV32];[.$HB32];[.$HH32];[.$HN32];[.$HT32];[.$HZ32];[.$IF32];[.$IL3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2])" office:value-type="float"/>
          <table:table-cell table:formula="of:=SUM([.C3:.C32])" office:value-type="float"/>
          <table:table-cell table:formula="of:=SUM([.D3:.D32])" office:value-type="float"/>
          <table:table-cell table:formula="of:=SUM([.E3:.E32])" office:value-type="float"/>
          <table:table-cell table:formula="of:=SUM([.F3:.F32])" office:value-type="float"/>
          <table:table-cell table:formula="of:=SUM([.G3:.G32])" office:value-type="float"/>
          <table:table-cell table:formula="of:=SUM([.H3:.H32])" office:value-type="float"/>
          <table:table-cell table:formula="of:=SUM([.I3:.I32])" office:value-type="float"/>
          <table:table-cell table:formula="of:=SUM([.J3:.J32])" office:value-type="float"/>
          <table:table-cell table:style-name="cellBest" table:formula="of:=SUM([.K3:.K32])" office:value-type="float"/>
          <table:table-cell table:formula="of:=SUM([.L3:.L32])" office:value-type="float"/>
          <table:table-cell table:formula="of:=SUM([.M3:.M32])" office:value-type="float"/>
          <table:table-cell table:formula="of:=SUM([.N3:.N32])" office:value-type="float"/>
          <table:table-cell table:formula="of:=SUM([.O3:.O32])" office:value-type="float"/>
          <table:table-cell table:formula="of:=SUM([.P3:.P32])" office:value-type="float"/>
          <table:table-cell table:style-name="cellBest" table:formula="of:=SUM([.Q3:.Q32])" office:value-type="float"/>
          <table:table-cell table:formula="of:=SUM([.R3:.R32])" office:value-type="float"/>
          <table:table-cell table:formula="of:=SUM([.S3:.S32])" office:value-type="float"/>
          <table:table-cell table:formula="of:=SUM([.T3:.T32])" office:value-type="float"/>
          <table:table-cell table:formula="of:=SUM([.U3:.U32])" office:value-type="float"/>
          <table:table-cell table:formula="of:=SUM([.V3:.V32])" office:value-type="float"/>
          <table:table-cell table:formula="of:=SUM([.W3:.W32])" office:value-type="float"/>
          <table:table-cell table:formula="of:=SUM([.X3:.X32])" office:value-type="float"/>
          <table:table-cell table:formula="of:=SUM([.Y3:.Y32])" office:value-type="float"/>
          <table:table-cell table:formula="of:=SUM([.Z3:.Z32])" office:value-type="float"/>
          <table:table-cell table:formula="of:=SUM([.AA3:.AA32])" office:value-type="float"/>
          <table:table-cell table:formula="of:=SUM([.AB3:.AB32])" office:value-type="float"/>
          <table:table-cell table:formula="of:=SUM([.AC3:.AC32])" office:value-type="float"/>
          <table:table-cell table:formula="of:=SUM([.AD3:.AD32])" office:value-type="float"/>
          <table:table-cell table:formula="of:=SUM([.AE3:.AE32])" office:value-type="float"/>
          <table:table-cell table:formula="of:=SUM([.AF3:.AF32])" office:value-type="float"/>
          <table:table-cell table:formula="of:=SUM([.AG3:.AG32])" office:value-type="float"/>
          <table:table-cell table:formula="of:=SUM([.AH3:.AH32])" office:value-type="float"/>
          <table:table-cell table:formula="of:=SUM([.AI3:.AI32])" office:value-type="float"/>
          <table:table-cell table:formula="of:=SUM([.AJ3:.AJ32])" office:value-type="float"/>
          <table:table-cell table:formula="of:=SUM([.AK3:.AK32])" office:value-type="float"/>
          <table:table-cell table:formula="of:=SUM([.AL3:.AL32])" office:value-type="float"/>
          <table:table-cell table:formula="of:=SUM([.AM3:.AM32])" office:value-type="float"/>
          <table:table-cell table:formula="of:=SUM([.AN3:.AN32])" office:value-type="float"/>
          <table:table-cell table:formula="of:=SUM([.AO3:.AO32])" office:value-type="float"/>
          <table:table-cell table:formula="of:=SUM([.AP3:.AP32])" office:value-type="float"/>
          <table:table-cell table:formula="of:=SUM([.AQ3:.AQ32])" office:value-type="float"/>
          <table:table-cell table:style-name="cellBest" table:formula="of:=SUM([.AR3:.AR32])" office:value-type="float"/>
          <table:table-cell table:formula="of:=SUM([.AS3:.AS32])" office:value-type="float"/>
          <table:table-cell table:formula="of:=SUM([.AT3:.AT32])" office:value-type="float"/>
          <table:table-cell table:formula="of:=SUM([.AU3:.AU32])" office:value-type="float"/>
          <table:table-cell table:style-name="cellWorst" table:formula="of:=SUM([.AV3:.AV32])" office:value-type="float"/>
          <table:table-cell table:formula="of:=SUM([.AW3:.AW32])" office:value-type="float"/>
          <table:table-cell table:formula="of:=SUM([.AX3:.AX32])" office:value-type="float"/>
          <table:table-cell table:formula="of:=SUM([.AY3:.AY32])" office:value-type="float"/>
          <table:table-cell table:formula="of:=SUM([.AZ3:.AZ32])" office:value-type="float"/>
          <table:table-cell table:formula="of:=SUM([.BA3:.BA32])" office:value-type="float"/>
          <table:table-cell table:formula="of:=SUM([.BB3:.BB32])" office:value-type="float"/>
          <table:table-cell table:style-name="cellBest" table:formula="of:=SUM([.BC3:.BC32])" office:value-type="float"/>
          <table:table-cell table:formula="of:=SUM([.BD3:.BD32])" office:value-type="float"/>
          <table:table-cell table:formula="of:=SUM([.BE3:.BE32])" office:value-type="float"/>
          <table:table-cell table:formula="of:=SUM([.BF3:.BF32])" office:value-type="float"/>
          <table:table-cell table:formula="of:=SUM([.BG3:.BG32])" office:value-type="float"/>
          <table:table-cell table:formula="of:=SUM([.BH3:.BH32])" office:value-type="float"/>
          <table:table-cell table:formula="of:=SUM([.BI3:.BI32])" office:value-type="float"/>
          <table:table-cell table:formula="of:=SUM([.BJ3:.BJ32])" office:value-type="float"/>
          <table:table-cell table:formula="of:=SUM([.BK3:.BK32])" office:value-type="float"/>
          <table:table-cell table:formula="of:=SUM([.BL3:.BL32])" office:value-type="float"/>
          <table:table-cell table:formula="of:=SUM([.BM3:.BM32])" office:value-type="float"/>
          <table:table-cell table:formula="of:=SUM([.BN3:.BN32])" office:value-type="float"/>
          <table:table-cell table:formula="of:=SUM([.BO3:.BO32])" office:value-type="float"/>
          <table:table-cell table:formula="of:=SUM([.BP3:.BP32])" office:value-type="float"/>
          <table:table-cell table:formula="of:=SUM([.BQ3:.BQ32])" office:value-type="float"/>
          <table:table-cell table:formula="of:=SUM([.BR3:.BR32])" office:value-type="float"/>
          <table:table-cell table:formula="of:=SUM([.BS3:.BS32])" office:value-type="float"/>
          <table:table-cell table:formula="of:=SUM([.BT3:.BT32])" office:value-type="float"/>
          <table:table-cell table:formula="of:=SUM([.BU3:.BU32])" office:value-type="float"/>
          <table:table-cell table:formula="of:=SUM([.BV3:.BV32])" office:value-type="float"/>
          <table:table-cell table:formula="of:=SUM([.BW3:.BW32])" office:value-type="float"/>
          <table:table-cell table:formula="of:=SUM([.BX3:.BX32])" office:value-type="float"/>
          <table:table-cell table:formula="of:=SUM([.BY3:.BY32])" office:value-type="float"/>
          <table:table-cell table:formula="of:=SUM([.BZ3:.BZ32])" office:value-type="float"/>
          <table:table-cell table:formula="of:=SUM([.CA3:.CA32])" office:value-type="float"/>
          <table:table-cell table:formula="of:=SUM([.CB3:.CB32])" office:value-type="float"/>
          <table:table-cell table:formula="of:=SUM([.CC3:.CC32])" office:value-type="float"/>
          <table:table-cell table:formula="of:=SUM([.CD3:.CD32])" office:value-type="float"/>
          <table:table-cell table:formula="of:=SUM([.CE3:.CE32])" office:value-type="float"/>
          <table:table-cell table:formula="of:=SUM([.CF3:.CF32])" office:value-type="float"/>
          <table:table-cell table:formula="of:=SUM([.CG3:.CG32])" office:value-type="float"/>
          <table:table-cell table:formula="of:=SUM([.CH3:.CH32])" office:value-type="float"/>
          <table:table-cell table:style-name="cellBest" table:formula="of:=SUM([.CI3:.CI32])" office:value-type="float"/>
          <table:table-cell table:style-name="cellBest" table:formula="of:=SUM([.CJ3:.CJ32])" office:value-type="float"/>
          <table:table-cell table:formula="of:=SUM([.CK3:.CK32])" office:value-type="float"/>
          <table:table-cell table:formula="of:=SUM([.CL3:.CL32])" office:value-type="float"/>
          <table:table-cell table:formula="of:=SUM([.CM3:.CM32])" office:value-type="float"/>
          <table:table-cell table:formula="of:=SUM([.CN3:.CN32])" office:value-type="float"/>
          <table:table-cell table:formula="of:=SUM([.CO3:.CO32])" office:value-type="float"/>
          <table:table-cell table:formula="of:=SUM([.CP3:.CP32])" office:value-type="float"/>
          <table:table-cell table:style-name="cellBest" table:formula="of:=SUM([.CQ3:.CQ32])" office:value-type="float"/>
          <table:table-cell table:formula="of:=SUM([.CR3:.CR32])" office:value-type="float"/>
          <table:table-cell table:formula="of:=SUM([.CS3:.CS32])" office:value-type="float"/>
          <table:table-cell table:formula="of:=SUM([.CT3:.CT32])" office:value-type="float"/>
          <table:table-cell table:formula="of:=SUM([.CU3:.CU32])" office:value-type="float"/>
          <table:table-cell table:formula="of:=SUM([.CV3:.CV32])" office:value-type="float"/>
          <table:table-cell table:formula="of:=SUM([.CW3:.CW32])" office:value-type="float"/>
          <table:table-cell table:formula="of:=SUM([.CX3:.CX32])" office:value-type="float"/>
          <table:table-cell table:formula="of:=SUM([.CY3:.CY32])" office:value-type="float"/>
          <table:table-cell table:formula="of:=SUM([.CZ3:.CZ32])" office:value-type="float"/>
          <table:table-cell table:formula="of:=SUM([.DA3:.DA32])" office:value-type="float"/>
          <table:table-cell table:formula="of:=SUM([.DB3:.DB32])" office:value-type="float"/>
          <table:table-cell table:formula="of:=SUM([.DC3:.DC32])" office:value-type="float"/>
          <table:table-cell table:formula="of:=SUM([.DD3:.DD32])" office:value-type="float"/>
          <table:table-cell table:formula="of:=SUM([.DE3:.DE32])" office:value-type="float"/>
          <table:table-cell table:formula="of:=SUM([.DF3:.DF32])" office:value-type="float"/>
          <table:table-cell table:formula="of:=SUM([.DG3:.DG32])" office:value-type="float"/>
          <table:table-cell table:formula="of:=SUM([.DH3:.DH32])" office:value-type="float"/>
          <table:table-cell table:formula="of:=SUM([.DI3:.DI32])" office:value-type="float"/>
          <table:table-cell table:formula="of:=SUM([.DJ3:.DJ32])" office:value-type="float"/>
          <table:table-cell table:formula="of:=SUM([.DK3:.DK32])" office:value-type="float"/>
          <table:table-cell table:formula="of:=SUM([.DL3:.DL32])" office:value-type="float"/>
          <table:table-cell table:formula="of:=SUM([.DM3:.DM32])" office:value-type="float"/>
          <table:table-cell table:formula="of:=SUM([.DN3:.DN32])" office:value-type="float"/>
          <table:table-cell table:formula="of:=SUM([.DO3:.DO32])" office:value-type="float"/>
          <table:table-cell table:formula="of:=SUM([.DP3:.DP32])" office:value-type="float"/>
          <table:table-cell table:formula="of:=SUM([.DQ3:.DQ32])" office:value-type="float"/>
          <table:table-cell table:formula="of:=SUM([.DR3:.DR32])" office:value-type="float"/>
          <table:table-cell table:formula="of:=SUM([.DS3:.DS32])" office:value-type="float"/>
          <table:table-cell table:formula="of:=SUM([.DT3:.DT32])" office:value-type="float"/>
          <table:table-cell table:formula="of:=SUM([.DU3:.DU32])" office:value-type="float"/>
          <table:table-cell table:formula="of:=SUM([.DV3:.DV32])" office:value-type="float"/>
          <table:table-cell table:formula="of:=SUM([.DW3:.DW32])" office:value-type="float"/>
          <table:table-cell table:formula="of:=SUM([.DX3:.DX32])" office:value-type="float"/>
          <table:table-cell table:formula="of:=SUM([.DY3:.DY32])" office:value-type="float"/>
          <table:table-cell table:formula="of:=SUM([.DZ3:.DZ32])" office:value-type="float"/>
          <table:table-cell table:formula="of:=SUM([.EA3:.EA32])" office:value-type="float"/>
          <table:table-cell table:formula="of:=SUM([.EB3:.EB32])" office:value-type="float"/>
          <table:table-cell table:formula="of:=SUM([.EC3:.EC32])" office:value-type="float"/>
          <table:table-cell table:formula="of:=SUM([.ED3:.ED32])" office:value-type="float"/>
          <table:table-cell table:formula="of:=SUM([.EE3:.EE32])" office:value-type="float"/>
          <table:table-cell table:formula="of:=SUM([.EF3:.EF32])" office:value-type="float"/>
          <table:table-cell table:formula="of:=SUM([.EG3:.EG32])" office:value-type="float"/>
          <table:table-cell table:formula="of:=SUM([.EH3:.EH32])" office:value-type="float"/>
          <table:table-cell table:formula="of:=SUM([.EI3:.EI32])" office:value-type="float"/>
          <table:table-cell table:formula="of:=SUM([.EJ3:.EJ32])" office:value-type="float"/>
          <table:table-cell table:formula="of:=SUM([.EK3:.EK32])" office:value-type="float"/>
          <table:table-cell table:formula="of:=SUM([.EL3:.EL32])" office:value-type="float"/>
          <table:table-cell table:formula="of:=SUM([.EM3:.EM32])" office:value-type="float"/>
          <table:table-cell table:formula="of:=SUM([.EN3:.EN32])" office:value-type="float"/>
          <table:table-cell table:formula="of:=SUM([.EO3:.EO32])" office:value-type="float"/>
          <table:table-cell table:formula="of:=SUM([.EP3:.EP32])" office:value-type="float"/>
          <table:table-cell table:formula="of:=SUM([.EQ3:.EQ32])" office:value-type="float"/>
          <table:table-cell table:formula="of:=SUM([.ER3:.ER32])" office:value-type="float"/>
          <table:table-cell table:formula="of:=SUM([.ES3:.ES32])" office:value-type="float"/>
          <table:table-cell table:formula="of:=SUM([.ET3:.ET32])" office:value-type="float"/>
          <table:table-cell table:formula="of:=SUM([.EU3:.EU32])" office:value-type="float"/>
          <table:table-cell table:formula="of:=SUM([.EV3:.EV32])" office:value-type="float"/>
          <table:table-cell table:formula="of:=SUM([.EW3:.EW32])" office:value-type="float"/>
          <table:table-cell table:formula="of:=SUM([.EX3:.EX32])" office:value-type="float"/>
          <table:table-cell table:formula="of:=SUM([.EY3:.EY32])" office:value-type="float"/>
          <table:table-cell table:formula="of:=SUM([.EZ3:.EZ32])" office:value-type="float"/>
          <table:table-cell table:formula="of:=SUM([.FA3:.FA32])" office:value-type="float"/>
          <table:table-cell table:formula="of:=SUM([.FB3:.FB32])" office:value-type="float"/>
          <table:table-cell table:formula="of:=SUM([.FC3:.FC32])" office:value-type="float"/>
          <table:table-cell table:formula="of:=SUM([.FD3:.FD32])" office:value-type="float"/>
          <table:table-cell table:formula="of:=SUM([.FE3:.FE32])" office:value-type="float"/>
          <table:table-cell table:formula="of:=SUM([.FF3:.FF32])" office:value-type="float"/>
          <table:table-cell table:formula="of:=SUM([.FG3:.FG32])" office:value-type="float"/>
          <table:table-cell table:formula="of:=SUM([.FH3:.FH32])" office:value-type="float"/>
          <table:table-cell table:formula="of:=SUM([.FI3:.FI32])" office:value-type="float"/>
          <table:table-cell table:formula="of:=SUM([.FJ3:.FJ32])" office:value-type="float"/>
          <table:table-cell table:formula="of:=SUM([.FK3:.FK32])" office:value-type="float"/>
          <table:table-cell table:formula="of:=SUM([.FL3:.FL32])" office:value-type="float"/>
          <table:table-cell table:formula="of:=SUM([.FM3:.FM32])" office:value-type="float"/>
          <table:table-cell table:formula="of:=SUM([.FN3:.FN32])" office:value-type="float"/>
          <table:table-cell table:formula="of:=SUM([.FO3:.FO32])" office:value-type="float"/>
          <table:table-cell table:formula="of:=SUM([.FP3:.FP32])" office:value-type="float"/>
          <table:table-cell table:formula="of:=SUM([.FQ3:.FQ32])" office:value-type="float"/>
          <table:table-cell table:formula="of:=SUM([.FR3:.FR32])" office:value-type="float"/>
          <table:table-cell table:formula="of:=SUM([.FS3:.FS32])" office:value-type="float"/>
          <table:table-cell table:formula="of:=SUM([.FT3:.FT32])" office:value-type="float"/>
          <table:table-cell table:formula="of:=SUM([.FU3:.FU32])" office:value-type="float"/>
          <table:table-cell table:formula="of:=SUM([.FV3:.FV32])" office:value-type="float"/>
          <table:table-cell table:formula="of:=SUM([.FW3:.FW32])" office:value-type="float"/>
          <table:table-cell table:formula="of:=SUM([.FX3:.FX32])" office:value-type="float"/>
          <table:table-cell table:formula="of:=SUM([.FY3:.FY32])" office:value-type="float"/>
          <table:table-cell table:formula="of:=SUM([.FZ3:.FZ32])" office:value-type="float"/>
          <table:table-cell table:formula="of:=SUM([.GA3:.GA32])" office:value-type="float"/>
          <table:table-cell table:formula="of:=SUM([.GB3:.GB32])" office:value-type="float"/>
          <table:table-cell table:formula="of:=SUM([.GC3:.GC32])" office:value-type="float"/>
          <table:table-cell table:formula="of:=SUM([.GD3:.GD32])" office:value-type="float"/>
          <table:table-cell table:formula="of:=SUM([.GE3:.GE32])" office:value-type="float"/>
          <table:table-cell table:formula="of:=SUM([.GF3:.GF32])" office:value-type="float"/>
          <table:table-cell table:formula="of:=SUM([.GG3:.GG32])" office:value-type="float"/>
          <table:table-cell table:formula="of:=SUM([.GH3:.GH32])" office:value-type="float"/>
          <table:table-cell table:formula="of:=SUM([.GI3:.GI32])" office:value-type="float"/>
          <table:table-cell table:formula="of:=SUM([.GJ3:.GJ32])" office:value-type="float"/>
          <table:table-cell table:formula="of:=SUM([.GK3:.GK32])" office:value-type="float"/>
          <table:table-cell table:formula="of:=SUM([.GL3:.GL32])" office:value-type="float"/>
          <table:table-cell table:formula="of:=SUM([.GM3:.GM32])" office:value-type="float"/>
          <table:table-cell table:formula="of:=SUM([.GN3:.GN32])" office:value-type="float"/>
          <table:table-cell table:formula="of:=SUM([.GO3:.GO32])" office:value-type="float"/>
          <table:table-cell table:formula="of:=SUM([.GP3:.GP32])" office:value-type="float"/>
          <table:table-cell table:formula="of:=SUM([.GQ3:.GQ32])" office:value-type="float"/>
          <table:table-cell table:formula="of:=SUM([.GR3:.GR32])" office:value-type="float"/>
          <table:table-cell table:formula="of:=SUM([.GS3:.GS32])" office:value-type="float"/>
          <table:table-cell table:formula="of:=SUM([.GT3:.GT32])" office:value-type="float"/>
          <table:table-cell table:formula="of:=SUM([.GU3:.GU32])" office:value-type="float"/>
          <table:table-cell table:formula="of:=SUM([.GV3:.GV32])" office:value-type="float"/>
          <table:table-cell table:formula="of:=SUM([.GW3:.GW32])" office:value-type="float"/>
          <table:table-cell table:formula="of:=SUM([.GX3:.GX32])" office:value-type="float"/>
          <table:table-cell table:formula="of:=SUM([.GY3:.GY32])" office:value-type="float"/>
          <table:table-cell table:formula="of:=SUM([.GZ3:.GZ32])" office:value-type="float"/>
          <table:table-cell table:style-name="cellBest" table:formula="of:=SUM([.HA3:.HA32])" office:value-type="float"/>
          <table:table-cell table:formula="of:=SUM([.HB3:.HB32])" office:value-type="float"/>
          <table:table-cell table:formula="of:=SUM([.HC3:.HC32])" office:value-type="float"/>
          <table:table-cell table:formula="of:=SUM([.HD3:.HD32])" office:value-type="float"/>
          <table:table-cell table:formula="of:=SUM([.HE3:.HE32])" office:value-type="float"/>
          <table:table-cell table:formula="of:=SUM([.HF3:.HF32])" office:value-type="float"/>
          <table:table-cell table:formula="of:=SUM([.HG3:.HG32])" office:value-type="float"/>
          <table:table-cell table:formula="of:=SUM([.HH3:.HH32])" office:value-type="float"/>
          <table:table-cell table:formula="of:=SUM([.HI3:.HI32])" office:value-type="float"/>
          <table:table-cell table:formula="of:=SUM([.HJ3:.HJ32])" office:value-type="float"/>
          <table:table-cell table:formula="of:=SUM([.HK3:.HK32])" office:value-type="float"/>
          <table:table-cell table:formula="of:=SUM([.HL3:.HL32])" office:value-type="float"/>
          <table:table-cell table:formula="of:=SUM([.HM3:.HM32])" office:value-type="float"/>
          <table:table-cell table:formula="of:=SUM([.HN3:.HN32])" office:value-type="float"/>
          <table:table-cell table:style-name="cellWorst" table:formula="of:=SUM([.HO3:.HO32])" office:value-type="float"/>
          <table:table-cell table:style-name="cellWorst" table:formula="of:=SUM([.HP3:.HP32])" office:value-type="float"/>
          <table:table-cell table:style-name="cellWorst" table:formula="of:=SUM([.HQ3:.HQ32])" office:value-type="float"/>
          <table:table-cell table:style-name="cellWorst" table:formula="of:=SUM([.HR3:.HR32])" office:value-type="float"/>
          <table:table-cell table:style-name="cellWorst" table:formula="of:=SUM([.HS3:.HS32])" office:value-type="float"/>
          <table:table-cell table:style-name="cellBest" table:formula="of:=SUM([.HT3:.HT32])" office:value-type="float"/>
          <table:table-cell table:formula="of:=SUM([.HU3:.HU32])" office:value-type="float"/>
          <table:table-cell table:formula="of:=SUM([.HV3:.HV32])" office:value-type="float"/>
          <table:table-cell table:formula="of:=SUM([.HW3:.HW32])" office:value-type="float"/>
          <table:table-cell table:formula="of:=SUM([.HX3:.HX32])" office:value-type="float"/>
          <table:table-cell table:formula="of:=SUM([.HY3:.HY32])" office:value-type="float"/>
          <table:table-cell table:formula="of:=SUM([.HZ3:.HZ32])" office:value-type="float"/>
          <table:table-cell table:formula="of:=SUM([.IA3:.IA32])" office:value-type="float"/>
          <table:table-cell table:formula="of:=SUM([.IB3:.IB32])" office:value-type="float"/>
          <table:table-cell table:formula="of:=SUM([.IC3:.IC32])" office:value-type="float"/>
          <table:table-cell table:formula="of:=SUM([.ID3:.ID32])" office:value-type="float"/>
          <table:table-cell table:formula="of:=SUM([.IE3:.IE32])" office:value-type="float"/>
          <table:table-cell table:formula="of:=SUM([.IF3:.IF32])" office:value-type="float"/>
          <table:table-cell table:formula="of:=SUM([.IG3:.IG32])" office:value-type="float"/>
          <table:table-cell table:formula="of:=SUM([.IH3:.IH32])" office:value-type="float"/>
          <table:table-cell table:formula="of:=SUM([.II3:.II32])" office:value-type="float"/>
          <table:table-cell table:formula="of:=SUM([.IJ3:.IJ32])" office:value-type="float"/>
          <table:table-cell table:formula="of:=SUM([.IK3:.IK32])" office:value-type="float"/>
          <table:table-cell table:formula="of:=SUM([.IL3:.IL32])" office:value-type="float"/>
          <table:table-cell table:formula="of:=SUM([.IM3:.IM32])" office:value-type="float"/>
          <table:table-cell table:formula="of:=SUM([.IN3:.IN32])" office:value-type="float"/>
          <table:table-cell table:formula="of:=SUM([.IO3:.IO32])" office:value-type="float"/>
          <table:table-cell table:formula="of:=SUM([.IP3:.IP32])" office:value-type="float"/>
          <table:table-cell table:formula="of:=SUM([.IQ3:.IQ32])" office:value-type="float"/>
          <table:table-cell table:formula="of:=SUM([.IR3:.IR32])" office:value-type="float"/>
          <table:table-cell table:formula="of:=SUM([.IS3:.IS32])" office:value-type="float"/>
          <table:table-cell table:formula="of:=SUM([.IT3:.IT32])" office:value-type="float"/>
          <table:table-cell table:formula="of:=SUM([.IU3:.IU32])" office:value-type="float"/>
          <table:table-cell table:formula="of:=SUM([.IV3:.IV32])" office:value-type="float"/>
          <table:table-cell table:formula="of:=SUM([.IW3:.IW32])" office:value-type="float"/>
          <table:table-cell table:formula="of:=SUM([.IX3:.IX32])" office:value-type="float"/>
          <table:table-cell table:formula="of:=SUM([.IY3:.IY32])" office:value-type="float"/>
          <table:table-cell table:formula="of:=SUM([.IZ3:.IZ32])" office:value-type="float"/>
          <table:table-cell table:formula="of:=SUM([.JA3:.JA32])" office:value-type="float"/>
          <table:table-cell table:formula="of:=SUM([.JB3:.JB32])" office:value-type="float"/>
          <table:table-cell table:formula="of:=SUM([.JC3:.JC32])" office:value-type="float"/>
          <table:table-cell table:formula="of:=SUM([.JD3:.JD3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2])" office:value-type="float"/>
          <table:table-cell table:formula="of:=AVERAGE([.C3:.C32])" office:value-type="float"/>
          <table:table-cell table:formula="of:=AVERAGE([.D3:.D32])" office:value-type="float"/>
          <table:table-cell table:formula="of:=AVERAGE([.E3:.E32])" office:value-type="float"/>
          <table:table-cell table:formula="of:=AVERAGE([.F3:.F32])" office:value-type="float"/>
          <table:table-cell table:formula="of:=AVERAGE([.G3:.G32])" office:value-type="float"/>
          <table:table-cell table:formula="of:=AVERAGE([.H3:.H32])" office:value-type="float"/>
          <table:table-cell table:formula="of:=AVERAGE([.I3:.I32])" office:value-type="float"/>
          <table:table-cell table:formula="of:=AVERAGE([.J3:.J32])" office:value-type="float"/>
          <table:table-cell table:style-name="cellBest" table:formula="of:=AVERAGE([.K3:.K32])" office:value-type="float"/>
          <table:table-cell table:formula="of:=AVERAGE([.L3:.L32])" office:value-type="float"/>
          <table:table-cell table:formula="of:=AVERAGE([.M3:.M32])" office:value-type="float"/>
          <table:table-cell table:formula="of:=AVERAGE([.N3:.N32])" office:value-type="float"/>
          <table:table-cell table:formula="of:=AVERAGE([.O3:.O32])" office:value-type="float"/>
          <table:table-cell table:formula="of:=AVERAGE([.P3:.P32])" office:value-type="float"/>
          <table:table-cell table:style-name="cellBest" table:formula="of:=AVERAGE([.Q3:.Q32])" office:value-type="float"/>
          <table:table-cell table:formula="of:=AVERAGE([.R3:.R32])" office:value-type="float"/>
          <table:table-cell table:formula="of:=AVERAGE([.S3:.S32])" office:value-type="float"/>
          <table:table-cell table:formula="of:=AVERAGE([.T3:.T32])" office:value-type="float"/>
          <table:table-cell table:formula="of:=AVERAGE([.U3:.U32])" office:value-type="float"/>
          <table:table-cell table:formula="of:=AVERAGE([.V3:.V32])" office:value-type="float"/>
          <table:table-cell table:formula="of:=AVERAGE([.W3:.W32])" office:value-type="float"/>
          <table:table-cell table:formula="of:=AVERAGE([.X3:.X32])" office:value-type="float"/>
          <table:table-cell table:formula="of:=AVERAGE([.Y3:.Y32])" office:value-type="float"/>
          <table:table-cell table:formula="of:=AVERAGE([.Z3:.Z32])" office:value-type="float"/>
          <table:table-cell table:formula="of:=AVERAGE([.AA3:.AA32])" office:value-type="float"/>
          <table:table-cell table:formula="of:=AVERAGE([.AB3:.AB32])" office:value-type="float"/>
          <table:table-cell table:formula="of:=AVERAGE([.AC3:.AC32])" office:value-type="float"/>
          <table:table-cell table:formula="of:=AVERAGE([.AD3:.AD32])" office:value-type="float"/>
          <table:table-cell table:formula="of:=AVERAGE([.AE3:.AE32])" office:value-type="float"/>
          <table:table-cell table:formula="of:=AVERAGE([.AF3:.AF32])" office:value-type="float"/>
          <table:table-cell table:formula="of:=AVERAGE([.AG3:.AG32])" office:value-type="float"/>
          <table:table-cell table:formula="of:=AVERAGE([.AH3:.AH32])" office:value-type="float"/>
          <table:table-cell table:formula="of:=AVERAGE([.AI3:.AI32])" office:value-type="float"/>
          <table:table-cell table:formula="of:=AVERAGE([.AJ3:.AJ32])" office:value-type="float"/>
          <table:table-cell table:formula="of:=AVERAGE([.AK3:.AK32])" office:value-type="float"/>
          <table:table-cell table:formula="of:=AVERAGE([.AL3:.AL32])" office:value-type="float"/>
          <table:table-cell table:formula="of:=AVERAGE([.AM3:.AM32])" office:value-type="float"/>
          <table:table-cell table:formula="of:=AVERAGE([.AN3:.AN32])" office:value-type="float"/>
          <table:table-cell table:formula="of:=AVERAGE([.AO3:.AO32])" office:value-type="float"/>
          <table:table-cell table:formula="of:=AVERAGE([.AP3:.AP32])" office:value-type="float"/>
          <table:table-cell table:formula="of:=AVERAGE([.AQ3:.AQ32])" office:value-type="float"/>
          <table:table-cell table:style-name="cellBest" table:formula="of:=AVERAGE([.AR3:.AR32])" office:value-type="float"/>
          <table:table-cell table:formula="of:=AVERAGE([.AS3:.AS32])" office:value-type="float"/>
          <table:table-cell table:formula="of:=AVERAGE([.AT3:.AT32])" office:value-type="float"/>
          <table:table-cell table:formula="of:=AVERAGE([.AU3:.AU32])" office:value-type="float"/>
          <table:table-cell table:formula="of:=AVERAGE([.AV3:.AV32])" office:value-type="float"/>
          <table:table-cell table:formula="of:=AVERAGE([.AW3:.AW32])" office:value-type="float"/>
          <table:table-cell table:formula="of:=AVERAGE([.AX3:.AX32])" office:value-type="float"/>
          <table:table-cell table:formula="of:=AVERAGE([.AY3:.AY32])" office:value-type="float"/>
          <table:table-cell table:formula="of:=AVERAGE([.AZ3:.AZ32])" office:value-type="float"/>
          <table:table-cell table:formula="of:=AVERAGE([.BA3:.BA32])" office:value-type="float"/>
          <table:table-cell table:formula="of:=AVERAGE([.BB3:.BB32])" office:value-type="float"/>
          <table:table-cell table:style-name="cellBest" table:formula="of:=AVERAGE([.BC3:.BC32])" office:value-type="float"/>
          <table:table-cell table:formula="of:=AVERAGE([.BD3:.BD32])" office:value-type="float"/>
          <table:table-cell table:formula="of:=AVERAGE([.BE3:.BE32])" office:value-type="float"/>
          <table:table-cell table:formula="of:=AVERAGE([.BF3:.BF32])" office:value-type="float"/>
          <table:table-cell table:formula="of:=AVERAGE([.BG3:.BG32])" office:value-type="float"/>
          <table:table-cell table:formula="of:=AVERAGE([.BH3:.BH32])" office:value-type="float"/>
          <table:table-cell table:formula="of:=AVERAGE([.BI3:.BI32])" office:value-type="float"/>
          <table:table-cell table:formula="of:=AVERAGE([.BJ3:.BJ32])" office:value-type="float"/>
          <table:table-cell table:formula="of:=AVERAGE([.BK3:.BK32])" office:value-type="float"/>
          <table:table-cell table:formula="of:=AVERAGE([.BL3:.BL32])" office:value-type="float"/>
          <table:table-cell table:formula="of:=AVERAGE([.BM3:.BM32])" office:value-type="float"/>
          <table:table-cell table:formula="of:=AVERAGE([.BN3:.BN32])" office:value-type="float"/>
          <table:table-cell table:formula="of:=AVERAGE([.BO3:.BO32])" office:value-type="float"/>
          <table:table-cell table:formula="of:=AVERAGE([.BP3:.BP32])" office:value-type="float"/>
          <table:table-cell table:formula="of:=AVERAGE([.BQ3:.BQ32])" office:value-type="float"/>
          <table:table-cell table:formula="of:=AVERAGE([.BR3:.BR32])" office:value-type="float"/>
          <table:table-cell table:formula="of:=AVERAGE([.BS3:.BS32])" office:value-type="float"/>
          <table:table-cell table:formula="of:=AVERAGE([.BT3:.BT32])" office:value-type="float"/>
          <table:table-cell table:formula="of:=AVERAGE([.BU3:.BU32])" office:value-type="float"/>
          <table:table-cell table:formula="of:=AVERAGE([.BV3:.BV32])" office:value-type="float"/>
          <table:table-cell table:formula="of:=AVERAGE([.BW3:.BW32])" office:value-type="float"/>
          <table:table-cell table:formula="of:=AVERAGE([.BX3:.BX32])" office:value-type="float"/>
          <table:table-cell table:formula="of:=AVERAGE([.BY3:.BY32])" office:value-type="float"/>
          <table:table-cell table:formula="of:=AVERAGE([.BZ3:.BZ32])" office:value-type="float"/>
          <table:table-cell table:formula="of:=AVERAGE([.CA3:.CA32])" office:value-type="float"/>
          <table:table-cell table:formula="of:=AVERAGE([.CB3:.CB32])" office:value-type="float"/>
          <table:table-cell table:formula="of:=AVERAGE([.CC3:.CC32])" office:value-type="float"/>
          <table:table-cell table:formula="of:=AVERAGE([.CD3:.CD32])" office:value-type="float"/>
          <table:table-cell table:formula="of:=AVERAGE([.CE3:.CE32])" office:value-type="float"/>
          <table:table-cell table:formula="of:=AVERAGE([.CF3:.CF32])" office:value-type="float"/>
          <table:table-cell table:formula="of:=AVERAGE([.CG3:.CG32])" office:value-type="float"/>
          <table:table-cell table:formula="of:=AVERAGE([.CH3:.CH32])" office:value-type="float"/>
          <table:table-cell table:style-name="cellBest" table:formula="of:=AVERAGE([.CI3:.CI32])" office:value-type="float"/>
          <table:table-cell table:style-name="cellBest" table:formula="of:=AVERAGE([.CJ3:.CJ32])" office:value-type="float"/>
          <table:table-cell table:formula="of:=AVERAGE([.CK3:.CK32])" office:value-type="float"/>
          <table:table-cell table:formula="of:=AVERAGE([.CL3:.CL32])" office:value-type="float"/>
          <table:table-cell table:formula="of:=AVERAGE([.CM3:.CM32])" office:value-type="float"/>
          <table:table-cell table:formula="of:=AVERAGE([.CN3:.CN32])" office:value-type="float"/>
          <table:table-cell table:formula="of:=AVERAGE([.CO3:.CO32])" office:value-type="float"/>
          <table:table-cell table:formula="of:=AVERAGE([.CP3:.CP32])" office:value-type="float"/>
          <table:table-cell table:style-name="cellBest" table:formula="of:=AVERAGE([.CQ3:.CQ32])" office:value-type="float"/>
          <table:table-cell table:formula="of:=AVERAGE([.CR3:.CR32])" office:value-type="float"/>
          <table:table-cell table:formula="of:=AVERAGE([.CS3:.CS32])" office:value-type="float"/>
          <table:table-cell table:formula="of:=AVERAGE([.CT3:.CT32])" office:value-type="float"/>
          <table:table-cell table:formula="of:=AVERAGE([.CU3:.CU32])" office:value-type="float"/>
          <table:table-cell table:formula="of:=AVERAGE([.CV3:.CV32])" office:value-type="float"/>
          <table:table-cell table:formula="of:=AVERAGE([.CW3:.CW32])" office:value-type="float"/>
          <table:table-cell table:formula="of:=AVERAGE([.CX3:.CX32])" office:value-type="float"/>
          <table:table-cell table:formula="of:=AVERAGE([.CY3:.CY32])" office:value-type="float"/>
          <table:table-cell table:formula="of:=AVERAGE([.CZ3:.CZ32])" office:value-type="float"/>
          <table:table-cell table:formula="of:=AVERAGE([.DA3:.DA32])" office:value-type="float"/>
          <table:table-cell table:formula="of:=AVERAGE([.DB3:.DB32])" office:value-type="float"/>
          <table:table-cell table:formula="of:=AVERAGE([.DC3:.DC32])" office:value-type="float"/>
          <table:table-cell table:formula="of:=AVERAGE([.DD3:.DD32])" office:value-type="float"/>
          <table:table-cell table:formula="of:=AVERAGE([.DE3:.DE32])" office:value-type="float"/>
          <table:table-cell table:formula="of:=AVERAGE([.DF3:.DF32])" office:value-type="float"/>
          <table:table-cell table:formula="of:=AVERAGE([.DG3:.DG32])" office:value-type="float"/>
          <table:table-cell table:formula="of:=AVERAGE([.DH3:.DH32])" office:value-type="float"/>
          <table:table-cell table:formula="of:=AVERAGE([.DI3:.DI32])" office:value-type="float"/>
          <table:table-cell table:formula="of:=AVERAGE([.DJ3:.DJ32])" office:value-type="float"/>
          <table:table-cell table:formula="of:=AVERAGE([.DK3:.DK32])" office:value-type="float"/>
          <table:table-cell table:formula="of:=AVERAGE([.DL3:.DL32])" office:value-type="float"/>
          <table:table-cell table:formula="of:=AVERAGE([.DM3:.DM32])" office:value-type="float"/>
          <table:table-cell table:formula="of:=AVERAGE([.DN3:.DN32])" office:value-type="float"/>
          <table:table-cell table:formula="of:=AVERAGE([.DO3:.DO32])" office:value-type="float"/>
          <table:table-cell table:formula="of:=AVERAGE([.DP3:.DP32])" office:value-type="float"/>
          <table:table-cell table:formula="of:=AVERAGE([.DQ3:.DQ32])" office:value-type="float"/>
          <table:table-cell table:formula="of:=AVERAGE([.DR3:.DR32])" office:value-type="float"/>
          <table:table-cell table:formula="of:=AVERAGE([.DS3:.DS32])" office:value-type="float"/>
          <table:table-cell table:formula="of:=AVERAGE([.DT3:.DT32])" office:value-type="float"/>
          <table:table-cell table:formula="of:=AVERAGE([.DU3:.DU32])" office:value-type="float"/>
          <table:table-cell table:formula="of:=AVERAGE([.DV3:.DV32])" office:value-type="float"/>
          <table:table-cell table:formula="of:=AVERAGE([.DW3:.DW32])" office:value-type="float"/>
          <table:table-cell table:formula="of:=AVERAGE([.DX3:.DX32])" office:value-type="float"/>
          <table:table-cell table:formula="of:=AVERAGE([.DY3:.DY32])" office:value-type="float"/>
          <table:table-cell table:formula="of:=AVERAGE([.DZ3:.DZ32])" office:value-type="float"/>
          <table:table-cell table:formula="of:=AVERAGE([.EA3:.EA32])" office:value-type="float"/>
          <table:table-cell table:formula="of:=AVERAGE([.EB3:.EB32])" office:value-type="float"/>
          <table:table-cell table:formula="of:=AVERAGE([.EC3:.EC32])" office:value-type="float"/>
          <table:table-cell table:formula="of:=AVERAGE([.ED3:.ED32])" office:value-type="float"/>
          <table:table-cell table:formula="of:=AVERAGE([.EE3:.EE32])" office:value-type="float"/>
          <table:table-cell table:formula="of:=AVERAGE([.EF3:.EF32])" office:value-type="float"/>
          <table:table-cell table:formula="of:=AVERAGE([.EG3:.EG32])" office:value-type="float"/>
          <table:table-cell table:formula="of:=AVERAGE([.EH3:.EH32])" office:value-type="float"/>
          <table:table-cell table:formula="of:=AVERAGE([.EI3:.EI32])" office:value-type="float"/>
          <table:table-cell table:formula="of:=AVERAGE([.EJ3:.EJ32])" office:value-type="float"/>
          <table:table-cell table:formula="of:=AVERAGE([.EK3:.EK32])" office:value-type="float"/>
          <table:table-cell table:formula="of:=AVERAGE([.EL3:.EL32])" office:value-type="float"/>
          <table:table-cell table:formula="of:=AVERAGE([.EM3:.EM32])" office:value-type="float"/>
          <table:table-cell table:formula="of:=AVERAGE([.EN3:.EN32])" office:value-type="float"/>
          <table:table-cell table:formula="of:=AVERAGE([.EO3:.EO32])" office:value-type="float"/>
          <table:table-cell table:formula="of:=AVERAGE([.EP3:.EP32])" office:value-type="float"/>
          <table:table-cell table:formula="of:=AVERAGE([.EQ3:.EQ32])" office:value-type="float"/>
          <table:table-cell table:formula="of:=AVERAGE([.ER3:.ER32])" office:value-type="float"/>
          <table:table-cell table:formula="of:=AVERAGE([.ES3:.ES32])" office:value-type="float"/>
          <table:table-cell table:formula="of:=AVERAGE([.ET3:.ET32])" office:value-type="float"/>
          <table:table-cell table:formula="of:=AVERAGE([.EU3:.EU32])" office:value-type="float"/>
          <table:table-cell table:formula="of:=AVERAGE([.EV3:.EV32])" office:value-type="float"/>
          <table:table-cell table:formula="of:=AVERAGE([.EW3:.EW32])" office:value-type="float"/>
          <table:table-cell table:formula="of:=AVERAGE([.EX3:.EX32])" office:value-type="float"/>
          <table:table-cell table:formula="of:=AVERAGE([.EY3:.EY32])" office:value-type="float"/>
          <table:table-cell table:formula="of:=AVERAGE([.EZ3:.EZ32])" office:value-type="float"/>
          <table:table-cell table:formula="of:=AVERAGE([.FA3:.FA32])" office:value-type="float"/>
          <table:table-cell table:formula="of:=AVERAGE([.FB3:.FB32])" office:value-type="float"/>
          <table:table-cell table:formula="of:=AVERAGE([.FC3:.FC32])" office:value-type="float"/>
          <table:table-cell table:formula="of:=AVERAGE([.FD3:.FD32])" office:value-type="float"/>
          <table:table-cell table:formula="of:=AVERAGE([.FE3:.FE32])" office:value-type="float"/>
          <table:table-cell table:formula="of:=AVERAGE([.FF3:.FF32])" office:value-type="float"/>
          <table:table-cell table:formula="of:=AVERAGE([.FG3:.FG32])" office:value-type="float"/>
          <table:table-cell table:formula="of:=AVERAGE([.FH3:.FH32])" office:value-type="float"/>
          <table:table-cell table:formula="of:=AVERAGE([.FI3:.FI32])" office:value-type="float"/>
          <table:table-cell table:formula="of:=AVERAGE([.FJ3:.FJ32])" office:value-type="float"/>
          <table:table-cell table:formula="of:=AVERAGE([.FK3:.FK32])" office:value-type="float"/>
          <table:table-cell table:formula="of:=AVERAGE([.FL3:.FL32])" office:value-type="float"/>
          <table:table-cell table:formula="of:=AVERAGE([.FM3:.FM32])" office:value-type="float"/>
          <table:table-cell table:formula="of:=AVERAGE([.FN3:.FN32])" office:value-type="float"/>
          <table:table-cell table:formula="of:=AVERAGE([.FO3:.FO32])" office:value-type="float"/>
          <table:table-cell table:formula="of:=AVERAGE([.FP3:.FP32])" office:value-type="float"/>
          <table:table-cell table:formula="of:=AVERAGE([.FQ3:.FQ32])" office:value-type="float"/>
          <table:table-cell table:formula="of:=AVERAGE([.FR3:.FR32])" office:value-type="float"/>
          <table:table-cell table:formula="of:=AVERAGE([.FS3:.FS32])" office:value-type="float"/>
          <table:table-cell table:formula="of:=AVERAGE([.FT3:.FT32])" office:value-type="float"/>
          <table:table-cell table:formula="of:=AVERAGE([.FU3:.FU32])" office:value-type="float"/>
          <table:table-cell table:formula="of:=AVERAGE([.FV3:.FV32])" office:value-type="float"/>
          <table:table-cell table:formula="of:=AVERAGE([.FW3:.FW32])" office:value-type="float"/>
          <table:table-cell table:formula="of:=AVERAGE([.FX3:.FX32])" office:value-type="float"/>
          <table:table-cell table:formula="of:=AVERAGE([.FY3:.FY32])" office:value-type="float"/>
          <table:table-cell table:formula="of:=AVERAGE([.FZ3:.FZ32])" office:value-type="float"/>
          <table:table-cell table:formula="of:=AVERAGE([.GA3:.GA32])" office:value-type="float"/>
          <table:table-cell table:formula="of:=AVERAGE([.GB3:.GB32])" office:value-type="float"/>
          <table:table-cell table:formula="of:=AVERAGE([.GC3:.GC32])" office:value-type="float"/>
          <table:table-cell table:formula="of:=AVERAGE([.GD3:.GD32])" office:value-type="float"/>
          <table:table-cell table:formula="of:=AVERAGE([.GE3:.GE32])" office:value-type="float"/>
          <table:table-cell table:formula="of:=AVERAGE([.GF3:.GF32])" office:value-type="float"/>
          <table:table-cell table:formula="of:=AVERAGE([.GG3:.GG32])" office:value-type="float"/>
          <table:table-cell table:formula="of:=AVERAGE([.GH3:.GH32])" office:value-type="float"/>
          <table:table-cell table:formula="of:=AVERAGE([.GI3:.GI32])" office:value-type="float"/>
          <table:table-cell table:formula="of:=AVERAGE([.GJ3:.GJ32])" office:value-type="float"/>
          <table:table-cell table:formula="of:=AVERAGE([.GK3:.GK32])" office:value-type="float"/>
          <table:table-cell table:formula="of:=AVERAGE([.GL3:.GL32])" office:value-type="float"/>
          <table:table-cell table:formula="of:=AVERAGE([.GM3:.GM32])" office:value-type="float"/>
          <table:table-cell table:formula="of:=AVERAGE([.GN3:.GN32])" office:value-type="float"/>
          <table:table-cell table:formula="of:=AVERAGE([.GO3:.GO32])" office:value-type="float"/>
          <table:table-cell table:formula="of:=AVERAGE([.GP3:.GP32])" office:value-type="float"/>
          <table:table-cell table:formula="of:=AVERAGE([.GQ3:.GQ32])" office:value-type="float"/>
          <table:table-cell table:formula="of:=AVERAGE([.GR3:.GR32])" office:value-type="float"/>
          <table:table-cell table:formula="of:=AVERAGE([.GS3:.GS32])" office:value-type="float"/>
          <table:table-cell table:formula="of:=AVERAGE([.GT3:.GT32])" office:value-type="float"/>
          <table:table-cell table:formula="of:=AVERAGE([.GU3:.GU32])" office:value-type="float"/>
          <table:table-cell table:formula="of:=AVERAGE([.GV3:.GV32])" office:value-type="float"/>
          <table:table-cell table:formula="of:=AVERAGE([.GW3:.GW32])" office:value-type="float"/>
          <table:table-cell table:formula="of:=AVERAGE([.GX3:.GX32])" office:value-type="float"/>
          <table:table-cell table:formula="of:=AVERAGE([.GY3:.GY32])" office:value-type="float"/>
          <table:table-cell table:formula="of:=AVERAGE([.GZ3:.GZ32])" office:value-type="float"/>
          <table:table-cell table:style-name="cellBest" table:formula="of:=AVERAGE([.HA3:.HA32])" office:value-type="float"/>
          <table:table-cell table:formula="of:=AVERAGE([.HB3:.HB32])" office:value-type="float"/>
          <table:table-cell table:formula="of:=AVERAGE([.HC3:.HC32])" office:value-type="float"/>
          <table:table-cell table:formula="of:=AVERAGE([.HD3:.HD32])" office:value-type="float"/>
          <table:table-cell table:formula="of:=AVERAGE([.HE3:.HE32])" office:value-type="float"/>
          <table:table-cell table:formula="of:=AVERAGE([.HF3:.HF32])" office:value-type="float"/>
          <table:table-cell table:formula="of:=AVERAGE([.HG3:.HG32])" office:value-type="float"/>
          <table:table-cell table:formula="of:=AVERAGE([.HH3:.HH32])" office:value-type="float"/>
          <table:table-cell table:formula="of:=AVERAGE([.HI3:.HI32])" office:value-type="float"/>
          <table:table-cell table:formula="of:=AVERAGE([.HJ3:.HJ32])" office:value-type="float"/>
          <table:table-cell table:formula="of:=AVERAGE([.HK3:.HK32])" office:value-type="float"/>
          <table:table-cell table:formula="of:=AVERAGE([.HL3:.HL32])" office:value-type="float"/>
          <table:table-cell table:formula="of:=AVERAGE([.HM3:.HM32])" office:value-type="float"/>
          <table:table-cell table:formula="of:=AVERAGE([.HN3:.HN32])" office:value-type="float"/>
          <table:table-cell table:style-name="cellWorst" table:formula="of:=AVERAGE([.HO3:.HO32])" office:value-type="float"/>
          <table:table-cell table:style-name="cellWorst" table:formula="of:=AVERAGE([.HP3:.HP32])" office:value-type="float"/>
          <table:table-cell table:style-name="cellWorst" table:formula="of:=AVERAGE([.HQ3:.HQ32])" office:value-type="float"/>
          <table:table-cell table:style-name="cellWorst" table:formula="of:=AVERAGE([.HR3:.HR32])" office:value-type="float"/>
          <table:table-cell table:style-name="cellWorst" table:formula="of:=AVERAGE([.HS3:.HS32])" office:value-type="float"/>
          <table:table-cell table:formula="of:=AVERAGE([.HT3:.HT32])" office:value-type="float"/>
          <table:table-cell table:formula="of:=AVERAGE([.HU3:.HU32])" office:value-type="float"/>
          <table:table-cell table:formula="of:=AVERAGE([.HV3:.HV32])" office:value-type="float"/>
          <table:table-cell table:formula="of:=AVERAGE([.HW3:.HW32])" office:value-type="float"/>
          <table:table-cell table:formula="of:=AVERAGE([.HX3:.HX32])" office:value-type="float"/>
          <table:table-cell table:formula="of:=AVERAGE([.HY3:.HY32])" office:value-type="float"/>
          <table:table-cell table:formula="of:=AVERAGE([.HZ3:.HZ32])" office:value-type="float"/>
          <table:table-cell table:formula="of:=AVERAGE([.IA3:.IA32])" office:value-type="float"/>
          <table:table-cell table:formula="of:=AVERAGE([.IB3:.IB32])" office:value-type="float"/>
          <table:table-cell table:formula="of:=AVERAGE([.IC3:.IC32])" office:value-type="float"/>
          <table:table-cell table:formula="of:=AVERAGE([.ID3:.ID32])" office:value-type="float"/>
          <table:table-cell table:formula="of:=AVERAGE([.IE3:.IE32])" office:value-type="float"/>
          <table:table-cell table:formula="of:=AVERAGE([.IF3:.IF32])" office:value-type="float"/>
          <table:table-cell table:formula="of:=AVERAGE([.IG3:.IG32])" office:value-type="float"/>
          <table:table-cell table:formula="of:=AVERAGE([.IH3:.IH32])" office:value-type="float"/>
          <table:table-cell table:formula="of:=AVERAGE([.II3:.II32])" office:value-type="float"/>
          <table:table-cell table:formula="of:=AVERAGE([.IJ3:.IJ32])" office:value-type="float"/>
          <table:table-cell table:formula="of:=AVERAGE([.IK3:.IK32])" office:value-type="float"/>
          <table:table-cell table:formula="of:=AVERAGE([.IL3:.IL32])" office:value-type="float"/>
          <table:table-cell table:formula="of:=AVERAGE([.IM3:.IM32])" office:value-type="float"/>
          <table:table-cell table:formula="of:=AVERAGE([.IN3:.IN32])" office:value-type="float"/>
          <table:table-cell table:formula="of:=AVERAGE([.IO3:.IO32])" office:value-type="float"/>
          <table:table-cell table:formula="of:=AVERAGE([.IP3:.IP32])" office:value-type="float"/>
          <table:table-cell table:formula="of:=AVERAGE([.IQ3:.IQ32])" office:value-type="float"/>
          <table:table-cell table:formula="of:=AVERAGE([.IR3:.IR32])" office:value-type="float"/>
          <table:table-cell table:formula="of:=AVERAGE([.IS3:.IS32])" office:value-type="float"/>
          <table:table-cell table:formula="of:=AVERAGE([.IT3:.IT32])" office:value-type="float"/>
          <table:table-cell table:formula="of:=AVERAGE([.IU3:.IU32])" office:value-type="float"/>
          <table:table-cell table:formula="of:=AVERAGE([.IV3:.IV32])" office:value-type="float"/>
          <table:table-cell table:formula="of:=AVERAGE([.IW3:.IW32])" office:value-type="float"/>
          <table:table-cell table:formula="of:=AVERAGE([.IX3:.IX32])" office:value-type="float"/>
          <table:table-cell table:formula="of:=AVERAGE([.IY3:.IY32])" office:value-type="float"/>
          <table:table-cell table:formula="of:=AVERAGE([.IZ3:.IZ32])" office:value-type="float"/>
          <table:table-cell table:formula="of:=AVERAGE([.JA3:.JA32])" office:value-type="float"/>
          <table:table-cell table:formula="of:=AVERAGE([.JB3:.JB32])" office:value-type="float"/>
          <table:table-cell table:formula="of:=AVERAGE([.JC3:.JC32])" office:value-type="float"/>
          <table:table-cell table:formula="of:=AVERAGE([.JD3:.JD3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2])" office:value-type="float"/>
          <table:table-cell table:style-name="cellWorst" table:formula="of:=STDEV([.C3:.C32])" office:value-type="float"/>
          <table:table-cell table:formula="of:=STDEV([.D3:.D32])" office:value-type="float"/>
          <table:table-cell table:formula="of:=STDEV([.E3:.E32])" office:value-type="float"/>
          <table:table-cell table:formula="of:=STDEV([.F3:.F32])" office:value-type="float"/>
          <table:table-cell table:formula="of:=STDEV([.G3:.G32])" office:value-type="float"/>
          <table:table-cell table:style-name="cellWorst" table:formula="of:=STDEV([.H3:.H32])" office:value-type="float"/>
          <table:table-cell table:formula="of:=STDEV([.I3:.I32])" office:value-type="float"/>
          <table:table-cell table:formula="of:=STDEV([.J3:.J32])" office:value-type="float"/>
          <table:table-cell table:style-name="cellBest" table:formula="of:=STDEV([.K3:.K32])" office:value-type="float"/>
          <table:table-cell table:formula="of:=STDEV([.L3:.L32])" office:value-type="float"/>
          <table:table-cell table:formula="of:=STDEV([.M3:.M32])" office:value-type="float"/>
          <table:table-cell table:style-name="cellWorst" table:formula="of:=STDEV([.N3:.N32])" office:value-type="float"/>
          <table:table-cell table:formula="of:=STDEV([.O3:.O32])" office:value-type="float"/>
          <table:table-cell table:formula="of:=STDEV([.P3:.P32])" office:value-type="float"/>
          <table:table-cell table:style-name="cellBest" table:formula="of:=STDEV([.Q3:.Q32])" office:value-type="float"/>
          <table:table-cell table:formula="of:=STDEV([.R3:.R32])" office:value-type="float"/>
          <table:table-cell table:formula="of:=STDEV([.S3:.S32])" office:value-type="float"/>
          <table:table-cell table:style-name="cellWorst" table:formula="of:=STDEV([.T3:.T32])" office:value-type="float"/>
          <table:table-cell table:formula="of:=STDEV([.U3:.U32])" office:value-type="float"/>
          <table:table-cell table:formula="of:=STDEV([.V3:.V32])" office:value-type="float"/>
          <table:table-cell table:formula="of:=STDEV([.W3:.W32])" office:value-type="float"/>
          <table:table-cell table:formula="of:=STDEV([.X3:.X32])" office:value-type="float"/>
          <table:table-cell table:formula="of:=STDEV([.Y3:.Y32])" office:value-type="float"/>
          <table:table-cell table:formula="of:=STDEV([.Z3:.Z32])" office:value-type="float"/>
          <table:table-cell table:formula="of:=STDEV([.AA3:.AA32])" office:value-type="float"/>
          <table:table-cell table:formula="of:=STDEV([.AB3:.AB32])" office:value-type="float"/>
          <table:table-cell table:formula="of:=STDEV([.AC3:.AC32])" office:value-type="float"/>
          <table:table-cell table:formula="of:=STDEV([.AD3:.AD32])" office:value-type="float"/>
          <table:table-cell table:formula="of:=STDEV([.AE3:.AE32])" office:value-type="float"/>
          <table:table-cell table:formula="of:=STDEV([.AF3:.AF32])" office:value-type="float"/>
          <table:table-cell table:formula="of:=STDEV([.AG3:.AG32])" office:value-type="float"/>
          <table:table-cell table:formula="of:=STDEV([.AH3:.AH32])" office:value-type="float"/>
          <table:table-cell table:formula="of:=STDEV([.AI3:.AI32])" office:value-type="float"/>
          <table:table-cell table:formula="of:=STDEV([.AJ3:.AJ32])" office:value-type="float"/>
          <table:table-cell table:formula="of:=STDEV([.AK3:.AK32])" office:value-type="float"/>
          <table:table-cell table:formula="of:=STDEV([.AL3:.AL32])" office:value-type="float"/>
          <table:table-cell table:formula="of:=STDEV([.AM3:.AM32])" office:value-type="float"/>
          <table:table-cell table:formula="of:=STDEV([.AN3:.AN32])" office:value-type="float"/>
          <table:table-cell table:formula="of:=STDEV([.AO3:.AO32])" office:value-type="float"/>
          <table:table-cell table:formula="of:=STDEV([.AP3:.AP32])" office:value-type="float"/>
          <table:table-cell table:formula="of:=STDEV([.AQ3:.AQ32])" office:value-type="float"/>
          <table:table-cell table:formula="of:=STDEV([.AR3:.AR32])" office:value-type="float"/>
          <table:table-cell table:formula="of:=STDEV([.AS3:.AS32])" office:value-type="float"/>
          <table:table-cell table:formula="of:=STDEV([.AT3:.AT32])" office:value-type="float"/>
          <table:table-cell table:formula="of:=STDEV([.AU3:.AU32])" office:value-type="float"/>
          <table:table-cell table:formula="of:=STDEV([.AV3:.AV32])" office:value-type="float"/>
          <table:table-cell table:formula="of:=STDEV([.AW3:.AW32])" office:value-type="float"/>
          <table:table-cell table:formula="of:=STDEV([.AX3:.AX32])" office:value-type="float"/>
          <table:table-cell table:formula="of:=STDEV([.AY3:.AY32])" office:value-type="float"/>
          <table:table-cell table:formula="of:=STDEV([.AZ3:.AZ32])" office:value-type="float"/>
          <table:table-cell table:formula="of:=STDEV([.BA3:.BA32])" office:value-type="float"/>
          <table:table-cell table:formula="of:=STDEV([.BB3:.BB32])" office:value-type="float"/>
          <table:table-cell table:formula="of:=STDEV([.BC3:.BC32])" office:value-type="float"/>
          <table:table-cell table:formula="of:=STDEV([.BD3:.BD32])" office:value-type="float"/>
          <table:table-cell table:formula="of:=STDEV([.BE3:.BE32])" office:value-type="float"/>
          <table:table-cell table:formula="of:=STDEV([.BF3:.BF32])" office:value-type="float"/>
          <table:table-cell table:formula="of:=STDEV([.BG3:.BG32])" office:value-type="float"/>
          <table:table-cell table:formula="of:=STDEV([.BH3:.BH32])" office:value-type="float"/>
          <table:table-cell table:formula="of:=STDEV([.BI3:.BI32])" office:value-type="float"/>
          <table:table-cell table:formula="of:=STDEV([.BJ3:.BJ32])" office:value-type="float"/>
          <table:table-cell table:formula="of:=STDEV([.BK3:.BK32])" office:value-type="float"/>
          <table:table-cell table:formula="of:=STDEV([.BL3:.BL32])" office:value-type="float"/>
          <table:table-cell table:formula="of:=STDEV([.BM3:.BM32])" office:value-type="float"/>
          <table:table-cell table:formula="of:=STDEV([.BN3:.BN32])" office:value-type="float"/>
          <table:table-cell table:formula="of:=STDEV([.BO3:.BO32])" office:value-type="float"/>
          <table:table-cell table:formula="of:=STDEV([.BP3:.BP32])" office:value-type="float"/>
          <table:table-cell table:formula="of:=STDEV([.BQ3:.BQ32])" office:value-type="float"/>
          <table:table-cell table:formula="of:=STDEV([.BR3:.BR32])" office:value-type="float"/>
          <table:table-cell table:formula="of:=STDEV([.BS3:.BS32])" office:value-type="float"/>
          <table:table-cell table:formula="of:=STDEV([.BT3:.BT32])" office:value-type="float"/>
          <table:table-cell table:formula="of:=STDEV([.BU3:.BU32])" office:value-type="float"/>
          <table:table-cell table:formula="of:=STDEV([.BV3:.BV32])" office:value-type="float"/>
          <table:table-cell table:formula="of:=STDEV([.BW3:.BW32])" office:value-type="float"/>
          <table:table-cell table:formula="of:=STDEV([.BX3:.BX32])" office:value-type="float"/>
          <table:table-cell table:formula="of:=STDEV([.BY3:.BY32])" office:value-type="float"/>
          <table:table-cell table:formula="of:=STDEV([.BZ3:.BZ32])" office:value-type="float"/>
          <table:table-cell table:formula="of:=STDEV([.CA3:.CA32])" office:value-type="float"/>
          <table:table-cell table:formula="of:=STDEV([.CB3:.CB32])" office:value-type="float"/>
          <table:table-cell table:formula="of:=STDEV([.CC3:.CC32])" office:value-type="float"/>
          <table:table-cell table:formula="of:=STDEV([.CD3:.CD32])" office:value-type="float"/>
          <table:table-cell table:formula="of:=STDEV([.CE3:.CE32])" office:value-type="float"/>
          <table:table-cell table:formula="of:=STDEV([.CF3:.CF32])" office:value-type="float"/>
          <table:table-cell table:formula="of:=STDEV([.CG3:.CG32])" office:value-type="float"/>
          <table:table-cell table:formula="of:=STDEV([.CH3:.CH32])" office:value-type="float"/>
          <table:table-cell table:style-name="cellBest" table:formula="of:=STDEV([.CI3:.CI32])" office:value-type="float"/>
          <table:table-cell table:style-name="cellBest" table:formula="of:=STDEV([.CJ3:.CJ32])" office:value-type="float"/>
          <table:table-cell table:formula="of:=STDEV([.CK3:.CK32])" office:value-type="float"/>
          <table:table-cell table:formula="of:=STDEV([.CL3:.CL32])" office:value-type="float"/>
          <table:table-cell table:formula="of:=STDEV([.CM3:.CM32])" office:value-type="float"/>
          <table:table-cell table:formula="of:=STDEV([.CN3:.CN32])" office:value-type="float"/>
          <table:table-cell table:style-name="cellWorst" table:formula="of:=STDEV([.CO3:.CO32])" office:value-type="float"/>
          <table:table-cell table:formula="of:=STDEV([.CP3:.CP32])" office:value-type="float"/>
          <table:table-cell table:style-name="cellBest" table:formula="of:=STDEV([.CQ3:.CQ32])" office:value-type="float"/>
          <table:table-cell table:formula="of:=STDEV([.CR3:.CR32])" office:value-type="float"/>
          <table:table-cell table:formula="of:=STDEV([.CS3:.CS32])" office:value-type="float"/>
          <table:table-cell table:formula="of:=STDEV([.CT3:.CT32])" office:value-type="float"/>
          <table:table-cell table:formula="of:=STDEV([.CU3:.CU32])" office:value-type="float"/>
          <table:table-cell table:formula="of:=STDEV([.CV3:.CV32])" office:value-type="float"/>
          <table:table-cell table:formula="of:=STDEV([.CW3:.CW32])" office:value-type="float"/>
          <table:table-cell table:formula="of:=STDEV([.CX3:.CX32])" office:value-type="float"/>
          <table:table-cell table:formula="of:=STDEV([.CY3:.CY32])" office:value-type="float"/>
          <table:table-cell table:formula="of:=STDEV([.CZ3:.CZ32])" office:value-type="float"/>
          <table:table-cell table:formula="of:=STDEV([.DA3:.DA32])" office:value-type="float"/>
          <table:table-cell table:formula="of:=STDEV([.DB3:.DB32])" office:value-type="float"/>
          <table:table-cell table:formula="of:=STDEV([.DC3:.DC32])" office:value-type="float"/>
          <table:table-cell table:formula="of:=STDEV([.DD3:.DD32])" office:value-type="float"/>
          <table:table-cell table:formula="of:=STDEV([.DE3:.DE32])" office:value-type="float"/>
          <table:table-cell table:formula="of:=STDEV([.DF3:.DF32])" office:value-type="float"/>
          <table:table-cell table:formula="of:=STDEV([.DG3:.DG32])" office:value-type="float"/>
          <table:table-cell table:formula="of:=STDEV([.DH3:.DH32])" office:value-type="float"/>
          <table:table-cell table:formula="of:=STDEV([.DI3:.DI32])" office:value-type="float"/>
          <table:table-cell table:formula="of:=STDEV([.DJ3:.DJ32])" office:value-type="float"/>
          <table:table-cell table:formula="of:=STDEV([.DK3:.DK32])" office:value-type="float"/>
          <table:table-cell table:formula="of:=STDEV([.DL3:.DL32])" office:value-type="float"/>
          <table:table-cell table:formula="of:=STDEV([.DM3:.DM32])" office:value-type="float"/>
          <table:table-cell table:formula="of:=STDEV([.DN3:.DN32])" office:value-type="float"/>
          <table:table-cell table:formula="of:=STDEV([.DO3:.DO32])" office:value-type="float"/>
          <table:table-cell table:formula="of:=STDEV([.DP3:.DP32])" office:value-type="float"/>
          <table:table-cell table:formula="of:=STDEV([.DQ3:.DQ32])" office:value-type="float"/>
          <table:table-cell table:formula="of:=STDEV([.DR3:.DR32])" office:value-type="float"/>
          <table:table-cell table:formula="of:=STDEV([.DS3:.DS32])" office:value-type="float"/>
          <table:table-cell table:formula="of:=STDEV([.DT3:.DT32])" office:value-type="float"/>
          <table:table-cell table:formula="of:=STDEV([.DU3:.DU32])" office:value-type="float"/>
          <table:table-cell table:formula="of:=STDEV([.DV3:.DV32])" office:value-type="float"/>
          <table:table-cell table:formula="of:=STDEV([.DW3:.DW32])" office:value-type="float"/>
          <table:table-cell table:formula="of:=STDEV([.DX3:.DX32])" office:value-type="float"/>
          <table:table-cell table:formula="of:=STDEV([.DY3:.DY32])" office:value-type="float"/>
          <table:table-cell table:formula="of:=STDEV([.DZ3:.DZ32])" office:value-type="float"/>
          <table:table-cell table:formula="of:=STDEV([.EA3:.EA32])" office:value-type="float"/>
          <table:table-cell table:formula="of:=STDEV([.EB3:.EB32])" office:value-type="float"/>
          <table:table-cell table:formula="of:=STDEV([.EC3:.EC32])" office:value-type="float"/>
          <table:table-cell table:style-name="cellWorst" table:formula="of:=STDEV([.ED3:.ED32])" office:value-type="float"/>
          <table:table-cell table:formula="of:=STDEV([.EE3:.EE32])" office:value-type="float"/>
          <table:table-cell table:formula="of:=STDEV([.EF3:.EF32])" office:value-type="float"/>
          <table:table-cell table:formula="of:=STDEV([.EG3:.EG32])" office:value-type="float"/>
          <table:table-cell table:formula="of:=STDEV([.EH3:.EH32])" office:value-type="float"/>
          <table:table-cell table:formula="of:=STDEV([.EI3:.EI32])" office:value-type="float"/>
          <table:table-cell table:formula="of:=STDEV([.EJ3:.EJ32])" office:value-type="float"/>
          <table:table-cell table:formula="of:=STDEV([.EK3:.EK32])" office:value-type="float"/>
          <table:table-cell table:formula="of:=STDEV([.EL3:.EL32])" office:value-type="float"/>
          <table:table-cell table:formula="of:=STDEV([.EM3:.EM32])" office:value-type="float"/>
          <table:table-cell table:formula="of:=STDEV([.EN3:.EN32])" office:value-type="float"/>
          <table:table-cell table:style-name="cellWorst" table:formula="of:=STDEV([.EO3:.EO32])" office:value-type="float"/>
          <table:table-cell table:style-name="cellWorst" table:formula="of:=STDEV([.EP3:.EP32])" office:value-type="float"/>
          <table:table-cell table:formula="of:=STDEV([.EQ3:.EQ32])" office:value-type="float"/>
          <table:table-cell table:formula="of:=STDEV([.ER3:.ER32])" office:value-type="float"/>
          <table:table-cell table:formula="of:=STDEV([.ES3:.ES32])" office:value-type="float"/>
          <table:table-cell table:formula="of:=STDEV([.ET3:.ET32])" office:value-type="float"/>
          <table:table-cell table:formula="of:=STDEV([.EU3:.EU32])" office:value-type="float"/>
          <table:table-cell table:formula="of:=STDEV([.EV3:.EV32])" office:value-type="float"/>
          <table:table-cell table:formula="of:=STDEV([.EW3:.EW32])" office:value-type="float"/>
          <table:table-cell table:formula="of:=STDEV([.EX3:.EX32])" office:value-type="float"/>
          <table:table-cell table:formula="of:=STDEV([.EY3:.EY32])" office:value-type="float"/>
          <table:table-cell table:formula="of:=STDEV([.EZ3:.EZ32])" office:value-type="float"/>
          <table:table-cell table:formula="of:=STDEV([.FA3:.FA32])" office:value-type="float"/>
          <table:table-cell table:formula="of:=STDEV([.FB3:.FB32])" office:value-type="float"/>
          <table:table-cell table:formula="of:=STDEV([.FC3:.FC32])" office:value-type="float"/>
          <table:table-cell table:formula="of:=STDEV([.FD3:.FD32])" office:value-type="float"/>
          <table:table-cell table:formula="of:=STDEV([.FE3:.FE32])" office:value-type="float"/>
          <table:table-cell table:formula="of:=STDEV([.FF3:.FF32])" office:value-type="float"/>
          <table:table-cell table:formula="of:=STDEV([.FG3:.FG32])" office:value-type="float"/>
          <table:table-cell table:formula="of:=STDEV([.FH3:.FH32])" office:value-type="float"/>
          <table:table-cell table:formula="of:=STDEV([.FI3:.FI32])" office:value-type="float"/>
          <table:table-cell table:formula="of:=STDEV([.FJ3:.FJ32])" office:value-type="float"/>
          <table:table-cell table:formula="of:=STDEV([.FK3:.FK32])" office:value-type="float"/>
          <table:table-cell table:formula="of:=STDEV([.FL3:.FL32])" office:value-type="float"/>
          <table:table-cell table:formula="of:=STDEV([.FM3:.FM32])" office:value-type="float"/>
          <table:table-cell table:formula="of:=STDEV([.FN3:.FN32])" office:value-type="float"/>
          <table:table-cell table:formula="of:=STDEV([.FO3:.FO32])" office:value-type="float"/>
          <table:table-cell table:formula="of:=STDEV([.FP3:.FP32])" office:value-type="float"/>
          <table:table-cell table:formula="of:=STDEV([.FQ3:.FQ32])" office:value-type="float"/>
          <table:table-cell table:formula="of:=STDEV([.FR3:.FR32])" office:value-type="float"/>
          <table:table-cell table:formula="of:=STDEV([.FS3:.FS32])" office:value-type="float"/>
          <table:table-cell table:style-name="cellWorst" table:formula="of:=STDEV([.FT3:.FT32])" office:value-type="float"/>
          <table:table-cell table:formula="of:=STDEV([.FU3:.FU32])" office:value-type="float"/>
          <table:table-cell table:formula="of:=STDEV([.FV3:.FV32])" office:value-type="float"/>
          <table:table-cell table:formula="of:=STDEV([.FW3:.FW32])" office:value-type="float"/>
          <table:table-cell table:formula="of:=STDEV([.FX3:.FX32])" office:value-type="float"/>
          <table:table-cell table:formula="of:=STDEV([.FY3:.FY32])" office:value-type="float"/>
          <table:table-cell table:formula="of:=STDEV([.FZ3:.FZ32])" office:value-type="float"/>
          <table:table-cell table:formula="of:=STDEV([.GA3:.GA32])" office:value-type="float"/>
          <table:table-cell table:formula="of:=STDEV([.GB3:.GB32])" office:value-type="float"/>
          <table:table-cell table:formula="of:=STDEV([.GC3:.GC32])" office:value-type="float"/>
          <table:table-cell table:formula="of:=STDEV([.GD3:.GD32])" office:value-type="float"/>
          <table:table-cell table:formula="of:=STDEV([.GE3:.GE32])" office:value-type="float"/>
          <table:table-cell table:formula="of:=STDEV([.GF3:.GF32])" office:value-type="float"/>
          <table:table-cell table:formula="of:=STDEV([.GG3:.GG32])" office:value-type="float"/>
          <table:table-cell table:formula="of:=STDEV([.GH3:.GH32])" office:value-type="float"/>
          <table:table-cell table:formula="of:=STDEV([.GI3:.GI32])" office:value-type="float"/>
          <table:table-cell table:formula="of:=STDEV([.GJ3:.GJ32])" office:value-type="float"/>
          <table:table-cell table:formula="of:=STDEV([.GK3:.GK32])" office:value-type="float"/>
          <table:table-cell table:formula="of:=STDEV([.GL3:.GL32])" office:value-type="float"/>
          <table:table-cell table:formula="of:=STDEV([.GM3:.GM32])" office:value-type="float"/>
          <table:table-cell table:formula="of:=STDEV([.GN3:.GN32])" office:value-type="float"/>
          <table:table-cell table:formula="of:=STDEV([.GO3:.GO32])" office:value-type="float"/>
          <table:table-cell table:formula="of:=STDEV([.GP3:.GP32])" office:value-type="float"/>
          <table:table-cell table:formula="of:=STDEV([.GQ3:.GQ32])" office:value-type="float"/>
          <table:table-cell table:style-name="cellWorst" table:formula="of:=STDEV([.GR3:.GR32])" office:value-type="float"/>
          <table:table-cell table:formula="of:=STDEV([.GS3:.GS32])" office:value-type="float"/>
          <table:table-cell table:formula="of:=STDEV([.GT3:.GT32])" office:value-type="float"/>
          <table:table-cell table:formula="of:=STDEV([.GU3:.GU32])" office:value-type="float"/>
          <table:table-cell table:formula="of:=STDEV([.GV3:.GV32])" office:value-type="float"/>
          <table:table-cell table:formula="of:=STDEV([.GW3:.GW32])" office:value-type="float"/>
          <table:table-cell table:formula="of:=STDEV([.GX3:.GX32])" office:value-type="float"/>
          <table:table-cell table:formula="of:=STDEV([.GY3:.GY32])" office:value-type="float"/>
          <table:table-cell table:formula="of:=STDEV([.GZ3:.GZ32])" office:value-type="float"/>
          <table:table-cell table:style-name="cellBest" table:formula="of:=STDEV([.HA3:.HA32])" office:value-type="float"/>
          <table:table-cell table:formula="of:=STDEV([.HB3:.HB32])" office:value-type="float"/>
          <table:table-cell table:formula="of:=STDEV([.HC3:.HC32])" office:value-type="float"/>
          <table:table-cell table:formula="of:=STDEV([.HD3:.HD32])" office:value-type="float"/>
          <table:table-cell table:formula="of:=STDEV([.HE3:.HE32])" office:value-type="float"/>
          <table:table-cell table:formula="of:=STDEV([.HF3:.HF32])" office:value-type="float"/>
          <table:table-cell table:formula="of:=STDEV([.HG3:.HG32])" office:value-type="float"/>
          <table:table-cell table:formula="of:=STDEV([.HH3:.HH32])" office:value-type="float"/>
          <table:table-cell table:formula="of:=STDEV([.HI3:.HI32])" office:value-type="float"/>
          <table:table-cell table:formula="of:=STDEV([.HJ3:.HJ32])" office:value-type="float"/>
          <table:table-cell table:formula="of:=STDEV([.HK3:.HK32])" office:value-type="float"/>
          <table:table-cell table:formula="of:=STDEV([.HL3:.HL32])" office:value-type="float"/>
          <table:table-cell table:formula="of:=STDEV([.HM3:.HM32])" office:value-type="float"/>
          <table:table-cell table:formula="of:=STDEV([.HN3:.HN32])" office:value-type="float"/>
          <table:table-cell table:style-name="cellBest" table:formula="of:=STDEV([.HO3:.HO32])" office:value-type="float"/>
          <table:table-cell table:style-name="cellBest" table:formula="of:=STDEV([.HP3:.HP32])" office:value-type="float"/>
          <table:table-cell table:formula="of:=STDEV([.HQ3:.HQ32])" office:value-type="float"/>
          <table:table-cell table:style-name="cellWorst" table:formula="of:=STDEV([.HR3:.HR32])" office:value-type="float"/>
          <table:table-cell table:style-name="cellWorst" table:formula="of:=STDEV([.HS3:.HS32])" office:value-type="float"/>
          <table:table-cell table:formula="of:=STDEV([.HT3:.HT32])" office:value-type="float"/>
          <table:table-cell table:formula="of:=STDEV([.HU3:.HU32])" office:value-type="float"/>
          <table:table-cell table:formula="of:=STDEV([.HV3:.HV32])" office:value-type="float"/>
          <table:table-cell table:formula="of:=STDEV([.HW3:.HW32])" office:value-type="float"/>
          <table:table-cell table:formula="of:=STDEV([.HX3:.HX32])" office:value-type="float"/>
          <table:table-cell table:formula="of:=STDEV([.HY3:.HY32])" office:value-type="float"/>
          <table:table-cell table:formula="of:=STDEV([.HZ3:.HZ32])" office:value-type="float"/>
          <table:table-cell table:formula="of:=STDEV([.IA3:.IA32])" office:value-type="float"/>
          <table:table-cell table:style-name="cellWorst" table:formula="of:=STDEV([.IB3:.IB32])" office:value-type="float"/>
          <table:table-cell table:formula="of:=STDEV([.IC3:.IC32])" office:value-type="float"/>
          <table:table-cell table:formula="of:=STDEV([.ID3:.ID32])" office:value-type="float"/>
          <table:table-cell table:formula="of:=STDEV([.IE3:.IE32])" office:value-type="float"/>
          <table:table-cell table:formula="of:=STDEV([.IF3:.IF32])" office:value-type="float"/>
          <table:table-cell table:formula="of:=STDEV([.IG3:.IG32])" office:value-type="float"/>
          <table:table-cell table:formula="of:=STDEV([.IH3:.IH32])" office:value-type="float"/>
          <table:table-cell table:formula="of:=STDEV([.II3:.II32])" office:value-type="float"/>
          <table:table-cell table:formula="of:=STDEV([.IJ3:.IJ32])" office:value-type="float"/>
          <table:table-cell table:formula="of:=STDEV([.IK3:.IK32])" office:value-type="float"/>
          <table:table-cell table:formula="of:=STDEV([.IL3:.IL32])" office:value-type="float"/>
          <table:table-cell table:formula="of:=STDEV([.IM3:.IM32])" office:value-type="float"/>
          <table:table-cell table:formula="of:=STDEV([.IN3:.IN32])" office:value-type="float"/>
          <table:table-cell table:formula="of:=STDEV([.IO3:.IO32])" office:value-type="float"/>
          <table:table-cell table:formula="of:=STDEV([.IP3:.IP32])" office:value-type="float"/>
          <table:table-cell table:formula="of:=STDEV([.IQ3:.IQ32])" office:value-type="float"/>
          <table:table-cell table:formula="of:=STDEV([.IR3:.IR32])" office:value-type="float"/>
          <table:table-cell table:formula="of:=STDEV([.IS3:.IS32])" office:value-type="float"/>
          <table:table-cell table:formula="of:=STDEV([.IT3:.IT32])" office:value-type="float"/>
          <table:table-cell table:formula="of:=STDEV([.IU3:.IU32])" office:value-type="float"/>
          <table:table-cell table:formula="of:=STDEV([.IV3:.IV32])" office:value-type="float"/>
          <table:table-cell table:formula="of:=STDEV([.IW3:.IW32])" office:value-type="float"/>
          <table:table-cell table:formula="of:=STDEV([.IX3:.IX32])" office:value-type="float"/>
          <table:table-cell table:formula="of:=STDEV([.IY3:.IY32])" office:value-type="float"/>
          <table:table-cell table:formula="of:=STDEV([.IZ3:.IZ32])" office:value-type="float"/>
          <table:table-cell table:formula="of:=STDEV([.JA3:.JA32])" office:value-type="float"/>
          <table:table-cell table:formula="of:=STDEV([.JB3:.JB32])" office:value-type="float"/>
          <table:table-cell table:formula="of:=STDEV([.JC3:.JC32])" office:value-type="float"/>
          <table:table-cell table:formula="of:=STDEV([.JD3:.JD3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2]-[.$IM3:.$IM32])^2)^0.5" office:value-type="float"/>
          <table:table-cell table:number-matrix-columns-spanned="1" table:number-matrix-rows-spanned="1" table:formula="of:=SUM(([.C3:.C32]-[.$IN3:.$IN32])^2)^0.5" office:value-type="float"/>
          <table:table-cell table:number-matrix-columns-spanned="1" table:number-matrix-rows-spanned="1" table:formula="of:=SUM(([.D3:.D32]-[.$IO3:.$IO32])^2)^0.5" office:value-type="float"/>
          <table:table-cell table:number-matrix-columns-spanned="1" table:number-matrix-rows-spanned="1" table:formula="of:=SUM(([.E3:.E32]-[.$IP3:.$IP32])^2)^0.5" office:value-type="float"/>
          <table:table-cell table:number-matrix-columns-spanned="1" table:number-matrix-rows-spanned="1" table:formula="of:=SUM(([.F3:.F32]-[.$IR3:.$IR32])^2)^0.5" office:value-type="float"/>
          <table:table-cell table:number-matrix-columns-spanned="1" table:number-matrix-rows-spanned="1" table:formula="of:=SUM(([.G3:.G32]-[.$IM3:.$IM32])^2)^0.5" office:value-type="float"/>
          <table:table-cell table:number-matrix-columns-spanned="1" table:number-matrix-rows-spanned="1" table:formula="of:=SUM(([.H3:.H32]-[.$IN3:.$IN32])^2)^0.5" office:value-type="float"/>
          <table:table-cell table:number-matrix-columns-spanned="1" table:number-matrix-rows-spanned="1" table:formula="of:=SUM(([.I3:.I32]-[.$IO3:.$IO32])^2)^0.5" office:value-type="float"/>
          <table:table-cell table:number-matrix-columns-spanned="1" table:number-matrix-rows-spanned="1" table:formula="of:=SUM(([.J3:.J32]-[.$IP3:.$IP32])^2)^0.5" office:value-type="float"/>
          <table:table-cell table:style-name="cellBest" table:number-matrix-columns-spanned="1" table:number-matrix-rows-spanned="1" table:formula="of:=SUM(([.K3:.K32]-[.$IQ3:.$IQ32])^2)^0.5" office:value-type="float"/>
          <table:table-cell table:number-matrix-columns-spanned="1" table:number-matrix-rows-spanned="1" table:formula="of:=SUM(([.L3:.L32]-[.$IR3:.$IR32])^2)^0.5" office:value-type="float"/>
          <table:table-cell table:number-matrix-columns-spanned="1" table:number-matrix-rows-spanned="1" table:formula="of:=SUM(([.M3:.M32]-[.$IM3:.$IM32])^2)^0.5" office:value-type="float"/>
          <table:table-cell table:number-matrix-columns-spanned="1" table:number-matrix-rows-spanned="1" table:formula="of:=SUM(([.N3:.N32]-[.$IN3:.$IN32])^2)^0.5" office:value-type="float"/>
          <table:table-cell table:number-matrix-columns-spanned="1" table:number-matrix-rows-spanned="1" table:formula="of:=SUM(([.O3:.O32]-[.$IO3:.$IO32])^2)^0.5" office:value-type="float"/>
          <table:table-cell table:number-matrix-columns-spanned="1" table:number-matrix-rows-spanned="1" table:formula="of:=SUM(([.P3:.P32]-[.$IP3:.$IP32])^2)^0.5" office:value-type="float"/>
          <table:table-cell table:style-name="cellBest" table:number-matrix-columns-spanned="1" table:number-matrix-rows-spanned="1" table:formula="of:=SUM(([.Q3:.Q32]-[.$IQ3:.$IQ32])^2)^0.5" office:value-type="float"/>
          <table:table-cell table:number-matrix-columns-spanned="1" table:number-matrix-rows-spanned="1" table:formula="of:=SUM(([.R3:.R32]-[.$IR3:.$IR32])^2)^0.5" office:value-type="float"/>
          <table:table-cell table:number-matrix-columns-spanned="1" table:number-matrix-rows-spanned="1" table:formula="of:=SUM(([.S3:.S32]-[.$IM3:.$IM32])^2)^0.5" office:value-type="float"/>
          <table:table-cell table:number-matrix-columns-spanned="1" table:number-matrix-rows-spanned="1" table:formula="of:=SUM(([.T3:.T32]-[.$IN3:.$IN32])^2)^0.5" office:value-type="float"/>
          <table:table-cell table:number-matrix-columns-spanned="1" table:number-matrix-rows-spanned="1" table:formula="of:=SUM(([.U3:.U32]-[.$IO3:.$IO32])^2)^0.5" office:value-type="float"/>
          <table:table-cell table:number-matrix-columns-spanned="1" table:number-matrix-rows-spanned="1" table:formula="of:=SUM(([.V3:.V32]-[.$IP3:.$IP32])^2)^0.5" office:value-type="float"/>
          <table:table-cell table:number-matrix-columns-spanned="1" table:number-matrix-rows-spanned="1" table:formula="of:=SUM(([.W3:.W32]-[.$IQ3:.$IQ32])^2)^0.5" office:value-type="float"/>
          <table:table-cell table:number-matrix-columns-spanned="1" table:number-matrix-rows-spanned="1" table:formula="of:=SUM(([.X3:.X32]-[.$IR3:.$IR32])^2)^0.5" office:value-type="float"/>
          <table:table-cell table:number-matrix-columns-spanned="1" table:number-matrix-rows-spanned="1" table:formula="of:=SUM(([.Y3:.Y32]-[.$IM3:.$IM32])^2)^0.5" office:value-type="float"/>
          <table:table-cell table:number-matrix-columns-spanned="1" table:number-matrix-rows-spanned="1" table:formula="of:=SUM(([.Z3:.Z32]-[.$IN3:.$IN32])^2)^0.5" office:value-type="float"/>
          <table:table-cell table:number-matrix-columns-spanned="1" table:number-matrix-rows-spanned="1" table:formula="of:=SUM(([.AA3:.AA32]-[.$IO3:.$IO32])^2)^0.5" office:value-type="float"/>
          <table:table-cell table:number-matrix-columns-spanned="1" table:number-matrix-rows-spanned="1" table:formula="of:=SUM(([.AB3:.AB32]-[.$IP3:.$IP32])^2)^0.5" office:value-type="float"/>
          <table:table-cell table:number-matrix-columns-spanned="1" table:number-matrix-rows-spanned="1" table:formula="of:=SUM(([.AC3:.AC32]-[.$IQ3:.$IQ32])^2)^0.5" office:value-type="float"/>
          <table:table-cell table:number-matrix-columns-spanned="1" table:number-matrix-rows-spanned="1" table:formula="of:=SUM(([.AD3:.AD32]-[.$IR3:.$IR32])^2)^0.5" office:value-type="float"/>
          <table:table-cell table:number-matrix-columns-spanned="1" table:number-matrix-rows-spanned="1" table:formula="of:=SUM(([.AE3:.AE32]-[.$IM3:.$IM32])^2)^0.5" office:value-type="float"/>
          <table:table-cell table:number-matrix-columns-spanned="1" table:number-matrix-rows-spanned="1" table:formula="of:=SUM(([.AF3:.AF32]-[.$IN3:.$IN32])^2)^0.5" office:value-type="float"/>
          <table:table-cell table:number-matrix-columns-spanned="1" table:number-matrix-rows-spanned="1" table:formula="of:=SUM(([.AG3:.AG32]-[.$IO3:.$IO32])^2)^0.5" office:value-type="float"/>
          <table:table-cell table:number-matrix-columns-spanned="1" table:number-matrix-rows-spanned="1" table:formula="of:=SUM(([.AH3:.AH32]-[.$IP3:.$IP32])^2)^0.5" office:value-type="float"/>
          <table:table-cell table:number-matrix-columns-spanned="1" table:number-matrix-rows-spanned="1" table:formula="of:=SUM(([.AI3:.AI32]-[.$IQ3:.$IQ32])^2)^0.5" office:value-type="float"/>
          <table:table-cell table:number-matrix-columns-spanned="1" table:number-matrix-rows-spanned="1" table:formula="of:=SUM(([.AJ3:.AJ32]-[.$IR3:.$IR32])^2)^0.5" office:value-type="float"/>
          <table:table-cell table:number-matrix-columns-spanned="1" table:number-matrix-rows-spanned="1" table:formula="of:=SUM(([.AK3:.AK32]-[.$IM3:.$IM32])^2)^0.5" office:value-type="float"/>
          <table:table-cell table:number-matrix-columns-spanned="1" table:number-matrix-rows-spanned="1" table:formula="of:=SUM(([.AL3:.AL32]-[.$IN3:.$IN32])^2)^0.5" office:value-type="float"/>
          <table:table-cell table:number-matrix-columns-spanned="1" table:number-matrix-rows-spanned="1" table:formula="of:=SUM(([.AM3:.AM32]-[.$IO3:.$IO32])^2)^0.5" office:value-type="float"/>
          <table:table-cell table:number-matrix-columns-spanned="1" table:number-matrix-rows-spanned="1" table:formula="of:=SUM(([.AN3:.AN32]-[.$IP3:.$IP32])^2)^0.5" office:value-type="float"/>
          <table:table-cell table:number-matrix-columns-spanned="1" table:number-matrix-rows-spanned="1" table:formula="of:=SUM(([.AO3:.AO32]-[.$IQ3:.$IQ32])^2)^0.5" office:value-type="float"/>
          <table:table-cell table:number-matrix-columns-spanned="1" table:number-matrix-rows-spanned="1" table:formula="of:=SUM(([.AP3:.AP32]-[.$IR3:.$IR32])^2)^0.5" office:value-type="float"/>
          <table:table-cell table:style-name="cellBest" table:number-matrix-columns-spanned="1" table:number-matrix-rows-spanned="1" table:formula="of:=SUM(([.AQ3:.AQ32]-[.$IM3:.$IM32])^2)^0.5" office:value-type="float"/>
          <table:table-cell table:style-name="cellBest" table:number-matrix-columns-spanned="1" table:number-matrix-rows-spanned="1" table:formula="of:=SUM(([.AR3:.AR32]-[.$IN3:.$IN32])^2)^0.5" office:value-type="float"/>
          <table:table-cell table:number-matrix-columns-spanned="1" table:number-matrix-rows-spanned="1" table:formula="of:=SUM(([.AS3:.AS32]-[.$IO3:.$IO32])^2)^0.5" office:value-type="float"/>
          <table:table-cell table:number-matrix-columns-spanned="1" table:number-matrix-rows-spanned="1" table:formula="of:=SUM(([.AT3:.AT32]-[.$IP3:.$IP32])^2)^0.5" office:value-type="float"/>
          <table:table-cell table:number-matrix-columns-spanned="1" table:number-matrix-rows-spanned="1" table:formula="of:=SUM(([.AU3:.AU32]-[.$IQ3:.$IQ32])^2)^0.5" office:value-type="float"/>
          <table:table-cell table:number-matrix-columns-spanned="1" table:number-matrix-rows-spanned="1" table:formula="of:=SUM(([.AV3:.AV32]-[.$IR3:.$IR32])^2)^0.5" office:value-type="float"/>
          <table:table-cell table:number-matrix-columns-spanned="1" table:number-matrix-rows-spanned="1" table:formula="of:=SUM(([.AW3:.AW32]-[.$IM3:.$IM32])^2)^0.5" office:value-type="float"/>
          <table:table-cell table:number-matrix-columns-spanned="1" table:number-matrix-rows-spanned="1" table:formula="of:=SUM(([.AX3:.AX32]-[.$IN3:.$IN32])^2)^0.5" office:value-type="float"/>
          <table:table-cell table:number-matrix-columns-spanned="1" table:number-matrix-rows-spanned="1" table:formula="of:=SUM(([.AY3:.AY32]-[.$IO3:.$IO32])^2)^0.5" office:value-type="float"/>
          <table:table-cell table:number-matrix-columns-spanned="1" table:number-matrix-rows-spanned="1" table:formula="of:=SUM(([.AZ3:.AZ32]-[.$IP3:.$IP32])^2)^0.5" office:value-type="float"/>
          <table:table-cell table:number-matrix-columns-spanned="1" table:number-matrix-rows-spanned="1" table:formula="of:=SUM(([.BA3:.BA32]-[.$IQ3:.$IQ32])^2)^0.5" office:value-type="float"/>
          <table:table-cell table:number-matrix-columns-spanned="1" table:number-matrix-rows-spanned="1" table:formula="of:=SUM(([.BB3:.BB32]-[.$IR3:.$IR32])^2)^0.5" office:value-type="float"/>
          <table:table-cell table:number-matrix-columns-spanned="1" table:number-matrix-rows-spanned="1" table:formula="of:=SUM(([.BC3:.BC32]-[.$IM3:.$IM32])^2)^0.5" office:value-type="float"/>
          <table:table-cell table:number-matrix-columns-spanned="1" table:number-matrix-rows-spanned="1" table:formula="of:=SUM(([.BD3:.BD32]-[.$IN3:.$IN32])^2)^0.5" office:value-type="float"/>
          <table:table-cell table:number-matrix-columns-spanned="1" table:number-matrix-rows-spanned="1" table:formula="of:=SUM(([.BE3:.BE32]-[.$IO3:.$IO32])^2)^0.5" office:value-type="float"/>
          <table:table-cell table:number-matrix-columns-spanned="1" table:number-matrix-rows-spanned="1" table:formula="of:=SUM(([.BF3:.BF32]-[.$IP3:.$IP32])^2)^0.5" office:value-type="float"/>
          <table:table-cell table:number-matrix-columns-spanned="1" table:number-matrix-rows-spanned="1" table:formula="of:=SUM(([.BG3:.BG32]-[.$IQ3:.$IQ32])^2)^0.5" office:value-type="float"/>
          <table:table-cell table:number-matrix-columns-spanned="1" table:number-matrix-rows-spanned="1" table:formula="of:=SUM(([.BH3:.BH32]-[.$IR3:.$IR32])^2)^0.5" office:value-type="float"/>
          <table:table-cell table:number-matrix-columns-spanned="1" table:number-matrix-rows-spanned="1" table:formula="of:=SUM(([.BI3:.BI32]-[.$IM3:.$IM32])^2)^0.5" office:value-type="float"/>
          <table:table-cell table:number-matrix-columns-spanned="1" table:number-matrix-rows-spanned="1" table:formula="of:=SUM(([.BJ3:.BJ32]-[.$IN3:.$IN32])^2)^0.5" office:value-type="float"/>
          <table:table-cell table:number-matrix-columns-spanned="1" table:number-matrix-rows-spanned="1" table:formula="of:=SUM(([.BK3:.BK32]-[.$IO3:.$IO32])^2)^0.5" office:value-type="float"/>
          <table:table-cell table:number-matrix-columns-spanned="1" table:number-matrix-rows-spanned="1" table:formula="of:=SUM(([.BL3:.BL32]-[.$IP3:.$IP32])^2)^0.5" office:value-type="float"/>
          <table:table-cell table:number-matrix-columns-spanned="1" table:number-matrix-rows-spanned="1" table:formula="of:=SUM(([.BM3:.BM32]-[.$IQ3:.$IQ32])^2)^0.5" office:value-type="float"/>
          <table:table-cell table:number-matrix-columns-spanned="1" table:number-matrix-rows-spanned="1" table:formula="of:=SUM(([.BN3:.BN32]-[.$IR3:.$IR32])^2)^0.5" office:value-type="float"/>
          <table:table-cell table:number-matrix-columns-spanned="1" table:number-matrix-rows-spanned="1" table:formula="of:=SUM(([.BO3:.BO32]-[.$IM3:.$IM32])^2)^0.5" office:value-type="float"/>
          <table:table-cell table:number-matrix-columns-spanned="1" table:number-matrix-rows-spanned="1" table:formula="of:=SUM(([.BP3:.BP32]-[.$IN3:.$IN32])^2)^0.5" office:value-type="float"/>
          <table:table-cell table:number-matrix-columns-spanned="1" table:number-matrix-rows-spanned="1" table:formula="of:=SUM(([.BQ3:.BQ32]-[.$IO3:.$IO32])^2)^0.5" office:value-type="float"/>
          <table:table-cell table:number-matrix-columns-spanned="1" table:number-matrix-rows-spanned="1" table:formula="of:=SUM(([.BR3:.BR32]-[.$IP3:.$IP32])^2)^0.5" office:value-type="float"/>
          <table:table-cell table:number-matrix-columns-spanned="1" table:number-matrix-rows-spanned="1" table:formula="of:=SUM(([.BS3:.BS32]-[.$IQ3:.$IQ32])^2)^0.5" office:value-type="float"/>
          <table:table-cell table:number-matrix-columns-spanned="1" table:number-matrix-rows-spanned="1" table:formula="of:=SUM(([.BT3:.BT32]-[.$IR3:.$IR32])^2)^0.5" office:value-type="float"/>
          <table:table-cell table:number-matrix-columns-spanned="1" table:number-matrix-rows-spanned="1" table:formula="of:=SUM(([.BU3:.BU32]-[.$IM3:.$IM32])^2)^0.5" office:value-type="float"/>
          <table:table-cell table:number-matrix-columns-spanned="1" table:number-matrix-rows-spanned="1" table:formula="of:=SUM(([.BV3:.BV32]-[.$IN3:.$IN32])^2)^0.5" office:value-type="float"/>
          <table:table-cell table:number-matrix-columns-spanned="1" table:number-matrix-rows-spanned="1" table:formula="of:=SUM(([.BW3:.BW32]-[.$IO3:.$IO32])^2)^0.5" office:value-type="float"/>
          <table:table-cell table:number-matrix-columns-spanned="1" table:number-matrix-rows-spanned="1" table:formula="of:=SUM(([.BX3:.BX32]-[.$IP3:.$IP32])^2)^0.5" office:value-type="float"/>
          <table:table-cell table:number-matrix-columns-spanned="1" table:number-matrix-rows-spanned="1" table:formula="of:=SUM(([.BY3:.BY32]-[.$IQ3:.$IQ32])^2)^0.5" office:value-type="float"/>
          <table:table-cell table:number-matrix-columns-spanned="1" table:number-matrix-rows-spanned="1" table:formula="of:=SUM(([.BZ3:.BZ32]-[.$IR3:.$IR32])^2)^0.5" office:value-type="float"/>
          <table:table-cell table:number-matrix-columns-spanned="1" table:number-matrix-rows-spanned="1" table:formula="of:=SUM(([.CA3:.CA32]-[.$IM3:.$IM32])^2)^0.5" office:value-type="float"/>
          <table:table-cell table:number-matrix-columns-spanned="1" table:number-matrix-rows-spanned="1" table:formula="of:=SUM(([.CB3:.CB32]-[.$IN3:.$IN32])^2)^0.5" office:value-type="float"/>
          <table:table-cell table:number-matrix-columns-spanned="1" table:number-matrix-rows-spanned="1" table:formula="of:=SUM(([.CC3:.CC32]-[.$IO3:.$IO32])^2)^0.5" office:value-type="float"/>
          <table:table-cell table:number-matrix-columns-spanned="1" table:number-matrix-rows-spanned="1" table:formula="of:=SUM(([.CD3:.CD32]-[.$IP3:.$IP32])^2)^0.5" office:value-type="float"/>
          <table:table-cell table:number-matrix-columns-spanned="1" table:number-matrix-rows-spanned="1" table:formula="of:=SUM(([.CE3:.CE32]-[.$IQ3:.$IQ32])^2)^0.5" office:value-type="float"/>
          <table:table-cell table:number-matrix-columns-spanned="1" table:number-matrix-rows-spanned="1" table:formula="of:=SUM(([.CF3:.CF32]-[.$IR3:.$IR32])^2)^0.5" office:value-type="float"/>
          <table:table-cell table:number-matrix-columns-spanned="1" table:number-matrix-rows-spanned="1" table:formula="of:=SUM(([.CG3:.CG32]-[.$IM3:.$IM32])^2)^0.5" office:value-type="float"/>
          <table:table-cell table:number-matrix-columns-spanned="1" table:number-matrix-rows-spanned="1" table:formula="of:=SUM(([.CH3:.CH32]-[.$IN3:.$IN32])^2)^0.5" office:value-type="float"/>
          <table:table-cell table:style-name="cellBest" table:number-matrix-columns-spanned="1" table:number-matrix-rows-spanned="1" table:formula="of:=SUM(([.CI3:.CI32]-[.$IO3:.$IO32])^2)^0.5" office:value-type="float"/>
          <table:table-cell table:style-name="cellBest" table:number-matrix-columns-spanned="1" table:number-matrix-rows-spanned="1" table:formula="of:=SUM(([.CJ3:.CJ32]-[.$IP3:.$IP32])^2)^0.5" office:value-type="float"/>
          <table:table-cell table:number-matrix-columns-spanned="1" table:number-matrix-rows-spanned="1" table:formula="of:=SUM(([.CK3:.CK32]-[.$IQ3:.$IQ32])^2)^0.5" office:value-type="float"/>
          <table:table-cell table:number-matrix-columns-spanned="1" table:number-matrix-rows-spanned="1" table:formula="of:=SUM(([.CL3:.CL32]-[.$IR3:.$IR32])^2)^0.5" office:value-type="float"/>
          <table:table-cell table:number-matrix-columns-spanned="1" table:number-matrix-rows-spanned="1" table:formula="of:=SUM(([.CM3:.CM32]-[.$IM3:.$IM32])^2)^0.5" office:value-type="float"/>
          <table:table-cell table:number-matrix-columns-spanned="1" table:number-matrix-rows-spanned="1" table:formula="of:=SUM(([.CN3:.CN32]-[.$IN3:.$IN32])^2)^0.5" office:value-type="float"/>
          <table:table-cell table:style-name="cellWorst" table:number-matrix-columns-spanned="1" table:number-matrix-rows-spanned="1" table:formula="of:=SUM(([.CO3:.CO32]-[.$IO3:.$IO32])^2)^0.5" office:value-type="float"/>
          <table:table-cell table:number-matrix-columns-spanned="1" table:number-matrix-rows-spanned="1" table:formula="of:=SUM(([.CP3:.CP32]-[.$IP3:.$IP32])^2)^0.5" office:value-type="float"/>
          <table:table-cell table:style-name="cellBest" table:number-matrix-columns-spanned="1" table:number-matrix-rows-spanned="1" table:formula="of:=SUM(([.CQ3:.CQ32]-[.$IQ3:.$IQ32])^2)^0.5" office:value-type="float"/>
          <table:table-cell table:number-matrix-columns-spanned="1" table:number-matrix-rows-spanned="1" table:formula="of:=SUM(([.CR3:.CR32]-[.$IR3:.$IR32])^2)^0.5" office:value-type="float"/>
          <table:table-cell table:number-matrix-columns-spanned="1" table:number-matrix-rows-spanned="1" table:formula="of:=SUM(([.CS3:.CS32]-[.$IM3:.$IM32])^2)^0.5" office:value-type="float"/>
          <table:table-cell table:number-matrix-columns-spanned="1" table:number-matrix-rows-spanned="1" table:formula="of:=SUM(([.CT3:.CT32]-[.$IN3:.$IN32])^2)^0.5" office:value-type="float"/>
          <table:table-cell table:number-matrix-columns-spanned="1" table:number-matrix-rows-spanned="1" table:formula="of:=SUM(([.CU3:.CU32]-[.$IO3:.$IO32])^2)^0.5" office:value-type="float"/>
          <table:table-cell table:number-matrix-columns-spanned="1" table:number-matrix-rows-spanned="1" table:formula="of:=SUM(([.CV3:.CV32]-[.$IP3:.$IP32])^2)^0.5" office:value-type="float"/>
          <table:table-cell table:number-matrix-columns-spanned="1" table:number-matrix-rows-spanned="1" table:formula="of:=SUM(([.CW3:.CW32]-[.$IQ3:.$IQ32])^2)^0.5" office:value-type="float"/>
          <table:table-cell table:number-matrix-columns-spanned="1" table:number-matrix-rows-spanned="1" table:formula="of:=SUM(([.CX3:.CX32]-[.$IR3:.$IR32])^2)^0.5" office:value-type="float"/>
          <table:table-cell table:number-matrix-columns-spanned="1" table:number-matrix-rows-spanned="1" table:formula="of:=SUM(([.CY3:.CY32]-[.$IM3:.$IM32])^2)^0.5" office:value-type="float"/>
          <table:table-cell table:number-matrix-columns-spanned="1" table:number-matrix-rows-spanned="1" table:formula="of:=SUM(([.CZ3:.CZ32]-[.$IN3:.$IN32])^2)^0.5" office:value-type="float"/>
          <table:table-cell table:number-matrix-columns-spanned="1" table:number-matrix-rows-spanned="1" table:formula="of:=SUM(([.DA3:.DA32]-[.$IO3:.$IO32])^2)^0.5" office:value-type="float"/>
          <table:table-cell table:number-matrix-columns-spanned="1" table:number-matrix-rows-spanned="1" table:formula="of:=SUM(([.DB3:.DB32]-[.$IP3:.$IP32])^2)^0.5" office:value-type="float"/>
          <table:table-cell table:number-matrix-columns-spanned="1" table:number-matrix-rows-spanned="1" table:formula="of:=SUM(([.DC3:.DC32]-[.$IQ3:.$IQ32])^2)^0.5" office:value-type="float"/>
          <table:table-cell table:number-matrix-columns-spanned="1" table:number-matrix-rows-spanned="1" table:formula="of:=SUM(([.DD3:.DD32]-[.$IR3:.$IR32])^2)^0.5" office:value-type="float"/>
          <table:table-cell table:number-matrix-columns-spanned="1" table:number-matrix-rows-spanned="1" table:formula="of:=SUM(([.DE3:.DE32]-[.$IM3:.$IM32])^2)^0.5" office:value-type="float"/>
          <table:table-cell table:number-matrix-columns-spanned="1" table:number-matrix-rows-spanned="1" table:formula="of:=SUM(([.DF3:.DF32]-[.$IN3:.$IN32])^2)^0.5" office:value-type="float"/>
          <table:table-cell table:number-matrix-columns-spanned="1" table:number-matrix-rows-spanned="1" table:formula="of:=SUM(([.DG3:.DG32]-[.$IO3:.$IO32])^2)^0.5" office:value-type="float"/>
          <table:table-cell table:number-matrix-columns-spanned="1" table:number-matrix-rows-spanned="1" table:formula="of:=SUM(([.DH3:.DH32]-[.$IP3:.$IP32])^2)^0.5" office:value-type="float"/>
          <table:table-cell table:number-matrix-columns-spanned="1" table:number-matrix-rows-spanned="1" table:formula="of:=SUM(([.DI3:.DI32]-[.$IQ3:.$IQ32])^2)^0.5" office:value-type="float"/>
          <table:table-cell table:number-matrix-columns-spanned="1" table:number-matrix-rows-spanned="1" table:formula="of:=SUM(([.DJ3:.DJ32]-[.$IR3:.$IR32])^2)^0.5" office:value-type="float"/>
          <table:table-cell table:number-matrix-columns-spanned="1" table:number-matrix-rows-spanned="1" table:formula="of:=SUM(([.DK3:.DK32]-[.$IM3:.$IM32])^2)^0.5" office:value-type="float"/>
          <table:table-cell table:number-matrix-columns-spanned="1" table:number-matrix-rows-spanned="1" table:formula="of:=SUM(([.DL3:.DL32]-[.$IN3:.$IN32])^2)^0.5" office:value-type="float"/>
          <table:table-cell table:number-matrix-columns-spanned="1" table:number-matrix-rows-spanned="1" table:formula="of:=SUM(([.DM3:.DM32]-[.$IO3:.$IO32])^2)^0.5" office:value-type="float"/>
          <table:table-cell table:number-matrix-columns-spanned="1" table:number-matrix-rows-spanned="1" table:formula="of:=SUM(([.DN3:.DN32]-[.$IP3:.$IP32])^2)^0.5" office:value-type="float"/>
          <table:table-cell table:number-matrix-columns-spanned="1" table:number-matrix-rows-spanned="1" table:formula="of:=SUM(([.DO3:.DO32]-[.$IQ3:.$IQ32])^2)^0.5" office:value-type="float"/>
          <table:table-cell table:number-matrix-columns-spanned="1" table:number-matrix-rows-spanned="1" table:formula="of:=SUM(([.DP3:.DP32]-[.$IR3:.$IR32])^2)^0.5" office:value-type="float"/>
          <table:table-cell table:number-matrix-columns-spanned="1" table:number-matrix-rows-spanned="1" table:formula="of:=SUM(([.DQ3:.DQ32]-[.$IM3:.$IM32])^2)^0.5" office:value-type="float"/>
          <table:table-cell table:number-matrix-columns-spanned="1" table:number-matrix-rows-spanned="1" table:formula="of:=SUM(([.DR3:.DR32]-[.$IN3:.$IN32])^2)^0.5" office:value-type="float"/>
          <table:table-cell table:number-matrix-columns-spanned="1" table:number-matrix-rows-spanned="1" table:formula="of:=SUM(([.DS3:.DS32]-[.$IO3:.$IO32])^2)^0.5" office:value-type="float"/>
          <table:table-cell table:number-matrix-columns-spanned="1" table:number-matrix-rows-spanned="1" table:formula="of:=SUM(([.DT3:.DT32]-[.$IP3:.$IP32])^2)^0.5" office:value-type="float"/>
          <table:table-cell table:number-matrix-columns-spanned="1" table:number-matrix-rows-spanned="1" table:formula="of:=SUM(([.DU3:.DU32]-[.$IQ3:.$IQ32])^2)^0.5" office:value-type="float"/>
          <table:table-cell table:number-matrix-columns-spanned="1" table:number-matrix-rows-spanned="1" table:formula="of:=SUM(([.DV3:.DV32]-[.$IR3:.$IR32])^2)^0.5" office:value-type="float"/>
          <table:table-cell table:number-matrix-columns-spanned="1" table:number-matrix-rows-spanned="1" table:formula="of:=SUM(([.DW3:.DW32]-[.$IM3:.$IM32])^2)^0.5" office:value-type="float"/>
          <table:table-cell table:number-matrix-columns-spanned="1" table:number-matrix-rows-spanned="1" table:formula="of:=SUM(([.DX3:.DX32]-[.$IN3:.$IN32])^2)^0.5" office:value-type="float"/>
          <table:table-cell table:number-matrix-columns-spanned="1" table:number-matrix-rows-spanned="1" table:formula="of:=SUM(([.DY3:.DY32]-[.$IO3:.$IO32])^2)^0.5" office:value-type="float"/>
          <table:table-cell table:number-matrix-columns-spanned="1" table:number-matrix-rows-spanned="1" table:formula="of:=SUM(([.DZ3:.DZ32]-[.$IP3:.$IP32])^2)^0.5" office:value-type="float"/>
          <table:table-cell table:number-matrix-columns-spanned="1" table:number-matrix-rows-spanned="1" table:formula="of:=SUM(([.EA3:.EA32]-[.$IQ3:.$IQ32])^2)^0.5" office:value-type="float"/>
          <table:table-cell table:number-matrix-columns-spanned="1" table:number-matrix-rows-spanned="1" table:formula="of:=SUM(([.EB3:.EB32]-[.$IR3:.$IR32])^2)^0.5" office:value-type="float"/>
          <table:table-cell table:number-matrix-columns-spanned="1" table:number-matrix-rows-spanned="1" table:formula="of:=SUM(([.EC3:.EC32]-[.$IM3:.$IM32])^2)^0.5" office:value-type="float"/>
          <table:table-cell table:number-matrix-columns-spanned="1" table:number-matrix-rows-spanned="1" table:formula="of:=SUM(([.ED3:.ED32]-[.$IN3:.$IN32])^2)^0.5" office:value-type="float"/>
          <table:table-cell table:number-matrix-columns-spanned="1" table:number-matrix-rows-spanned="1" table:formula="of:=SUM(([.EE3:.EE32]-[.$IO3:.$IO32])^2)^0.5" office:value-type="float"/>
          <table:table-cell table:number-matrix-columns-spanned="1" table:number-matrix-rows-spanned="1" table:formula="of:=SUM(([.EF3:.EF32]-[.$IP3:.$IP32])^2)^0.5" office:value-type="float"/>
          <table:table-cell table:number-matrix-columns-spanned="1" table:number-matrix-rows-spanned="1" table:formula="of:=SUM(([.EG3:.EG32]-[.$IQ3:.$IQ32])^2)^0.5" office:value-type="float"/>
          <table:table-cell table:number-matrix-columns-spanned="1" table:number-matrix-rows-spanned="1" table:formula="of:=SUM(([.EH3:.EH32]-[.$IR3:.$IR32])^2)^0.5" office:value-type="float"/>
          <table:table-cell table:number-matrix-columns-spanned="1" table:number-matrix-rows-spanned="1" table:formula="of:=SUM(([.EI3:.EI32]-[.$IM3:.$IM32])^2)^0.5" office:value-type="float"/>
          <table:table-cell table:number-matrix-columns-spanned="1" table:number-matrix-rows-spanned="1" table:formula="of:=SUM(([.EJ3:.EJ32]-[.$IN3:.$IN32])^2)^0.5" office:value-type="float"/>
          <table:table-cell table:number-matrix-columns-spanned="1" table:number-matrix-rows-spanned="1" table:formula="of:=SUM(([.EK3:.EK32]-[.$IO3:.$IO32])^2)^0.5" office:value-type="float"/>
          <table:table-cell table:number-matrix-columns-spanned="1" table:number-matrix-rows-spanned="1" table:formula="of:=SUM(([.EL3:.EL32]-[.$IP3:.$IP32])^2)^0.5" office:value-type="float"/>
          <table:table-cell table:number-matrix-columns-spanned="1" table:number-matrix-rows-spanned="1" table:formula="of:=SUM(([.EM3:.EM32]-[.$IQ3:.$IQ32])^2)^0.5" office:value-type="float"/>
          <table:table-cell table:number-matrix-columns-spanned="1" table:number-matrix-rows-spanned="1" table:formula="of:=SUM(([.EN3:.EN32]-[.$IR3:.$IR32])^2)^0.5" office:value-type="float"/>
          <table:table-cell table:number-matrix-columns-spanned="1" table:number-matrix-rows-spanned="1" table:formula="of:=SUM(([.EO3:.EO32]-[.$IM3:.$IM32])^2)^0.5" office:value-type="float"/>
          <table:table-cell table:number-matrix-columns-spanned="1" table:number-matrix-rows-spanned="1" table:formula="of:=SUM(([.EP3:.EP32]-[.$IN3:.$IN32])^2)^0.5" office:value-type="float"/>
          <table:table-cell table:number-matrix-columns-spanned="1" table:number-matrix-rows-spanned="1" table:formula="of:=SUM(([.EQ3:.EQ32]-[.$IO3:.$IO32])^2)^0.5" office:value-type="float"/>
          <table:table-cell table:number-matrix-columns-spanned="1" table:number-matrix-rows-spanned="1" table:formula="of:=SUM(([.ER3:.ER32]-[.$IP3:.$IP32])^2)^0.5" office:value-type="float"/>
          <table:table-cell table:number-matrix-columns-spanned="1" table:number-matrix-rows-spanned="1" table:formula="of:=SUM(([.ES3:.ES32]-[.$IQ3:.$IQ32])^2)^0.5" office:value-type="float"/>
          <table:table-cell table:number-matrix-columns-spanned="1" table:number-matrix-rows-spanned="1" table:formula="of:=SUM(([.ET3:.ET32]-[.$IR3:.$IR32])^2)^0.5" office:value-type="float"/>
          <table:table-cell table:number-matrix-columns-spanned="1" table:number-matrix-rows-spanned="1" table:formula="of:=SUM(([.EU3:.EU32]-[.$IM3:.$IM32])^2)^0.5" office:value-type="float"/>
          <table:table-cell table:number-matrix-columns-spanned="1" table:number-matrix-rows-spanned="1" table:formula="of:=SUM(([.EV3:.EV32]-[.$IN3:.$IN32])^2)^0.5" office:value-type="float"/>
          <table:table-cell table:number-matrix-columns-spanned="1" table:number-matrix-rows-spanned="1" table:formula="of:=SUM(([.EW3:.EW32]-[.$IO3:.$IO32])^2)^0.5" office:value-type="float"/>
          <table:table-cell table:number-matrix-columns-spanned="1" table:number-matrix-rows-spanned="1" table:formula="of:=SUM(([.EX3:.EX32]-[.$IP3:.$IP32])^2)^0.5" office:value-type="float"/>
          <table:table-cell table:number-matrix-columns-spanned="1" table:number-matrix-rows-spanned="1" table:formula="of:=SUM(([.EY3:.EY32]-[.$IQ3:.$IQ32])^2)^0.5" office:value-type="float"/>
          <table:table-cell table:number-matrix-columns-spanned="1" table:number-matrix-rows-spanned="1" table:formula="of:=SUM(([.EZ3:.EZ32]-[.$IR3:.$IR32])^2)^0.5" office:value-type="float"/>
          <table:table-cell table:number-matrix-columns-spanned="1" table:number-matrix-rows-spanned="1" table:formula="of:=SUM(([.FA3:.FA32]-[.$IM3:.$IM32])^2)^0.5" office:value-type="float"/>
          <table:table-cell table:number-matrix-columns-spanned="1" table:number-matrix-rows-spanned="1" table:formula="of:=SUM(([.FB3:.FB32]-[.$IN3:.$IN32])^2)^0.5" office:value-type="float"/>
          <table:table-cell table:number-matrix-columns-spanned="1" table:number-matrix-rows-spanned="1" table:formula="of:=SUM(([.FC3:.FC32]-[.$IO3:.$IO32])^2)^0.5" office:value-type="float"/>
          <table:table-cell table:number-matrix-columns-spanned="1" table:number-matrix-rows-spanned="1" table:formula="of:=SUM(([.FD3:.FD32]-[.$IP3:.$IP32])^2)^0.5" office:value-type="float"/>
          <table:table-cell table:number-matrix-columns-spanned="1" table:number-matrix-rows-spanned="1" table:formula="of:=SUM(([.FE3:.FE32]-[.$IQ3:.$IQ32])^2)^0.5" office:value-type="float"/>
          <table:table-cell table:number-matrix-columns-spanned="1" table:number-matrix-rows-spanned="1" table:formula="of:=SUM(([.FF3:.FF32]-[.$IR3:.$IR32])^2)^0.5" office:value-type="float"/>
          <table:table-cell table:number-matrix-columns-spanned="1" table:number-matrix-rows-spanned="1" table:formula="of:=SUM(([.FG3:.FG32]-[.$IM3:.$IM32])^2)^0.5" office:value-type="float"/>
          <table:table-cell table:number-matrix-columns-spanned="1" table:number-matrix-rows-spanned="1" table:formula="of:=SUM(([.FH3:.FH32]-[.$IN3:.$IN32])^2)^0.5" office:value-type="float"/>
          <table:table-cell table:number-matrix-columns-spanned="1" table:number-matrix-rows-spanned="1" table:formula="of:=SUM(([.FI3:.FI32]-[.$IO3:.$IO32])^2)^0.5" office:value-type="float"/>
          <table:table-cell table:number-matrix-columns-spanned="1" table:number-matrix-rows-spanned="1" table:formula="of:=SUM(([.FJ3:.FJ32]-[.$IP3:.$IP32])^2)^0.5" office:value-type="float"/>
          <table:table-cell table:number-matrix-columns-spanned="1" table:number-matrix-rows-spanned="1" table:formula="of:=SUM(([.FK3:.FK32]-[.$IQ3:.$IQ32])^2)^0.5" office:value-type="float"/>
          <table:table-cell table:number-matrix-columns-spanned="1" table:number-matrix-rows-spanned="1" table:formula="of:=SUM(([.FL3:.FL32]-[.$IR3:.$IR32])^2)^0.5" office:value-type="float"/>
          <table:table-cell table:number-matrix-columns-spanned="1" table:number-matrix-rows-spanned="1" table:formula="of:=SUM(([.FM3:.FM32]-[.$IM3:.$IM32])^2)^0.5" office:value-type="float"/>
          <table:table-cell table:number-matrix-columns-spanned="1" table:number-matrix-rows-spanned="1" table:formula="of:=SUM(([.FN3:.FN32]-[.$IN3:.$IN32])^2)^0.5" office:value-type="float"/>
          <table:table-cell table:number-matrix-columns-spanned="1" table:number-matrix-rows-spanned="1" table:formula="of:=SUM(([.FO3:.FO32]-[.$IO3:.$IO32])^2)^0.5" office:value-type="float"/>
          <table:table-cell table:number-matrix-columns-spanned="1" table:number-matrix-rows-spanned="1" table:formula="of:=SUM(([.FP3:.FP32]-[.$IP3:.$IP32])^2)^0.5" office:value-type="float"/>
          <table:table-cell table:number-matrix-columns-spanned="1" table:number-matrix-rows-spanned="1" table:formula="of:=SUM(([.FQ3:.FQ32]-[.$IQ3:.$IQ32])^2)^0.5" office:value-type="float"/>
          <table:table-cell table:number-matrix-columns-spanned="1" table:number-matrix-rows-spanned="1" table:formula="of:=SUM(([.FR3:.FR32]-[.$IR3:.$IR32])^2)^0.5" office:value-type="float"/>
          <table:table-cell table:number-matrix-columns-spanned="1" table:number-matrix-rows-spanned="1" table:formula="of:=SUM(([.FS3:.FS32]-[.$IM3:.$IM32])^2)^0.5" office:value-type="float"/>
          <table:table-cell table:number-matrix-columns-spanned="1" table:number-matrix-rows-spanned="1" table:formula="of:=SUM(([.FT3:.FT32]-[.$IN3:.$IN32])^2)^0.5" office:value-type="float"/>
          <table:table-cell table:number-matrix-columns-spanned="1" table:number-matrix-rows-spanned="1" table:formula="of:=SUM(([.FU3:.FU32]-[.$IO3:.$IO32])^2)^0.5" office:value-type="float"/>
          <table:table-cell table:number-matrix-columns-spanned="1" table:number-matrix-rows-spanned="1" table:formula="of:=SUM(([.FV3:.FV32]-[.$IP3:.$IP32])^2)^0.5" office:value-type="float"/>
          <table:table-cell table:number-matrix-columns-spanned="1" table:number-matrix-rows-spanned="1" table:formula="of:=SUM(([.FW3:.FW32]-[.$IQ3:.$IQ32])^2)^0.5" office:value-type="float"/>
          <table:table-cell table:number-matrix-columns-spanned="1" table:number-matrix-rows-spanned="1" table:formula="of:=SUM(([.FX3:.FX32]-[.$IR3:.$IR32])^2)^0.5" office:value-type="float"/>
          <table:table-cell table:number-matrix-columns-spanned="1" table:number-matrix-rows-spanned="1" table:formula="of:=SUM(([.FY3:.FY32]-[.$IM3:.$IM32])^2)^0.5" office:value-type="float"/>
          <table:table-cell table:number-matrix-columns-spanned="1" table:number-matrix-rows-spanned="1" table:formula="of:=SUM(([.FZ3:.FZ32]-[.$IN3:.$IN32])^2)^0.5" office:value-type="float"/>
          <table:table-cell table:number-matrix-columns-spanned="1" table:number-matrix-rows-spanned="1" table:formula="of:=SUM(([.GA3:.GA32]-[.$IO3:.$IO32])^2)^0.5" office:value-type="float"/>
          <table:table-cell table:number-matrix-columns-spanned="1" table:number-matrix-rows-spanned="1" table:formula="of:=SUM(([.GB3:.GB32]-[.$IP3:.$IP32])^2)^0.5" office:value-type="float"/>
          <table:table-cell table:number-matrix-columns-spanned="1" table:number-matrix-rows-spanned="1" table:formula="of:=SUM(([.GC3:.GC32]-[.$IQ3:.$IQ32])^2)^0.5" office:value-type="float"/>
          <table:table-cell table:number-matrix-columns-spanned="1" table:number-matrix-rows-spanned="1" table:formula="of:=SUM(([.GD3:.GD32]-[.$IR3:.$IR32])^2)^0.5" office:value-type="float"/>
          <table:table-cell table:number-matrix-columns-spanned="1" table:number-matrix-rows-spanned="1" table:formula="of:=SUM(([.GE3:.GE32]-[.$IM3:.$IM32])^2)^0.5" office:value-type="float"/>
          <table:table-cell table:number-matrix-columns-spanned="1" table:number-matrix-rows-spanned="1" table:formula="of:=SUM(([.GF3:.GF32]-[.$IN3:.$IN32])^2)^0.5" office:value-type="float"/>
          <table:table-cell table:number-matrix-columns-spanned="1" table:number-matrix-rows-spanned="1" table:formula="of:=SUM(([.GG3:.GG32]-[.$IO3:.$IO32])^2)^0.5" office:value-type="float"/>
          <table:table-cell table:number-matrix-columns-spanned="1" table:number-matrix-rows-spanned="1" table:formula="of:=SUM(([.GH3:.GH32]-[.$IP3:.$IP32])^2)^0.5" office:value-type="float"/>
          <table:table-cell table:number-matrix-columns-spanned="1" table:number-matrix-rows-spanned="1" table:formula="of:=SUM(([.GI3:.GI32]-[.$IQ3:.$IQ32])^2)^0.5" office:value-type="float"/>
          <table:table-cell table:number-matrix-columns-spanned="1" table:number-matrix-rows-spanned="1" table:formula="of:=SUM(([.GJ3:.GJ32]-[.$IR3:.$IR32])^2)^0.5" office:value-type="float"/>
          <table:table-cell table:number-matrix-columns-spanned="1" table:number-matrix-rows-spanned="1" table:formula="of:=SUM(([.GK3:.GK32]-[.$IM3:.$IM32])^2)^0.5" office:value-type="float"/>
          <table:table-cell table:number-matrix-columns-spanned="1" table:number-matrix-rows-spanned="1" table:formula="of:=SUM(([.GL3:.GL32]-[.$IN3:.$IN32])^2)^0.5" office:value-type="float"/>
          <table:table-cell table:number-matrix-columns-spanned="1" table:number-matrix-rows-spanned="1" table:formula="of:=SUM(([.GM3:.GM32]-[.$IO3:.$IO32])^2)^0.5" office:value-type="float"/>
          <table:table-cell table:number-matrix-columns-spanned="1" table:number-matrix-rows-spanned="1" table:formula="of:=SUM(([.GN3:.GN32]-[.$IP3:.$IP32])^2)^0.5" office:value-type="float"/>
          <table:table-cell table:number-matrix-columns-spanned="1" table:number-matrix-rows-spanned="1" table:formula="of:=SUM(([.GO3:.GO32]-[.$IQ3:.$IQ32])^2)^0.5" office:value-type="float"/>
          <table:table-cell table:number-matrix-columns-spanned="1" table:number-matrix-rows-spanned="1" table:formula="of:=SUM(([.GP3:.GP32]-[.$IR3:.$IR32])^2)^0.5" office:value-type="float"/>
          <table:table-cell table:number-matrix-columns-spanned="1" table:number-matrix-rows-spanned="1" table:formula="of:=SUM(([.GQ3:.GQ32]-[.$IM3:.$IM32])^2)^0.5" office:value-type="float"/>
          <table:table-cell table:number-matrix-columns-spanned="1" table:number-matrix-rows-spanned="1" table:formula="of:=SUM(([.GR3:.GR32]-[.$IN3:.$IN32])^2)^0.5" office:value-type="float"/>
          <table:table-cell table:number-matrix-columns-spanned="1" table:number-matrix-rows-spanned="1" table:formula="of:=SUM(([.GS3:.GS32]-[.$IO3:.$IO32])^2)^0.5" office:value-type="float"/>
          <table:table-cell table:number-matrix-columns-spanned="1" table:number-matrix-rows-spanned="1" table:formula="of:=SUM(([.GT3:.GT32]-[.$IP3:.$IP32])^2)^0.5" office:value-type="float"/>
          <table:table-cell table:number-matrix-columns-spanned="1" table:number-matrix-rows-spanned="1" table:formula="of:=SUM(([.GU3:.GU32]-[.$IQ3:.$IQ32])^2)^0.5" office:value-type="float"/>
          <table:table-cell table:number-matrix-columns-spanned="1" table:number-matrix-rows-spanned="1" table:formula="of:=SUM(([.GV3:.GV32]-[.$IR3:.$IR32])^2)^0.5" office:value-type="float"/>
          <table:table-cell table:number-matrix-columns-spanned="1" table:number-matrix-rows-spanned="1" table:formula="of:=SUM(([.GW3:.GW32]-[.$IM3:.$IM32])^2)^0.5" office:value-type="float"/>
          <table:table-cell table:number-matrix-columns-spanned="1" table:number-matrix-rows-spanned="1" table:formula="of:=SUM(([.GX3:.GX32]-[.$IN3:.$IN32])^2)^0.5" office:value-type="float"/>
          <table:table-cell table:number-matrix-columns-spanned="1" table:number-matrix-rows-spanned="1" table:formula="of:=SUM(([.GY3:.GY32]-[.$IO3:.$IO32])^2)^0.5" office:value-type="float"/>
          <table:table-cell table:number-matrix-columns-spanned="1" table:number-matrix-rows-spanned="1" table:formula="of:=SUM(([.GZ3:.GZ32]-[.$IP3:.$IP32])^2)^0.5" office:value-type="float"/>
          <table:table-cell table:style-name="cellBest" table:number-matrix-columns-spanned="1" table:number-matrix-rows-spanned="1" table:formula="of:=SUM(([.HA3:.HA32]-[.$IQ3:.$IQ32])^2)^0.5" office:value-type="float"/>
          <table:table-cell table:number-matrix-columns-spanned="1" table:number-matrix-rows-spanned="1" table:formula="of:=SUM(([.HB3:.HB32]-[.$IR3:.$IR32])^2)^0.5" office:value-type="float"/>
          <table:table-cell table:number-matrix-columns-spanned="1" table:number-matrix-rows-spanned="1" table:formula="of:=SUM(([.HC3:.HC32]-[.$IM3:.$IM32])^2)^0.5" office:value-type="float"/>
          <table:table-cell table:number-matrix-columns-spanned="1" table:number-matrix-rows-spanned="1" table:formula="of:=SUM(([.HD3:.HD32]-[.$IN3:.$IN32])^2)^0.5" office:value-type="float"/>
          <table:table-cell table:number-matrix-columns-spanned="1" table:number-matrix-rows-spanned="1" table:formula="of:=SUM(([.HE3:.HE32]-[.$IO3:.$IO32])^2)^0.5" office:value-type="float"/>
          <table:table-cell table:number-matrix-columns-spanned="1" table:number-matrix-rows-spanned="1" table:formula="of:=SUM(([.HF3:.HF32]-[.$IP3:.$IP32])^2)^0.5" office:value-type="float"/>
          <table:table-cell table:number-matrix-columns-spanned="1" table:number-matrix-rows-spanned="1" table:formula="of:=SUM(([.HG3:.HG32]-[.$IQ3:.$IQ32])^2)^0.5" office:value-type="float"/>
          <table:table-cell table:number-matrix-columns-spanned="1" table:number-matrix-rows-spanned="1" table:formula="of:=SUM(([.HH3:.HH32]-[.$IR3:.$IR32])^2)^0.5" office:value-type="float"/>
          <table:table-cell table:number-matrix-columns-spanned="1" table:number-matrix-rows-spanned="1" table:formula="of:=SUM(([.HI3:.HI32]-[.$IM3:.$IM32])^2)^0.5" office:value-type="float"/>
          <table:table-cell table:number-matrix-columns-spanned="1" table:number-matrix-rows-spanned="1" table:formula="of:=SUM(([.HJ3:.HJ32]-[.$IN3:.$IN32])^2)^0.5" office:value-type="float"/>
          <table:table-cell table:number-matrix-columns-spanned="1" table:number-matrix-rows-spanned="1" table:formula="of:=SUM(([.HK3:.HK32]-[.$IO3:.$IO32])^2)^0.5" office:value-type="float"/>
          <table:table-cell table:number-matrix-columns-spanned="1" table:number-matrix-rows-spanned="1" table:formula="of:=SUM(([.HL3:.HL32]-[.$IP3:.$IP32])^2)^0.5" office:value-type="float"/>
          <table:table-cell table:number-matrix-columns-spanned="1" table:number-matrix-rows-spanned="1" table:formula="of:=SUM(([.HM3:.HM32]-[.$IQ3:.$IQ32])^2)^0.5" office:value-type="float"/>
          <table:table-cell table:number-matrix-columns-spanned="1" table:number-matrix-rows-spanned="1" table:formula="of:=SUM(([.HN3:.HN32]-[.$IR3:.$IR32])^2)^0.5" office:value-type="float"/>
          <table:table-cell table:style-name="cellWorst" table:number-matrix-columns-spanned="1" table:number-matrix-rows-spanned="1" table:formula="of:=SUM(([.HO3:.HO32]-[.$IM3:.$IM32])^2)^0.5" office:value-type="float"/>
          <table:table-cell table:style-name="cellWorst" table:number-matrix-columns-spanned="1" table:number-matrix-rows-spanned="1" table:formula="of:=SUM(([.HP3:.HP32]-[.$IN3:.$IN32])^2)^0.5" office:value-type="float"/>
          <table:table-cell table:number-matrix-columns-spanned="1" table:number-matrix-rows-spanned="1" table:formula="of:=SUM(([.HQ3:.HQ32]-[.$IO3:.$IO32])^2)^0.5" office:value-type="float"/>
          <table:table-cell table:style-name="cellWorst" table:number-matrix-columns-spanned="1" table:number-matrix-rows-spanned="1" table:formula="of:=SUM(([.HR3:.HR32]-[.$IP3:.$IP32])^2)^0.5" office:value-type="float"/>
          <table:table-cell table:style-name="cellWorst" table:number-matrix-columns-spanned="1" table:number-matrix-rows-spanned="1" table:formula="of:=SUM(([.HS3:.HS32]-[.$IQ3:.$IQ32])^2)^0.5" office:value-type="float"/>
          <table:table-cell table:style-name="cellBest" table:number-matrix-columns-spanned="1" table:number-matrix-rows-spanned="1" table:formula="of:=SUM(([.HT3:.HT32]-[.$IR3:.$IR32])^2)^0.5" office:value-type="float"/>
          <table:table-cell table:number-matrix-columns-spanned="1" table:number-matrix-rows-spanned="1" table:formula="of:=SUM(([.HU3:.HU32]-[.$IM3:.$IM32])^2)^0.5" office:value-type="float"/>
          <table:table-cell table:number-matrix-columns-spanned="1" table:number-matrix-rows-spanned="1" table:formula="of:=SUM(([.HV3:.HV32]-[.$IN3:.$IN32])^2)^0.5" office:value-type="float"/>
          <table:table-cell table:number-matrix-columns-spanned="1" table:number-matrix-rows-spanned="1" table:formula="of:=SUM(([.HW3:.HW32]-[.$IO3:.$IO32])^2)^0.5" office:value-type="float"/>
          <table:table-cell table:number-matrix-columns-spanned="1" table:number-matrix-rows-spanned="1" table:formula="of:=SUM(([.HX3:.HX32]-[.$IP3:.$IP32])^2)^0.5" office:value-type="float"/>
          <table:table-cell table:number-matrix-columns-spanned="1" table:number-matrix-rows-spanned="1" table:formula="of:=SUM(([.HY3:.HY32]-[.$IQ3:.$IQ32])^2)^0.5" office:value-type="float"/>
          <table:table-cell table:number-matrix-columns-spanned="1" table:number-matrix-rows-spanned="1" table:formula="of:=SUM(([.HZ3:.HZ32]-[.$IR3:.$IR32])^2)^0.5" office:value-type="float"/>
          <table:table-cell table:number-matrix-columns-spanned="1" table:number-matrix-rows-spanned="1" table:formula="of:=SUM(([.IA3:.IA32]-[.$IM3:.$IM32])^2)^0.5" office:value-type="float"/>
          <table:table-cell table:number-matrix-columns-spanned="1" table:number-matrix-rows-spanned="1" table:formula="of:=SUM(([.IB3:.IB32]-[.$IN3:.$IN32])^2)^0.5" office:value-type="float"/>
          <table:table-cell table:number-matrix-columns-spanned="1" table:number-matrix-rows-spanned="1" table:formula="of:=SUM(([.IC3:.IC32]-[.$IO3:.$IO32])^2)^0.5" office:value-type="float"/>
          <table:table-cell table:number-matrix-columns-spanned="1" table:number-matrix-rows-spanned="1" table:formula="of:=SUM(([.ID3:.ID32]-[.$IP3:.$IP32])^2)^0.5" office:value-type="float"/>
          <table:table-cell table:number-matrix-columns-spanned="1" table:number-matrix-rows-spanned="1" table:formula="of:=SUM(([.IE3:.IE32]-[.$IQ3:.$IQ32])^2)^0.5" office:value-type="float"/>
          <table:table-cell table:number-matrix-columns-spanned="1" table:number-matrix-rows-spanned="1" table:formula="of:=SUM(([.IF3:.IF32]-[.$IR3:.$IR32])^2)^0.5" office:value-type="float"/>
          <table:table-cell table:number-matrix-columns-spanned="1" table:number-matrix-rows-spanned="1" table:formula="of:=SUM(([.IG3:.IG32]-[.$IM3:.$IM32])^2)^0.5" office:value-type="float"/>
          <table:table-cell table:number-matrix-columns-spanned="1" table:number-matrix-rows-spanned="1" table:formula="of:=SUM(([.IH3:.IH32]-[.$IN3:.$IN32])^2)^0.5" office:value-type="float"/>
          <table:table-cell table:number-matrix-columns-spanned="1" table:number-matrix-rows-spanned="1" table:formula="of:=SUM(([.II3:.II32]-[.$IO3:.$IO32])^2)^0.5" office:value-type="float"/>
          <table:table-cell table:number-matrix-columns-spanned="1" table:number-matrix-rows-spanned="1" table:formula="of:=SUM(([.IJ3:.IJ32]-[.$IP3:.$IP32])^2)^0.5" office:value-type="float"/>
          <table:table-cell table:number-matrix-columns-spanned="1" table:number-matrix-rows-spanned="1" table:formula="of:=SUM(([.IK3:.IK32]-[.$IQ3:.$IQ32])^2)^0.5" office:value-type="float"/>
          <table:table-cell table:number-matrix-columns-spanned="1" table:number-matrix-rows-spanned="1" table:formula="of:=SUM(([.IL3:.IL32]-[.$IR3:.$IR3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2]=[.$IM3:.$IM32])" office:value-type="float"/>
          <table:table-cell table:number-matrix-columns-spanned="1" table:number-matrix-rows-spanned="1" table:formula="of:=SUM([.C3:.C32]=[.$IN3:.$IN32])" office:value-type="float"/>
          <table:table-cell table:number-matrix-columns-spanned="1" table:number-matrix-rows-spanned="1" table:formula="of:=SUM([.D3:.D32]=[.$IO3:.$IO32])" office:value-type="float"/>
          <table:table-cell table:number-matrix-columns-spanned="1" table:number-matrix-rows-spanned="1" table:formula="of:=SUM([.E3:.E32]=[.$IP3:.$IP32])" office:value-type="float"/>
          <table:table-cell table:number-matrix-columns-spanned="1" table:number-matrix-rows-spanned="1" table:formula="of:=SUM([.F3:.F32]=[.$IR3:.$IR32])" office:value-type="float"/>
          <table:table-cell table:number-matrix-columns-spanned="1" table:number-matrix-rows-spanned="1" table:formula="of:=SUM([.G3:.G32]=[.$IM3:.$IM32])" office:value-type="float"/>
          <table:table-cell table:number-matrix-columns-spanned="1" table:number-matrix-rows-spanned="1" table:formula="of:=SUM([.H3:.H32]=[.$IN3:.$IN32])" office:value-type="float"/>
          <table:table-cell table:number-matrix-columns-spanned="1" table:number-matrix-rows-spanned="1" table:formula="of:=SUM([.I3:.I32]=[.$IO3:.$IO32])" office:value-type="float"/>
          <table:table-cell table:number-matrix-columns-spanned="1" table:number-matrix-rows-spanned="1" table:formula="of:=SUM([.J3:.J32]=[.$IP3:.$IP32])" office:value-type="float"/>
          <table:table-cell table:style-name="cellBest" table:number-matrix-columns-spanned="1" table:number-matrix-rows-spanned="1" table:formula="of:=SUM([.K3:.K32]=[.$IQ3:.$IQ32])" office:value-type="float"/>
          <table:table-cell table:number-matrix-columns-spanned="1" table:number-matrix-rows-spanned="1" table:formula="of:=SUM([.L3:.L32]=[.$IR3:.$IR32])" office:value-type="float"/>
          <table:table-cell table:number-matrix-columns-spanned="1" table:number-matrix-rows-spanned="1" table:formula="of:=SUM([.M3:.M32]=[.$IM3:.$IM32])" office:value-type="float"/>
          <table:table-cell table:number-matrix-columns-spanned="1" table:number-matrix-rows-spanned="1" table:formula="of:=SUM([.N3:.N32]=[.$IN3:.$IN32])" office:value-type="float"/>
          <table:table-cell table:number-matrix-columns-spanned="1" table:number-matrix-rows-spanned="1" table:formula="of:=SUM([.O3:.O32]=[.$IO3:.$IO32])" office:value-type="float"/>
          <table:table-cell table:number-matrix-columns-spanned="1" table:number-matrix-rows-spanned="1" table:formula="of:=SUM([.P3:.P32]=[.$IP3:.$IP32])" office:value-type="float"/>
          <table:table-cell table:style-name="cellBest" table:number-matrix-columns-spanned="1" table:number-matrix-rows-spanned="1" table:formula="of:=SUM([.Q3:.Q32]=[.$IQ3:.$IQ32])" office:value-type="float"/>
          <table:table-cell table:number-matrix-columns-spanned="1" table:number-matrix-rows-spanned="1" table:formula="of:=SUM([.R3:.R32]=[.$IR3:.$IR32])" office:value-type="float"/>
          <table:table-cell table:number-matrix-columns-spanned="1" table:number-matrix-rows-spanned="1" table:formula="of:=SUM([.S3:.S32]=[.$IM3:.$IM32])" office:value-type="float"/>
          <table:table-cell table:number-matrix-columns-spanned="1" table:number-matrix-rows-spanned="1" table:formula="of:=SUM([.T3:.T32]=[.$IN3:.$IN32])" office:value-type="float"/>
          <table:table-cell table:number-matrix-columns-spanned="1" table:number-matrix-rows-spanned="1" table:formula="of:=SUM([.U3:.U32]=[.$IO3:.$IO32])" office:value-type="float"/>
          <table:table-cell table:number-matrix-columns-spanned="1" table:number-matrix-rows-spanned="1" table:formula="of:=SUM([.V3:.V32]=[.$IP3:.$IP32])" office:value-type="float"/>
          <table:table-cell table:number-matrix-columns-spanned="1" table:number-matrix-rows-spanned="1" table:formula="of:=SUM([.W3:.W32]=[.$IQ3:.$IQ32])" office:value-type="float"/>
          <table:table-cell table:number-matrix-columns-spanned="1" table:number-matrix-rows-spanned="1" table:formula="of:=SUM([.X3:.X32]=[.$IR3:.$IR32])" office:value-type="float"/>
          <table:table-cell table:number-matrix-columns-spanned="1" table:number-matrix-rows-spanned="1" table:formula="of:=SUM([.Y3:.Y32]=[.$IM3:.$IM32])" office:value-type="float"/>
          <table:table-cell table:number-matrix-columns-spanned="1" table:number-matrix-rows-spanned="1" table:formula="of:=SUM([.Z3:.Z32]=[.$IN3:.$IN32])" office:value-type="float"/>
          <table:table-cell table:number-matrix-columns-spanned="1" table:number-matrix-rows-spanned="1" table:formula="of:=SUM([.AA3:.AA32]=[.$IO3:.$IO32])" office:value-type="float"/>
          <table:table-cell table:number-matrix-columns-spanned="1" table:number-matrix-rows-spanned="1" table:formula="of:=SUM([.AB3:.AB32]=[.$IP3:.$IP32])" office:value-type="float"/>
          <table:table-cell table:number-matrix-columns-spanned="1" table:number-matrix-rows-spanned="1" table:formula="of:=SUM([.AC3:.AC32]=[.$IQ3:.$IQ32])" office:value-type="float"/>
          <table:table-cell table:number-matrix-columns-spanned="1" table:number-matrix-rows-spanned="1" table:formula="of:=SUM([.AD3:.AD32]=[.$IR3:.$IR32])" office:value-type="float"/>
          <table:table-cell table:style-name="cellBest" table:number-matrix-columns-spanned="1" table:number-matrix-rows-spanned="1" table:formula="of:=SUM([.AE3:.AE32]=[.$IM3:.$IM32])" office:value-type="float"/>
          <table:table-cell table:number-matrix-columns-spanned="1" table:number-matrix-rows-spanned="1" table:formula="of:=SUM([.AF3:.AF32]=[.$IN3:.$IN32])" office:value-type="float"/>
          <table:table-cell table:number-matrix-columns-spanned="1" table:number-matrix-rows-spanned="1" table:formula="of:=SUM([.AG3:.AG32]=[.$IO3:.$IO32])" office:value-type="float"/>
          <table:table-cell table:number-matrix-columns-spanned="1" table:number-matrix-rows-spanned="1" table:formula="of:=SUM([.AH3:.AH32]=[.$IP3:.$IP32])" office:value-type="float"/>
          <table:table-cell table:number-matrix-columns-spanned="1" table:number-matrix-rows-spanned="1" table:formula="of:=SUM([.AI3:.AI32]=[.$IQ3:.$IQ32])" office:value-type="float"/>
          <table:table-cell table:number-matrix-columns-spanned="1" table:number-matrix-rows-spanned="1" table:formula="of:=SUM([.AJ3:.AJ32]=[.$IR3:.$IR32])" office:value-type="float"/>
          <table:table-cell table:number-matrix-columns-spanned="1" table:number-matrix-rows-spanned="1" table:formula="of:=SUM([.AK3:.AK32]=[.$IM3:.$IM32])" office:value-type="float"/>
          <table:table-cell table:number-matrix-columns-spanned="1" table:number-matrix-rows-spanned="1" table:formula="of:=SUM([.AL3:.AL32]=[.$IN3:.$IN32])" office:value-type="float"/>
          <table:table-cell table:number-matrix-columns-spanned="1" table:number-matrix-rows-spanned="1" table:formula="of:=SUM([.AM3:.AM32]=[.$IO3:.$IO32])" office:value-type="float"/>
          <table:table-cell table:number-matrix-columns-spanned="1" table:number-matrix-rows-spanned="1" table:formula="of:=SUM([.AN3:.AN32]=[.$IP3:.$IP32])" office:value-type="float"/>
          <table:table-cell table:number-matrix-columns-spanned="1" table:number-matrix-rows-spanned="1" table:formula="of:=SUM([.AO3:.AO32]=[.$IQ3:.$IQ32])" office:value-type="float"/>
          <table:table-cell table:number-matrix-columns-spanned="1" table:number-matrix-rows-spanned="1" table:formula="of:=SUM([.AP3:.AP32]=[.$IR3:.$IR32])" office:value-type="float"/>
          <table:table-cell table:number-matrix-columns-spanned="1" table:number-matrix-rows-spanned="1" table:formula="of:=SUM([.AQ3:.AQ32]=[.$IM3:.$IM32])" office:value-type="float"/>
          <table:table-cell table:style-name="cellBest" table:number-matrix-columns-spanned="1" table:number-matrix-rows-spanned="1" table:formula="of:=SUM([.AR3:.AR32]=[.$IN3:.$IN32])" office:value-type="float"/>
          <table:table-cell table:number-matrix-columns-spanned="1" table:number-matrix-rows-spanned="1" table:formula="of:=SUM([.AS3:.AS32]=[.$IO3:.$IO32])" office:value-type="float"/>
          <table:table-cell table:number-matrix-columns-spanned="1" table:number-matrix-rows-spanned="1" table:formula="of:=SUM([.AT3:.AT32]=[.$IP3:.$IP32])" office:value-type="float"/>
          <table:table-cell table:number-matrix-columns-spanned="1" table:number-matrix-rows-spanned="1" table:formula="of:=SUM([.AU3:.AU32]=[.$IQ3:.$IQ32])" office:value-type="float"/>
          <table:table-cell table:style-name="cellWorst" table:number-matrix-columns-spanned="1" table:number-matrix-rows-spanned="1" table:formula="of:=SUM([.AV3:.AV32]=[.$IR3:.$IR32])" office:value-type="float"/>
          <table:table-cell table:number-matrix-columns-spanned="1" table:number-matrix-rows-spanned="1" table:formula="of:=SUM([.AW3:.AW32]=[.$IM3:.$IM32])" office:value-type="float"/>
          <table:table-cell table:number-matrix-columns-spanned="1" table:number-matrix-rows-spanned="1" table:formula="of:=SUM([.AX3:.AX32]=[.$IN3:.$IN32])" office:value-type="float"/>
          <table:table-cell table:number-matrix-columns-spanned="1" table:number-matrix-rows-spanned="1" table:formula="of:=SUM([.AY3:.AY32]=[.$IO3:.$IO32])" office:value-type="float"/>
          <table:table-cell table:number-matrix-columns-spanned="1" table:number-matrix-rows-spanned="1" table:formula="of:=SUM([.AZ3:.AZ32]=[.$IP3:.$IP32])" office:value-type="float"/>
          <table:table-cell table:number-matrix-columns-spanned="1" table:number-matrix-rows-spanned="1" table:formula="of:=SUM([.BA3:.BA32]=[.$IQ3:.$IQ32])" office:value-type="float"/>
          <table:table-cell table:number-matrix-columns-spanned="1" table:number-matrix-rows-spanned="1" table:formula="of:=SUM([.BB3:.BB32]=[.$IR3:.$IR32])" office:value-type="float"/>
          <table:table-cell table:number-matrix-columns-spanned="1" table:number-matrix-rows-spanned="1" table:formula="of:=SUM([.BC3:.BC32]=[.$IM3:.$IM32])" office:value-type="float"/>
          <table:table-cell table:number-matrix-columns-spanned="1" table:number-matrix-rows-spanned="1" table:formula="of:=SUM([.BD3:.BD32]=[.$IN3:.$IN32])" office:value-type="float"/>
          <table:table-cell table:number-matrix-columns-spanned="1" table:number-matrix-rows-spanned="1" table:formula="of:=SUM([.BE3:.BE32]=[.$IO3:.$IO32])" office:value-type="float"/>
          <table:table-cell table:number-matrix-columns-spanned="1" table:number-matrix-rows-spanned="1" table:formula="of:=SUM([.BF3:.BF32]=[.$IP3:.$IP32])" office:value-type="float"/>
          <table:table-cell table:number-matrix-columns-spanned="1" table:number-matrix-rows-spanned="1" table:formula="of:=SUM([.BG3:.BG32]=[.$IQ3:.$IQ32])" office:value-type="float"/>
          <table:table-cell table:number-matrix-columns-spanned="1" table:number-matrix-rows-spanned="1" table:formula="of:=SUM([.BH3:.BH32]=[.$IR3:.$IR32])" office:value-type="float"/>
          <table:table-cell table:number-matrix-columns-spanned="1" table:number-matrix-rows-spanned="1" table:formula="of:=SUM([.BI3:.BI32]=[.$IM3:.$IM32])" office:value-type="float"/>
          <table:table-cell table:number-matrix-columns-spanned="1" table:number-matrix-rows-spanned="1" table:formula="of:=SUM([.BJ3:.BJ32]=[.$IN3:.$IN32])" office:value-type="float"/>
          <table:table-cell table:number-matrix-columns-spanned="1" table:number-matrix-rows-spanned="1" table:formula="of:=SUM([.BK3:.BK32]=[.$IO3:.$IO32])" office:value-type="float"/>
          <table:table-cell table:number-matrix-columns-spanned="1" table:number-matrix-rows-spanned="1" table:formula="of:=SUM([.BL3:.BL32]=[.$IP3:.$IP32])" office:value-type="float"/>
          <table:table-cell table:number-matrix-columns-spanned="1" table:number-matrix-rows-spanned="1" table:formula="of:=SUM([.BM3:.BM32]=[.$IQ3:.$IQ32])" office:value-type="float"/>
          <table:table-cell table:number-matrix-columns-spanned="1" table:number-matrix-rows-spanned="1" table:formula="of:=SUM([.BN3:.BN32]=[.$IR3:.$IR32])" office:value-type="float"/>
          <table:table-cell table:number-matrix-columns-spanned="1" table:number-matrix-rows-spanned="1" table:formula="of:=SUM([.BO3:.BO32]=[.$IM3:.$IM32])" office:value-type="float"/>
          <table:table-cell table:number-matrix-columns-spanned="1" table:number-matrix-rows-spanned="1" table:formula="of:=SUM([.BP3:.BP32]=[.$IN3:.$IN32])" office:value-type="float"/>
          <table:table-cell table:number-matrix-columns-spanned="1" table:number-matrix-rows-spanned="1" table:formula="of:=SUM([.BQ3:.BQ32]=[.$IO3:.$IO32])" office:value-type="float"/>
          <table:table-cell table:number-matrix-columns-spanned="1" table:number-matrix-rows-spanned="1" table:formula="of:=SUM([.BR3:.BR32]=[.$IP3:.$IP32])" office:value-type="float"/>
          <table:table-cell table:number-matrix-columns-spanned="1" table:number-matrix-rows-spanned="1" table:formula="of:=SUM([.BS3:.BS32]=[.$IQ3:.$IQ32])" office:value-type="float"/>
          <table:table-cell table:number-matrix-columns-spanned="1" table:number-matrix-rows-spanned="1" table:formula="of:=SUM([.BT3:.BT32]=[.$IR3:.$IR32])" office:value-type="float"/>
          <table:table-cell table:number-matrix-columns-spanned="1" table:number-matrix-rows-spanned="1" table:formula="of:=SUM([.BU3:.BU32]=[.$IM3:.$IM32])" office:value-type="float"/>
          <table:table-cell table:number-matrix-columns-spanned="1" table:number-matrix-rows-spanned="1" table:formula="of:=SUM([.BV3:.BV32]=[.$IN3:.$IN32])" office:value-type="float"/>
          <table:table-cell table:number-matrix-columns-spanned="1" table:number-matrix-rows-spanned="1" table:formula="of:=SUM([.BW3:.BW32]=[.$IO3:.$IO32])" office:value-type="float"/>
          <table:table-cell table:number-matrix-columns-spanned="1" table:number-matrix-rows-spanned="1" table:formula="of:=SUM([.BX3:.BX32]=[.$IP3:.$IP32])" office:value-type="float"/>
          <table:table-cell table:number-matrix-columns-spanned="1" table:number-matrix-rows-spanned="1" table:formula="of:=SUM([.BY3:.BY32]=[.$IQ3:.$IQ32])" office:value-type="float"/>
          <table:table-cell table:number-matrix-columns-spanned="1" table:number-matrix-rows-spanned="1" table:formula="of:=SUM([.BZ3:.BZ32]=[.$IR3:.$IR32])" office:value-type="float"/>
          <table:table-cell table:number-matrix-columns-spanned="1" table:number-matrix-rows-spanned="1" table:formula="of:=SUM([.CA3:.CA32]=[.$IM3:.$IM32])" office:value-type="float"/>
          <table:table-cell table:number-matrix-columns-spanned="1" table:number-matrix-rows-spanned="1" table:formula="of:=SUM([.CB3:.CB32]=[.$IN3:.$IN32])" office:value-type="float"/>
          <table:table-cell table:number-matrix-columns-spanned="1" table:number-matrix-rows-spanned="1" table:formula="of:=SUM([.CC3:.CC32]=[.$IO3:.$IO32])" office:value-type="float"/>
          <table:table-cell table:number-matrix-columns-spanned="1" table:number-matrix-rows-spanned="1" table:formula="of:=SUM([.CD3:.CD32]=[.$IP3:.$IP32])" office:value-type="float"/>
          <table:table-cell table:number-matrix-columns-spanned="1" table:number-matrix-rows-spanned="1" table:formula="of:=SUM([.CE3:.CE32]=[.$IQ3:.$IQ32])" office:value-type="float"/>
          <table:table-cell table:number-matrix-columns-spanned="1" table:number-matrix-rows-spanned="1" table:formula="of:=SUM([.CF3:.CF32]=[.$IR3:.$IR32])" office:value-type="float"/>
          <table:table-cell table:number-matrix-columns-spanned="1" table:number-matrix-rows-spanned="1" table:formula="of:=SUM([.CG3:.CG32]=[.$IM3:.$IM32])" office:value-type="float"/>
          <table:table-cell table:number-matrix-columns-spanned="1" table:number-matrix-rows-spanned="1" table:formula="of:=SUM([.CH3:.CH32]=[.$IN3:.$IN32])" office:value-type="float"/>
          <table:table-cell table:number-matrix-columns-spanned="1" table:number-matrix-rows-spanned="1" table:formula="of:=SUM([.CI3:.CI32]=[.$IO3:.$IO32])" office:value-type="float"/>
          <table:table-cell table:style-name="cellBest" table:number-matrix-columns-spanned="1" table:number-matrix-rows-spanned="1" table:formula="of:=SUM([.CJ3:.CJ32]=[.$IP3:.$IP32])" office:value-type="float"/>
          <table:table-cell table:number-matrix-columns-spanned="1" table:number-matrix-rows-spanned="1" table:formula="of:=SUM([.CK3:.CK32]=[.$IQ3:.$IQ32])" office:value-type="float"/>
          <table:table-cell table:number-matrix-columns-spanned="1" table:number-matrix-rows-spanned="1" table:formula="of:=SUM([.CL3:.CL32]=[.$IR3:.$IR32])" office:value-type="float"/>
          <table:table-cell table:number-matrix-columns-spanned="1" table:number-matrix-rows-spanned="1" table:formula="of:=SUM([.CM3:.CM32]=[.$IM3:.$IM32])" office:value-type="float"/>
          <table:table-cell table:number-matrix-columns-spanned="1" table:number-matrix-rows-spanned="1" table:formula="of:=SUM([.CN3:.CN32]=[.$IN3:.$IN32])" office:value-type="float"/>
          <table:table-cell table:number-matrix-columns-spanned="1" table:number-matrix-rows-spanned="1" table:formula="of:=SUM([.CO3:.CO32]=[.$IO3:.$IO32])" office:value-type="float"/>
          <table:table-cell table:number-matrix-columns-spanned="1" table:number-matrix-rows-spanned="1" table:formula="of:=SUM([.CP3:.CP32]=[.$IP3:.$IP32])" office:value-type="float"/>
          <table:table-cell table:style-name="cellBest" table:number-matrix-columns-spanned="1" table:number-matrix-rows-spanned="1" table:formula="of:=SUM([.CQ3:.CQ32]=[.$IQ3:.$IQ32])" office:value-type="float"/>
          <table:table-cell table:number-matrix-columns-spanned="1" table:number-matrix-rows-spanned="1" table:formula="of:=SUM([.CR3:.CR32]=[.$IR3:.$IR32])" office:value-type="float"/>
          <table:table-cell table:number-matrix-columns-spanned="1" table:number-matrix-rows-spanned="1" table:formula="of:=SUM([.CS3:.CS32]=[.$IM3:.$IM32])" office:value-type="float"/>
          <table:table-cell table:number-matrix-columns-spanned="1" table:number-matrix-rows-spanned="1" table:formula="of:=SUM([.CT3:.CT32]=[.$IN3:.$IN32])" office:value-type="float"/>
          <table:table-cell table:number-matrix-columns-spanned="1" table:number-matrix-rows-spanned="1" table:formula="of:=SUM([.CU3:.CU32]=[.$IO3:.$IO32])" office:value-type="float"/>
          <table:table-cell table:number-matrix-columns-spanned="1" table:number-matrix-rows-spanned="1" table:formula="of:=SUM([.CV3:.CV32]=[.$IP3:.$IP32])" office:value-type="float"/>
          <table:table-cell table:number-matrix-columns-spanned="1" table:number-matrix-rows-spanned="1" table:formula="of:=SUM([.CW3:.CW32]=[.$IQ3:.$IQ32])" office:value-type="float"/>
          <table:table-cell table:number-matrix-columns-spanned="1" table:number-matrix-rows-spanned="1" table:formula="of:=SUM([.CX3:.CX32]=[.$IR3:.$IR32])" office:value-type="float"/>
          <table:table-cell table:number-matrix-columns-spanned="1" table:number-matrix-rows-spanned="1" table:formula="of:=SUM([.CY3:.CY32]=[.$IM3:.$IM32])" office:value-type="float"/>
          <table:table-cell table:number-matrix-columns-spanned="1" table:number-matrix-rows-spanned="1" table:formula="of:=SUM([.CZ3:.CZ32]=[.$IN3:.$IN32])" office:value-type="float"/>
          <table:table-cell table:number-matrix-columns-spanned="1" table:number-matrix-rows-spanned="1" table:formula="of:=SUM([.DA3:.DA32]=[.$IO3:.$IO32])" office:value-type="float"/>
          <table:table-cell table:number-matrix-columns-spanned="1" table:number-matrix-rows-spanned="1" table:formula="of:=SUM([.DB3:.DB32]=[.$IP3:.$IP32])" office:value-type="float"/>
          <table:table-cell table:number-matrix-columns-spanned="1" table:number-matrix-rows-spanned="1" table:formula="of:=SUM([.DC3:.DC32]=[.$IQ3:.$IQ32])" office:value-type="float"/>
          <table:table-cell table:number-matrix-columns-spanned="1" table:number-matrix-rows-spanned="1" table:formula="of:=SUM([.DD3:.DD32]=[.$IR3:.$IR32])" office:value-type="float"/>
          <table:table-cell table:number-matrix-columns-spanned="1" table:number-matrix-rows-spanned="1" table:formula="of:=SUM([.DE3:.DE32]=[.$IM3:.$IM32])" office:value-type="float"/>
          <table:table-cell table:number-matrix-columns-spanned="1" table:number-matrix-rows-spanned="1" table:formula="of:=SUM([.DF3:.DF32]=[.$IN3:.$IN32])" office:value-type="float"/>
          <table:table-cell table:number-matrix-columns-spanned="1" table:number-matrix-rows-spanned="1" table:formula="of:=SUM([.DG3:.DG32]=[.$IO3:.$IO32])" office:value-type="float"/>
          <table:table-cell table:number-matrix-columns-spanned="1" table:number-matrix-rows-spanned="1" table:formula="of:=SUM([.DH3:.DH32]=[.$IP3:.$IP32])" office:value-type="float"/>
          <table:table-cell table:number-matrix-columns-spanned="1" table:number-matrix-rows-spanned="1" table:formula="of:=SUM([.DI3:.DI32]=[.$IQ3:.$IQ32])" office:value-type="float"/>
          <table:table-cell table:number-matrix-columns-spanned="1" table:number-matrix-rows-spanned="1" table:formula="of:=SUM([.DJ3:.DJ32]=[.$IR3:.$IR32])" office:value-type="float"/>
          <table:table-cell table:number-matrix-columns-spanned="1" table:number-matrix-rows-spanned="1" table:formula="of:=SUM([.DK3:.DK32]=[.$IM3:.$IM32])" office:value-type="float"/>
          <table:table-cell table:number-matrix-columns-spanned="1" table:number-matrix-rows-spanned="1" table:formula="of:=SUM([.DL3:.DL32]=[.$IN3:.$IN32])" office:value-type="float"/>
          <table:table-cell table:number-matrix-columns-spanned="1" table:number-matrix-rows-spanned="1" table:formula="of:=SUM([.DM3:.DM32]=[.$IO3:.$IO32])" office:value-type="float"/>
          <table:table-cell table:number-matrix-columns-spanned="1" table:number-matrix-rows-spanned="1" table:formula="of:=SUM([.DN3:.DN32]=[.$IP3:.$IP32])" office:value-type="float"/>
          <table:table-cell table:number-matrix-columns-spanned="1" table:number-matrix-rows-spanned="1" table:formula="of:=SUM([.DO3:.DO32]=[.$IQ3:.$IQ32])" office:value-type="float"/>
          <table:table-cell table:number-matrix-columns-spanned="1" table:number-matrix-rows-spanned="1" table:formula="of:=SUM([.DP3:.DP32]=[.$IR3:.$IR32])" office:value-type="float"/>
          <table:table-cell table:number-matrix-columns-spanned="1" table:number-matrix-rows-spanned="1" table:formula="of:=SUM([.DQ3:.DQ32]=[.$IM3:.$IM32])" office:value-type="float"/>
          <table:table-cell table:number-matrix-columns-spanned="1" table:number-matrix-rows-spanned="1" table:formula="of:=SUM([.DR3:.DR32]=[.$IN3:.$IN32])" office:value-type="float"/>
          <table:table-cell table:style-name="cellBest" table:number-matrix-columns-spanned="1" table:number-matrix-rows-spanned="1" table:formula="of:=SUM([.DS3:.DS32]=[.$IO3:.$IO32])" office:value-type="float"/>
          <table:table-cell table:number-matrix-columns-spanned="1" table:number-matrix-rows-spanned="1" table:formula="of:=SUM([.DT3:.DT32]=[.$IP3:.$IP32])" office:value-type="float"/>
          <table:table-cell table:number-matrix-columns-spanned="1" table:number-matrix-rows-spanned="1" table:formula="of:=SUM([.DU3:.DU32]=[.$IQ3:.$IQ32])" office:value-type="float"/>
          <table:table-cell table:number-matrix-columns-spanned="1" table:number-matrix-rows-spanned="1" table:formula="of:=SUM([.DV3:.DV32]=[.$IR3:.$IR32])" office:value-type="float"/>
          <table:table-cell table:number-matrix-columns-spanned="1" table:number-matrix-rows-spanned="1" table:formula="of:=SUM([.DW3:.DW32]=[.$IM3:.$IM32])" office:value-type="float"/>
          <table:table-cell table:number-matrix-columns-spanned="1" table:number-matrix-rows-spanned="1" table:formula="of:=SUM([.DX3:.DX32]=[.$IN3:.$IN32])" office:value-type="float"/>
          <table:table-cell table:number-matrix-columns-spanned="1" table:number-matrix-rows-spanned="1" table:formula="of:=SUM([.DY3:.DY32]=[.$IO3:.$IO32])" office:value-type="float"/>
          <table:table-cell table:number-matrix-columns-spanned="1" table:number-matrix-rows-spanned="1" table:formula="of:=SUM([.DZ3:.DZ32]=[.$IP3:.$IP32])" office:value-type="float"/>
          <table:table-cell table:number-matrix-columns-spanned="1" table:number-matrix-rows-spanned="1" table:formula="of:=SUM([.EA3:.EA32]=[.$IQ3:.$IQ32])" office:value-type="float"/>
          <table:table-cell table:number-matrix-columns-spanned="1" table:number-matrix-rows-spanned="1" table:formula="of:=SUM([.EB3:.EB32]=[.$IR3:.$IR32])" office:value-type="float"/>
          <table:table-cell table:number-matrix-columns-spanned="1" table:number-matrix-rows-spanned="1" table:formula="of:=SUM([.EC3:.EC32]=[.$IM3:.$IM32])" office:value-type="float"/>
          <table:table-cell table:number-matrix-columns-spanned="1" table:number-matrix-rows-spanned="1" table:formula="of:=SUM([.ED3:.ED32]=[.$IN3:.$IN32])" office:value-type="float"/>
          <table:table-cell table:number-matrix-columns-spanned="1" table:number-matrix-rows-spanned="1" table:formula="of:=SUM([.EE3:.EE32]=[.$IO3:.$IO32])" office:value-type="float"/>
          <table:table-cell table:number-matrix-columns-spanned="1" table:number-matrix-rows-spanned="1" table:formula="of:=SUM([.EF3:.EF32]=[.$IP3:.$IP32])" office:value-type="float"/>
          <table:table-cell table:number-matrix-columns-spanned="1" table:number-matrix-rows-spanned="1" table:formula="of:=SUM([.EG3:.EG32]=[.$IQ3:.$IQ32])" office:value-type="float"/>
          <table:table-cell table:number-matrix-columns-spanned="1" table:number-matrix-rows-spanned="1" table:formula="of:=SUM([.EH3:.EH32]=[.$IR3:.$IR32])" office:value-type="float"/>
          <table:table-cell table:number-matrix-columns-spanned="1" table:number-matrix-rows-spanned="1" table:formula="of:=SUM([.EI3:.EI32]=[.$IM3:.$IM32])" office:value-type="float"/>
          <table:table-cell table:number-matrix-columns-spanned="1" table:number-matrix-rows-spanned="1" table:formula="of:=SUM([.EJ3:.EJ32]=[.$IN3:.$IN32])" office:value-type="float"/>
          <table:table-cell table:number-matrix-columns-spanned="1" table:number-matrix-rows-spanned="1" table:formula="of:=SUM([.EK3:.EK32]=[.$IO3:.$IO32])" office:value-type="float"/>
          <table:table-cell table:number-matrix-columns-spanned="1" table:number-matrix-rows-spanned="1" table:formula="of:=SUM([.EL3:.EL32]=[.$IP3:.$IP32])" office:value-type="float"/>
          <table:table-cell table:number-matrix-columns-spanned="1" table:number-matrix-rows-spanned="1" table:formula="of:=SUM([.EM3:.EM32]=[.$IQ3:.$IQ32])" office:value-type="float"/>
          <table:table-cell table:number-matrix-columns-spanned="1" table:number-matrix-rows-spanned="1" table:formula="of:=SUM([.EN3:.EN32]=[.$IR3:.$IR32])" office:value-type="float"/>
          <table:table-cell table:number-matrix-columns-spanned="1" table:number-matrix-rows-spanned="1" table:formula="of:=SUM([.EO3:.EO32]=[.$IM3:.$IM32])" office:value-type="float"/>
          <table:table-cell table:number-matrix-columns-spanned="1" table:number-matrix-rows-spanned="1" table:formula="of:=SUM([.EP3:.EP32]=[.$IN3:.$IN32])" office:value-type="float"/>
          <table:table-cell table:number-matrix-columns-spanned="1" table:number-matrix-rows-spanned="1" table:formula="of:=SUM([.EQ3:.EQ32]=[.$IO3:.$IO32])" office:value-type="float"/>
          <table:table-cell table:number-matrix-columns-spanned="1" table:number-matrix-rows-spanned="1" table:formula="of:=SUM([.ER3:.ER32]=[.$IP3:.$IP32])" office:value-type="float"/>
          <table:table-cell table:number-matrix-columns-spanned="1" table:number-matrix-rows-spanned="1" table:formula="of:=SUM([.ES3:.ES32]=[.$IQ3:.$IQ32])" office:value-type="float"/>
          <table:table-cell table:number-matrix-columns-spanned="1" table:number-matrix-rows-spanned="1" table:formula="of:=SUM([.ET3:.ET32]=[.$IR3:.$IR32])" office:value-type="float"/>
          <table:table-cell table:number-matrix-columns-spanned="1" table:number-matrix-rows-spanned="1" table:formula="of:=SUM([.EU3:.EU32]=[.$IM3:.$IM32])" office:value-type="float"/>
          <table:table-cell table:number-matrix-columns-spanned="1" table:number-matrix-rows-spanned="1" table:formula="of:=SUM([.EV3:.EV32]=[.$IN3:.$IN32])" office:value-type="float"/>
          <table:table-cell table:number-matrix-columns-spanned="1" table:number-matrix-rows-spanned="1" table:formula="of:=SUM([.EW3:.EW32]=[.$IO3:.$IO32])" office:value-type="float"/>
          <table:table-cell table:number-matrix-columns-spanned="1" table:number-matrix-rows-spanned="1" table:formula="of:=SUM([.EX3:.EX32]=[.$IP3:.$IP32])" office:value-type="float"/>
          <table:table-cell table:number-matrix-columns-spanned="1" table:number-matrix-rows-spanned="1" table:formula="of:=SUM([.EY3:.EY32]=[.$IQ3:.$IQ32])" office:value-type="float"/>
          <table:table-cell table:number-matrix-columns-spanned="1" table:number-matrix-rows-spanned="1" table:formula="of:=SUM([.EZ3:.EZ32]=[.$IR3:.$IR32])" office:value-type="float"/>
          <table:table-cell table:number-matrix-columns-spanned="1" table:number-matrix-rows-spanned="1" table:formula="of:=SUM([.FA3:.FA32]=[.$IM3:.$IM32])" office:value-type="float"/>
          <table:table-cell table:number-matrix-columns-spanned="1" table:number-matrix-rows-spanned="1" table:formula="of:=SUM([.FB3:.FB32]=[.$IN3:.$IN32])" office:value-type="float"/>
          <table:table-cell table:number-matrix-columns-spanned="1" table:number-matrix-rows-spanned="1" table:formula="of:=SUM([.FC3:.FC32]=[.$IO3:.$IO32])" office:value-type="float"/>
          <table:table-cell table:number-matrix-columns-spanned="1" table:number-matrix-rows-spanned="1" table:formula="of:=SUM([.FD3:.FD32]=[.$IP3:.$IP32])" office:value-type="float"/>
          <table:table-cell table:number-matrix-columns-spanned="1" table:number-matrix-rows-spanned="1" table:formula="of:=SUM([.FE3:.FE32]=[.$IQ3:.$IQ32])" office:value-type="float"/>
          <table:table-cell table:number-matrix-columns-spanned="1" table:number-matrix-rows-spanned="1" table:formula="of:=SUM([.FF3:.FF32]=[.$IR3:.$IR32])" office:value-type="float"/>
          <table:table-cell table:number-matrix-columns-spanned="1" table:number-matrix-rows-spanned="1" table:formula="of:=SUM([.FG3:.FG32]=[.$IM3:.$IM32])" office:value-type="float"/>
          <table:table-cell table:number-matrix-columns-spanned="1" table:number-matrix-rows-spanned="1" table:formula="of:=SUM([.FH3:.FH32]=[.$IN3:.$IN32])" office:value-type="float"/>
          <table:table-cell table:number-matrix-columns-spanned="1" table:number-matrix-rows-spanned="1" table:formula="of:=SUM([.FI3:.FI32]=[.$IO3:.$IO32])" office:value-type="float"/>
          <table:table-cell table:number-matrix-columns-spanned="1" table:number-matrix-rows-spanned="1" table:formula="of:=SUM([.FJ3:.FJ32]=[.$IP3:.$IP32])" office:value-type="float"/>
          <table:table-cell table:number-matrix-columns-spanned="1" table:number-matrix-rows-spanned="1" table:formula="of:=SUM([.FK3:.FK32]=[.$IQ3:.$IQ32])" office:value-type="float"/>
          <table:table-cell table:number-matrix-columns-spanned="1" table:number-matrix-rows-spanned="1" table:formula="of:=SUM([.FL3:.FL32]=[.$IR3:.$IR32])" office:value-type="float"/>
          <table:table-cell table:number-matrix-columns-spanned="1" table:number-matrix-rows-spanned="1" table:formula="of:=SUM([.FM3:.FM32]=[.$IM3:.$IM32])" office:value-type="float"/>
          <table:table-cell table:number-matrix-columns-spanned="1" table:number-matrix-rows-spanned="1" table:formula="of:=SUM([.FN3:.FN32]=[.$IN3:.$IN32])" office:value-type="float"/>
          <table:table-cell table:number-matrix-columns-spanned="1" table:number-matrix-rows-spanned="1" table:formula="of:=SUM([.FO3:.FO32]=[.$IO3:.$IO32])" office:value-type="float"/>
          <table:table-cell table:number-matrix-columns-spanned="1" table:number-matrix-rows-spanned="1" table:formula="of:=SUM([.FP3:.FP32]=[.$IP3:.$IP32])" office:value-type="float"/>
          <table:table-cell table:number-matrix-columns-spanned="1" table:number-matrix-rows-spanned="1" table:formula="of:=SUM([.FQ3:.FQ32]=[.$IQ3:.$IQ32])" office:value-type="float"/>
          <table:table-cell table:number-matrix-columns-spanned="1" table:number-matrix-rows-spanned="1" table:formula="of:=SUM([.FR3:.FR32]=[.$IR3:.$IR32])" office:value-type="float"/>
          <table:table-cell table:number-matrix-columns-spanned="1" table:number-matrix-rows-spanned="1" table:formula="of:=SUM([.FS3:.FS32]=[.$IM3:.$IM32])" office:value-type="float"/>
          <table:table-cell table:number-matrix-columns-spanned="1" table:number-matrix-rows-spanned="1" table:formula="of:=SUM([.FT3:.FT32]=[.$IN3:.$IN32])" office:value-type="float"/>
          <table:table-cell table:number-matrix-columns-spanned="1" table:number-matrix-rows-spanned="1" table:formula="of:=SUM([.FU3:.FU32]=[.$IO3:.$IO32])" office:value-type="float"/>
          <table:table-cell table:number-matrix-columns-spanned="1" table:number-matrix-rows-spanned="1" table:formula="of:=SUM([.FV3:.FV32]=[.$IP3:.$IP32])" office:value-type="float"/>
          <table:table-cell table:number-matrix-columns-spanned="1" table:number-matrix-rows-spanned="1" table:formula="of:=SUM([.FW3:.FW32]=[.$IQ3:.$IQ32])" office:value-type="float"/>
          <table:table-cell table:number-matrix-columns-spanned="1" table:number-matrix-rows-spanned="1" table:formula="of:=SUM([.FX3:.FX32]=[.$IR3:.$IR32])" office:value-type="float"/>
          <table:table-cell table:number-matrix-columns-spanned="1" table:number-matrix-rows-spanned="1" table:formula="of:=SUM([.FY3:.FY32]=[.$IM3:.$IM32])" office:value-type="float"/>
          <table:table-cell table:number-matrix-columns-spanned="1" table:number-matrix-rows-spanned="1" table:formula="of:=SUM([.FZ3:.FZ32]=[.$IN3:.$IN32])" office:value-type="float"/>
          <table:table-cell table:number-matrix-columns-spanned="1" table:number-matrix-rows-spanned="1" table:formula="of:=SUM([.GA3:.GA32]=[.$IO3:.$IO32])" office:value-type="float"/>
          <table:table-cell table:number-matrix-columns-spanned="1" table:number-matrix-rows-spanned="1" table:formula="of:=SUM([.GB3:.GB32]=[.$IP3:.$IP32])" office:value-type="float"/>
          <table:table-cell table:number-matrix-columns-spanned="1" table:number-matrix-rows-spanned="1" table:formula="of:=SUM([.GC3:.GC32]=[.$IQ3:.$IQ32])" office:value-type="float"/>
          <table:table-cell table:number-matrix-columns-spanned="1" table:number-matrix-rows-spanned="1" table:formula="of:=SUM([.GD3:.GD32]=[.$IR3:.$IR32])" office:value-type="float"/>
          <table:table-cell table:number-matrix-columns-spanned="1" table:number-matrix-rows-spanned="1" table:formula="of:=SUM([.GE3:.GE32]=[.$IM3:.$IM32])" office:value-type="float"/>
          <table:table-cell table:number-matrix-columns-spanned="1" table:number-matrix-rows-spanned="1" table:formula="of:=SUM([.GF3:.GF32]=[.$IN3:.$IN32])" office:value-type="float"/>
          <table:table-cell table:number-matrix-columns-spanned="1" table:number-matrix-rows-spanned="1" table:formula="of:=SUM([.GG3:.GG32]=[.$IO3:.$IO32])" office:value-type="float"/>
          <table:table-cell table:number-matrix-columns-spanned="1" table:number-matrix-rows-spanned="1" table:formula="of:=SUM([.GH3:.GH32]=[.$IP3:.$IP32])" office:value-type="float"/>
          <table:table-cell table:number-matrix-columns-spanned="1" table:number-matrix-rows-spanned="1" table:formula="of:=SUM([.GI3:.GI32]=[.$IQ3:.$IQ32])" office:value-type="float"/>
          <table:table-cell table:number-matrix-columns-spanned="1" table:number-matrix-rows-spanned="1" table:formula="of:=SUM([.GJ3:.GJ32]=[.$IR3:.$IR32])" office:value-type="float"/>
          <table:table-cell table:number-matrix-columns-spanned="1" table:number-matrix-rows-spanned="1" table:formula="of:=SUM([.GK3:.GK32]=[.$IM3:.$IM32])" office:value-type="float"/>
          <table:table-cell table:number-matrix-columns-spanned="1" table:number-matrix-rows-spanned="1" table:formula="of:=SUM([.GL3:.GL32]=[.$IN3:.$IN32])" office:value-type="float"/>
          <table:table-cell table:number-matrix-columns-spanned="1" table:number-matrix-rows-spanned="1" table:formula="of:=SUM([.GM3:.GM32]=[.$IO3:.$IO32])" office:value-type="float"/>
          <table:table-cell table:number-matrix-columns-spanned="1" table:number-matrix-rows-spanned="1" table:formula="of:=SUM([.GN3:.GN32]=[.$IP3:.$IP32])" office:value-type="float"/>
          <table:table-cell table:number-matrix-columns-spanned="1" table:number-matrix-rows-spanned="1" table:formula="of:=SUM([.GO3:.GO32]=[.$IQ3:.$IQ32])" office:value-type="float"/>
          <table:table-cell table:number-matrix-columns-spanned="1" table:number-matrix-rows-spanned="1" table:formula="of:=SUM([.GP3:.GP32]=[.$IR3:.$IR32])" office:value-type="float"/>
          <table:table-cell table:number-matrix-columns-spanned="1" table:number-matrix-rows-spanned="1" table:formula="of:=SUM([.GQ3:.GQ32]=[.$IM3:.$IM32])" office:value-type="float"/>
          <table:table-cell table:number-matrix-columns-spanned="1" table:number-matrix-rows-spanned="1" table:formula="of:=SUM([.GR3:.GR32]=[.$IN3:.$IN32])" office:value-type="float"/>
          <table:table-cell table:number-matrix-columns-spanned="1" table:number-matrix-rows-spanned="1" table:formula="of:=SUM([.GS3:.GS32]=[.$IO3:.$IO32])" office:value-type="float"/>
          <table:table-cell table:number-matrix-columns-spanned="1" table:number-matrix-rows-spanned="1" table:formula="of:=SUM([.GT3:.GT32]=[.$IP3:.$IP32])" office:value-type="float"/>
          <table:table-cell table:number-matrix-columns-spanned="1" table:number-matrix-rows-spanned="1" table:formula="of:=SUM([.GU3:.GU32]=[.$IQ3:.$IQ32])" office:value-type="float"/>
          <table:table-cell table:number-matrix-columns-spanned="1" table:number-matrix-rows-spanned="1" table:formula="of:=SUM([.GV3:.GV32]=[.$IR3:.$IR32])" office:value-type="float"/>
          <table:table-cell table:number-matrix-columns-spanned="1" table:number-matrix-rows-spanned="1" table:formula="of:=SUM([.GW3:.GW32]=[.$IM3:.$IM32])" office:value-type="float"/>
          <table:table-cell table:number-matrix-columns-spanned="1" table:number-matrix-rows-spanned="1" table:formula="of:=SUM([.GX3:.GX32]=[.$IN3:.$IN32])" office:value-type="float"/>
          <table:table-cell table:number-matrix-columns-spanned="1" table:number-matrix-rows-spanned="1" table:formula="of:=SUM([.GY3:.GY32]=[.$IO3:.$IO32])" office:value-type="float"/>
          <table:table-cell table:number-matrix-columns-spanned="1" table:number-matrix-rows-spanned="1" table:formula="of:=SUM([.GZ3:.GZ32]=[.$IP3:.$IP32])" office:value-type="float"/>
          <table:table-cell table:style-name="cellBest" table:number-matrix-columns-spanned="1" table:number-matrix-rows-spanned="1" table:formula="of:=SUM([.HA3:.HA32]=[.$IQ3:.$IQ32])" office:value-type="float"/>
          <table:table-cell table:number-matrix-columns-spanned="1" table:number-matrix-rows-spanned="1" table:formula="of:=SUM([.HB3:.HB32]=[.$IR3:.$IR32])" office:value-type="float"/>
          <table:table-cell table:number-matrix-columns-spanned="1" table:number-matrix-rows-spanned="1" table:formula="of:=SUM([.HC3:.HC32]=[.$IM3:.$IM32])" office:value-type="float"/>
          <table:table-cell table:number-matrix-columns-spanned="1" table:number-matrix-rows-spanned="1" table:formula="of:=SUM([.HD3:.HD32]=[.$IN3:.$IN32])" office:value-type="float"/>
          <table:table-cell table:number-matrix-columns-spanned="1" table:number-matrix-rows-spanned="1" table:formula="of:=SUM([.HE3:.HE32]=[.$IO3:.$IO32])" office:value-type="float"/>
          <table:table-cell table:number-matrix-columns-spanned="1" table:number-matrix-rows-spanned="1" table:formula="of:=SUM([.HF3:.HF32]=[.$IP3:.$IP32])" office:value-type="float"/>
          <table:table-cell table:number-matrix-columns-spanned="1" table:number-matrix-rows-spanned="1" table:formula="of:=SUM([.HG3:.HG32]=[.$IQ3:.$IQ32])" office:value-type="float"/>
          <table:table-cell table:number-matrix-columns-spanned="1" table:number-matrix-rows-spanned="1" table:formula="of:=SUM([.HH3:.HH32]=[.$IR3:.$IR32])" office:value-type="float"/>
          <table:table-cell table:number-matrix-columns-spanned="1" table:number-matrix-rows-spanned="1" table:formula="of:=SUM([.HI3:.HI32]=[.$IM3:.$IM32])" office:value-type="float"/>
          <table:table-cell table:number-matrix-columns-spanned="1" table:number-matrix-rows-spanned="1" table:formula="of:=SUM([.HJ3:.HJ32]=[.$IN3:.$IN32])" office:value-type="float"/>
          <table:table-cell table:number-matrix-columns-spanned="1" table:number-matrix-rows-spanned="1" table:formula="of:=SUM([.HK3:.HK32]=[.$IO3:.$IO32])" office:value-type="float"/>
          <table:table-cell table:number-matrix-columns-spanned="1" table:number-matrix-rows-spanned="1" table:formula="of:=SUM([.HL3:.HL32]=[.$IP3:.$IP32])" office:value-type="float"/>
          <table:table-cell table:number-matrix-columns-spanned="1" table:number-matrix-rows-spanned="1" table:formula="of:=SUM([.HM3:.HM32]=[.$IQ3:.$IQ32])" office:value-type="float"/>
          <table:table-cell table:number-matrix-columns-spanned="1" table:number-matrix-rows-spanned="1" table:formula="of:=SUM([.HN3:.HN32]=[.$IR3:.$IR32])" office:value-type="float"/>
          <table:table-cell table:number-matrix-columns-spanned="1" table:number-matrix-rows-spanned="1" table:formula="of:=SUM([.HO3:.HO32]=[.$IM3:.$IM32])" office:value-type="float"/>
          <table:table-cell table:style-name="cellWorst" table:number-matrix-columns-spanned="1" table:number-matrix-rows-spanned="1" table:formula="of:=SUM([.HP3:.HP32]=[.$IN3:.$IN32])" office:value-type="float"/>
          <table:table-cell table:number-matrix-columns-spanned="1" table:number-matrix-rows-spanned="1" table:formula="of:=SUM([.HQ3:.HQ32]=[.$IO3:.$IO32])" office:value-type="float"/>
          <table:table-cell table:number-matrix-columns-spanned="1" table:number-matrix-rows-spanned="1" table:formula="of:=SUM([.HR3:.HR32]=[.$IP3:.$IP32])" office:value-type="float"/>
          <table:table-cell table:number-matrix-columns-spanned="1" table:number-matrix-rows-spanned="1" table:formula="of:=SUM([.HS3:.HS32]=[.$IQ3:.$IQ32])" office:value-type="float"/>
          <table:table-cell table:style-name="cellBest" table:number-matrix-columns-spanned="1" table:number-matrix-rows-spanned="1" table:formula="of:=SUM([.HT3:.HT32]=[.$IR3:.$IR32])" office:value-type="float"/>
          <table:table-cell table:number-matrix-columns-spanned="1" table:number-matrix-rows-spanned="1" table:formula="of:=SUM([.HU3:.HU32]=[.$IM3:.$IM32])" office:value-type="float"/>
          <table:table-cell table:number-matrix-columns-spanned="1" table:number-matrix-rows-spanned="1" table:formula="of:=SUM([.HV3:.HV32]=[.$IN3:.$IN32])" office:value-type="float"/>
          <table:table-cell table:number-matrix-columns-spanned="1" table:number-matrix-rows-spanned="1" table:formula="of:=SUM([.HW3:.HW32]=[.$IO3:.$IO32])" office:value-type="float"/>
          <table:table-cell table:number-matrix-columns-spanned="1" table:number-matrix-rows-spanned="1" table:formula="of:=SUM([.HX3:.HX32]=[.$IP3:.$IP32])" office:value-type="float"/>
          <table:table-cell table:number-matrix-columns-spanned="1" table:number-matrix-rows-spanned="1" table:formula="of:=SUM([.HY3:.HY32]=[.$IQ3:.$IQ32])" office:value-type="float"/>
          <table:table-cell table:number-matrix-columns-spanned="1" table:number-matrix-rows-spanned="1" table:formula="of:=SUM([.HZ3:.HZ32]=[.$IR3:.$IR32])" office:value-type="float"/>
          <table:table-cell table:number-matrix-columns-spanned="1" table:number-matrix-rows-spanned="1" table:formula="of:=SUM([.IA3:.IA32]=[.$IM3:.$IM32])" office:value-type="float"/>
          <table:table-cell table:number-matrix-columns-spanned="1" table:number-matrix-rows-spanned="1" table:formula="of:=SUM([.IB3:.IB32]=[.$IN3:.$IN32])" office:value-type="float"/>
          <table:table-cell table:number-matrix-columns-spanned="1" table:number-matrix-rows-spanned="1" table:formula="of:=SUM([.IC3:.IC32]=[.$IO3:.$IO32])" office:value-type="float"/>
          <table:table-cell table:number-matrix-columns-spanned="1" table:number-matrix-rows-spanned="1" table:formula="of:=SUM([.ID3:.ID32]=[.$IP3:.$IP32])" office:value-type="float"/>
          <table:table-cell table:number-matrix-columns-spanned="1" table:number-matrix-rows-spanned="1" table:formula="of:=SUM([.IE3:.IE32]=[.$IQ3:.$IQ32])" office:value-type="float"/>
          <table:table-cell table:number-matrix-columns-spanned="1" table:number-matrix-rows-spanned="1" table:formula="of:=SUM([.IF3:.IF32]=[.$IR3:.$IR32])" office:value-type="float"/>
          <table:table-cell table:number-matrix-columns-spanned="1" table:number-matrix-rows-spanned="1" table:formula="of:=SUM([.IG3:.IG32]=[.$IM3:.$IM32])" office:value-type="float"/>
          <table:table-cell table:number-matrix-columns-spanned="1" table:number-matrix-rows-spanned="1" table:formula="of:=SUM([.IH3:.IH32]=[.$IN3:.$IN32])" office:value-type="float"/>
          <table:table-cell table:number-matrix-columns-spanned="1" table:number-matrix-rows-spanned="1" table:formula="of:=SUM([.II3:.II32]=[.$IO3:.$IO32])" office:value-type="float"/>
          <table:table-cell table:number-matrix-columns-spanned="1" table:number-matrix-rows-spanned="1" table:formula="of:=SUM([.IJ3:.IJ32]=[.$IP3:.$IP32])" office:value-type="float"/>
          <table:table-cell table:number-matrix-columns-spanned="1" table:number-matrix-rows-spanned="1" table:formula="of:=SUM([.IK3:.IK32]=[.$IQ3:.$IQ32])" office:value-type="float"/>
          <table:table-cell table:number-matrix-columns-spanned="1" table:number-matrix-rows-spanned="1" table:formula="of:=SUM([.IL3:.IL32]=[.$IR3:.$IR3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2]&lt;[.$IS3:.$IS32])" office:value-type="float"/>
          <table:table-cell table:number-matrix-columns-spanned="1" table:number-matrix-rows-spanned="1" table:formula="of:=SUM([.C3:.C32]&lt;[.$IT3:.$IT32])" office:value-type="float"/>
          <table:table-cell table:number-matrix-columns-spanned="1" table:number-matrix-rows-spanned="1" table:formula="of:=SUM([.D3:.D32]&lt;[.$IU3:.$IU32])" office:value-type="float"/>
          <table:table-cell table:number-matrix-columns-spanned="1" table:number-matrix-rows-spanned="1" table:formula="of:=SUM([.E3:.E32]&lt;[.$IV3:.$IV32])" office:value-type="float"/>
          <table:table-cell table:number-matrix-columns-spanned="1" table:number-matrix-rows-spanned="1" table:formula="of:=SUM([.F3:.F32]&lt;[.$IX3:.$IX32])" office:value-type="float"/>
          <table:table-cell table:number-matrix-columns-spanned="1" table:number-matrix-rows-spanned="1" table:formula="of:=SUM([.G3:.G32]&lt;[.$IS3:.$IS32])" office:value-type="float"/>
          <table:table-cell table:number-matrix-columns-spanned="1" table:number-matrix-rows-spanned="1" table:formula="of:=SUM([.H3:.H32]&lt;[.$IT3:.$IT32])" office:value-type="float"/>
          <table:table-cell table:number-matrix-columns-spanned="1" table:number-matrix-rows-spanned="1" table:formula="of:=SUM([.I3:.I32]&lt;[.$IU3:.$IU32])" office:value-type="float"/>
          <table:table-cell table:number-matrix-columns-spanned="1" table:number-matrix-rows-spanned="1" table:formula="of:=SUM([.J3:.J32]&lt;[.$IV3:.$IV32])" office:value-type="float"/>
          <table:table-cell table:style-name="cellBest" table:number-matrix-columns-spanned="1" table:number-matrix-rows-spanned="1" table:formula="of:=SUM([.K3:.K32]&lt;[.$IW3:.$IW32])" office:value-type="float"/>
          <table:table-cell table:number-matrix-columns-spanned="1" table:number-matrix-rows-spanned="1" table:formula="of:=SUM([.L3:.L32]&lt;[.$IX3:.$IX32])" office:value-type="float"/>
          <table:table-cell table:number-matrix-columns-spanned="1" table:number-matrix-rows-spanned="1" table:formula="of:=SUM([.M3:.M32]&lt;[.$IS3:.$IS32])" office:value-type="float"/>
          <table:table-cell table:number-matrix-columns-spanned="1" table:number-matrix-rows-spanned="1" table:formula="of:=SUM([.N3:.N32]&lt;[.$IT3:.$IT32])" office:value-type="float"/>
          <table:table-cell table:number-matrix-columns-spanned="1" table:number-matrix-rows-spanned="1" table:formula="of:=SUM([.O3:.O32]&lt;[.$IU3:.$IU32])" office:value-type="float"/>
          <table:table-cell table:number-matrix-columns-spanned="1" table:number-matrix-rows-spanned="1" table:formula="of:=SUM([.P3:.P32]&lt;[.$IV3:.$IV32])" office:value-type="float"/>
          <table:table-cell table:style-name="cellBest" table:number-matrix-columns-spanned="1" table:number-matrix-rows-spanned="1" table:formula="of:=SUM([.Q3:.Q32]&lt;[.$IW3:.$IW32])" office:value-type="float"/>
          <table:table-cell table:number-matrix-columns-spanned="1" table:number-matrix-rows-spanned="1" table:formula="of:=SUM([.R3:.R32]&lt;[.$IX3:.$IX32])" office:value-type="float"/>
          <table:table-cell table:number-matrix-columns-spanned="1" table:number-matrix-rows-spanned="1" table:formula="of:=SUM([.S3:.S32]&lt;[.$IS3:.$IS32])" office:value-type="float"/>
          <table:table-cell table:number-matrix-columns-spanned="1" table:number-matrix-rows-spanned="1" table:formula="of:=SUM([.T3:.T32]&lt;[.$IT3:.$IT32])" office:value-type="float"/>
          <table:table-cell table:number-matrix-columns-spanned="1" table:number-matrix-rows-spanned="1" table:formula="of:=SUM([.U3:.U32]&lt;[.$IU3:.$IU32])" office:value-type="float"/>
          <table:table-cell table:number-matrix-columns-spanned="1" table:number-matrix-rows-spanned="1" table:formula="of:=SUM([.V3:.V32]&lt;[.$IV3:.$IV32])" office:value-type="float"/>
          <table:table-cell table:number-matrix-columns-spanned="1" table:number-matrix-rows-spanned="1" table:formula="of:=SUM([.W3:.W32]&lt;[.$IW3:.$IW32])" office:value-type="float"/>
          <table:table-cell table:number-matrix-columns-spanned="1" table:number-matrix-rows-spanned="1" table:formula="of:=SUM([.X3:.X32]&lt;[.$IX3:.$IX32])" office:value-type="float"/>
          <table:table-cell table:number-matrix-columns-spanned="1" table:number-matrix-rows-spanned="1" table:formula="of:=SUM([.Y3:.Y32]&lt;[.$IS3:.$IS32])" office:value-type="float"/>
          <table:table-cell table:style-name="cellBest" table:number-matrix-columns-spanned="1" table:number-matrix-rows-spanned="1" table:formula="of:=SUM([.Z3:.Z32]&lt;[.$IT3:.$IT32])" office:value-type="float"/>
          <table:table-cell table:number-matrix-columns-spanned="1" table:number-matrix-rows-spanned="1" table:formula="of:=SUM([.AA3:.AA32]&lt;[.$IU3:.$IU32])" office:value-type="float"/>
          <table:table-cell table:number-matrix-columns-spanned="1" table:number-matrix-rows-spanned="1" table:formula="of:=SUM([.AB3:.AB32]&lt;[.$IV3:.$IV32])" office:value-type="float"/>
          <table:table-cell table:number-matrix-columns-spanned="1" table:number-matrix-rows-spanned="1" table:formula="of:=SUM([.AC3:.AC32]&lt;[.$IW3:.$IW32])" office:value-type="float"/>
          <table:table-cell table:number-matrix-columns-spanned="1" table:number-matrix-rows-spanned="1" table:formula="of:=SUM([.AD3:.AD32]&lt;[.$IX3:.$IX32])" office:value-type="float"/>
          <table:table-cell table:number-matrix-columns-spanned="1" table:number-matrix-rows-spanned="1" table:formula="of:=SUM([.AE3:.AE32]&lt;[.$IS3:.$IS32])" office:value-type="float"/>
          <table:table-cell table:number-matrix-columns-spanned="1" table:number-matrix-rows-spanned="1" table:formula="of:=SUM([.AF3:.AF32]&lt;[.$IT3:.$IT32])" office:value-type="float"/>
          <table:table-cell table:number-matrix-columns-spanned="1" table:number-matrix-rows-spanned="1" table:formula="of:=SUM([.AG3:.AG32]&lt;[.$IU3:.$IU32])" office:value-type="float"/>
          <table:table-cell table:number-matrix-columns-spanned="1" table:number-matrix-rows-spanned="1" table:formula="of:=SUM([.AH3:.AH32]&lt;[.$IV3:.$IV32])" office:value-type="float"/>
          <table:table-cell table:number-matrix-columns-spanned="1" table:number-matrix-rows-spanned="1" table:formula="of:=SUM([.AI3:.AI32]&lt;[.$IW3:.$IW32])" office:value-type="float"/>
          <table:table-cell table:number-matrix-columns-spanned="1" table:number-matrix-rows-spanned="1" table:formula="of:=SUM([.AJ3:.AJ32]&lt;[.$IX3:.$IX32])" office:value-type="float"/>
          <table:table-cell table:number-matrix-columns-spanned="1" table:number-matrix-rows-spanned="1" table:formula="of:=SUM([.AK3:.AK32]&lt;[.$IS3:.$IS32])" office:value-type="float"/>
          <table:table-cell table:style-name="cellBest" table:number-matrix-columns-spanned="1" table:number-matrix-rows-spanned="1" table:formula="of:=SUM([.AL3:.AL32]&lt;[.$IT3:.$IT32])" office:value-type="float"/>
          <table:table-cell table:number-matrix-columns-spanned="1" table:number-matrix-rows-spanned="1" table:formula="of:=SUM([.AM3:.AM32]&lt;[.$IU3:.$IU32])" office:value-type="float"/>
          <table:table-cell table:number-matrix-columns-spanned="1" table:number-matrix-rows-spanned="1" table:formula="of:=SUM([.AN3:.AN32]&lt;[.$IV3:.$IV32])" office:value-type="float"/>
          <table:table-cell table:number-matrix-columns-spanned="1" table:number-matrix-rows-spanned="1" table:formula="of:=SUM([.AO3:.AO32]&lt;[.$IW3:.$IW32])" office:value-type="float"/>
          <table:table-cell table:number-matrix-columns-spanned="1" table:number-matrix-rows-spanned="1" table:formula="of:=SUM([.AP3:.AP32]&lt;[.$IX3:.$IX32])" office:value-type="float"/>
          <table:table-cell table:number-matrix-columns-spanned="1" table:number-matrix-rows-spanned="1" table:formula="of:=SUM([.AQ3:.AQ32]&lt;[.$IS3:.$IS32])" office:value-type="float"/>
          <table:table-cell table:style-name="cellBest" table:number-matrix-columns-spanned="1" table:number-matrix-rows-spanned="1" table:formula="of:=SUM([.AR3:.AR32]&lt;[.$IT3:.$IT32])" office:value-type="float"/>
          <table:table-cell table:number-matrix-columns-spanned="1" table:number-matrix-rows-spanned="1" table:formula="of:=SUM([.AS3:.AS32]&lt;[.$IU3:.$IU32])" office:value-type="float"/>
          <table:table-cell table:number-matrix-columns-spanned="1" table:number-matrix-rows-spanned="1" table:formula="of:=SUM([.AT3:.AT32]&lt;[.$IV3:.$IV32])" office:value-type="float"/>
          <table:table-cell table:number-matrix-columns-spanned="1" table:number-matrix-rows-spanned="1" table:formula="of:=SUM([.AU3:.AU32]&lt;[.$IW3:.$IW32])" office:value-type="float"/>
          <table:table-cell table:number-matrix-columns-spanned="1" table:number-matrix-rows-spanned="1" table:formula="of:=SUM([.AV3:.AV32]&lt;[.$IX3:.$IX32])" office:value-type="float"/>
          <table:table-cell table:number-matrix-columns-spanned="1" table:number-matrix-rows-spanned="1" table:formula="of:=SUM([.AW3:.AW32]&lt;[.$IS3:.$IS32])" office:value-type="float"/>
          <table:table-cell table:number-matrix-columns-spanned="1" table:number-matrix-rows-spanned="1" table:formula="of:=SUM([.AX3:.AX32]&lt;[.$IT3:.$IT32])" office:value-type="float"/>
          <table:table-cell table:number-matrix-columns-spanned="1" table:number-matrix-rows-spanned="1" table:formula="of:=SUM([.AY3:.AY32]&lt;[.$IU3:.$IU32])" office:value-type="float"/>
          <table:table-cell table:number-matrix-columns-spanned="1" table:number-matrix-rows-spanned="1" table:formula="of:=SUM([.AZ3:.AZ32]&lt;[.$IV3:.$IV32])" office:value-type="float"/>
          <table:table-cell table:number-matrix-columns-spanned="1" table:number-matrix-rows-spanned="1" table:formula="of:=SUM([.BA3:.BA32]&lt;[.$IW3:.$IW32])" office:value-type="float"/>
          <table:table-cell table:number-matrix-columns-spanned="1" table:number-matrix-rows-spanned="1" table:formula="of:=SUM([.BB3:.BB32]&lt;[.$IX3:.$IX32])" office:value-type="float"/>
          <table:table-cell table:number-matrix-columns-spanned="1" table:number-matrix-rows-spanned="1" table:formula="of:=SUM([.BC3:.BC32]&lt;[.$IS3:.$IS32])" office:value-type="float"/>
          <table:table-cell table:number-matrix-columns-spanned="1" table:number-matrix-rows-spanned="1" table:formula="of:=SUM([.BD3:.BD32]&lt;[.$IT3:.$IT32])" office:value-type="float"/>
          <table:table-cell table:number-matrix-columns-spanned="1" table:number-matrix-rows-spanned="1" table:formula="of:=SUM([.BE3:.BE32]&lt;[.$IU3:.$IU32])" office:value-type="float"/>
          <table:table-cell table:number-matrix-columns-spanned="1" table:number-matrix-rows-spanned="1" table:formula="of:=SUM([.BF3:.BF32]&lt;[.$IV3:.$IV32])" office:value-type="float"/>
          <table:table-cell table:number-matrix-columns-spanned="1" table:number-matrix-rows-spanned="1" table:formula="of:=SUM([.BG3:.BG32]&lt;[.$IW3:.$IW32])" office:value-type="float"/>
          <table:table-cell table:number-matrix-columns-spanned="1" table:number-matrix-rows-spanned="1" table:formula="of:=SUM([.BH3:.BH32]&lt;[.$IX3:.$IX32])" office:value-type="float"/>
          <table:table-cell table:number-matrix-columns-spanned="1" table:number-matrix-rows-spanned="1" table:formula="of:=SUM([.BI3:.BI32]&lt;[.$IS3:.$IS32])" office:value-type="float"/>
          <table:table-cell table:number-matrix-columns-spanned="1" table:number-matrix-rows-spanned="1" table:formula="of:=SUM([.BJ3:.BJ32]&lt;[.$IT3:.$IT32])" office:value-type="float"/>
          <table:table-cell table:number-matrix-columns-spanned="1" table:number-matrix-rows-spanned="1" table:formula="of:=SUM([.BK3:.BK32]&lt;[.$IU3:.$IU32])" office:value-type="float"/>
          <table:table-cell table:number-matrix-columns-spanned="1" table:number-matrix-rows-spanned="1" table:formula="of:=SUM([.BL3:.BL32]&lt;[.$IV3:.$IV32])" office:value-type="float"/>
          <table:table-cell table:number-matrix-columns-spanned="1" table:number-matrix-rows-spanned="1" table:formula="of:=SUM([.BM3:.BM32]&lt;[.$IW3:.$IW32])" office:value-type="float"/>
          <table:table-cell table:number-matrix-columns-spanned="1" table:number-matrix-rows-spanned="1" table:formula="of:=SUM([.BN3:.BN32]&lt;[.$IX3:.$IX32])" office:value-type="float"/>
          <table:table-cell table:number-matrix-columns-spanned="1" table:number-matrix-rows-spanned="1" table:formula="of:=SUM([.BO3:.BO32]&lt;[.$IS3:.$IS32])" office:value-type="float"/>
          <table:table-cell table:number-matrix-columns-spanned="1" table:number-matrix-rows-spanned="1" table:formula="of:=SUM([.BP3:.BP32]&lt;[.$IT3:.$IT32])" office:value-type="float"/>
          <table:table-cell table:number-matrix-columns-spanned="1" table:number-matrix-rows-spanned="1" table:formula="of:=SUM([.BQ3:.BQ32]&lt;[.$IU3:.$IU32])" office:value-type="float"/>
          <table:table-cell table:number-matrix-columns-spanned="1" table:number-matrix-rows-spanned="1" table:formula="of:=SUM([.BR3:.BR32]&lt;[.$IV3:.$IV32])" office:value-type="float"/>
          <table:table-cell table:number-matrix-columns-spanned="1" table:number-matrix-rows-spanned="1" table:formula="of:=SUM([.BS3:.BS32]&lt;[.$IW3:.$IW32])" office:value-type="float"/>
          <table:table-cell table:number-matrix-columns-spanned="1" table:number-matrix-rows-spanned="1" table:formula="of:=SUM([.BT3:.BT32]&lt;[.$IX3:.$IX32])" office:value-type="float"/>
          <table:table-cell table:number-matrix-columns-spanned="1" table:number-matrix-rows-spanned="1" table:formula="of:=SUM([.BU3:.BU32]&lt;[.$IS3:.$IS32])" office:value-type="float"/>
          <table:table-cell table:number-matrix-columns-spanned="1" table:number-matrix-rows-spanned="1" table:formula="of:=SUM([.BV3:.BV32]&lt;[.$IT3:.$IT32])" office:value-type="float"/>
          <table:table-cell table:number-matrix-columns-spanned="1" table:number-matrix-rows-spanned="1" table:formula="of:=SUM([.BW3:.BW32]&lt;[.$IU3:.$IU32])" office:value-type="float"/>
          <table:table-cell table:number-matrix-columns-spanned="1" table:number-matrix-rows-spanned="1" table:formula="of:=SUM([.BX3:.BX32]&lt;[.$IV3:.$IV32])" office:value-type="float"/>
          <table:table-cell table:number-matrix-columns-spanned="1" table:number-matrix-rows-spanned="1" table:formula="of:=SUM([.BY3:.BY32]&lt;[.$IW3:.$IW32])" office:value-type="float"/>
          <table:table-cell table:number-matrix-columns-spanned="1" table:number-matrix-rows-spanned="1" table:formula="of:=SUM([.BZ3:.BZ32]&lt;[.$IX3:.$IX32])" office:value-type="float"/>
          <table:table-cell table:number-matrix-columns-spanned="1" table:number-matrix-rows-spanned="1" table:formula="of:=SUM([.CA3:.CA32]&lt;[.$IS3:.$IS32])" office:value-type="float"/>
          <table:table-cell table:number-matrix-columns-spanned="1" table:number-matrix-rows-spanned="1" table:formula="of:=SUM([.CB3:.CB32]&lt;[.$IT3:.$IT32])" office:value-type="float"/>
          <table:table-cell table:number-matrix-columns-spanned="1" table:number-matrix-rows-spanned="1" table:formula="of:=SUM([.CC3:.CC32]&lt;[.$IU3:.$IU32])" office:value-type="float"/>
          <table:table-cell table:number-matrix-columns-spanned="1" table:number-matrix-rows-spanned="1" table:formula="of:=SUM([.CD3:.CD32]&lt;[.$IV3:.$IV32])" office:value-type="float"/>
          <table:table-cell table:number-matrix-columns-spanned="1" table:number-matrix-rows-spanned="1" table:formula="of:=SUM([.CE3:.CE32]&lt;[.$IW3:.$IW32])" office:value-type="float"/>
          <table:table-cell table:number-matrix-columns-spanned="1" table:number-matrix-rows-spanned="1" table:formula="of:=SUM([.CF3:.CF32]&lt;[.$IX3:.$IX32])" office:value-type="float"/>
          <table:table-cell table:number-matrix-columns-spanned="1" table:number-matrix-rows-spanned="1" table:formula="of:=SUM([.CG3:.CG32]&lt;[.$IS3:.$IS32])" office:value-type="float"/>
          <table:table-cell table:number-matrix-columns-spanned="1" table:number-matrix-rows-spanned="1" table:formula="of:=SUM([.CH3:.CH32]&lt;[.$IT3:.$IT32])" office:value-type="float"/>
          <table:table-cell table:style-name="cellBest" table:number-matrix-columns-spanned="1" table:number-matrix-rows-spanned="1" table:formula="of:=SUM([.CI3:.CI32]&lt;[.$IU3:.$IU32])" office:value-type="float"/>
          <table:table-cell table:style-name="cellBest" table:number-matrix-columns-spanned="1" table:number-matrix-rows-spanned="1" table:formula="of:=SUM([.CJ3:.CJ32]&lt;[.$IV3:.$IV32])" office:value-type="float"/>
          <table:table-cell table:number-matrix-columns-spanned="1" table:number-matrix-rows-spanned="1" table:formula="of:=SUM([.CK3:.CK32]&lt;[.$IW3:.$IW32])" office:value-type="float"/>
          <table:table-cell table:number-matrix-columns-spanned="1" table:number-matrix-rows-spanned="1" table:formula="of:=SUM([.CL3:.CL32]&lt;[.$IX3:.$IX32])" office:value-type="float"/>
          <table:table-cell table:number-matrix-columns-spanned="1" table:number-matrix-rows-spanned="1" table:formula="of:=SUM([.CM3:.CM32]&lt;[.$IS3:.$IS32])" office:value-type="float"/>
          <table:table-cell table:number-matrix-columns-spanned="1" table:number-matrix-rows-spanned="1" table:formula="of:=SUM([.CN3:.CN32]&lt;[.$IT3:.$IT32])" office:value-type="float"/>
          <table:table-cell table:number-matrix-columns-spanned="1" table:number-matrix-rows-spanned="1" table:formula="of:=SUM([.CO3:.CO32]&lt;[.$IU3:.$IU32])" office:value-type="float"/>
          <table:table-cell table:number-matrix-columns-spanned="1" table:number-matrix-rows-spanned="1" table:formula="of:=SUM([.CP3:.CP32]&lt;[.$IV3:.$IV32])" office:value-type="float"/>
          <table:table-cell table:style-name="cellBest" table:number-matrix-columns-spanned="1" table:number-matrix-rows-spanned="1" table:formula="of:=SUM([.CQ3:.CQ32]&lt;[.$IW3:.$IW32])" office:value-type="float"/>
          <table:table-cell table:number-matrix-columns-spanned="1" table:number-matrix-rows-spanned="1" table:formula="of:=SUM([.CR3:.CR32]&lt;[.$IX3:.$IX32])" office:value-type="float"/>
          <table:table-cell table:number-matrix-columns-spanned="1" table:number-matrix-rows-spanned="1" table:formula="of:=SUM([.CS3:.CS32]&lt;[.$IS3:.$IS32])" office:value-type="float"/>
          <table:table-cell table:number-matrix-columns-spanned="1" table:number-matrix-rows-spanned="1" table:formula="of:=SUM([.CT3:.CT32]&lt;[.$IT3:.$IT32])" office:value-type="float"/>
          <table:table-cell table:number-matrix-columns-spanned="1" table:number-matrix-rows-spanned="1" table:formula="of:=SUM([.CU3:.CU32]&lt;[.$IU3:.$IU32])" office:value-type="float"/>
          <table:table-cell table:number-matrix-columns-spanned="1" table:number-matrix-rows-spanned="1" table:formula="of:=SUM([.CV3:.CV32]&lt;[.$IV3:.$IV32])" office:value-type="float"/>
          <table:table-cell table:number-matrix-columns-spanned="1" table:number-matrix-rows-spanned="1" table:formula="of:=SUM([.CW3:.CW32]&lt;[.$IW3:.$IW32])" office:value-type="float"/>
          <table:table-cell table:number-matrix-columns-spanned="1" table:number-matrix-rows-spanned="1" table:formula="of:=SUM([.CX3:.CX32]&lt;[.$IX3:.$IX32])" office:value-type="float"/>
          <table:table-cell table:number-matrix-columns-spanned="1" table:number-matrix-rows-spanned="1" table:formula="of:=SUM([.CY3:.CY32]&lt;[.$IS3:.$IS32])" office:value-type="float"/>
          <table:table-cell table:number-matrix-columns-spanned="1" table:number-matrix-rows-spanned="1" table:formula="of:=SUM([.CZ3:.CZ32]&lt;[.$IT3:.$IT32])" office:value-type="float"/>
          <table:table-cell table:number-matrix-columns-spanned="1" table:number-matrix-rows-spanned="1" table:formula="of:=SUM([.DA3:.DA32]&lt;[.$IU3:.$IU32])" office:value-type="float"/>
          <table:table-cell table:number-matrix-columns-spanned="1" table:number-matrix-rows-spanned="1" table:formula="of:=SUM([.DB3:.DB32]&lt;[.$IV3:.$IV32])" office:value-type="float"/>
          <table:table-cell table:number-matrix-columns-spanned="1" table:number-matrix-rows-spanned="1" table:formula="of:=SUM([.DC3:.DC32]&lt;[.$IW3:.$IW32])" office:value-type="float"/>
          <table:table-cell table:number-matrix-columns-spanned="1" table:number-matrix-rows-spanned="1" table:formula="of:=SUM([.DD3:.DD32]&lt;[.$IX3:.$IX32])" office:value-type="float"/>
          <table:table-cell table:number-matrix-columns-spanned="1" table:number-matrix-rows-spanned="1" table:formula="of:=SUM([.DE3:.DE32]&lt;[.$IS3:.$IS32])" office:value-type="float"/>
          <table:table-cell table:style-name="cellWorst" table:number-matrix-columns-spanned="1" table:number-matrix-rows-spanned="1" table:formula="of:=SUM([.DF3:.DF32]&lt;[.$IT3:.$IT32])" office:value-type="float"/>
          <table:table-cell table:number-matrix-columns-spanned="1" table:number-matrix-rows-spanned="1" table:formula="of:=SUM([.DG3:.DG32]&lt;[.$IU3:.$IU32])" office:value-type="float"/>
          <table:table-cell table:number-matrix-columns-spanned="1" table:number-matrix-rows-spanned="1" table:formula="of:=SUM([.DH3:.DH32]&lt;[.$IV3:.$IV32])" office:value-type="float"/>
          <table:table-cell table:number-matrix-columns-spanned="1" table:number-matrix-rows-spanned="1" table:formula="of:=SUM([.DI3:.DI32]&lt;[.$IW3:.$IW32])" office:value-type="float"/>
          <table:table-cell table:number-matrix-columns-spanned="1" table:number-matrix-rows-spanned="1" table:formula="of:=SUM([.DJ3:.DJ32]&lt;[.$IX3:.$IX32])" office:value-type="float"/>
          <table:table-cell table:number-matrix-columns-spanned="1" table:number-matrix-rows-spanned="1" table:formula="of:=SUM([.DK3:.DK32]&lt;[.$IS3:.$IS32])" office:value-type="float"/>
          <table:table-cell table:number-matrix-columns-spanned="1" table:number-matrix-rows-spanned="1" table:formula="of:=SUM([.DL3:.DL32]&lt;[.$IT3:.$IT32])" office:value-type="float"/>
          <table:table-cell table:number-matrix-columns-spanned="1" table:number-matrix-rows-spanned="1" table:formula="of:=SUM([.DM3:.DM32]&lt;[.$IU3:.$IU32])" office:value-type="float"/>
          <table:table-cell table:number-matrix-columns-spanned="1" table:number-matrix-rows-spanned="1" table:formula="of:=SUM([.DN3:.DN32]&lt;[.$IV3:.$IV32])" office:value-type="float"/>
          <table:table-cell table:number-matrix-columns-spanned="1" table:number-matrix-rows-spanned="1" table:formula="of:=SUM([.DO3:.DO32]&lt;[.$IW3:.$IW32])" office:value-type="float"/>
          <table:table-cell table:number-matrix-columns-spanned="1" table:number-matrix-rows-spanned="1" table:formula="of:=SUM([.DP3:.DP32]&lt;[.$IX3:.$IX32])" office:value-type="float"/>
          <table:table-cell table:style-name="cellBest" table:number-matrix-columns-spanned="1" table:number-matrix-rows-spanned="1" table:formula="of:=SUM([.DQ3:.DQ32]&lt;[.$IS3:.$IS32])" office:value-type="float"/>
          <table:table-cell table:style-name="cellBest" table:number-matrix-columns-spanned="1" table:number-matrix-rows-spanned="1" table:formula="of:=SUM([.DR3:.DR32]&lt;[.$IT3:.$IT32])" office:value-type="float"/>
          <table:table-cell table:number-matrix-columns-spanned="1" table:number-matrix-rows-spanned="1" table:formula="of:=SUM([.DS3:.DS32]&lt;[.$IU3:.$IU32])" office:value-type="float"/>
          <table:table-cell table:number-matrix-columns-spanned="1" table:number-matrix-rows-spanned="1" table:formula="of:=SUM([.DT3:.DT32]&lt;[.$IV3:.$IV32])" office:value-type="float"/>
          <table:table-cell table:number-matrix-columns-spanned="1" table:number-matrix-rows-spanned="1" table:formula="of:=SUM([.DU3:.DU32]&lt;[.$IW3:.$IW32])" office:value-type="float"/>
          <table:table-cell table:number-matrix-columns-spanned="1" table:number-matrix-rows-spanned="1" table:formula="of:=SUM([.DV3:.DV32]&lt;[.$IX3:.$IX32])" office:value-type="float"/>
          <table:table-cell table:number-matrix-columns-spanned="1" table:number-matrix-rows-spanned="1" table:formula="of:=SUM([.DW3:.DW32]&lt;[.$IS3:.$IS32])" office:value-type="float"/>
          <table:table-cell table:style-name="cellWorst" table:number-matrix-columns-spanned="1" table:number-matrix-rows-spanned="1" table:formula="of:=SUM([.DX3:.DX32]&lt;[.$IT3:.$IT32])" office:value-type="float"/>
          <table:table-cell table:number-matrix-columns-spanned="1" table:number-matrix-rows-spanned="1" table:formula="of:=SUM([.DY3:.DY32]&lt;[.$IU3:.$IU32])" office:value-type="float"/>
          <table:table-cell table:number-matrix-columns-spanned="1" table:number-matrix-rows-spanned="1" table:formula="of:=SUM([.DZ3:.DZ32]&lt;[.$IV3:.$IV32])" office:value-type="float"/>
          <table:table-cell table:number-matrix-columns-spanned="1" table:number-matrix-rows-spanned="1" table:formula="of:=SUM([.EA3:.EA32]&lt;[.$IW3:.$IW32])" office:value-type="float"/>
          <table:table-cell table:number-matrix-columns-spanned="1" table:number-matrix-rows-spanned="1" table:formula="of:=SUM([.EB3:.EB32]&lt;[.$IX3:.$IX32])" office:value-type="float"/>
          <table:table-cell table:number-matrix-columns-spanned="1" table:number-matrix-rows-spanned="1" table:formula="of:=SUM([.EC3:.EC32]&lt;[.$IS3:.$IS32])" office:value-type="float"/>
          <table:table-cell table:number-matrix-columns-spanned="1" table:number-matrix-rows-spanned="1" table:formula="of:=SUM([.ED3:.ED32]&lt;[.$IT3:.$IT32])" office:value-type="float"/>
          <table:table-cell table:number-matrix-columns-spanned="1" table:number-matrix-rows-spanned="1" table:formula="of:=SUM([.EE3:.EE32]&lt;[.$IU3:.$IU32])" office:value-type="float"/>
          <table:table-cell table:number-matrix-columns-spanned="1" table:number-matrix-rows-spanned="1" table:formula="of:=SUM([.EF3:.EF32]&lt;[.$IV3:.$IV32])" office:value-type="float"/>
          <table:table-cell table:number-matrix-columns-spanned="1" table:number-matrix-rows-spanned="1" table:formula="of:=SUM([.EG3:.EG32]&lt;[.$IW3:.$IW32])" office:value-type="float"/>
          <table:table-cell table:number-matrix-columns-spanned="1" table:number-matrix-rows-spanned="1" table:formula="of:=SUM([.EH3:.EH32]&lt;[.$IX3:.$IX32])" office:value-type="float"/>
          <table:table-cell table:number-matrix-columns-spanned="1" table:number-matrix-rows-spanned="1" table:formula="of:=SUM([.EI3:.EI32]&lt;[.$IS3:.$IS32])" office:value-type="float"/>
          <table:table-cell table:number-matrix-columns-spanned="1" table:number-matrix-rows-spanned="1" table:formula="of:=SUM([.EJ3:.EJ32]&lt;[.$IT3:.$IT32])" office:value-type="float"/>
          <table:table-cell table:number-matrix-columns-spanned="1" table:number-matrix-rows-spanned="1" table:formula="of:=SUM([.EK3:.EK32]&lt;[.$IU3:.$IU32])" office:value-type="float"/>
          <table:table-cell table:number-matrix-columns-spanned="1" table:number-matrix-rows-spanned="1" table:formula="of:=SUM([.EL3:.EL32]&lt;[.$IV3:.$IV32])" office:value-type="float"/>
          <table:table-cell table:number-matrix-columns-spanned="1" table:number-matrix-rows-spanned="1" table:formula="of:=SUM([.EM3:.EM32]&lt;[.$IW3:.$IW32])" office:value-type="float"/>
          <table:table-cell table:number-matrix-columns-spanned="1" table:number-matrix-rows-spanned="1" table:formula="of:=SUM([.EN3:.EN32]&lt;[.$IX3:.$IX32])" office:value-type="float"/>
          <table:table-cell table:number-matrix-columns-spanned="1" table:number-matrix-rows-spanned="1" table:formula="of:=SUM([.EO3:.EO32]&lt;[.$IS3:.$IS32])" office:value-type="float"/>
          <table:table-cell table:number-matrix-columns-spanned="1" table:number-matrix-rows-spanned="1" table:formula="of:=SUM([.EP3:.EP32]&lt;[.$IT3:.$IT32])" office:value-type="float"/>
          <table:table-cell table:number-matrix-columns-spanned="1" table:number-matrix-rows-spanned="1" table:formula="of:=SUM([.EQ3:.EQ32]&lt;[.$IU3:.$IU32])" office:value-type="float"/>
          <table:table-cell table:number-matrix-columns-spanned="1" table:number-matrix-rows-spanned="1" table:formula="of:=SUM([.ER3:.ER32]&lt;[.$IV3:.$IV32])" office:value-type="float"/>
          <table:table-cell table:number-matrix-columns-spanned="1" table:number-matrix-rows-spanned="1" table:formula="of:=SUM([.ES3:.ES32]&lt;[.$IW3:.$IW32])" office:value-type="float"/>
          <table:table-cell table:number-matrix-columns-spanned="1" table:number-matrix-rows-spanned="1" table:formula="of:=SUM([.ET3:.ET32]&lt;[.$IX3:.$IX32])" office:value-type="float"/>
          <table:table-cell table:number-matrix-columns-spanned="1" table:number-matrix-rows-spanned="1" table:formula="of:=SUM([.EU3:.EU32]&lt;[.$IS3:.$IS32])" office:value-type="float"/>
          <table:table-cell table:number-matrix-columns-spanned="1" table:number-matrix-rows-spanned="1" table:formula="of:=SUM([.EV3:.EV32]&lt;[.$IT3:.$IT32])" office:value-type="float"/>
          <table:table-cell table:number-matrix-columns-spanned="1" table:number-matrix-rows-spanned="1" table:formula="of:=SUM([.EW3:.EW32]&lt;[.$IU3:.$IU32])" office:value-type="float"/>
          <table:table-cell table:number-matrix-columns-spanned="1" table:number-matrix-rows-spanned="1" table:formula="of:=SUM([.EX3:.EX32]&lt;[.$IV3:.$IV32])" office:value-type="float"/>
          <table:table-cell table:number-matrix-columns-spanned="1" table:number-matrix-rows-spanned="1" table:formula="of:=SUM([.EY3:.EY32]&lt;[.$IW3:.$IW32])" office:value-type="float"/>
          <table:table-cell table:number-matrix-columns-spanned="1" table:number-matrix-rows-spanned="1" table:formula="of:=SUM([.EZ3:.EZ32]&lt;[.$IX3:.$IX32])" office:value-type="float"/>
          <table:table-cell table:number-matrix-columns-spanned="1" table:number-matrix-rows-spanned="1" table:formula="of:=SUM([.FA3:.FA32]&lt;[.$IS3:.$IS32])" office:value-type="float"/>
          <table:table-cell table:number-matrix-columns-spanned="1" table:number-matrix-rows-spanned="1" table:formula="of:=SUM([.FB3:.FB32]&lt;[.$IT3:.$IT32])" office:value-type="float"/>
          <table:table-cell table:number-matrix-columns-spanned="1" table:number-matrix-rows-spanned="1" table:formula="of:=SUM([.FC3:.FC32]&lt;[.$IU3:.$IU32])" office:value-type="float"/>
          <table:table-cell table:number-matrix-columns-spanned="1" table:number-matrix-rows-spanned="1" table:formula="of:=SUM([.FD3:.FD32]&lt;[.$IV3:.$IV32])" office:value-type="float"/>
          <table:table-cell table:number-matrix-columns-spanned="1" table:number-matrix-rows-spanned="1" table:formula="of:=SUM([.FE3:.FE32]&lt;[.$IW3:.$IW32])" office:value-type="float"/>
          <table:table-cell table:number-matrix-columns-spanned="1" table:number-matrix-rows-spanned="1" table:formula="of:=SUM([.FF3:.FF32]&lt;[.$IX3:.$IX32])" office:value-type="float"/>
          <table:table-cell table:number-matrix-columns-spanned="1" table:number-matrix-rows-spanned="1" table:formula="of:=SUM([.FG3:.FG32]&lt;[.$IS3:.$IS32])" office:value-type="float"/>
          <table:table-cell table:number-matrix-columns-spanned="1" table:number-matrix-rows-spanned="1" table:formula="of:=SUM([.FH3:.FH32]&lt;[.$IT3:.$IT32])" office:value-type="float"/>
          <table:table-cell table:number-matrix-columns-spanned="1" table:number-matrix-rows-spanned="1" table:formula="of:=SUM([.FI3:.FI32]&lt;[.$IU3:.$IU32])" office:value-type="float"/>
          <table:table-cell table:number-matrix-columns-spanned="1" table:number-matrix-rows-spanned="1" table:formula="of:=SUM([.FJ3:.FJ32]&lt;[.$IV3:.$IV32])" office:value-type="float"/>
          <table:table-cell table:number-matrix-columns-spanned="1" table:number-matrix-rows-spanned="1" table:formula="of:=SUM([.FK3:.FK32]&lt;[.$IW3:.$IW32])" office:value-type="float"/>
          <table:table-cell table:number-matrix-columns-spanned="1" table:number-matrix-rows-spanned="1" table:formula="of:=SUM([.FL3:.FL32]&lt;[.$IX3:.$IX32])" office:value-type="float"/>
          <table:table-cell table:number-matrix-columns-spanned="1" table:number-matrix-rows-spanned="1" table:formula="of:=SUM([.FM3:.FM32]&lt;[.$IS3:.$IS32])" office:value-type="float"/>
          <table:table-cell table:number-matrix-columns-spanned="1" table:number-matrix-rows-spanned="1" table:formula="of:=SUM([.FN3:.FN32]&lt;[.$IT3:.$IT32])" office:value-type="float"/>
          <table:table-cell table:number-matrix-columns-spanned="1" table:number-matrix-rows-spanned="1" table:formula="of:=SUM([.FO3:.FO32]&lt;[.$IU3:.$IU32])" office:value-type="float"/>
          <table:table-cell table:number-matrix-columns-spanned="1" table:number-matrix-rows-spanned="1" table:formula="of:=SUM([.FP3:.FP32]&lt;[.$IV3:.$IV32])" office:value-type="float"/>
          <table:table-cell table:number-matrix-columns-spanned="1" table:number-matrix-rows-spanned="1" table:formula="of:=SUM([.FQ3:.FQ32]&lt;[.$IW3:.$IW32])" office:value-type="float"/>
          <table:table-cell table:number-matrix-columns-spanned="1" table:number-matrix-rows-spanned="1" table:formula="of:=SUM([.FR3:.FR32]&lt;[.$IX3:.$IX32])" office:value-type="float"/>
          <table:table-cell table:number-matrix-columns-spanned="1" table:number-matrix-rows-spanned="1" table:formula="of:=SUM([.FS3:.FS32]&lt;[.$IS3:.$IS32])" office:value-type="float"/>
          <table:table-cell table:number-matrix-columns-spanned="1" table:number-matrix-rows-spanned="1" table:formula="of:=SUM([.FT3:.FT32]&lt;[.$IT3:.$IT32])" office:value-type="float"/>
          <table:table-cell table:style-name="cellWorst" table:number-matrix-columns-spanned="1" table:number-matrix-rows-spanned="1" table:formula="of:=SUM([.FU3:.FU32]&lt;[.$IU3:.$IU32])" office:value-type="float"/>
          <table:table-cell table:number-matrix-columns-spanned="1" table:number-matrix-rows-spanned="1" table:formula="of:=SUM([.FV3:.FV32]&lt;[.$IV3:.$IV32])" office:value-type="float"/>
          <table:table-cell table:number-matrix-columns-spanned="1" table:number-matrix-rows-spanned="1" table:formula="of:=SUM([.FW3:.FW32]&lt;[.$IW3:.$IW32])" office:value-type="float"/>
          <table:table-cell table:number-matrix-columns-spanned="1" table:number-matrix-rows-spanned="1" table:formula="of:=SUM([.FX3:.FX32]&lt;[.$IX3:.$IX32])" office:value-type="float"/>
          <table:table-cell table:number-matrix-columns-spanned="1" table:number-matrix-rows-spanned="1" table:formula="of:=SUM([.FY3:.FY32]&lt;[.$IS3:.$IS32])" office:value-type="float"/>
          <table:table-cell table:number-matrix-columns-spanned="1" table:number-matrix-rows-spanned="1" table:formula="of:=SUM([.FZ3:.FZ32]&lt;[.$IT3:.$IT32])" office:value-type="float"/>
          <table:table-cell table:number-matrix-columns-spanned="1" table:number-matrix-rows-spanned="1" table:formula="of:=SUM([.GA3:.GA32]&lt;[.$IU3:.$IU32])" office:value-type="float"/>
          <table:table-cell table:number-matrix-columns-spanned="1" table:number-matrix-rows-spanned="1" table:formula="of:=SUM([.GB3:.GB32]&lt;[.$IV3:.$IV32])" office:value-type="float"/>
          <table:table-cell table:number-matrix-columns-spanned="1" table:number-matrix-rows-spanned="1" table:formula="of:=SUM([.GC3:.GC32]&lt;[.$IW3:.$IW32])" office:value-type="float"/>
          <table:table-cell table:number-matrix-columns-spanned="1" table:number-matrix-rows-spanned="1" table:formula="of:=SUM([.GD3:.GD32]&lt;[.$IX3:.$IX32])" office:value-type="float"/>
          <table:table-cell table:number-matrix-columns-spanned="1" table:number-matrix-rows-spanned="1" table:formula="of:=SUM([.GE3:.GE32]&lt;[.$IS3:.$IS32])" office:value-type="float"/>
          <table:table-cell table:style-name="cellBest" table:number-matrix-columns-spanned="1" table:number-matrix-rows-spanned="1" table:formula="of:=SUM([.GF3:.GF32]&lt;[.$IT3:.$IT32])" office:value-type="float"/>
          <table:table-cell table:number-matrix-columns-spanned="1" table:number-matrix-rows-spanned="1" table:formula="of:=SUM([.GG3:.GG32]&lt;[.$IU3:.$IU32])" office:value-type="float"/>
          <table:table-cell table:number-matrix-columns-spanned="1" table:number-matrix-rows-spanned="1" table:formula="of:=SUM([.GH3:.GH32]&lt;[.$IV3:.$IV32])" office:value-type="float"/>
          <table:table-cell table:number-matrix-columns-spanned="1" table:number-matrix-rows-spanned="1" table:formula="of:=SUM([.GI3:.GI32]&lt;[.$IW3:.$IW32])" office:value-type="float"/>
          <table:table-cell table:number-matrix-columns-spanned="1" table:number-matrix-rows-spanned="1" table:formula="of:=SUM([.GJ3:.GJ32]&lt;[.$IX3:.$IX32])" office:value-type="float"/>
          <table:table-cell table:number-matrix-columns-spanned="1" table:number-matrix-rows-spanned="1" table:formula="of:=SUM([.GK3:.GK32]&lt;[.$IS3:.$IS32])" office:value-type="float"/>
          <table:table-cell table:style-name="cellBest" table:number-matrix-columns-spanned="1" table:number-matrix-rows-spanned="1" table:formula="of:=SUM([.GL3:.GL32]&lt;[.$IT3:.$IT32])" office:value-type="float"/>
          <table:table-cell table:number-matrix-columns-spanned="1" table:number-matrix-rows-spanned="1" table:formula="of:=SUM([.GM3:.GM32]&lt;[.$IU3:.$IU32])" office:value-type="float"/>
          <table:table-cell table:number-matrix-columns-spanned="1" table:number-matrix-rows-spanned="1" table:formula="of:=SUM([.GN3:.GN32]&lt;[.$IV3:.$IV32])" office:value-type="float"/>
          <table:table-cell table:number-matrix-columns-spanned="1" table:number-matrix-rows-spanned="1" table:formula="of:=SUM([.GO3:.GO32]&lt;[.$IW3:.$IW32])" office:value-type="float"/>
          <table:table-cell table:number-matrix-columns-spanned="1" table:number-matrix-rows-spanned="1" table:formula="of:=SUM([.GP3:.GP32]&lt;[.$IX3:.$IX32])" office:value-type="float"/>
          <table:table-cell table:number-matrix-columns-spanned="1" table:number-matrix-rows-spanned="1" table:formula="of:=SUM([.GQ3:.GQ32]&lt;[.$IS3:.$IS32])" office:value-type="float"/>
          <table:table-cell table:number-matrix-columns-spanned="1" table:number-matrix-rows-spanned="1" table:formula="of:=SUM([.GR3:.GR32]&lt;[.$IT3:.$IT32])" office:value-type="float"/>
          <table:table-cell table:number-matrix-columns-spanned="1" table:number-matrix-rows-spanned="1" table:formula="of:=SUM([.GS3:.GS32]&lt;[.$IU3:.$IU32])" office:value-type="float"/>
          <table:table-cell table:number-matrix-columns-spanned="1" table:number-matrix-rows-spanned="1" table:formula="of:=SUM([.GT3:.GT32]&lt;[.$IV3:.$IV32])" office:value-type="float"/>
          <table:table-cell table:number-matrix-columns-spanned="1" table:number-matrix-rows-spanned="1" table:formula="of:=SUM([.GU3:.GU32]&lt;[.$IW3:.$IW32])" office:value-type="float"/>
          <table:table-cell table:number-matrix-columns-spanned="1" table:number-matrix-rows-spanned="1" table:formula="of:=SUM([.GV3:.GV32]&lt;[.$IX3:.$IX32])" office:value-type="float"/>
          <table:table-cell table:number-matrix-columns-spanned="1" table:number-matrix-rows-spanned="1" table:formula="of:=SUM([.GW3:.GW32]&lt;[.$IS3:.$IS32])" office:value-type="float"/>
          <table:table-cell table:number-matrix-columns-spanned="1" table:number-matrix-rows-spanned="1" table:formula="of:=SUM([.GX3:.GX32]&lt;[.$IT3:.$IT32])" office:value-type="float"/>
          <table:table-cell table:number-matrix-columns-spanned="1" table:number-matrix-rows-spanned="1" table:formula="of:=SUM([.GY3:.GY32]&lt;[.$IU3:.$IU32])" office:value-type="float"/>
          <table:table-cell table:number-matrix-columns-spanned="1" table:number-matrix-rows-spanned="1" table:formula="of:=SUM([.GZ3:.GZ32]&lt;[.$IV3:.$IV32])" office:value-type="float"/>
          <table:table-cell table:style-name="cellBest" table:number-matrix-columns-spanned="1" table:number-matrix-rows-spanned="1" table:formula="of:=SUM([.HA3:.HA32]&lt;[.$IW3:.$IW32])" office:value-type="float"/>
          <table:table-cell table:number-matrix-columns-spanned="1" table:number-matrix-rows-spanned="1" table:formula="of:=SUM([.HB3:.HB32]&lt;[.$IX3:.$IX32])" office:value-type="float"/>
          <table:table-cell table:number-matrix-columns-spanned="1" table:number-matrix-rows-spanned="1" table:formula="of:=SUM([.HC3:.HC32]&lt;[.$IS3:.$IS32])" office:value-type="float"/>
          <table:table-cell table:number-matrix-columns-spanned="1" table:number-matrix-rows-spanned="1" table:formula="of:=SUM([.HD3:.HD32]&lt;[.$IT3:.$IT32])" office:value-type="float"/>
          <table:table-cell table:number-matrix-columns-spanned="1" table:number-matrix-rows-spanned="1" table:formula="of:=SUM([.HE3:.HE32]&lt;[.$IU3:.$IU32])" office:value-type="float"/>
          <table:table-cell table:number-matrix-columns-spanned="1" table:number-matrix-rows-spanned="1" table:formula="of:=SUM([.HF3:.HF32]&lt;[.$IV3:.$IV32])" office:value-type="float"/>
          <table:table-cell table:number-matrix-columns-spanned="1" table:number-matrix-rows-spanned="1" table:formula="of:=SUM([.HG3:.HG32]&lt;[.$IW3:.$IW32])" office:value-type="float"/>
          <table:table-cell table:number-matrix-columns-spanned="1" table:number-matrix-rows-spanned="1" table:formula="of:=SUM([.HH3:.HH32]&lt;[.$IX3:.$IX32])" office:value-type="float"/>
          <table:table-cell table:number-matrix-columns-spanned="1" table:number-matrix-rows-spanned="1" table:formula="of:=SUM([.HI3:.HI32]&lt;[.$IS3:.$IS32])" office:value-type="float"/>
          <table:table-cell table:number-matrix-columns-spanned="1" table:number-matrix-rows-spanned="1" table:formula="of:=SUM([.HJ3:.HJ32]&lt;[.$IT3:.$IT32])" office:value-type="float"/>
          <table:table-cell table:number-matrix-columns-spanned="1" table:number-matrix-rows-spanned="1" table:formula="of:=SUM([.HK3:.HK32]&lt;[.$IU3:.$IU32])" office:value-type="float"/>
          <table:table-cell table:number-matrix-columns-spanned="1" table:number-matrix-rows-spanned="1" table:formula="of:=SUM([.HL3:.HL32]&lt;[.$IV3:.$IV32])" office:value-type="float"/>
          <table:table-cell table:number-matrix-columns-spanned="1" table:number-matrix-rows-spanned="1" table:formula="of:=SUM([.HM3:.HM32]&lt;[.$IW3:.$IW32])" office:value-type="float"/>
          <table:table-cell table:number-matrix-columns-spanned="1" table:number-matrix-rows-spanned="1" table:formula="of:=SUM([.HN3:.HN32]&lt;[.$IX3:.$IX32])" office:value-type="float"/>
          <table:table-cell table:style-name="cellWorst" table:number-matrix-columns-spanned="1" table:number-matrix-rows-spanned="1" table:formula="of:=SUM([.HO3:.HO32]&lt;[.$IS3:.$IS32])" office:value-type="float"/>
          <table:table-cell table:style-name="cellWorst" table:number-matrix-columns-spanned="1" table:number-matrix-rows-spanned="1" table:formula="of:=SUM([.HP3:.HP32]&lt;[.$IT3:.$IT32])" office:value-type="float"/>
          <table:table-cell table:number-matrix-columns-spanned="1" table:number-matrix-rows-spanned="1" table:formula="of:=SUM([.HQ3:.HQ32]&lt;[.$IU3:.$IU32])" office:value-type="float"/>
          <table:table-cell table:style-name="cellWorst" table:number-matrix-columns-spanned="1" table:number-matrix-rows-spanned="1" table:formula="of:=SUM([.HR3:.HR32]&lt;[.$IV3:.$IV32])" office:value-type="float"/>
          <table:table-cell table:style-name="cellWorst" table:number-matrix-columns-spanned="1" table:number-matrix-rows-spanned="1" table:formula="of:=SUM([.HS3:.HS32]&lt;[.$IW3:.$IW32])" office:value-type="float"/>
          <table:table-cell table:style-name="cellBest" table:number-matrix-columns-spanned="1" table:number-matrix-rows-spanned="1" table:formula="of:=SUM([.HT3:.HT32]&lt;[.$IX3:.$IX32])" office:value-type="float"/>
          <table:table-cell table:number-matrix-columns-spanned="1" table:number-matrix-rows-spanned="1" table:formula="of:=SUM([.HU3:.HU32]&lt;[.$IS3:.$IS32])" office:value-type="float"/>
          <table:table-cell table:number-matrix-columns-spanned="1" table:number-matrix-rows-spanned="1" table:formula="of:=SUM([.HV3:.HV32]&lt;[.$IT3:.$IT32])" office:value-type="float"/>
          <table:table-cell table:style-name="cellWorst" table:number-matrix-columns-spanned="1" table:number-matrix-rows-spanned="1" table:formula="of:=SUM([.HW3:.HW32]&lt;[.$IU3:.$IU32])" office:value-type="float"/>
          <table:table-cell table:number-matrix-columns-spanned="1" table:number-matrix-rows-spanned="1" table:formula="of:=SUM([.HX3:.HX32]&lt;[.$IV3:.$IV32])" office:value-type="float"/>
          <table:table-cell table:number-matrix-columns-spanned="1" table:number-matrix-rows-spanned="1" table:formula="of:=SUM([.HY3:.HY32]&lt;[.$IW3:.$IW32])" office:value-type="float"/>
          <table:table-cell table:number-matrix-columns-spanned="1" table:number-matrix-rows-spanned="1" table:formula="of:=SUM([.HZ3:.HZ32]&lt;[.$IX3:.$IX32])" office:value-type="float"/>
          <table:table-cell table:number-matrix-columns-spanned="1" table:number-matrix-rows-spanned="1" table:formula="of:=SUM([.IA3:.IA32]&lt;[.$IS3:.$IS32])" office:value-type="float"/>
          <table:table-cell table:number-matrix-columns-spanned="1" table:number-matrix-rows-spanned="1" table:formula="of:=SUM([.IB3:.IB32]&lt;[.$IT3:.$IT32])" office:value-type="float"/>
          <table:table-cell table:number-matrix-columns-spanned="1" table:number-matrix-rows-spanned="1" table:formula="of:=SUM([.IC3:.IC32]&lt;[.$IU3:.$IU32])" office:value-type="float"/>
          <table:table-cell table:number-matrix-columns-spanned="1" table:number-matrix-rows-spanned="1" table:formula="of:=SUM([.ID3:.ID32]&lt;[.$IV3:.$IV32])" office:value-type="float"/>
          <table:table-cell table:number-matrix-columns-spanned="1" table:number-matrix-rows-spanned="1" table:formula="of:=SUM([.IE3:.IE32]&lt;[.$IW3:.$IW32])" office:value-type="float"/>
          <table:table-cell table:number-matrix-columns-spanned="1" table:number-matrix-rows-spanned="1" table:formula="of:=SUM([.IF3:.IF32]&lt;[.$IX3:.$IX32])" office:value-type="float"/>
          <table:table-cell table:number-matrix-columns-spanned="1" table:number-matrix-rows-spanned="1" table:formula="of:=SUM([.IG3:.IG32]&lt;[.$IS3:.$IS32])" office:value-type="float"/>
          <table:table-cell table:number-matrix-columns-spanned="1" table:number-matrix-rows-spanned="1" table:formula="of:=SUM([.IH3:.IH32]&lt;[.$IT3:.$IT32])" office:value-type="float"/>
          <table:table-cell table:number-matrix-columns-spanned="1" table:number-matrix-rows-spanned="1" table:formula="of:=SUM([.II3:.II32]&lt;[.$IU3:.$IU32])" office:value-type="float"/>
          <table:table-cell table:number-matrix-columns-spanned="1" table:number-matrix-rows-spanned="1" table:formula="of:=SUM([.IJ3:.IJ32]&lt;[.$IV3:.$IV32])" office:value-type="float"/>
          <table:table-cell table:number-matrix-columns-spanned="1" table:number-matrix-rows-spanned="1" table:formula="of:=SUM([.IK3:.IK32]&lt;[.$IW3:.$IW32])" office:value-type="float"/>
          <table:table-cell table:number-matrix-columns-spanned="1" table:number-matrix-rows-spanned="1" table:formula="of:=SUM([.IL3:.IL32]&lt;[.$IX3:.$IX3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2]&gt;[.$IS3:.$IS32])" office:value-type="float"/>
          <table:table-cell table:number-matrix-columns-spanned="1" table:number-matrix-rows-spanned="1" table:formula="of:=SUM([.C3:.C32]&gt;[.$IT3:.$IT32])" office:value-type="float"/>
          <table:table-cell table:number-matrix-columns-spanned="1" table:number-matrix-rows-spanned="1" table:formula="of:=SUM([.D3:.D32]&gt;[.$IU3:.$IU32])" office:value-type="float"/>
          <table:table-cell table:number-matrix-columns-spanned="1" table:number-matrix-rows-spanned="1" table:formula="of:=SUM([.E3:.E32]&gt;[.$IV3:.$IV32])" office:value-type="float"/>
          <table:table-cell table:number-matrix-columns-spanned="1" table:number-matrix-rows-spanned="1" table:formula="of:=SUM([.F3:.F32]&gt;[.$IX3:.$IX32])" office:value-type="float"/>
          <table:table-cell table:number-matrix-columns-spanned="1" table:number-matrix-rows-spanned="1" table:formula="of:=SUM([.G3:.G32]&gt;[.$IS3:.$IS32])" office:value-type="float"/>
          <table:table-cell table:number-matrix-columns-spanned="1" table:number-matrix-rows-spanned="1" table:formula="of:=SUM([.H3:.H32]&gt;[.$IT3:.$IT32])" office:value-type="float"/>
          <table:table-cell table:number-matrix-columns-spanned="1" table:number-matrix-rows-spanned="1" table:formula="of:=SUM([.I3:.I32]&gt;[.$IU3:.$IU32])" office:value-type="float"/>
          <table:table-cell table:number-matrix-columns-spanned="1" table:number-matrix-rows-spanned="1" table:formula="of:=SUM([.J3:.J32]&gt;[.$IV3:.$IV32])" office:value-type="float"/>
          <table:table-cell table:style-name="cellBest" table:number-matrix-columns-spanned="1" table:number-matrix-rows-spanned="1" table:formula="of:=SUM([.K3:.K32]&gt;[.$IW3:.$IW32])" office:value-type="float"/>
          <table:table-cell table:number-matrix-columns-spanned="1" table:number-matrix-rows-spanned="1" table:formula="of:=SUM([.L3:.L32]&gt;[.$IX3:.$IX32])" office:value-type="float"/>
          <table:table-cell table:number-matrix-columns-spanned="1" table:number-matrix-rows-spanned="1" table:formula="of:=SUM([.M3:.M32]&gt;[.$IS3:.$IS32])" office:value-type="float"/>
          <table:table-cell table:number-matrix-columns-spanned="1" table:number-matrix-rows-spanned="1" table:formula="of:=SUM([.N3:.N32]&gt;[.$IT3:.$IT32])" office:value-type="float"/>
          <table:table-cell table:number-matrix-columns-spanned="1" table:number-matrix-rows-spanned="1" table:formula="of:=SUM([.O3:.O32]&gt;[.$IU3:.$IU32])" office:value-type="float"/>
          <table:table-cell table:number-matrix-columns-spanned="1" table:number-matrix-rows-spanned="1" table:formula="of:=SUM([.P3:.P32]&gt;[.$IV3:.$IV32])" office:value-type="float"/>
          <table:table-cell table:style-name="cellBest" table:number-matrix-columns-spanned="1" table:number-matrix-rows-spanned="1" table:formula="of:=SUM([.Q3:.Q32]&gt;[.$IW3:.$IW32])" office:value-type="float"/>
          <table:table-cell table:number-matrix-columns-spanned="1" table:number-matrix-rows-spanned="1" table:formula="of:=SUM([.R3:.R32]&gt;[.$IX3:.$IX32])" office:value-type="float"/>
          <table:table-cell table:number-matrix-columns-spanned="1" table:number-matrix-rows-spanned="1" table:formula="of:=SUM([.S3:.S32]&gt;[.$IS3:.$IS32])" office:value-type="float"/>
          <table:table-cell table:number-matrix-columns-spanned="1" table:number-matrix-rows-spanned="1" table:formula="of:=SUM([.T3:.T32]&gt;[.$IT3:.$IT32])" office:value-type="float"/>
          <table:table-cell table:number-matrix-columns-spanned="1" table:number-matrix-rows-spanned="1" table:formula="of:=SUM([.U3:.U32]&gt;[.$IU3:.$IU32])" office:value-type="float"/>
          <table:table-cell table:number-matrix-columns-spanned="1" table:number-matrix-rows-spanned="1" table:formula="of:=SUM([.V3:.V32]&gt;[.$IV3:.$IV32])" office:value-type="float"/>
          <table:table-cell table:number-matrix-columns-spanned="1" table:number-matrix-rows-spanned="1" table:formula="of:=SUM([.W3:.W32]&gt;[.$IW3:.$IW32])" office:value-type="float"/>
          <table:table-cell table:number-matrix-columns-spanned="1" table:number-matrix-rows-spanned="1" table:formula="of:=SUM([.X3:.X32]&gt;[.$IX3:.$IX32])" office:value-type="float"/>
          <table:table-cell table:number-matrix-columns-spanned="1" table:number-matrix-rows-spanned="1" table:formula="of:=SUM([.Y3:.Y32]&gt;[.$IS3:.$IS32])" office:value-type="float"/>
          <table:table-cell table:number-matrix-columns-spanned="1" table:number-matrix-rows-spanned="1" table:formula="of:=SUM([.Z3:.Z32]&gt;[.$IT3:.$IT32])" office:value-type="float"/>
          <table:table-cell table:number-matrix-columns-spanned="1" table:number-matrix-rows-spanned="1" table:formula="of:=SUM([.AA3:.AA32]&gt;[.$IU3:.$IU32])" office:value-type="float"/>
          <table:table-cell table:number-matrix-columns-spanned="1" table:number-matrix-rows-spanned="1" table:formula="of:=SUM([.AB3:.AB32]&gt;[.$IV3:.$IV32])" office:value-type="float"/>
          <table:table-cell table:number-matrix-columns-spanned="1" table:number-matrix-rows-spanned="1" table:formula="of:=SUM([.AC3:.AC32]&gt;[.$IW3:.$IW32])" office:value-type="float"/>
          <table:table-cell table:number-matrix-columns-spanned="1" table:number-matrix-rows-spanned="1" table:formula="of:=SUM([.AD3:.AD32]&gt;[.$IX3:.$IX32])" office:value-type="float"/>
          <table:table-cell table:number-matrix-columns-spanned="1" table:number-matrix-rows-spanned="1" table:formula="of:=SUM([.AE3:.AE32]&gt;[.$IS3:.$IS32])" office:value-type="float"/>
          <table:table-cell table:number-matrix-columns-spanned="1" table:number-matrix-rows-spanned="1" table:formula="of:=SUM([.AF3:.AF32]&gt;[.$IT3:.$IT32])" office:value-type="float"/>
          <table:table-cell table:number-matrix-columns-spanned="1" table:number-matrix-rows-spanned="1" table:formula="of:=SUM([.AG3:.AG32]&gt;[.$IU3:.$IU32])" office:value-type="float"/>
          <table:table-cell table:number-matrix-columns-spanned="1" table:number-matrix-rows-spanned="1" table:formula="of:=SUM([.AH3:.AH32]&gt;[.$IV3:.$IV32])" office:value-type="float"/>
          <table:table-cell table:number-matrix-columns-spanned="1" table:number-matrix-rows-spanned="1" table:formula="of:=SUM([.AI3:.AI32]&gt;[.$IW3:.$IW32])" office:value-type="float"/>
          <table:table-cell table:number-matrix-columns-spanned="1" table:number-matrix-rows-spanned="1" table:formula="of:=SUM([.AJ3:.AJ32]&gt;[.$IX3:.$IX32])" office:value-type="float"/>
          <table:table-cell table:number-matrix-columns-spanned="1" table:number-matrix-rows-spanned="1" table:formula="of:=SUM([.AK3:.AK32]&gt;[.$IS3:.$IS32])" office:value-type="float"/>
          <table:table-cell table:number-matrix-columns-spanned="1" table:number-matrix-rows-spanned="1" table:formula="of:=SUM([.AL3:.AL32]&gt;[.$IT3:.$IT32])" office:value-type="float"/>
          <table:table-cell table:number-matrix-columns-spanned="1" table:number-matrix-rows-spanned="1" table:formula="of:=SUM([.AM3:.AM32]&gt;[.$IU3:.$IU32])" office:value-type="float"/>
          <table:table-cell table:number-matrix-columns-spanned="1" table:number-matrix-rows-spanned="1" table:formula="of:=SUM([.AN3:.AN32]&gt;[.$IV3:.$IV32])" office:value-type="float"/>
          <table:table-cell table:number-matrix-columns-spanned="1" table:number-matrix-rows-spanned="1" table:formula="of:=SUM([.AO3:.AO32]&gt;[.$IW3:.$IW32])" office:value-type="float"/>
          <table:table-cell table:number-matrix-columns-spanned="1" table:number-matrix-rows-spanned="1" table:formula="of:=SUM([.AP3:.AP32]&gt;[.$IX3:.$IX32])" office:value-type="float"/>
          <table:table-cell table:number-matrix-columns-spanned="1" table:number-matrix-rows-spanned="1" table:formula="of:=SUM([.AQ3:.AQ32]&gt;[.$IS3:.$IS32])" office:value-type="float"/>
          <table:table-cell table:style-name="cellBest" table:number-matrix-columns-spanned="1" table:number-matrix-rows-spanned="1" table:formula="of:=SUM([.AR3:.AR32]&gt;[.$IT3:.$IT32])" office:value-type="float"/>
          <table:table-cell table:number-matrix-columns-spanned="1" table:number-matrix-rows-spanned="1" table:formula="of:=SUM([.AS3:.AS32]&gt;[.$IU3:.$IU32])" office:value-type="float"/>
          <table:table-cell table:number-matrix-columns-spanned="1" table:number-matrix-rows-spanned="1" table:formula="of:=SUM([.AT3:.AT32]&gt;[.$IV3:.$IV32])" office:value-type="float"/>
          <table:table-cell table:number-matrix-columns-spanned="1" table:number-matrix-rows-spanned="1" table:formula="of:=SUM([.AU3:.AU32]&gt;[.$IW3:.$IW32])" office:value-type="float"/>
          <table:table-cell table:number-matrix-columns-spanned="1" table:number-matrix-rows-spanned="1" table:formula="of:=SUM([.AV3:.AV32]&gt;[.$IX3:.$IX32])" office:value-type="float"/>
          <table:table-cell table:number-matrix-columns-spanned="1" table:number-matrix-rows-spanned="1" table:formula="of:=SUM([.AW3:.AW32]&gt;[.$IS3:.$IS32])" office:value-type="float"/>
          <table:table-cell table:number-matrix-columns-spanned="1" table:number-matrix-rows-spanned="1" table:formula="of:=SUM([.AX3:.AX32]&gt;[.$IT3:.$IT32])" office:value-type="float"/>
          <table:table-cell table:number-matrix-columns-spanned="1" table:number-matrix-rows-spanned="1" table:formula="of:=SUM([.AY3:.AY32]&gt;[.$IU3:.$IU32])" office:value-type="float"/>
          <table:table-cell table:number-matrix-columns-spanned="1" table:number-matrix-rows-spanned="1" table:formula="of:=SUM([.AZ3:.AZ32]&gt;[.$IV3:.$IV32])" office:value-type="float"/>
          <table:table-cell table:number-matrix-columns-spanned="1" table:number-matrix-rows-spanned="1" table:formula="of:=SUM([.BA3:.BA32]&gt;[.$IW3:.$IW32])" office:value-type="float"/>
          <table:table-cell table:number-matrix-columns-spanned="1" table:number-matrix-rows-spanned="1" table:formula="of:=SUM([.BB3:.BB32]&gt;[.$IX3:.$IX32])" office:value-type="float"/>
          <table:table-cell table:number-matrix-columns-spanned="1" table:number-matrix-rows-spanned="1" table:formula="of:=SUM([.BC3:.BC32]&gt;[.$IS3:.$IS32])" office:value-type="float"/>
          <table:table-cell table:number-matrix-columns-spanned="1" table:number-matrix-rows-spanned="1" table:formula="of:=SUM([.BD3:.BD32]&gt;[.$IT3:.$IT32])" office:value-type="float"/>
          <table:table-cell table:number-matrix-columns-spanned="1" table:number-matrix-rows-spanned="1" table:formula="of:=SUM([.BE3:.BE32]&gt;[.$IU3:.$IU32])" office:value-type="float"/>
          <table:table-cell table:number-matrix-columns-spanned="1" table:number-matrix-rows-spanned="1" table:formula="of:=SUM([.BF3:.BF32]&gt;[.$IV3:.$IV32])" office:value-type="float"/>
          <table:table-cell table:number-matrix-columns-spanned="1" table:number-matrix-rows-spanned="1" table:formula="of:=SUM([.BG3:.BG32]&gt;[.$IW3:.$IW32])" office:value-type="float"/>
          <table:table-cell table:number-matrix-columns-spanned="1" table:number-matrix-rows-spanned="1" table:formula="of:=SUM([.BH3:.BH32]&gt;[.$IX3:.$IX32])" office:value-type="float"/>
          <table:table-cell table:number-matrix-columns-spanned="1" table:number-matrix-rows-spanned="1" table:formula="of:=SUM([.BI3:.BI32]&gt;[.$IS3:.$IS32])" office:value-type="float"/>
          <table:table-cell table:number-matrix-columns-spanned="1" table:number-matrix-rows-spanned="1" table:formula="of:=SUM([.BJ3:.BJ32]&gt;[.$IT3:.$IT32])" office:value-type="float"/>
          <table:table-cell table:number-matrix-columns-spanned="1" table:number-matrix-rows-spanned="1" table:formula="of:=SUM([.BK3:.BK32]&gt;[.$IU3:.$IU32])" office:value-type="float"/>
          <table:table-cell table:number-matrix-columns-spanned="1" table:number-matrix-rows-spanned="1" table:formula="of:=SUM([.BL3:.BL32]&gt;[.$IV3:.$IV32])" office:value-type="float"/>
          <table:table-cell table:number-matrix-columns-spanned="1" table:number-matrix-rows-spanned="1" table:formula="of:=SUM([.BM3:.BM32]&gt;[.$IW3:.$IW32])" office:value-type="float"/>
          <table:table-cell table:number-matrix-columns-spanned="1" table:number-matrix-rows-spanned="1" table:formula="of:=SUM([.BN3:.BN32]&gt;[.$IX3:.$IX32])" office:value-type="float"/>
          <table:table-cell table:number-matrix-columns-spanned="1" table:number-matrix-rows-spanned="1" table:formula="of:=SUM([.BO3:.BO32]&gt;[.$IS3:.$IS32])" office:value-type="float"/>
          <table:table-cell table:number-matrix-columns-spanned="1" table:number-matrix-rows-spanned="1" table:formula="of:=SUM([.BP3:.BP32]&gt;[.$IT3:.$IT32])" office:value-type="float"/>
          <table:table-cell table:number-matrix-columns-spanned="1" table:number-matrix-rows-spanned="1" table:formula="of:=SUM([.BQ3:.BQ32]&gt;[.$IU3:.$IU32])" office:value-type="float"/>
          <table:table-cell table:number-matrix-columns-spanned="1" table:number-matrix-rows-spanned="1" table:formula="of:=SUM([.BR3:.BR32]&gt;[.$IV3:.$IV32])" office:value-type="float"/>
          <table:table-cell table:number-matrix-columns-spanned="1" table:number-matrix-rows-spanned="1" table:formula="of:=SUM([.BS3:.BS32]&gt;[.$IW3:.$IW32])" office:value-type="float"/>
          <table:table-cell table:number-matrix-columns-spanned="1" table:number-matrix-rows-spanned="1" table:formula="of:=SUM([.BT3:.BT32]&gt;[.$IX3:.$IX32])" office:value-type="float"/>
          <table:table-cell table:number-matrix-columns-spanned="1" table:number-matrix-rows-spanned="1" table:formula="of:=SUM([.BU3:.BU32]&gt;[.$IS3:.$IS32])" office:value-type="float"/>
          <table:table-cell table:number-matrix-columns-spanned="1" table:number-matrix-rows-spanned="1" table:formula="of:=SUM([.BV3:.BV32]&gt;[.$IT3:.$IT32])" office:value-type="float"/>
          <table:table-cell table:number-matrix-columns-spanned="1" table:number-matrix-rows-spanned="1" table:formula="of:=SUM([.BW3:.BW32]&gt;[.$IU3:.$IU32])" office:value-type="float"/>
          <table:table-cell table:number-matrix-columns-spanned="1" table:number-matrix-rows-spanned="1" table:formula="of:=SUM([.BX3:.BX32]&gt;[.$IV3:.$IV32])" office:value-type="float"/>
          <table:table-cell table:number-matrix-columns-spanned="1" table:number-matrix-rows-spanned="1" table:formula="of:=SUM([.BY3:.BY32]&gt;[.$IW3:.$IW32])" office:value-type="float"/>
          <table:table-cell table:number-matrix-columns-spanned="1" table:number-matrix-rows-spanned="1" table:formula="of:=SUM([.BZ3:.BZ32]&gt;[.$IX3:.$IX32])" office:value-type="float"/>
          <table:table-cell table:number-matrix-columns-spanned="1" table:number-matrix-rows-spanned="1" table:formula="of:=SUM([.CA3:.CA32]&gt;[.$IS3:.$IS32])" office:value-type="float"/>
          <table:table-cell table:number-matrix-columns-spanned="1" table:number-matrix-rows-spanned="1" table:formula="of:=SUM([.CB3:.CB32]&gt;[.$IT3:.$IT32])" office:value-type="float"/>
          <table:table-cell table:number-matrix-columns-spanned="1" table:number-matrix-rows-spanned="1" table:formula="of:=SUM([.CC3:.CC32]&gt;[.$IU3:.$IU32])" office:value-type="float"/>
          <table:table-cell table:number-matrix-columns-spanned="1" table:number-matrix-rows-spanned="1" table:formula="of:=SUM([.CD3:.CD32]&gt;[.$IV3:.$IV32])" office:value-type="float"/>
          <table:table-cell table:number-matrix-columns-spanned="1" table:number-matrix-rows-spanned="1" table:formula="of:=SUM([.CE3:.CE32]&gt;[.$IW3:.$IW32])" office:value-type="float"/>
          <table:table-cell table:number-matrix-columns-spanned="1" table:number-matrix-rows-spanned="1" table:formula="of:=SUM([.CF3:.CF32]&gt;[.$IX3:.$IX32])" office:value-type="float"/>
          <table:table-cell table:number-matrix-columns-spanned="1" table:number-matrix-rows-spanned="1" table:formula="of:=SUM([.CG3:.CG32]&gt;[.$IS3:.$IS32])" office:value-type="float"/>
          <table:table-cell table:number-matrix-columns-spanned="1" table:number-matrix-rows-spanned="1" table:formula="of:=SUM([.CH3:.CH32]&gt;[.$IT3:.$IT32])" office:value-type="float"/>
          <table:table-cell table:style-name="cellBest" table:number-matrix-columns-spanned="1" table:number-matrix-rows-spanned="1" table:formula="of:=SUM([.CI3:.CI32]&gt;[.$IU3:.$IU32])" office:value-type="float"/>
          <table:table-cell table:style-name="cellBest" table:number-matrix-columns-spanned="1" table:number-matrix-rows-spanned="1" table:formula="of:=SUM([.CJ3:.CJ32]&gt;[.$IV3:.$IV32])" office:value-type="float"/>
          <table:table-cell table:number-matrix-columns-spanned="1" table:number-matrix-rows-spanned="1" table:formula="of:=SUM([.CK3:.CK32]&gt;[.$IW3:.$IW32])" office:value-type="float"/>
          <table:table-cell table:number-matrix-columns-spanned="1" table:number-matrix-rows-spanned="1" table:formula="of:=SUM([.CL3:.CL32]&gt;[.$IX3:.$IX32])" office:value-type="float"/>
          <table:table-cell table:number-matrix-columns-spanned="1" table:number-matrix-rows-spanned="1" table:formula="of:=SUM([.CM3:.CM32]&gt;[.$IS3:.$IS32])" office:value-type="float"/>
          <table:table-cell table:number-matrix-columns-spanned="1" table:number-matrix-rows-spanned="1" table:formula="of:=SUM([.CN3:.CN32]&gt;[.$IT3:.$IT32])" office:value-type="float"/>
          <table:table-cell table:number-matrix-columns-spanned="1" table:number-matrix-rows-spanned="1" table:formula="of:=SUM([.CO3:.CO32]&gt;[.$IU3:.$IU32])" office:value-type="float"/>
          <table:table-cell table:number-matrix-columns-spanned="1" table:number-matrix-rows-spanned="1" table:formula="of:=SUM([.CP3:.CP32]&gt;[.$IV3:.$IV32])" office:value-type="float"/>
          <table:table-cell table:style-name="cellBest" table:number-matrix-columns-spanned="1" table:number-matrix-rows-spanned="1" table:formula="of:=SUM([.CQ3:.CQ32]&gt;[.$IW3:.$IW32])" office:value-type="float"/>
          <table:table-cell table:number-matrix-columns-spanned="1" table:number-matrix-rows-spanned="1" table:formula="of:=SUM([.CR3:.CR32]&gt;[.$IX3:.$IX32])" office:value-type="float"/>
          <table:table-cell table:number-matrix-columns-spanned="1" table:number-matrix-rows-spanned="1" table:formula="of:=SUM([.CS3:.CS32]&gt;[.$IS3:.$IS32])" office:value-type="float"/>
          <table:table-cell table:number-matrix-columns-spanned="1" table:number-matrix-rows-spanned="1" table:formula="of:=SUM([.CT3:.CT32]&gt;[.$IT3:.$IT32])" office:value-type="float"/>
          <table:table-cell table:number-matrix-columns-spanned="1" table:number-matrix-rows-spanned="1" table:formula="of:=SUM([.CU3:.CU32]&gt;[.$IU3:.$IU32])" office:value-type="float"/>
          <table:table-cell table:number-matrix-columns-spanned="1" table:number-matrix-rows-spanned="1" table:formula="of:=SUM([.CV3:.CV32]&gt;[.$IV3:.$IV32])" office:value-type="float"/>
          <table:table-cell table:number-matrix-columns-spanned="1" table:number-matrix-rows-spanned="1" table:formula="of:=SUM([.CW3:.CW32]&gt;[.$IW3:.$IW32])" office:value-type="float"/>
          <table:table-cell table:number-matrix-columns-spanned="1" table:number-matrix-rows-spanned="1" table:formula="of:=SUM([.CX3:.CX32]&gt;[.$IX3:.$IX32])" office:value-type="float"/>
          <table:table-cell table:number-matrix-columns-spanned="1" table:number-matrix-rows-spanned="1" table:formula="of:=SUM([.CY3:.CY32]&gt;[.$IS3:.$IS32])" office:value-type="float"/>
          <table:table-cell table:number-matrix-columns-spanned="1" table:number-matrix-rows-spanned="1" table:formula="of:=SUM([.CZ3:.CZ32]&gt;[.$IT3:.$IT32])" office:value-type="float"/>
          <table:table-cell table:number-matrix-columns-spanned="1" table:number-matrix-rows-spanned="1" table:formula="of:=SUM([.DA3:.DA32]&gt;[.$IU3:.$IU32])" office:value-type="float"/>
          <table:table-cell table:number-matrix-columns-spanned="1" table:number-matrix-rows-spanned="1" table:formula="of:=SUM([.DB3:.DB32]&gt;[.$IV3:.$IV32])" office:value-type="float"/>
          <table:table-cell table:number-matrix-columns-spanned="1" table:number-matrix-rows-spanned="1" table:formula="of:=SUM([.DC3:.DC32]&gt;[.$IW3:.$IW32])" office:value-type="float"/>
          <table:table-cell table:number-matrix-columns-spanned="1" table:number-matrix-rows-spanned="1" table:formula="of:=SUM([.DD3:.DD32]&gt;[.$IX3:.$IX32])" office:value-type="float"/>
          <table:table-cell table:number-matrix-columns-spanned="1" table:number-matrix-rows-spanned="1" table:formula="of:=SUM([.DE3:.DE32]&gt;[.$IS3:.$IS32])" office:value-type="float"/>
          <table:table-cell table:number-matrix-columns-spanned="1" table:number-matrix-rows-spanned="1" table:formula="of:=SUM([.DF3:.DF32]&gt;[.$IT3:.$IT32])" office:value-type="float"/>
          <table:table-cell table:number-matrix-columns-spanned="1" table:number-matrix-rows-spanned="1" table:formula="of:=SUM([.DG3:.DG32]&gt;[.$IU3:.$IU32])" office:value-type="float"/>
          <table:table-cell table:number-matrix-columns-spanned="1" table:number-matrix-rows-spanned="1" table:formula="of:=SUM([.DH3:.DH32]&gt;[.$IV3:.$IV32])" office:value-type="float"/>
          <table:table-cell table:number-matrix-columns-spanned="1" table:number-matrix-rows-spanned="1" table:formula="of:=SUM([.DI3:.DI32]&gt;[.$IW3:.$IW32])" office:value-type="float"/>
          <table:table-cell table:style-name="cellBest" table:number-matrix-columns-spanned="1" table:number-matrix-rows-spanned="1" table:formula="of:=SUM([.DJ3:.DJ32]&gt;[.$IX3:.$IX32])" office:value-type="float"/>
          <table:table-cell table:number-matrix-columns-spanned="1" table:number-matrix-rows-spanned="1" table:formula="of:=SUM([.DK3:.DK32]&gt;[.$IS3:.$IS32])" office:value-type="float"/>
          <table:table-cell table:number-matrix-columns-spanned="1" table:number-matrix-rows-spanned="1" table:formula="of:=SUM([.DL3:.DL32]&gt;[.$IT3:.$IT32])" office:value-type="float"/>
          <table:table-cell table:number-matrix-columns-spanned="1" table:number-matrix-rows-spanned="1" table:formula="of:=SUM([.DM3:.DM32]&gt;[.$IU3:.$IU32])" office:value-type="float"/>
          <table:table-cell table:number-matrix-columns-spanned="1" table:number-matrix-rows-spanned="1" table:formula="of:=SUM([.DN3:.DN32]&gt;[.$IV3:.$IV32])" office:value-type="float"/>
          <table:table-cell table:number-matrix-columns-spanned="1" table:number-matrix-rows-spanned="1" table:formula="of:=SUM([.DO3:.DO32]&gt;[.$IW3:.$IW32])" office:value-type="float"/>
          <table:table-cell table:number-matrix-columns-spanned="1" table:number-matrix-rows-spanned="1" table:formula="of:=SUM([.DP3:.DP32]&gt;[.$IX3:.$IX32])" office:value-type="float"/>
          <table:table-cell table:number-matrix-columns-spanned="1" table:number-matrix-rows-spanned="1" table:formula="of:=SUM([.DQ3:.DQ32]&gt;[.$IS3:.$IS32])" office:value-type="float"/>
          <table:table-cell table:number-matrix-columns-spanned="1" table:number-matrix-rows-spanned="1" table:formula="of:=SUM([.DR3:.DR32]&gt;[.$IT3:.$IT32])" office:value-type="float"/>
          <table:table-cell table:number-matrix-columns-spanned="1" table:number-matrix-rows-spanned="1" table:formula="of:=SUM([.DS3:.DS32]&gt;[.$IU3:.$IU32])" office:value-type="float"/>
          <table:table-cell table:number-matrix-columns-spanned="1" table:number-matrix-rows-spanned="1" table:formula="of:=SUM([.DT3:.DT32]&gt;[.$IV3:.$IV32])" office:value-type="float"/>
          <table:table-cell table:number-matrix-columns-spanned="1" table:number-matrix-rows-spanned="1" table:formula="of:=SUM([.DU3:.DU32]&gt;[.$IW3:.$IW32])" office:value-type="float"/>
          <table:table-cell table:number-matrix-columns-spanned="1" table:number-matrix-rows-spanned="1" table:formula="of:=SUM([.DV3:.DV32]&gt;[.$IX3:.$IX32])" office:value-type="float"/>
          <table:table-cell table:number-matrix-columns-spanned="1" table:number-matrix-rows-spanned="1" table:formula="of:=SUM([.DW3:.DW32]&gt;[.$IS3:.$IS32])" office:value-type="float"/>
          <table:table-cell table:number-matrix-columns-spanned="1" table:number-matrix-rows-spanned="1" table:formula="of:=SUM([.DX3:.DX32]&gt;[.$IT3:.$IT32])" office:value-type="float"/>
          <table:table-cell table:number-matrix-columns-spanned="1" table:number-matrix-rows-spanned="1" table:formula="of:=SUM([.DY3:.DY32]&gt;[.$IU3:.$IU32])" office:value-type="float"/>
          <table:table-cell table:number-matrix-columns-spanned="1" table:number-matrix-rows-spanned="1" table:formula="of:=SUM([.DZ3:.DZ32]&gt;[.$IV3:.$IV32])" office:value-type="float"/>
          <table:table-cell table:number-matrix-columns-spanned="1" table:number-matrix-rows-spanned="1" table:formula="of:=SUM([.EA3:.EA32]&gt;[.$IW3:.$IW32])" office:value-type="float"/>
          <table:table-cell table:style-name="cellBest" table:number-matrix-columns-spanned="1" table:number-matrix-rows-spanned="1" table:formula="of:=SUM([.EB3:.EB32]&gt;[.$IX3:.$IX32])" office:value-type="float"/>
          <table:table-cell table:number-matrix-columns-spanned="1" table:number-matrix-rows-spanned="1" table:formula="of:=SUM([.EC3:.EC32]&gt;[.$IS3:.$IS32])" office:value-type="float"/>
          <table:table-cell table:number-matrix-columns-spanned="1" table:number-matrix-rows-spanned="1" table:formula="of:=SUM([.ED3:.ED32]&gt;[.$IT3:.$IT32])" office:value-type="float"/>
          <table:table-cell table:number-matrix-columns-spanned="1" table:number-matrix-rows-spanned="1" table:formula="of:=SUM([.EE3:.EE32]&gt;[.$IU3:.$IU32])" office:value-type="float"/>
          <table:table-cell table:number-matrix-columns-spanned="1" table:number-matrix-rows-spanned="1" table:formula="of:=SUM([.EF3:.EF32]&gt;[.$IV3:.$IV32])" office:value-type="float"/>
          <table:table-cell table:number-matrix-columns-spanned="1" table:number-matrix-rows-spanned="1" table:formula="of:=SUM([.EG3:.EG32]&gt;[.$IW3:.$IW32])" office:value-type="float"/>
          <table:table-cell table:number-matrix-columns-spanned="1" table:number-matrix-rows-spanned="1" table:formula="of:=SUM([.EH3:.EH32]&gt;[.$IX3:.$IX32])" office:value-type="float"/>
          <table:table-cell table:style-name="cellBest" table:number-matrix-columns-spanned="1" table:number-matrix-rows-spanned="1" table:formula="of:=SUM([.EI3:.EI32]&gt;[.$IS3:.$IS32])" office:value-type="float"/>
          <table:table-cell table:number-matrix-columns-spanned="1" table:number-matrix-rows-spanned="1" table:formula="of:=SUM([.EJ3:.EJ32]&gt;[.$IT3:.$IT32])" office:value-type="float"/>
          <table:table-cell table:number-matrix-columns-spanned="1" table:number-matrix-rows-spanned="1" table:formula="of:=SUM([.EK3:.EK32]&gt;[.$IU3:.$IU32])" office:value-type="float"/>
          <table:table-cell table:number-matrix-columns-spanned="1" table:number-matrix-rows-spanned="1" table:formula="of:=SUM([.EL3:.EL32]&gt;[.$IV3:.$IV32])" office:value-type="float"/>
          <table:table-cell table:number-matrix-columns-spanned="1" table:number-matrix-rows-spanned="1" table:formula="of:=SUM([.EM3:.EM32]&gt;[.$IW3:.$IW32])" office:value-type="float"/>
          <table:table-cell table:number-matrix-columns-spanned="1" table:number-matrix-rows-spanned="1" table:formula="of:=SUM([.EN3:.EN32]&gt;[.$IX3:.$IX32])" office:value-type="float"/>
          <table:table-cell table:number-matrix-columns-spanned="1" table:number-matrix-rows-spanned="1" table:formula="of:=SUM([.EO3:.EO32]&gt;[.$IS3:.$IS32])" office:value-type="float"/>
          <table:table-cell table:number-matrix-columns-spanned="1" table:number-matrix-rows-spanned="1" table:formula="of:=SUM([.EP3:.EP32]&gt;[.$IT3:.$IT32])" office:value-type="float"/>
          <table:table-cell table:number-matrix-columns-spanned="1" table:number-matrix-rows-spanned="1" table:formula="of:=SUM([.EQ3:.EQ32]&gt;[.$IU3:.$IU32])" office:value-type="float"/>
          <table:table-cell table:number-matrix-columns-spanned="1" table:number-matrix-rows-spanned="1" table:formula="of:=SUM([.ER3:.ER32]&gt;[.$IV3:.$IV32])" office:value-type="float"/>
          <table:table-cell table:number-matrix-columns-spanned="1" table:number-matrix-rows-spanned="1" table:formula="of:=SUM([.ES3:.ES32]&gt;[.$IW3:.$IW32])" office:value-type="float"/>
          <table:table-cell table:number-matrix-columns-spanned="1" table:number-matrix-rows-spanned="1" table:formula="of:=SUM([.ET3:.ET32]&gt;[.$IX3:.$IX32])" office:value-type="float"/>
          <table:table-cell table:number-matrix-columns-spanned="1" table:number-matrix-rows-spanned="1" table:formula="of:=SUM([.EU3:.EU32]&gt;[.$IS3:.$IS32])" office:value-type="float"/>
          <table:table-cell table:number-matrix-columns-spanned="1" table:number-matrix-rows-spanned="1" table:formula="of:=SUM([.EV3:.EV32]&gt;[.$IT3:.$IT32])" office:value-type="float"/>
          <table:table-cell table:number-matrix-columns-spanned="1" table:number-matrix-rows-spanned="1" table:formula="of:=SUM([.EW3:.EW32]&gt;[.$IU3:.$IU32])" office:value-type="float"/>
          <table:table-cell table:number-matrix-columns-spanned="1" table:number-matrix-rows-spanned="1" table:formula="of:=SUM([.EX3:.EX32]&gt;[.$IV3:.$IV32])" office:value-type="float"/>
          <table:table-cell table:number-matrix-columns-spanned="1" table:number-matrix-rows-spanned="1" table:formula="of:=SUM([.EY3:.EY32]&gt;[.$IW3:.$IW32])" office:value-type="float"/>
          <table:table-cell table:number-matrix-columns-spanned="1" table:number-matrix-rows-spanned="1" table:formula="of:=SUM([.EZ3:.EZ32]&gt;[.$IX3:.$IX32])" office:value-type="float"/>
          <table:table-cell table:number-matrix-columns-spanned="1" table:number-matrix-rows-spanned="1" table:formula="of:=SUM([.FA3:.FA32]&gt;[.$IS3:.$IS32])" office:value-type="float"/>
          <table:table-cell table:style-name="cellBest" table:number-matrix-columns-spanned="1" table:number-matrix-rows-spanned="1" table:formula="of:=SUM([.FB3:.FB32]&gt;[.$IT3:.$IT32])" office:value-type="float"/>
          <table:table-cell table:number-matrix-columns-spanned="1" table:number-matrix-rows-spanned="1" table:formula="of:=SUM([.FC3:.FC32]&gt;[.$IU3:.$IU32])" office:value-type="float"/>
          <table:table-cell table:number-matrix-columns-spanned="1" table:number-matrix-rows-spanned="1" table:formula="of:=SUM([.FD3:.FD32]&gt;[.$IV3:.$IV32])" office:value-type="float"/>
          <table:table-cell table:number-matrix-columns-spanned="1" table:number-matrix-rows-spanned="1" table:formula="of:=SUM([.FE3:.FE32]&gt;[.$IW3:.$IW32])" office:value-type="float"/>
          <table:table-cell table:number-matrix-columns-spanned="1" table:number-matrix-rows-spanned="1" table:formula="of:=SUM([.FF3:.FF32]&gt;[.$IX3:.$IX32])" office:value-type="float"/>
          <table:table-cell table:number-matrix-columns-spanned="1" table:number-matrix-rows-spanned="1" table:formula="of:=SUM([.FG3:.FG32]&gt;[.$IS3:.$IS32])" office:value-type="float"/>
          <table:table-cell table:number-matrix-columns-spanned="1" table:number-matrix-rows-spanned="1" table:formula="of:=SUM([.FH3:.FH32]&gt;[.$IT3:.$IT32])" office:value-type="float"/>
          <table:table-cell table:number-matrix-columns-spanned="1" table:number-matrix-rows-spanned="1" table:formula="of:=SUM([.FI3:.FI32]&gt;[.$IU3:.$IU32])" office:value-type="float"/>
          <table:table-cell table:number-matrix-columns-spanned="1" table:number-matrix-rows-spanned="1" table:formula="of:=SUM([.FJ3:.FJ32]&gt;[.$IV3:.$IV32])" office:value-type="float"/>
          <table:table-cell table:number-matrix-columns-spanned="1" table:number-matrix-rows-spanned="1" table:formula="of:=SUM([.FK3:.FK32]&gt;[.$IW3:.$IW32])" office:value-type="float"/>
          <table:table-cell table:number-matrix-columns-spanned="1" table:number-matrix-rows-spanned="1" table:formula="of:=SUM([.FL3:.FL32]&gt;[.$IX3:.$IX32])" office:value-type="float"/>
          <table:table-cell table:number-matrix-columns-spanned="1" table:number-matrix-rows-spanned="1" table:formula="of:=SUM([.FM3:.FM32]&gt;[.$IS3:.$IS32])" office:value-type="float"/>
          <table:table-cell table:number-matrix-columns-spanned="1" table:number-matrix-rows-spanned="1" table:formula="of:=SUM([.FN3:.FN32]&gt;[.$IT3:.$IT32])" office:value-type="float"/>
          <table:table-cell table:number-matrix-columns-spanned="1" table:number-matrix-rows-spanned="1" table:formula="of:=SUM([.FO3:.FO32]&gt;[.$IU3:.$IU32])" office:value-type="float"/>
          <table:table-cell table:number-matrix-columns-spanned="1" table:number-matrix-rows-spanned="1" table:formula="of:=SUM([.FP3:.FP32]&gt;[.$IV3:.$IV32])" office:value-type="float"/>
          <table:table-cell table:number-matrix-columns-spanned="1" table:number-matrix-rows-spanned="1" table:formula="of:=SUM([.FQ3:.FQ32]&gt;[.$IW3:.$IW32])" office:value-type="float"/>
          <table:table-cell table:number-matrix-columns-spanned="1" table:number-matrix-rows-spanned="1" table:formula="of:=SUM([.FR3:.FR32]&gt;[.$IX3:.$IX32])" office:value-type="float"/>
          <table:table-cell table:number-matrix-columns-spanned="1" table:number-matrix-rows-spanned="1" table:formula="of:=SUM([.FS3:.FS32]&gt;[.$IS3:.$IS32])" office:value-type="float"/>
          <table:table-cell table:number-matrix-columns-spanned="1" table:number-matrix-rows-spanned="1" table:formula="of:=SUM([.FT3:.FT32]&gt;[.$IT3:.$IT32])" office:value-type="float"/>
          <table:table-cell table:style-name="cellWorst" table:number-matrix-columns-spanned="1" table:number-matrix-rows-spanned="1" table:formula="of:=SUM([.FU3:.FU32]&gt;[.$IU3:.$IU32])" office:value-type="float"/>
          <table:table-cell table:number-matrix-columns-spanned="1" table:number-matrix-rows-spanned="1" table:formula="of:=SUM([.FV3:.FV32]&gt;[.$IV3:.$IV32])" office:value-type="float"/>
          <table:table-cell table:number-matrix-columns-spanned="1" table:number-matrix-rows-spanned="1" table:formula="of:=SUM([.FW3:.FW32]&gt;[.$IW3:.$IW32])" office:value-type="float"/>
          <table:table-cell table:number-matrix-columns-spanned="1" table:number-matrix-rows-spanned="1" table:formula="of:=SUM([.FX3:.FX32]&gt;[.$IX3:.$IX32])" office:value-type="float"/>
          <table:table-cell table:number-matrix-columns-spanned="1" table:number-matrix-rows-spanned="1" table:formula="of:=SUM([.FY3:.FY32]&gt;[.$IS3:.$IS32])" office:value-type="float"/>
          <table:table-cell table:number-matrix-columns-spanned="1" table:number-matrix-rows-spanned="1" table:formula="of:=SUM([.FZ3:.FZ32]&gt;[.$IT3:.$IT32])" office:value-type="float"/>
          <table:table-cell table:number-matrix-columns-spanned="1" table:number-matrix-rows-spanned="1" table:formula="of:=SUM([.GA3:.GA32]&gt;[.$IU3:.$IU32])" office:value-type="float"/>
          <table:table-cell table:number-matrix-columns-spanned="1" table:number-matrix-rows-spanned="1" table:formula="of:=SUM([.GB3:.GB32]&gt;[.$IV3:.$IV32])" office:value-type="float"/>
          <table:table-cell table:number-matrix-columns-spanned="1" table:number-matrix-rows-spanned="1" table:formula="of:=SUM([.GC3:.GC32]&gt;[.$IW3:.$IW32])" office:value-type="float"/>
          <table:table-cell table:number-matrix-columns-spanned="1" table:number-matrix-rows-spanned="1" table:formula="of:=SUM([.GD3:.GD32]&gt;[.$IX3:.$IX32])" office:value-type="float"/>
          <table:table-cell table:number-matrix-columns-spanned="1" table:number-matrix-rows-spanned="1" table:formula="of:=SUM([.GE3:.GE32]&gt;[.$IS3:.$IS32])" office:value-type="float"/>
          <table:table-cell table:number-matrix-columns-spanned="1" table:number-matrix-rows-spanned="1" table:formula="of:=SUM([.GF3:.GF32]&gt;[.$IT3:.$IT32])" office:value-type="float"/>
          <table:table-cell table:number-matrix-columns-spanned="1" table:number-matrix-rows-spanned="1" table:formula="of:=SUM([.GG3:.GG32]&gt;[.$IU3:.$IU32])" office:value-type="float"/>
          <table:table-cell table:number-matrix-columns-spanned="1" table:number-matrix-rows-spanned="1" table:formula="of:=SUM([.GH3:.GH32]&gt;[.$IV3:.$IV32])" office:value-type="float"/>
          <table:table-cell table:number-matrix-columns-spanned="1" table:number-matrix-rows-spanned="1" table:formula="of:=SUM([.GI3:.GI32]&gt;[.$IW3:.$IW32])" office:value-type="float"/>
          <table:table-cell table:number-matrix-columns-spanned="1" table:number-matrix-rows-spanned="1" table:formula="of:=SUM([.GJ3:.GJ32]&gt;[.$IX3:.$IX32])" office:value-type="float"/>
          <table:table-cell table:number-matrix-columns-spanned="1" table:number-matrix-rows-spanned="1" table:formula="of:=SUM([.GK3:.GK32]&gt;[.$IS3:.$IS32])" office:value-type="float"/>
          <table:table-cell table:number-matrix-columns-spanned="1" table:number-matrix-rows-spanned="1" table:formula="of:=SUM([.GL3:.GL32]&gt;[.$IT3:.$IT32])" office:value-type="float"/>
          <table:table-cell table:number-matrix-columns-spanned="1" table:number-matrix-rows-spanned="1" table:formula="of:=SUM([.GM3:.GM32]&gt;[.$IU3:.$IU32])" office:value-type="float"/>
          <table:table-cell table:number-matrix-columns-spanned="1" table:number-matrix-rows-spanned="1" table:formula="of:=SUM([.GN3:.GN32]&gt;[.$IV3:.$IV32])" office:value-type="float"/>
          <table:table-cell table:number-matrix-columns-spanned="1" table:number-matrix-rows-spanned="1" table:formula="of:=SUM([.GO3:.GO32]&gt;[.$IW3:.$IW32])" office:value-type="float"/>
          <table:table-cell table:number-matrix-columns-spanned="1" table:number-matrix-rows-spanned="1" table:formula="of:=SUM([.GP3:.GP32]&gt;[.$IX3:.$IX32])" office:value-type="float"/>
          <table:table-cell table:number-matrix-columns-spanned="1" table:number-matrix-rows-spanned="1" table:formula="of:=SUM([.GQ3:.GQ32]&gt;[.$IS3:.$IS32])" office:value-type="float"/>
          <table:table-cell table:number-matrix-columns-spanned="1" table:number-matrix-rows-spanned="1" table:formula="of:=SUM([.GR3:.GR32]&gt;[.$IT3:.$IT32])" office:value-type="float"/>
          <table:table-cell table:number-matrix-columns-spanned="1" table:number-matrix-rows-spanned="1" table:formula="of:=SUM([.GS3:.GS32]&gt;[.$IU3:.$IU32])" office:value-type="float"/>
          <table:table-cell table:number-matrix-columns-spanned="1" table:number-matrix-rows-spanned="1" table:formula="of:=SUM([.GT3:.GT32]&gt;[.$IV3:.$IV32])" office:value-type="float"/>
          <table:table-cell table:number-matrix-columns-spanned="1" table:number-matrix-rows-spanned="1" table:formula="of:=SUM([.GU3:.GU32]&gt;[.$IW3:.$IW32])" office:value-type="float"/>
          <table:table-cell table:number-matrix-columns-spanned="1" table:number-matrix-rows-spanned="1" table:formula="of:=SUM([.GV3:.GV32]&gt;[.$IX3:.$IX32])" office:value-type="float"/>
          <table:table-cell table:number-matrix-columns-spanned="1" table:number-matrix-rows-spanned="1" table:formula="of:=SUM([.GW3:.GW32]&gt;[.$IS3:.$IS32])" office:value-type="float"/>
          <table:table-cell table:number-matrix-columns-spanned="1" table:number-matrix-rows-spanned="1" table:formula="of:=SUM([.GX3:.GX32]&gt;[.$IT3:.$IT32])" office:value-type="float"/>
          <table:table-cell table:number-matrix-columns-spanned="1" table:number-matrix-rows-spanned="1" table:formula="of:=SUM([.GY3:.GY32]&gt;[.$IU3:.$IU32])" office:value-type="float"/>
          <table:table-cell table:number-matrix-columns-spanned="1" table:number-matrix-rows-spanned="1" table:formula="of:=SUM([.GZ3:.GZ32]&gt;[.$IV3:.$IV32])" office:value-type="float"/>
          <table:table-cell table:style-name="cellBest" table:number-matrix-columns-spanned="1" table:number-matrix-rows-spanned="1" table:formula="of:=SUM([.HA3:.HA32]&gt;[.$IW3:.$IW32])" office:value-type="float"/>
          <table:table-cell table:number-matrix-columns-spanned="1" table:number-matrix-rows-spanned="1" table:formula="of:=SUM([.HB3:.HB32]&gt;[.$IX3:.$IX32])" office:value-type="float"/>
          <table:table-cell table:number-matrix-columns-spanned="1" table:number-matrix-rows-spanned="1" table:formula="of:=SUM([.HC3:.HC32]&gt;[.$IS3:.$IS32])" office:value-type="float"/>
          <table:table-cell table:number-matrix-columns-spanned="1" table:number-matrix-rows-spanned="1" table:formula="of:=SUM([.HD3:.HD32]&gt;[.$IT3:.$IT32])" office:value-type="float"/>
          <table:table-cell table:number-matrix-columns-spanned="1" table:number-matrix-rows-spanned="1" table:formula="of:=SUM([.HE3:.HE32]&gt;[.$IU3:.$IU32])" office:value-type="float"/>
          <table:table-cell table:number-matrix-columns-spanned="1" table:number-matrix-rows-spanned="1" table:formula="of:=SUM([.HF3:.HF32]&gt;[.$IV3:.$IV32])" office:value-type="float"/>
          <table:table-cell table:number-matrix-columns-spanned="1" table:number-matrix-rows-spanned="1" table:formula="of:=SUM([.HG3:.HG32]&gt;[.$IW3:.$IW32])" office:value-type="float"/>
          <table:table-cell table:number-matrix-columns-spanned="1" table:number-matrix-rows-spanned="1" table:formula="of:=SUM([.HH3:.HH32]&gt;[.$IX3:.$IX32])" office:value-type="float"/>
          <table:table-cell table:style-name="cellBest" table:number-matrix-columns-spanned="1" table:number-matrix-rows-spanned="1" table:formula="of:=SUM([.HI3:.HI32]&gt;[.$IS3:.$IS32])" office:value-type="float"/>
          <table:table-cell table:number-matrix-columns-spanned="1" table:number-matrix-rows-spanned="1" table:formula="of:=SUM([.HJ3:.HJ32]&gt;[.$IT3:.$IT32])" office:value-type="float"/>
          <table:table-cell table:number-matrix-columns-spanned="1" table:number-matrix-rows-spanned="1" table:formula="of:=SUM([.HK3:.HK32]&gt;[.$IU3:.$IU32])" office:value-type="float"/>
          <table:table-cell table:number-matrix-columns-spanned="1" table:number-matrix-rows-spanned="1" table:formula="of:=SUM([.HL3:.HL32]&gt;[.$IV3:.$IV32])" office:value-type="float"/>
          <table:table-cell table:number-matrix-columns-spanned="1" table:number-matrix-rows-spanned="1" table:formula="of:=SUM([.HM3:.HM32]&gt;[.$IW3:.$IW32])" office:value-type="float"/>
          <table:table-cell table:number-matrix-columns-spanned="1" table:number-matrix-rows-spanned="1" table:formula="of:=SUM([.HN3:.HN32]&gt;[.$IX3:.$IX32])" office:value-type="float"/>
          <table:table-cell table:style-name="cellWorst" table:number-matrix-columns-spanned="1" table:number-matrix-rows-spanned="1" table:formula="of:=SUM([.HO3:.HO32]&gt;[.$IS3:.$IS32])" office:value-type="float"/>
          <table:table-cell table:style-name="cellWorst" table:number-matrix-columns-spanned="1" table:number-matrix-rows-spanned="1" table:formula="of:=SUM([.HP3:.HP32]&gt;[.$IT3:.$IT32])" office:value-type="float"/>
          <table:table-cell table:number-matrix-columns-spanned="1" table:number-matrix-rows-spanned="1" table:formula="of:=SUM([.HQ3:.HQ32]&gt;[.$IU3:.$IU32])" office:value-type="float"/>
          <table:table-cell table:style-name="cellWorst" table:number-matrix-columns-spanned="1" table:number-matrix-rows-spanned="1" table:formula="of:=SUM([.HR3:.HR32]&gt;[.$IV3:.$IV32])" office:value-type="float"/>
          <table:table-cell table:style-name="cellWorst" table:number-matrix-columns-spanned="1" table:number-matrix-rows-spanned="1" table:formula="of:=SUM([.HS3:.HS32]&gt;[.$IW3:.$IW32])" office:value-type="float"/>
          <table:table-cell table:style-name="cellBest" table:number-matrix-columns-spanned="1" table:number-matrix-rows-spanned="1" table:formula="of:=SUM([.HT3:.HT32]&gt;[.$IX3:.$IX32])" office:value-type="float"/>
          <table:table-cell table:number-matrix-columns-spanned="1" table:number-matrix-rows-spanned="1" table:formula="of:=SUM([.HU3:.HU32]&gt;[.$IS3:.$IS32])" office:value-type="float"/>
          <table:table-cell table:number-matrix-columns-spanned="1" table:number-matrix-rows-spanned="1" table:formula="of:=SUM([.HV3:.HV32]&gt;[.$IT3:.$IT32])" office:value-type="float"/>
          <table:table-cell table:number-matrix-columns-spanned="1" table:number-matrix-rows-spanned="1" table:formula="of:=SUM([.HW3:.HW32]&gt;[.$IU3:.$IU32])" office:value-type="float"/>
          <table:table-cell table:number-matrix-columns-spanned="1" table:number-matrix-rows-spanned="1" table:formula="of:=SUM([.HX3:.HX32]&gt;[.$IV3:.$IV32])" office:value-type="float"/>
          <table:table-cell table:number-matrix-columns-spanned="1" table:number-matrix-rows-spanned="1" table:formula="of:=SUM([.HY3:.HY32]&gt;[.$IW3:.$IW32])" office:value-type="float"/>
          <table:table-cell table:number-matrix-columns-spanned="1" table:number-matrix-rows-spanned="1" table:formula="of:=SUM([.HZ3:.HZ32]&gt;[.$IX3:.$IX32])" office:value-type="float"/>
          <table:table-cell table:number-matrix-columns-spanned="1" table:number-matrix-rows-spanned="1" table:formula="of:=SUM([.IA3:.IA32]&gt;[.$IS3:.$IS32])" office:value-type="float"/>
          <table:table-cell table:number-matrix-columns-spanned="1" table:number-matrix-rows-spanned="1" table:formula="of:=SUM([.IB3:.IB32]&gt;[.$IT3:.$IT32])" office:value-type="float"/>
          <table:table-cell table:number-matrix-columns-spanned="1" table:number-matrix-rows-spanned="1" table:formula="of:=SUM([.IC3:.IC32]&gt;[.$IU3:.$IU32])" office:value-type="float"/>
          <table:table-cell table:number-matrix-columns-spanned="1" table:number-matrix-rows-spanned="1" table:formula="of:=SUM([.ID3:.ID32]&gt;[.$IV3:.$IV32])" office:value-type="float"/>
          <table:table-cell table:number-matrix-columns-spanned="1" table:number-matrix-rows-spanned="1" table:formula="of:=SUM([.IE3:.IE32]&gt;[.$IW3:.$IW32])" office:value-type="float"/>
          <table:table-cell table:number-matrix-columns-spanned="1" table:number-matrix-rows-spanned="1" table:formula="of:=SUM([.IF3:.IF32]&gt;[.$IX3:.$IX32])" office:value-type="float"/>
          <table:table-cell table:number-matrix-columns-spanned="1" table:number-matrix-rows-spanned="1" table:formula="of:=SUM([.IG3:.IG32]&gt;[.$IS3:.$IS32])" office:value-type="float"/>
          <table:table-cell table:number-matrix-columns-spanned="1" table:number-matrix-rows-spanned="1" table:formula="of:=SUM([.IH3:.IH32]&gt;[.$IT3:.$IT32])" office:value-type="float"/>
          <table:table-cell table:number-matrix-columns-spanned="1" table:number-matrix-rows-spanned="1" table:formula="of:=SUM([.II3:.II32]&gt;[.$IU3:.$IU32])" office:value-type="float"/>
          <table:table-cell table:number-matrix-columns-spanned="1" table:number-matrix-rows-spanned="1" table:formula="of:=SUM([.IJ3:.IJ32]&gt;[.$IV3:.$IV32])" office:value-type="float"/>
          <table:table-cell table:number-matrix-columns-spanned="1" table:number-matrix-rows-spanned="1" table:formula="of:=SUM([.IK3:.IK32]&gt;[.$IW3:.$IW32])" office:value-type="float"/>
          <table:table-cell table:number-matrix-columns-spanned="1" table:number-matrix-rows-spanned="1" table:formula="of:=SUM([.IL3:.IL32]&gt;[.$IX3:.$IX3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2]=[.$IY3:.$IY32])" office:value-type="float"/>
          <table:table-cell table:number-matrix-columns-spanned="1" table:number-matrix-rows-spanned="1" table:formula="of:=SUM([.C3:.C32]=[.$IZ3:.$IZ32])" office:value-type="float"/>
          <table:table-cell table:number-matrix-columns-spanned="1" table:number-matrix-rows-spanned="1" table:formula="of:=SUM([.D3:.D32]=[.$JA3:.$JA32])" office:value-type="float"/>
          <table:table-cell table:number-matrix-columns-spanned="1" table:number-matrix-rows-spanned="1" table:formula="of:=SUM([.E3:.E32]=[.$JB3:.$JB32])" office:value-type="float"/>
          <table:table-cell table:number-matrix-columns-spanned="1" table:number-matrix-rows-spanned="1" table:formula="of:=SUM([.F3:.F32]=[.$JD3:.$JD32])" office:value-type="float"/>
          <table:table-cell table:number-matrix-columns-spanned="1" table:number-matrix-rows-spanned="1" table:formula="of:=SUM([.G3:.G32]=[.$IY3:.$IY32])" office:value-type="float"/>
          <table:table-cell table:number-matrix-columns-spanned="1" table:number-matrix-rows-spanned="1" table:formula="of:=SUM([.H3:.H32]=[.$IZ3:.$IZ32])" office:value-type="float"/>
          <table:table-cell table:number-matrix-columns-spanned="1" table:number-matrix-rows-spanned="1" table:formula="of:=SUM([.I3:.I32]=[.$JA3:.$JA32])" office:value-type="float"/>
          <table:table-cell table:number-matrix-columns-spanned="1" table:number-matrix-rows-spanned="1" table:formula="of:=SUM([.J3:.J32]=[.$JB3:.$JB32])" office:value-type="float"/>
          <table:table-cell table:number-matrix-columns-spanned="1" table:number-matrix-rows-spanned="1" table:formula="of:=SUM([.K3:.K32]=[.$JC3:.$JC32])" office:value-type="float"/>
          <table:table-cell table:number-matrix-columns-spanned="1" table:number-matrix-rows-spanned="1" table:formula="of:=SUM([.L3:.L32]=[.$JD3:.$JD32])" office:value-type="float"/>
          <table:table-cell table:number-matrix-columns-spanned="1" table:number-matrix-rows-spanned="1" table:formula="of:=SUM([.M3:.M32]=[.$IY3:.$IY32])" office:value-type="float"/>
          <table:table-cell table:number-matrix-columns-spanned="1" table:number-matrix-rows-spanned="1" table:formula="of:=SUM([.N3:.N32]=[.$IZ3:.$IZ32])" office:value-type="float"/>
          <table:table-cell table:number-matrix-columns-spanned="1" table:number-matrix-rows-spanned="1" table:formula="of:=SUM([.O3:.O32]=[.$JA3:.$JA32])" office:value-type="float"/>
          <table:table-cell table:number-matrix-columns-spanned="1" table:number-matrix-rows-spanned="1" table:formula="of:=SUM([.P3:.P32]=[.$JB3:.$JB32])" office:value-type="float"/>
          <table:table-cell table:number-matrix-columns-spanned="1" table:number-matrix-rows-spanned="1" table:formula="of:=SUM([.Q3:.Q32]=[.$JC3:.$JC32])" office:value-type="float"/>
          <table:table-cell table:number-matrix-columns-spanned="1" table:number-matrix-rows-spanned="1" table:formula="of:=SUM([.R3:.R32]=[.$JD3:.$JD32])" office:value-type="float"/>
          <table:table-cell table:number-matrix-columns-spanned="1" table:number-matrix-rows-spanned="1" table:formula="of:=SUM([.S3:.S32]=[.$IY3:.$IY32])" office:value-type="float"/>
          <table:table-cell table:number-matrix-columns-spanned="1" table:number-matrix-rows-spanned="1" table:formula="of:=SUM([.T3:.T32]=[.$IZ3:.$IZ32])" office:value-type="float"/>
          <table:table-cell table:number-matrix-columns-spanned="1" table:number-matrix-rows-spanned="1" table:formula="of:=SUM([.U3:.U32]=[.$JA3:.$JA32])" office:value-type="float"/>
          <table:table-cell table:number-matrix-columns-spanned="1" table:number-matrix-rows-spanned="1" table:formula="of:=SUM([.V3:.V32]=[.$JB3:.$JB32])" office:value-type="float"/>
          <table:table-cell table:number-matrix-columns-spanned="1" table:number-matrix-rows-spanned="1" table:formula="of:=SUM([.W3:.W32]=[.$JC3:.$JC32])" office:value-type="float"/>
          <table:table-cell table:number-matrix-columns-spanned="1" table:number-matrix-rows-spanned="1" table:formula="of:=SUM([.X3:.X32]=[.$JD3:.$JD32])" office:value-type="float"/>
          <table:table-cell table:number-matrix-columns-spanned="1" table:number-matrix-rows-spanned="1" table:formula="of:=SUM([.Y3:.Y32]=[.$IY3:.$IY32])" office:value-type="float"/>
          <table:table-cell table:number-matrix-columns-spanned="1" table:number-matrix-rows-spanned="1" table:formula="of:=SUM([.Z3:.Z32]=[.$IZ3:.$IZ32])" office:value-type="float"/>
          <table:table-cell table:number-matrix-columns-spanned="1" table:number-matrix-rows-spanned="1" table:formula="of:=SUM([.AA3:.AA32]=[.$JA3:.$JA32])" office:value-type="float"/>
          <table:table-cell table:number-matrix-columns-spanned="1" table:number-matrix-rows-spanned="1" table:formula="of:=SUM([.AB3:.AB32]=[.$JB3:.$JB32])" office:value-type="float"/>
          <table:table-cell table:number-matrix-columns-spanned="1" table:number-matrix-rows-spanned="1" table:formula="of:=SUM([.AC3:.AC32]=[.$JC3:.$JC32])" office:value-type="float"/>
          <table:table-cell table:number-matrix-columns-spanned="1" table:number-matrix-rows-spanned="1" table:formula="of:=SUM([.AD3:.AD32]=[.$JD3:.$JD32])" office:value-type="float"/>
          <table:table-cell table:number-matrix-columns-spanned="1" table:number-matrix-rows-spanned="1" table:formula="of:=SUM([.AE3:.AE32]=[.$IY3:.$IY32])" office:value-type="float"/>
          <table:table-cell table:number-matrix-columns-spanned="1" table:number-matrix-rows-spanned="1" table:formula="of:=SUM([.AF3:.AF32]=[.$IZ3:.$IZ32])" office:value-type="float"/>
          <table:table-cell table:number-matrix-columns-spanned="1" table:number-matrix-rows-spanned="1" table:formula="of:=SUM([.AG3:.AG32]=[.$JA3:.$JA32])" office:value-type="float"/>
          <table:table-cell table:number-matrix-columns-spanned="1" table:number-matrix-rows-spanned="1" table:formula="of:=SUM([.AH3:.AH32]=[.$JB3:.$JB32])" office:value-type="float"/>
          <table:table-cell table:number-matrix-columns-spanned="1" table:number-matrix-rows-spanned="1" table:formula="of:=SUM([.AI3:.AI32]=[.$JC3:.$JC32])" office:value-type="float"/>
          <table:table-cell table:number-matrix-columns-spanned="1" table:number-matrix-rows-spanned="1" table:formula="of:=SUM([.AJ3:.AJ32]=[.$JD3:.$JD32])" office:value-type="float"/>
          <table:table-cell table:number-matrix-columns-spanned="1" table:number-matrix-rows-spanned="1" table:formula="of:=SUM([.AK3:.AK32]=[.$IY3:.$IY32])" office:value-type="float"/>
          <table:table-cell table:number-matrix-columns-spanned="1" table:number-matrix-rows-spanned="1" table:formula="of:=SUM([.AL3:.AL32]=[.$IZ3:.$IZ32])" office:value-type="float"/>
          <table:table-cell table:number-matrix-columns-spanned="1" table:number-matrix-rows-spanned="1" table:formula="of:=SUM([.AM3:.AM32]=[.$JA3:.$JA32])" office:value-type="float"/>
          <table:table-cell table:number-matrix-columns-spanned="1" table:number-matrix-rows-spanned="1" table:formula="of:=SUM([.AN3:.AN32]=[.$JB3:.$JB32])" office:value-type="float"/>
          <table:table-cell table:number-matrix-columns-spanned="1" table:number-matrix-rows-spanned="1" table:formula="of:=SUM([.AO3:.AO32]=[.$JC3:.$JC32])" office:value-type="float"/>
          <table:table-cell table:number-matrix-columns-spanned="1" table:number-matrix-rows-spanned="1" table:formula="of:=SUM([.AP3:.AP32]=[.$JD3:.$JD32])" office:value-type="float"/>
          <table:table-cell table:style-name="cellBest" table:number-matrix-columns-spanned="1" table:number-matrix-rows-spanned="1" table:formula="of:=SUM([.AQ3:.AQ32]=[.$IY3:.$IY32])" office:value-type="float"/>
          <table:table-cell table:style-name="cellBest" table:number-matrix-columns-spanned="1" table:number-matrix-rows-spanned="1" table:formula="of:=SUM([.AR3:.AR32]=[.$IZ3:.$IZ32])" office:value-type="float"/>
          <table:table-cell table:number-matrix-columns-spanned="1" table:number-matrix-rows-spanned="1" table:formula="of:=SUM([.AS3:.AS32]=[.$JA3:.$JA32])" office:value-type="float"/>
          <table:table-cell table:number-matrix-columns-spanned="1" table:number-matrix-rows-spanned="1" table:formula="of:=SUM([.AT3:.AT32]=[.$JB3:.$JB32])" office:value-type="float"/>
          <table:table-cell table:number-matrix-columns-spanned="1" table:number-matrix-rows-spanned="1" table:formula="of:=SUM([.AU3:.AU32]=[.$JC3:.$JC32])" office:value-type="float"/>
          <table:table-cell table:style-name="cellWorst" table:number-matrix-columns-spanned="1" table:number-matrix-rows-spanned="1" table:formula="of:=SUM([.AV3:.AV32]=[.$JD3:.$JD32])" office:value-type="float"/>
          <table:table-cell table:number-matrix-columns-spanned="1" table:number-matrix-rows-spanned="1" table:formula="of:=SUM([.AW3:.AW32]=[.$IY3:.$IY32])" office:value-type="float"/>
          <table:table-cell table:number-matrix-columns-spanned="1" table:number-matrix-rows-spanned="1" table:formula="of:=SUM([.AX3:.AX32]=[.$IZ3:.$IZ32])" office:value-type="float"/>
          <table:table-cell table:number-matrix-columns-spanned="1" table:number-matrix-rows-spanned="1" table:formula="of:=SUM([.AY3:.AY32]=[.$JA3:.$JA32])" office:value-type="float"/>
          <table:table-cell table:number-matrix-columns-spanned="1" table:number-matrix-rows-spanned="1" table:formula="of:=SUM([.AZ3:.AZ32]=[.$JB3:.$JB32])" office:value-type="float"/>
          <table:table-cell table:number-matrix-columns-spanned="1" table:number-matrix-rows-spanned="1" table:formula="of:=SUM([.BA3:.BA32]=[.$JC3:.$JC32])" office:value-type="float"/>
          <table:table-cell table:number-matrix-columns-spanned="1" table:number-matrix-rows-spanned="1" table:formula="of:=SUM([.BB3:.BB32]=[.$JD3:.$JD32])" office:value-type="float"/>
          <table:table-cell table:number-matrix-columns-spanned="1" table:number-matrix-rows-spanned="1" table:formula="of:=SUM([.BC3:.BC32]=[.$IY3:.$IY32])" office:value-type="float"/>
          <table:table-cell table:number-matrix-columns-spanned="1" table:number-matrix-rows-spanned="1" table:formula="of:=SUM([.BD3:.BD32]=[.$IZ3:.$IZ32])" office:value-type="float"/>
          <table:table-cell table:number-matrix-columns-spanned="1" table:number-matrix-rows-spanned="1" table:formula="of:=SUM([.BE3:.BE32]=[.$JA3:.$JA32])" office:value-type="float"/>
          <table:table-cell table:number-matrix-columns-spanned="1" table:number-matrix-rows-spanned="1" table:formula="of:=SUM([.BF3:.BF32]=[.$JB3:.$JB32])" office:value-type="float"/>
          <table:table-cell table:number-matrix-columns-spanned="1" table:number-matrix-rows-spanned="1" table:formula="of:=SUM([.BG3:.BG32]=[.$JC3:.$JC32])" office:value-type="float"/>
          <table:table-cell table:number-matrix-columns-spanned="1" table:number-matrix-rows-spanned="1" table:formula="of:=SUM([.BH3:.BH32]=[.$JD3:.$JD32])" office:value-type="float"/>
          <table:table-cell table:number-matrix-columns-spanned="1" table:number-matrix-rows-spanned="1" table:formula="of:=SUM([.BI3:.BI32]=[.$IY3:.$IY32])" office:value-type="float"/>
          <table:table-cell table:number-matrix-columns-spanned="1" table:number-matrix-rows-spanned="1" table:formula="of:=SUM([.BJ3:.BJ32]=[.$IZ3:.$IZ32])" office:value-type="float"/>
          <table:table-cell table:number-matrix-columns-spanned="1" table:number-matrix-rows-spanned="1" table:formula="of:=SUM([.BK3:.BK32]=[.$JA3:.$JA32])" office:value-type="float"/>
          <table:table-cell table:number-matrix-columns-spanned="1" table:number-matrix-rows-spanned="1" table:formula="of:=SUM([.BL3:.BL32]=[.$JB3:.$JB32])" office:value-type="float"/>
          <table:table-cell table:number-matrix-columns-spanned="1" table:number-matrix-rows-spanned="1" table:formula="of:=SUM([.BM3:.BM32]=[.$JC3:.$JC32])" office:value-type="float"/>
          <table:table-cell table:number-matrix-columns-spanned="1" table:number-matrix-rows-spanned="1" table:formula="of:=SUM([.BN3:.BN32]=[.$JD3:.$JD32])" office:value-type="float"/>
          <table:table-cell table:number-matrix-columns-spanned="1" table:number-matrix-rows-spanned="1" table:formula="of:=SUM([.BO3:.BO32]=[.$IY3:.$IY32])" office:value-type="float"/>
          <table:table-cell table:number-matrix-columns-spanned="1" table:number-matrix-rows-spanned="1" table:formula="of:=SUM([.BP3:.BP32]=[.$IZ3:.$IZ32])" office:value-type="float"/>
          <table:table-cell table:number-matrix-columns-spanned="1" table:number-matrix-rows-spanned="1" table:formula="of:=SUM([.BQ3:.BQ32]=[.$JA3:.$JA32])" office:value-type="float"/>
          <table:table-cell table:number-matrix-columns-spanned="1" table:number-matrix-rows-spanned="1" table:formula="of:=SUM([.BR3:.BR32]=[.$JB3:.$JB32])" office:value-type="float"/>
          <table:table-cell table:number-matrix-columns-spanned="1" table:number-matrix-rows-spanned="1" table:formula="of:=SUM([.BS3:.BS32]=[.$JC3:.$JC32])" office:value-type="float"/>
          <table:table-cell table:number-matrix-columns-spanned="1" table:number-matrix-rows-spanned="1" table:formula="of:=SUM([.BT3:.BT32]=[.$JD3:.$JD32])" office:value-type="float"/>
          <table:table-cell table:number-matrix-columns-spanned="1" table:number-matrix-rows-spanned="1" table:formula="of:=SUM([.BU3:.BU32]=[.$IY3:.$IY32])" office:value-type="float"/>
          <table:table-cell table:number-matrix-columns-spanned="1" table:number-matrix-rows-spanned="1" table:formula="of:=SUM([.BV3:.BV32]=[.$IZ3:.$IZ32])" office:value-type="float"/>
          <table:table-cell table:number-matrix-columns-spanned="1" table:number-matrix-rows-spanned="1" table:formula="of:=SUM([.BW3:.BW32]=[.$JA3:.$JA32])" office:value-type="float"/>
          <table:table-cell table:number-matrix-columns-spanned="1" table:number-matrix-rows-spanned="1" table:formula="of:=SUM([.BX3:.BX32]=[.$JB3:.$JB32])" office:value-type="float"/>
          <table:table-cell table:number-matrix-columns-spanned="1" table:number-matrix-rows-spanned="1" table:formula="of:=SUM([.BY3:.BY32]=[.$JC3:.$JC32])" office:value-type="float"/>
          <table:table-cell table:number-matrix-columns-spanned="1" table:number-matrix-rows-spanned="1" table:formula="of:=SUM([.BZ3:.BZ32]=[.$JD3:.$JD32])" office:value-type="float"/>
          <table:table-cell table:number-matrix-columns-spanned="1" table:number-matrix-rows-spanned="1" table:formula="of:=SUM([.CA3:.CA32]=[.$IY3:.$IY32])" office:value-type="float"/>
          <table:table-cell table:number-matrix-columns-spanned="1" table:number-matrix-rows-spanned="1" table:formula="of:=SUM([.CB3:.CB32]=[.$IZ3:.$IZ32])" office:value-type="float"/>
          <table:table-cell table:number-matrix-columns-spanned="1" table:number-matrix-rows-spanned="1" table:formula="of:=SUM([.CC3:.CC32]=[.$JA3:.$JA32])" office:value-type="float"/>
          <table:table-cell table:number-matrix-columns-spanned="1" table:number-matrix-rows-spanned="1" table:formula="of:=SUM([.CD3:.CD32]=[.$JB3:.$JB32])" office:value-type="float"/>
          <table:table-cell table:number-matrix-columns-spanned="1" table:number-matrix-rows-spanned="1" table:formula="of:=SUM([.CE3:.CE32]=[.$JC3:.$JC32])" office:value-type="float"/>
          <table:table-cell table:number-matrix-columns-spanned="1" table:number-matrix-rows-spanned="1" table:formula="of:=SUM([.CF3:.CF32]=[.$JD3:.$JD32])" office:value-type="float"/>
          <table:table-cell table:number-matrix-columns-spanned="1" table:number-matrix-rows-spanned="1" table:formula="of:=SUM([.CG3:.CG32]=[.$IY3:.$IY32])" office:value-type="float"/>
          <table:table-cell table:number-matrix-columns-spanned="1" table:number-matrix-rows-spanned="1" table:formula="of:=SUM([.CH3:.CH32]=[.$IZ3:.$IZ32])" office:value-type="float"/>
          <table:table-cell table:number-matrix-columns-spanned="1" table:number-matrix-rows-spanned="1" table:formula="of:=SUM([.CI3:.CI32]=[.$JA3:.$JA32])" office:value-type="float"/>
          <table:table-cell table:number-matrix-columns-spanned="1" table:number-matrix-rows-spanned="1" table:formula="of:=SUM([.CJ3:.CJ32]=[.$JB3:.$JB32])" office:value-type="float"/>
          <table:table-cell table:number-matrix-columns-spanned="1" table:number-matrix-rows-spanned="1" table:formula="of:=SUM([.CK3:.CK32]=[.$JC3:.$JC32])" office:value-type="float"/>
          <table:table-cell table:number-matrix-columns-spanned="1" table:number-matrix-rows-spanned="1" table:formula="of:=SUM([.CL3:.CL32]=[.$JD3:.$JD32])" office:value-type="float"/>
          <table:table-cell table:number-matrix-columns-spanned="1" table:number-matrix-rows-spanned="1" table:formula="of:=SUM([.CM3:.CM32]=[.$IY3:.$IY32])" office:value-type="float"/>
          <table:table-cell table:number-matrix-columns-spanned="1" table:number-matrix-rows-spanned="1" table:formula="of:=SUM([.CN3:.CN32]=[.$IZ3:.$IZ32])" office:value-type="float"/>
          <table:table-cell table:number-matrix-columns-spanned="1" table:number-matrix-rows-spanned="1" table:formula="of:=SUM([.CO3:.CO32]=[.$JA3:.$JA32])" office:value-type="float"/>
          <table:table-cell table:number-matrix-columns-spanned="1" table:number-matrix-rows-spanned="1" table:formula="of:=SUM([.CP3:.CP32]=[.$JB3:.$JB32])" office:value-type="float"/>
          <table:table-cell table:number-matrix-columns-spanned="1" table:number-matrix-rows-spanned="1" table:formula="of:=SUM([.CQ3:.CQ32]=[.$JC3:.$JC32])" office:value-type="float"/>
          <table:table-cell table:number-matrix-columns-spanned="1" table:number-matrix-rows-spanned="1" table:formula="of:=SUM([.CR3:.CR32]=[.$JD3:.$JD32])" office:value-type="float"/>
          <table:table-cell table:number-matrix-columns-spanned="1" table:number-matrix-rows-spanned="1" table:formula="of:=SUM([.CS3:.CS32]=[.$IY3:.$IY32])" office:value-type="float"/>
          <table:table-cell table:number-matrix-columns-spanned="1" table:number-matrix-rows-spanned="1" table:formula="of:=SUM([.CT3:.CT32]=[.$IZ3:.$IZ32])" office:value-type="float"/>
          <table:table-cell table:number-matrix-columns-spanned="1" table:number-matrix-rows-spanned="1" table:formula="of:=SUM([.CU3:.CU32]=[.$JA3:.$JA32])" office:value-type="float"/>
          <table:table-cell table:number-matrix-columns-spanned="1" table:number-matrix-rows-spanned="1" table:formula="of:=SUM([.CV3:.CV32]=[.$JB3:.$JB32])" office:value-type="float"/>
          <table:table-cell table:number-matrix-columns-spanned="1" table:number-matrix-rows-spanned="1" table:formula="of:=SUM([.CW3:.CW32]=[.$JC3:.$JC32])" office:value-type="float"/>
          <table:table-cell table:number-matrix-columns-spanned="1" table:number-matrix-rows-spanned="1" table:formula="of:=SUM([.CX3:.CX32]=[.$JD3:.$JD32])" office:value-type="float"/>
          <table:table-cell table:number-matrix-columns-spanned="1" table:number-matrix-rows-spanned="1" table:formula="of:=SUM([.CY3:.CY32]=[.$IY3:.$IY32])" office:value-type="float"/>
          <table:table-cell table:number-matrix-columns-spanned="1" table:number-matrix-rows-spanned="1" table:formula="of:=SUM([.CZ3:.CZ32]=[.$IZ3:.$IZ32])" office:value-type="float"/>
          <table:table-cell table:number-matrix-columns-spanned="1" table:number-matrix-rows-spanned="1" table:formula="of:=SUM([.DA3:.DA32]=[.$JA3:.$JA32])" office:value-type="float"/>
          <table:table-cell table:number-matrix-columns-spanned="1" table:number-matrix-rows-spanned="1" table:formula="of:=SUM([.DB3:.DB32]=[.$JB3:.$JB32])" office:value-type="float"/>
          <table:table-cell table:number-matrix-columns-spanned="1" table:number-matrix-rows-spanned="1" table:formula="of:=SUM([.DC3:.DC32]=[.$JC3:.$JC32])" office:value-type="float"/>
          <table:table-cell table:number-matrix-columns-spanned="1" table:number-matrix-rows-spanned="1" table:formula="of:=SUM([.DD3:.DD32]=[.$JD3:.$JD32])" office:value-type="float"/>
          <table:table-cell table:number-matrix-columns-spanned="1" table:number-matrix-rows-spanned="1" table:formula="of:=SUM([.DE3:.DE32]=[.$IY3:.$IY32])" office:value-type="float"/>
          <table:table-cell table:number-matrix-columns-spanned="1" table:number-matrix-rows-spanned="1" table:formula="of:=SUM([.DF3:.DF32]=[.$IZ3:.$IZ32])" office:value-type="float"/>
          <table:table-cell table:number-matrix-columns-spanned="1" table:number-matrix-rows-spanned="1" table:formula="of:=SUM([.DG3:.DG32]=[.$JA3:.$JA32])" office:value-type="float"/>
          <table:table-cell table:number-matrix-columns-spanned="1" table:number-matrix-rows-spanned="1" table:formula="of:=SUM([.DH3:.DH32]=[.$JB3:.$JB32])" office:value-type="float"/>
          <table:table-cell table:number-matrix-columns-spanned="1" table:number-matrix-rows-spanned="1" table:formula="of:=SUM([.DI3:.DI32]=[.$JC3:.$JC32])" office:value-type="float"/>
          <table:table-cell table:number-matrix-columns-spanned="1" table:number-matrix-rows-spanned="1" table:formula="of:=SUM([.DJ3:.DJ32]=[.$JD3:.$JD32])" office:value-type="float"/>
          <table:table-cell table:number-matrix-columns-spanned="1" table:number-matrix-rows-spanned="1" table:formula="of:=SUM([.DK3:.DK32]=[.$IY3:.$IY32])" office:value-type="float"/>
          <table:table-cell table:number-matrix-columns-spanned="1" table:number-matrix-rows-spanned="1" table:formula="of:=SUM([.DL3:.DL32]=[.$IZ3:.$IZ32])" office:value-type="float"/>
          <table:table-cell table:number-matrix-columns-spanned="1" table:number-matrix-rows-spanned="1" table:formula="of:=SUM([.DM3:.DM32]=[.$JA3:.$JA32])" office:value-type="float"/>
          <table:table-cell table:number-matrix-columns-spanned="1" table:number-matrix-rows-spanned="1" table:formula="of:=SUM([.DN3:.DN32]=[.$JB3:.$JB32])" office:value-type="float"/>
          <table:table-cell table:number-matrix-columns-spanned="1" table:number-matrix-rows-spanned="1" table:formula="of:=SUM([.DO3:.DO32]=[.$JC3:.$JC32])" office:value-type="float"/>
          <table:table-cell table:number-matrix-columns-spanned="1" table:number-matrix-rows-spanned="1" table:formula="of:=SUM([.DP3:.DP32]=[.$JD3:.$JD32])" office:value-type="float"/>
          <table:table-cell table:number-matrix-columns-spanned="1" table:number-matrix-rows-spanned="1" table:formula="of:=SUM([.DQ3:.DQ32]=[.$IY3:.$IY32])" office:value-type="float"/>
          <table:table-cell table:number-matrix-columns-spanned="1" table:number-matrix-rows-spanned="1" table:formula="of:=SUM([.DR3:.DR32]=[.$IZ3:.$IZ32])" office:value-type="float"/>
          <table:table-cell table:number-matrix-columns-spanned="1" table:number-matrix-rows-spanned="1" table:formula="of:=SUM([.DS3:.DS32]=[.$JA3:.$JA32])" office:value-type="float"/>
          <table:table-cell table:number-matrix-columns-spanned="1" table:number-matrix-rows-spanned="1" table:formula="of:=SUM([.DT3:.DT32]=[.$JB3:.$JB32])" office:value-type="float"/>
          <table:table-cell table:number-matrix-columns-spanned="1" table:number-matrix-rows-spanned="1" table:formula="of:=SUM([.DU3:.DU32]=[.$JC3:.$JC32])" office:value-type="float"/>
          <table:table-cell table:number-matrix-columns-spanned="1" table:number-matrix-rows-spanned="1" table:formula="of:=SUM([.DV3:.DV32]=[.$JD3:.$JD32])" office:value-type="float"/>
          <table:table-cell table:number-matrix-columns-spanned="1" table:number-matrix-rows-spanned="1" table:formula="of:=SUM([.DW3:.DW32]=[.$IY3:.$IY32])" office:value-type="float"/>
          <table:table-cell table:number-matrix-columns-spanned="1" table:number-matrix-rows-spanned="1" table:formula="of:=SUM([.DX3:.DX32]=[.$IZ3:.$IZ32])" office:value-type="float"/>
          <table:table-cell table:number-matrix-columns-spanned="1" table:number-matrix-rows-spanned="1" table:formula="of:=SUM([.DY3:.DY32]=[.$JA3:.$JA32])" office:value-type="float"/>
          <table:table-cell table:number-matrix-columns-spanned="1" table:number-matrix-rows-spanned="1" table:formula="of:=SUM([.DZ3:.DZ32]=[.$JB3:.$JB32])" office:value-type="float"/>
          <table:table-cell table:number-matrix-columns-spanned="1" table:number-matrix-rows-spanned="1" table:formula="of:=SUM([.EA3:.EA32]=[.$JC3:.$JC32])" office:value-type="float"/>
          <table:table-cell table:number-matrix-columns-spanned="1" table:number-matrix-rows-spanned="1" table:formula="of:=SUM([.EB3:.EB32]=[.$JD3:.$JD32])" office:value-type="float"/>
          <table:table-cell table:number-matrix-columns-spanned="1" table:number-matrix-rows-spanned="1" table:formula="of:=SUM([.EC3:.EC32]=[.$IY3:.$IY32])" office:value-type="float"/>
          <table:table-cell table:number-matrix-columns-spanned="1" table:number-matrix-rows-spanned="1" table:formula="of:=SUM([.ED3:.ED32]=[.$IZ3:.$IZ32])" office:value-type="float"/>
          <table:table-cell table:number-matrix-columns-spanned="1" table:number-matrix-rows-spanned="1" table:formula="of:=SUM([.EE3:.EE32]=[.$JA3:.$JA32])" office:value-type="float"/>
          <table:table-cell table:number-matrix-columns-spanned="1" table:number-matrix-rows-spanned="1" table:formula="of:=SUM([.EF3:.EF32]=[.$JB3:.$JB32])" office:value-type="float"/>
          <table:table-cell table:number-matrix-columns-spanned="1" table:number-matrix-rows-spanned="1" table:formula="of:=SUM([.EG3:.EG32]=[.$JC3:.$JC32])" office:value-type="float"/>
          <table:table-cell table:number-matrix-columns-spanned="1" table:number-matrix-rows-spanned="1" table:formula="of:=SUM([.EH3:.EH32]=[.$JD3:.$JD32])" office:value-type="float"/>
          <table:table-cell table:number-matrix-columns-spanned="1" table:number-matrix-rows-spanned="1" table:formula="of:=SUM([.EI3:.EI32]=[.$IY3:.$IY32])" office:value-type="float"/>
          <table:table-cell table:number-matrix-columns-spanned="1" table:number-matrix-rows-spanned="1" table:formula="of:=SUM([.EJ3:.EJ32]=[.$IZ3:.$IZ32])" office:value-type="float"/>
          <table:table-cell table:number-matrix-columns-spanned="1" table:number-matrix-rows-spanned="1" table:formula="of:=SUM([.EK3:.EK32]=[.$JA3:.$JA32])" office:value-type="float"/>
          <table:table-cell table:number-matrix-columns-spanned="1" table:number-matrix-rows-spanned="1" table:formula="of:=SUM([.EL3:.EL32]=[.$JB3:.$JB32])" office:value-type="float"/>
          <table:table-cell table:number-matrix-columns-spanned="1" table:number-matrix-rows-spanned="1" table:formula="of:=SUM([.EM3:.EM32]=[.$JC3:.$JC32])" office:value-type="float"/>
          <table:table-cell table:number-matrix-columns-spanned="1" table:number-matrix-rows-spanned="1" table:formula="of:=SUM([.EN3:.EN32]=[.$JD3:.$JD32])" office:value-type="float"/>
          <table:table-cell table:number-matrix-columns-spanned="1" table:number-matrix-rows-spanned="1" table:formula="of:=SUM([.EO3:.EO32]=[.$IY3:.$IY32])" office:value-type="float"/>
          <table:table-cell table:number-matrix-columns-spanned="1" table:number-matrix-rows-spanned="1" table:formula="of:=SUM([.EP3:.EP32]=[.$IZ3:.$IZ32])" office:value-type="float"/>
          <table:table-cell table:number-matrix-columns-spanned="1" table:number-matrix-rows-spanned="1" table:formula="of:=SUM([.EQ3:.EQ32]=[.$JA3:.$JA32])" office:value-type="float"/>
          <table:table-cell table:number-matrix-columns-spanned="1" table:number-matrix-rows-spanned="1" table:formula="of:=SUM([.ER3:.ER32]=[.$JB3:.$JB32])" office:value-type="float"/>
          <table:table-cell table:number-matrix-columns-spanned="1" table:number-matrix-rows-spanned="1" table:formula="of:=SUM([.ES3:.ES32]=[.$JC3:.$JC32])" office:value-type="float"/>
          <table:table-cell table:number-matrix-columns-spanned="1" table:number-matrix-rows-spanned="1" table:formula="of:=SUM([.ET3:.ET32]=[.$JD3:.$JD32])" office:value-type="float"/>
          <table:table-cell table:number-matrix-columns-spanned="1" table:number-matrix-rows-spanned="1" table:formula="of:=SUM([.EU3:.EU32]=[.$IY3:.$IY32])" office:value-type="float"/>
          <table:table-cell table:number-matrix-columns-spanned="1" table:number-matrix-rows-spanned="1" table:formula="of:=SUM([.EV3:.EV32]=[.$IZ3:.$IZ32])" office:value-type="float"/>
          <table:table-cell table:number-matrix-columns-spanned="1" table:number-matrix-rows-spanned="1" table:formula="of:=SUM([.EW3:.EW32]=[.$JA3:.$JA32])" office:value-type="float"/>
          <table:table-cell table:number-matrix-columns-spanned="1" table:number-matrix-rows-spanned="1" table:formula="of:=SUM([.EX3:.EX32]=[.$JB3:.$JB32])" office:value-type="float"/>
          <table:table-cell table:number-matrix-columns-spanned="1" table:number-matrix-rows-spanned="1" table:formula="of:=SUM([.EY3:.EY32]=[.$JC3:.$JC32])" office:value-type="float"/>
          <table:table-cell table:number-matrix-columns-spanned="1" table:number-matrix-rows-spanned="1" table:formula="of:=SUM([.EZ3:.EZ32]=[.$JD3:.$JD32])" office:value-type="float"/>
          <table:table-cell table:number-matrix-columns-spanned="1" table:number-matrix-rows-spanned="1" table:formula="of:=SUM([.FA3:.FA32]=[.$IY3:.$IY32])" office:value-type="float"/>
          <table:table-cell table:number-matrix-columns-spanned="1" table:number-matrix-rows-spanned="1" table:formula="of:=SUM([.FB3:.FB32]=[.$IZ3:.$IZ32])" office:value-type="float"/>
          <table:table-cell table:number-matrix-columns-spanned="1" table:number-matrix-rows-spanned="1" table:formula="of:=SUM([.FC3:.FC32]=[.$JA3:.$JA32])" office:value-type="float"/>
          <table:table-cell table:number-matrix-columns-spanned="1" table:number-matrix-rows-spanned="1" table:formula="of:=SUM([.FD3:.FD32]=[.$JB3:.$JB32])" office:value-type="float"/>
          <table:table-cell table:number-matrix-columns-spanned="1" table:number-matrix-rows-spanned="1" table:formula="of:=SUM([.FE3:.FE32]=[.$JC3:.$JC32])" office:value-type="float"/>
          <table:table-cell table:number-matrix-columns-spanned="1" table:number-matrix-rows-spanned="1" table:formula="of:=SUM([.FF3:.FF32]=[.$JD3:.$JD32])" office:value-type="float"/>
          <table:table-cell table:number-matrix-columns-spanned="1" table:number-matrix-rows-spanned="1" table:formula="of:=SUM([.FG3:.FG32]=[.$IY3:.$IY32])" office:value-type="float"/>
          <table:table-cell table:number-matrix-columns-spanned="1" table:number-matrix-rows-spanned="1" table:formula="of:=SUM([.FH3:.FH32]=[.$IZ3:.$IZ32])" office:value-type="float"/>
          <table:table-cell table:number-matrix-columns-spanned="1" table:number-matrix-rows-spanned="1" table:formula="of:=SUM([.FI3:.FI32]=[.$JA3:.$JA32])" office:value-type="float"/>
          <table:table-cell table:number-matrix-columns-spanned="1" table:number-matrix-rows-spanned="1" table:formula="of:=SUM([.FJ3:.FJ32]=[.$JB3:.$JB32])" office:value-type="float"/>
          <table:table-cell table:number-matrix-columns-spanned="1" table:number-matrix-rows-spanned="1" table:formula="of:=SUM([.FK3:.FK32]=[.$JC3:.$JC32])" office:value-type="float"/>
          <table:table-cell table:number-matrix-columns-spanned="1" table:number-matrix-rows-spanned="1" table:formula="of:=SUM([.FL3:.FL32]=[.$JD3:.$JD32])" office:value-type="float"/>
          <table:table-cell table:number-matrix-columns-spanned="1" table:number-matrix-rows-spanned="1" table:formula="of:=SUM([.FM3:.FM32]=[.$IY3:.$IY32])" office:value-type="float"/>
          <table:table-cell table:number-matrix-columns-spanned="1" table:number-matrix-rows-spanned="1" table:formula="of:=SUM([.FN3:.FN32]=[.$IZ3:.$IZ32])" office:value-type="float"/>
          <table:table-cell table:number-matrix-columns-spanned="1" table:number-matrix-rows-spanned="1" table:formula="of:=SUM([.FO3:.FO32]=[.$JA3:.$JA32])" office:value-type="float"/>
          <table:table-cell table:number-matrix-columns-spanned="1" table:number-matrix-rows-spanned="1" table:formula="of:=SUM([.FP3:.FP32]=[.$JB3:.$JB32])" office:value-type="float"/>
          <table:table-cell table:number-matrix-columns-spanned="1" table:number-matrix-rows-spanned="1" table:formula="of:=SUM([.FQ3:.FQ32]=[.$JC3:.$JC32])" office:value-type="float"/>
          <table:table-cell table:number-matrix-columns-spanned="1" table:number-matrix-rows-spanned="1" table:formula="of:=SUM([.FR3:.FR32]=[.$JD3:.$JD32])" office:value-type="float"/>
          <table:table-cell table:number-matrix-columns-spanned="1" table:number-matrix-rows-spanned="1" table:formula="of:=SUM([.FS3:.FS32]=[.$IY3:.$IY32])" office:value-type="float"/>
          <table:table-cell table:number-matrix-columns-spanned="1" table:number-matrix-rows-spanned="1" table:formula="of:=SUM([.FT3:.FT32]=[.$IZ3:.$IZ32])" office:value-type="float"/>
          <table:table-cell table:number-matrix-columns-spanned="1" table:number-matrix-rows-spanned="1" table:formula="of:=SUM([.FU3:.FU32]=[.$JA3:.$JA32])" office:value-type="float"/>
          <table:table-cell table:number-matrix-columns-spanned="1" table:number-matrix-rows-spanned="1" table:formula="of:=SUM([.FV3:.FV32]=[.$JB3:.$JB32])" office:value-type="float"/>
          <table:table-cell table:number-matrix-columns-spanned="1" table:number-matrix-rows-spanned="1" table:formula="of:=SUM([.FW3:.FW32]=[.$JC3:.$JC32])" office:value-type="float"/>
          <table:table-cell table:number-matrix-columns-spanned="1" table:number-matrix-rows-spanned="1" table:formula="of:=SUM([.FX3:.FX32]=[.$JD3:.$JD32])" office:value-type="float"/>
          <table:table-cell table:number-matrix-columns-spanned="1" table:number-matrix-rows-spanned="1" table:formula="of:=SUM([.FY3:.FY32]=[.$IY3:.$IY32])" office:value-type="float"/>
          <table:table-cell table:number-matrix-columns-spanned="1" table:number-matrix-rows-spanned="1" table:formula="of:=SUM([.FZ3:.FZ32]=[.$IZ3:.$IZ32])" office:value-type="float"/>
          <table:table-cell table:number-matrix-columns-spanned="1" table:number-matrix-rows-spanned="1" table:formula="of:=SUM([.GA3:.GA32]=[.$JA3:.$JA32])" office:value-type="float"/>
          <table:table-cell table:number-matrix-columns-spanned="1" table:number-matrix-rows-spanned="1" table:formula="of:=SUM([.GB3:.GB32]=[.$JB3:.$JB32])" office:value-type="float"/>
          <table:table-cell table:number-matrix-columns-spanned="1" table:number-matrix-rows-spanned="1" table:formula="of:=SUM([.GC3:.GC32]=[.$JC3:.$JC32])" office:value-type="float"/>
          <table:table-cell table:number-matrix-columns-spanned="1" table:number-matrix-rows-spanned="1" table:formula="of:=SUM([.GD3:.GD32]=[.$JD3:.$JD32])" office:value-type="float"/>
          <table:table-cell table:number-matrix-columns-spanned="1" table:number-matrix-rows-spanned="1" table:formula="of:=SUM([.GE3:.GE32]=[.$IY3:.$IY32])" office:value-type="float"/>
          <table:table-cell table:number-matrix-columns-spanned="1" table:number-matrix-rows-spanned="1" table:formula="of:=SUM([.GF3:.GF32]=[.$IZ3:.$IZ32])" office:value-type="float"/>
          <table:table-cell table:number-matrix-columns-spanned="1" table:number-matrix-rows-spanned="1" table:formula="of:=SUM([.GG3:.GG32]=[.$JA3:.$JA32])" office:value-type="float"/>
          <table:table-cell table:number-matrix-columns-spanned="1" table:number-matrix-rows-spanned="1" table:formula="of:=SUM([.GH3:.GH32]=[.$JB3:.$JB32])" office:value-type="float"/>
          <table:table-cell table:number-matrix-columns-spanned="1" table:number-matrix-rows-spanned="1" table:formula="of:=SUM([.GI3:.GI32]=[.$JC3:.$JC32])" office:value-type="float"/>
          <table:table-cell table:number-matrix-columns-spanned="1" table:number-matrix-rows-spanned="1" table:formula="of:=SUM([.GJ3:.GJ32]=[.$JD3:.$JD32])" office:value-type="float"/>
          <table:table-cell table:number-matrix-columns-spanned="1" table:number-matrix-rows-spanned="1" table:formula="of:=SUM([.GK3:.GK32]=[.$IY3:.$IY32])" office:value-type="float"/>
          <table:table-cell table:number-matrix-columns-spanned="1" table:number-matrix-rows-spanned="1" table:formula="of:=SUM([.GL3:.GL32]=[.$IZ3:.$IZ32])" office:value-type="float"/>
          <table:table-cell table:number-matrix-columns-spanned="1" table:number-matrix-rows-spanned="1" table:formula="of:=SUM([.GM3:.GM32]=[.$JA3:.$JA32])" office:value-type="float"/>
          <table:table-cell table:number-matrix-columns-spanned="1" table:number-matrix-rows-spanned="1" table:formula="of:=SUM([.GN3:.GN32]=[.$JB3:.$JB32])" office:value-type="float"/>
          <table:table-cell table:number-matrix-columns-spanned="1" table:number-matrix-rows-spanned="1" table:formula="of:=SUM([.GO3:.GO32]=[.$JC3:.$JC32])" office:value-type="float"/>
          <table:table-cell table:number-matrix-columns-spanned="1" table:number-matrix-rows-spanned="1" table:formula="of:=SUM([.GP3:.GP32]=[.$JD3:.$JD32])" office:value-type="float"/>
          <table:table-cell table:number-matrix-columns-spanned="1" table:number-matrix-rows-spanned="1" table:formula="of:=SUM([.GQ3:.GQ32]=[.$IY3:.$IY32])" office:value-type="float"/>
          <table:table-cell table:number-matrix-columns-spanned="1" table:number-matrix-rows-spanned="1" table:formula="of:=SUM([.GR3:.GR32]=[.$IZ3:.$IZ32])" office:value-type="float"/>
          <table:table-cell table:number-matrix-columns-spanned="1" table:number-matrix-rows-spanned="1" table:formula="of:=SUM([.GS3:.GS32]=[.$JA3:.$JA32])" office:value-type="float"/>
          <table:table-cell table:number-matrix-columns-spanned="1" table:number-matrix-rows-spanned="1" table:formula="of:=SUM([.GT3:.GT32]=[.$JB3:.$JB32])" office:value-type="float"/>
          <table:table-cell table:number-matrix-columns-spanned="1" table:number-matrix-rows-spanned="1" table:formula="of:=SUM([.GU3:.GU32]=[.$JC3:.$JC32])" office:value-type="float"/>
          <table:table-cell table:number-matrix-columns-spanned="1" table:number-matrix-rows-spanned="1" table:formula="of:=SUM([.GV3:.GV32]=[.$JD3:.$JD32])" office:value-type="float"/>
          <table:table-cell table:number-matrix-columns-spanned="1" table:number-matrix-rows-spanned="1" table:formula="of:=SUM([.GW3:.GW32]=[.$IY3:.$IY32])" office:value-type="float"/>
          <table:table-cell table:number-matrix-columns-spanned="1" table:number-matrix-rows-spanned="1" table:formula="of:=SUM([.GX3:.GX32]=[.$IZ3:.$IZ32])" office:value-type="float"/>
          <table:table-cell table:number-matrix-columns-spanned="1" table:number-matrix-rows-spanned="1" table:formula="of:=SUM([.GY3:.GY32]=[.$JA3:.$JA32])" office:value-type="float"/>
          <table:table-cell table:number-matrix-columns-spanned="1" table:number-matrix-rows-spanned="1" table:formula="of:=SUM([.GZ3:.GZ32]=[.$JB3:.$JB32])" office:value-type="float"/>
          <table:table-cell table:number-matrix-columns-spanned="1" table:number-matrix-rows-spanned="1" table:formula="of:=SUM([.HA3:.HA32]=[.$JC3:.$JC32])" office:value-type="float"/>
          <table:table-cell table:number-matrix-columns-spanned="1" table:number-matrix-rows-spanned="1" table:formula="of:=SUM([.HB3:.HB32]=[.$JD3:.$JD32])" office:value-type="float"/>
          <table:table-cell table:number-matrix-columns-spanned="1" table:number-matrix-rows-spanned="1" table:formula="of:=SUM([.HC3:.HC32]=[.$IY3:.$IY32])" office:value-type="float"/>
          <table:table-cell table:number-matrix-columns-spanned="1" table:number-matrix-rows-spanned="1" table:formula="of:=SUM([.HD3:.HD32]=[.$IZ3:.$IZ32])" office:value-type="float"/>
          <table:table-cell table:number-matrix-columns-spanned="1" table:number-matrix-rows-spanned="1" table:formula="of:=SUM([.HE3:.HE32]=[.$JA3:.$JA32])" office:value-type="float"/>
          <table:table-cell table:number-matrix-columns-spanned="1" table:number-matrix-rows-spanned="1" table:formula="of:=SUM([.HF3:.HF32]=[.$JB3:.$JB32])" office:value-type="float"/>
          <table:table-cell table:number-matrix-columns-spanned="1" table:number-matrix-rows-spanned="1" table:formula="of:=SUM([.HG3:.HG32]=[.$JC3:.$JC32])" office:value-type="float"/>
          <table:table-cell table:number-matrix-columns-spanned="1" table:number-matrix-rows-spanned="1" table:formula="of:=SUM([.HH3:.HH32]=[.$JD3:.$JD32])" office:value-type="float"/>
          <table:table-cell table:number-matrix-columns-spanned="1" table:number-matrix-rows-spanned="1" table:formula="of:=SUM([.HI3:.HI32]=[.$IY3:.$IY32])" office:value-type="float"/>
          <table:table-cell table:number-matrix-columns-spanned="1" table:number-matrix-rows-spanned="1" table:formula="of:=SUM([.HJ3:.HJ32]=[.$IZ3:.$IZ32])" office:value-type="float"/>
          <table:table-cell table:number-matrix-columns-spanned="1" table:number-matrix-rows-spanned="1" table:formula="of:=SUM([.HK3:.HK32]=[.$JA3:.$JA32])" office:value-type="float"/>
          <table:table-cell table:number-matrix-columns-spanned="1" table:number-matrix-rows-spanned="1" table:formula="of:=SUM([.HL3:.HL32]=[.$JB3:.$JB32])" office:value-type="float"/>
          <table:table-cell table:number-matrix-columns-spanned="1" table:number-matrix-rows-spanned="1" table:formula="of:=SUM([.HM3:.HM32]=[.$JC3:.$JC32])" office:value-type="float"/>
          <table:table-cell table:number-matrix-columns-spanned="1" table:number-matrix-rows-spanned="1" table:formula="of:=SUM([.HN3:.HN32]=[.$JD3:.$JD32])" office:value-type="float"/>
          <table:table-cell table:style-name="cellWorst" table:number-matrix-columns-spanned="1" table:number-matrix-rows-spanned="1" table:formula="of:=SUM([.HO3:.HO32]=[.$IY3:.$IY32])" office:value-type="float"/>
          <table:table-cell table:style-name="cellWorst" table:number-matrix-columns-spanned="1" table:number-matrix-rows-spanned="1" table:formula="of:=SUM([.HP3:.HP32]=[.$IZ3:.$IZ32])" office:value-type="float"/>
          <table:table-cell table:style-name="cellWorst" table:number-matrix-columns-spanned="1" table:number-matrix-rows-spanned="1" table:formula="of:=SUM([.HQ3:.HQ32]=[.$JA3:.$JA32])" office:value-type="float"/>
          <table:table-cell table:style-name="cellWorst" table:number-matrix-columns-spanned="1" table:number-matrix-rows-spanned="1" table:formula="of:=SUM([.HR3:.HR32]=[.$JB3:.$JB32])" office:value-type="float"/>
          <table:table-cell table:style-name="cellWorst" table:number-matrix-columns-spanned="1" table:number-matrix-rows-spanned="1" table:formula="of:=SUM([.HS3:.HS32]=[.$JC3:.$JC32])" office:value-type="float"/>
          <table:table-cell table:style-name="cellBest" table:number-matrix-columns-spanned="1" table:number-matrix-rows-spanned="1" table:formula="of:=SUM([.HT3:.HT32]=[.$JD3:.$JD32])" office:value-type="float"/>
          <table:table-cell table:number-matrix-columns-spanned="1" table:number-matrix-rows-spanned="1" table:formula="of:=SUM([.HU3:.HU32]=[.$IY3:.$IY32])" office:value-type="float"/>
          <table:table-cell table:number-matrix-columns-spanned="1" table:number-matrix-rows-spanned="1" table:formula="of:=SUM([.HV3:.HV32]=[.$IZ3:.$IZ32])" office:value-type="float"/>
          <table:table-cell table:number-matrix-columns-spanned="1" table:number-matrix-rows-spanned="1" table:formula="of:=SUM([.HW3:.HW32]=[.$JA3:.$JA32])" office:value-type="float"/>
          <table:table-cell table:number-matrix-columns-spanned="1" table:number-matrix-rows-spanned="1" table:formula="of:=SUM([.HX3:.HX32]=[.$JB3:.$JB32])" office:value-type="float"/>
          <table:table-cell table:number-matrix-columns-spanned="1" table:number-matrix-rows-spanned="1" table:formula="of:=SUM([.HY3:.HY32]=[.$JC3:.$JC32])" office:value-type="float"/>
          <table:table-cell table:number-matrix-columns-spanned="1" table:number-matrix-rows-spanned="1" table:formula="of:=SUM([.HZ3:.HZ32]=[.$JD3:.$JD32])" office:value-type="float"/>
          <table:table-cell table:number-matrix-columns-spanned="1" table:number-matrix-rows-spanned="1" table:formula="of:=SUM([.IA3:.IA32]=[.$IY3:.$IY32])" office:value-type="float"/>
          <table:table-cell table:number-matrix-columns-spanned="1" table:number-matrix-rows-spanned="1" table:formula="of:=SUM([.IB3:.IB32]=[.$IZ3:.$IZ32])" office:value-type="float"/>
          <table:table-cell table:number-matrix-columns-spanned="1" table:number-matrix-rows-spanned="1" table:formula="of:=SUM([.IC3:.IC32]=[.$JA3:.$JA32])" office:value-type="float"/>
          <table:table-cell table:number-matrix-columns-spanned="1" table:number-matrix-rows-spanned="1" table:formula="of:=SUM([.ID3:.ID32]=[.$JB3:.$JB32])" office:value-type="float"/>
          <table:table-cell table:number-matrix-columns-spanned="1" table:number-matrix-rows-spanned="1" table:formula="of:=SUM([.IE3:.IE32]=[.$JC3:.$JC32])" office:value-type="float"/>
          <table:table-cell table:number-matrix-columns-spanned="1" table:number-matrix-rows-spanned="1" table:formula="of:=SUM([.IF3:.IF32]=[.$JD3:.$JD32])" office:value-type="float"/>
          <table:table-cell table:number-matrix-columns-spanned="1" table:number-matrix-rows-spanned="1" table:formula="of:=SUM([.IG3:.IG32]=[.$IY3:.$IY32])" office:value-type="float"/>
          <table:table-cell table:number-matrix-columns-spanned="1" table:number-matrix-rows-spanned="1" table:formula="of:=SUM([.IH3:.IH32]=[.$IZ3:.$IZ32])" office:value-type="float"/>
          <table:table-cell table:number-matrix-columns-spanned="1" table:number-matrix-rows-spanned="1" table:formula="of:=SUM([.II3:.II32]=[.$JA3:.$JA32])" office:value-type="float"/>
          <table:table-cell table:number-matrix-columns-spanned="1" table:number-matrix-rows-spanned="1" table:formula="of:=SUM([.IJ3:.IJ32]=[.$JB3:.$JB32])" office:value-type="float"/>
          <table:table-cell table:number-matrix-columns-spanned="1" table:number-matrix-rows-spanned="1" table:formula="of:=SUM([.IK3:.IK32]=[.$JC3:.$JC32])" office:value-type="float"/>
          <table:table-cell table:number-matrix-columns-spanned="1" table:number-matrix-rows-spanned="1" table:formula="of:=SUM([.IL3:.IL32]=[.$JD3:.$JD3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column table:style-name="ta2co129" table:default-cell-style-name="Default"/>
        <table:table-column table:style-name="ta2co130" table:default-cell-style-name="Default"/>
        <table:table-column table:style-name="ta2co131" table:default-cell-style-name="Default"/>
        <table:table-column table:style-name="ta2co132" table:default-cell-style-name="Default"/>
        <table:table-column table:style-name="ta2co133" table:default-cell-style-name="Default"/>
        <table:table-column table:style-name="ta2co134" table:default-cell-style-name="Default"/>
        <table:table-column table:style-name="ta2co135" table:default-cell-style-name="Default"/>
        <table:table-column table:style-name="ta2co136" table:default-cell-style-name="Default"/>
        <table:table-column table:style-name="ta2co137" table:default-cell-style-name="Default"/>
        <table:table-column table:style-name="ta2co138" table:default-cell-style-name="Default"/>
        <table:table-column table:style-name="ta2co139" table:default-cell-style-name="Default"/>
        <table:table-column table:style-name="ta2co140" table:default-cell-style-name="Default"/>
        <table:table-column table:style-name="ta2co141" table:default-cell-style-name="Default"/>
        <table:table-column table:style-name="ta2co142" table:default-cell-style-name="Default"/>
        <table:table-column table:style-name="ta2co143" table:default-cell-style-name="Default"/>
        <table:table-column table:style-name="ta2co144" table:default-cell-style-name="Default"/>
        <table:table-column table:style-name="ta2co145" table:default-cell-style-name="Default"/>
        <table:table-column table:style-name="ta2co146" table:default-cell-style-name="Default"/>
        <table:table-column table:style-name="ta2co147" table:default-cell-style-name="Default"/>
        <table:table-column table:style-name="ta2co148" table:default-cell-style-name="Default"/>
        <table:table-column table:style-name="ta2co149" table:default-cell-style-name="Default"/>
        <table:table-column table:style-name="ta2co150" table:default-cell-style-name="Default"/>
        <table:table-column table:style-name="ta2co151" table:default-cell-style-name="Default"/>
        <table:table-column table:style-name="ta2co152" table:default-cell-style-name="Default"/>
        <table:table-column table:style-name="ta2co153" table:default-cell-style-name="Default"/>
        <table:table-column table:style-name="ta2co154" table:default-cell-style-name="Default"/>
        <table:table-column table:style-name="ta2co155" table:default-cell-style-name="Default"/>
        <table:table-column table:style-name="ta2co156" table:default-cell-style-name="Default"/>
        <table:table-column table:style-name="ta2co157" table:default-cell-style-name="Default"/>
        <table:table-column table:style-name="ta2co158" table:default-cell-style-name="Default"/>
        <table:table-column table:style-name="ta2co159" table:default-cell-style-name="Default"/>
        <table:table-column table:style-name="ta2co160" table:default-cell-style-name="Default"/>
        <table:table-column table:style-name="ta2co161" table:default-cell-style-name="Default"/>
        <table:table-column table:style-name="ta2co162" table:default-cell-style-name="Default"/>
        <table:table-column table:style-name="ta2co163" table:default-cell-style-name="Default"/>
        <table:table-column table:style-name="ta2co164" table:default-cell-style-name="Default"/>
        <table:table-column table:style-name="ta2co165" table:default-cell-style-name="Default"/>
        <table:table-column table:style-name="ta2co166" table:default-cell-style-name="Default"/>
        <table:table-column table:style-name="ta2co167" table:default-cell-style-name="Default"/>
        <table:table-column table:style-name="ta2co168" table:default-cell-style-name="Default"/>
        <table:table-column table:style-name="ta2co169" table:default-cell-style-name="Default"/>
        <table:table-column table:style-name="ta2co170" table:default-cell-style-name="Default"/>
        <table:table-column table:style-name="ta2co171" table:default-cell-style-name="Default"/>
        <table:table-column table:style-name="ta2co172" table:default-cell-style-name="Default"/>
        <table:table-column table:style-name="ta2co173" table:default-cell-style-name="Default"/>
        <table:table-column table:style-name="ta2co174" table:default-cell-style-name="Default"/>
        <table:table-column table:style-name="ta2co175" table:default-cell-style-name="Default"/>
        <table:table-column table:style-name="ta2co176" table:default-cell-style-name="Default"/>
        <table:table-column table:style-name="ta2co177" table:default-cell-style-name="Default"/>
        <table:table-column table:style-name="ta2co178" table:default-cell-style-name="Default"/>
        <table:table-column table:style-name="ta2co179" table:default-cell-style-name="Default"/>
        <table:table-column table:style-name="ta2co180" table:default-cell-style-name="Default"/>
        <table:table-column table:style-name="ta2co181" table:default-cell-style-name="Default"/>
        <table:table-column table:style-name="ta2co182" table:default-cell-style-name="Default"/>
        <table:table-column table:style-name="ta2co183" table:default-cell-style-name="Default"/>
        <table:table-column table:style-name="ta2co184" table:default-cell-style-name="Default"/>
        <table:table-column table:style-name="ta2co185" table:default-cell-style-name="Default"/>
        <table:table-column table:style-name="ta2co186" table:default-cell-style-name="Default"/>
        <table:table-column table:style-name="ta2co187" table:default-cell-style-name="Default"/>
        <table:table-column table:style-name="ta2co188" table:default-cell-style-name="Default"/>
        <table:table-column table:style-name="ta2co189" table:default-cell-style-name="Default"/>
        <table:table-column table:style-name="ta2co190" table:default-cell-style-name="Default"/>
        <table:table-column table:style-name="ta2co191" table:default-cell-style-name="Default"/>
        <table:table-column table:style-name="ta2co192" table:default-cell-style-name="Default"/>
        <table:table-column table:style-name="ta2co193" table:default-cell-style-name="Default"/>
        <table:table-column table:style-name="ta2co194" table:default-cell-style-name="Default"/>
        <table:table-column table:style-name="ta2co195" table:default-cell-style-name="Default"/>
        <table:table-column table:style-name="ta2co196" table:default-cell-style-name="Default"/>
        <table:table-column table:style-name="ta2co197" table:default-cell-style-name="Default"/>
        <table:table-column table:style-name="ta2co198" table:default-cell-style-name="Default"/>
        <table:table-column table:style-name="ta2co199" table:default-cell-style-name="Default"/>
        <table:table-column table:style-name="ta2co200" table:default-cell-style-name="Default"/>
        <table:table-column table:style-name="ta2co201" table:default-cell-style-name="Default"/>
        <table:table-column table:style-name="ta2co202" table:default-cell-style-name="Default"/>
        <table:table-column table:style-name="ta2co203" table:default-cell-style-name="Default"/>
        <table:table-column table:style-name="ta2co204" table:default-cell-style-name="Default"/>
        <table:table-column table:style-name="ta2co205" table:default-cell-style-name="Default"/>
        <table:table-column table:style-name="ta2co206" table:default-cell-style-name="Default"/>
        <table:table-column table:style-name="ta2co207" table:default-cell-style-name="Default"/>
        <table:table-column table:style-name="ta2co208" table:default-cell-style-name="Default"/>
        <table:table-column table:style-name="ta2co209" table:default-cell-style-name="Default"/>
        <table:table-column table:style-name="ta2co210" table:default-cell-style-name="Default"/>
        <table:table-column table:style-name="ta2co211" table:default-cell-style-name="Default"/>
        <table:table-column table:style-name="ta2co212" table:default-cell-style-name="Default"/>
        <table:table-column table:style-name="ta2co213" table:default-cell-style-name="Default"/>
        <table:table-column table:style-name="ta2co214" table:default-cell-style-name="Default"/>
        <table:table-column table:style-name="ta2co215" table:default-cell-style-name="Default"/>
        <table:table-column table:style-name="ta2co216" table:default-cell-style-name="Default"/>
        <table:table-column table:style-name="ta2co217" table:default-cell-style-name="Default"/>
        <table:table-column table:style-name="ta2co218" table:default-cell-style-name="Default"/>
        <table:table-column table:style-name="ta2co219" table:default-cell-style-name="Default"/>
        <table:table-column table:style-name="ta2co220" table:default-cell-style-name="Default"/>
        <table:table-column table:style-name="ta2co221" table:default-cell-style-name="Default"/>
        <table:table-column table:style-name="ta2co222" table:default-cell-style-name="Default"/>
        <table:table-column table:style-name="ta2co223" table:default-cell-style-name="Default"/>
        <table:table-column table:style-name="ta2co224" table:default-cell-style-name="Default"/>
        <table:table-column table:style-name="ta2co225" table:default-cell-style-name="Default"/>
        <table:table-column table:style-name="ta2co226" table:default-cell-style-name="Default"/>
        <table:table-column table:style-name="ta2co227" table:default-cell-style-name="Default"/>
        <table:table-column table:style-name="ta2co228" table:default-cell-style-name="Default"/>
        <table:table-column table:style-name="ta2co229" table:default-cell-style-name="Default"/>
        <table:table-column table:style-name="ta2co230" table:default-cell-style-name="Default"/>
        <table:table-column table:style-name="ta2co231" table:default-cell-style-name="Default"/>
        <table:table-column table:style-name="ta2co232" table:default-cell-style-name="Default"/>
        <table:table-column table:style-name="ta2co233" table:default-cell-style-name="Default"/>
        <table:table-column table:style-name="ta2co234" table:default-cell-style-name="Default"/>
        <table:table-column table:style-name="ta2co235" table:default-cell-style-name="Default"/>
        <table:table-column table:style-name="ta2co236" table:default-cell-style-name="Default"/>
        <table:table-column table:style-name="ta2co237" table:default-cell-style-name="Default"/>
        <table:table-column table:style-name="ta2co238" table:default-cell-style-name="Default"/>
        <table:table-column table:style-name="ta2co239" table:default-cell-style-name="Default"/>
        <table:table-column table:style-name="ta2co240" table:default-cell-style-name="Default"/>
        <table:table-column table:style-name="ta2co241" table:default-cell-style-name="Default"/>
        <table:table-column table:style-name="ta2co242" table:default-cell-style-name="Default"/>
        <table:table-column table:style-name="ta2co243" table:default-cell-style-name="Default"/>
        <table:table-column table:style-name="ta2co244" table:default-cell-style-name="Default"/>
        <table:table-column table:style-name="ta2co245" table:default-cell-style-name="Default"/>
        <table:table-column table:style-name="ta2co246" table:default-cell-style-name="Default"/>
        <table:table-column table:style-name="ta2co247" table:default-cell-style-name="Default"/>
        <table:table-column table:style-name="ta2co248" table:default-cell-style-name="Default"/>
        <table:table-column table:style-name="ta2co249" table:default-cell-style-name="Default"/>
        <table:table-column table:style-name="ta2co250" table:default-cell-style-name="Default"/>
        <table:table-column table:style-name="ta2co251" table:default-cell-style-name="Default"/>
        <table:table-column table:style-name="ta2co252" table:default-cell-style-name="Default"/>
        <table:table-column table:style-name="ta2co253" table:default-cell-style-name="Default"/>
        <table:table-column table:style-name="ta2co254" table:default-cell-style-name="Default"/>
        <table:table-column table:style-name="ta2co255" table:default-cell-style-name="Default"/>
        <table:table-column table:style-name="ta2co256" table:default-cell-style-name="Default"/>
        <table:table-column table:style-name="ta2co257" table:default-cell-style-name="Default"/>
        <table:table-column table:style-name="ta2co258" table:default-cell-style-name="Default"/>
        <table:table-column table:style-name="ta2co259" table:default-cell-style-name="Default"/>
        <table:table-column table:style-name="ta2co260" table:default-cell-style-name="Default"/>
        <table:table-column table:style-name="ta2co261" table:default-cell-style-name="Default"/>
        <table:table-column table:style-name="ta2co262" table:default-cell-style-name="Default"/>
        <table:table-column table:style-name="ta2co263" table:default-cell-style-name="Default"/>
        <table:table-column table:style-name="ta2co264" table:default-cell-style-name="Default"/>
        <table:table-column table:style-name="ta2co265" table:default-cell-style-name="Default"/>
        <table:table-row table:style-name="ro1">
          <table:table-cell office:value-type="string">
            <text:p/>
          </table:table-cell>
          <table:table-cell office:value-type="string">
            <text:p>bm-1/lab-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h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non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lab-flu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2])" office:value-type="float"/>
          <table:table-cell table:formula="of:=SUM([Instances.C3:Instances.C32])" office:value-type="float"/>
          <table:table-cell table:formula="of:=AVERAGE([Instances.D3:Instances.D32])" office:value-type="float"/>
          <table:table-cell table:formula="of:=AVERAGE([Instances.E3:Instances.E32])" office:value-type="float"/>
          <table:table-cell table:formula="of:=AVERAGE([Instances.F3:Instances.F32])" office:value-type="float"/>
          <table:table-cell table:formula="of:=AVERAGE([Instances.G3:Instances.G32])" office:value-type="float"/>
          <table:table-cell table:formula="of:=SUM([Instances.H3:Instances.H32])" office:value-type="float"/>
          <table:table-cell table:formula="of:=AVERAGE([Instances.I3:Instances.I32])" office:value-type="float"/>
          <table:table-cell table:formula="of:=AVERAGE([Instances.J3:Instances.J32])" office:value-type="float"/>
          <table:table-cell table:style-name="cellBest" table:formula="of:=AVERAGE([Instances.K3:Instances.K32])" office:value-type="float"/>
          <table:table-cell table:formula="of:=AVERAGE([Instances.L3:Instances.L32])" office:value-type="float"/>
          <table:table-cell table:formula="of:=AVERAGE([Instances.M3:Instances.M32])" office:value-type="float"/>
          <table:table-cell table:formula="of:=SUM([Instances.N3:Instances.N32])" office:value-type="float"/>
          <table:table-cell table:formula="of:=AVERAGE([Instances.O3:Instances.O32])" office:value-type="float"/>
          <table:table-cell table:formula="of:=AVERAGE([Instances.P3:Instances.P32])" office:value-type="float"/>
          <table:table-cell table:style-name="cellBest" table:formula="of:=AVERAGE([Instances.Q3:Instances.Q32])" office:value-type="float"/>
          <table:table-cell table:formula="of:=AVERAGE([Instances.R3:Instances.R32])" office:value-type="float"/>
          <table:table-cell table:formula="of:=AVERAGE([Instances.S3:Instances.S32])" office:value-type="float"/>
          <table:table-cell table:formula="of:=SUM([Instances.T3:Instances.T32])" office:value-type="float"/>
          <table:table-cell table:formula="of:=AVERAGE([Instances.U3:Instances.U32])" office:value-type="float"/>
          <table:table-cell table:formula="of:=AVERAGE([Instances.V3:Instances.V32])" office:value-type="float"/>
          <table:table-cell table:formula="of:=AVERAGE([Instances.W3:Instances.W32])" office:value-type="float"/>
          <table:table-cell table:formula="of:=AVERAGE([Instances.X3:Instances.X32])" office:value-type="float"/>
          <table:table-cell table:formula="of:=AVERAGE([Instances.Y3:Instances.Y32])" office:value-type="float"/>
          <table:table-cell table:formula="of:=SUM([Instances.Z3:Instances.Z32])" office:value-type="float"/>
          <table:table-cell table:formula="of:=AVERAGE([Instances.AA3:Instances.AA32])" office:value-type="float"/>
          <table:table-cell table:formula="of:=AVERAGE([Instances.AB3:Instances.AB32])" office:value-type="float"/>
          <table:table-cell table:formula="of:=AVERAGE([Instances.AC3:Instances.AC32])" office:value-type="float"/>
          <table:table-cell table:formula="of:=AVERAGE([Instances.AD3:Instances.AD32])" office:value-type="float"/>
          <table:table-cell table:formula="of:=AVERAGE([Instances.AE3:Instances.AE32])" office:value-type="float"/>
          <table:table-cell table:formula="of:=SUM([Instances.AF3:Instances.AF32])" office:value-type="float"/>
          <table:table-cell table:formula="of:=AVERAGE([Instances.AG3:Instances.AG32])" office:value-type="float"/>
          <table:table-cell table:formula="of:=AVERAGE([Instances.AH3:Instances.AH32])" office:value-type="float"/>
          <table:table-cell table:formula="of:=AVERAGE([Instances.AI3:Instances.AI32])" office:value-type="float"/>
          <table:table-cell table:formula="of:=AVERAGE([Instances.AJ3:Instances.AJ32])" office:value-type="float"/>
          <table:table-cell table:formula="of:=AVERAGE([Instances.AK3:Instances.AK32])" office:value-type="float"/>
          <table:table-cell table:formula="of:=SUM([Instances.AL3:Instances.AL32])" office:value-type="float"/>
          <table:table-cell table:formula="of:=AVERAGE([Instances.AM3:Instances.AM32])" office:value-type="float"/>
          <table:table-cell table:formula="of:=AVERAGE([Instances.AN3:Instances.AN32])" office:value-type="float"/>
          <table:table-cell table:formula="of:=AVERAGE([Instances.AO3:Instances.AO32])" office:value-type="float"/>
          <table:table-cell table:formula="of:=AVERAGE([Instances.AP3:Instances.AP32])" office:value-type="float"/>
          <table:table-cell table:formula="of:=AVERAGE([Instances.AQ3:Instances.AQ32])" office:value-type="float"/>
          <table:table-cell table:style-name="cellBest" table:formula="of:=SUM([Instances.AR3:Instances.AR32])" office:value-type="float"/>
          <table:table-cell table:formula="of:=AVERAGE([Instances.AS3:Instances.AS32])" office:value-type="float"/>
          <table:table-cell table:formula="of:=AVERAGE([Instances.AT3:Instances.AT32])" office:value-type="float"/>
          <table:table-cell table:formula="of:=AVERAGE([Instances.AU3:Instances.AU32])" office:value-type="float"/>
          <table:table-cell table:formula="of:=AVERAGE([Instances.AV3:Instances.AV32])" office:value-type="float"/>
          <table:table-cell table:formula="of:=AVERAGE([Instances.AW3:Instances.AW32])" office:value-type="float"/>
          <table:table-cell table:formula="of:=SUM([Instances.AX3:Instances.AX32])" office:value-type="float"/>
          <table:table-cell table:formula="of:=AVERAGE([Instances.AY3:Instances.AY32])" office:value-type="float"/>
          <table:table-cell table:formula="of:=AVERAGE([Instances.AZ3:Instances.AZ32])" office:value-type="float"/>
          <table:table-cell table:formula="of:=AVERAGE([Instances.BA3:Instances.BA32])" office:value-type="float"/>
          <table:table-cell table:formula="of:=AVERAGE([Instances.BB3:Instances.BB32])" office:value-type="float"/>
          <table:table-cell table:style-name="cellBest" table:formula="of:=AVERAGE([Instances.BC3:Instances.BC32])" office:value-type="float"/>
          <table:table-cell table:formula="of:=SUM([Instances.BD3:Instances.BD32])" office:value-type="float"/>
          <table:table-cell table:formula="of:=AVERAGE([Instances.BE3:Instances.BE32])" office:value-type="float"/>
          <table:table-cell table:formula="of:=AVERAGE([Instances.BF3:Instances.BF32])" office:value-type="float"/>
          <table:table-cell table:formula="of:=AVERAGE([Instances.BG3:Instances.BG32])" office:value-type="float"/>
          <table:table-cell table:formula="of:=AVERAGE([Instances.BH3:Instances.BH32])" office:value-type="float"/>
          <table:table-cell table:formula="of:=AVERAGE([Instances.BI3:Instances.BI32])" office:value-type="float"/>
          <table:table-cell table:formula="of:=SUM([Instances.BJ3:Instances.BJ32])" office:value-type="float"/>
          <table:table-cell table:formula="of:=AVERAGE([Instances.BK3:Instances.BK32])" office:value-type="float"/>
          <table:table-cell table:formula="of:=AVERAGE([Instances.BL3:Instances.BL32])" office:value-type="float"/>
          <table:table-cell table:formula="of:=AVERAGE([Instances.BM3:Instances.BM32])" office:value-type="float"/>
          <table:table-cell table:formula="of:=AVERAGE([Instances.BN3:Instances.BN32])" office:value-type="float"/>
          <table:table-cell table:formula="of:=AVERAGE([Instances.BO3:Instances.BO32])" office:value-type="float"/>
          <table:table-cell table:formula="of:=SUM([Instances.BP3:Instances.BP32])" office:value-type="float"/>
          <table:table-cell table:formula="of:=AVERAGE([Instances.BQ3:Instances.BQ32])" office:value-type="float"/>
          <table:table-cell table:formula="of:=AVERAGE([Instances.BR3:Instances.BR32])" office:value-type="float"/>
          <table:table-cell table:formula="of:=AVERAGE([Instances.BS3:Instances.BS32])" office:value-type="float"/>
          <table:table-cell table:formula="of:=AVERAGE([Instances.BT3:Instances.BT32])" office:value-type="float"/>
          <table:table-cell table:formula="of:=AVERAGE([Instances.BU3:Instances.BU32])" office:value-type="float"/>
          <table:table-cell table:formula="of:=SUM([Instances.BV3:Instances.BV32])" office:value-type="float"/>
          <table:table-cell table:formula="of:=AVERAGE([Instances.BW3:Instances.BW32])" office:value-type="float"/>
          <table:table-cell table:formula="of:=AVERAGE([Instances.BX3:Instances.BX32])" office:value-type="float"/>
          <table:table-cell table:formula="of:=AVERAGE([Instances.BY3:Instances.BY32])" office:value-type="float"/>
          <table:table-cell table:formula="of:=AVERAGE([Instances.BZ3:Instances.BZ32])" office:value-type="float"/>
          <table:table-cell table:formula="of:=AVERAGE([Instances.CA3:Instances.CA32])" office:value-type="float"/>
          <table:table-cell table:formula="of:=SUM([Instances.CB3:Instances.CB32])" office:value-type="float"/>
          <table:table-cell table:formula="of:=AVERAGE([Instances.CC3:Instances.CC32])" office:value-type="float"/>
          <table:table-cell table:formula="of:=AVERAGE([Instances.CD3:Instances.CD32])" office:value-type="float"/>
          <table:table-cell table:formula="of:=AVERAGE([Instances.CE3:Instances.CE32])" office:value-type="float"/>
          <table:table-cell table:formula="of:=AVERAGE([Instances.CF3:Instances.CF32])" office:value-type="float"/>
          <table:table-cell table:formula="of:=AVERAGE([Instances.CG3:Instances.CG32])" office:value-type="float"/>
          <table:table-cell table:formula="of:=SUM([Instances.CH3:Instances.CH32])" office:value-type="float"/>
          <table:table-cell table:style-name="cellBest" table:formula="of:=AVERAGE([Instances.CI3:Instances.CI32])" office:value-type="float"/>
          <table:table-cell table:style-name="cellBest" table:formula="of:=AVERAGE([Instances.CJ3:Instances.CJ32])" office:value-type="float"/>
          <table:table-cell table:formula="of:=AVERAGE([Instances.CK3:Instances.CK32])" office:value-type="float"/>
          <table:table-cell table:formula="of:=AVERAGE([Instances.CL3:Instances.CL32])" office:value-type="float"/>
          <table:table-cell table:formula="of:=AVERAGE([Instances.CM3:Instances.CM32])" office:value-type="float"/>
          <table:table-cell table:formula="of:=SUM([Instances.CN3:Instances.CN32])" office:value-type="float"/>
          <table:table-cell table:formula="of:=AVERAGE([Instances.CO3:Instances.CO32])" office:value-type="float"/>
          <table:table-cell table:formula="of:=AVERAGE([Instances.CP3:Instances.CP32])" office:value-type="float"/>
          <table:table-cell table:style-name="cellBest" table:formula="of:=AVERAGE([Instances.CQ3:Instances.CQ32])" office:value-type="float"/>
          <table:table-cell table:formula="of:=AVERAGE([Instances.CR3:Instances.CR32])" office:value-type="float"/>
          <table:table-cell table:formula="of:=AVERAGE([Instances.CS3:Instances.CS32])" office:value-type="float"/>
          <table:table-cell table:formula="of:=SUM([Instances.CT3:Instances.CT32])" office:value-type="float"/>
          <table:table-cell table:formula="of:=AVERAGE([Instances.CU3:Instances.CU32])" office:value-type="float"/>
          <table:table-cell table:formula="of:=AVERAGE([Instances.CV3:Instances.CV32])" office:value-type="float"/>
          <table:table-cell table:formula="of:=AVERAGE([Instances.CW3:Instances.CW32])" office:value-type="float"/>
          <table:table-cell table:formula="of:=AVERAGE([Instances.CX3:Instances.CX32])" office:value-type="float"/>
          <table:table-cell table:formula="of:=AVERAGE([Instances.CY3:Instances.CY32])" office:value-type="float"/>
          <table:table-cell table:formula="of:=SUM([Instances.CZ3:Instances.CZ32])" office:value-type="float"/>
          <table:table-cell table:formula="of:=AVERAGE([Instances.DA3:Instances.DA32])" office:value-type="float"/>
          <table:table-cell table:formula="of:=AVERAGE([Instances.DB3:Instances.DB32])" office:value-type="float"/>
          <table:table-cell table:formula="of:=AVERAGE([Instances.DC3:Instances.DC32])" office:value-type="float"/>
          <table:table-cell table:formula="of:=AVERAGE([Instances.DD3:Instances.DD32])" office:value-type="float"/>
          <table:table-cell table:formula="of:=AVERAGE([Instances.DE3:Instances.DE32])" office:value-type="float"/>
          <table:table-cell table:formula="of:=SUM([Instances.DF3:Instances.DF32])" office:value-type="float"/>
          <table:table-cell table:formula="of:=AVERAGE([Instances.DG3:Instances.DG32])" office:value-type="float"/>
          <table:table-cell table:formula="of:=AVERAGE([Instances.DH3:Instances.DH32])" office:value-type="float"/>
          <table:table-cell table:formula="of:=AVERAGE([Instances.DI3:Instances.DI32])" office:value-type="float"/>
          <table:table-cell table:formula="of:=AVERAGE([Instances.DJ3:Instances.DJ32])" office:value-type="float"/>
          <table:table-cell table:formula="of:=AVERAGE([Instances.DK3:Instances.DK32])" office:value-type="float"/>
          <table:table-cell table:formula="of:=SUM([Instances.DL3:Instances.DL32])" office:value-type="float"/>
          <table:table-cell table:formula="of:=AVERAGE([Instances.DM3:Instances.DM32])" office:value-type="float"/>
          <table:table-cell table:formula="of:=AVERAGE([Instances.DN3:Instances.DN32])" office:value-type="float"/>
          <table:table-cell table:formula="of:=AVERAGE([Instances.DO3:Instances.DO32])" office:value-type="float"/>
          <table:table-cell table:formula="of:=AVERAGE([Instances.DP3:Instances.DP32])" office:value-type="float"/>
          <table:table-cell table:formula="of:=AVERAGE([Instances.DQ3:Instances.DQ32])" office:value-type="float"/>
          <table:table-cell table:formula="of:=SUM([Instances.DR3:Instances.DR32])" office:value-type="float"/>
          <table:table-cell table:formula="of:=AVERAGE([Instances.DS3:Instances.DS32])" office:value-type="float"/>
          <table:table-cell table:formula="of:=AVERAGE([Instances.DT3:Instances.DT32])" office:value-type="float"/>
          <table:table-cell table:formula="of:=AVERAGE([Instances.DU3:Instances.DU32])" office:value-type="float"/>
          <table:table-cell table:formula="of:=AVERAGE([Instances.DV3:Instances.DV32])" office:value-type="float"/>
          <table:table-cell table:formula="of:=AVERAGE([Instances.DW3:Instances.DW32])" office:value-type="float"/>
          <table:table-cell table:formula="of:=SUM([Instances.DX3:Instances.DX32])" office:value-type="float"/>
          <table:table-cell table:formula="of:=AVERAGE([Instances.DY3:Instances.DY32])" office:value-type="float"/>
          <table:table-cell table:formula="of:=AVERAGE([Instances.DZ3:Instances.DZ32])" office:value-type="float"/>
          <table:table-cell table:formula="of:=AVERAGE([Instances.EA3:Instances.EA32])" office:value-type="float"/>
          <table:table-cell table:formula="of:=AVERAGE([Instances.EB3:Instances.EB32])" office:value-type="float"/>
          <table:table-cell table:formula="of:=AVERAGE([Instances.EC3:Instances.EC32])" office:value-type="float"/>
          <table:table-cell table:formula="of:=SUM([Instances.ED3:Instances.ED32])" office:value-type="float"/>
          <table:table-cell table:formula="of:=AVERAGE([Instances.EE3:Instances.EE32])" office:value-type="float"/>
          <table:table-cell table:formula="of:=AVERAGE([Instances.EF3:Instances.EF32])" office:value-type="float"/>
          <table:table-cell table:formula="of:=AVERAGE([Instances.EG3:Instances.EG32])" office:value-type="float"/>
          <table:table-cell table:formula="of:=AVERAGE([Instances.EH3:Instances.EH32])" office:value-type="float"/>
          <table:table-cell table:formula="of:=AVERAGE([Instances.EI3:Instances.EI32])" office:value-type="float"/>
          <table:table-cell table:formula="of:=SUM([Instances.EJ3:Instances.EJ32])" office:value-type="float"/>
          <table:table-cell table:formula="of:=AVERAGE([Instances.EK3:Instances.EK32])" office:value-type="float"/>
          <table:table-cell table:formula="of:=AVERAGE([Instances.EL3:Instances.EL32])" office:value-type="float"/>
          <table:table-cell table:formula="of:=AVERAGE([Instances.EM3:Instances.EM32])" office:value-type="float"/>
          <table:table-cell table:formula="of:=AVERAGE([Instances.EN3:Instances.EN32])" office:value-type="float"/>
          <table:table-cell table:formula="of:=AVERAGE([Instances.EO3:Instances.EO32])" office:value-type="float"/>
          <table:table-cell table:formula="of:=SUM([Instances.EP3:Instances.EP32])" office:value-type="float"/>
          <table:table-cell table:formula="of:=AVERAGE([Instances.EQ3:Instances.EQ32])" office:value-type="float"/>
          <table:table-cell table:formula="of:=AVERAGE([Instances.ER3:Instances.ER32])" office:value-type="float"/>
          <table:table-cell table:formula="of:=AVERAGE([Instances.ES3:Instances.ES32])" office:value-type="float"/>
          <table:table-cell table:formula="of:=AVERAGE([Instances.ET3:Instances.ET32])" office:value-type="float"/>
          <table:table-cell table:formula="of:=AVERAGE([Instances.EU3:Instances.EU32])" office:value-type="float"/>
          <table:table-cell table:formula="of:=SUM([Instances.EV3:Instances.EV32])" office:value-type="float"/>
          <table:table-cell table:formula="of:=AVERAGE([Instances.EW3:Instances.EW32])" office:value-type="float"/>
          <table:table-cell table:formula="of:=AVERAGE([Instances.EX3:Instances.EX32])" office:value-type="float"/>
          <table:table-cell table:formula="of:=AVERAGE([Instances.EY3:Instances.EY32])" office:value-type="float"/>
          <table:table-cell table:formula="of:=AVERAGE([Instances.EZ3:Instances.EZ32])" office:value-type="float"/>
          <table:table-cell table:formula="of:=AVERAGE([Instances.FA3:Instances.FA32])" office:value-type="float"/>
          <table:table-cell table:formula="of:=SUM([Instances.FB3:Instances.FB32])" office:value-type="float"/>
          <table:table-cell table:formula="of:=AVERAGE([Instances.FC3:Instances.FC32])" office:value-type="float"/>
          <table:table-cell table:formula="of:=AVERAGE([Instances.FD3:Instances.FD32])" office:value-type="float"/>
          <table:table-cell table:formula="of:=AVERAGE([Instances.FE3:Instances.FE32])" office:value-type="float"/>
          <table:table-cell table:formula="of:=AVERAGE([Instances.FF3:Instances.FF32])" office:value-type="float"/>
          <table:table-cell table:formula="of:=AVERAGE([Instances.FG3:Instances.FG32])" office:value-type="float"/>
          <table:table-cell table:formula="of:=SUM([Instances.FH3:Instances.FH32])" office:value-type="float"/>
          <table:table-cell table:formula="of:=AVERAGE([Instances.FI3:Instances.FI32])" office:value-type="float"/>
          <table:table-cell table:formula="of:=AVERAGE([Instances.FJ3:Instances.FJ32])" office:value-type="float"/>
          <table:table-cell table:formula="of:=AVERAGE([Instances.FK3:Instances.FK32])" office:value-type="float"/>
          <table:table-cell table:formula="of:=AVERAGE([Instances.FL3:Instances.FL32])" office:value-type="float"/>
          <table:table-cell table:formula="of:=AVERAGE([Instances.FM3:Instances.FM32])" office:value-type="float"/>
          <table:table-cell table:formula="of:=SUM([Instances.FN3:Instances.FN32])" office:value-type="float"/>
          <table:table-cell table:formula="of:=AVERAGE([Instances.FO3:Instances.FO32])" office:value-type="float"/>
          <table:table-cell table:formula="of:=AVERAGE([Instances.FP3:Instances.FP32])" office:value-type="float"/>
          <table:table-cell table:formula="of:=AVERAGE([Instances.FQ3:Instances.FQ32])" office:value-type="float"/>
          <table:table-cell table:formula="of:=AVERAGE([Instances.FR3:Instances.FR32])" office:value-type="float"/>
          <table:table-cell table:formula="of:=AVERAGE([Instances.FS3:Instances.FS32])" office:value-type="float"/>
          <table:table-cell table:formula="of:=SUM([Instances.FT3:Instances.FT32])" office:value-type="float"/>
          <table:table-cell table:formula="of:=AVERAGE([Instances.FU3:Instances.FU32])" office:value-type="float"/>
          <table:table-cell table:formula="of:=AVERAGE([Instances.FV3:Instances.FV32])" office:value-type="float"/>
          <table:table-cell table:formula="of:=AVERAGE([Instances.FW3:Instances.FW32])" office:value-type="float"/>
          <table:table-cell table:formula="of:=AVERAGE([Instances.FX3:Instances.FX32])" office:value-type="float"/>
          <table:table-cell table:formula="of:=AVERAGE([Instances.FY3:Instances.FY32])" office:value-type="float"/>
          <table:table-cell table:formula="of:=SUM([Instances.FZ3:Instances.FZ32])" office:value-type="float"/>
          <table:table-cell table:formula="of:=AVERAGE([Instances.GA3:Instances.GA32])" office:value-type="float"/>
          <table:table-cell table:formula="of:=AVERAGE([Instances.GB3:Instances.GB32])" office:value-type="float"/>
          <table:table-cell table:formula="of:=AVERAGE([Instances.GC3:Instances.GC32])" office:value-type="float"/>
          <table:table-cell table:formula="of:=AVERAGE([Instances.GD3:Instances.GD32])" office:value-type="float"/>
          <table:table-cell table:formula="of:=AVERAGE([Instances.GE3:Instances.GE32])" office:value-type="float"/>
          <table:table-cell table:formula="of:=SUM([Instances.GF3:Instances.GF32])" office:value-type="float"/>
          <table:table-cell table:formula="of:=AVERAGE([Instances.GG3:Instances.GG32])" office:value-type="float"/>
          <table:table-cell table:formula="of:=AVERAGE([Instances.GH3:Instances.GH32])" office:value-type="float"/>
          <table:table-cell table:formula="of:=AVERAGE([Instances.GI3:Instances.GI32])" office:value-type="float"/>
          <table:table-cell table:formula="of:=AVERAGE([Instances.GJ3:Instances.GJ32])" office:value-type="float"/>
          <table:table-cell table:formula="of:=AVERAGE([Instances.GK3:Instances.GK32])" office:value-type="float"/>
          <table:table-cell table:formula="of:=SUM([Instances.GL3:Instances.GL32])" office:value-type="float"/>
          <table:table-cell table:formula="of:=AVERAGE([Instances.GM3:Instances.GM32])" office:value-type="float"/>
          <table:table-cell table:formula="of:=AVERAGE([Instances.GN3:Instances.GN32])" office:value-type="float"/>
          <table:table-cell table:formula="of:=AVERAGE([Instances.GO3:Instances.GO32])" office:value-type="float"/>
          <table:table-cell table:formula="of:=AVERAGE([Instances.GP3:Instances.GP32])" office:value-type="float"/>
          <table:table-cell table:formula="of:=AVERAGE([Instances.GQ3:Instances.GQ32])" office:value-type="float"/>
          <table:table-cell table:formula="of:=SUM([Instances.GR3:Instances.GR32])" office:value-type="float"/>
          <table:table-cell table:formula="of:=AVERAGE([Instances.GS3:Instances.GS32])" office:value-type="float"/>
          <table:table-cell table:formula="of:=AVERAGE([Instances.GT3:Instances.GT32])" office:value-type="float"/>
          <table:table-cell table:formula="of:=AVERAGE([Instances.GU3:Instances.GU32])" office:value-type="float"/>
          <table:table-cell table:formula="of:=AVERAGE([Instances.GV3:Instances.GV32])" office:value-type="float"/>
          <table:table-cell table:formula="of:=AVERAGE([Instances.GW3:Instances.GW32])" office:value-type="float"/>
          <table:table-cell table:formula="of:=SUM([Instances.GX3:Instances.GX32])" office:value-type="float"/>
          <table:table-cell table:formula="of:=AVERAGE([Instances.GY3:Instances.GY32])" office:value-type="float"/>
          <table:table-cell table:formula="of:=AVERAGE([Instances.GZ3:Instances.GZ32])" office:value-type="float"/>
          <table:table-cell table:style-name="cellBest" table:formula="of:=AVERAGE([Instances.HA3:Instances.HA32])" office:value-type="float"/>
          <table:table-cell table:formula="of:=AVERAGE([Instances.HB3:Instances.HB32])" office:value-type="float"/>
          <table:table-cell table:formula="of:=AVERAGE([Instances.HC3:Instances.HC32])" office:value-type="float"/>
          <table:table-cell table:formula="of:=SUM([Instances.HD3:Instances.HD32])" office:value-type="float"/>
          <table:table-cell table:formula="of:=AVERAGE([Instances.HE3:Instances.HE32])" office:value-type="float"/>
          <table:table-cell table:formula="of:=AVERAGE([Instances.HF3:Instances.HF32])" office:value-type="float"/>
          <table:table-cell table:formula="of:=AVERAGE([Instances.HG3:Instances.HG32])" office:value-type="float"/>
          <table:table-cell table:formula="of:=AVERAGE([Instances.HH3:Instances.HH32])" office:value-type="float"/>
          <table:table-cell table:formula="of:=AVERAGE([Instances.HI3:Instances.HI32])" office:value-type="float"/>
          <table:table-cell table:formula="of:=SUM([Instances.HJ3:Instances.HJ32])" office:value-type="float"/>
          <table:table-cell table:formula="of:=AVERAGE([Instances.HK3:Instances.HK32])" office:value-type="float"/>
          <table:table-cell table:formula="of:=AVERAGE([Instances.HL3:Instances.HL32])" office:value-type="float"/>
          <table:table-cell table:formula="of:=AVERAGE([Instances.HM3:Instances.HM32])" office:value-type="float"/>
          <table:table-cell table:formula="of:=AVERAGE([Instances.HN3:Instances.HN32])" office:value-type="float"/>
          <table:table-cell table:style-name="cellWorst" table:formula="of:=AVERAGE([Instances.HO3:Instances.HO32])" office:value-type="float"/>
          <table:table-cell table:style-name="cellWorst" table:formula="of:=SUM([Instances.HP3:Instances.HP32])" office:value-type="float"/>
          <table:table-cell table:style-name="cellWorst" table:formula="of:=AVERAGE([Instances.HQ3:Instances.HQ32])" office:value-type="float"/>
          <table:table-cell table:style-name="cellWorst" table:formula="of:=AVERAGE([Instances.HR3:Instances.HR32])" office:value-type="float"/>
          <table:table-cell table:style-name="cellWorst" table:formula="of:=AVERAGE([Instances.HS3:Instances.HS32])" office:value-type="float"/>
          <table:table-cell table:formula="of:=AVERAGE([Instances.HT3:Instances.HT32])" office:value-type="float"/>
          <table:table-cell table:formula="of:=AVERAGE([Instances.HU3:Instances.HU32])" office:value-type="float"/>
          <table:table-cell table:formula="of:=SUM([Instances.HV3:Instances.HV32])" office:value-type="float"/>
          <table:table-cell table:formula="of:=AVERAGE([Instances.HW3:Instances.HW32])" office:value-type="float"/>
          <table:table-cell table:formula="of:=AVERAGE([Instances.HX3:Instances.HX32])" office:value-type="float"/>
          <table:table-cell table:formula="of:=AVERAGE([Instances.HY3:Instances.HY32])" office:value-type="float"/>
          <table:table-cell table:formula="of:=AVERAGE([Instances.HZ3:Instances.HZ32])" office:value-type="float"/>
          <table:table-cell table:formula="of:=AVERAGE([Instances.IA3:Instances.IA32])" office:value-type="float"/>
          <table:table-cell table:formula="of:=SUM([Instances.IB3:Instances.IB32])" office:value-type="float"/>
          <table:table-cell table:formula="of:=AVERAGE([Instances.IC3:Instances.IC32])" office:value-type="float"/>
          <table:table-cell table:formula="of:=AVERAGE([Instances.ID3:Instances.ID32])" office:value-type="float"/>
          <table:table-cell table:formula="of:=AVERAGE([Instances.IE3:Instances.IE32])" office:value-type="float"/>
          <table:table-cell table:formula="of:=AVERAGE([Instances.IF3:Instances.IF32])" office:value-type="float"/>
          <table:table-cell table:formula="of:=AVERAGE([Instances.IG3:Instances.IG32])" office:value-type="float"/>
          <table:table-cell table:formula="of:=SUM([Instances.IH3:Instances.IH32])" office:value-type="float"/>
          <table:table-cell table:formula="of:=AVERAGE([Instances.II3:Instances.II32])" office:value-type="float"/>
          <table:table-cell table:formula="of:=AVERAGE([Instances.IJ3:Instances.IJ32])" office:value-type="float"/>
          <table:table-cell table:formula="of:=AVERAGE([Instances.IK3:Instances.IK32])" office:value-type="float"/>
          <table:table-cell table:formula="of:=AVERAGE([Instances.IL3:Instances.IL32])" office:value-type="float"/>
          <table:table-cell table:formula="of:=MIN([.$B3];[.$G3];[.$M3];[.$S3];[.$Y3];[.$AE3];[.$AK3];[.$AQ3];[.$AW3];[.$BC3];[.$BI3];[.$BO3];[.$BU3];[.$CA3];[.$CG3];[.$CM3];[.$CS3];[.$CY3];[.$DE3];[.$DK3];[.$DQ3];[.$DW3];[.$EC3];[.$EI3];[.$EO3];[.$EU3];[.$FA3];[.$FG3];[.$FM3];[.$FS3];[.$FY3];[.$GE3];[.$GK3];[.$GQ3];[.$GW3];[.$HC3];[.$HI3];[.$HO3];[.$HU3];[.$IA3];[.$IG3])" office:value-type="float"/>
          <table:table-cell table:formula="of:=MIN([.$C3];[.$H3];[.$N3];[.$T3];[.$Z3];[.$AF3];[.$AL3];[.$AR3];[.$AX3];[.$BD3];[.$BJ3];[.$BP3];[.$BV3];[.$CB3];[.$CH3];[.$CN3];[.$CT3];[.$CZ3];[.$DF3];[.$DL3];[.$DR3];[.$DX3];[.$ED3];[.$EJ3];[.$EP3];[.$EV3];[.$FB3];[.$FH3];[.$FN3];[.$FT3];[.$FZ3];[.$GF3];[.$GL3];[.$GR3];[.$GX3];[.$HD3];[.$HJ3];[.$HP3];[.$HV3];[.$IB3];[.$IH3])" office:value-type="float"/>
          <table:table-cell table:formula="of:=MIN([.$D3];[.$I3];[.$O3];[.$U3];[.$AA3];[.$AG3];[.$AM3];[.$AS3];[.$AY3];[.$BE3];[.$BK3];[.$BQ3];[.$BW3];[.$CC3];[.$CI3];[.$CO3];[.$CU3];[.$DA3];[.$DG3];[.$DM3];[.$DS3];[.$DY3];[.$EE3];[.$EK3];[.$EQ3];[.$EW3];[.$FC3];[.$FI3];[.$FO3];[.$FU3];[.$GA3];[.$GG3];[.$GM3];[.$GS3];[.$GY3];[.$HE3];[.$HK3];[.$HQ3];[.$HW3];[.$IC3];[.$II3])" office:value-type="float"/>
          <table:table-cell table:formula="of:=MIN([.$E3];[.$J3];[.$P3];[.$V3];[.$AB3];[.$AH3];[.$AN3];[.$AT3];[.$AZ3];[.$BF3];[.$BL3];[.$BR3];[.$BX3];[.$CD3];[.$CJ3];[.$CP3];[.$CV3];[.$DB3];[.$DH3];[.$DN3];[.$DT3];[.$DZ3];[.$EF3];[.$EL3];[.$ER3];[.$EX3];[.$FD3];[.$FJ3];[.$FP3];[.$FV3];[.$GB3];[.$GH3];[.$GN3];[.$GT3];[.$GZ3];[.$HF3];[.$HL3];[.$HR3];[.$HX3];[.$ID3];[.$IJ3])" office:value-type="float"/>
          <table:table-cell table:formula="of:=MIN([.$K3];[.$Q3];[.$W3];[.$AC3];[.$AI3];[.$AO3];[.$AU3];[.$BA3];[.$BG3];[.$BM3];[.$BS3];[.$BY3];[.$CE3];[.$CK3];[.$CQ3];[.$CW3];[.$DC3];[.$DI3];[.$DO3];[.$DU3];[.$EA3];[.$EG3];[.$EM3];[.$ES3];[.$EY3];[.$FE3];[.$FK3];[.$FQ3];[.$FW3];[.$GC3];[.$GI3];[.$GO3];[.$GU3];[.$HA3];[.$HG3];[.$HM3];[.$HS3];[.$HY3];[.$IE3];[.$IK3])" office:value-type="float"/>
          <table:table-cell table:formula="of:=MIN([.$F3];[.$L3];[.$R3];[.$X3];[.$AD3];[.$AJ3];[.$AP3];[.$AV3];[.$BB3];[.$BH3];[.$BN3];[.$BT3];[.$BZ3];[.$CF3];[.$CL3];[.$CR3];[.$CX3];[.$DD3];[.$DJ3];[.$DP3];[.$DV3];[.$EB3];[.$EH3];[.$EN3];[.$ET3];[.$EZ3];[.$FF3];[.$FL3];[.$FR3];[.$FX3];[.$GD3];[.$GJ3];[.$GP3];[.$GV3];[.$HB3];[.$HH3];[.$HN3];[.$HT3];[.$HZ3];[.$IF3];[.$IL3])" office:value-type="float"/>
          <table:table-cell table:formula="of:=MEDIAN([.$B3];[.$G3];[.$M3];[.$S3];[.$Y3];[.$AE3];[.$AK3];[.$AQ3];[.$AW3];[.$BC3];[.$BI3];[.$BO3];[.$BU3];[.$CA3];[.$CG3];[.$CM3];[.$CS3];[.$CY3];[.$DE3];[.$DK3];[.$DQ3];[.$DW3];[.$EC3];[.$EI3];[.$EO3];[.$EU3];[.$FA3];[.$FG3];[.$FM3];[.$FS3];[.$FY3];[.$GE3];[.$GK3];[.$GQ3];[.$GW3];[.$HC3];[.$HI3];[.$HO3];[.$HU3];[.$IA3];[.$IG3])" office:value-type="float"/>
          <table:table-cell table:formula="of:=MEDIAN([.$C3];[.$H3];[.$N3];[.$T3];[.$Z3];[.$AF3];[.$AL3];[.$AR3];[.$AX3];[.$BD3];[.$BJ3];[.$BP3];[.$BV3];[.$CB3];[.$CH3];[.$CN3];[.$CT3];[.$CZ3];[.$DF3];[.$DL3];[.$DR3];[.$DX3];[.$ED3];[.$EJ3];[.$EP3];[.$EV3];[.$FB3];[.$FH3];[.$FN3];[.$FT3];[.$FZ3];[.$GF3];[.$GL3];[.$GR3];[.$GX3];[.$HD3];[.$HJ3];[.$HP3];[.$HV3];[.$IB3];[.$IH3])" office:value-type="float"/>
          <table:table-cell table:formula="of:=MEDIAN([.$D3];[.$I3];[.$O3];[.$U3];[.$AA3];[.$AG3];[.$AM3];[.$AS3];[.$AY3];[.$BE3];[.$BK3];[.$BQ3];[.$BW3];[.$CC3];[.$CI3];[.$CO3];[.$CU3];[.$DA3];[.$DG3];[.$DM3];[.$DS3];[.$DY3];[.$EE3];[.$EK3];[.$EQ3];[.$EW3];[.$FC3];[.$FI3];[.$FO3];[.$FU3];[.$GA3];[.$GG3];[.$GM3];[.$GS3];[.$GY3];[.$HE3];[.$HK3];[.$HQ3];[.$HW3];[.$IC3];[.$II3])" office:value-type="float"/>
          <table:table-cell table:formula="of:=MEDIAN([.$E3];[.$J3];[.$P3];[.$V3];[.$AB3];[.$AH3];[.$AN3];[.$AT3];[.$AZ3];[.$BF3];[.$BL3];[.$BR3];[.$BX3];[.$CD3];[.$CJ3];[.$CP3];[.$CV3];[.$DB3];[.$DH3];[.$DN3];[.$DT3];[.$DZ3];[.$EF3];[.$EL3];[.$ER3];[.$EX3];[.$FD3];[.$FJ3];[.$FP3];[.$FV3];[.$GB3];[.$GH3];[.$GN3];[.$GT3];[.$GZ3];[.$HF3];[.$HL3];[.$HR3];[.$HX3];[.$ID3];[.$IJ3])" office:value-type="float"/>
          <table:table-cell table:formula="of:=MEDIAN([.$K3];[.$Q3];[.$W3];[.$AC3];[.$AI3];[.$AO3];[.$AU3];[.$BA3];[.$BG3];[.$BM3];[.$BS3];[.$BY3];[.$CE3];[.$CK3];[.$CQ3];[.$CW3];[.$DC3];[.$DI3];[.$DO3];[.$DU3];[.$EA3];[.$EG3];[.$EM3];[.$ES3];[.$EY3];[.$FE3];[.$FK3];[.$FQ3];[.$FW3];[.$GC3];[.$GI3];[.$GO3];[.$GU3];[.$HA3];[.$HG3];[.$HM3];[.$HS3];[.$HY3];[.$IE3];[.$IK3])" office:value-type="float"/>
          <table:table-cell table:formula="of:=MEDIAN([.$F3];[.$L3];[.$R3];[.$X3];[.$AD3];[.$AJ3];[.$AP3];[.$AV3];[.$BB3];[.$BH3];[.$BN3];[.$BT3];[.$BZ3];[.$CF3];[.$CL3];[.$CR3];[.$CX3];[.$DD3];[.$DJ3];[.$DP3];[.$DV3];[.$EB3];[.$EH3];[.$EN3];[.$ET3];[.$EZ3];[.$FF3];[.$FL3];[.$FR3];[.$FX3];[.$GD3];[.$GJ3];[.$GP3];[.$GV3];[.$HB3];[.$HH3];[.$HN3];[.$HT3];[.$HZ3];[.$IF3];[.$IL3])" office:value-type="float"/>
          <table:table-cell table:formula="of:=MAX([.$B3];[.$G3];[.$M3];[.$S3];[.$Y3];[.$AE3];[.$AK3];[.$AQ3];[.$AW3];[.$BC3];[.$BI3];[.$BO3];[.$BU3];[.$CA3];[.$CG3];[.$CM3];[.$CS3];[.$CY3];[.$DE3];[.$DK3];[.$DQ3];[.$DW3];[.$EC3];[.$EI3];[.$EO3];[.$EU3];[.$FA3];[.$FG3];[.$FM3];[.$FS3];[.$FY3];[.$GE3];[.$GK3];[.$GQ3];[.$GW3];[.$HC3];[.$HI3];[.$HO3];[.$HU3];[.$IA3];[.$IG3])" office:value-type="float"/>
          <table:table-cell table:formula="of:=MAX([.$C3];[.$H3];[.$N3];[.$T3];[.$Z3];[.$AF3];[.$AL3];[.$AR3];[.$AX3];[.$BD3];[.$BJ3];[.$BP3];[.$BV3];[.$CB3];[.$CH3];[.$CN3];[.$CT3];[.$CZ3];[.$DF3];[.$DL3];[.$DR3];[.$DX3];[.$ED3];[.$EJ3];[.$EP3];[.$EV3];[.$FB3];[.$FH3];[.$FN3];[.$FT3];[.$FZ3];[.$GF3];[.$GL3];[.$GR3];[.$GX3];[.$HD3];[.$HJ3];[.$HP3];[.$HV3];[.$IB3];[.$IH3])" office:value-type="float"/>
          <table:table-cell table:formula="of:=MAX([.$D3];[.$I3];[.$O3];[.$U3];[.$AA3];[.$AG3];[.$AM3];[.$AS3];[.$AY3];[.$BE3];[.$BK3];[.$BQ3];[.$BW3];[.$CC3];[.$CI3];[.$CO3];[.$CU3];[.$DA3];[.$DG3];[.$DM3];[.$DS3];[.$DY3];[.$EE3];[.$EK3];[.$EQ3];[.$EW3];[.$FC3];[.$FI3];[.$FO3];[.$FU3];[.$GA3];[.$GG3];[.$GM3];[.$GS3];[.$GY3];[.$HE3];[.$HK3];[.$HQ3];[.$HW3];[.$IC3];[.$II3])" office:value-type="float"/>
          <table:table-cell table:formula="of:=MAX([.$E3];[.$J3];[.$P3];[.$V3];[.$AB3];[.$AH3];[.$AN3];[.$AT3];[.$AZ3];[.$BF3];[.$BL3];[.$BR3];[.$BX3];[.$CD3];[.$CJ3];[.$CP3];[.$CV3];[.$DB3];[.$DH3];[.$DN3];[.$DT3];[.$DZ3];[.$EF3];[.$EL3];[.$ER3];[.$EX3];[.$FD3];[.$FJ3];[.$FP3];[.$FV3];[.$GB3];[.$GH3];[.$GN3];[.$GT3];[.$GZ3];[.$HF3];[.$HL3];[.$HR3];[.$HX3];[.$ID3];[.$IJ3])" office:value-type="float"/>
          <table:table-cell table:formula="of:=MAX([.$K3];[.$Q3];[.$W3];[.$AC3];[.$AI3];[.$AO3];[.$AU3];[.$BA3];[.$BG3];[.$BM3];[.$BS3];[.$BY3];[.$CE3];[.$CK3];[.$CQ3];[.$CW3];[.$DC3];[.$DI3];[.$DO3];[.$DU3];[.$EA3];[.$EG3];[.$EM3];[.$ES3];[.$EY3];[.$FE3];[.$FK3];[.$FQ3];[.$FW3];[.$GC3];[.$GI3];[.$GO3];[.$GU3];[.$HA3];[.$HG3];[.$HM3];[.$HS3];[.$HY3];[.$IE3];[.$IK3])" office:value-type="float"/>
          <table:table-cell table:formula="of:=MAX([.$F3];[.$L3];[.$R3];[.$X3];[.$AD3];[.$AJ3];[.$AP3];[.$AV3];[.$BB3];[.$BH3];[.$BN3];[.$BT3];[.$BZ3];[.$CF3];[.$CL3];[.$CR3];[.$CX3];[.$DD3];[.$DJ3];[.$DP3];[.$DV3];[.$EB3];[.$EH3];[.$EN3];[.$ET3];[.$EZ3];[.$FF3];[.$FL3];[.$FR3];[.$FX3];[.$GD3];[.$GJ3];[.$GP3];[.$GV3];[.$HB3];[.$HH3];[.$HN3];[.$HT3];[.$HZ3];[.$IF3];[.$I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style-name="cellBest"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style-name="cellBest"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style-name="cellBest"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style-name="cellBest"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style-name="cellBest" table:formula="of:=SUM([.CI3:.CI3])" office:value-type="float"/>
          <table:table-cell table:style-name="cellBest"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style-name="cellBest"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  <table:table-cell table:formula="of:=SUM([.DW3:.DW3])" office:value-type="float"/>
          <table:table-cell table:formula="of:=SUM([.DX3:.DX3])" office:value-type="float"/>
          <table:table-cell table:formula="of:=SUM([.DY3:.DY3])" office:value-type="float"/>
          <table:table-cell table:formula="of:=SUM([.DZ3:.DZ3])" office:value-type="float"/>
          <table:table-cell table:formula="of:=SUM([.EA3:.EA3])" office:value-type="float"/>
          <table:table-cell table:formula="of:=SUM([.EB3:.EB3])" office:value-type="float"/>
          <table:table-cell table:formula="of:=SUM([.EC3:.EC3])" office:value-type="float"/>
          <table:table-cell table:formula="of:=SUM([.ED3:.ED3])" office:value-type="float"/>
          <table:table-cell table:formula="of:=SUM([.EE3:.EE3])" office:value-type="float"/>
          <table:table-cell table:formula="of:=SUM([.EF3:.EF3])" office:value-type="float"/>
          <table:table-cell table:formula="of:=SUM([.EG3:.EG3])" office:value-type="float"/>
          <table:table-cell table:formula="of:=SUM([.EH3:.EH3])" office:value-type="float"/>
          <table:table-cell table:formula="of:=SUM([.EI3:.EI3])" office:value-type="float"/>
          <table:table-cell table:formula="of:=SUM([.EJ3:.EJ3])" office:value-type="float"/>
          <table:table-cell table:formula="of:=SUM([.EK3:.EK3])" office:value-type="float"/>
          <table:table-cell table:formula="of:=SUM([.EL3:.EL3])" office:value-type="float"/>
          <table:table-cell table:formula="of:=SUM([.EM3:.EM3])" office:value-type="float"/>
          <table:table-cell table:formula="of:=SUM([.EN3:.EN3])" office:value-type="float"/>
          <table:table-cell table:formula="of:=SUM([.EO3:.EO3])" office:value-type="float"/>
          <table:table-cell table:formula="of:=SUM([.EP3:.EP3])" office:value-type="float"/>
          <table:table-cell table:formula="of:=SUM([.EQ3:.EQ3])" office:value-type="float"/>
          <table:table-cell table:formula="of:=SUM([.ER3:.ER3])" office:value-type="float"/>
          <table:table-cell table:formula="of:=SUM([.ES3:.ES3])" office:value-type="float"/>
          <table:table-cell table:formula="of:=SUM([.ET3:.ET3])" office:value-type="float"/>
          <table:table-cell table:formula="of:=SUM([.EU3:.EU3])" office:value-type="float"/>
          <table:table-cell table:formula="of:=SUM([.EV3:.EV3])" office:value-type="float"/>
          <table:table-cell table:formula="of:=SUM([.EW3:.EW3])" office:value-type="float"/>
          <table:table-cell table:formula="of:=SUM([.EX3:.EX3])" office:value-type="float"/>
          <table:table-cell table:formula="of:=SUM([.EY3:.EY3])" office:value-type="float"/>
          <table:table-cell table:formula="of:=SUM([.EZ3:.EZ3])" office:value-type="float"/>
          <table:table-cell table:formula="of:=SUM([.FA3:.FA3])" office:value-type="float"/>
          <table:table-cell table:formula="of:=SUM([.FB3:.FB3])" office:value-type="float"/>
          <table:table-cell table:formula="of:=SUM([.FC3:.FC3])" office:value-type="float"/>
          <table:table-cell table:formula="of:=SUM([.FD3:.FD3])" office:value-type="float"/>
          <table:table-cell table:formula="of:=SUM([.FE3:.FE3])" office:value-type="float"/>
          <table:table-cell table:formula="of:=SUM([.FF3:.FF3])" office:value-type="float"/>
          <table:table-cell table:formula="of:=SUM([.FG3:.FG3])" office:value-type="float"/>
          <table:table-cell table:formula="of:=SUM([.FH3:.FH3])" office:value-type="float"/>
          <table:table-cell table:formula="of:=SUM([.FI3:.FI3])" office:value-type="float"/>
          <table:table-cell table:formula="of:=SUM([.FJ3:.FJ3])" office:value-type="float"/>
          <table:table-cell table:formula="of:=SUM([.FK3:.FK3])" office:value-type="float"/>
          <table:table-cell table:formula="of:=SUM([.FL3:.FL3])" office:value-type="float"/>
          <table:table-cell table:formula="of:=SUM([.FM3:.FM3])" office:value-type="float"/>
          <table:table-cell table:formula="of:=SUM([.FN3:.FN3])" office:value-type="float"/>
          <table:table-cell table:formula="of:=SUM([.FO3:.FO3])" office:value-type="float"/>
          <table:table-cell table:formula="of:=SUM([.FP3:.FP3])" office:value-type="float"/>
          <table:table-cell table:formula="of:=SUM([.FQ3:.FQ3])" office:value-type="float"/>
          <table:table-cell table:formula="of:=SUM([.FR3:.FR3])" office:value-type="float"/>
          <table:table-cell table:formula="of:=SUM([.FS3:.FS3])" office:value-type="float"/>
          <table:table-cell table:formula="of:=SUM([.FT3:.FT3])" office:value-type="float"/>
          <table:table-cell table:formula="of:=SUM([.FU3:.FU3])" office:value-type="float"/>
          <table:table-cell table:formula="of:=SUM([.FV3:.FV3])" office:value-type="float"/>
          <table:table-cell table:formula="of:=SUM([.FW3:.FW3])" office:value-type="float"/>
          <table:table-cell table:formula="of:=SUM([.FX3:.FX3])" office:value-type="float"/>
          <table:table-cell table:formula="of:=SUM([.FY3:.FY3])" office:value-type="float"/>
          <table:table-cell table:formula="of:=SUM([.FZ3:.FZ3])" office:value-type="float"/>
          <table:table-cell table:formula="of:=SUM([.GA3:.GA3])" office:value-type="float"/>
          <table:table-cell table:formula="of:=SUM([.GB3:.GB3])" office:value-type="float"/>
          <table:table-cell table:formula="of:=SUM([.GC3:.GC3])" office:value-type="float"/>
          <table:table-cell table:formula="of:=SUM([.GD3:.GD3])" office:value-type="float"/>
          <table:table-cell table:formula="of:=SUM([.GE3:.GE3])" office:value-type="float"/>
          <table:table-cell table:formula="of:=SUM([.GF3:.GF3])" office:value-type="float"/>
          <table:table-cell table:formula="of:=SUM([.GG3:.GG3])" office:value-type="float"/>
          <table:table-cell table:formula="of:=SUM([.GH3:.GH3])" office:value-type="float"/>
          <table:table-cell table:formula="of:=SUM([.GI3:.GI3])" office:value-type="float"/>
          <table:table-cell table:formula="of:=SUM([.GJ3:.GJ3])" office:value-type="float"/>
          <table:table-cell table:formula="of:=SUM([.GK3:.GK3])" office:value-type="float"/>
          <table:table-cell table:formula="of:=SUM([.GL3:.GL3])" office:value-type="float"/>
          <table:table-cell table:formula="of:=SUM([.GM3:.GM3])" office:value-type="float"/>
          <table:table-cell table:formula="of:=SUM([.GN3:.GN3])" office:value-type="float"/>
          <table:table-cell table:formula="of:=SUM([.GO3:.GO3])" office:value-type="float"/>
          <table:table-cell table:formula="of:=SUM([.GP3:.GP3])" office:value-type="float"/>
          <table:table-cell table:formula="of:=SUM([.GQ3:.GQ3])" office:value-type="float"/>
          <table:table-cell table:formula="of:=SUM([.GR3:.GR3])" office:value-type="float"/>
          <table:table-cell table:formula="of:=SUM([.GS3:.GS3])" office:value-type="float"/>
          <table:table-cell table:formula="of:=SUM([.GT3:.GT3])" office:value-type="float"/>
          <table:table-cell table:formula="of:=SUM([.GU3:.GU3])" office:value-type="float"/>
          <table:table-cell table:formula="of:=SUM([.GV3:.GV3])" office:value-type="float"/>
          <table:table-cell table:formula="of:=SUM([.GW3:.GW3])" office:value-type="float"/>
          <table:table-cell table:formula="of:=SUM([.GX3:.GX3])" office:value-type="float"/>
          <table:table-cell table:formula="of:=SUM([.GY3:.GY3])" office:value-type="float"/>
          <table:table-cell table:formula="of:=SUM([.GZ3:.GZ3])" office:value-type="float"/>
          <table:table-cell table:style-name="cellBest" table:formula="of:=SUM([.HA3:.HA3])" office:value-type="float"/>
          <table:table-cell table:formula="of:=SUM([.HB3:.HB3])" office:value-type="float"/>
          <table:table-cell table:formula="of:=SUM([.HC3:.HC3])" office:value-type="float"/>
          <table:table-cell table:formula="of:=SUM([.HD3:.HD3])" office:value-type="float"/>
          <table:table-cell table:formula="of:=SUM([.HE3:.HE3])" office:value-type="float"/>
          <table:table-cell table:formula="of:=SUM([.HF3:.HF3])" office:value-type="float"/>
          <table:table-cell table:formula="of:=SUM([.HG3:.HG3])" office:value-type="float"/>
          <table:table-cell table:formula="of:=SUM([.HH3:.HH3])" office:value-type="float"/>
          <table:table-cell table:formula="of:=SUM([.HI3:.HI3])" office:value-type="float"/>
          <table:table-cell table:formula="of:=SUM([.HJ3:.HJ3])" office:value-type="float"/>
          <table:table-cell table:formula="of:=SUM([.HK3:.HK3])" office:value-type="float"/>
          <table:table-cell table:formula="of:=SUM([.HL3:.HL3])" office:value-type="float"/>
          <table:table-cell table:formula="of:=SUM([.HM3:.HM3])" office:value-type="float"/>
          <table:table-cell table:formula="of:=SUM([.HN3:.HN3])" office:value-type="float"/>
          <table:table-cell table:style-name="cellWorst" table:formula="of:=SUM([.HO3:.HO3])" office:value-type="float"/>
          <table:table-cell table:style-name="cellWorst" table:formula="of:=SUM([.HP3:.HP3])" office:value-type="float"/>
          <table:table-cell table:style-name="cellWorst" table:formula="of:=SUM([.HQ3:.HQ3])" office:value-type="float"/>
          <table:table-cell table:style-name="cellWorst" table:formula="of:=SUM([.HR3:.HR3])" office:value-type="float"/>
          <table:table-cell table:style-name="cellWorst" table:formula="of:=SUM([.HS3:.HS3])" office:value-type="float"/>
          <table:table-cell table:formula="of:=SUM([.HT3:.HT3])" office:value-type="float"/>
          <table:table-cell table:formula="of:=SUM([.HU3:.HU3])" office:value-type="float"/>
          <table:table-cell table:formula="of:=SUM([.HV3:.HV3])" office:value-type="float"/>
          <table:table-cell table:formula="of:=SUM([.HW3:.HW3])" office:value-type="float"/>
          <table:table-cell table:formula="of:=SUM([.HX3:.HX3])" office:value-type="float"/>
          <table:table-cell table:formula="of:=SUM([.HY3:.HY3])" office:value-type="float"/>
          <table:table-cell table:formula="of:=SUM([.HZ3:.HZ3])" office:value-type="float"/>
          <table:table-cell table:formula="of:=SUM([.IA3:.IA3])" office:value-type="float"/>
          <table:table-cell table:formula="of:=SUM([.IB3:.IB3])" office:value-type="float"/>
          <table:table-cell table:formula="of:=SUM([.IC3:.IC3])" office:value-type="float"/>
          <table:table-cell table:formula="of:=SUM([.ID3:.ID3])" office:value-type="float"/>
          <table:table-cell table:formula="of:=SUM([.IE3:.IE3])" office:value-type="float"/>
          <table:table-cell table:formula="of:=SUM([.IF3:.IF3])" office:value-type="float"/>
          <table:table-cell table:formula="of:=SUM([.IG3:.IG3])" office:value-type="float"/>
          <table:table-cell table:formula="of:=SUM([.IH3:.IH3])" office:value-type="float"/>
          <table:table-cell table:formula="of:=SUM([.II3:.II3])" office:value-type="float"/>
          <table:table-cell table:formula="of:=SUM([.IJ3:.IJ3])" office:value-type="float"/>
          <table:table-cell table:formula="of:=SUM([.IK3:.IK3])" office:value-type="float"/>
          <table:table-cell table:formula="of:=SUM([.IL3:.IL3])" office:value-type="float"/>
          <table:table-cell table:formula="of:=SUM([.IM3:.IM3])" office:value-type="float"/>
          <table:table-cell table:formula="of:=SUM([.IN3:.IN3])" office:value-type="float"/>
          <table:table-cell table:formula="of:=SUM([.IO3:.IO3])" office:value-type="float"/>
          <table:table-cell table:formula="of:=SUM([.IP3:.IP3])" office:value-type="float"/>
          <table:table-cell table:formula="of:=SUM([.IQ3:.IQ3])" office:value-type="float"/>
          <table:table-cell table:formula="of:=SUM([.IR3:.IR3])" office:value-type="float"/>
          <table:table-cell table:formula="of:=SUM([.IS3:.IS3])" office:value-type="float"/>
          <table:table-cell table:formula="of:=SUM([.IT3:.IT3])" office:value-type="float"/>
          <table:table-cell table:formula="of:=SUM([.IU3:.IU3])" office:value-type="float"/>
          <table:table-cell table:formula="of:=SUM([.IV3:.IV3])" office:value-type="float"/>
          <table:table-cell table:formula="of:=SUM([.IW3:.IW3])" office:value-type="float"/>
          <table:table-cell table:formula="of:=SUM([.IX3:.IX3])" office:value-type="float"/>
          <table:table-cell table:formula="of:=SUM([.IY3:.IY3])" office:value-type="float"/>
          <table:table-cell table:formula="of:=SUM([.IZ3:.IZ3])" office:value-type="float"/>
          <table:table-cell table:formula="of:=SUM([.JA3:.JA3])" office:value-type="float"/>
          <table:table-cell table:formula="of:=SUM([.JB3:.JB3])" office:value-type="float"/>
          <table:table-cell table:formula="of:=SUM([.JC3:.JC3])" office:value-type="float"/>
          <table:table-cell table:formula="of:=SUM([.JD3:.JD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style-name="cellBest"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style-name="cellBest"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style-name="cellBest"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style-name="cellBest"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style-name="cellBest" table:formula="of:=AVERAGE([.CI3:.CI3])" office:value-type="float"/>
          <table:table-cell table:style-name="cellBest"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style-name="cellBest"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  <table:table-cell table:formula="of:=AVERAGE([.DW3:.DW3])" office:value-type="float"/>
          <table:table-cell table:formula="of:=AVERAGE([.DX3:.DX3])" office:value-type="float"/>
          <table:table-cell table:formula="of:=AVERAGE([.DY3:.DY3])" office:value-type="float"/>
          <table:table-cell table:formula="of:=AVERAGE([.DZ3:.DZ3])" office:value-type="float"/>
          <table:table-cell table:formula="of:=AVERAGE([.EA3:.EA3])" office:value-type="float"/>
          <table:table-cell table:formula="of:=AVERAGE([.EB3:.EB3])" office:value-type="float"/>
          <table:table-cell table:formula="of:=AVERAGE([.EC3:.EC3])" office:value-type="float"/>
          <table:table-cell table:formula="of:=AVERAGE([.ED3:.ED3])" office:value-type="float"/>
          <table:table-cell table:formula="of:=AVERAGE([.EE3:.EE3])" office:value-type="float"/>
          <table:table-cell table:formula="of:=AVERAGE([.EF3:.EF3])" office:value-type="float"/>
          <table:table-cell table:formula="of:=AVERAGE([.EG3:.EG3])" office:value-type="float"/>
          <table:table-cell table:formula="of:=AVERAGE([.EH3:.EH3])" office:value-type="float"/>
          <table:table-cell table:formula="of:=AVERAGE([.EI3:.EI3])" office:value-type="float"/>
          <table:table-cell table:formula="of:=AVERAGE([.EJ3:.EJ3])" office:value-type="float"/>
          <table:table-cell table:formula="of:=AVERAGE([.EK3:.EK3])" office:value-type="float"/>
          <table:table-cell table:formula="of:=AVERAGE([.EL3:.EL3])" office:value-type="float"/>
          <table:table-cell table:formula="of:=AVERAGE([.EM3:.EM3])" office:value-type="float"/>
          <table:table-cell table:formula="of:=AVERAGE([.EN3:.EN3])" office:value-type="float"/>
          <table:table-cell table:formula="of:=AVERAGE([.EO3:.EO3])" office:value-type="float"/>
          <table:table-cell table:formula="of:=AVERAGE([.EP3:.EP3])" office:value-type="float"/>
          <table:table-cell table:formula="of:=AVERAGE([.EQ3:.EQ3])" office:value-type="float"/>
          <table:table-cell table:formula="of:=AVERAGE([.ER3:.ER3])" office:value-type="float"/>
          <table:table-cell table:formula="of:=AVERAGE([.ES3:.ES3])" office:value-type="float"/>
          <table:table-cell table:formula="of:=AVERAGE([.ET3:.ET3])" office:value-type="float"/>
          <table:table-cell table:formula="of:=AVERAGE([.EU3:.EU3])" office:value-type="float"/>
          <table:table-cell table:formula="of:=AVERAGE([.EV3:.EV3])" office:value-type="float"/>
          <table:table-cell table:formula="of:=AVERAGE([.EW3:.EW3])" office:value-type="float"/>
          <table:table-cell table:formula="of:=AVERAGE([.EX3:.EX3])" office:value-type="float"/>
          <table:table-cell table:formula="of:=AVERAGE([.EY3:.EY3])" office:value-type="float"/>
          <table:table-cell table:formula="of:=AVERAGE([.EZ3:.EZ3])" office:value-type="float"/>
          <table:table-cell table:formula="of:=AVERAGE([.FA3:.FA3])" office:value-type="float"/>
          <table:table-cell table:formula="of:=AVERAGE([.FB3:.FB3])" office:value-type="float"/>
          <table:table-cell table:formula="of:=AVERAGE([.FC3:.FC3])" office:value-type="float"/>
          <table:table-cell table:formula="of:=AVERAGE([.FD3:.FD3])" office:value-type="float"/>
          <table:table-cell table:formula="of:=AVERAGE([.FE3:.FE3])" office:value-type="float"/>
          <table:table-cell table:formula="of:=AVERAGE([.FF3:.FF3])" office:value-type="float"/>
          <table:table-cell table:formula="of:=AVERAGE([.FG3:.FG3])" office:value-type="float"/>
          <table:table-cell table:formula="of:=AVERAGE([.FH3:.FH3])" office:value-type="float"/>
          <table:table-cell table:formula="of:=AVERAGE([.FI3:.FI3])" office:value-type="float"/>
          <table:table-cell table:formula="of:=AVERAGE([.FJ3:.FJ3])" office:value-type="float"/>
          <table:table-cell table:formula="of:=AVERAGE([.FK3:.FK3])" office:value-type="float"/>
          <table:table-cell table:formula="of:=AVERAGE([.FL3:.FL3])" office:value-type="float"/>
          <table:table-cell table:formula="of:=AVERAGE([.FM3:.FM3])" office:value-type="float"/>
          <table:table-cell table:formula="of:=AVERAGE([.FN3:.FN3])" office:value-type="float"/>
          <table:table-cell table:formula="of:=AVERAGE([.FO3:.FO3])" office:value-type="float"/>
          <table:table-cell table:formula="of:=AVERAGE([.FP3:.FP3])" office:value-type="float"/>
          <table:table-cell table:formula="of:=AVERAGE([.FQ3:.FQ3])" office:value-type="float"/>
          <table:table-cell table:formula="of:=AVERAGE([.FR3:.FR3])" office:value-type="float"/>
          <table:table-cell table:formula="of:=AVERAGE([.FS3:.FS3])" office:value-type="float"/>
          <table:table-cell table:formula="of:=AVERAGE([.FT3:.FT3])" office:value-type="float"/>
          <table:table-cell table:formula="of:=AVERAGE([.FU3:.FU3])" office:value-type="float"/>
          <table:table-cell table:formula="of:=AVERAGE([.FV3:.FV3])" office:value-type="float"/>
          <table:table-cell table:formula="of:=AVERAGE([.FW3:.FW3])" office:value-type="float"/>
          <table:table-cell table:formula="of:=AVERAGE([.FX3:.FX3])" office:value-type="float"/>
          <table:table-cell table:formula="of:=AVERAGE([.FY3:.FY3])" office:value-type="float"/>
          <table:table-cell table:formula="of:=AVERAGE([.FZ3:.FZ3])" office:value-type="float"/>
          <table:table-cell table:formula="of:=AVERAGE([.GA3:.GA3])" office:value-type="float"/>
          <table:table-cell table:formula="of:=AVERAGE([.GB3:.GB3])" office:value-type="float"/>
          <table:table-cell table:formula="of:=AVERAGE([.GC3:.GC3])" office:value-type="float"/>
          <table:table-cell table:formula="of:=AVERAGE([.GD3:.GD3])" office:value-type="float"/>
          <table:table-cell table:formula="of:=AVERAGE([.GE3:.GE3])" office:value-type="float"/>
          <table:table-cell table:formula="of:=AVERAGE([.GF3:.GF3])" office:value-type="float"/>
          <table:table-cell table:formula="of:=AVERAGE([.GG3:.GG3])" office:value-type="float"/>
          <table:table-cell table:formula="of:=AVERAGE([.GH3:.GH3])" office:value-type="float"/>
          <table:table-cell table:formula="of:=AVERAGE([.GI3:.GI3])" office:value-type="float"/>
          <table:table-cell table:formula="of:=AVERAGE([.GJ3:.GJ3])" office:value-type="float"/>
          <table:table-cell table:formula="of:=AVERAGE([.GK3:.GK3])" office:value-type="float"/>
          <table:table-cell table:formula="of:=AVERAGE([.GL3:.GL3])" office:value-type="float"/>
          <table:table-cell table:formula="of:=AVERAGE([.GM3:.GM3])" office:value-type="float"/>
          <table:table-cell table:formula="of:=AVERAGE([.GN3:.GN3])" office:value-type="float"/>
          <table:table-cell table:formula="of:=AVERAGE([.GO3:.GO3])" office:value-type="float"/>
          <table:table-cell table:formula="of:=AVERAGE([.GP3:.GP3])" office:value-type="float"/>
          <table:table-cell table:formula="of:=AVERAGE([.GQ3:.GQ3])" office:value-type="float"/>
          <table:table-cell table:formula="of:=AVERAGE([.GR3:.GR3])" office:value-type="float"/>
          <table:table-cell table:formula="of:=AVERAGE([.GS3:.GS3])" office:value-type="float"/>
          <table:table-cell table:formula="of:=AVERAGE([.GT3:.GT3])" office:value-type="float"/>
          <table:table-cell table:formula="of:=AVERAGE([.GU3:.GU3])" office:value-type="float"/>
          <table:table-cell table:formula="of:=AVERAGE([.GV3:.GV3])" office:value-type="float"/>
          <table:table-cell table:formula="of:=AVERAGE([.GW3:.GW3])" office:value-type="float"/>
          <table:table-cell table:formula="of:=AVERAGE([.GX3:.GX3])" office:value-type="float"/>
          <table:table-cell table:formula="of:=AVERAGE([.GY3:.GY3])" office:value-type="float"/>
          <table:table-cell table:formula="of:=AVERAGE([.GZ3:.GZ3])" office:value-type="float"/>
          <table:table-cell table:style-name="cellBest" table:formula="of:=AVERAGE([.HA3:.HA3])" office:value-type="float"/>
          <table:table-cell table:formula="of:=AVERAGE([.HB3:.HB3])" office:value-type="float"/>
          <table:table-cell table:formula="of:=AVERAGE([.HC3:.HC3])" office:value-type="float"/>
          <table:table-cell table:formula="of:=AVERAGE([.HD3:.HD3])" office:value-type="float"/>
          <table:table-cell table:formula="of:=AVERAGE([.HE3:.HE3])" office:value-type="float"/>
          <table:table-cell table:formula="of:=AVERAGE([.HF3:.HF3])" office:value-type="float"/>
          <table:table-cell table:formula="of:=AVERAGE([.HG3:.HG3])" office:value-type="float"/>
          <table:table-cell table:formula="of:=AVERAGE([.HH3:.HH3])" office:value-type="float"/>
          <table:table-cell table:formula="of:=AVERAGE([.HI3:.HI3])" office:value-type="float"/>
          <table:table-cell table:formula="of:=AVERAGE([.HJ3:.HJ3])" office:value-type="float"/>
          <table:table-cell table:formula="of:=AVERAGE([.HK3:.HK3])" office:value-type="float"/>
          <table:table-cell table:formula="of:=AVERAGE([.HL3:.HL3])" office:value-type="float"/>
          <table:table-cell table:formula="of:=AVERAGE([.HM3:.HM3])" office:value-type="float"/>
          <table:table-cell table:formula="of:=AVERAGE([.HN3:.HN3])" office:value-type="float"/>
          <table:table-cell table:style-name="cellWorst" table:formula="of:=AVERAGE([.HO3:.HO3])" office:value-type="float"/>
          <table:table-cell table:style-name="cellWorst" table:formula="of:=AVERAGE([.HP3:.HP3])" office:value-type="float"/>
          <table:table-cell table:style-name="cellWorst" table:formula="of:=AVERAGE([.HQ3:.HQ3])" office:value-type="float"/>
          <table:table-cell table:style-name="cellWorst" table:formula="of:=AVERAGE([.HR3:.HR3])" office:value-type="float"/>
          <table:table-cell table:style-name="cellWorst" table:formula="of:=AVERAGE([.HS3:.HS3])" office:value-type="float"/>
          <table:table-cell table:formula="of:=AVERAGE([.HT3:.HT3])" office:value-type="float"/>
          <table:table-cell table:formula="of:=AVERAGE([.HU3:.HU3])" office:value-type="float"/>
          <table:table-cell table:formula="of:=AVERAGE([.HV3:.HV3])" office:value-type="float"/>
          <table:table-cell table:formula="of:=AVERAGE([.HW3:.HW3])" office:value-type="float"/>
          <table:table-cell table:formula="of:=AVERAGE([.HX3:.HX3])" office:value-type="float"/>
          <table:table-cell table:formula="of:=AVERAGE([.HY3:.HY3])" office:value-type="float"/>
          <table:table-cell table:formula="of:=AVERAGE([.HZ3:.HZ3])" office:value-type="float"/>
          <table:table-cell table:formula="of:=AVERAGE([.IA3:.IA3])" office:value-type="float"/>
          <table:table-cell table:formula="of:=AVERAGE([.IB3:.IB3])" office:value-type="float"/>
          <table:table-cell table:formula="of:=AVERAGE([.IC3:.IC3])" office:value-type="float"/>
          <table:table-cell table:formula="of:=AVERAGE([.ID3:.ID3])" office:value-type="float"/>
          <table:table-cell table:formula="of:=AVERAGE([.IE3:.IE3])" office:value-type="float"/>
          <table:table-cell table:formula="of:=AVERAGE([.IF3:.IF3])" office:value-type="float"/>
          <table:table-cell table:formula="of:=AVERAGE([.IG3:.IG3])" office:value-type="float"/>
          <table:table-cell table:formula="of:=AVERAGE([.IH3:.IH3])" office:value-type="float"/>
          <table:table-cell table:formula="of:=AVERAGE([.II3:.II3])" office:value-type="float"/>
          <table:table-cell table:formula="of:=AVERAGE([.IJ3:.IJ3])" office:value-type="float"/>
          <table:table-cell table:formula="of:=AVERAGE([.IK3:.IK3])" office:value-type="float"/>
          <table:table-cell table:formula="of:=AVERAGE([.IL3:.IL3])" office:value-type="float"/>
          <table:table-cell table:formula="of:=AVERAGE([.IM3:.IM3])" office:value-type="float"/>
          <table:table-cell table:formula="of:=AVERAGE([.IN3:.IN3])" office:value-type="float"/>
          <table:table-cell table:formula="of:=AVERAGE([.IO3:.IO3])" office:value-type="float"/>
          <table:table-cell table:formula="of:=AVERAGE([.IP3:.IP3])" office:value-type="float"/>
          <table:table-cell table:formula="of:=AVERAGE([.IQ3:.IQ3])" office:value-type="float"/>
          <table:table-cell table:formula="of:=AVERAGE([.IR3:.IR3])" office:value-type="float"/>
          <table:table-cell table:formula="of:=AVERAGE([.IS3:.IS3])" office:value-type="float"/>
          <table:table-cell table:formula="of:=AVERAGE([.IT3:.IT3])" office:value-type="float"/>
          <table:table-cell table:formula="of:=AVERAGE([.IU3:.IU3])" office:value-type="float"/>
          <table:table-cell table:formula="of:=AVERAGE([.IV3:.IV3])" office:value-type="float"/>
          <table:table-cell table:formula="of:=AVERAGE([.IW3:.IW3])" office:value-type="float"/>
          <table:table-cell table:formula="of:=AVERAGE([.IX3:.IX3])" office:value-type="float"/>
          <table:table-cell table:formula="of:=AVERAGE([.IY3:.IY3])" office:value-type="float"/>
          <table:table-cell table:formula="of:=AVERAGE([.IZ3:.IZ3])" office:value-type="float"/>
          <table:table-cell table:formula="of:=AVERAGE([.JA3:.JA3])" office:value-type="float"/>
          <table:table-cell table:formula="of:=AVERAGE([.JB3:.JB3])" office:value-type="float"/>
          <table:table-cell table:formula="of:=AVERAGE([.JC3:.JC3])" office:value-type="float"/>
          <table:table-cell table:formula="of:=AVERAGE([.JD3:.JD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  <table:table-cell table:formula="of:=STDEV([.DX3:.DX3])" office:value-type="float"/>
          <table:table-cell table:formula="of:=STDEV([.DY3:.DY3])" office:value-type="float"/>
          <table:table-cell table:formula="of:=STDEV([.DZ3:.DZ3])" office:value-type="float"/>
          <table:table-cell table:formula="of:=STDEV([.EA3:.EA3])" office:value-type="float"/>
          <table:table-cell table:formula="of:=STDEV([.EB3:.EB3])" office:value-type="float"/>
          <table:table-cell table:formula="of:=STDEV([.EC3:.EC3])" office:value-type="float"/>
          <table:table-cell table:formula="of:=STDEV([.ED3:.ED3])" office:value-type="float"/>
          <table:table-cell table:formula="of:=STDEV([.EE3:.EE3])" office:value-type="float"/>
          <table:table-cell table:formula="of:=STDEV([.EF3:.EF3])" office:value-type="float"/>
          <table:table-cell table:formula="of:=STDEV([.EG3:.EG3])" office:value-type="float"/>
          <table:table-cell table:formula="of:=STDEV([.EH3:.EH3])" office:value-type="float"/>
          <table:table-cell table:formula="of:=STDEV([.EI3:.EI3])" office:value-type="float"/>
          <table:table-cell table:formula="of:=STDEV([.EJ3:.EJ3])" office:value-type="float"/>
          <table:table-cell table:formula="of:=STDEV([.EK3:.EK3])" office:value-type="float"/>
          <table:table-cell table:formula="of:=STDEV([.EL3:.EL3])" office:value-type="float"/>
          <table:table-cell table:formula="of:=STDEV([.EM3:.EM3])" office:value-type="float"/>
          <table:table-cell table:formula="of:=STDEV([.EN3:.EN3])" office:value-type="float"/>
          <table:table-cell table:formula="of:=STDEV([.EO3:.EO3])" office:value-type="float"/>
          <table:table-cell table:formula="of:=STDEV([.EP3:.EP3])" office:value-type="float"/>
          <table:table-cell table:formula="of:=STDEV([.EQ3:.EQ3])" office:value-type="float"/>
          <table:table-cell table:formula="of:=STDEV([.ER3:.ER3])" office:value-type="float"/>
          <table:table-cell table:formula="of:=STDEV([.ES3:.ES3])" office:value-type="float"/>
          <table:table-cell table:formula="of:=STDEV([.ET3:.ET3])" office:value-type="float"/>
          <table:table-cell table:formula="of:=STDEV([.EU3:.EU3])" office:value-type="float"/>
          <table:table-cell table:formula="of:=STDEV([.EV3:.EV3])" office:value-type="float"/>
          <table:table-cell table:formula="of:=STDEV([.EW3:.EW3])" office:value-type="float"/>
          <table:table-cell table:formula="of:=STDEV([.EX3:.EX3])" office:value-type="float"/>
          <table:table-cell table:formula="of:=STDEV([.EY3:.EY3])" office:value-type="float"/>
          <table:table-cell table:formula="of:=STDEV([.EZ3:.EZ3])" office:value-type="float"/>
          <table:table-cell table:formula="of:=STDEV([.FA3:.FA3])" office:value-type="float"/>
          <table:table-cell table:formula="of:=STDEV([.FB3:.FB3])" office:value-type="float"/>
          <table:table-cell table:formula="of:=STDEV([.FC3:.FC3])" office:value-type="float"/>
          <table:table-cell table:formula="of:=STDEV([.FD3:.FD3])" office:value-type="float"/>
          <table:table-cell table:formula="of:=STDEV([.FE3:.FE3])" office:value-type="float"/>
          <table:table-cell table:formula="of:=STDEV([.FF3:.FF3])" office:value-type="float"/>
          <table:table-cell table:formula="of:=STDEV([.FG3:.FG3])" office:value-type="float"/>
          <table:table-cell table:formula="of:=STDEV([.FH3:.FH3])" office:value-type="float"/>
          <table:table-cell table:formula="of:=STDEV([.FI3:.FI3])" office:value-type="float"/>
          <table:table-cell table:formula="of:=STDEV([.FJ3:.FJ3])" office:value-type="float"/>
          <table:table-cell table:formula="of:=STDEV([.FK3:.FK3])" office:value-type="float"/>
          <table:table-cell table:formula="of:=STDEV([.FL3:.FL3])" office:value-type="float"/>
          <table:table-cell table:formula="of:=STDEV([.FM3:.FM3])" office:value-type="float"/>
          <table:table-cell table:formula="of:=STDEV([.FN3:.FN3])" office:value-type="float"/>
          <table:table-cell table:formula="of:=STDEV([.FO3:.FO3])" office:value-type="float"/>
          <table:table-cell table:formula="of:=STDEV([.FP3:.FP3])" office:value-type="float"/>
          <table:table-cell table:formula="of:=STDEV([.FQ3:.FQ3])" office:value-type="float"/>
          <table:table-cell table:formula="of:=STDEV([.FR3:.FR3])" office:value-type="float"/>
          <table:table-cell table:formula="of:=STDEV([.FS3:.FS3])" office:value-type="float"/>
          <table:table-cell table:formula="of:=STDEV([.FT3:.FT3])" office:value-type="float"/>
          <table:table-cell table:formula="of:=STDEV([.FU3:.FU3])" office:value-type="float"/>
          <table:table-cell table:formula="of:=STDEV([.FV3:.FV3])" office:value-type="float"/>
          <table:table-cell table:formula="of:=STDEV([.FW3:.FW3])" office:value-type="float"/>
          <table:table-cell table:formula="of:=STDEV([.FX3:.FX3])" office:value-type="float"/>
          <table:table-cell table:formula="of:=STDEV([.FY3:.FY3])" office:value-type="float"/>
          <table:table-cell table:formula="of:=STDEV([.FZ3:.FZ3])" office:value-type="float"/>
          <table:table-cell table:formula="of:=STDEV([.GA3:.GA3])" office:value-type="float"/>
          <table:table-cell table:formula="of:=STDEV([.GB3:.GB3])" office:value-type="float"/>
          <table:table-cell table:formula="of:=STDEV([.GC3:.GC3])" office:value-type="float"/>
          <table:table-cell table:formula="of:=STDEV([.GD3:.GD3])" office:value-type="float"/>
          <table:table-cell table:formula="of:=STDEV([.GE3:.GE3])" office:value-type="float"/>
          <table:table-cell table:formula="of:=STDEV([.GF3:.GF3])" office:value-type="float"/>
          <table:table-cell table:formula="of:=STDEV([.GG3:.GG3])" office:value-type="float"/>
          <table:table-cell table:formula="of:=STDEV([.GH3:.GH3])" office:value-type="float"/>
          <table:table-cell table:formula="of:=STDEV([.GI3:.GI3])" office:value-type="float"/>
          <table:table-cell table:formula="of:=STDEV([.GJ3:.GJ3])" office:value-type="float"/>
          <table:table-cell table:formula="of:=STDEV([.GK3:.GK3])" office:value-type="float"/>
          <table:table-cell table:formula="of:=STDEV([.GL3:.GL3])" office:value-type="float"/>
          <table:table-cell table:formula="of:=STDEV([.GM3:.GM3])" office:value-type="float"/>
          <table:table-cell table:formula="of:=STDEV([.GN3:.GN3])" office:value-type="float"/>
          <table:table-cell table:formula="of:=STDEV([.GO3:.GO3])" office:value-type="float"/>
          <table:table-cell table:formula="of:=STDEV([.GP3:.GP3])" office:value-type="float"/>
          <table:table-cell table:formula="of:=STDEV([.GQ3:.GQ3])" office:value-type="float"/>
          <table:table-cell table:formula="of:=STDEV([.GR3:.GR3])" office:value-type="float"/>
          <table:table-cell table:formula="of:=STDEV([.GS3:.GS3])" office:value-type="float"/>
          <table:table-cell table:formula="of:=STDEV([.GT3:.GT3])" office:value-type="float"/>
          <table:table-cell table:formula="of:=STDEV([.GU3:.GU3])" office:value-type="float"/>
          <table:table-cell table:formula="of:=STDEV([.GV3:.GV3])" office:value-type="float"/>
          <table:table-cell table:formula="of:=STDEV([.GW3:.GW3])" office:value-type="float"/>
          <table:table-cell table:formula="of:=STDEV([.GX3:.GX3])" office:value-type="float"/>
          <table:table-cell table:formula="of:=STDEV([.GY3:.GY3])" office:value-type="float"/>
          <table:table-cell table:formula="of:=STDEV([.GZ3:.GZ3])" office:value-type="float"/>
          <table:table-cell table:formula="of:=STDEV([.HA3:.HA3])" office:value-type="float"/>
          <table:table-cell table:formula="of:=STDEV([.HB3:.HB3])" office:value-type="float"/>
          <table:table-cell table:formula="of:=STDEV([.HC3:.HC3])" office:value-type="float"/>
          <table:table-cell table:formula="of:=STDEV([.HD3:.HD3])" office:value-type="float"/>
          <table:table-cell table:formula="of:=STDEV([.HE3:.HE3])" office:value-type="float"/>
          <table:table-cell table:formula="of:=STDEV([.HF3:.HF3])" office:value-type="float"/>
          <table:table-cell table:formula="of:=STDEV([.HG3:.HG3])" office:value-type="float"/>
          <table:table-cell table:formula="of:=STDEV([.HH3:.HH3])" office:value-type="float"/>
          <table:table-cell table:formula="of:=STDEV([.HI3:.HI3])" office:value-type="float"/>
          <table:table-cell table:formula="of:=STDEV([.HJ3:.HJ3])" office:value-type="float"/>
          <table:table-cell table:formula="of:=STDEV([.HK3:.HK3])" office:value-type="float"/>
          <table:table-cell table:formula="of:=STDEV([.HL3:.HL3])" office:value-type="float"/>
          <table:table-cell table:formula="of:=STDEV([.HM3:.HM3])" office:value-type="float"/>
          <table:table-cell table:formula="of:=STDEV([.HN3:.HN3])" office:value-type="float"/>
          <table:table-cell table:formula="of:=STDEV([.HO3:.HO3])" office:value-type="float"/>
          <table:table-cell table:formula="of:=STDEV([.HP3:.HP3])" office:value-type="float"/>
          <table:table-cell table:formula="of:=STDEV([.HQ3:.HQ3])" office:value-type="float"/>
          <table:table-cell table:formula="of:=STDEV([.HR3:.HR3])" office:value-type="float"/>
          <table:table-cell table:formula="of:=STDEV([.HS3:.HS3])" office:value-type="float"/>
          <table:table-cell table:formula="of:=STDEV([.HT3:.HT3])" office:value-type="float"/>
          <table:table-cell table:formula="of:=STDEV([.HU3:.HU3])" office:value-type="float"/>
          <table:table-cell table:formula="of:=STDEV([.HV3:.HV3])" office:value-type="float"/>
          <table:table-cell table:formula="of:=STDEV([.HW3:.HW3])" office:value-type="float"/>
          <table:table-cell table:formula="of:=STDEV([.HX3:.HX3])" office:value-type="float"/>
          <table:table-cell table:formula="of:=STDEV([.HY3:.HY3])" office:value-type="float"/>
          <table:table-cell table:formula="of:=STDEV([.HZ3:.HZ3])" office:value-type="float"/>
          <table:table-cell table:formula="of:=STDEV([.IA3:.IA3])" office:value-type="float"/>
          <table:table-cell table:formula="of:=STDEV([.IB3:.IB3])" office:value-type="float"/>
          <table:table-cell table:formula="of:=STDEV([.IC3:.IC3])" office:value-type="float"/>
          <table:table-cell table:formula="of:=STDEV([.ID3:.ID3])" office:value-type="float"/>
          <table:table-cell table:formula="of:=STDEV([.IE3:.IE3])" office:value-type="float"/>
          <table:table-cell table:formula="of:=STDEV([.IF3:.IF3])" office:value-type="float"/>
          <table:table-cell table:formula="of:=STDEV([.IG3:.IG3])" office:value-type="float"/>
          <table:table-cell table:formula="of:=STDEV([.IH3:.IH3])" office:value-type="float"/>
          <table:table-cell table:formula="of:=STDEV([.II3:.II3])" office:value-type="float"/>
          <table:table-cell table:formula="of:=STDEV([.IJ3:.IJ3])" office:value-type="float"/>
          <table:table-cell table:formula="of:=STDEV([.IK3:.IK3])" office:value-type="float"/>
          <table:table-cell table:formula="of:=STDEV([.IL3:.IL3])" office:value-type="float"/>
          <table:table-cell table:formula="of:=STDEV([.IM3:.IM3])" office:value-type="float"/>
          <table:table-cell table:formula="of:=STDEV([.IN3:.IN3])" office:value-type="float"/>
          <table:table-cell table:formula="of:=STDEV([.IO3:.IO3])" office:value-type="float"/>
          <table:table-cell table:formula="of:=STDEV([.IP3:.IP3])" office:value-type="float"/>
          <table:table-cell table:formula="of:=STDEV([.IQ3:.IQ3])" office:value-type="float"/>
          <table:table-cell table:formula="of:=STDEV([.IR3:.IR3])" office:value-type="float"/>
          <table:table-cell table:formula="of:=STDEV([.IS3:.IS3])" office:value-type="float"/>
          <table:table-cell table:formula="of:=STDEV([.IT3:.IT3])" office:value-type="float"/>
          <table:table-cell table:formula="of:=STDEV([.IU3:.IU3])" office:value-type="float"/>
          <table:table-cell table:formula="of:=STDEV([.IV3:.IV3])" office:value-type="float"/>
          <table:table-cell table:formula="of:=STDEV([.IW3:.IW3])" office:value-type="float"/>
          <table:table-cell table:formula="of:=STDEV([.IX3:.IX3])" office:value-type="float"/>
          <table:table-cell table:formula="of:=STDEV([.IY3:.IY3])" office:value-type="float"/>
          <table:table-cell table:formula="of:=STDEV([.IZ3:.IZ3])" office:value-type="float"/>
          <table:table-cell table:formula="of:=STDEV([.JA3:.JA3])" office:value-type="float"/>
          <table:table-cell table:formula="of:=STDEV([.JB3:.JB3])" office:value-type="float"/>
          <table:table-cell table:formula="of:=STDEV([.JC3:.JC3])" office:value-type="float"/>
          <table:table-cell table:formula="of:=STDEV([.JD3:.JD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IM3:.$IM3])^2)^0.5" office:value-type="float"/>
          <table:table-cell table:number-matrix-columns-spanned="1" table:number-matrix-rows-spanned="1" table:formula="of:=SUM(([.C3:.C3]-[.$IN3:.$IN3])^2)^0.5" office:value-type="float"/>
          <table:table-cell table:number-matrix-columns-spanned="1" table:number-matrix-rows-spanned="1" table:formula="of:=SUM(([.D3:.D3]-[.$IO3:.$IO3])^2)^0.5" office:value-type="float"/>
          <table:table-cell table:number-matrix-columns-spanned="1" table:number-matrix-rows-spanned="1" table:formula="of:=SUM(([.E3:.E3]-[.$IP3:.$IP3])^2)^0.5" office:value-type="float"/>
          <table:table-cell table:number-matrix-columns-spanned="1" table:number-matrix-rows-spanned="1" table:formula="of:=SUM(([.F3:.F3]-[.$IR3:.$IR3])^2)^0.5" office:value-type="float"/>
          <table:table-cell table:number-matrix-columns-spanned="1" table:number-matrix-rows-spanned="1" table:formula="of:=SUM(([.G3:.G3]-[.$IM3:.$IM3])^2)^0.5" office:value-type="float"/>
          <table:table-cell table:number-matrix-columns-spanned="1" table:number-matrix-rows-spanned="1" table:formula="of:=SUM(([.H3:.H3]-[.$IN3:.$IN3])^2)^0.5" office:value-type="float"/>
          <table:table-cell table:number-matrix-columns-spanned="1" table:number-matrix-rows-spanned="1" table:formula="of:=SUM(([.I3:.I3]-[.$IO3:.$IO3])^2)^0.5" office:value-type="float"/>
          <table:table-cell table:number-matrix-columns-spanned="1" table:number-matrix-rows-spanned="1" table:formula="of:=SUM(([.J3:.J3]-[.$IP3:.$IP3])^2)^0.5" office:value-type="float"/>
          <table:table-cell table:style-name="cellBest" table:number-matrix-columns-spanned="1" table:number-matrix-rows-spanned="1" table:formula="of:=SUM(([.K3:.K3]-[.$IQ3:.$IQ3])^2)^0.5" office:value-type="float"/>
          <table:table-cell table:number-matrix-columns-spanned="1" table:number-matrix-rows-spanned="1" table:formula="of:=SUM(([.L3:.L3]-[.$IR3:.$IR3])^2)^0.5" office:value-type="float"/>
          <table:table-cell table:number-matrix-columns-spanned="1" table:number-matrix-rows-spanned="1" table:formula="of:=SUM(([.M3:.M3]-[.$IM3:.$IM3])^2)^0.5" office:value-type="float"/>
          <table:table-cell table:number-matrix-columns-spanned="1" table:number-matrix-rows-spanned="1" table:formula="of:=SUM(([.N3:.N3]-[.$IN3:.$IN3])^2)^0.5" office:value-type="float"/>
          <table:table-cell table:number-matrix-columns-spanned="1" table:number-matrix-rows-spanned="1" table:formula="of:=SUM(([.O3:.O3]-[.$IO3:.$IO3])^2)^0.5" office:value-type="float"/>
          <table:table-cell table:number-matrix-columns-spanned="1" table:number-matrix-rows-spanned="1" table:formula="of:=SUM(([.P3:.P3]-[.$IP3:.$IP3])^2)^0.5" office:value-type="float"/>
          <table:table-cell table:style-name="cellBest" table:number-matrix-columns-spanned="1" table:number-matrix-rows-spanned="1" table:formula="of:=SUM(([.Q3:.Q3]-[.$IQ3:.$IQ3])^2)^0.5" office:value-type="float"/>
          <table:table-cell table:number-matrix-columns-spanned="1" table:number-matrix-rows-spanned="1" table:formula="of:=SUM(([.R3:.R3]-[.$IR3:.$IR3])^2)^0.5" office:value-type="float"/>
          <table:table-cell table:number-matrix-columns-spanned="1" table:number-matrix-rows-spanned="1" table:formula="of:=SUM(([.S3:.S3]-[.$IM3:.$IM3])^2)^0.5" office:value-type="float"/>
          <table:table-cell table:number-matrix-columns-spanned="1" table:number-matrix-rows-spanned="1" table:formula="of:=SUM(([.T3:.T3]-[.$IN3:.$IN3])^2)^0.5" office:value-type="float"/>
          <table:table-cell table:number-matrix-columns-spanned="1" table:number-matrix-rows-spanned="1" table:formula="of:=SUM(([.U3:.U3]-[.$IO3:.$IO3])^2)^0.5" office:value-type="float"/>
          <table:table-cell table:number-matrix-columns-spanned="1" table:number-matrix-rows-spanned="1" table:formula="of:=SUM(([.V3:.V3]-[.$IP3:.$IP3])^2)^0.5" office:value-type="float"/>
          <table:table-cell table:number-matrix-columns-spanned="1" table:number-matrix-rows-spanned="1" table:formula="of:=SUM(([.W3:.W3]-[.$IQ3:.$IQ3])^2)^0.5" office:value-type="float"/>
          <table:table-cell table:number-matrix-columns-spanned="1" table:number-matrix-rows-spanned="1" table:formula="of:=SUM(([.X3:.X3]-[.$IR3:.$IR3])^2)^0.5" office:value-type="float"/>
          <table:table-cell table:number-matrix-columns-spanned="1" table:number-matrix-rows-spanned="1" table:formula="of:=SUM(([.Y3:.Y3]-[.$IM3:.$IM3])^2)^0.5" office:value-type="float"/>
          <table:table-cell table:number-matrix-columns-spanned="1" table:number-matrix-rows-spanned="1" table:formula="of:=SUM(([.Z3:.Z3]-[.$IN3:.$IN3])^2)^0.5" office:value-type="float"/>
          <table:table-cell table:number-matrix-columns-spanned="1" table:number-matrix-rows-spanned="1" table:formula="of:=SUM(([.AA3:.AA3]-[.$IO3:.$IO3])^2)^0.5" office:value-type="float"/>
          <table:table-cell table:number-matrix-columns-spanned="1" table:number-matrix-rows-spanned="1" table:formula="of:=SUM(([.AB3:.AB3]-[.$IP3:.$IP3])^2)^0.5" office:value-type="float"/>
          <table:table-cell table:number-matrix-columns-spanned="1" table:number-matrix-rows-spanned="1" table:formula="of:=SUM(([.AC3:.AC3]-[.$IQ3:.$IQ3])^2)^0.5" office:value-type="float"/>
          <table:table-cell table:number-matrix-columns-spanned="1" table:number-matrix-rows-spanned="1" table:formula="of:=SUM(([.AD3:.AD3]-[.$IR3:.$IR3])^2)^0.5" office:value-type="float"/>
          <table:table-cell table:number-matrix-columns-spanned="1" table:number-matrix-rows-spanned="1" table:formula="of:=SUM(([.AE3:.AE3]-[.$IM3:.$IM3])^2)^0.5" office:value-type="float"/>
          <table:table-cell table:number-matrix-columns-spanned="1" table:number-matrix-rows-spanned="1" table:formula="of:=SUM(([.AF3:.AF3]-[.$IN3:.$IN3])^2)^0.5" office:value-type="float"/>
          <table:table-cell table:number-matrix-columns-spanned="1" table:number-matrix-rows-spanned="1" table:formula="of:=SUM(([.AG3:.AG3]-[.$IO3:.$IO3])^2)^0.5" office:value-type="float"/>
          <table:table-cell table:number-matrix-columns-spanned="1" table:number-matrix-rows-spanned="1" table:formula="of:=SUM(([.AH3:.AH3]-[.$IP3:.$IP3])^2)^0.5" office:value-type="float"/>
          <table:table-cell table:number-matrix-columns-spanned="1" table:number-matrix-rows-spanned="1" table:formula="of:=SUM(([.AI3:.AI3]-[.$IQ3:.$IQ3])^2)^0.5" office:value-type="float"/>
          <table:table-cell table:number-matrix-columns-spanned="1" table:number-matrix-rows-spanned="1" table:formula="of:=SUM(([.AJ3:.AJ3]-[.$IR3:.$IR3])^2)^0.5" office:value-type="float"/>
          <table:table-cell table:number-matrix-columns-spanned="1" table:number-matrix-rows-spanned="1" table:formula="of:=SUM(([.AK3:.AK3]-[.$IM3:.$IM3])^2)^0.5" office:value-type="float"/>
          <table:table-cell table:number-matrix-columns-spanned="1" table:number-matrix-rows-spanned="1" table:formula="of:=SUM(([.AL3:.AL3]-[.$IN3:.$IN3])^2)^0.5" office:value-type="float"/>
          <table:table-cell table:number-matrix-columns-spanned="1" table:number-matrix-rows-spanned="1" table:formula="of:=SUM(([.AM3:.AM3]-[.$IO3:.$IO3])^2)^0.5" office:value-type="float"/>
          <table:table-cell table:number-matrix-columns-spanned="1" table:number-matrix-rows-spanned="1" table:formula="of:=SUM(([.AN3:.AN3]-[.$IP3:.$IP3])^2)^0.5" office:value-type="float"/>
          <table:table-cell table:number-matrix-columns-spanned="1" table:number-matrix-rows-spanned="1" table:formula="of:=SUM(([.AO3:.AO3]-[.$IQ3:.$IQ3])^2)^0.5" office:value-type="float"/>
          <table:table-cell table:number-matrix-columns-spanned="1" table:number-matrix-rows-spanned="1" table:formula="of:=SUM(([.AP3:.AP3]-[.$IR3:.$IR3])^2)^0.5" office:value-type="float"/>
          <table:table-cell table:number-matrix-columns-spanned="1" table:number-matrix-rows-spanned="1" table:formula="of:=SUM(([.AQ3:.AQ3]-[.$IM3:.$IM3])^2)^0.5" office:value-type="float"/>
          <table:table-cell table:style-name="cellBest" table:number-matrix-columns-spanned="1" table:number-matrix-rows-spanned="1" table:formula="of:=SUM(([.AR3:.AR3]-[.$IN3:.$IN3])^2)^0.5" office:value-type="float"/>
          <table:table-cell table:number-matrix-columns-spanned="1" table:number-matrix-rows-spanned="1" table:formula="of:=SUM(([.AS3:.AS3]-[.$IO3:.$IO3])^2)^0.5" office:value-type="float"/>
          <table:table-cell table:number-matrix-columns-spanned="1" table:number-matrix-rows-spanned="1" table:formula="of:=SUM(([.AT3:.AT3]-[.$IP3:.$IP3])^2)^0.5" office:value-type="float"/>
          <table:table-cell table:number-matrix-columns-spanned="1" table:number-matrix-rows-spanned="1" table:formula="of:=SUM(([.AU3:.AU3]-[.$IQ3:.$IQ3])^2)^0.5" office:value-type="float"/>
          <table:table-cell table:number-matrix-columns-spanned="1" table:number-matrix-rows-spanned="1" table:formula="of:=SUM(([.AV3:.AV3]-[.$IR3:.$IR3])^2)^0.5" office:value-type="float"/>
          <table:table-cell table:number-matrix-columns-spanned="1" table:number-matrix-rows-spanned="1" table:formula="of:=SUM(([.AW3:.AW3]-[.$IM3:.$IM3])^2)^0.5" office:value-type="float"/>
          <table:table-cell table:number-matrix-columns-spanned="1" table:number-matrix-rows-spanned="1" table:formula="of:=SUM(([.AX3:.AX3]-[.$IN3:.$IN3])^2)^0.5" office:value-type="float"/>
          <table:table-cell table:number-matrix-columns-spanned="1" table:number-matrix-rows-spanned="1" table:formula="of:=SUM(([.AY3:.AY3]-[.$IO3:.$IO3])^2)^0.5" office:value-type="float"/>
          <table:table-cell table:number-matrix-columns-spanned="1" table:number-matrix-rows-spanned="1" table:formula="of:=SUM(([.AZ3:.AZ3]-[.$IP3:.$IP3])^2)^0.5" office:value-type="float"/>
          <table:table-cell table:number-matrix-columns-spanned="1" table:number-matrix-rows-spanned="1" table:formula="of:=SUM(([.BA3:.BA3]-[.$IQ3:.$IQ3])^2)^0.5" office:value-type="float"/>
          <table:table-cell table:number-matrix-columns-spanned="1" table:number-matrix-rows-spanned="1" table:formula="of:=SUM(([.BB3:.BB3]-[.$IR3:.$IR3])^2)^0.5" office:value-type="float"/>
          <table:table-cell table:style-name="cellBest" table:number-matrix-columns-spanned="1" table:number-matrix-rows-spanned="1" table:formula="of:=SUM(([.BC3:.BC3]-[.$IM3:.$IM3])^2)^0.5" office:value-type="float"/>
          <table:table-cell table:number-matrix-columns-spanned="1" table:number-matrix-rows-spanned="1" table:formula="of:=SUM(([.BD3:.BD3]-[.$IN3:.$IN3])^2)^0.5" office:value-type="float"/>
          <table:table-cell table:number-matrix-columns-spanned="1" table:number-matrix-rows-spanned="1" table:formula="of:=SUM(([.BE3:.BE3]-[.$IO3:.$IO3])^2)^0.5" office:value-type="float"/>
          <table:table-cell table:number-matrix-columns-spanned="1" table:number-matrix-rows-spanned="1" table:formula="of:=SUM(([.BF3:.BF3]-[.$IP3:.$IP3])^2)^0.5" office:value-type="float"/>
          <table:table-cell table:number-matrix-columns-spanned="1" table:number-matrix-rows-spanned="1" table:formula="of:=SUM(([.BG3:.BG3]-[.$IQ3:.$IQ3])^2)^0.5" office:value-type="float"/>
          <table:table-cell table:number-matrix-columns-spanned="1" table:number-matrix-rows-spanned="1" table:formula="of:=SUM(([.BH3:.BH3]-[.$IR3:.$IR3])^2)^0.5" office:value-type="float"/>
          <table:table-cell table:number-matrix-columns-spanned="1" table:number-matrix-rows-spanned="1" table:formula="of:=SUM(([.BI3:.BI3]-[.$IM3:.$IM3])^2)^0.5" office:value-type="float"/>
          <table:table-cell table:number-matrix-columns-spanned="1" table:number-matrix-rows-spanned="1" table:formula="of:=SUM(([.BJ3:.BJ3]-[.$IN3:.$IN3])^2)^0.5" office:value-type="float"/>
          <table:table-cell table:number-matrix-columns-spanned="1" table:number-matrix-rows-spanned="1" table:formula="of:=SUM(([.BK3:.BK3]-[.$IO3:.$IO3])^2)^0.5" office:value-type="float"/>
          <table:table-cell table:number-matrix-columns-spanned="1" table:number-matrix-rows-spanned="1" table:formula="of:=SUM(([.BL3:.BL3]-[.$IP3:.$IP3])^2)^0.5" office:value-type="float"/>
          <table:table-cell table:number-matrix-columns-spanned="1" table:number-matrix-rows-spanned="1" table:formula="of:=SUM(([.BM3:.BM3]-[.$IQ3:.$IQ3])^2)^0.5" office:value-type="float"/>
          <table:table-cell table:number-matrix-columns-spanned="1" table:number-matrix-rows-spanned="1" table:formula="of:=SUM(([.BN3:.BN3]-[.$IR3:.$IR3])^2)^0.5" office:value-type="float"/>
          <table:table-cell table:number-matrix-columns-spanned="1" table:number-matrix-rows-spanned="1" table:formula="of:=SUM(([.BO3:.BO3]-[.$IM3:.$IM3])^2)^0.5" office:value-type="float"/>
          <table:table-cell table:number-matrix-columns-spanned="1" table:number-matrix-rows-spanned="1" table:formula="of:=SUM(([.BP3:.BP3]-[.$IN3:.$IN3])^2)^0.5" office:value-type="float"/>
          <table:table-cell table:number-matrix-columns-spanned="1" table:number-matrix-rows-spanned="1" table:formula="of:=SUM(([.BQ3:.BQ3]-[.$IO3:.$IO3])^2)^0.5" office:value-type="float"/>
          <table:table-cell table:number-matrix-columns-spanned="1" table:number-matrix-rows-spanned="1" table:formula="of:=SUM(([.BR3:.BR3]-[.$IP3:.$IP3])^2)^0.5" office:value-type="float"/>
          <table:table-cell table:number-matrix-columns-spanned="1" table:number-matrix-rows-spanned="1" table:formula="of:=SUM(([.BS3:.BS3]-[.$IQ3:.$IQ3])^2)^0.5" office:value-type="float"/>
          <table:table-cell table:number-matrix-columns-spanned="1" table:number-matrix-rows-spanned="1" table:formula="of:=SUM(([.BT3:.BT3]-[.$IR3:.$IR3])^2)^0.5" office:value-type="float"/>
          <table:table-cell table:number-matrix-columns-spanned="1" table:number-matrix-rows-spanned="1" table:formula="of:=SUM(([.BU3:.BU3]-[.$IM3:.$IM3])^2)^0.5" office:value-type="float"/>
          <table:table-cell table:number-matrix-columns-spanned="1" table:number-matrix-rows-spanned="1" table:formula="of:=SUM(([.BV3:.BV3]-[.$IN3:.$IN3])^2)^0.5" office:value-type="float"/>
          <table:table-cell table:number-matrix-columns-spanned="1" table:number-matrix-rows-spanned="1" table:formula="of:=SUM(([.BW3:.BW3]-[.$IO3:.$IO3])^2)^0.5" office:value-type="float"/>
          <table:table-cell table:number-matrix-columns-spanned="1" table:number-matrix-rows-spanned="1" table:formula="of:=SUM(([.BX3:.BX3]-[.$IP3:.$IP3])^2)^0.5" office:value-type="float"/>
          <table:table-cell table:number-matrix-columns-spanned="1" table:number-matrix-rows-spanned="1" table:formula="of:=SUM(([.BY3:.BY3]-[.$IQ3:.$IQ3])^2)^0.5" office:value-type="float"/>
          <table:table-cell table:number-matrix-columns-spanned="1" table:number-matrix-rows-spanned="1" table:formula="of:=SUM(([.BZ3:.BZ3]-[.$IR3:.$IR3])^2)^0.5" office:value-type="float"/>
          <table:table-cell table:number-matrix-columns-spanned="1" table:number-matrix-rows-spanned="1" table:formula="of:=SUM(([.CA3:.CA3]-[.$IM3:.$IM3])^2)^0.5" office:value-type="float"/>
          <table:table-cell table:number-matrix-columns-spanned="1" table:number-matrix-rows-spanned="1" table:formula="of:=SUM(([.CB3:.CB3]-[.$IN3:.$IN3])^2)^0.5" office:value-type="float"/>
          <table:table-cell table:number-matrix-columns-spanned="1" table:number-matrix-rows-spanned="1" table:formula="of:=SUM(([.CC3:.CC3]-[.$IO3:.$IO3])^2)^0.5" office:value-type="float"/>
          <table:table-cell table:number-matrix-columns-spanned="1" table:number-matrix-rows-spanned="1" table:formula="of:=SUM(([.CD3:.CD3]-[.$IP3:.$IP3])^2)^0.5" office:value-type="float"/>
          <table:table-cell table:number-matrix-columns-spanned="1" table:number-matrix-rows-spanned="1" table:formula="of:=SUM(([.CE3:.CE3]-[.$IQ3:.$IQ3])^2)^0.5" office:value-type="float"/>
          <table:table-cell table:number-matrix-columns-spanned="1" table:number-matrix-rows-spanned="1" table:formula="of:=SUM(([.CF3:.CF3]-[.$IR3:.$IR3])^2)^0.5" office:value-type="float"/>
          <table:table-cell table:number-matrix-columns-spanned="1" table:number-matrix-rows-spanned="1" table:formula="of:=SUM(([.CG3:.CG3]-[.$IM3:.$IM3])^2)^0.5" office:value-type="float"/>
          <table:table-cell table:number-matrix-columns-spanned="1" table:number-matrix-rows-spanned="1" table:formula="of:=SUM(([.CH3:.CH3]-[.$IN3:.$IN3])^2)^0.5" office:value-type="float"/>
          <table:table-cell table:style-name="cellBest" table:number-matrix-columns-spanned="1" table:number-matrix-rows-spanned="1" table:formula="of:=SUM(([.CI3:.CI3]-[.$IO3:.$IO3])^2)^0.5" office:value-type="float"/>
          <table:table-cell table:style-name="cellBest" table:number-matrix-columns-spanned="1" table:number-matrix-rows-spanned="1" table:formula="of:=SUM(([.CJ3:.CJ3]-[.$IP3:.$IP3])^2)^0.5" office:value-type="float"/>
          <table:table-cell table:number-matrix-columns-spanned="1" table:number-matrix-rows-spanned="1" table:formula="of:=SUM(([.CK3:.CK3]-[.$IQ3:.$IQ3])^2)^0.5" office:value-type="float"/>
          <table:table-cell table:number-matrix-columns-spanned="1" table:number-matrix-rows-spanned="1" table:formula="of:=SUM(([.CL3:.CL3]-[.$IR3:.$IR3])^2)^0.5" office:value-type="float"/>
          <table:table-cell table:number-matrix-columns-spanned="1" table:number-matrix-rows-spanned="1" table:formula="of:=SUM(([.CM3:.CM3]-[.$IM3:.$IM3])^2)^0.5" office:value-type="float"/>
          <table:table-cell table:number-matrix-columns-spanned="1" table:number-matrix-rows-spanned="1" table:formula="of:=SUM(([.CN3:.CN3]-[.$IN3:.$IN3])^2)^0.5" office:value-type="float"/>
          <table:table-cell table:number-matrix-columns-spanned="1" table:number-matrix-rows-spanned="1" table:formula="of:=SUM(([.CO3:.CO3]-[.$IO3:.$IO3])^2)^0.5" office:value-type="float"/>
          <table:table-cell table:number-matrix-columns-spanned="1" table:number-matrix-rows-spanned="1" table:formula="of:=SUM(([.CP3:.CP3]-[.$IP3:.$IP3])^2)^0.5" office:value-type="float"/>
          <table:table-cell table:style-name="cellBest" table:number-matrix-columns-spanned="1" table:number-matrix-rows-spanned="1" table:formula="of:=SUM(([.CQ3:.CQ3]-[.$IQ3:.$IQ3])^2)^0.5" office:value-type="float"/>
          <table:table-cell table:number-matrix-columns-spanned="1" table:number-matrix-rows-spanned="1" table:formula="of:=SUM(([.CR3:.CR3]-[.$IR3:.$IR3])^2)^0.5" office:value-type="float"/>
          <table:table-cell table:number-matrix-columns-spanned="1" table:number-matrix-rows-spanned="1" table:formula="of:=SUM(([.CS3:.CS3]-[.$IM3:.$IM3])^2)^0.5" office:value-type="float"/>
          <table:table-cell table:number-matrix-columns-spanned="1" table:number-matrix-rows-spanned="1" table:formula="of:=SUM(([.CT3:.CT3]-[.$IN3:.$IN3])^2)^0.5" office:value-type="float"/>
          <table:table-cell table:number-matrix-columns-spanned="1" table:number-matrix-rows-spanned="1" table:formula="of:=SUM(([.CU3:.CU3]-[.$IO3:.$IO3])^2)^0.5" office:value-type="float"/>
          <table:table-cell table:number-matrix-columns-spanned="1" table:number-matrix-rows-spanned="1" table:formula="of:=SUM(([.CV3:.CV3]-[.$IP3:.$IP3])^2)^0.5" office:value-type="float"/>
          <table:table-cell table:number-matrix-columns-spanned="1" table:number-matrix-rows-spanned="1" table:formula="of:=SUM(([.CW3:.CW3]-[.$IQ3:.$IQ3])^2)^0.5" office:value-type="float"/>
          <table:table-cell table:number-matrix-columns-spanned="1" table:number-matrix-rows-spanned="1" table:formula="of:=SUM(([.CX3:.CX3]-[.$IR3:.$IR3])^2)^0.5" office:value-type="float"/>
          <table:table-cell table:number-matrix-columns-spanned="1" table:number-matrix-rows-spanned="1" table:formula="of:=SUM(([.CY3:.CY3]-[.$IM3:.$IM3])^2)^0.5" office:value-type="float"/>
          <table:table-cell table:number-matrix-columns-spanned="1" table:number-matrix-rows-spanned="1" table:formula="of:=SUM(([.CZ3:.CZ3]-[.$IN3:.$IN3])^2)^0.5" office:value-type="float"/>
          <table:table-cell table:number-matrix-columns-spanned="1" table:number-matrix-rows-spanned="1" table:formula="of:=SUM(([.DA3:.DA3]-[.$IO3:.$IO3])^2)^0.5" office:value-type="float"/>
          <table:table-cell table:number-matrix-columns-spanned="1" table:number-matrix-rows-spanned="1" table:formula="of:=SUM(([.DB3:.DB3]-[.$IP3:.$IP3])^2)^0.5" office:value-type="float"/>
          <table:table-cell table:number-matrix-columns-spanned="1" table:number-matrix-rows-spanned="1" table:formula="of:=SUM(([.DC3:.DC3]-[.$IQ3:.$IQ3])^2)^0.5" office:value-type="float"/>
          <table:table-cell table:number-matrix-columns-spanned="1" table:number-matrix-rows-spanned="1" table:formula="of:=SUM(([.DD3:.DD3]-[.$IR3:.$IR3])^2)^0.5" office:value-type="float"/>
          <table:table-cell table:number-matrix-columns-spanned="1" table:number-matrix-rows-spanned="1" table:formula="of:=SUM(([.DE3:.DE3]-[.$IM3:.$IM3])^2)^0.5" office:value-type="float"/>
          <table:table-cell table:number-matrix-columns-spanned="1" table:number-matrix-rows-spanned="1" table:formula="of:=SUM(([.DF3:.DF3]-[.$IN3:.$IN3])^2)^0.5" office:value-type="float"/>
          <table:table-cell table:number-matrix-columns-spanned="1" table:number-matrix-rows-spanned="1" table:formula="of:=SUM(([.DG3:.DG3]-[.$IO3:.$IO3])^2)^0.5" office:value-type="float"/>
          <table:table-cell table:number-matrix-columns-spanned="1" table:number-matrix-rows-spanned="1" table:formula="of:=SUM(([.DH3:.DH3]-[.$IP3:.$IP3])^2)^0.5" office:value-type="float"/>
          <table:table-cell table:number-matrix-columns-spanned="1" table:number-matrix-rows-spanned="1" table:formula="of:=SUM(([.DI3:.DI3]-[.$IQ3:.$IQ3])^2)^0.5" office:value-type="float"/>
          <table:table-cell table:number-matrix-columns-spanned="1" table:number-matrix-rows-spanned="1" table:formula="of:=SUM(([.DJ3:.DJ3]-[.$IR3:.$IR3])^2)^0.5" office:value-type="float"/>
          <table:table-cell table:number-matrix-columns-spanned="1" table:number-matrix-rows-spanned="1" table:formula="of:=SUM(([.DK3:.DK3]-[.$IM3:.$IM3])^2)^0.5" office:value-type="float"/>
          <table:table-cell table:number-matrix-columns-spanned="1" table:number-matrix-rows-spanned="1" table:formula="of:=SUM(([.DL3:.DL3]-[.$IN3:.$IN3])^2)^0.5" office:value-type="float"/>
          <table:table-cell table:number-matrix-columns-spanned="1" table:number-matrix-rows-spanned="1" table:formula="of:=SUM(([.DM3:.DM3]-[.$IO3:.$IO3])^2)^0.5" office:value-type="float"/>
          <table:table-cell table:number-matrix-columns-spanned="1" table:number-matrix-rows-spanned="1" table:formula="of:=SUM(([.DN3:.DN3]-[.$IP3:.$IP3])^2)^0.5" office:value-type="float"/>
          <table:table-cell table:number-matrix-columns-spanned="1" table:number-matrix-rows-spanned="1" table:formula="of:=SUM(([.DO3:.DO3]-[.$IQ3:.$IQ3])^2)^0.5" office:value-type="float"/>
          <table:table-cell table:number-matrix-columns-spanned="1" table:number-matrix-rows-spanned="1" table:formula="of:=SUM(([.DP3:.DP3]-[.$IR3:.$IR3])^2)^0.5" office:value-type="float"/>
          <table:table-cell table:number-matrix-columns-spanned="1" table:number-matrix-rows-spanned="1" table:formula="of:=SUM(([.DQ3:.DQ3]-[.$IM3:.$IM3])^2)^0.5" office:value-type="float"/>
          <table:table-cell table:number-matrix-columns-spanned="1" table:number-matrix-rows-spanned="1" table:formula="of:=SUM(([.DR3:.DR3]-[.$IN3:.$IN3])^2)^0.5" office:value-type="float"/>
          <table:table-cell table:number-matrix-columns-spanned="1" table:number-matrix-rows-spanned="1" table:formula="of:=SUM(([.DS3:.DS3]-[.$IO3:.$IO3])^2)^0.5" office:value-type="float"/>
          <table:table-cell table:number-matrix-columns-spanned="1" table:number-matrix-rows-spanned="1" table:formula="of:=SUM(([.DT3:.DT3]-[.$IP3:.$IP3])^2)^0.5" office:value-type="float"/>
          <table:table-cell table:number-matrix-columns-spanned="1" table:number-matrix-rows-spanned="1" table:formula="of:=SUM(([.DU3:.DU3]-[.$IQ3:.$IQ3])^2)^0.5" office:value-type="float"/>
          <table:table-cell table:number-matrix-columns-spanned="1" table:number-matrix-rows-spanned="1" table:formula="of:=SUM(([.DV3:.DV3]-[.$IR3:.$IR3])^2)^0.5" office:value-type="float"/>
          <table:table-cell table:number-matrix-columns-spanned="1" table:number-matrix-rows-spanned="1" table:formula="of:=SUM(([.DW3:.DW3]-[.$IM3:.$IM3])^2)^0.5" office:value-type="float"/>
          <table:table-cell table:number-matrix-columns-spanned="1" table:number-matrix-rows-spanned="1" table:formula="of:=SUM(([.DX3:.DX3]-[.$IN3:.$IN3])^2)^0.5" office:value-type="float"/>
          <table:table-cell table:number-matrix-columns-spanned="1" table:number-matrix-rows-spanned="1" table:formula="of:=SUM(([.DY3:.DY3]-[.$IO3:.$IO3])^2)^0.5" office:value-type="float"/>
          <table:table-cell table:number-matrix-columns-spanned="1" table:number-matrix-rows-spanned="1" table:formula="of:=SUM(([.DZ3:.DZ3]-[.$IP3:.$IP3])^2)^0.5" office:value-type="float"/>
          <table:table-cell table:number-matrix-columns-spanned="1" table:number-matrix-rows-spanned="1" table:formula="of:=SUM(([.EA3:.EA3]-[.$IQ3:.$IQ3])^2)^0.5" office:value-type="float"/>
          <table:table-cell table:number-matrix-columns-spanned="1" table:number-matrix-rows-spanned="1" table:formula="of:=SUM(([.EB3:.EB3]-[.$IR3:.$IR3])^2)^0.5" office:value-type="float"/>
          <table:table-cell table:number-matrix-columns-spanned="1" table:number-matrix-rows-spanned="1" table:formula="of:=SUM(([.EC3:.EC3]-[.$IM3:.$IM3])^2)^0.5" office:value-type="float"/>
          <table:table-cell table:number-matrix-columns-spanned="1" table:number-matrix-rows-spanned="1" table:formula="of:=SUM(([.ED3:.ED3]-[.$IN3:.$IN3])^2)^0.5" office:value-type="float"/>
          <table:table-cell table:number-matrix-columns-spanned="1" table:number-matrix-rows-spanned="1" table:formula="of:=SUM(([.EE3:.EE3]-[.$IO3:.$IO3])^2)^0.5" office:value-type="float"/>
          <table:table-cell table:number-matrix-columns-spanned="1" table:number-matrix-rows-spanned="1" table:formula="of:=SUM(([.EF3:.EF3]-[.$IP3:.$IP3])^2)^0.5" office:value-type="float"/>
          <table:table-cell table:number-matrix-columns-spanned="1" table:number-matrix-rows-spanned="1" table:formula="of:=SUM(([.EG3:.EG3]-[.$IQ3:.$IQ3])^2)^0.5" office:value-type="float"/>
          <table:table-cell table:number-matrix-columns-spanned="1" table:number-matrix-rows-spanned="1" table:formula="of:=SUM(([.EH3:.EH3]-[.$IR3:.$IR3])^2)^0.5" office:value-type="float"/>
          <table:table-cell table:number-matrix-columns-spanned="1" table:number-matrix-rows-spanned="1" table:formula="of:=SUM(([.EI3:.EI3]-[.$IM3:.$IM3])^2)^0.5" office:value-type="float"/>
          <table:table-cell table:number-matrix-columns-spanned="1" table:number-matrix-rows-spanned="1" table:formula="of:=SUM(([.EJ3:.EJ3]-[.$IN3:.$IN3])^2)^0.5" office:value-type="float"/>
          <table:table-cell table:number-matrix-columns-spanned="1" table:number-matrix-rows-spanned="1" table:formula="of:=SUM(([.EK3:.EK3]-[.$IO3:.$IO3])^2)^0.5" office:value-type="float"/>
          <table:table-cell table:number-matrix-columns-spanned="1" table:number-matrix-rows-spanned="1" table:formula="of:=SUM(([.EL3:.EL3]-[.$IP3:.$IP3])^2)^0.5" office:value-type="float"/>
          <table:table-cell table:number-matrix-columns-spanned="1" table:number-matrix-rows-spanned="1" table:formula="of:=SUM(([.EM3:.EM3]-[.$IQ3:.$IQ3])^2)^0.5" office:value-type="float"/>
          <table:table-cell table:number-matrix-columns-spanned="1" table:number-matrix-rows-spanned="1" table:formula="of:=SUM(([.EN3:.EN3]-[.$IR3:.$IR3])^2)^0.5" office:value-type="float"/>
          <table:table-cell table:number-matrix-columns-spanned="1" table:number-matrix-rows-spanned="1" table:formula="of:=SUM(([.EO3:.EO3]-[.$IM3:.$IM3])^2)^0.5" office:value-type="float"/>
          <table:table-cell table:number-matrix-columns-spanned="1" table:number-matrix-rows-spanned="1" table:formula="of:=SUM(([.EP3:.EP3]-[.$IN3:.$IN3])^2)^0.5" office:value-type="float"/>
          <table:table-cell table:number-matrix-columns-spanned="1" table:number-matrix-rows-spanned="1" table:formula="of:=SUM(([.EQ3:.EQ3]-[.$IO3:.$IO3])^2)^0.5" office:value-type="float"/>
          <table:table-cell table:number-matrix-columns-spanned="1" table:number-matrix-rows-spanned="1" table:formula="of:=SUM(([.ER3:.ER3]-[.$IP3:.$IP3])^2)^0.5" office:value-type="float"/>
          <table:table-cell table:number-matrix-columns-spanned="1" table:number-matrix-rows-spanned="1" table:formula="of:=SUM(([.ES3:.ES3]-[.$IQ3:.$IQ3])^2)^0.5" office:value-type="float"/>
          <table:table-cell table:number-matrix-columns-spanned="1" table:number-matrix-rows-spanned="1" table:formula="of:=SUM(([.ET3:.ET3]-[.$IR3:.$IR3])^2)^0.5" office:value-type="float"/>
          <table:table-cell table:number-matrix-columns-spanned="1" table:number-matrix-rows-spanned="1" table:formula="of:=SUM(([.EU3:.EU3]-[.$IM3:.$IM3])^2)^0.5" office:value-type="float"/>
          <table:table-cell table:number-matrix-columns-spanned="1" table:number-matrix-rows-spanned="1" table:formula="of:=SUM(([.EV3:.EV3]-[.$IN3:.$IN3])^2)^0.5" office:value-type="float"/>
          <table:table-cell table:number-matrix-columns-spanned="1" table:number-matrix-rows-spanned="1" table:formula="of:=SUM(([.EW3:.EW3]-[.$IO3:.$IO3])^2)^0.5" office:value-type="float"/>
          <table:table-cell table:number-matrix-columns-spanned="1" table:number-matrix-rows-spanned="1" table:formula="of:=SUM(([.EX3:.EX3]-[.$IP3:.$IP3])^2)^0.5" office:value-type="float"/>
          <table:table-cell table:number-matrix-columns-spanned="1" table:number-matrix-rows-spanned="1" table:formula="of:=SUM(([.EY3:.EY3]-[.$IQ3:.$IQ3])^2)^0.5" office:value-type="float"/>
          <table:table-cell table:number-matrix-columns-spanned="1" table:number-matrix-rows-spanned="1" table:formula="of:=SUM(([.EZ3:.EZ3]-[.$IR3:.$IR3])^2)^0.5" office:value-type="float"/>
          <table:table-cell table:number-matrix-columns-spanned="1" table:number-matrix-rows-spanned="1" table:formula="of:=SUM(([.FA3:.FA3]-[.$IM3:.$IM3])^2)^0.5" office:value-type="float"/>
          <table:table-cell table:number-matrix-columns-spanned="1" table:number-matrix-rows-spanned="1" table:formula="of:=SUM(([.FB3:.FB3]-[.$IN3:.$IN3])^2)^0.5" office:value-type="float"/>
          <table:table-cell table:number-matrix-columns-spanned="1" table:number-matrix-rows-spanned="1" table:formula="of:=SUM(([.FC3:.FC3]-[.$IO3:.$IO3])^2)^0.5" office:value-type="float"/>
          <table:table-cell table:number-matrix-columns-spanned="1" table:number-matrix-rows-spanned="1" table:formula="of:=SUM(([.FD3:.FD3]-[.$IP3:.$IP3])^2)^0.5" office:value-type="float"/>
          <table:table-cell table:number-matrix-columns-spanned="1" table:number-matrix-rows-spanned="1" table:formula="of:=SUM(([.FE3:.FE3]-[.$IQ3:.$IQ3])^2)^0.5" office:value-type="float"/>
          <table:table-cell table:number-matrix-columns-spanned="1" table:number-matrix-rows-spanned="1" table:formula="of:=SUM(([.FF3:.FF3]-[.$IR3:.$IR3])^2)^0.5" office:value-type="float"/>
          <table:table-cell table:number-matrix-columns-spanned="1" table:number-matrix-rows-spanned="1" table:formula="of:=SUM(([.FG3:.FG3]-[.$IM3:.$IM3])^2)^0.5" office:value-type="float"/>
          <table:table-cell table:number-matrix-columns-spanned="1" table:number-matrix-rows-spanned="1" table:formula="of:=SUM(([.FH3:.FH3]-[.$IN3:.$IN3])^2)^0.5" office:value-type="float"/>
          <table:table-cell table:number-matrix-columns-spanned="1" table:number-matrix-rows-spanned="1" table:formula="of:=SUM(([.FI3:.FI3]-[.$IO3:.$IO3])^2)^0.5" office:value-type="float"/>
          <table:table-cell table:number-matrix-columns-spanned="1" table:number-matrix-rows-spanned="1" table:formula="of:=SUM(([.FJ3:.FJ3]-[.$IP3:.$IP3])^2)^0.5" office:value-type="float"/>
          <table:table-cell table:number-matrix-columns-spanned="1" table:number-matrix-rows-spanned="1" table:formula="of:=SUM(([.FK3:.FK3]-[.$IQ3:.$IQ3])^2)^0.5" office:value-type="float"/>
          <table:table-cell table:number-matrix-columns-spanned="1" table:number-matrix-rows-spanned="1" table:formula="of:=SUM(([.FL3:.FL3]-[.$IR3:.$IR3])^2)^0.5" office:value-type="float"/>
          <table:table-cell table:number-matrix-columns-spanned="1" table:number-matrix-rows-spanned="1" table:formula="of:=SUM(([.FM3:.FM3]-[.$IM3:.$IM3])^2)^0.5" office:value-type="float"/>
          <table:table-cell table:number-matrix-columns-spanned="1" table:number-matrix-rows-spanned="1" table:formula="of:=SUM(([.FN3:.FN3]-[.$IN3:.$IN3])^2)^0.5" office:value-type="float"/>
          <table:table-cell table:number-matrix-columns-spanned="1" table:number-matrix-rows-spanned="1" table:formula="of:=SUM(([.FO3:.FO3]-[.$IO3:.$IO3])^2)^0.5" office:value-type="float"/>
          <table:table-cell table:number-matrix-columns-spanned="1" table:number-matrix-rows-spanned="1" table:formula="of:=SUM(([.FP3:.FP3]-[.$IP3:.$IP3])^2)^0.5" office:value-type="float"/>
          <table:table-cell table:number-matrix-columns-spanned="1" table:number-matrix-rows-spanned="1" table:formula="of:=SUM(([.FQ3:.FQ3]-[.$IQ3:.$IQ3])^2)^0.5" office:value-type="float"/>
          <table:table-cell table:number-matrix-columns-spanned="1" table:number-matrix-rows-spanned="1" table:formula="of:=SUM(([.FR3:.FR3]-[.$IR3:.$IR3])^2)^0.5" office:value-type="float"/>
          <table:table-cell table:number-matrix-columns-spanned="1" table:number-matrix-rows-spanned="1" table:formula="of:=SUM(([.FS3:.FS3]-[.$IM3:.$IM3])^2)^0.5" office:value-type="float"/>
          <table:table-cell table:number-matrix-columns-spanned="1" table:number-matrix-rows-spanned="1" table:formula="of:=SUM(([.FT3:.FT3]-[.$IN3:.$IN3])^2)^0.5" office:value-type="float"/>
          <table:table-cell table:number-matrix-columns-spanned="1" table:number-matrix-rows-spanned="1" table:formula="of:=SUM(([.FU3:.FU3]-[.$IO3:.$IO3])^2)^0.5" office:value-type="float"/>
          <table:table-cell table:number-matrix-columns-spanned="1" table:number-matrix-rows-spanned="1" table:formula="of:=SUM(([.FV3:.FV3]-[.$IP3:.$IP3])^2)^0.5" office:value-type="float"/>
          <table:table-cell table:number-matrix-columns-spanned="1" table:number-matrix-rows-spanned="1" table:formula="of:=SUM(([.FW3:.FW3]-[.$IQ3:.$IQ3])^2)^0.5" office:value-type="float"/>
          <table:table-cell table:number-matrix-columns-spanned="1" table:number-matrix-rows-spanned="1" table:formula="of:=SUM(([.FX3:.FX3]-[.$IR3:.$IR3])^2)^0.5" office:value-type="float"/>
          <table:table-cell table:number-matrix-columns-spanned="1" table:number-matrix-rows-spanned="1" table:formula="of:=SUM(([.FY3:.FY3]-[.$IM3:.$IM3])^2)^0.5" office:value-type="float"/>
          <table:table-cell table:number-matrix-columns-spanned="1" table:number-matrix-rows-spanned="1" table:formula="of:=SUM(([.FZ3:.FZ3]-[.$IN3:.$IN3])^2)^0.5" office:value-type="float"/>
          <table:table-cell table:number-matrix-columns-spanned="1" table:number-matrix-rows-spanned="1" table:formula="of:=SUM(([.GA3:.GA3]-[.$IO3:.$IO3])^2)^0.5" office:value-type="float"/>
          <table:table-cell table:number-matrix-columns-spanned="1" table:number-matrix-rows-spanned="1" table:formula="of:=SUM(([.GB3:.GB3]-[.$IP3:.$IP3])^2)^0.5" office:value-type="float"/>
          <table:table-cell table:number-matrix-columns-spanned="1" table:number-matrix-rows-spanned="1" table:formula="of:=SUM(([.GC3:.GC3]-[.$IQ3:.$IQ3])^2)^0.5" office:value-type="float"/>
          <table:table-cell table:number-matrix-columns-spanned="1" table:number-matrix-rows-spanned="1" table:formula="of:=SUM(([.GD3:.GD3]-[.$IR3:.$IR3])^2)^0.5" office:value-type="float"/>
          <table:table-cell table:number-matrix-columns-spanned="1" table:number-matrix-rows-spanned="1" table:formula="of:=SUM(([.GE3:.GE3]-[.$IM3:.$IM3])^2)^0.5" office:value-type="float"/>
          <table:table-cell table:number-matrix-columns-spanned="1" table:number-matrix-rows-spanned="1" table:formula="of:=SUM(([.GF3:.GF3]-[.$IN3:.$IN3])^2)^0.5" office:value-type="float"/>
          <table:table-cell table:number-matrix-columns-spanned="1" table:number-matrix-rows-spanned="1" table:formula="of:=SUM(([.GG3:.GG3]-[.$IO3:.$IO3])^2)^0.5" office:value-type="float"/>
          <table:table-cell table:number-matrix-columns-spanned="1" table:number-matrix-rows-spanned="1" table:formula="of:=SUM(([.GH3:.GH3]-[.$IP3:.$IP3])^2)^0.5" office:value-type="float"/>
          <table:table-cell table:number-matrix-columns-spanned="1" table:number-matrix-rows-spanned="1" table:formula="of:=SUM(([.GI3:.GI3]-[.$IQ3:.$IQ3])^2)^0.5" office:value-type="float"/>
          <table:table-cell table:number-matrix-columns-spanned="1" table:number-matrix-rows-spanned="1" table:formula="of:=SUM(([.GJ3:.GJ3]-[.$IR3:.$IR3])^2)^0.5" office:value-type="float"/>
          <table:table-cell table:number-matrix-columns-spanned="1" table:number-matrix-rows-spanned="1" table:formula="of:=SUM(([.GK3:.GK3]-[.$IM3:.$IM3])^2)^0.5" office:value-type="float"/>
          <table:table-cell table:number-matrix-columns-spanned="1" table:number-matrix-rows-spanned="1" table:formula="of:=SUM(([.GL3:.GL3]-[.$IN3:.$IN3])^2)^0.5" office:value-type="float"/>
          <table:table-cell table:number-matrix-columns-spanned="1" table:number-matrix-rows-spanned="1" table:formula="of:=SUM(([.GM3:.GM3]-[.$IO3:.$IO3])^2)^0.5" office:value-type="float"/>
          <table:table-cell table:number-matrix-columns-spanned="1" table:number-matrix-rows-spanned="1" table:formula="of:=SUM(([.GN3:.GN3]-[.$IP3:.$IP3])^2)^0.5" office:value-type="float"/>
          <table:table-cell table:number-matrix-columns-spanned="1" table:number-matrix-rows-spanned="1" table:formula="of:=SUM(([.GO3:.GO3]-[.$IQ3:.$IQ3])^2)^0.5" office:value-type="float"/>
          <table:table-cell table:number-matrix-columns-spanned="1" table:number-matrix-rows-spanned="1" table:formula="of:=SUM(([.GP3:.GP3]-[.$IR3:.$IR3])^2)^0.5" office:value-type="float"/>
          <table:table-cell table:number-matrix-columns-spanned="1" table:number-matrix-rows-spanned="1" table:formula="of:=SUM(([.GQ3:.GQ3]-[.$IM3:.$IM3])^2)^0.5" office:value-type="float"/>
          <table:table-cell table:number-matrix-columns-spanned="1" table:number-matrix-rows-spanned="1" table:formula="of:=SUM(([.GR3:.GR3]-[.$IN3:.$IN3])^2)^0.5" office:value-type="float"/>
          <table:table-cell table:number-matrix-columns-spanned="1" table:number-matrix-rows-spanned="1" table:formula="of:=SUM(([.GS3:.GS3]-[.$IO3:.$IO3])^2)^0.5" office:value-type="float"/>
          <table:table-cell table:number-matrix-columns-spanned="1" table:number-matrix-rows-spanned="1" table:formula="of:=SUM(([.GT3:.GT3]-[.$IP3:.$IP3])^2)^0.5" office:value-type="float"/>
          <table:table-cell table:number-matrix-columns-spanned="1" table:number-matrix-rows-spanned="1" table:formula="of:=SUM(([.GU3:.GU3]-[.$IQ3:.$IQ3])^2)^0.5" office:value-type="float"/>
          <table:table-cell table:number-matrix-columns-spanned="1" table:number-matrix-rows-spanned="1" table:formula="of:=SUM(([.GV3:.GV3]-[.$IR3:.$IR3])^2)^0.5" office:value-type="float"/>
          <table:table-cell table:number-matrix-columns-spanned="1" table:number-matrix-rows-spanned="1" table:formula="of:=SUM(([.GW3:.GW3]-[.$IM3:.$IM3])^2)^0.5" office:value-type="float"/>
          <table:table-cell table:number-matrix-columns-spanned="1" table:number-matrix-rows-spanned="1" table:formula="of:=SUM(([.GX3:.GX3]-[.$IN3:.$IN3])^2)^0.5" office:value-type="float"/>
          <table:table-cell table:number-matrix-columns-spanned="1" table:number-matrix-rows-spanned="1" table:formula="of:=SUM(([.GY3:.GY3]-[.$IO3:.$IO3])^2)^0.5" office:value-type="float"/>
          <table:table-cell table:number-matrix-columns-spanned="1" table:number-matrix-rows-spanned="1" table:formula="of:=SUM(([.GZ3:.GZ3]-[.$IP3:.$IP3])^2)^0.5" office:value-type="float"/>
          <table:table-cell table:style-name="cellBest" table:number-matrix-columns-spanned="1" table:number-matrix-rows-spanned="1" table:formula="of:=SUM(([.HA3:.HA3]-[.$IQ3:.$IQ3])^2)^0.5" office:value-type="float"/>
          <table:table-cell table:number-matrix-columns-spanned="1" table:number-matrix-rows-spanned="1" table:formula="of:=SUM(([.HB3:.HB3]-[.$IR3:.$IR3])^2)^0.5" office:value-type="float"/>
          <table:table-cell table:number-matrix-columns-spanned="1" table:number-matrix-rows-spanned="1" table:formula="of:=SUM(([.HC3:.HC3]-[.$IM3:.$IM3])^2)^0.5" office:value-type="float"/>
          <table:table-cell table:number-matrix-columns-spanned="1" table:number-matrix-rows-spanned="1" table:formula="of:=SUM(([.HD3:.HD3]-[.$IN3:.$IN3])^2)^0.5" office:value-type="float"/>
          <table:table-cell table:number-matrix-columns-spanned="1" table:number-matrix-rows-spanned="1" table:formula="of:=SUM(([.HE3:.HE3]-[.$IO3:.$IO3])^2)^0.5" office:value-type="float"/>
          <table:table-cell table:number-matrix-columns-spanned="1" table:number-matrix-rows-spanned="1" table:formula="of:=SUM(([.HF3:.HF3]-[.$IP3:.$IP3])^2)^0.5" office:value-type="float"/>
          <table:table-cell table:number-matrix-columns-spanned="1" table:number-matrix-rows-spanned="1" table:formula="of:=SUM(([.HG3:.HG3]-[.$IQ3:.$IQ3])^2)^0.5" office:value-type="float"/>
          <table:table-cell table:number-matrix-columns-spanned="1" table:number-matrix-rows-spanned="1" table:formula="of:=SUM(([.HH3:.HH3]-[.$IR3:.$IR3])^2)^0.5" office:value-type="float"/>
          <table:table-cell table:number-matrix-columns-spanned="1" table:number-matrix-rows-spanned="1" table:formula="of:=SUM(([.HI3:.HI3]-[.$IM3:.$IM3])^2)^0.5" office:value-type="float"/>
          <table:table-cell table:number-matrix-columns-spanned="1" table:number-matrix-rows-spanned="1" table:formula="of:=SUM(([.HJ3:.HJ3]-[.$IN3:.$IN3])^2)^0.5" office:value-type="float"/>
          <table:table-cell table:number-matrix-columns-spanned="1" table:number-matrix-rows-spanned="1" table:formula="of:=SUM(([.HK3:.HK3]-[.$IO3:.$IO3])^2)^0.5" office:value-type="float"/>
          <table:table-cell table:number-matrix-columns-spanned="1" table:number-matrix-rows-spanned="1" table:formula="of:=SUM(([.HL3:.HL3]-[.$IP3:.$IP3])^2)^0.5" office:value-type="float"/>
          <table:table-cell table:number-matrix-columns-spanned="1" table:number-matrix-rows-spanned="1" table:formula="of:=SUM(([.HM3:.HM3]-[.$IQ3:.$IQ3])^2)^0.5" office:value-type="float"/>
          <table:table-cell table:number-matrix-columns-spanned="1" table:number-matrix-rows-spanned="1" table:formula="of:=SUM(([.HN3:.HN3]-[.$IR3:.$IR3])^2)^0.5" office:value-type="float"/>
          <table:table-cell table:style-name="cellWorst" table:number-matrix-columns-spanned="1" table:number-matrix-rows-spanned="1" table:formula="of:=SUM(([.HO3:.HO3]-[.$IM3:.$IM3])^2)^0.5" office:value-type="float"/>
          <table:table-cell table:style-name="cellWorst" table:number-matrix-columns-spanned="1" table:number-matrix-rows-spanned="1" table:formula="of:=SUM(([.HP3:.HP3]-[.$IN3:.$IN3])^2)^0.5" office:value-type="float"/>
          <table:table-cell table:style-name="cellWorst" table:number-matrix-columns-spanned="1" table:number-matrix-rows-spanned="1" table:formula="of:=SUM(([.HQ3:.HQ3]-[.$IO3:.$IO3])^2)^0.5" office:value-type="float"/>
          <table:table-cell table:style-name="cellWorst" table:number-matrix-columns-spanned="1" table:number-matrix-rows-spanned="1" table:formula="of:=SUM(([.HR3:.HR3]-[.$IP3:.$IP3])^2)^0.5" office:value-type="float"/>
          <table:table-cell table:style-name="cellWorst" table:number-matrix-columns-spanned="1" table:number-matrix-rows-spanned="1" table:formula="of:=SUM(([.HS3:.HS3]-[.$IQ3:.$IQ3])^2)^0.5" office:value-type="float"/>
          <table:table-cell table:number-matrix-columns-spanned="1" table:number-matrix-rows-spanned="1" table:formula="of:=SUM(([.HT3:.HT3]-[.$IR3:.$IR3])^2)^0.5" office:value-type="float"/>
          <table:table-cell table:number-matrix-columns-spanned="1" table:number-matrix-rows-spanned="1" table:formula="of:=SUM(([.HU3:.HU3]-[.$IM3:.$IM3])^2)^0.5" office:value-type="float"/>
          <table:table-cell table:number-matrix-columns-spanned="1" table:number-matrix-rows-spanned="1" table:formula="of:=SUM(([.HV3:.HV3]-[.$IN3:.$IN3])^2)^0.5" office:value-type="float"/>
          <table:table-cell table:number-matrix-columns-spanned="1" table:number-matrix-rows-spanned="1" table:formula="of:=SUM(([.HW3:.HW3]-[.$IO3:.$IO3])^2)^0.5" office:value-type="float"/>
          <table:table-cell table:number-matrix-columns-spanned="1" table:number-matrix-rows-spanned="1" table:formula="of:=SUM(([.HX3:.HX3]-[.$IP3:.$IP3])^2)^0.5" office:value-type="float"/>
          <table:table-cell table:number-matrix-columns-spanned="1" table:number-matrix-rows-spanned="1" table:formula="of:=SUM(([.HY3:.HY3]-[.$IQ3:.$IQ3])^2)^0.5" office:value-type="float"/>
          <table:table-cell table:number-matrix-columns-spanned="1" table:number-matrix-rows-spanned="1" table:formula="of:=SUM(([.HZ3:.HZ3]-[.$IR3:.$IR3])^2)^0.5" office:value-type="float"/>
          <table:table-cell table:number-matrix-columns-spanned="1" table:number-matrix-rows-spanned="1" table:formula="of:=SUM(([.IA3:.IA3]-[.$IM3:.$IM3])^2)^0.5" office:value-type="float"/>
          <table:table-cell table:number-matrix-columns-spanned="1" table:number-matrix-rows-spanned="1" table:formula="of:=SUM(([.IB3:.IB3]-[.$IN3:.$IN3])^2)^0.5" office:value-type="float"/>
          <table:table-cell table:number-matrix-columns-spanned="1" table:number-matrix-rows-spanned="1" table:formula="of:=SUM(([.IC3:.IC3]-[.$IO3:.$IO3])^2)^0.5" office:value-type="float"/>
          <table:table-cell table:number-matrix-columns-spanned="1" table:number-matrix-rows-spanned="1" table:formula="of:=SUM(([.ID3:.ID3]-[.$IP3:.$IP3])^2)^0.5" office:value-type="float"/>
          <table:table-cell table:number-matrix-columns-spanned="1" table:number-matrix-rows-spanned="1" table:formula="of:=SUM(([.IE3:.IE3]-[.$IQ3:.$IQ3])^2)^0.5" office:value-type="float"/>
          <table:table-cell table:number-matrix-columns-spanned="1" table:number-matrix-rows-spanned="1" table:formula="of:=SUM(([.IF3:.IF3]-[.$IR3:.$IR3])^2)^0.5" office:value-type="float"/>
          <table:table-cell table:number-matrix-columns-spanned="1" table:number-matrix-rows-spanned="1" table:formula="of:=SUM(([.IG3:.IG3]-[.$IM3:.$IM3])^2)^0.5" office:value-type="float"/>
          <table:table-cell table:number-matrix-columns-spanned="1" table:number-matrix-rows-spanned="1" table:formula="of:=SUM(([.IH3:.IH3]-[.$IN3:.$IN3])^2)^0.5" office:value-type="float"/>
          <table:table-cell table:number-matrix-columns-spanned="1" table:number-matrix-rows-spanned="1" table:formula="of:=SUM(([.II3:.II3]-[.$IO3:.$IO3])^2)^0.5" office:value-type="float"/>
          <table:table-cell table:number-matrix-columns-spanned="1" table:number-matrix-rows-spanned="1" table:formula="of:=SUM(([.IJ3:.IJ3]-[.$IP3:.$IP3])^2)^0.5" office:value-type="float"/>
          <table:table-cell table:number-matrix-columns-spanned="1" table:number-matrix-rows-spanned="1" table:formula="of:=SUM(([.IK3:.IK3]-[.$IQ3:.$IQ3])^2)^0.5" office:value-type="float"/>
          <table:table-cell table:number-matrix-columns-spanned="1" table:number-matrix-rows-spanned="1" table:formula="of:=SUM(([.IL3:.IL3]-[.$IR3:.$IR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IM3:.$IM3])" office:value-type="float"/>
          <table:table-cell table:number-matrix-columns-spanned="1" table:number-matrix-rows-spanned="1" table:formula="of:=SUM([.C3:.C3]=[.$IN3:.$IN3])" office:value-type="float"/>
          <table:table-cell table:number-matrix-columns-spanned="1" table:number-matrix-rows-spanned="1" table:formula="of:=SUM([.D3:.D3]=[.$IO3:.$IO3])" office:value-type="float"/>
          <table:table-cell table:number-matrix-columns-spanned="1" table:number-matrix-rows-spanned="1" table:formula="of:=SUM([.E3:.E3]=[.$IP3:.$IP3])" office:value-type="float"/>
          <table:table-cell table:number-matrix-columns-spanned="1" table:number-matrix-rows-spanned="1" table:formula="of:=SUM([.F3:.F3]=[.$IR3:.$IR3])" office:value-type="float"/>
          <table:table-cell table:number-matrix-columns-spanned="1" table:number-matrix-rows-spanned="1" table:formula="of:=SUM([.G3:.G3]=[.$IM3:.$IM3])" office:value-type="float"/>
          <table:table-cell table:number-matrix-columns-spanned="1" table:number-matrix-rows-spanned="1" table:formula="of:=SUM([.H3:.H3]=[.$IN3:.$IN3])" office:value-type="float"/>
          <table:table-cell table:number-matrix-columns-spanned="1" table:number-matrix-rows-spanned="1" table:formula="of:=SUM([.I3:.I3]=[.$IO3:.$IO3])" office:value-type="float"/>
          <table:table-cell table:number-matrix-columns-spanned="1" table:number-matrix-rows-spanned="1" table:formula="of:=SUM([.J3:.J3]=[.$IP3:.$IP3])" office:value-type="float"/>
          <table:table-cell table:number-matrix-columns-spanned="1" table:number-matrix-rows-spanned="1" table:formula="of:=SUM([.K3:.K3]=[.$IQ3:.$IQ3])" office:value-type="float"/>
          <table:table-cell table:number-matrix-columns-spanned="1" table:number-matrix-rows-spanned="1" table:formula="of:=SUM([.L3:.L3]=[.$IR3:.$IR3])" office:value-type="float"/>
          <table:table-cell table:number-matrix-columns-spanned="1" table:number-matrix-rows-spanned="1" table:formula="of:=SUM([.M3:.M3]=[.$IM3:.$IM3])" office:value-type="float"/>
          <table:table-cell table:number-matrix-columns-spanned="1" table:number-matrix-rows-spanned="1" table:formula="of:=SUM([.N3:.N3]=[.$IN3:.$IN3])" office:value-type="float"/>
          <table:table-cell table:number-matrix-columns-spanned="1" table:number-matrix-rows-spanned="1" table:formula="of:=SUM([.O3:.O3]=[.$IO3:.$IO3])" office:value-type="float"/>
          <table:table-cell table:number-matrix-columns-spanned="1" table:number-matrix-rows-spanned="1" table:formula="of:=SUM([.P3:.P3]=[.$IP3:.$IP3])" office:value-type="float"/>
          <table:table-cell table:number-matrix-columns-spanned="1" table:number-matrix-rows-spanned="1" table:formula="of:=SUM([.Q3:.Q3]=[.$IQ3:.$IQ3])" office:value-type="float"/>
          <table:table-cell table:number-matrix-columns-spanned="1" table:number-matrix-rows-spanned="1" table:formula="of:=SUM([.R3:.R3]=[.$IR3:.$IR3])" office:value-type="float"/>
          <table:table-cell table:number-matrix-columns-spanned="1" table:number-matrix-rows-spanned="1" table:formula="of:=SUM([.S3:.S3]=[.$IM3:.$IM3])" office:value-type="float"/>
          <table:table-cell table:number-matrix-columns-spanned="1" table:number-matrix-rows-spanned="1" table:formula="of:=SUM([.T3:.T3]=[.$IN3:.$IN3])" office:value-type="float"/>
          <table:table-cell table:number-matrix-columns-spanned="1" table:number-matrix-rows-spanned="1" table:formula="of:=SUM([.U3:.U3]=[.$IO3:.$IO3])" office:value-type="float"/>
          <table:table-cell table:number-matrix-columns-spanned="1" table:number-matrix-rows-spanned="1" table:formula="of:=SUM([.V3:.V3]=[.$IP3:.$IP3])" office:value-type="float"/>
          <table:table-cell table:number-matrix-columns-spanned="1" table:number-matrix-rows-spanned="1" table:formula="of:=SUM([.W3:.W3]=[.$IQ3:.$IQ3])" office:value-type="float"/>
          <table:table-cell table:number-matrix-columns-spanned="1" table:number-matrix-rows-spanned="1" table:formula="of:=SUM([.X3:.X3]=[.$IR3:.$IR3])" office:value-type="float"/>
          <table:table-cell table:number-matrix-columns-spanned="1" table:number-matrix-rows-spanned="1" table:formula="of:=SUM([.Y3:.Y3]=[.$IM3:.$IM3])" office:value-type="float"/>
          <table:table-cell table:number-matrix-columns-spanned="1" table:number-matrix-rows-spanned="1" table:formula="of:=SUM([.Z3:.Z3]=[.$IN3:.$IN3])" office:value-type="float"/>
          <table:table-cell table:number-matrix-columns-spanned="1" table:number-matrix-rows-spanned="1" table:formula="of:=SUM([.AA3:.AA3]=[.$IO3:.$IO3])" office:value-type="float"/>
          <table:table-cell table:number-matrix-columns-spanned="1" table:number-matrix-rows-spanned="1" table:formula="of:=SUM([.AB3:.AB3]=[.$IP3:.$IP3])" office:value-type="float"/>
          <table:table-cell table:number-matrix-columns-spanned="1" table:number-matrix-rows-spanned="1" table:formula="of:=SUM([.AC3:.AC3]=[.$IQ3:.$IQ3])" office:value-type="float"/>
          <table:table-cell table:number-matrix-columns-spanned="1" table:number-matrix-rows-spanned="1" table:formula="of:=SUM([.AD3:.AD3]=[.$IR3:.$IR3])" office:value-type="float"/>
          <table:table-cell table:number-matrix-columns-spanned="1" table:number-matrix-rows-spanned="1" table:formula="of:=SUM([.AE3:.AE3]=[.$IM3:.$IM3])" office:value-type="float"/>
          <table:table-cell table:number-matrix-columns-spanned="1" table:number-matrix-rows-spanned="1" table:formula="of:=SUM([.AF3:.AF3]=[.$IN3:.$IN3])" office:value-type="float"/>
          <table:table-cell table:number-matrix-columns-spanned="1" table:number-matrix-rows-spanned="1" table:formula="of:=SUM([.AG3:.AG3]=[.$IO3:.$IO3])" office:value-type="float"/>
          <table:table-cell table:number-matrix-columns-spanned="1" table:number-matrix-rows-spanned="1" table:formula="of:=SUM([.AH3:.AH3]=[.$IP3:.$IP3])" office:value-type="float"/>
          <table:table-cell table:number-matrix-columns-spanned="1" table:number-matrix-rows-spanned="1" table:formula="of:=SUM([.AI3:.AI3]=[.$IQ3:.$IQ3])" office:value-type="float"/>
          <table:table-cell table:number-matrix-columns-spanned="1" table:number-matrix-rows-spanned="1" table:formula="of:=SUM([.AJ3:.AJ3]=[.$IR3:.$IR3])" office:value-type="float"/>
          <table:table-cell table:number-matrix-columns-spanned="1" table:number-matrix-rows-spanned="1" table:formula="of:=SUM([.AK3:.AK3]=[.$IM3:.$IM3])" office:value-type="float"/>
          <table:table-cell table:number-matrix-columns-spanned="1" table:number-matrix-rows-spanned="1" table:formula="of:=SUM([.AL3:.AL3]=[.$IN3:.$IN3])" office:value-type="float"/>
          <table:table-cell table:number-matrix-columns-spanned="1" table:number-matrix-rows-spanned="1" table:formula="of:=SUM([.AM3:.AM3]=[.$IO3:.$IO3])" office:value-type="float"/>
          <table:table-cell table:number-matrix-columns-spanned="1" table:number-matrix-rows-spanned="1" table:formula="of:=SUM([.AN3:.AN3]=[.$IP3:.$IP3])" office:value-type="float"/>
          <table:table-cell table:number-matrix-columns-spanned="1" table:number-matrix-rows-spanned="1" table:formula="of:=SUM([.AO3:.AO3]=[.$IQ3:.$IQ3])" office:value-type="float"/>
          <table:table-cell table:number-matrix-columns-spanned="1" table:number-matrix-rows-spanned="1" table:formula="of:=SUM([.AP3:.AP3]=[.$IR3:.$IR3])" office:value-type="float"/>
          <table:table-cell table:number-matrix-columns-spanned="1" table:number-matrix-rows-spanned="1" table:formula="of:=SUM([.AQ3:.AQ3]=[.$IM3:.$IM3])" office:value-type="float"/>
          <table:table-cell table:style-name="cellBest" table:number-matrix-columns-spanned="1" table:number-matrix-rows-spanned="1" table:formula="of:=SUM([.AR3:.AR3]=[.$IN3:.$IN3])" office:value-type="float"/>
          <table:table-cell table:number-matrix-columns-spanned="1" table:number-matrix-rows-spanned="1" table:formula="of:=SUM([.AS3:.AS3]=[.$IO3:.$IO3])" office:value-type="float"/>
          <table:table-cell table:number-matrix-columns-spanned="1" table:number-matrix-rows-spanned="1" table:formula="of:=SUM([.AT3:.AT3]=[.$IP3:.$IP3])" office:value-type="float"/>
          <table:table-cell table:number-matrix-columns-spanned="1" table:number-matrix-rows-spanned="1" table:formula="of:=SUM([.AU3:.AU3]=[.$IQ3:.$IQ3])" office:value-type="float"/>
          <table:table-cell table:number-matrix-columns-spanned="1" table:number-matrix-rows-spanned="1" table:formula="of:=SUM([.AV3:.AV3]=[.$IR3:.$IR3])" office:value-type="float"/>
          <table:table-cell table:number-matrix-columns-spanned="1" table:number-matrix-rows-spanned="1" table:formula="of:=SUM([.AW3:.AW3]=[.$IM3:.$IM3])" office:value-type="float"/>
          <table:table-cell table:number-matrix-columns-spanned="1" table:number-matrix-rows-spanned="1" table:formula="of:=SUM([.AX3:.AX3]=[.$IN3:.$IN3])" office:value-type="float"/>
          <table:table-cell table:number-matrix-columns-spanned="1" table:number-matrix-rows-spanned="1" table:formula="of:=SUM([.AY3:.AY3]=[.$IO3:.$IO3])" office:value-type="float"/>
          <table:table-cell table:number-matrix-columns-spanned="1" table:number-matrix-rows-spanned="1" table:formula="of:=SUM([.AZ3:.AZ3]=[.$IP3:.$IP3])" office:value-type="float"/>
          <table:table-cell table:number-matrix-columns-spanned="1" table:number-matrix-rows-spanned="1" table:formula="of:=SUM([.BA3:.BA3]=[.$IQ3:.$IQ3])" office:value-type="float"/>
          <table:table-cell table:number-matrix-columns-spanned="1" table:number-matrix-rows-spanned="1" table:formula="of:=SUM([.BB3:.BB3]=[.$IR3:.$IR3])" office:value-type="float"/>
          <table:table-cell table:number-matrix-columns-spanned="1" table:number-matrix-rows-spanned="1" table:formula="of:=SUM([.BC3:.BC3]=[.$IM3:.$IM3])" office:value-type="float"/>
          <table:table-cell table:number-matrix-columns-spanned="1" table:number-matrix-rows-spanned="1" table:formula="of:=SUM([.BD3:.BD3]=[.$IN3:.$IN3])" office:value-type="float"/>
          <table:table-cell table:number-matrix-columns-spanned="1" table:number-matrix-rows-spanned="1" table:formula="of:=SUM([.BE3:.BE3]=[.$IO3:.$IO3])" office:value-type="float"/>
          <table:table-cell table:number-matrix-columns-spanned="1" table:number-matrix-rows-spanned="1" table:formula="of:=SUM([.BF3:.BF3]=[.$IP3:.$IP3])" office:value-type="float"/>
          <table:table-cell table:number-matrix-columns-spanned="1" table:number-matrix-rows-spanned="1" table:formula="of:=SUM([.BG3:.BG3]=[.$IQ3:.$IQ3])" office:value-type="float"/>
          <table:table-cell table:number-matrix-columns-spanned="1" table:number-matrix-rows-spanned="1" table:formula="of:=SUM([.BH3:.BH3]=[.$IR3:.$IR3])" office:value-type="float"/>
          <table:table-cell table:number-matrix-columns-spanned="1" table:number-matrix-rows-spanned="1" table:formula="of:=SUM([.BI3:.BI3]=[.$IM3:.$IM3])" office:value-type="float"/>
          <table:table-cell table:number-matrix-columns-spanned="1" table:number-matrix-rows-spanned="1" table:formula="of:=SUM([.BJ3:.BJ3]=[.$IN3:.$IN3])" office:value-type="float"/>
          <table:table-cell table:number-matrix-columns-spanned="1" table:number-matrix-rows-spanned="1" table:formula="of:=SUM([.BK3:.BK3]=[.$IO3:.$IO3])" office:value-type="float"/>
          <table:table-cell table:number-matrix-columns-spanned="1" table:number-matrix-rows-spanned="1" table:formula="of:=SUM([.BL3:.BL3]=[.$IP3:.$IP3])" office:value-type="float"/>
          <table:table-cell table:number-matrix-columns-spanned="1" table:number-matrix-rows-spanned="1" table:formula="of:=SUM([.BM3:.BM3]=[.$IQ3:.$IQ3])" office:value-type="float"/>
          <table:table-cell table:number-matrix-columns-spanned="1" table:number-matrix-rows-spanned="1" table:formula="of:=SUM([.BN3:.BN3]=[.$IR3:.$IR3])" office:value-type="float"/>
          <table:table-cell table:number-matrix-columns-spanned="1" table:number-matrix-rows-spanned="1" table:formula="of:=SUM([.BO3:.BO3]=[.$IM3:.$IM3])" office:value-type="float"/>
          <table:table-cell table:number-matrix-columns-spanned="1" table:number-matrix-rows-spanned="1" table:formula="of:=SUM([.BP3:.BP3]=[.$IN3:.$IN3])" office:value-type="float"/>
          <table:table-cell table:number-matrix-columns-spanned="1" table:number-matrix-rows-spanned="1" table:formula="of:=SUM([.BQ3:.BQ3]=[.$IO3:.$IO3])" office:value-type="float"/>
          <table:table-cell table:number-matrix-columns-spanned="1" table:number-matrix-rows-spanned="1" table:formula="of:=SUM([.BR3:.BR3]=[.$IP3:.$IP3])" office:value-type="float"/>
          <table:table-cell table:number-matrix-columns-spanned="1" table:number-matrix-rows-spanned="1" table:formula="of:=SUM([.BS3:.BS3]=[.$IQ3:.$IQ3])" office:value-type="float"/>
          <table:table-cell table:number-matrix-columns-spanned="1" table:number-matrix-rows-spanned="1" table:formula="of:=SUM([.BT3:.BT3]=[.$IR3:.$IR3])" office:value-type="float"/>
          <table:table-cell table:number-matrix-columns-spanned="1" table:number-matrix-rows-spanned="1" table:formula="of:=SUM([.BU3:.BU3]=[.$IM3:.$IM3])" office:value-type="float"/>
          <table:table-cell table:number-matrix-columns-spanned="1" table:number-matrix-rows-spanned="1" table:formula="of:=SUM([.BV3:.BV3]=[.$IN3:.$IN3])" office:value-type="float"/>
          <table:table-cell table:number-matrix-columns-spanned="1" table:number-matrix-rows-spanned="1" table:formula="of:=SUM([.BW3:.BW3]=[.$IO3:.$IO3])" office:value-type="float"/>
          <table:table-cell table:number-matrix-columns-spanned="1" table:number-matrix-rows-spanned="1" table:formula="of:=SUM([.BX3:.BX3]=[.$IP3:.$IP3])" office:value-type="float"/>
          <table:table-cell table:number-matrix-columns-spanned="1" table:number-matrix-rows-spanned="1" table:formula="of:=SUM([.BY3:.BY3]=[.$IQ3:.$IQ3])" office:value-type="float"/>
          <table:table-cell table:number-matrix-columns-spanned="1" table:number-matrix-rows-spanned="1" table:formula="of:=SUM([.BZ3:.BZ3]=[.$IR3:.$IR3])" office:value-type="float"/>
          <table:table-cell table:number-matrix-columns-spanned="1" table:number-matrix-rows-spanned="1" table:formula="of:=SUM([.CA3:.CA3]=[.$IM3:.$IM3])" office:value-type="float"/>
          <table:table-cell table:number-matrix-columns-spanned="1" table:number-matrix-rows-spanned="1" table:formula="of:=SUM([.CB3:.CB3]=[.$IN3:.$IN3])" office:value-type="float"/>
          <table:table-cell table:number-matrix-columns-spanned="1" table:number-matrix-rows-spanned="1" table:formula="of:=SUM([.CC3:.CC3]=[.$IO3:.$IO3])" office:value-type="float"/>
          <table:table-cell table:number-matrix-columns-spanned="1" table:number-matrix-rows-spanned="1" table:formula="of:=SUM([.CD3:.CD3]=[.$IP3:.$IP3])" office:value-type="float"/>
          <table:table-cell table:number-matrix-columns-spanned="1" table:number-matrix-rows-spanned="1" table:formula="of:=SUM([.CE3:.CE3]=[.$IQ3:.$IQ3])" office:value-type="float"/>
          <table:table-cell table:number-matrix-columns-spanned="1" table:number-matrix-rows-spanned="1" table:formula="of:=SUM([.CF3:.CF3]=[.$IR3:.$IR3])" office:value-type="float"/>
          <table:table-cell table:number-matrix-columns-spanned="1" table:number-matrix-rows-spanned="1" table:formula="of:=SUM([.CG3:.CG3]=[.$IM3:.$IM3])" office:value-type="float"/>
          <table:table-cell table:number-matrix-columns-spanned="1" table:number-matrix-rows-spanned="1" table:formula="of:=SUM([.CH3:.CH3]=[.$IN3:.$IN3])" office:value-type="float"/>
          <table:table-cell table:number-matrix-columns-spanned="1" table:number-matrix-rows-spanned="1" table:formula="of:=SUM([.CI3:.CI3]=[.$IO3:.$IO3])" office:value-type="float"/>
          <table:table-cell table:number-matrix-columns-spanned="1" table:number-matrix-rows-spanned="1" table:formula="of:=SUM([.CJ3:.CJ3]=[.$IP3:.$IP3])" office:value-type="float"/>
          <table:table-cell table:number-matrix-columns-spanned="1" table:number-matrix-rows-spanned="1" table:formula="of:=SUM([.CK3:.CK3]=[.$IQ3:.$IQ3])" office:value-type="float"/>
          <table:table-cell table:number-matrix-columns-spanned="1" table:number-matrix-rows-spanned="1" table:formula="of:=SUM([.CL3:.CL3]=[.$IR3:.$IR3])" office:value-type="float"/>
          <table:table-cell table:number-matrix-columns-spanned="1" table:number-matrix-rows-spanned="1" table:formula="of:=SUM([.CM3:.CM3]=[.$IM3:.$IM3])" office:value-type="float"/>
          <table:table-cell table:number-matrix-columns-spanned="1" table:number-matrix-rows-spanned="1" table:formula="of:=SUM([.CN3:.CN3]=[.$IN3:.$IN3])" office:value-type="float"/>
          <table:table-cell table:number-matrix-columns-spanned="1" table:number-matrix-rows-spanned="1" table:formula="of:=SUM([.CO3:.CO3]=[.$IO3:.$IO3])" office:value-type="float"/>
          <table:table-cell table:number-matrix-columns-spanned="1" table:number-matrix-rows-spanned="1" table:formula="of:=SUM([.CP3:.CP3]=[.$IP3:.$IP3])" office:value-type="float"/>
          <table:table-cell table:number-matrix-columns-spanned="1" table:number-matrix-rows-spanned="1" table:formula="of:=SUM([.CQ3:.CQ3]=[.$IQ3:.$IQ3])" office:value-type="float"/>
          <table:table-cell table:number-matrix-columns-spanned="1" table:number-matrix-rows-spanned="1" table:formula="of:=SUM([.CR3:.CR3]=[.$IR3:.$IR3])" office:value-type="float"/>
          <table:table-cell table:number-matrix-columns-spanned="1" table:number-matrix-rows-spanned="1" table:formula="of:=SUM([.CS3:.CS3]=[.$IM3:.$IM3])" office:value-type="float"/>
          <table:table-cell table:number-matrix-columns-spanned="1" table:number-matrix-rows-spanned="1" table:formula="of:=SUM([.CT3:.CT3]=[.$IN3:.$IN3])" office:value-type="float"/>
          <table:table-cell table:number-matrix-columns-spanned="1" table:number-matrix-rows-spanned="1" table:formula="of:=SUM([.CU3:.CU3]=[.$IO3:.$IO3])" office:value-type="float"/>
          <table:table-cell table:number-matrix-columns-spanned="1" table:number-matrix-rows-spanned="1" table:formula="of:=SUM([.CV3:.CV3]=[.$IP3:.$IP3])" office:value-type="float"/>
          <table:table-cell table:number-matrix-columns-spanned="1" table:number-matrix-rows-spanned="1" table:formula="of:=SUM([.CW3:.CW3]=[.$IQ3:.$IQ3])" office:value-type="float"/>
          <table:table-cell table:number-matrix-columns-spanned="1" table:number-matrix-rows-spanned="1" table:formula="of:=SUM([.CX3:.CX3]=[.$IR3:.$IR3])" office:value-type="float"/>
          <table:table-cell table:number-matrix-columns-spanned="1" table:number-matrix-rows-spanned="1" table:formula="of:=SUM([.CY3:.CY3]=[.$IM3:.$IM3])" office:value-type="float"/>
          <table:table-cell table:number-matrix-columns-spanned="1" table:number-matrix-rows-spanned="1" table:formula="of:=SUM([.CZ3:.CZ3]=[.$IN3:.$IN3])" office:value-type="float"/>
          <table:table-cell table:number-matrix-columns-spanned="1" table:number-matrix-rows-spanned="1" table:formula="of:=SUM([.DA3:.DA3]=[.$IO3:.$IO3])" office:value-type="float"/>
          <table:table-cell table:number-matrix-columns-spanned="1" table:number-matrix-rows-spanned="1" table:formula="of:=SUM([.DB3:.DB3]=[.$IP3:.$IP3])" office:value-type="float"/>
          <table:table-cell table:number-matrix-columns-spanned="1" table:number-matrix-rows-spanned="1" table:formula="of:=SUM([.DC3:.DC3]=[.$IQ3:.$IQ3])" office:value-type="float"/>
          <table:table-cell table:number-matrix-columns-spanned="1" table:number-matrix-rows-spanned="1" table:formula="of:=SUM([.DD3:.DD3]=[.$IR3:.$IR3])" office:value-type="float"/>
          <table:table-cell table:number-matrix-columns-spanned="1" table:number-matrix-rows-spanned="1" table:formula="of:=SUM([.DE3:.DE3]=[.$IM3:.$IM3])" office:value-type="float"/>
          <table:table-cell table:number-matrix-columns-spanned="1" table:number-matrix-rows-spanned="1" table:formula="of:=SUM([.DF3:.DF3]=[.$IN3:.$IN3])" office:value-type="float"/>
          <table:table-cell table:number-matrix-columns-spanned="1" table:number-matrix-rows-spanned="1" table:formula="of:=SUM([.DG3:.DG3]=[.$IO3:.$IO3])" office:value-type="float"/>
          <table:table-cell table:number-matrix-columns-spanned="1" table:number-matrix-rows-spanned="1" table:formula="of:=SUM([.DH3:.DH3]=[.$IP3:.$IP3])" office:value-type="float"/>
          <table:table-cell table:number-matrix-columns-spanned="1" table:number-matrix-rows-spanned="1" table:formula="of:=SUM([.DI3:.DI3]=[.$IQ3:.$IQ3])" office:value-type="float"/>
          <table:table-cell table:number-matrix-columns-spanned="1" table:number-matrix-rows-spanned="1" table:formula="of:=SUM([.DJ3:.DJ3]=[.$IR3:.$IR3])" office:value-type="float"/>
          <table:table-cell table:number-matrix-columns-spanned="1" table:number-matrix-rows-spanned="1" table:formula="of:=SUM([.DK3:.DK3]=[.$IM3:.$IM3])" office:value-type="float"/>
          <table:table-cell table:number-matrix-columns-spanned="1" table:number-matrix-rows-spanned="1" table:formula="of:=SUM([.DL3:.DL3]=[.$IN3:.$IN3])" office:value-type="float"/>
          <table:table-cell table:number-matrix-columns-spanned="1" table:number-matrix-rows-spanned="1" table:formula="of:=SUM([.DM3:.DM3]=[.$IO3:.$IO3])" office:value-type="float"/>
          <table:table-cell table:number-matrix-columns-spanned="1" table:number-matrix-rows-spanned="1" table:formula="of:=SUM([.DN3:.DN3]=[.$IP3:.$IP3])" office:value-type="float"/>
          <table:table-cell table:number-matrix-columns-spanned="1" table:number-matrix-rows-spanned="1" table:formula="of:=SUM([.DO3:.DO3]=[.$IQ3:.$IQ3])" office:value-type="float"/>
          <table:table-cell table:number-matrix-columns-spanned="1" table:number-matrix-rows-spanned="1" table:formula="of:=SUM([.DP3:.DP3]=[.$IR3:.$IR3])" office:value-type="float"/>
          <table:table-cell table:number-matrix-columns-spanned="1" table:number-matrix-rows-spanned="1" table:formula="of:=SUM([.DQ3:.DQ3]=[.$IM3:.$IM3])" office:value-type="float"/>
          <table:table-cell table:number-matrix-columns-spanned="1" table:number-matrix-rows-spanned="1" table:formula="of:=SUM([.DR3:.DR3]=[.$IN3:.$IN3])" office:value-type="float"/>
          <table:table-cell table:number-matrix-columns-spanned="1" table:number-matrix-rows-spanned="1" table:formula="of:=SUM([.DS3:.DS3]=[.$IO3:.$IO3])" office:value-type="float"/>
          <table:table-cell table:number-matrix-columns-spanned="1" table:number-matrix-rows-spanned="1" table:formula="of:=SUM([.DT3:.DT3]=[.$IP3:.$IP3])" office:value-type="float"/>
          <table:table-cell table:number-matrix-columns-spanned="1" table:number-matrix-rows-spanned="1" table:formula="of:=SUM([.DU3:.DU3]=[.$IQ3:.$IQ3])" office:value-type="float"/>
          <table:table-cell table:number-matrix-columns-spanned="1" table:number-matrix-rows-spanned="1" table:formula="of:=SUM([.DV3:.DV3]=[.$IR3:.$IR3])" office:value-type="float"/>
          <table:table-cell table:number-matrix-columns-spanned="1" table:number-matrix-rows-spanned="1" table:formula="of:=SUM([.DW3:.DW3]=[.$IM3:.$IM3])" office:value-type="float"/>
          <table:table-cell table:number-matrix-columns-spanned="1" table:number-matrix-rows-spanned="1" table:formula="of:=SUM([.DX3:.DX3]=[.$IN3:.$IN3])" office:value-type="float"/>
          <table:table-cell table:number-matrix-columns-spanned="1" table:number-matrix-rows-spanned="1" table:formula="of:=SUM([.DY3:.DY3]=[.$IO3:.$IO3])" office:value-type="float"/>
          <table:table-cell table:number-matrix-columns-spanned="1" table:number-matrix-rows-spanned="1" table:formula="of:=SUM([.DZ3:.DZ3]=[.$IP3:.$IP3])" office:value-type="float"/>
          <table:table-cell table:number-matrix-columns-spanned="1" table:number-matrix-rows-spanned="1" table:formula="of:=SUM([.EA3:.EA3]=[.$IQ3:.$IQ3])" office:value-type="float"/>
          <table:table-cell table:number-matrix-columns-spanned="1" table:number-matrix-rows-spanned="1" table:formula="of:=SUM([.EB3:.EB3]=[.$IR3:.$IR3])" office:value-type="float"/>
          <table:table-cell table:number-matrix-columns-spanned="1" table:number-matrix-rows-spanned="1" table:formula="of:=SUM([.EC3:.EC3]=[.$IM3:.$IM3])" office:value-type="float"/>
          <table:table-cell table:number-matrix-columns-spanned="1" table:number-matrix-rows-spanned="1" table:formula="of:=SUM([.ED3:.ED3]=[.$IN3:.$IN3])" office:value-type="float"/>
          <table:table-cell table:number-matrix-columns-spanned="1" table:number-matrix-rows-spanned="1" table:formula="of:=SUM([.EE3:.EE3]=[.$IO3:.$IO3])" office:value-type="float"/>
          <table:table-cell table:number-matrix-columns-spanned="1" table:number-matrix-rows-spanned="1" table:formula="of:=SUM([.EF3:.EF3]=[.$IP3:.$IP3])" office:value-type="float"/>
          <table:table-cell table:number-matrix-columns-spanned="1" table:number-matrix-rows-spanned="1" table:formula="of:=SUM([.EG3:.EG3]=[.$IQ3:.$IQ3])" office:value-type="float"/>
          <table:table-cell table:number-matrix-columns-spanned="1" table:number-matrix-rows-spanned="1" table:formula="of:=SUM([.EH3:.EH3]=[.$IR3:.$IR3])" office:value-type="float"/>
          <table:table-cell table:number-matrix-columns-spanned="1" table:number-matrix-rows-spanned="1" table:formula="of:=SUM([.EI3:.EI3]=[.$IM3:.$IM3])" office:value-type="float"/>
          <table:table-cell table:number-matrix-columns-spanned="1" table:number-matrix-rows-spanned="1" table:formula="of:=SUM([.EJ3:.EJ3]=[.$IN3:.$IN3])" office:value-type="float"/>
          <table:table-cell table:number-matrix-columns-spanned="1" table:number-matrix-rows-spanned="1" table:formula="of:=SUM([.EK3:.EK3]=[.$IO3:.$IO3])" office:value-type="float"/>
          <table:table-cell table:number-matrix-columns-spanned="1" table:number-matrix-rows-spanned="1" table:formula="of:=SUM([.EL3:.EL3]=[.$IP3:.$IP3])" office:value-type="float"/>
          <table:table-cell table:number-matrix-columns-spanned="1" table:number-matrix-rows-spanned="1" table:formula="of:=SUM([.EM3:.EM3]=[.$IQ3:.$IQ3])" office:value-type="float"/>
          <table:table-cell table:number-matrix-columns-spanned="1" table:number-matrix-rows-spanned="1" table:formula="of:=SUM([.EN3:.EN3]=[.$IR3:.$IR3])" office:value-type="float"/>
          <table:table-cell table:number-matrix-columns-spanned="1" table:number-matrix-rows-spanned="1" table:formula="of:=SUM([.EO3:.EO3]=[.$IM3:.$IM3])" office:value-type="float"/>
          <table:table-cell table:number-matrix-columns-spanned="1" table:number-matrix-rows-spanned="1" table:formula="of:=SUM([.EP3:.EP3]=[.$IN3:.$IN3])" office:value-type="float"/>
          <table:table-cell table:number-matrix-columns-spanned="1" table:number-matrix-rows-spanned="1" table:formula="of:=SUM([.EQ3:.EQ3]=[.$IO3:.$IO3])" office:value-type="float"/>
          <table:table-cell table:number-matrix-columns-spanned="1" table:number-matrix-rows-spanned="1" table:formula="of:=SUM([.ER3:.ER3]=[.$IP3:.$IP3])" office:value-type="float"/>
          <table:table-cell table:number-matrix-columns-spanned="1" table:number-matrix-rows-spanned="1" table:formula="of:=SUM([.ES3:.ES3]=[.$IQ3:.$IQ3])" office:value-type="float"/>
          <table:table-cell table:number-matrix-columns-spanned="1" table:number-matrix-rows-spanned="1" table:formula="of:=SUM([.ET3:.ET3]=[.$IR3:.$IR3])" office:value-type="float"/>
          <table:table-cell table:number-matrix-columns-spanned="1" table:number-matrix-rows-spanned="1" table:formula="of:=SUM([.EU3:.EU3]=[.$IM3:.$IM3])" office:value-type="float"/>
          <table:table-cell table:number-matrix-columns-spanned="1" table:number-matrix-rows-spanned="1" table:formula="of:=SUM([.EV3:.EV3]=[.$IN3:.$IN3])" office:value-type="float"/>
          <table:table-cell table:number-matrix-columns-spanned="1" table:number-matrix-rows-spanned="1" table:formula="of:=SUM([.EW3:.EW3]=[.$IO3:.$IO3])" office:value-type="float"/>
          <table:table-cell table:number-matrix-columns-spanned="1" table:number-matrix-rows-spanned="1" table:formula="of:=SUM([.EX3:.EX3]=[.$IP3:.$IP3])" office:value-type="float"/>
          <table:table-cell table:number-matrix-columns-spanned="1" table:number-matrix-rows-spanned="1" table:formula="of:=SUM([.EY3:.EY3]=[.$IQ3:.$IQ3])" office:value-type="float"/>
          <table:table-cell table:number-matrix-columns-spanned="1" table:number-matrix-rows-spanned="1" table:formula="of:=SUM([.EZ3:.EZ3]=[.$IR3:.$IR3])" office:value-type="float"/>
          <table:table-cell table:number-matrix-columns-spanned="1" table:number-matrix-rows-spanned="1" table:formula="of:=SUM([.FA3:.FA3]=[.$IM3:.$IM3])" office:value-type="float"/>
          <table:table-cell table:number-matrix-columns-spanned="1" table:number-matrix-rows-spanned="1" table:formula="of:=SUM([.FB3:.FB3]=[.$IN3:.$IN3])" office:value-type="float"/>
          <table:table-cell table:number-matrix-columns-spanned="1" table:number-matrix-rows-spanned="1" table:formula="of:=SUM([.FC3:.FC3]=[.$IO3:.$IO3])" office:value-type="float"/>
          <table:table-cell table:number-matrix-columns-spanned="1" table:number-matrix-rows-spanned="1" table:formula="of:=SUM([.FD3:.FD3]=[.$IP3:.$IP3])" office:value-type="float"/>
          <table:table-cell table:number-matrix-columns-spanned="1" table:number-matrix-rows-spanned="1" table:formula="of:=SUM([.FE3:.FE3]=[.$IQ3:.$IQ3])" office:value-type="float"/>
          <table:table-cell table:number-matrix-columns-spanned="1" table:number-matrix-rows-spanned="1" table:formula="of:=SUM([.FF3:.FF3]=[.$IR3:.$IR3])" office:value-type="float"/>
          <table:table-cell table:number-matrix-columns-spanned="1" table:number-matrix-rows-spanned="1" table:formula="of:=SUM([.FG3:.FG3]=[.$IM3:.$IM3])" office:value-type="float"/>
          <table:table-cell table:number-matrix-columns-spanned="1" table:number-matrix-rows-spanned="1" table:formula="of:=SUM([.FH3:.FH3]=[.$IN3:.$IN3])" office:value-type="float"/>
          <table:table-cell table:number-matrix-columns-spanned="1" table:number-matrix-rows-spanned="1" table:formula="of:=SUM([.FI3:.FI3]=[.$IO3:.$IO3])" office:value-type="float"/>
          <table:table-cell table:number-matrix-columns-spanned="1" table:number-matrix-rows-spanned="1" table:formula="of:=SUM([.FJ3:.FJ3]=[.$IP3:.$IP3])" office:value-type="float"/>
          <table:table-cell table:number-matrix-columns-spanned="1" table:number-matrix-rows-spanned="1" table:formula="of:=SUM([.FK3:.FK3]=[.$IQ3:.$IQ3])" office:value-type="float"/>
          <table:table-cell table:number-matrix-columns-spanned="1" table:number-matrix-rows-spanned="1" table:formula="of:=SUM([.FL3:.FL3]=[.$IR3:.$IR3])" office:value-type="float"/>
          <table:table-cell table:number-matrix-columns-spanned="1" table:number-matrix-rows-spanned="1" table:formula="of:=SUM([.FM3:.FM3]=[.$IM3:.$IM3])" office:value-type="float"/>
          <table:table-cell table:number-matrix-columns-spanned="1" table:number-matrix-rows-spanned="1" table:formula="of:=SUM([.FN3:.FN3]=[.$IN3:.$IN3])" office:value-type="float"/>
          <table:table-cell table:number-matrix-columns-spanned="1" table:number-matrix-rows-spanned="1" table:formula="of:=SUM([.FO3:.FO3]=[.$IO3:.$IO3])" office:value-type="float"/>
          <table:table-cell table:number-matrix-columns-spanned="1" table:number-matrix-rows-spanned="1" table:formula="of:=SUM([.FP3:.FP3]=[.$IP3:.$IP3])" office:value-type="float"/>
          <table:table-cell table:number-matrix-columns-spanned="1" table:number-matrix-rows-spanned="1" table:formula="of:=SUM([.FQ3:.FQ3]=[.$IQ3:.$IQ3])" office:value-type="float"/>
          <table:table-cell table:number-matrix-columns-spanned="1" table:number-matrix-rows-spanned="1" table:formula="of:=SUM([.FR3:.FR3]=[.$IR3:.$IR3])" office:value-type="float"/>
          <table:table-cell table:number-matrix-columns-spanned="1" table:number-matrix-rows-spanned="1" table:formula="of:=SUM([.FS3:.FS3]=[.$IM3:.$IM3])" office:value-type="float"/>
          <table:table-cell table:number-matrix-columns-spanned="1" table:number-matrix-rows-spanned="1" table:formula="of:=SUM([.FT3:.FT3]=[.$IN3:.$IN3])" office:value-type="float"/>
          <table:table-cell table:number-matrix-columns-spanned="1" table:number-matrix-rows-spanned="1" table:formula="of:=SUM([.FU3:.FU3]=[.$IO3:.$IO3])" office:value-type="float"/>
          <table:table-cell table:number-matrix-columns-spanned="1" table:number-matrix-rows-spanned="1" table:formula="of:=SUM([.FV3:.FV3]=[.$IP3:.$IP3])" office:value-type="float"/>
          <table:table-cell table:number-matrix-columns-spanned="1" table:number-matrix-rows-spanned="1" table:formula="of:=SUM([.FW3:.FW3]=[.$IQ3:.$IQ3])" office:value-type="float"/>
          <table:table-cell table:number-matrix-columns-spanned="1" table:number-matrix-rows-spanned="1" table:formula="of:=SUM([.FX3:.FX3]=[.$IR3:.$IR3])" office:value-type="float"/>
          <table:table-cell table:number-matrix-columns-spanned="1" table:number-matrix-rows-spanned="1" table:formula="of:=SUM([.FY3:.FY3]=[.$IM3:.$IM3])" office:value-type="float"/>
          <table:table-cell table:number-matrix-columns-spanned="1" table:number-matrix-rows-spanned="1" table:formula="of:=SUM([.FZ3:.FZ3]=[.$IN3:.$IN3])" office:value-type="float"/>
          <table:table-cell table:number-matrix-columns-spanned="1" table:number-matrix-rows-spanned="1" table:formula="of:=SUM([.GA3:.GA3]=[.$IO3:.$IO3])" office:value-type="float"/>
          <table:table-cell table:number-matrix-columns-spanned="1" table:number-matrix-rows-spanned="1" table:formula="of:=SUM([.GB3:.GB3]=[.$IP3:.$IP3])" office:value-type="float"/>
          <table:table-cell table:number-matrix-columns-spanned="1" table:number-matrix-rows-spanned="1" table:formula="of:=SUM([.GC3:.GC3]=[.$IQ3:.$IQ3])" office:value-type="float"/>
          <table:table-cell table:number-matrix-columns-spanned="1" table:number-matrix-rows-spanned="1" table:formula="of:=SUM([.GD3:.GD3]=[.$IR3:.$IR3])" office:value-type="float"/>
          <table:table-cell table:number-matrix-columns-spanned="1" table:number-matrix-rows-spanned="1" table:formula="of:=SUM([.GE3:.GE3]=[.$IM3:.$IM3])" office:value-type="float"/>
          <table:table-cell table:number-matrix-columns-spanned="1" table:number-matrix-rows-spanned="1" table:formula="of:=SUM([.GF3:.GF3]=[.$IN3:.$IN3])" office:value-type="float"/>
          <table:table-cell table:number-matrix-columns-spanned="1" table:number-matrix-rows-spanned="1" table:formula="of:=SUM([.GG3:.GG3]=[.$IO3:.$IO3])" office:value-type="float"/>
          <table:table-cell table:number-matrix-columns-spanned="1" table:number-matrix-rows-spanned="1" table:formula="of:=SUM([.GH3:.GH3]=[.$IP3:.$IP3])" office:value-type="float"/>
          <table:table-cell table:number-matrix-columns-spanned="1" table:number-matrix-rows-spanned="1" table:formula="of:=SUM([.GI3:.GI3]=[.$IQ3:.$IQ3])" office:value-type="float"/>
          <table:table-cell table:number-matrix-columns-spanned="1" table:number-matrix-rows-spanned="1" table:formula="of:=SUM([.GJ3:.GJ3]=[.$IR3:.$IR3])" office:value-type="float"/>
          <table:table-cell table:number-matrix-columns-spanned="1" table:number-matrix-rows-spanned="1" table:formula="of:=SUM([.GK3:.GK3]=[.$IM3:.$IM3])" office:value-type="float"/>
          <table:table-cell table:number-matrix-columns-spanned="1" table:number-matrix-rows-spanned="1" table:formula="of:=SUM([.GL3:.GL3]=[.$IN3:.$IN3])" office:value-type="float"/>
          <table:table-cell table:number-matrix-columns-spanned="1" table:number-matrix-rows-spanned="1" table:formula="of:=SUM([.GM3:.GM3]=[.$IO3:.$IO3])" office:value-type="float"/>
          <table:table-cell table:number-matrix-columns-spanned="1" table:number-matrix-rows-spanned="1" table:formula="of:=SUM([.GN3:.GN3]=[.$IP3:.$IP3])" office:value-type="float"/>
          <table:table-cell table:number-matrix-columns-spanned="1" table:number-matrix-rows-spanned="1" table:formula="of:=SUM([.GO3:.GO3]=[.$IQ3:.$IQ3])" office:value-type="float"/>
          <table:table-cell table:number-matrix-columns-spanned="1" table:number-matrix-rows-spanned="1" table:formula="of:=SUM([.GP3:.GP3]=[.$IR3:.$IR3])" office:value-type="float"/>
          <table:table-cell table:number-matrix-columns-spanned="1" table:number-matrix-rows-spanned="1" table:formula="of:=SUM([.GQ3:.GQ3]=[.$IM3:.$IM3])" office:value-type="float"/>
          <table:table-cell table:number-matrix-columns-spanned="1" table:number-matrix-rows-spanned="1" table:formula="of:=SUM([.GR3:.GR3]=[.$IN3:.$IN3])" office:value-type="float"/>
          <table:table-cell table:number-matrix-columns-spanned="1" table:number-matrix-rows-spanned="1" table:formula="of:=SUM([.GS3:.GS3]=[.$IO3:.$IO3])" office:value-type="float"/>
          <table:table-cell table:number-matrix-columns-spanned="1" table:number-matrix-rows-spanned="1" table:formula="of:=SUM([.GT3:.GT3]=[.$IP3:.$IP3])" office:value-type="float"/>
          <table:table-cell table:number-matrix-columns-spanned="1" table:number-matrix-rows-spanned="1" table:formula="of:=SUM([.GU3:.GU3]=[.$IQ3:.$IQ3])" office:value-type="float"/>
          <table:table-cell table:number-matrix-columns-spanned="1" table:number-matrix-rows-spanned="1" table:formula="of:=SUM([.GV3:.GV3]=[.$IR3:.$IR3])" office:value-type="float"/>
          <table:table-cell table:number-matrix-columns-spanned="1" table:number-matrix-rows-spanned="1" table:formula="of:=SUM([.GW3:.GW3]=[.$IM3:.$IM3])" office:value-type="float"/>
          <table:table-cell table:number-matrix-columns-spanned="1" table:number-matrix-rows-spanned="1" table:formula="of:=SUM([.GX3:.GX3]=[.$IN3:.$IN3])" office:value-type="float"/>
          <table:table-cell table:number-matrix-columns-spanned="1" table:number-matrix-rows-spanned="1" table:formula="of:=SUM([.GY3:.GY3]=[.$IO3:.$IO3])" office:value-type="float"/>
          <table:table-cell table:number-matrix-columns-spanned="1" table:number-matrix-rows-spanned="1" table:formula="of:=SUM([.GZ3:.GZ3]=[.$IP3:.$IP3])" office:value-type="float"/>
          <table:table-cell table:number-matrix-columns-spanned="1" table:number-matrix-rows-spanned="1" table:formula="of:=SUM([.HA3:.HA3]=[.$IQ3:.$IQ3])" office:value-type="float"/>
          <table:table-cell table:number-matrix-columns-spanned="1" table:number-matrix-rows-spanned="1" table:formula="of:=SUM([.HB3:.HB3]=[.$IR3:.$IR3])" office:value-type="float"/>
          <table:table-cell table:number-matrix-columns-spanned="1" table:number-matrix-rows-spanned="1" table:formula="of:=SUM([.HC3:.HC3]=[.$IM3:.$IM3])" office:value-type="float"/>
          <table:table-cell table:number-matrix-columns-spanned="1" table:number-matrix-rows-spanned="1" table:formula="of:=SUM([.HD3:.HD3]=[.$IN3:.$IN3])" office:value-type="float"/>
          <table:table-cell table:number-matrix-columns-spanned="1" table:number-matrix-rows-spanned="1" table:formula="of:=SUM([.HE3:.HE3]=[.$IO3:.$IO3])" office:value-type="float"/>
          <table:table-cell table:number-matrix-columns-spanned="1" table:number-matrix-rows-spanned="1" table:formula="of:=SUM([.HF3:.HF3]=[.$IP3:.$IP3])" office:value-type="float"/>
          <table:table-cell table:number-matrix-columns-spanned="1" table:number-matrix-rows-spanned="1" table:formula="of:=SUM([.HG3:.HG3]=[.$IQ3:.$IQ3])" office:value-type="float"/>
          <table:table-cell table:number-matrix-columns-spanned="1" table:number-matrix-rows-spanned="1" table:formula="of:=SUM([.HH3:.HH3]=[.$IR3:.$IR3])" office:value-type="float"/>
          <table:table-cell table:number-matrix-columns-spanned="1" table:number-matrix-rows-spanned="1" table:formula="of:=SUM([.HI3:.HI3]=[.$IM3:.$IM3])" office:value-type="float"/>
          <table:table-cell table:number-matrix-columns-spanned="1" table:number-matrix-rows-spanned="1" table:formula="of:=SUM([.HJ3:.HJ3]=[.$IN3:.$IN3])" office:value-type="float"/>
          <table:table-cell table:number-matrix-columns-spanned="1" table:number-matrix-rows-spanned="1" table:formula="of:=SUM([.HK3:.HK3]=[.$IO3:.$IO3])" office:value-type="float"/>
          <table:table-cell table:number-matrix-columns-spanned="1" table:number-matrix-rows-spanned="1" table:formula="of:=SUM([.HL3:.HL3]=[.$IP3:.$IP3])" office:value-type="float"/>
          <table:table-cell table:number-matrix-columns-spanned="1" table:number-matrix-rows-spanned="1" table:formula="of:=SUM([.HM3:.HM3]=[.$IQ3:.$IQ3])" office:value-type="float"/>
          <table:table-cell table:number-matrix-columns-spanned="1" table:number-matrix-rows-spanned="1" table:formula="of:=SUM([.HN3:.HN3]=[.$IR3:.$IR3])" office:value-type="float"/>
          <table:table-cell table:number-matrix-columns-spanned="1" table:number-matrix-rows-spanned="1" table:formula="of:=SUM([.HO3:.HO3]=[.$IM3:.$IM3])" office:value-type="float"/>
          <table:table-cell table:number-matrix-columns-spanned="1" table:number-matrix-rows-spanned="1" table:formula="of:=SUM([.HP3:.HP3]=[.$IN3:.$IN3])" office:value-type="float"/>
          <table:table-cell table:number-matrix-columns-spanned="1" table:number-matrix-rows-spanned="1" table:formula="of:=SUM([.HQ3:.HQ3]=[.$IO3:.$IO3])" office:value-type="float"/>
          <table:table-cell table:number-matrix-columns-spanned="1" table:number-matrix-rows-spanned="1" table:formula="of:=SUM([.HR3:.HR3]=[.$IP3:.$IP3])" office:value-type="float"/>
          <table:table-cell table:number-matrix-columns-spanned="1" table:number-matrix-rows-spanned="1" table:formula="of:=SUM([.HS3:.HS3]=[.$IQ3:.$IQ3])" office:value-type="float"/>
          <table:table-cell table:number-matrix-columns-spanned="1" table:number-matrix-rows-spanned="1" table:formula="of:=SUM([.HT3:.HT3]=[.$IR3:.$IR3])" office:value-type="float"/>
          <table:table-cell table:number-matrix-columns-spanned="1" table:number-matrix-rows-spanned="1" table:formula="of:=SUM([.HU3:.HU3]=[.$IM3:.$IM3])" office:value-type="float"/>
          <table:table-cell table:number-matrix-columns-spanned="1" table:number-matrix-rows-spanned="1" table:formula="of:=SUM([.HV3:.HV3]=[.$IN3:.$IN3])" office:value-type="float"/>
          <table:table-cell table:number-matrix-columns-spanned="1" table:number-matrix-rows-spanned="1" table:formula="of:=SUM([.HW3:.HW3]=[.$IO3:.$IO3])" office:value-type="float"/>
          <table:table-cell table:number-matrix-columns-spanned="1" table:number-matrix-rows-spanned="1" table:formula="of:=SUM([.HX3:.HX3]=[.$IP3:.$IP3])" office:value-type="float"/>
          <table:table-cell table:number-matrix-columns-spanned="1" table:number-matrix-rows-spanned="1" table:formula="of:=SUM([.HY3:.HY3]=[.$IQ3:.$IQ3])" office:value-type="float"/>
          <table:table-cell table:number-matrix-columns-spanned="1" table:number-matrix-rows-spanned="1" table:formula="of:=SUM([.HZ3:.HZ3]=[.$IR3:.$IR3])" office:value-type="float"/>
          <table:table-cell table:number-matrix-columns-spanned="1" table:number-matrix-rows-spanned="1" table:formula="of:=SUM([.IA3:.IA3]=[.$IM3:.$IM3])" office:value-type="float"/>
          <table:table-cell table:number-matrix-columns-spanned="1" table:number-matrix-rows-spanned="1" table:formula="of:=SUM([.IB3:.IB3]=[.$IN3:.$IN3])" office:value-type="float"/>
          <table:table-cell table:number-matrix-columns-spanned="1" table:number-matrix-rows-spanned="1" table:formula="of:=SUM([.IC3:.IC3]=[.$IO3:.$IO3])" office:value-type="float"/>
          <table:table-cell table:number-matrix-columns-spanned="1" table:number-matrix-rows-spanned="1" table:formula="of:=SUM([.ID3:.ID3]=[.$IP3:.$IP3])" office:value-type="float"/>
          <table:table-cell table:number-matrix-columns-spanned="1" table:number-matrix-rows-spanned="1" table:formula="of:=SUM([.IE3:.IE3]=[.$IQ3:.$IQ3])" office:value-type="float"/>
          <table:table-cell table:number-matrix-columns-spanned="1" table:number-matrix-rows-spanned="1" table:formula="of:=SUM([.IF3:.IF3]=[.$IR3:.$IR3])" office:value-type="float"/>
          <table:table-cell table:number-matrix-columns-spanned="1" table:number-matrix-rows-spanned="1" table:formula="of:=SUM([.IG3:.IG3]=[.$IM3:.$IM3])" office:value-type="float"/>
          <table:table-cell table:number-matrix-columns-spanned="1" table:number-matrix-rows-spanned="1" table:formula="of:=SUM([.IH3:.IH3]=[.$IN3:.$IN3])" office:value-type="float"/>
          <table:table-cell table:number-matrix-columns-spanned="1" table:number-matrix-rows-spanned="1" table:formula="of:=SUM([.II3:.II3]=[.$IO3:.$IO3])" office:value-type="float"/>
          <table:table-cell table:number-matrix-columns-spanned="1" table:number-matrix-rows-spanned="1" table:formula="of:=SUM([.IJ3:.IJ3]=[.$IP3:.$IP3])" office:value-type="float"/>
          <table:table-cell table:number-matrix-columns-spanned="1" table:number-matrix-rows-spanned="1" table:formula="of:=SUM([.IK3:.IK3]=[.$IQ3:.$IQ3])" office:value-type="float"/>
          <table:table-cell table:number-matrix-columns-spanned="1" table:number-matrix-rows-spanned="1" table:formula="of:=SUM([.IL3:.IL3]=[.$IR3:.$IR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IS3:.$IS3])" office:value-type="float"/>
          <table:table-cell table:number-matrix-columns-spanned="1" table:number-matrix-rows-spanned="1" table:formula="of:=SUM([.C3:.C3]&lt;[.$IT3:.$IT3])" office:value-type="float"/>
          <table:table-cell table:number-matrix-columns-spanned="1" table:number-matrix-rows-spanned="1" table:formula="of:=SUM([.D3:.D3]&lt;[.$IU3:.$IU3])" office:value-type="float"/>
          <table:table-cell table:number-matrix-columns-spanned="1" table:number-matrix-rows-spanned="1" table:formula="of:=SUM([.E3:.E3]&lt;[.$IV3:.$IV3])" office:value-type="float"/>
          <table:table-cell table:number-matrix-columns-spanned="1" table:number-matrix-rows-spanned="1" table:formula="of:=SUM([.F3:.F3]&lt;[.$IX3:.$IX3])" office:value-type="float"/>
          <table:table-cell table:number-matrix-columns-spanned="1" table:number-matrix-rows-spanned="1" table:formula="of:=SUM([.G3:.G3]&lt;[.$IS3:.$IS3])" office:value-type="float"/>
          <table:table-cell table:number-matrix-columns-spanned="1" table:number-matrix-rows-spanned="1" table:formula="of:=SUM([.H3:.H3]&lt;[.$IT3:.$IT3])" office:value-type="float"/>
          <table:table-cell table:number-matrix-columns-spanned="1" table:number-matrix-rows-spanned="1" table:formula="of:=SUM([.I3:.I3]&lt;[.$IU3:.$IU3])" office:value-type="float"/>
          <table:table-cell table:number-matrix-columns-spanned="1" table:number-matrix-rows-spanned="1" table:formula="of:=SUM([.J3:.J3]&lt;[.$IV3:.$IV3])" office:value-type="float"/>
          <table:table-cell table:number-matrix-columns-spanned="1" table:number-matrix-rows-spanned="1" table:formula="of:=SUM([.K3:.K3]&lt;[.$IW3:.$IW3])" office:value-type="float"/>
          <table:table-cell table:number-matrix-columns-spanned="1" table:number-matrix-rows-spanned="1" table:formula="of:=SUM([.L3:.L3]&lt;[.$IX3:.$IX3])" office:value-type="float"/>
          <table:table-cell table:number-matrix-columns-spanned="1" table:number-matrix-rows-spanned="1" table:formula="of:=SUM([.M3:.M3]&lt;[.$IS3:.$IS3])" office:value-type="float"/>
          <table:table-cell table:number-matrix-columns-spanned="1" table:number-matrix-rows-spanned="1" table:formula="of:=SUM([.N3:.N3]&lt;[.$IT3:.$IT3])" office:value-type="float"/>
          <table:table-cell table:number-matrix-columns-spanned="1" table:number-matrix-rows-spanned="1" table:formula="of:=SUM([.O3:.O3]&lt;[.$IU3:.$IU3])" office:value-type="float"/>
          <table:table-cell table:number-matrix-columns-spanned="1" table:number-matrix-rows-spanned="1" table:formula="of:=SUM([.P3:.P3]&lt;[.$IV3:.$IV3])" office:value-type="float"/>
          <table:table-cell table:number-matrix-columns-spanned="1" table:number-matrix-rows-spanned="1" table:formula="of:=SUM([.Q3:.Q3]&lt;[.$IW3:.$IW3])" office:value-type="float"/>
          <table:table-cell table:number-matrix-columns-spanned="1" table:number-matrix-rows-spanned="1" table:formula="of:=SUM([.R3:.R3]&lt;[.$IX3:.$IX3])" office:value-type="float"/>
          <table:table-cell table:number-matrix-columns-spanned="1" table:number-matrix-rows-spanned="1" table:formula="of:=SUM([.S3:.S3]&lt;[.$IS3:.$IS3])" office:value-type="float"/>
          <table:table-cell table:number-matrix-columns-spanned="1" table:number-matrix-rows-spanned="1" table:formula="of:=SUM([.T3:.T3]&lt;[.$IT3:.$IT3])" office:value-type="float"/>
          <table:table-cell table:number-matrix-columns-spanned="1" table:number-matrix-rows-spanned="1" table:formula="of:=SUM([.U3:.U3]&lt;[.$IU3:.$IU3])" office:value-type="float"/>
          <table:table-cell table:number-matrix-columns-spanned="1" table:number-matrix-rows-spanned="1" table:formula="of:=SUM([.V3:.V3]&lt;[.$IV3:.$IV3])" office:value-type="float"/>
          <table:table-cell table:number-matrix-columns-spanned="1" table:number-matrix-rows-spanned="1" table:formula="of:=SUM([.W3:.W3]&lt;[.$IW3:.$IW3])" office:value-type="float"/>
          <table:table-cell table:number-matrix-columns-spanned="1" table:number-matrix-rows-spanned="1" table:formula="of:=SUM([.X3:.X3]&lt;[.$IX3:.$IX3])" office:value-type="float"/>
          <table:table-cell table:number-matrix-columns-spanned="1" table:number-matrix-rows-spanned="1" table:formula="of:=SUM([.Y3:.Y3]&lt;[.$IS3:.$IS3])" office:value-type="float"/>
          <table:table-cell table:style-name="cellBest" table:number-matrix-columns-spanned="1" table:number-matrix-rows-spanned="1" table:formula="of:=SUM([.Z3:.Z3]&lt;[.$IT3:.$IT3])" office:value-type="float"/>
          <table:table-cell table:number-matrix-columns-spanned="1" table:number-matrix-rows-spanned="1" table:formula="of:=SUM([.AA3:.AA3]&lt;[.$IU3:.$IU3])" office:value-type="float"/>
          <table:table-cell table:number-matrix-columns-spanned="1" table:number-matrix-rows-spanned="1" table:formula="of:=SUM([.AB3:.AB3]&lt;[.$IV3:.$IV3])" office:value-type="float"/>
          <table:table-cell table:number-matrix-columns-spanned="1" table:number-matrix-rows-spanned="1" table:formula="of:=SUM([.AC3:.AC3]&lt;[.$IW3:.$IW3])" office:value-type="float"/>
          <table:table-cell table:number-matrix-columns-spanned="1" table:number-matrix-rows-spanned="1" table:formula="of:=SUM([.AD3:.AD3]&lt;[.$IX3:.$IX3])" office:value-type="float"/>
          <table:table-cell table:number-matrix-columns-spanned="1" table:number-matrix-rows-spanned="1" table:formula="of:=SUM([.AE3:.AE3]&lt;[.$IS3:.$IS3])" office:value-type="float"/>
          <table:table-cell table:style-name="cellBest" table:number-matrix-columns-spanned="1" table:number-matrix-rows-spanned="1" table:formula="of:=SUM([.AF3:.AF3]&lt;[.$IT3:.$IT3])" office:value-type="float"/>
          <table:table-cell table:number-matrix-columns-spanned="1" table:number-matrix-rows-spanned="1" table:formula="of:=SUM([.AG3:.AG3]&lt;[.$IU3:.$IU3])" office:value-type="float"/>
          <table:table-cell table:number-matrix-columns-spanned="1" table:number-matrix-rows-spanned="1" table:formula="of:=SUM([.AH3:.AH3]&lt;[.$IV3:.$IV3])" office:value-type="float"/>
          <table:table-cell table:number-matrix-columns-spanned="1" table:number-matrix-rows-spanned="1" table:formula="of:=SUM([.AI3:.AI3]&lt;[.$IW3:.$IW3])" office:value-type="float"/>
          <table:table-cell table:number-matrix-columns-spanned="1" table:number-matrix-rows-spanned="1" table:formula="of:=SUM([.AJ3:.AJ3]&lt;[.$IX3:.$IX3])" office:value-type="float"/>
          <table:table-cell table:number-matrix-columns-spanned="1" table:number-matrix-rows-spanned="1" table:formula="of:=SUM([.AK3:.AK3]&lt;[.$IS3:.$IS3])" office:value-type="float"/>
          <table:table-cell table:style-name="cellBest" table:number-matrix-columns-spanned="1" table:number-matrix-rows-spanned="1" table:formula="of:=SUM([.AL3:.AL3]&lt;[.$IT3:.$IT3])" office:value-type="float"/>
          <table:table-cell table:number-matrix-columns-spanned="1" table:number-matrix-rows-spanned="1" table:formula="of:=SUM([.AM3:.AM3]&lt;[.$IU3:.$IU3])" office:value-type="float"/>
          <table:table-cell table:number-matrix-columns-spanned="1" table:number-matrix-rows-spanned="1" table:formula="of:=SUM([.AN3:.AN3]&lt;[.$IV3:.$IV3])" office:value-type="float"/>
          <table:table-cell table:number-matrix-columns-spanned="1" table:number-matrix-rows-spanned="1" table:formula="of:=SUM([.AO3:.AO3]&lt;[.$IW3:.$IW3])" office:value-type="float"/>
          <table:table-cell table:number-matrix-columns-spanned="1" table:number-matrix-rows-spanned="1" table:formula="of:=SUM([.AP3:.AP3]&lt;[.$IX3:.$IX3])" office:value-type="float"/>
          <table:table-cell table:number-matrix-columns-spanned="1" table:number-matrix-rows-spanned="1" table:formula="of:=SUM([.AQ3:.AQ3]&lt;[.$IS3:.$IS3])" office:value-type="float"/>
          <table:table-cell table:style-name="cellBest" table:number-matrix-columns-spanned="1" table:number-matrix-rows-spanned="1" table:formula="of:=SUM([.AR3:.AR3]&lt;[.$IT3:.$IT3])" office:value-type="float"/>
          <table:table-cell table:number-matrix-columns-spanned="1" table:number-matrix-rows-spanned="1" table:formula="of:=SUM([.AS3:.AS3]&lt;[.$IU3:.$IU3])" office:value-type="float"/>
          <table:table-cell table:number-matrix-columns-spanned="1" table:number-matrix-rows-spanned="1" table:formula="of:=SUM([.AT3:.AT3]&lt;[.$IV3:.$IV3])" office:value-type="float"/>
          <table:table-cell table:number-matrix-columns-spanned="1" table:number-matrix-rows-spanned="1" table:formula="of:=SUM([.AU3:.AU3]&lt;[.$IW3:.$IW3])" office:value-type="float"/>
          <table:table-cell table:number-matrix-columns-spanned="1" table:number-matrix-rows-spanned="1" table:formula="of:=SUM([.AV3:.AV3]&lt;[.$IX3:.$IX3])" office:value-type="float"/>
          <table:table-cell table:number-matrix-columns-spanned="1" table:number-matrix-rows-spanned="1" table:formula="of:=SUM([.AW3:.AW3]&lt;[.$IS3:.$IS3])" office:value-type="float"/>
          <table:table-cell table:style-name="cellBest" table:number-matrix-columns-spanned="1" table:number-matrix-rows-spanned="1" table:formula="of:=SUM([.AX3:.AX3]&lt;[.$IT3:.$IT3])" office:value-type="float"/>
          <table:table-cell table:number-matrix-columns-spanned="1" table:number-matrix-rows-spanned="1" table:formula="of:=SUM([.AY3:.AY3]&lt;[.$IU3:.$IU3])" office:value-type="float"/>
          <table:table-cell table:number-matrix-columns-spanned="1" table:number-matrix-rows-spanned="1" table:formula="of:=SUM([.AZ3:.AZ3]&lt;[.$IV3:.$IV3])" office:value-type="float"/>
          <table:table-cell table:number-matrix-columns-spanned="1" table:number-matrix-rows-spanned="1" table:formula="of:=SUM([.BA3:.BA3]&lt;[.$IW3:.$IW3])" office:value-type="float"/>
          <table:table-cell table:number-matrix-columns-spanned="1" table:number-matrix-rows-spanned="1" table:formula="of:=SUM([.BB3:.BB3]&lt;[.$IX3:.$IX3])" office:value-type="float"/>
          <table:table-cell table:number-matrix-columns-spanned="1" table:number-matrix-rows-spanned="1" table:formula="of:=SUM([.BC3:.BC3]&lt;[.$IS3:.$IS3])" office:value-type="float"/>
          <table:table-cell table:style-name="cellBest" table:number-matrix-columns-spanned="1" table:number-matrix-rows-spanned="1" table:formula="of:=SUM([.BD3:.BD3]&lt;[.$IT3:.$IT3])" office:value-type="float"/>
          <table:table-cell table:number-matrix-columns-spanned="1" table:number-matrix-rows-spanned="1" table:formula="of:=SUM([.BE3:.BE3]&lt;[.$IU3:.$IU3])" office:value-type="float"/>
          <table:table-cell table:number-matrix-columns-spanned="1" table:number-matrix-rows-spanned="1" table:formula="of:=SUM([.BF3:.BF3]&lt;[.$IV3:.$IV3])" office:value-type="float"/>
          <table:table-cell table:number-matrix-columns-spanned="1" table:number-matrix-rows-spanned="1" table:formula="of:=SUM([.BG3:.BG3]&lt;[.$IW3:.$IW3])" office:value-type="float"/>
          <table:table-cell table:number-matrix-columns-spanned="1" table:number-matrix-rows-spanned="1" table:formula="of:=SUM([.BH3:.BH3]&lt;[.$IX3:.$IX3])" office:value-type="float"/>
          <table:table-cell table:number-matrix-columns-spanned="1" table:number-matrix-rows-spanned="1" table:formula="of:=SUM([.BI3:.BI3]&lt;[.$IS3:.$IS3])" office:value-type="float"/>
          <table:table-cell table:number-matrix-columns-spanned="1" table:number-matrix-rows-spanned="1" table:formula="of:=SUM([.BJ3:.BJ3]&lt;[.$IT3:.$IT3])" office:value-type="float"/>
          <table:table-cell table:number-matrix-columns-spanned="1" table:number-matrix-rows-spanned="1" table:formula="of:=SUM([.BK3:.BK3]&lt;[.$IU3:.$IU3])" office:value-type="float"/>
          <table:table-cell table:number-matrix-columns-spanned="1" table:number-matrix-rows-spanned="1" table:formula="of:=SUM([.BL3:.BL3]&lt;[.$IV3:.$IV3])" office:value-type="float"/>
          <table:table-cell table:number-matrix-columns-spanned="1" table:number-matrix-rows-spanned="1" table:formula="of:=SUM([.BM3:.BM3]&lt;[.$IW3:.$IW3])" office:value-type="float"/>
          <table:table-cell table:number-matrix-columns-spanned="1" table:number-matrix-rows-spanned="1" table:formula="of:=SUM([.BN3:.BN3]&lt;[.$IX3:.$IX3])" office:value-type="float"/>
          <table:table-cell table:number-matrix-columns-spanned="1" table:number-matrix-rows-spanned="1" table:formula="of:=SUM([.BO3:.BO3]&lt;[.$IS3:.$IS3])" office:value-type="float"/>
          <table:table-cell table:style-name="cellBest" table:number-matrix-columns-spanned="1" table:number-matrix-rows-spanned="1" table:formula="of:=SUM([.BP3:.BP3]&lt;[.$IT3:.$IT3])" office:value-type="float"/>
          <table:table-cell table:number-matrix-columns-spanned="1" table:number-matrix-rows-spanned="1" table:formula="of:=SUM([.BQ3:.BQ3]&lt;[.$IU3:.$IU3])" office:value-type="float"/>
          <table:table-cell table:number-matrix-columns-spanned="1" table:number-matrix-rows-spanned="1" table:formula="of:=SUM([.BR3:.BR3]&lt;[.$IV3:.$IV3])" office:value-type="float"/>
          <table:table-cell table:number-matrix-columns-spanned="1" table:number-matrix-rows-spanned="1" table:formula="of:=SUM([.BS3:.BS3]&lt;[.$IW3:.$IW3])" office:value-type="float"/>
          <table:table-cell table:number-matrix-columns-spanned="1" table:number-matrix-rows-spanned="1" table:formula="of:=SUM([.BT3:.BT3]&lt;[.$IX3:.$IX3])" office:value-type="float"/>
          <table:table-cell table:number-matrix-columns-spanned="1" table:number-matrix-rows-spanned="1" table:formula="of:=SUM([.BU3:.BU3]&lt;[.$IS3:.$IS3])" office:value-type="float"/>
          <table:table-cell table:number-matrix-columns-spanned="1" table:number-matrix-rows-spanned="1" table:formula="of:=SUM([.BV3:.BV3]&lt;[.$IT3:.$IT3])" office:value-type="float"/>
          <table:table-cell table:number-matrix-columns-spanned="1" table:number-matrix-rows-spanned="1" table:formula="of:=SUM([.BW3:.BW3]&lt;[.$IU3:.$IU3])" office:value-type="float"/>
          <table:table-cell table:number-matrix-columns-spanned="1" table:number-matrix-rows-spanned="1" table:formula="of:=SUM([.BX3:.BX3]&lt;[.$IV3:.$IV3])" office:value-type="float"/>
          <table:table-cell table:number-matrix-columns-spanned="1" table:number-matrix-rows-spanned="1" table:formula="of:=SUM([.BY3:.BY3]&lt;[.$IW3:.$IW3])" office:value-type="float"/>
          <table:table-cell table:number-matrix-columns-spanned="1" table:number-matrix-rows-spanned="1" table:formula="of:=SUM([.BZ3:.BZ3]&lt;[.$IX3:.$IX3])" office:value-type="float"/>
          <table:table-cell table:number-matrix-columns-spanned="1" table:number-matrix-rows-spanned="1" table:formula="of:=SUM([.CA3:.CA3]&lt;[.$IS3:.$IS3])" office:value-type="float"/>
          <table:table-cell table:style-name="cellBest" table:number-matrix-columns-spanned="1" table:number-matrix-rows-spanned="1" table:formula="of:=SUM([.CB3:.CB3]&lt;[.$IT3:.$IT3])" office:value-type="float"/>
          <table:table-cell table:number-matrix-columns-spanned="1" table:number-matrix-rows-spanned="1" table:formula="of:=SUM([.CC3:.CC3]&lt;[.$IU3:.$IU3])" office:value-type="float"/>
          <table:table-cell table:number-matrix-columns-spanned="1" table:number-matrix-rows-spanned="1" table:formula="of:=SUM([.CD3:.CD3]&lt;[.$IV3:.$IV3])" office:value-type="float"/>
          <table:table-cell table:number-matrix-columns-spanned="1" table:number-matrix-rows-spanned="1" table:formula="of:=SUM([.CE3:.CE3]&lt;[.$IW3:.$IW3])" office:value-type="float"/>
          <table:table-cell table:number-matrix-columns-spanned="1" table:number-matrix-rows-spanned="1" table:formula="of:=SUM([.CF3:.CF3]&lt;[.$IX3:.$IX3])" office:value-type="float"/>
          <table:table-cell table:number-matrix-columns-spanned="1" table:number-matrix-rows-spanned="1" table:formula="of:=SUM([.CG3:.CG3]&lt;[.$IS3:.$IS3])" office:value-type="float"/>
          <table:table-cell table:number-matrix-columns-spanned="1" table:number-matrix-rows-spanned="1" table:formula="of:=SUM([.CH3:.CH3]&lt;[.$IT3:.$IT3])" office:value-type="float"/>
          <table:table-cell table:number-matrix-columns-spanned="1" table:number-matrix-rows-spanned="1" table:formula="of:=SUM([.CI3:.CI3]&lt;[.$IU3:.$IU3])" office:value-type="float"/>
          <table:table-cell table:number-matrix-columns-spanned="1" table:number-matrix-rows-spanned="1" table:formula="of:=SUM([.CJ3:.CJ3]&lt;[.$IV3:.$IV3])" office:value-type="float"/>
          <table:table-cell table:number-matrix-columns-spanned="1" table:number-matrix-rows-spanned="1" table:formula="of:=SUM([.CK3:.CK3]&lt;[.$IW3:.$IW3])" office:value-type="float"/>
          <table:table-cell table:number-matrix-columns-spanned="1" table:number-matrix-rows-spanned="1" table:formula="of:=SUM([.CL3:.CL3]&lt;[.$IX3:.$IX3])" office:value-type="float"/>
          <table:table-cell table:number-matrix-columns-spanned="1" table:number-matrix-rows-spanned="1" table:formula="of:=SUM([.CM3:.CM3]&lt;[.$IS3:.$IS3])" office:value-type="float"/>
          <table:table-cell table:number-matrix-columns-spanned="1" table:number-matrix-rows-spanned="1" table:formula="of:=SUM([.CN3:.CN3]&lt;[.$IT3:.$IT3])" office:value-type="float"/>
          <table:table-cell table:number-matrix-columns-spanned="1" table:number-matrix-rows-spanned="1" table:formula="of:=SUM([.CO3:.CO3]&lt;[.$IU3:.$IU3])" office:value-type="float"/>
          <table:table-cell table:number-matrix-columns-spanned="1" table:number-matrix-rows-spanned="1" table:formula="of:=SUM([.CP3:.CP3]&lt;[.$IV3:.$IV3])" office:value-type="float"/>
          <table:table-cell table:number-matrix-columns-spanned="1" table:number-matrix-rows-spanned="1" table:formula="of:=SUM([.CQ3:.CQ3]&lt;[.$IW3:.$IW3])" office:value-type="float"/>
          <table:table-cell table:number-matrix-columns-spanned="1" table:number-matrix-rows-spanned="1" table:formula="of:=SUM([.CR3:.CR3]&lt;[.$IX3:.$IX3])" office:value-type="float"/>
          <table:table-cell table:number-matrix-columns-spanned="1" table:number-matrix-rows-spanned="1" table:formula="of:=SUM([.CS3:.CS3]&lt;[.$IS3:.$IS3])" office:value-type="float"/>
          <table:table-cell table:number-matrix-columns-spanned="1" table:number-matrix-rows-spanned="1" table:formula="of:=SUM([.CT3:.CT3]&lt;[.$IT3:.$IT3])" office:value-type="float"/>
          <table:table-cell table:number-matrix-columns-spanned="1" table:number-matrix-rows-spanned="1" table:formula="of:=SUM([.CU3:.CU3]&lt;[.$IU3:.$IU3])" office:value-type="float"/>
          <table:table-cell table:number-matrix-columns-spanned="1" table:number-matrix-rows-spanned="1" table:formula="of:=SUM([.CV3:.CV3]&lt;[.$IV3:.$IV3])" office:value-type="float"/>
          <table:table-cell table:number-matrix-columns-spanned="1" table:number-matrix-rows-spanned="1" table:formula="of:=SUM([.CW3:.CW3]&lt;[.$IW3:.$IW3])" office:value-type="float"/>
          <table:table-cell table:number-matrix-columns-spanned="1" table:number-matrix-rows-spanned="1" table:formula="of:=SUM([.CX3:.CX3]&lt;[.$IX3:.$IX3])" office:value-type="float"/>
          <table:table-cell table:number-matrix-columns-spanned="1" table:number-matrix-rows-spanned="1" table:formula="of:=SUM([.CY3:.CY3]&lt;[.$IS3:.$IS3])" office:value-type="float"/>
          <table:table-cell table:style-name="cellBest" table:number-matrix-columns-spanned="1" table:number-matrix-rows-spanned="1" table:formula="of:=SUM([.CZ3:.CZ3]&lt;[.$IT3:.$IT3])" office:value-type="float"/>
          <table:table-cell table:number-matrix-columns-spanned="1" table:number-matrix-rows-spanned="1" table:formula="of:=SUM([.DA3:.DA3]&lt;[.$IU3:.$IU3])" office:value-type="float"/>
          <table:table-cell table:number-matrix-columns-spanned="1" table:number-matrix-rows-spanned="1" table:formula="of:=SUM([.DB3:.DB3]&lt;[.$IV3:.$IV3])" office:value-type="float"/>
          <table:table-cell table:number-matrix-columns-spanned="1" table:number-matrix-rows-spanned="1" table:formula="of:=SUM([.DC3:.DC3]&lt;[.$IW3:.$IW3])" office:value-type="float"/>
          <table:table-cell table:number-matrix-columns-spanned="1" table:number-matrix-rows-spanned="1" table:formula="of:=SUM([.DD3:.DD3]&lt;[.$IX3:.$IX3])" office:value-type="float"/>
          <table:table-cell table:number-matrix-columns-spanned="1" table:number-matrix-rows-spanned="1" table:formula="of:=SUM([.DE3:.DE3]&lt;[.$IS3:.$IS3])" office:value-type="float"/>
          <table:table-cell table:number-matrix-columns-spanned="1" table:number-matrix-rows-spanned="1" table:formula="of:=SUM([.DF3:.DF3]&lt;[.$IT3:.$IT3])" office:value-type="float"/>
          <table:table-cell table:number-matrix-columns-spanned="1" table:number-matrix-rows-spanned="1" table:formula="of:=SUM([.DG3:.DG3]&lt;[.$IU3:.$IU3])" office:value-type="float"/>
          <table:table-cell table:number-matrix-columns-spanned="1" table:number-matrix-rows-spanned="1" table:formula="of:=SUM([.DH3:.DH3]&lt;[.$IV3:.$IV3])" office:value-type="float"/>
          <table:table-cell table:number-matrix-columns-spanned="1" table:number-matrix-rows-spanned="1" table:formula="of:=SUM([.DI3:.DI3]&lt;[.$IW3:.$IW3])" office:value-type="float"/>
          <table:table-cell table:number-matrix-columns-spanned="1" table:number-matrix-rows-spanned="1" table:formula="of:=SUM([.DJ3:.DJ3]&lt;[.$IX3:.$IX3])" office:value-type="float"/>
          <table:table-cell table:number-matrix-columns-spanned="1" table:number-matrix-rows-spanned="1" table:formula="of:=SUM([.DK3:.DK3]&lt;[.$IS3:.$IS3])" office:value-type="float"/>
          <table:table-cell table:style-name="cellBest" table:number-matrix-columns-spanned="1" table:number-matrix-rows-spanned="1" table:formula="of:=SUM([.DL3:.DL3]&lt;[.$IT3:.$IT3])" office:value-type="float"/>
          <table:table-cell table:number-matrix-columns-spanned="1" table:number-matrix-rows-spanned="1" table:formula="of:=SUM([.DM3:.DM3]&lt;[.$IU3:.$IU3])" office:value-type="float"/>
          <table:table-cell table:number-matrix-columns-spanned="1" table:number-matrix-rows-spanned="1" table:formula="of:=SUM([.DN3:.DN3]&lt;[.$IV3:.$IV3])" office:value-type="float"/>
          <table:table-cell table:number-matrix-columns-spanned="1" table:number-matrix-rows-spanned="1" table:formula="of:=SUM([.DO3:.DO3]&lt;[.$IW3:.$IW3])" office:value-type="float"/>
          <table:table-cell table:number-matrix-columns-spanned="1" table:number-matrix-rows-spanned="1" table:formula="of:=SUM([.DP3:.DP3]&lt;[.$IX3:.$IX3])" office:value-type="float"/>
          <table:table-cell table:number-matrix-columns-spanned="1" table:number-matrix-rows-spanned="1" table:formula="of:=SUM([.DQ3:.DQ3]&lt;[.$IS3:.$IS3])" office:value-type="float"/>
          <table:table-cell table:style-name="cellBest" table:number-matrix-columns-spanned="1" table:number-matrix-rows-spanned="1" table:formula="of:=SUM([.DR3:.DR3]&lt;[.$IT3:.$IT3])" office:value-type="float"/>
          <table:table-cell table:number-matrix-columns-spanned="1" table:number-matrix-rows-spanned="1" table:formula="of:=SUM([.DS3:.DS3]&lt;[.$IU3:.$IU3])" office:value-type="float"/>
          <table:table-cell table:number-matrix-columns-spanned="1" table:number-matrix-rows-spanned="1" table:formula="of:=SUM([.DT3:.DT3]&lt;[.$IV3:.$IV3])" office:value-type="float"/>
          <table:table-cell table:number-matrix-columns-spanned="1" table:number-matrix-rows-spanned="1" table:formula="of:=SUM([.DU3:.DU3]&lt;[.$IW3:.$IW3])" office:value-type="float"/>
          <table:table-cell table:number-matrix-columns-spanned="1" table:number-matrix-rows-spanned="1" table:formula="of:=SUM([.DV3:.DV3]&lt;[.$IX3:.$IX3])" office:value-type="float"/>
          <table:table-cell table:number-matrix-columns-spanned="1" table:number-matrix-rows-spanned="1" table:formula="of:=SUM([.DW3:.DW3]&lt;[.$IS3:.$IS3])" office:value-type="float"/>
          <table:table-cell table:number-matrix-columns-spanned="1" table:number-matrix-rows-spanned="1" table:formula="of:=SUM([.DX3:.DX3]&lt;[.$IT3:.$IT3])" office:value-type="float"/>
          <table:table-cell table:number-matrix-columns-spanned="1" table:number-matrix-rows-spanned="1" table:formula="of:=SUM([.DY3:.DY3]&lt;[.$IU3:.$IU3])" office:value-type="float"/>
          <table:table-cell table:number-matrix-columns-spanned="1" table:number-matrix-rows-spanned="1" table:formula="of:=SUM([.DZ3:.DZ3]&lt;[.$IV3:.$IV3])" office:value-type="float"/>
          <table:table-cell table:number-matrix-columns-spanned="1" table:number-matrix-rows-spanned="1" table:formula="of:=SUM([.EA3:.EA3]&lt;[.$IW3:.$IW3])" office:value-type="float"/>
          <table:table-cell table:number-matrix-columns-spanned="1" table:number-matrix-rows-spanned="1" table:formula="of:=SUM([.EB3:.EB3]&lt;[.$IX3:.$IX3])" office:value-type="float"/>
          <table:table-cell table:number-matrix-columns-spanned="1" table:number-matrix-rows-spanned="1" table:formula="of:=SUM([.EC3:.EC3]&lt;[.$IS3:.$IS3])" office:value-type="float"/>
          <table:table-cell table:number-matrix-columns-spanned="1" table:number-matrix-rows-spanned="1" table:formula="of:=SUM([.ED3:.ED3]&lt;[.$IT3:.$IT3])" office:value-type="float"/>
          <table:table-cell table:number-matrix-columns-spanned="1" table:number-matrix-rows-spanned="1" table:formula="of:=SUM([.EE3:.EE3]&lt;[.$IU3:.$IU3])" office:value-type="float"/>
          <table:table-cell table:number-matrix-columns-spanned="1" table:number-matrix-rows-spanned="1" table:formula="of:=SUM([.EF3:.EF3]&lt;[.$IV3:.$IV3])" office:value-type="float"/>
          <table:table-cell table:number-matrix-columns-spanned="1" table:number-matrix-rows-spanned="1" table:formula="of:=SUM([.EG3:.EG3]&lt;[.$IW3:.$IW3])" office:value-type="float"/>
          <table:table-cell table:number-matrix-columns-spanned="1" table:number-matrix-rows-spanned="1" table:formula="of:=SUM([.EH3:.EH3]&lt;[.$IX3:.$IX3])" office:value-type="float"/>
          <table:table-cell table:number-matrix-columns-spanned="1" table:number-matrix-rows-spanned="1" table:formula="of:=SUM([.EI3:.EI3]&lt;[.$IS3:.$IS3])" office:value-type="float"/>
          <table:table-cell table:number-matrix-columns-spanned="1" table:number-matrix-rows-spanned="1" table:formula="of:=SUM([.EJ3:.EJ3]&lt;[.$IT3:.$IT3])" office:value-type="float"/>
          <table:table-cell table:number-matrix-columns-spanned="1" table:number-matrix-rows-spanned="1" table:formula="of:=SUM([.EK3:.EK3]&lt;[.$IU3:.$IU3])" office:value-type="float"/>
          <table:table-cell table:number-matrix-columns-spanned="1" table:number-matrix-rows-spanned="1" table:formula="of:=SUM([.EL3:.EL3]&lt;[.$IV3:.$IV3])" office:value-type="float"/>
          <table:table-cell table:number-matrix-columns-spanned="1" table:number-matrix-rows-spanned="1" table:formula="of:=SUM([.EM3:.EM3]&lt;[.$IW3:.$IW3])" office:value-type="float"/>
          <table:table-cell table:number-matrix-columns-spanned="1" table:number-matrix-rows-spanned="1" table:formula="of:=SUM([.EN3:.EN3]&lt;[.$IX3:.$IX3])" office:value-type="float"/>
          <table:table-cell table:number-matrix-columns-spanned="1" table:number-matrix-rows-spanned="1" table:formula="of:=SUM([.EO3:.EO3]&lt;[.$IS3:.$IS3])" office:value-type="float"/>
          <table:table-cell table:number-matrix-columns-spanned="1" table:number-matrix-rows-spanned="1" table:formula="of:=SUM([.EP3:.EP3]&lt;[.$IT3:.$IT3])" office:value-type="float"/>
          <table:table-cell table:number-matrix-columns-spanned="1" table:number-matrix-rows-spanned="1" table:formula="of:=SUM([.EQ3:.EQ3]&lt;[.$IU3:.$IU3])" office:value-type="float"/>
          <table:table-cell table:number-matrix-columns-spanned="1" table:number-matrix-rows-spanned="1" table:formula="of:=SUM([.ER3:.ER3]&lt;[.$IV3:.$IV3])" office:value-type="float"/>
          <table:table-cell table:number-matrix-columns-spanned="1" table:number-matrix-rows-spanned="1" table:formula="of:=SUM([.ES3:.ES3]&lt;[.$IW3:.$IW3])" office:value-type="float"/>
          <table:table-cell table:number-matrix-columns-spanned="1" table:number-matrix-rows-spanned="1" table:formula="of:=SUM([.ET3:.ET3]&lt;[.$IX3:.$IX3])" office:value-type="float"/>
          <table:table-cell table:number-matrix-columns-spanned="1" table:number-matrix-rows-spanned="1" table:formula="of:=SUM([.EU3:.EU3]&lt;[.$IS3:.$IS3])" office:value-type="float"/>
          <table:table-cell table:number-matrix-columns-spanned="1" table:number-matrix-rows-spanned="1" table:formula="of:=SUM([.EV3:.EV3]&lt;[.$IT3:.$IT3])" office:value-type="float"/>
          <table:table-cell table:number-matrix-columns-spanned="1" table:number-matrix-rows-spanned="1" table:formula="of:=SUM([.EW3:.EW3]&lt;[.$IU3:.$IU3])" office:value-type="float"/>
          <table:table-cell table:number-matrix-columns-spanned="1" table:number-matrix-rows-spanned="1" table:formula="of:=SUM([.EX3:.EX3]&lt;[.$IV3:.$IV3])" office:value-type="float"/>
          <table:table-cell table:number-matrix-columns-spanned="1" table:number-matrix-rows-spanned="1" table:formula="of:=SUM([.EY3:.EY3]&lt;[.$IW3:.$IW3])" office:value-type="float"/>
          <table:table-cell table:number-matrix-columns-spanned="1" table:number-matrix-rows-spanned="1" table:formula="of:=SUM([.EZ3:.EZ3]&lt;[.$IX3:.$IX3])" office:value-type="float"/>
          <table:table-cell table:number-matrix-columns-spanned="1" table:number-matrix-rows-spanned="1" table:formula="of:=SUM([.FA3:.FA3]&lt;[.$IS3:.$IS3])" office:value-type="float"/>
          <table:table-cell table:number-matrix-columns-spanned="1" table:number-matrix-rows-spanned="1" table:formula="of:=SUM([.FB3:.FB3]&lt;[.$IT3:.$IT3])" office:value-type="float"/>
          <table:table-cell table:number-matrix-columns-spanned="1" table:number-matrix-rows-spanned="1" table:formula="of:=SUM([.FC3:.FC3]&lt;[.$IU3:.$IU3])" office:value-type="float"/>
          <table:table-cell table:number-matrix-columns-spanned="1" table:number-matrix-rows-spanned="1" table:formula="of:=SUM([.FD3:.FD3]&lt;[.$IV3:.$IV3])" office:value-type="float"/>
          <table:table-cell table:number-matrix-columns-spanned="1" table:number-matrix-rows-spanned="1" table:formula="of:=SUM([.FE3:.FE3]&lt;[.$IW3:.$IW3])" office:value-type="float"/>
          <table:table-cell table:number-matrix-columns-spanned="1" table:number-matrix-rows-spanned="1" table:formula="of:=SUM([.FF3:.FF3]&lt;[.$IX3:.$IX3])" office:value-type="float"/>
          <table:table-cell table:number-matrix-columns-spanned="1" table:number-matrix-rows-spanned="1" table:formula="of:=SUM([.FG3:.FG3]&lt;[.$IS3:.$IS3])" office:value-type="float"/>
          <table:table-cell table:number-matrix-columns-spanned="1" table:number-matrix-rows-spanned="1" table:formula="of:=SUM([.FH3:.FH3]&lt;[.$IT3:.$IT3])" office:value-type="float"/>
          <table:table-cell table:number-matrix-columns-spanned="1" table:number-matrix-rows-spanned="1" table:formula="of:=SUM([.FI3:.FI3]&lt;[.$IU3:.$IU3])" office:value-type="float"/>
          <table:table-cell table:number-matrix-columns-spanned="1" table:number-matrix-rows-spanned="1" table:formula="of:=SUM([.FJ3:.FJ3]&lt;[.$IV3:.$IV3])" office:value-type="float"/>
          <table:table-cell table:number-matrix-columns-spanned="1" table:number-matrix-rows-spanned="1" table:formula="of:=SUM([.FK3:.FK3]&lt;[.$IW3:.$IW3])" office:value-type="float"/>
          <table:table-cell table:number-matrix-columns-spanned="1" table:number-matrix-rows-spanned="1" table:formula="of:=SUM([.FL3:.FL3]&lt;[.$IX3:.$IX3])" office:value-type="float"/>
          <table:table-cell table:number-matrix-columns-spanned="1" table:number-matrix-rows-spanned="1" table:formula="of:=SUM([.FM3:.FM3]&lt;[.$IS3:.$IS3])" office:value-type="float"/>
          <table:table-cell table:number-matrix-columns-spanned="1" table:number-matrix-rows-spanned="1" table:formula="of:=SUM([.FN3:.FN3]&lt;[.$IT3:.$IT3])" office:value-type="float"/>
          <table:table-cell table:number-matrix-columns-spanned="1" table:number-matrix-rows-spanned="1" table:formula="of:=SUM([.FO3:.FO3]&lt;[.$IU3:.$IU3])" office:value-type="float"/>
          <table:table-cell table:number-matrix-columns-spanned="1" table:number-matrix-rows-spanned="1" table:formula="of:=SUM([.FP3:.FP3]&lt;[.$IV3:.$IV3])" office:value-type="float"/>
          <table:table-cell table:number-matrix-columns-spanned="1" table:number-matrix-rows-spanned="1" table:formula="of:=SUM([.FQ3:.FQ3]&lt;[.$IW3:.$IW3])" office:value-type="float"/>
          <table:table-cell table:number-matrix-columns-spanned="1" table:number-matrix-rows-spanned="1" table:formula="of:=SUM([.FR3:.FR3]&lt;[.$IX3:.$IX3])" office:value-type="float"/>
          <table:table-cell table:number-matrix-columns-spanned="1" table:number-matrix-rows-spanned="1" table:formula="of:=SUM([.FS3:.FS3]&lt;[.$IS3:.$IS3])" office:value-type="float"/>
          <table:table-cell table:number-matrix-columns-spanned="1" table:number-matrix-rows-spanned="1" table:formula="of:=SUM([.FT3:.FT3]&lt;[.$IT3:.$IT3])" office:value-type="float"/>
          <table:table-cell table:number-matrix-columns-spanned="1" table:number-matrix-rows-spanned="1" table:formula="of:=SUM([.FU3:.FU3]&lt;[.$IU3:.$IU3])" office:value-type="float"/>
          <table:table-cell table:number-matrix-columns-spanned="1" table:number-matrix-rows-spanned="1" table:formula="of:=SUM([.FV3:.FV3]&lt;[.$IV3:.$IV3])" office:value-type="float"/>
          <table:table-cell table:number-matrix-columns-spanned="1" table:number-matrix-rows-spanned="1" table:formula="of:=SUM([.FW3:.FW3]&lt;[.$IW3:.$IW3])" office:value-type="float"/>
          <table:table-cell table:number-matrix-columns-spanned="1" table:number-matrix-rows-spanned="1" table:formula="of:=SUM([.FX3:.FX3]&lt;[.$IX3:.$IX3])" office:value-type="float"/>
          <table:table-cell table:number-matrix-columns-spanned="1" table:number-matrix-rows-spanned="1" table:formula="of:=SUM([.FY3:.FY3]&lt;[.$IS3:.$IS3])" office:value-type="float"/>
          <table:table-cell table:style-name="cellBest" table:number-matrix-columns-spanned="1" table:number-matrix-rows-spanned="1" table:formula="of:=SUM([.FZ3:.FZ3]&lt;[.$IT3:.$IT3])" office:value-type="float"/>
          <table:table-cell table:number-matrix-columns-spanned="1" table:number-matrix-rows-spanned="1" table:formula="of:=SUM([.GA3:.GA3]&lt;[.$IU3:.$IU3])" office:value-type="float"/>
          <table:table-cell table:number-matrix-columns-spanned="1" table:number-matrix-rows-spanned="1" table:formula="of:=SUM([.GB3:.GB3]&lt;[.$IV3:.$IV3])" office:value-type="float"/>
          <table:table-cell table:number-matrix-columns-spanned="1" table:number-matrix-rows-spanned="1" table:formula="of:=SUM([.GC3:.GC3]&lt;[.$IW3:.$IW3])" office:value-type="float"/>
          <table:table-cell table:number-matrix-columns-spanned="1" table:number-matrix-rows-spanned="1" table:formula="of:=SUM([.GD3:.GD3]&lt;[.$IX3:.$IX3])" office:value-type="float"/>
          <table:table-cell table:number-matrix-columns-spanned="1" table:number-matrix-rows-spanned="1" table:formula="of:=SUM([.GE3:.GE3]&lt;[.$IS3:.$IS3])" office:value-type="float"/>
          <table:table-cell table:style-name="cellBest" table:number-matrix-columns-spanned="1" table:number-matrix-rows-spanned="1" table:formula="of:=SUM([.GF3:.GF3]&lt;[.$IT3:.$IT3])" office:value-type="float"/>
          <table:table-cell table:number-matrix-columns-spanned="1" table:number-matrix-rows-spanned="1" table:formula="of:=SUM([.GG3:.GG3]&lt;[.$IU3:.$IU3])" office:value-type="float"/>
          <table:table-cell table:number-matrix-columns-spanned="1" table:number-matrix-rows-spanned="1" table:formula="of:=SUM([.GH3:.GH3]&lt;[.$IV3:.$IV3])" office:value-type="float"/>
          <table:table-cell table:number-matrix-columns-spanned="1" table:number-matrix-rows-spanned="1" table:formula="of:=SUM([.GI3:.GI3]&lt;[.$IW3:.$IW3])" office:value-type="float"/>
          <table:table-cell table:number-matrix-columns-spanned="1" table:number-matrix-rows-spanned="1" table:formula="of:=SUM([.GJ3:.GJ3]&lt;[.$IX3:.$IX3])" office:value-type="float"/>
          <table:table-cell table:number-matrix-columns-spanned="1" table:number-matrix-rows-spanned="1" table:formula="of:=SUM([.GK3:.GK3]&lt;[.$IS3:.$IS3])" office:value-type="float"/>
          <table:table-cell table:style-name="cellBest" table:number-matrix-columns-spanned="1" table:number-matrix-rows-spanned="1" table:formula="of:=SUM([.GL3:.GL3]&lt;[.$IT3:.$IT3])" office:value-type="float"/>
          <table:table-cell table:number-matrix-columns-spanned="1" table:number-matrix-rows-spanned="1" table:formula="of:=SUM([.GM3:.GM3]&lt;[.$IU3:.$IU3])" office:value-type="float"/>
          <table:table-cell table:number-matrix-columns-spanned="1" table:number-matrix-rows-spanned="1" table:formula="of:=SUM([.GN3:.GN3]&lt;[.$IV3:.$IV3])" office:value-type="float"/>
          <table:table-cell table:number-matrix-columns-spanned="1" table:number-matrix-rows-spanned="1" table:formula="of:=SUM([.GO3:.GO3]&lt;[.$IW3:.$IW3])" office:value-type="float"/>
          <table:table-cell table:number-matrix-columns-spanned="1" table:number-matrix-rows-spanned="1" table:formula="of:=SUM([.GP3:.GP3]&lt;[.$IX3:.$IX3])" office:value-type="float"/>
          <table:table-cell table:number-matrix-columns-spanned="1" table:number-matrix-rows-spanned="1" table:formula="of:=SUM([.GQ3:.GQ3]&lt;[.$IS3:.$IS3])" office:value-type="float"/>
          <table:table-cell table:number-matrix-columns-spanned="1" table:number-matrix-rows-spanned="1" table:formula="of:=SUM([.GR3:.GR3]&lt;[.$IT3:.$IT3])" office:value-type="float"/>
          <table:table-cell table:number-matrix-columns-spanned="1" table:number-matrix-rows-spanned="1" table:formula="of:=SUM([.GS3:.GS3]&lt;[.$IU3:.$IU3])" office:value-type="float"/>
          <table:table-cell table:number-matrix-columns-spanned="1" table:number-matrix-rows-spanned="1" table:formula="of:=SUM([.GT3:.GT3]&lt;[.$IV3:.$IV3])" office:value-type="float"/>
          <table:table-cell table:number-matrix-columns-spanned="1" table:number-matrix-rows-spanned="1" table:formula="of:=SUM([.GU3:.GU3]&lt;[.$IW3:.$IW3])" office:value-type="float"/>
          <table:table-cell table:number-matrix-columns-spanned="1" table:number-matrix-rows-spanned="1" table:formula="of:=SUM([.GV3:.GV3]&lt;[.$IX3:.$IX3])" office:value-type="float"/>
          <table:table-cell table:number-matrix-columns-spanned="1" table:number-matrix-rows-spanned="1" table:formula="of:=SUM([.GW3:.GW3]&lt;[.$IS3:.$IS3])" office:value-type="float"/>
          <table:table-cell table:style-name="cellBest" table:number-matrix-columns-spanned="1" table:number-matrix-rows-spanned="1" table:formula="of:=SUM([.GX3:.GX3]&lt;[.$IT3:.$IT3])" office:value-type="float"/>
          <table:table-cell table:number-matrix-columns-spanned="1" table:number-matrix-rows-spanned="1" table:formula="of:=SUM([.GY3:.GY3]&lt;[.$IU3:.$IU3])" office:value-type="float"/>
          <table:table-cell table:number-matrix-columns-spanned="1" table:number-matrix-rows-spanned="1" table:formula="of:=SUM([.GZ3:.GZ3]&lt;[.$IV3:.$IV3])" office:value-type="float"/>
          <table:table-cell table:number-matrix-columns-spanned="1" table:number-matrix-rows-spanned="1" table:formula="of:=SUM([.HA3:.HA3]&lt;[.$IW3:.$IW3])" office:value-type="float"/>
          <table:table-cell table:number-matrix-columns-spanned="1" table:number-matrix-rows-spanned="1" table:formula="of:=SUM([.HB3:.HB3]&lt;[.$IX3:.$IX3])" office:value-type="float"/>
          <table:table-cell table:number-matrix-columns-spanned="1" table:number-matrix-rows-spanned="1" table:formula="of:=SUM([.HC3:.HC3]&lt;[.$IS3:.$IS3])" office:value-type="float"/>
          <table:table-cell table:style-name="cellBest" table:number-matrix-columns-spanned="1" table:number-matrix-rows-spanned="1" table:formula="of:=SUM([.HD3:.HD3]&lt;[.$IT3:.$IT3])" office:value-type="float"/>
          <table:table-cell table:number-matrix-columns-spanned="1" table:number-matrix-rows-spanned="1" table:formula="of:=SUM([.HE3:.HE3]&lt;[.$IU3:.$IU3])" office:value-type="float"/>
          <table:table-cell table:number-matrix-columns-spanned="1" table:number-matrix-rows-spanned="1" table:formula="of:=SUM([.HF3:.HF3]&lt;[.$IV3:.$IV3])" office:value-type="float"/>
          <table:table-cell table:number-matrix-columns-spanned="1" table:number-matrix-rows-spanned="1" table:formula="of:=SUM([.HG3:.HG3]&lt;[.$IW3:.$IW3])" office:value-type="float"/>
          <table:table-cell table:number-matrix-columns-spanned="1" table:number-matrix-rows-spanned="1" table:formula="of:=SUM([.HH3:.HH3]&lt;[.$IX3:.$IX3])" office:value-type="float"/>
          <table:table-cell table:number-matrix-columns-spanned="1" table:number-matrix-rows-spanned="1" table:formula="of:=SUM([.HI3:.HI3]&lt;[.$IS3:.$IS3])" office:value-type="float"/>
          <table:table-cell table:number-matrix-columns-spanned="1" table:number-matrix-rows-spanned="1" table:formula="of:=SUM([.HJ3:.HJ3]&lt;[.$IT3:.$IT3])" office:value-type="float"/>
          <table:table-cell table:number-matrix-columns-spanned="1" table:number-matrix-rows-spanned="1" table:formula="of:=SUM([.HK3:.HK3]&lt;[.$IU3:.$IU3])" office:value-type="float"/>
          <table:table-cell table:number-matrix-columns-spanned="1" table:number-matrix-rows-spanned="1" table:formula="of:=SUM([.HL3:.HL3]&lt;[.$IV3:.$IV3])" office:value-type="float"/>
          <table:table-cell table:number-matrix-columns-spanned="1" table:number-matrix-rows-spanned="1" table:formula="of:=SUM([.HM3:.HM3]&lt;[.$IW3:.$IW3])" office:value-type="float"/>
          <table:table-cell table:number-matrix-columns-spanned="1" table:number-matrix-rows-spanned="1" table:formula="of:=SUM([.HN3:.HN3]&lt;[.$IX3:.$IX3])" office:value-type="float"/>
          <table:table-cell table:number-matrix-columns-spanned="1" table:number-matrix-rows-spanned="1" table:formula="of:=SUM([.HO3:.HO3]&lt;[.$IS3:.$IS3])" office:value-type="float"/>
          <table:table-cell table:number-matrix-columns-spanned="1" table:number-matrix-rows-spanned="1" table:formula="of:=SUM([.HP3:.HP3]&lt;[.$IT3:.$IT3])" office:value-type="float"/>
          <table:table-cell table:number-matrix-columns-spanned="1" table:number-matrix-rows-spanned="1" table:formula="of:=SUM([.HQ3:.HQ3]&lt;[.$IU3:.$IU3])" office:value-type="float"/>
          <table:table-cell table:number-matrix-columns-spanned="1" table:number-matrix-rows-spanned="1" table:formula="of:=SUM([.HR3:.HR3]&lt;[.$IV3:.$IV3])" office:value-type="float"/>
          <table:table-cell table:number-matrix-columns-spanned="1" table:number-matrix-rows-spanned="1" table:formula="of:=SUM([.HS3:.HS3]&lt;[.$IW3:.$IW3])" office:value-type="float"/>
          <table:table-cell table:number-matrix-columns-spanned="1" table:number-matrix-rows-spanned="1" table:formula="of:=SUM([.HT3:.HT3]&lt;[.$IX3:.$IX3])" office:value-type="float"/>
          <table:table-cell table:number-matrix-columns-spanned="1" table:number-matrix-rows-spanned="1" table:formula="of:=SUM([.HU3:.HU3]&lt;[.$IS3:.$IS3])" office:value-type="float"/>
          <table:table-cell table:style-name="cellBest" table:number-matrix-columns-spanned="1" table:number-matrix-rows-spanned="1" table:formula="of:=SUM([.HV3:.HV3]&lt;[.$IT3:.$IT3])" office:value-type="float"/>
          <table:table-cell table:number-matrix-columns-spanned="1" table:number-matrix-rows-spanned="1" table:formula="of:=SUM([.HW3:.HW3]&lt;[.$IU3:.$IU3])" office:value-type="float"/>
          <table:table-cell table:number-matrix-columns-spanned="1" table:number-matrix-rows-spanned="1" table:formula="of:=SUM([.HX3:.HX3]&lt;[.$IV3:.$IV3])" office:value-type="float"/>
          <table:table-cell table:number-matrix-columns-spanned="1" table:number-matrix-rows-spanned="1" table:formula="of:=SUM([.HY3:.HY3]&lt;[.$IW3:.$IW3])" office:value-type="float"/>
          <table:table-cell table:number-matrix-columns-spanned="1" table:number-matrix-rows-spanned="1" table:formula="of:=SUM([.HZ3:.HZ3]&lt;[.$IX3:.$IX3])" office:value-type="float"/>
          <table:table-cell table:number-matrix-columns-spanned="1" table:number-matrix-rows-spanned="1" table:formula="of:=SUM([.IA3:.IA3]&lt;[.$IS3:.$IS3])" office:value-type="float"/>
          <table:table-cell table:number-matrix-columns-spanned="1" table:number-matrix-rows-spanned="1" table:formula="of:=SUM([.IB3:.IB3]&lt;[.$IT3:.$IT3])" office:value-type="float"/>
          <table:table-cell table:number-matrix-columns-spanned="1" table:number-matrix-rows-spanned="1" table:formula="of:=SUM([.IC3:.IC3]&lt;[.$IU3:.$IU3])" office:value-type="float"/>
          <table:table-cell table:number-matrix-columns-spanned="1" table:number-matrix-rows-spanned="1" table:formula="of:=SUM([.ID3:.ID3]&lt;[.$IV3:.$IV3])" office:value-type="float"/>
          <table:table-cell table:number-matrix-columns-spanned="1" table:number-matrix-rows-spanned="1" table:formula="of:=SUM([.IE3:.IE3]&lt;[.$IW3:.$IW3])" office:value-type="float"/>
          <table:table-cell table:number-matrix-columns-spanned="1" table:number-matrix-rows-spanned="1" table:formula="of:=SUM([.IF3:.IF3]&lt;[.$IX3:.$IX3])" office:value-type="float"/>
          <table:table-cell table:number-matrix-columns-spanned="1" table:number-matrix-rows-spanned="1" table:formula="of:=SUM([.IG3:.IG3]&lt;[.$IS3:.$IS3])" office:value-type="float"/>
          <table:table-cell table:number-matrix-columns-spanned="1" table:number-matrix-rows-spanned="1" table:formula="of:=SUM([.IH3:.IH3]&lt;[.$IT3:.$IT3])" office:value-type="float"/>
          <table:table-cell table:number-matrix-columns-spanned="1" table:number-matrix-rows-spanned="1" table:formula="of:=SUM([.II3:.II3]&lt;[.$IU3:.$IU3])" office:value-type="float"/>
          <table:table-cell table:number-matrix-columns-spanned="1" table:number-matrix-rows-spanned="1" table:formula="of:=SUM([.IJ3:.IJ3]&lt;[.$IV3:.$IV3])" office:value-type="float"/>
          <table:table-cell table:number-matrix-columns-spanned="1" table:number-matrix-rows-spanned="1" table:formula="of:=SUM([.IK3:.IK3]&lt;[.$IW3:.$IW3])" office:value-type="float"/>
          <table:table-cell table:number-matrix-columns-spanned="1" table:number-matrix-rows-spanned="1" table:formula="of:=SUM([.IL3:.IL3]&lt;[.$IX3:.$IX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IS3:.$IS3])" office:value-type="float"/>
          <table:table-cell table:style-name="cellWorst" table:number-matrix-columns-spanned="1" table:number-matrix-rows-spanned="1" table:formula="of:=SUM([.C3:.C3]&gt;[.$IT3:.$IT3])" office:value-type="float"/>
          <table:table-cell table:number-matrix-columns-spanned="1" table:number-matrix-rows-spanned="1" table:formula="of:=SUM([.D3:.D3]&gt;[.$IU3:.$IU3])" office:value-type="float"/>
          <table:table-cell table:number-matrix-columns-spanned="1" table:number-matrix-rows-spanned="1" table:formula="of:=SUM([.E3:.E3]&gt;[.$IV3:.$IV3])" office:value-type="float"/>
          <table:table-cell table:number-matrix-columns-spanned="1" table:number-matrix-rows-spanned="1" table:formula="of:=SUM([.F3:.F3]&gt;[.$IX3:.$IX3])" office:value-type="float"/>
          <table:table-cell table:number-matrix-columns-spanned="1" table:number-matrix-rows-spanned="1" table:formula="of:=SUM([.G3:.G3]&gt;[.$IS3:.$IS3])" office:value-type="float"/>
          <table:table-cell table:style-name="cellWorst" table:number-matrix-columns-spanned="1" table:number-matrix-rows-spanned="1" table:formula="of:=SUM([.H3:.H3]&gt;[.$IT3:.$IT3])" office:value-type="float"/>
          <table:table-cell table:number-matrix-columns-spanned="1" table:number-matrix-rows-spanned="1" table:formula="of:=SUM([.I3:.I3]&gt;[.$IU3:.$IU3])" office:value-type="float"/>
          <table:table-cell table:number-matrix-columns-spanned="1" table:number-matrix-rows-spanned="1" table:formula="of:=SUM([.J3:.J3]&gt;[.$IV3:.$IV3])" office:value-type="float"/>
          <table:table-cell table:number-matrix-columns-spanned="1" table:number-matrix-rows-spanned="1" table:formula="of:=SUM([.K3:.K3]&gt;[.$IW3:.$IW3])" office:value-type="float"/>
          <table:table-cell table:number-matrix-columns-spanned="1" table:number-matrix-rows-spanned="1" table:formula="of:=SUM([.L3:.L3]&gt;[.$IX3:.$IX3])" office:value-type="float"/>
          <table:table-cell table:number-matrix-columns-spanned="1" table:number-matrix-rows-spanned="1" table:formula="of:=SUM([.M3:.M3]&gt;[.$IS3:.$IS3])" office:value-type="float"/>
          <table:table-cell table:style-name="cellWorst" table:number-matrix-columns-spanned="1" table:number-matrix-rows-spanned="1" table:formula="of:=SUM([.N3:.N3]&gt;[.$IT3:.$IT3])" office:value-type="float"/>
          <table:table-cell table:number-matrix-columns-spanned="1" table:number-matrix-rows-spanned="1" table:formula="of:=SUM([.O3:.O3]&gt;[.$IU3:.$IU3])" office:value-type="float"/>
          <table:table-cell table:number-matrix-columns-spanned="1" table:number-matrix-rows-spanned="1" table:formula="of:=SUM([.P3:.P3]&gt;[.$IV3:.$IV3])" office:value-type="float"/>
          <table:table-cell table:number-matrix-columns-spanned="1" table:number-matrix-rows-spanned="1" table:formula="of:=SUM([.Q3:.Q3]&gt;[.$IW3:.$IW3])" office:value-type="float"/>
          <table:table-cell table:number-matrix-columns-spanned="1" table:number-matrix-rows-spanned="1" table:formula="of:=SUM([.R3:.R3]&gt;[.$IX3:.$IX3])" office:value-type="float"/>
          <table:table-cell table:number-matrix-columns-spanned="1" table:number-matrix-rows-spanned="1" table:formula="of:=SUM([.S3:.S3]&gt;[.$IS3:.$IS3])" office:value-type="float"/>
          <table:table-cell table:style-name="cellWorst" table:number-matrix-columns-spanned="1" table:number-matrix-rows-spanned="1" table:formula="of:=SUM([.T3:.T3]&gt;[.$IT3:.$IT3])" office:value-type="float"/>
          <table:table-cell table:number-matrix-columns-spanned="1" table:number-matrix-rows-spanned="1" table:formula="of:=SUM([.U3:.U3]&gt;[.$IU3:.$IU3])" office:value-type="float"/>
          <table:table-cell table:number-matrix-columns-spanned="1" table:number-matrix-rows-spanned="1" table:formula="of:=SUM([.V3:.V3]&gt;[.$IV3:.$IV3])" office:value-type="float"/>
          <table:table-cell table:number-matrix-columns-spanned="1" table:number-matrix-rows-spanned="1" table:formula="of:=SUM([.W3:.W3]&gt;[.$IW3:.$IW3])" office:value-type="float"/>
          <table:table-cell table:number-matrix-columns-spanned="1" table:number-matrix-rows-spanned="1" table:formula="of:=SUM([.X3:.X3]&gt;[.$IX3:.$IX3])" office:value-type="float"/>
          <table:table-cell table:number-matrix-columns-spanned="1" table:number-matrix-rows-spanned="1" table:formula="of:=SUM([.Y3:.Y3]&gt;[.$IS3:.$IS3])" office:value-type="float"/>
          <table:table-cell table:number-matrix-columns-spanned="1" table:number-matrix-rows-spanned="1" table:formula="of:=SUM([.Z3:.Z3]&gt;[.$IT3:.$IT3])" office:value-type="float"/>
          <table:table-cell table:number-matrix-columns-spanned="1" table:number-matrix-rows-spanned="1" table:formula="of:=SUM([.AA3:.AA3]&gt;[.$IU3:.$IU3])" office:value-type="float"/>
          <table:table-cell table:number-matrix-columns-spanned="1" table:number-matrix-rows-spanned="1" table:formula="of:=SUM([.AB3:.AB3]&gt;[.$IV3:.$IV3])" office:value-type="float"/>
          <table:table-cell table:number-matrix-columns-spanned="1" table:number-matrix-rows-spanned="1" table:formula="of:=SUM([.AC3:.AC3]&gt;[.$IW3:.$IW3])" office:value-type="float"/>
          <table:table-cell table:number-matrix-columns-spanned="1" table:number-matrix-rows-spanned="1" table:formula="of:=SUM([.AD3:.AD3]&gt;[.$IX3:.$IX3])" office:value-type="float"/>
          <table:table-cell table:number-matrix-columns-spanned="1" table:number-matrix-rows-spanned="1" table:formula="of:=SUM([.AE3:.AE3]&gt;[.$IS3:.$IS3])" office:value-type="float"/>
          <table:table-cell table:number-matrix-columns-spanned="1" table:number-matrix-rows-spanned="1" table:formula="of:=SUM([.AF3:.AF3]&gt;[.$IT3:.$IT3])" office:value-type="float"/>
          <table:table-cell table:number-matrix-columns-spanned="1" table:number-matrix-rows-spanned="1" table:formula="of:=SUM([.AG3:.AG3]&gt;[.$IU3:.$IU3])" office:value-type="float"/>
          <table:table-cell table:number-matrix-columns-spanned="1" table:number-matrix-rows-spanned="1" table:formula="of:=SUM([.AH3:.AH3]&gt;[.$IV3:.$IV3])" office:value-type="float"/>
          <table:table-cell table:number-matrix-columns-spanned="1" table:number-matrix-rows-spanned="1" table:formula="of:=SUM([.AI3:.AI3]&gt;[.$IW3:.$IW3])" office:value-type="float"/>
          <table:table-cell table:number-matrix-columns-spanned="1" table:number-matrix-rows-spanned="1" table:formula="of:=SUM([.AJ3:.AJ3]&gt;[.$IX3:.$IX3])" office:value-type="float"/>
          <table:table-cell table:number-matrix-columns-spanned="1" table:number-matrix-rows-spanned="1" table:formula="of:=SUM([.AK3:.AK3]&gt;[.$IS3:.$IS3])" office:value-type="float"/>
          <table:table-cell table:number-matrix-columns-spanned="1" table:number-matrix-rows-spanned="1" table:formula="of:=SUM([.AL3:.AL3]&gt;[.$IT3:.$IT3])" office:value-type="float"/>
          <table:table-cell table:number-matrix-columns-spanned="1" table:number-matrix-rows-spanned="1" table:formula="of:=SUM([.AM3:.AM3]&gt;[.$IU3:.$IU3])" office:value-type="float"/>
          <table:table-cell table:number-matrix-columns-spanned="1" table:number-matrix-rows-spanned="1" table:formula="of:=SUM([.AN3:.AN3]&gt;[.$IV3:.$IV3])" office:value-type="float"/>
          <table:table-cell table:number-matrix-columns-spanned="1" table:number-matrix-rows-spanned="1" table:formula="of:=SUM([.AO3:.AO3]&gt;[.$IW3:.$IW3])" office:value-type="float"/>
          <table:table-cell table:number-matrix-columns-spanned="1" table:number-matrix-rows-spanned="1" table:formula="of:=SUM([.AP3:.AP3]&gt;[.$IX3:.$IX3])" office:value-type="float"/>
          <table:table-cell table:number-matrix-columns-spanned="1" table:number-matrix-rows-spanned="1" table:formula="of:=SUM([.AQ3:.AQ3]&gt;[.$IS3:.$IS3])" office:value-type="float"/>
          <table:table-cell table:number-matrix-columns-spanned="1" table:number-matrix-rows-spanned="1" table:formula="of:=SUM([.AR3:.AR3]&gt;[.$IT3:.$IT3])" office:value-type="float"/>
          <table:table-cell table:number-matrix-columns-spanned="1" table:number-matrix-rows-spanned="1" table:formula="of:=SUM([.AS3:.AS3]&gt;[.$IU3:.$IU3])" office:value-type="float"/>
          <table:table-cell table:number-matrix-columns-spanned="1" table:number-matrix-rows-spanned="1" table:formula="of:=SUM([.AT3:.AT3]&gt;[.$IV3:.$IV3])" office:value-type="float"/>
          <table:table-cell table:number-matrix-columns-spanned="1" table:number-matrix-rows-spanned="1" table:formula="of:=SUM([.AU3:.AU3]&gt;[.$IW3:.$IW3])" office:value-type="float"/>
          <table:table-cell table:number-matrix-columns-spanned="1" table:number-matrix-rows-spanned="1" table:formula="of:=SUM([.AV3:.AV3]&gt;[.$IX3:.$IX3])" office:value-type="float"/>
          <table:table-cell table:number-matrix-columns-spanned="1" table:number-matrix-rows-spanned="1" table:formula="of:=SUM([.AW3:.AW3]&gt;[.$IS3:.$IS3])" office:value-type="float"/>
          <table:table-cell table:number-matrix-columns-spanned="1" table:number-matrix-rows-spanned="1" table:formula="of:=SUM([.AX3:.AX3]&gt;[.$IT3:.$IT3])" office:value-type="float"/>
          <table:table-cell table:number-matrix-columns-spanned="1" table:number-matrix-rows-spanned="1" table:formula="of:=SUM([.AY3:.AY3]&gt;[.$IU3:.$IU3])" office:value-type="float"/>
          <table:table-cell table:number-matrix-columns-spanned="1" table:number-matrix-rows-spanned="1" table:formula="of:=SUM([.AZ3:.AZ3]&gt;[.$IV3:.$IV3])" office:value-type="float"/>
          <table:table-cell table:number-matrix-columns-spanned="1" table:number-matrix-rows-spanned="1" table:formula="of:=SUM([.BA3:.BA3]&gt;[.$IW3:.$IW3])" office:value-type="float"/>
          <table:table-cell table:number-matrix-columns-spanned="1" table:number-matrix-rows-spanned="1" table:formula="of:=SUM([.BB3:.BB3]&gt;[.$IX3:.$IX3])" office:value-type="float"/>
          <table:table-cell table:number-matrix-columns-spanned="1" table:number-matrix-rows-spanned="1" table:formula="of:=SUM([.BC3:.BC3]&gt;[.$IS3:.$IS3])" office:value-type="float"/>
          <table:table-cell table:number-matrix-columns-spanned="1" table:number-matrix-rows-spanned="1" table:formula="of:=SUM([.BD3:.BD3]&gt;[.$IT3:.$IT3])" office:value-type="float"/>
          <table:table-cell table:number-matrix-columns-spanned="1" table:number-matrix-rows-spanned="1" table:formula="of:=SUM([.BE3:.BE3]&gt;[.$IU3:.$IU3])" office:value-type="float"/>
          <table:table-cell table:number-matrix-columns-spanned="1" table:number-matrix-rows-spanned="1" table:formula="of:=SUM([.BF3:.BF3]&gt;[.$IV3:.$IV3])" office:value-type="float"/>
          <table:table-cell table:number-matrix-columns-spanned="1" table:number-matrix-rows-spanned="1" table:formula="of:=SUM([.BG3:.BG3]&gt;[.$IW3:.$IW3])" office:value-type="float"/>
          <table:table-cell table:number-matrix-columns-spanned="1" table:number-matrix-rows-spanned="1" table:formula="of:=SUM([.BH3:.BH3]&gt;[.$IX3:.$IX3])" office:value-type="float"/>
          <table:table-cell table:number-matrix-columns-spanned="1" table:number-matrix-rows-spanned="1" table:formula="of:=SUM([.BI3:.BI3]&gt;[.$IS3:.$IS3])" office:value-type="float"/>
          <table:table-cell table:number-matrix-columns-spanned="1" table:number-matrix-rows-spanned="1" table:formula="of:=SUM([.BJ3:.BJ3]&gt;[.$IT3:.$IT3])" office:value-type="float"/>
          <table:table-cell table:number-matrix-columns-spanned="1" table:number-matrix-rows-spanned="1" table:formula="of:=SUM([.BK3:.BK3]&gt;[.$IU3:.$IU3])" office:value-type="float"/>
          <table:table-cell table:number-matrix-columns-spanned="1" table:number-matrix-rows-spanned="1" table:formula="of:=SUM([.BL3:.BL3]&gt;[.$IV3:.$IV3])" office:value-type="float"/>
          <table:table-cell table:number-matrix-columns-spanned="1" table:number-matrix-rows-spanned="1" table:formula="of:=SUM([.BM3:.BM3]&gt;[.$IW3:.$IW3])" office:value-type="float"/>
          <table:table-cell table:number-matrix-columns-spanned="1" table:number-matrix-rows-spanned="1" table:formula="of:=SUM([.BN3:.BN3]&gt;[.$IX3:.$IX3])" office:value-type="float"/>
          <table:table-cell table:number-matrix-columns-spanned="1" table:number-matrix-rows-spanned="1" table:formula="of:=SUM([.BO3:.BO3]&gt;[.$IS3:.$IS3])" office:value-type="float"/>
          <table:table-cell table:number-matrix-columns-spanned="1" table:number-matrix-rows-spanned="1" table:formula="of:=SUM([.BP3:.BP3]&gt;[.$IT3:.$IT3])" office:value-type="float"/>
          <table:table-cell table:number-matrix-columns-spanned="1" table:number-matrix-rows-spanned="1" table:formula="of:=SUM([.BQ3:.BQ3]&gt;[.$IU3:.$IU3])" office:value-type="float"/>
          <table:table-cell table:number-matrix-columns-spanned="1" table:number-matrix-rows-spanned="1" table:formula="of:=SUM([.BR3:.BR3]&gt;[.$IV3:.$IV3])" office:value-type="float"/>
          <table:table-cell table:number-matrix-columns-spanned="1" table:number-matrix-rows-spanned="1" table:formula="of:=SUM([.BS3:.BS3]&gt;[.$IW3:.$IW3])" office:value-type="float"/>
          <table:table-cell table:number-matrix-columns-spanned="1" table:number-matrix-rows-spanned="1" table:formula="of:=SUM([.BT3:.BT3]&gt;[.$IX3:.$IX3])" office:value-type="float"/>
          <table:table-cell table:number-matrix-columns-spanned="1" table:number-matrix-rows-spanned="1" table:formula="of:=SUM([.BU3:.BU3]&gt;[.$IS3:.$IS3])" office:value-type="float"/>
          <table:table-cell table:number-matrix-columns-spanned="1" table:number-matrix-rows-spanned="1" table:formula="of:=SUM([.BV3:.BV3]&gt;[.$IT3:.$IT3])" office:value-type="float"/>
          <table:table-cell table:number-matrix-columns-spanned="1" table:number-matrix-rows-spanned="1" table:formula="of:=SUM([.BW3:.BW3]&gt;[.$IU3:.$IU3])" office:value-type="float"/>
          <table:table-cell table:number-matrix-columns-spanned="1" table:number-matrix-rows-spanned="1" table:formula="of:=SUM([.BX3:.BX3]&gt;[.$IV3:.$IV3])" office:value-type="float"/>
          <table:table-cell table:number-matrix-columns-spanned="1" table:number-matrix-rows-spanned="1" table:formula="of:=SUM([.BY3:.BY3]&gt;[.$IW3:.$IW3])" office:value-type="float"/>
          <table:table-cell table:number-matrix-columns-spanned="1" table:number-matrix-rows-spanned="1" table:formula="of:=SUM([.BZ3:.BZ3]&gt;[.$IX3:.$IX3])" office:value-type="float"/>
          <table:table-cell table:number-matrix-columns-spanned="1" table:number-matrix-rows-spanned="1" table:formula="of:=SUM([.CA3:.CA3]&gt;[.$IS3:.$IS3])" office:value-type="float"/>
          <table:table-cell table:number-matrix-columns-spanned="1" table:number-matrix-rows-spanned="1" table:formula="of:=SUM([.CB3:.CB3]&gt;[.$IT3:.$IT3])" office:value-type="float"/>
          <table:table-cell table:number-matrix-columns-spanned="1" table:number-matrix-rows-spanned="1" table:formula="of:=SUM([.CC3:.CC3]&gt;[.$IU3:.$IU3])" office:value-type="float"/>
          <table:table-cell table:number-matrix-columns-spanned="1" table:number-matrix-rows-spanned="1" table:formula="of:=SUM([.CD3:.CD3]&gt;[.$IV3:.$IV3])" office:value-type="float"/>
          <table:table-cell table:number-matrix-columns-spanned="1" table:number-matrix-rows-spanned="1" table:formula="of:=SUM([.CE3:.CE3]&gt;[.$IW3:.$IW3])" office:value-type="float"/>
          <table:table-cell table:number-matrix-columns-spanned="1" table:number-matrix-rows-spanned="1" table:formula="of:=SUM([.CF3:.CF3]&gt;[.$IX3:.$IX3])" office:value-type="float"/>
          <table:table-cell table:number-matrix-columns-spanned="1" table:number-matrix-rows-spanned="1" table:formula="of:=SUM([.CG3:.CG3]&gt;[.$IS3:.$IS3])" office:value-type="float"/>
          <table:table-cell table:number-matrix-columns-spanned="1" table:number-matrix-rows-spanned="1" table:formula="of:=SUM([.CH3:.CH3]&gt;[.$IT3:.$IT3])" office:value-type="float"/>
          <table:table-cell table:number-matrix-columns-spanned="1" table:number-matrix-rows-spanned="1" table:formula="of:=SUM([.CI3:.CI3]&gt;[.$IU3:.$IU3])" office:value-type="float"/>
          <table:table-cell table:number-matrix-columns-spanned="1" table:number-matrix-rows-spanned="1" table:formula="of:=SUM([.CJ3:.CJ3]&gt;[.$IV3:.$IV3])" office:value-type="float"/>
          <table:table-cell table:number-matrix-columns-spanned="1" table:number-matrix-rows-spanned="1" table:formula="of:=SUM([.CK3:.CK3]&gt;[.$IW3:.$IW3])" office:value-type="float"/>
          <table:table-cell table:number-matrix-columns-spanned="1" table:number-matrix-rows-spanned="1" table:formula="of:=SUM([.CL3:.CL3]&gt;[.$IX3:.$IX3])" office:value-type="float"/>
          <table:table-cell table:number-matrix-columns-spanned="1" table:number-matrix-rows-spanned="1" table:formula="of:=SUM([.CM3:.CM3]&gt;[.$IS3:.$IS3])" office:value-type="float"/>
          <table:table-cell table:style-name="cellWorst" table:number-matrix-columns-spanned="1" table:number-matrix-rows-spanned="1" table:formula="of:=SUM([.CN3:.CN3]&gt;[.$IT3:.$IT3])" office:value-type="float"/>
          <table:table-cell table:number-matrix-columns-spanned="1" table:number-matrix-rows-spanned="1" table:formula="of:=SUM([.CO3:.CO3]&gt;[.$IU3:.$IU3])" office:value-type="float"/>
          <table:table-cell table:number-matrix-columns-spanned="1" table:number-matrix-rows-spanned="1" table:formula="of:=SUM([.CP3:.CP3]&gt;[.$IV3:.$IV3])" office:value-type="float"/>
          <table:table-cell table:number-matrix-columns-spanned="1" table:number-matrix-rows-spanned="1" table:formula="of:=SUM([.CQ3:.CQ3]&gt;[.$IW3:.$IW3])" office:value-type="float"/>
          <table:table-cell table:number-matrix-columns-spanned="1" table:number-matrix-rows-spanned="1" table:formula="of:=SUM([.CR3:.CR3]&gt;[.$IX3:.$IX3])" office:value-type="float"/>
          <table:table-cell table:number-matrix-columns-spanned="1" table:number-matrix-rows-spanned="1" table:formula="of:=SUM([.CS3:.CS3]&gt;[.$IS3:.$IS3])" office:value-type="float"/>
          <table:table-cell table:number-matrix-columns-spanned="1" table:number-matrix-rows-spanned="1" table:formula="of:=SUM([.CT3:.CT3]&gt;[.$IT3:.$IT3])" office:value-type="float"/>
          <table:table-cell table:number-matrix-columns-spanned="1" table:number-matrix-rows-spanned="1" table:formula="of:=SUM([.CU3:.CU3]&gt;[.$IU3:.$IU3])" office:value-type="float"/>
          <table:table-cell table:number-matrix-columns-spanned="1" table:number-matrix-rows-spanned="1" table:formula="of:=SUM([.CV3:.CV3]&gt;[.$IV3:.$IV3])" office:value-type="float"/>
          <table:table-cell table:number-matrix-columns-spanned="1" table:number-matrix-rows-spanned="1" table:formula="of:=SUM([.CW3:.CW3]&gt;[.$IW3:.$IW3])" office:value-type="float"/>
          <table:table-cell table:number-matrix-columns-spanned="1" table:number-matrix-rows-spanned="1" table:formula="of:=SUM([.CX3:.CX3]&gt;[.$IX3:.$IX3])" office:value-type="float"/>
          <table:table-cell table:number-matrix-columns-spanned="1" table:number-matrix-rows-spanned="1" table:formula="of:=SUM([.CY3:.CY3]&gt;[.$IS3:.$IS3])" office:value-type="float"/>
          <table:table-cell table:number-matrix-columns-spanned="1" table:number-matrix-rows-spanned="1" table:formula="of:=SUM([.CZ3:.CZ3]&gt;[.$IT3:.$IT3])" office:value-type="float"/>
          <table:table-cell table:number-matrix-columns-spanned="1" table:number-matrix-rows-spanned="1" table:formula="of:=SUM([.DA3:.DA3]&gt;[.$IU3:.$IU3])" office:value-type="float"/>
          <table:table-cell table:number-matrix-columns-spanned="1" table:number-matrix-rows-spanned="1" table:formula="of:=SUM([.DB3:.DB3]&gt;[.$IV3:.$IV3])" office:value-type="float"/>
          <table:table-cell table:number-matrix-columns-spanned="1" table:number-matrix-rows-spanned="1" table:formula="of:=SUM([.DC3:.DC3]&gt;[.$IW3:.$IW3])" office:value-type="float"/>
          <table:table-cell table:number-matrix-columns-spanned="1" table:number-matrix-rows-spanned="1" table:formula="of:=SUM([.DD3:.DD3]&gt;[.$IX3:.$IX3])" office:value-type="float"/>
          <table:table-cell table:number-matrix-columns-spanned="1" table:number-matrix-rows-spanned="1" table:formula="of:=SUM([.DE3:.DE3]&gt;[.$IS3:.$IS3])" office:value-type="float"/>
          <table:table-cell table:style-name="cellWorst" table:number-matrix-columns-spanned="1" table:number-matrix-rows-spanned="1" table:formula="of:=SUM([.DF3:.DF3]&gt;[.$IT3:.$IT3])" office:value-type="float"/>
          <table:table-cell table:number-matrix-columns-spanned="1" table:number-matrix-rows-spanned="1" table:formula="of:=SUM([.DG3:.DG3]&gt;[.$IU3:.$IU3])" office:value-type="float"/>
          <table:table-cell table:number-matrix-columns-spanned="1" table:number-matrix-rows-spanned="1" table:formula="of:=SUM([.DH3:.DH3]&gt;[.$IV3:.$IV3])" office:value-type="float"/>
          <table:table-cell table:number-matrix-columns-spanned="1" table:number-matrix-rows-spanned="1" table:formula="of:=SUM([.DI3:.DI3]&gt;[.$IW3:.$IW3])" office:value-type="float"/>
          <table:table-cell table:number-matrix-columns-spanned="1" table:number-matrix-rows-spanned="1" table:formula="of:=SUM([.DJ3:.DJ3]&gt;[.$IX3:.$IX3])" office:value-type="float"/>
          <table:table-cell table:number-matrix-columns-spanned="1" table:number-matrix-rows-spanned="1" table:formula="of:=SUM([.DK3:.DK3]&gt;[.$IS3:.$IS3])" office:value-type="float"/>
          <table:table-cell table:number-matrix-columns-spanned="1" table:number-matrix-rows-spanned="1" table:formula="of:=SUM([.DL3:.DL3]&gt;[.$IT3:.$IT3])" office:value-type="float"/>
          <table:table-cell table:number-matrix-columns-spanned="1" table:number-matrix-rows-spanned="1" table:formula="of:=SUM([.DM3:.DM3]&gt;[.$IU3:.$IU3])" office:value-type="float"/>
          <table:table-cell table:number-matrix-columns-spanned="1" table:number-matrix-rows-spanned="1" table:formula="of:=SUM([.DN3:.DN3]&gt;[.$IV3:.$IV3])" office:value-type="float"/>
          <table:table-cell table:number-matrix-columns-spanned="1" table:number-matrix-rows-spanned="1" table:formula="of:=SUM([.DO3:.DO3]&gt;[.$IW3:.$IW3])" office:value-type="float"/>
          <table:table-cell table:number-matrix-columns-spanned="1" table:number-matrix-rows-spanned="1" table:formula="of:=SUM([.DP3:.DP3]&gt;[.$IX3:.$IX3])" office:value-type="float"/>
          <table:table-cell table:number-matrix-columns-spanned="1" table:number-matrix-rows-spanned="1" table:formula="of:=SUM([.DQ3:.DQ3]&gt;[.$IS3:.$IS3])" office:value-type="float"/>
          <table:table-cell table:number-matrix-columns-spanned="1" table:number-matrix-rows-spanned="1" table:formula="of:=SUM([.DR3:.DR3]&gt;[.$IT3:.$IT3])" office:value-type="float"/>
          <table:table-cell table:number-matrix-columns-spanned="1" table:number-matrix-rows-spanned="1" table:formula="of:=SUM([.DS3:.DS3]&gt;[.$IU3:.$IU3])" office:value-type="float"/>
          <table:table-cell table:number-matrix-columns-spanned="1" table:number-matrix-rows-spanned="1" table:formula="of:=SUM([.DT3:.DT3]&gt;[.$IV3:.$IV3])" office:value-type="float"/>
          <table:table-cell table:number-matrix-columns-spanned="1" table:number-matrix-rows-spanned="1" table:formula="of:=SUM([.DU3:.DU3]&gt;[.$IW3:.$IW3])" office:value-type="float"/>
          <table:table-cell table:number-matrix-columns-spanned="1" table:number-matrix-rows-spanned="1" table:formula="of:=SUM([.DV3:.DV3]&gt;[.$IX3:.$IX3])" office:value-type="float"/>
          <table:table-cell table:number-matrix-columns-spanned="1" table:number-matrix-rows-spanned="1" table:formula="of:=SUM([.DW3:.DW3]&gt;[.$IS3:.$IS3])" office:value-type="float"/>
          <table:table-cell table:style-name="cellWorst" table:number-matrix-columns-spanned="1" table:number-matrix-rows-spanned="1" table:formula="of:=SUM([.DX3:.DX3]&gt;[.$IT3:.$IT3])" office:value-type="float"/>
          <table:table-cell table:number-matrix-columns-spanned="1" table:number-matrix-rows-spanned="1" table:formula="of:=SUM([.DY3:.DY3]&gt;[.$IU3:.$IU3])" office:value-type="float"/>
          <table:table-cell table:number-matrix-columns-spanned="1" table:number-matrix-rows-spanned="1" table:formula="of:=SUM([.DZ3:.DZ3]&gt;[.$IV3:.$IV3])" office:value-type="float"/>
          <table:table-cell table:number-matrix-columns-spanned="1" table:number-matrix-rows-spanned="1" table:formula="of:=SUM([.EA3:.EA3]&gt;[.$IW3:.$IW3])" office:value-type="float"/>
          <table:table-cell table:number-matrix-columns-spanned="1" table:number-matrix-rows-spanned="1" table:formula="of:=SUM([.EB3:.EB3]&gt;[.$IX3:.$IX3])" office:value-type="float"/>
          <table:table-cell table:number-matrix-columns-spanned="1" table:number-matrix-rows-spanned="1" table:formula="of:=SUM([.EC3:.EC3]&gt;[.$IS3:.$IS3])" office:value-type="float"/>
          <table:table-cell table:style-name="cellWorst" table:number-matrix-columns-spanned="1" table:number-matrix-rows-spanned="1" table:formula="of:=SUM([.ED3:.ED3]&gt;[.$IT3:.$IT3])" office:value-type="float"/>
          <table:table-cell table:number-matrix-columns-spanned="1" table:number-matrix-rows-spanned="1" table:formula="of:=SUM([.EE3:.EE3]&gt;[.$IU3:.$IU3])" office:value-type="float"/>
          <table:table-cell table:number-matrix-columns-spanned="1" table:number-matrix-rows-spanned="1" table:formula="of:=SUM([.EF3:.EF3]&gt;[.$IV3:.$IV3])" office:value-type="float"/>
          <table:table-cell table:number-matrix-columns-spanned="1" table:number-matrix-rows-spanned="1" table:formula="of:=SUM([.EG3:.EG3]&gt;[.$IW3:.$IW3])" office:value-type="float"/>
          <table:table-cell table:number-matrix-columns-spanned="1" table:number-matrix-rows-spanned="1" table:formula="of:=SUM([.EH3:.EH3]&gt;[.$IX3:.$IX3])" office:value-type="float"/>
          <table:table-cell table:number-matrix-columns-spanned="1" table:number-matrix-rows-spanned="1" table:formula="of:=SUM([.EI3:.EI3]&gt;[.$IS3:.$IS3])" office:value-type="float"/>
          <table:table-cell table:style-name="cellWorst" table:number-matrix-columns-spanned="1" table:number-matrix-rows-spanned="1" table:formula="of:=SUM([.EJ3:.EJ3]&gt;[.$IT3:.$IT3])" office:value-type="float"/>
          <table:table-cell table:number-matrix-columns-spanned="1" table:number-matrix-rows-spanned="1" table:formula="of:=SUM([.EK3:.EK3]&gt;[.$IU3:.$IU3])" office:value-type="float"/>
          <table:table-cell table:number-matrix-columns-spanned="1" table:number-matrix-rows-spanned="1" table:formula="of:=SUM([.EL3:.EL3]&gt;[.$IV3:.$IV3])" office:value-type="float"/>
          <table:table-cell table:number-matrix-columns-spanned="1" table:number-matrix-rows-spanned="1" table:formula="of:=SUM([.EM3:.EM3]&gt;[.$IW3:.$IW3])" office:value-type="float"/>
          <table:table-cell table:number-matrix-columns-spanned="1" table:number-matrix-rows-spanned="1" table:formula="of:=SUM([.EN3:.EN3]&gt;[.$IX3:.$IX3])" office:value-type="float"/>
          <table:table-cell table:number-matrix-columns-spanned="1" table:number-matrix-rows-spanned="1" table:formula="of:=SUM([.EO3:.EO3]&gt;[.$IS3:.$IS3])" office:value-type="float"/>
          <table:table-cell table:style-name="cellWorst" table:number-matrix-columns-spanned="1" table:number-matrix-rows-spanned="1" table:formula="of:=SUM([.EP3:.EP3]&gt;[.$IT3:.$IT3])" office:value-type="float"/>
          <table:table-cell table:number-matrix-columns-spanned="1" table:number-matrix-rows-spanned="1" table:formula="of:=SUM([.EQ3:.EQ3]&gt;[.$IU3:.$IU3])" office:value-type="float"/>
          <table:table-cell table:number-matrix-columns-spanned="1" table:number-matrix-rows-spanned="1" table:formula="of:=SUM([.ER3:.ER3]&gt;[.$IV3:.$IV3])" office:value-type="float"/>
          <table:table-cell table:number-matrix-columns-spanned="1" table:number-matrix-rows-spanned="1" table:formula="of:=SUM([.ES3:.ES3]&gt;[.$IW3:.$IW3])" office:value-type="float"/>
          <table:table-cell table:number-matrix-columns-spanned="1" table:number-matrix-rows-spanned="1" table:formula="of:=SUM([.ET3:.ET3]&gt;[.$IX3:.$IX3])" office:value-type="float"/>
          <table:table-cell table:number-matrix-columns-spanned="1" table:number-matrix-rows-spanned="1" table:formula="of:=SUM([.EU3:.EU3]&gt;[.$IS3:.$IS3])" office:value-type="float"/>
          <table:table-cell table:number-matrix-columns-spanned="1" table:number-matrix-rows-spanned="1" table:formula="of:=SUM([.EV3:.EV3]&gt;[.$IT3:.$IT3])" office:value-type="float"/>
          <table:table-cell table:number-matrix-columns-spanned="1" table:number-matrix-rows-spanned="1" table:formula="of:=SUM([.EW3:.EW3]&gt;[.$IU3:.$IU3])" office:value-type="float"/>
          <table:table-cell table:number-matrix-columns-spanned="1" table:number-matrix-rows-spanned="1" table:formula="of:=SUM([.EX3:.EX3]&gt;[.$IV3:.$IV3])" office:value-type="float"/>
          <table:table-cell table:number-matrix-columns-spanned="1" table:number-matrix-rows-spanned="1" table:formula="of:=SUM([.EY3:.EY3]&gt;[.$IW3:.$IW3])" office:value-type="float"/>
          <table:table-cell table:number-matrix-columns-spanned="1" table:number-matrix-rows-spanned="1" table:formula="of:=SUM([.EZ3:.EZ3]&gt;[.$IX3:.$IX3])" office:value-type="float"/>
          <table:table-cell table:number-matrix-columns-spanned="1" table:number-matrix-rows-spanned="1" table:formula="of:=SUM([.FA3:.FA3]&gt;[.$IS3:.$IS3])" office:value-type="float"/>
          <table:table-cell table:number-matrix-columns-spanned="1" table:number-matrix-rows-spanned="1" table:formula="of:=SUM([.FB3:.FB3]&gt;[.$IT3:.$IT3])" office:value-type="float"/>
          <table:table-cell table:number-matrix-columns-spanned="1" table:number-matrix-rows-spanned="1" table:formula="of:=SUM([.FC3:.FC3]&gt;[.$IU3:.$IU3])" office:value-type="float"/>
          <table:table-cell table:number-matrix-columns-spanned="1" table:number-matrix-rows-spanned="1" table:formula="of:=SUM([.FD3:.FD3]&gt;[.$IV3:.$IV3])" office:value-type="float"/>
          <table:table-cell table:number-matrix-columns-spanned="1" table:number-matrix-rows-spanned="1" table:formula="of:=SUM([.FE3:.FE3]&gt;[.$IW3:.$IW3])" office:value-type="float"/>
          <table:table-cell table:number-matrix-columns-spanned="1" table:number-matrix-rows-spanned="1" table:formula="of:=SUM([.FF3:.FF3]&gt;[.$IX3:.$IX3])" office:value-type="float"/>
          <table:table-cell table:number-matrix-columns-spanned="1" table:number-matrix-rows-spanned="1" table:formula="of:=SUM([.FG3:.FG3]&gt;[.$IS3:.$IS3])" office:value-type="float"/>
          <table:table-cell table:style-name="cellWorst" table:number-matrix-columns-spanned="1" table:number-matrix-rows-spanned="1" table:formula="of:=SUM([.FH3:.FH3]&gt;[.$IT3:.$IT3])" office:value-type="float"/>
          <table:table-cell table:number-matrix-columns-spanned="1" table:number-matrix-rows-spanned="1" table:formula="of:=SUM([.FI3:.FI3]&gt;[.$IU3:.$IU3])" office:value-type="float"/>
          <table:table-cell table:number-matrix-columns-spanned="1" table:number-matrix-rows-spanned="1" table:formula="of:=SUM([.FJ3:.FJ3]&gt;[.$IV3:.$IV3])" office:value-type="float"/>
          <table:table-cell table:number-matrix-columns-spanned="1" table:number-matrix-rows-spanned="1" table:formula="of:=SUM([.FK3:.FK3]&gt;[.$IW3:.$IW3])" office:value-type="float"/>
          <table:table-cell table:number-matrix-columns-spanned="1" table:number-matrix-rows-spanned="1" table:formula="of:=SUM([.FL3:.FL3]&gt;[.$IX3:.$IX3])" office:value-type="float"/>
          <table:table-cell table:number-matrix-columns-spanned="1" table:number-matrix-rows-spanned="1" table:formula="of:=SUM([.FM3:.FM3]&gt;[.$IS3:.$IS3])" office:value-type="float"/>
          <table:table-cell table:style-name="cellWorst" table:number-matrix-columns-spanned="1" table:number-matrix-rows-spanned="1" table:formula="of:=SUM([.FN3:.FN3]&gt;[.$IT3:.$IT3])" office:value-type="float"/>
          <table:table-cell table:number-matrix-columns-spanned="1" table:number-matrix-rows-spanned="1" table:formula="of:=SUM([.FO3:.FO3]&gt;[.$IU3:.$IU3])" office:value-type="float"/>
          <table:table-cell table:number-matrix-columns-spanned="1" table:number-matrix-rows-spanned="1" table:formula="of:=SUM([.FP3:.FP3]&gt;[.$IV3:.$IV3])" office:value-type="float"/>
          <table:table-cell table:number-matrix-columns-spanned="1" table:number-matrix-rows-spanned="1" table:formula="of:=SUM([.FQ3:.FQ3]&gt;[.$IW3:.$IW3])" office:value-type="float"/>
          <table:table-cell table:number-matrix-columns-spanned="1" table:number-matrix-rows-spanned="1" table:formula="of:=SUM([.FR3:.FR3]&gt;[.$IX3:.$IX3])" office:value-type="float"/>
          <table:table-cell table:number-matrix-columns-spanned="1" table:number-matrix-rows-spanned="1" table:formula="of:=SUM([.FS3:.FS3]&gt;[.$IS3:.$IS3])" office:value-type="float"/>
          <table:table-cell table:style-name="cellWorst" table:number-matrix-columns-spanned="1" table:number-matrix-rows-spanned="1" table:formula="of:=SUM([.FT3:.FT3]&gt;[.$IT3:.$IT3])" office:value-type="float"/>
          <table:table-cell table:number-matrix-columns-spanned="1" table:number-matrix-rows-spanned="1" table:formula="of:=SUM([.FU3:.FU3]&gt;[.$IU3:.$IU3])" office:value-type="float"/>
          <table:table-cell table:number-matrix-columns-spanned="1" table:number-matrix-rows-spanned="1" table:formula="of:=SUM([.FV3:.FV3]&gt;[.$IV3:.$IV3])" office:value-type="float"/>
          <table:table-cell table:number-matrix-columns-spanned="1" table:number-matrix-rows-spanned="1" table:formula="of:=SUM([.FW3:.FW3]&gt;[.$IW3:.$IW3])" office:value-type="float"/>
          <table:table-cell table:number-matrix-columns-spanned="1" table:number-matrix-rows-spanned="1" table:formula="of:=SUM([.FX3:.FX3]&gt;[.$IX3:.$IX3])" office:value-type="float"/>
          <table:table-cell table:number-matrix-columns-spanned="1" table:number-matrix-rows-spanned="1" table:formula="of:=SUM([.FY3:.FY3]&gt;[.$IS3:.$IS3])" office:value-type="float"/>
          <table:table-cell table:number-matrix-columns-spanned="1" table:number-matrix-rows-spanned="1" table:formula="of:=SUM([.FZ3:.FZ3]&gt;[.$IT3:.$IT3])" office:value-type="float"/>
          <table:table-cell table:number-matrix-columns-spanned="1" table:number-matrix-rows-spanned="1" table:formula="of:=SUM([.GA3:.GA3]&gt;[.$IU3:.$IU3])" office:value-type="float"/>
          <table:table-cell table:number-matrix-columns-spanned="1" table:number-matrix-rows-spanned="1" table:formula="of:=SUM([.GB3:.GB3]&gt;[.$IV3:.$IV3])" office:value-type="float"/>
          <table:table-cell table:number-matrix-columns-spanned="1" table:number-matrix-rows-spanned="1" table:formula="of:=SUM([.GC3:.GC3]&gt;[.$IW3:.$IW3])" office:value-type="float"/>
          <table:table-cell table:number-matrix-columns-spanned="1" table:number-matrix-rows-spanned="1" table:formula="of:=SUM([.GD3:.GD3]&gt;[.$IX3:.$IX3])" office:value-type="float"/>
          <table:table-cell table:number-matrix-columns-spanned="1" table:number-matrix-rows-spanned="1" table:formula="of:=SUM([.GE3:.GE3]&gt;[.$IS3:.$IS3])" office:value-type="float"/>
          <table:table-cell table:number-matrix-columns-spanned="1" table:number-matrix-rows-spanned="1" table:formula="of:=SUM([.GF3:.GF3]&gt;[.$IT3:.$IT3])" office:value-type="float"/>
          <table:table-cell table:number-matrix-columns-spanned="1" table:number-matrix-rows-spanned="1" table:formula="of:=SUM([.GG3:.GG3]&gt;[.$IU3:.$IU3])" office:value-type="float"/>
          <table:table-cell table:number-matrix-columns-spanned="1" table:number-matrix-rows-spanned="1" table:formula="of:=SUM([.GH3:.GH3]&gt;[.$IV3:.$IV3])" office:value-type="float"/>
          <table:table-cell table:number-matrix-columns-spanned="1" table:number-matrix-rows-spanned="1" table:formula="of:=SUM([.GI3:.GI3]&gt;[.$IW3:.$IW3])" office:value-type="float"/>
          <table:table-cell table:number-matrix-columns-spanned="1" table:number-matrix-rows-spanned="1" table:formula="of:=SUM([.GJ3:.GJ3]&gt;[.$IX3:.$IX3])" office:value-type="float"/>
          <table:table-cell table:number-matrix-columns-spanned="1" table:number-matrix-rows-spanned="1" table:formula="of:=SUM([.GK3:.GK3]&gt;[.$IS3:.$IS3])" office:value-type="float"/>
          <table:table-cell table:number-matrix-columns-spanned="1" table:number-matrix-rows-spanned="1" table:formula="of:=SUM([.GL3:.GL3]&gt;[.$IT3:.$IT3])" office:value-type="float"/>
          <table:table-cell table:number-matrix-columns-spanned="1" table:number-matrix-rows-spanned="1" table:formula="of:=SUM([.GM3:.GM3]&gt;[.$IU3:.$IU3])" office:value-type="float"/>
          <table:table-cell table:number-matrix-columns-spanned="1" table:number-matrix-rows-spanned="1" table:formula="of:=SUM([.GN3:.GN3]&gt;[.$IV3:.$IV3])" office:value-type="float"/>
          <table:table-cell table:number-matrix-columns-spanned="1" table:number-matrix-rows-spanned="1" table:formula="of:=SUM([.GO3:.GO3]&gt;[.$IW3:.$IW3])" office:value-type="float"/>
          <table:table-cell table:number-matrix-columns-spanned="1" table:number-matrix-rows-spanned="1" table:formula="of:=SUM([.GP3:.GP3]&gt;[.$IX3:.$IX3])" office:value-type="float"/>
          <table:table-cell table:number-matrix-columns-spanned="1" table:number-matrix-rows-spanned="1" table:formula="of:=SUM([.GQ3:.GQ3]&gt;[.$IS3:.$IS3])" office:value-type="float"/>
          <table:table-cell table:style-name="cellWorst" table:number-matrix-columns-spanned="1" table:number-matrix-rows-spanned="1" table:formula="of:=SUM([.GR3:.GR3]&gt;[.$IT3:.$IT3])" office:value-type="float"/>
          <table:table-cell table:number-matrix-columns-spanned="1" table:number-matrix-rows-spanned="1" table:formula="of:=SUM([.GS3:.GS3]&gt;[.$IU3:.$IU3])" office:value-type="float"/>
          <table:table-cell table:number-matrix-columns-spanned="1" table:number-matrix-rows-spanned="1" table:formula="of:=SUM([.GT3:.GT3]&gt;[.$IV3:.$IV3])" office:value-type="float"/>
          <table:table-cell table:number-matrix-columns-spanned="1" table:number-matrix-rows-spanned="1" table:formula="of:=SUM([.GU3:.GU3]&gt;[.$IW3:.$IW3])" office:value-type="float"/>
          <table:table-cell table:number-matrix-columns-spanned="1" table:number-matrix-rows-spanned="1" table:formula="of:=SUM([.GV3:.GV3]&gt;[.$IX3:.$IX3])" office:value-type="float"/>
          <table:table-cell table:number-matrix-columns-spanned="1" table:number-matrix-rows-spanned="1" table:formula="of:=SUM([.GW3:.GW3]&gt;[.$IS3:.$IS3])" office:value-type="float"/>
          <table:table-cell table:number-matrix-columns-spanned="1" table:number-matrix-rows-spanned="1" table:formula="of:=SUM([.GX3:.GX3]&gt;[.$IT3:.$IT3])" office:value-type="float"/>
          <table:table-cell table:number-matrix-columns-spanned="1" table:number-matrix-rows-spanned="1" table:formula="of:=SUM([.GY3:.GY3]&gt;[.$IU3:.$IU3])" office:value-type="float"/>
          <table:table-cell table:number-matrix-columns-spanned="1" table:number-matrix-rows-spanned="1" table:formula="of:=SUM([.GZ3:.GZ3]&gt;[.$IV3:.$IV3])" office:value-type="float"/>
          <table:table-cell table:number-matrix-columns-spanned="1" table:number-matrix-rows-spanned="1" table:formula="of:=SUM([.HA3:.HA3]&gt;[.$IW3:.$IW3])" office:value-type="float"/>
          <table:table-cell table:number-matrix-columns-spanned="1" table:number-matrix-rows-spanned="1" table:formula="of:=SUM([.HB3:.HB3]&gt;[.$IX3:.$IX3])" office:value-type="float"/>
          <table:table-cell table:number-matrix-columns-spanned="1" table:number-matrix-rows-spanned="1" table:formula="of:=SUM([.HC3:.HC3]&gt;[.$IS3:.$IS3])" office:value-type="float"/>
          <table:table-cell table:number-matrix-columns-spanned="1" table:number-matrix-rows-spanned="1" table:formula="of:=SUM([.HD3:.HD3]&gt;[.$IT3:.$IT3])" office:value-type="float"/>
          <table:table-cell table:number-matrix-columns-spanned="1" table:number-matrix-rows-spanned="1" table:formula="of:=SUM([.HE3:.HE3]&gt;[.$IU3:.$IU3])" office:value-type="float"/>
          <table:table-cell table:number-matrix-columns-spanned="1" table:number-matrix-rows-spanned="1" table:formula="of:=SUM([.HF3:.HF3]&gt;[.$IV3:.$IV3])" office:value-type="float"/>
          <table:table-cell table:number-matrix-columns-spanned="1" table:number-matrix-rows-spanned="1" table:formula="of:=SUM([.HG3:.HG3]&gt;[.$IW3:.$IW3])" office:value-type="float"/>
          <table:table-cell table:number-matrix-columns-spanned="1" table:number-matrix-rows-spanned="1" table:formula="of:=SUM([.HH3:.HH3]&gt;[.$IX3:.$IX3])" office:value-type="float"/>
          <table:table-cell table:number-matrix-columns-spanned="1" table:number-matrix-rows-spanned="1" table:formula="of:=SUM([.HI3:.HI3]&gt;[.$IS3:.$IS3])" office:value-type="float"/>
          <table:table-cell table:style-name="cellWorst" table:number-matrix-columns-spanned="1" table:number-matrix-rows-spanned="1" table:formula="of:=SUM([.HJ3:.HJ3]&gt;[.$IT3:.$IT3])" office:value-type="float"/>
          <table:table-cell table:number-matrix-columns-spanned="1" table:number-matrix-rows-spanned="1" table:formula="of:=SUM([.HK3:.HK3]&gt;[.$IU3:.$IU3])" office:value-type="float"/>
          <table:table-cell table:number-matrix-columns-spanned="1" table:number-matrix-rows-spanned="1" table:formula="of:=SUM([.HL3:.HL3]&gt;[.$IV3:.$IV3])" office:value-type="float"/>
          <table:table-cell table:number-matrix-columns-spanned="1" table:number-matrix-rows-spanned="1" table:formula="of:=SUM([.HM3:.HM3]&gt;[.$IW3:.$IW3])" office:value-type="float"/>
          <table:table-cell table:number-matrix-columns-spanned="1" table:number-matrix-rows-spanned="1" table:formula="of:=SUM([.HN3:.HN3]&gt;[.$IX3:.$IX3])" office:value-type="float"/>
          <table:table-cell table:number-matrix-columns-spanned="1" table:number-matrix-rows-spanned="1" table:formula="of:=SUM([.HO3:.HO3]&gt;[.$IS3:.$IS3])" office:value-type="float"/>
          <table:table-cell table:style-name="cellWorst" table:number-matrix-columns-spanned="1" table:number-matrix-rows-spanned="1" table:formula="of:=SUM([.HP3:.HP3]&gt;[.$IT3:.$IT3])" office:value-type="float"/>
          <table:table-cell table:number-matrix-columns-spanned="1" table:number-matrix-rows-spanned="1" table:formula="of:=SUM([.HQ3:.HQ3]&gt;[.$IU3:.$IU3])" office:value-type="float"/>
          <table:table-cell table:number-matrix-columns-spanned="1" table:number-matrix-rows-spanned="1" table:formula="of:=SUM([.HR3:.HR3]&gt;[.$IV3:.$IV3])" office:value-type="float"/>
          <table:table-cell table:number-matrix-columns-spanned="1" table:number-matrix-rows-spanned="1" table:formula="of:=SUM([.HS3:.HS3]&gt;[.$IW3:.$IW3])" office:value-type="float"/>
          <table:table-cell table:number-matrix-columns-spanned="1" table:number-matrix-rows-spanned="1" table:formula="of:=SUM([.HT3:.HT3]&gt;[.$IX3:.$IX3])" office:value-type="float"/>
          <table:table-cell table:number-matrix-columns-spanned="1" table:number-matrix-rows-spanned="1" table:formula="of:=SUM([.HU3:.HU3]&gt;[.$IS3:.$IS3])" office:value-type="float"/>
          <table:table-cell table:number-matrix-columns-spanned="1" table:number-matrix-rows-spanned="1" table:formula="of:=SUM([.HV3:.HV3]&gt;[.$IT3:.$IT3])" office:value-type="float"/>
          <table:table-cell table:number-matrix-columns-spanned="1" table:number-matrix-rows-spanned="1" table:formula="of:=SUM([.HW3:.HW3]&gt;[.$IU3:.$IU3])" office:value-type="float"/>
          <table:table-cell table:number-matrix-columns-spanned="1" table:number-matrix-rows-spanned="1" table:formula="of:=SUM([.HX3:.HX3]&gt;[.$IV3:.$IV3])" office:value-type="float"/>
          <table:table-cell table:number-matrix-columns-spanned="1" table:number-matrix-rows-spanned="1" table:formula="of:=SUM([.HY3:.HY3]&gt;[.$IW3:.$IW3])" office:value-type="float"/>
          <table:table-cell table:number-matrix-columns-spanned="1" table:number-matrix-rows-spanned="1" table:formula="of:=SUM([.HZ3:.HZ3]&gt;[.$IX3:.$IX3])" office:value-type="float"/>
          <table:table-cell table:number-matrix-columns-spanned="1" table:number-matrix-rows-spanned="1" table:formula="of:=SUM([.IA3:.IA3]&gt;[.$IS3:.$IS3])" office:value-type="float"/>
          <table:table-cell table:style-name="cellWorst" table:number-matrix-columns-spanned="1" table:number-matrix-rows-spanned="1" table:formula="of:=SUM([.IB3:.IB3]&gt;[.$IT3:.$IT3])" office:value-type="float"/>
          <table:table-cell table:number-matrix-columns-spanned="1" table:number-matrix-rows-spanned="1" table:formula="of:=SUM([.IC3:.IC3]&gt;[.$IU3:.$IU3])" office:value-type="float"/>
          <table:table-cell table:number-matrix-columns-spanned="1" table:number-matrix-rows-spanned="1" table:formula="of:=SUM([.ID3:.ID3]&gt;[.$IV3:.$IV3])" office:value-type="float"/>
          <table:table-cell table:number-matrix-columns-spanned="1" table:number-matrix-rows-spanned="1" table:formula="of:=SUM([.IE3:.IE3]&gt;[.$IW3:.$IW3])" office:value-type="float"/>
          <table:table-cell table:number-matrix-columns-spanned="1" table:number-matrix-rows-spanned="1" table:formula="of:=SUM([.IF3:.IF3]&gt;[.$IX3:.$IX3])" office:value-type="float"/>
          <table:table-cell table:number-matrix-columns-spanned="1" table:number-matrix-rows-spanned="1" table:formula="of:=SUM([.IG3:.IG3]&gt;[.$IS3:.$IS3])" office:value-type="float"/>
          <table:table-cell table:style-name="cellWorst" table:number-matrix-columns-spanned="1" table:number-matrix-rows-spanned="1" table:formula="of:=SUM([.IH3:.IH3]&gt;[.$IT3:.$IT3])" office:value-type="float"/>
          <table:table-cell table:number-matrix-columns-spanned="1" table:number-matrix-rows-spanned="1" table:formula="of:=SUM([.II3:.II3]&gt;[.$IU3:.$IU3])" office:value-type="float"/>
          <table:table-cell table:number-matrix-columns-spanned="1" table:number-matrix-rows-spanned="1" table:formula="of:=SUM([.IJ3:.IJ3]&gt;[.$IV3:.$IV3])" office:value-type="float"/>
          <table:table-cell table:number-matrix-columns-spanned="1" table:number-matrix-rows-spanned="1" table:formula="of:=SUM([.IK3:.IK3]&gt;[.$IW3:.$IW3])" office:value-type="float"/>
          <table:table-cell table:number-matrix-columns-spanned="1" table:number-matrix-rows-spanned="1" table:formula="of:=SUM([.IL3:.IL3]&gt;[.$IX3:.$IX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IY3:.$IY3])" office:value-type="float"/>
          <table:table-cell table:number-matrix-columns-spanned="1" table:number-matrix-rows-spanned="1" table:formula="of:=SUM([.C3:.C3]=[.$IZ3:.$IZ3])" office:value-type="float"/>
          <table:table-cell table:number-matrix-columns-spanned="1" table:number-matrix-rows-spanned="1" table:formula="of:=SUM([.D3:.D3]=[.$JA3:.$JA3])" office:value-type="float"/>
          <table:table-cell table:number-matrix-columns-spanned="1" table:number-matrix-rows-spanned="1" table:formula="of:=SUM([.E3:.E3]=[.$JB3:.$JB3])" office:value-type="float"/>
          <table:table-cell table:number-matrix-columns-spanned="1" table:number-matrix-rows-spanned="1" table:formula="of:=SUM([.F3:.F3]=[.$JD3:.$JD3])" office:value-type="float"/>
          <table:table-cell table:number-matrix-columns-spanned="1" table:number-matrix-rows-spanned="1" table:formula="of:=SUM([.G3:.G3]=[.$IY3:.$IY3])" office:value-type="float"/>
          <table:table-cell table:number-matrix-columns-spanned="1" table:number-matrix-rows-spanned="1" table:formula="of:=SUM([.H3:.H3]=[.$IZ3:.$IZ3])" office:value-type="float"/>
          <table:table-cell table:number-matrix-columns-spanned="1" table:number-matrix-rows-spanned="1" table:formula="of:=SUM([.I3:.I3]=[.$JA3:.$JA3])" office:value-type="float"/>
          <table:table-cell table:number-matrix-columns-spanned="1" table:number-matrix-rows-spanned="1" table:formula="of:=SUM([.J3:.J3]=[.$JB3:.$JB3])" office:value-type="float"/>
          <table:table-cell table:number-matrix-columns-spanned="1" table:number-matrix-rows-spanned="1" table:formula="of:=SUM([.K3:.K3]=[.$JC3:.$JC3])" office:value-type="float"/>
          <table:table-cell table:number-matrix-columns-spanned="1" table:number-matrix-rows-spanned="1" table:formula="of:=SUM([.L3:.L3]=[.$JD3:.$JD3])" office:value-type="float"/>
          <table:table-cell table:number-matrix-columns-spanned="1" table:number-matrix-rows-spanned="1" table:formula="of:=SUM([.M3:.M3]=[.$IY3:.$IY3])" office:value-type="float"/>
          <table:table-cell table:number-matrix-columns-spanned="1" table:number-matrix-rows-spanned="1" table:formula="of:=SUM([.N3:.N3]=[.$IZ3:.$IZ3])" office:value-type="float"/>
          <table:table-cell table:number-matrix-columns-spanned="1" table:number-matrix-rows-spanned="1" table:formula="of:=SUM([.O3:.O3]=[.$JA3:.$JA3])" office:value-type="float"/>
          <table:table-cell table:number-matrix-columns-spanned="1" table:number-matrix-rows-spanned="1" table:formula="of:=SUM([.P3:.P3]=[.$JB3:.$JB3])" office:value-type="float"/>
          <table:table-cell table:number-matrix-columns-spanned="1" table:number-matrix-rows-spanned="1" table:formula="of:=SUM([.Q3:.Q3]=[.$JC3:.$JC3])" office:value-type="float"/>
          <table:table-cell table:number-matrix-columns-spanned="1" table:number-matrix-rows-spanned="1" table:formula="of:=SUM([.R3:.R3]=[.$JD3:.$JD3])" office:value-type="float"/>
          <table:table-cell table:number-matrix-columns-spanned="1" table:number-matrix-rows-spanned="1" table:formula="of:=SUM([.S3:.S3]=[.$IY3:.$IY3])" office:value-type="float"/>
          <table:table-cell table:number-matrix-columns-spanned="1" table:number-matrix-rows-spanned="1" table:formula="of:=SUM([.T3:.T3]=[.$IZ3:.$IZ3])" office:value-type="float"/>
          <table:table-cell table:number-matrix-columns-spanned="1" table:number-matrix-rows-spanned="1" table:formula="of:=SUM([.U3:.U3]=[.$JA3:.$JA3])" office:value-type="float"/>
          <table:table-cell table:number-matrix-columns-spanned="1" table:number-matrix-rows-spanned="1" table:formula="of:=SUM([.V3:.V3]=[.$JB3:.$JB3])" office:value-type="float"/>
          <table:table-cell table:number-matrix-columns-spanned="1" table:number-matrix-rows-spanned="1" table:formula="of:=SUM([.W3:.W3]=[.$JC3:.$JC3])" office:value-type="float"/>
          <table:table-cell table:number-matrix-columns-spanned="1" table:number-matrix-rows-spanned="1" table:formula="of:=SUM([.X3:.X3]=[.$JD3:.$JD3])" office:value-type="float"/>
          <table:table-cell table:number-matrix-columns-spanned="1" table:number-matrix-rows-spanned="1" table:formula="of:=SUM([.Y3:.Y3]=[.$IY3:.$IY3])" office:value-type="float"/>
          <table:table-cell table:number-matrix-columns-spanned="1" table:number-matrix-rows-spanned="1" table:formula="of:=SUM([.Z3:.Z3]=[.$IZ3:.$IZ3])" office:value-type="float"/>
          <table:table-cell table:number-matrix-columns-spanned="1" table:number-matrix-rows-spanned="1" table:formula="of:=SUM([.AA3:.AA3]=[.$JA3:.$JA3])" office:value-type="float"/>
          <table:table-cell table:number-matrix-columns-spanned="1" table:number-matrix-rows-spanned="1" table:formula="of:=SUM([.AB3:.AB3]=[.$JB3:.$JB3])" office:value-type="float"/>
          <table:table-cell table:number-matrix-columns-spanned="1" table:number-matrix-rows-spanned="1" table:formula="of:=SUM([.AC3:.AC3]=[.$JC3:.$JC3])" office:value-type="float"/>
          <table:table-cell table:number-matrix-columns-spanned="1" table:number-matrix-rows-spanned="1" table:formula="of:=SUM([.AD3:.AD3]=[.$JD3:.$JD3])" office:value-type="float"/>
          <table:table-cell table:number-matrix-columns-spanned="1" table:number-matrix-rows-spanned="1" table:formula="of:=SUM([.AE3:.AE3]=[.$IY3:.$IY3])" office:value-type="float"/>
          <table:table-cell table:number-matrix-columns-spanned="1" table:number-matrix-rows-spanned="1" table:formula="of:=SUM([.AF3:.AF3]=[.$IZ3:.$IZ3])" office:value-type="float"/>
          <table:table-cell table:number-matrix-columns-spanned="1" table:number-matrix-rows-spanned="1" table:formula="of:=SUM([.AG3:.AG3]=[.$JA3:.$JA3])" office:value-type="float"/>
          <table:table-cell table:number-matrix-columns-spanned="1" table:number-matrix-rows-spanned="1" table:formula="of:=SUM([.AH3:.AH3]=[.$JB3:.$JB3])" office:value-type="float"/>
          <table:table-cell table:number-matrix-columns-spanned="1" table:number-matrix-rows-spanned="1" table:formula="of:=SUM([.AI3:.AI3]=[.$JC3:.$JC3])" office:value-type="float"/>
          <table:table-cell table:number-matrix-columns-spanned="1" table:number-matrix-rows-spanned="1" table:formula="of:=SUM([.AJ3:.AJ3]=[.$JD3:.$JD3])" office:value-type="float"/>
          <table:table-cell table:number-matrix-columns-spanned="1" table:number-matrix-rows-spanned="1" table:formula="of:=SUM([.AK3:.AK3]=[.$IY3:.$IY3])" office:value-type="float"/>
          <table:table-cell table:number-matrix-columns-spanned="1" table:number-matrix-rows-spanned="1" table:formula="of:=SUM([.AL3:.AL3]=[.$IZ3:.$IZ3])" office:value-type="float"/>
          <table:table-cell table:number-matrix-columns-spanned="1" table:number-matrix-rows-spanned="1" table:formula="of:=SUM([.AM3:.AM3]=[.$JA3:.$JA3])" office:value-type="float"/>
          <table:table-cell table:number-matrix-columns-spanned="1" table:number-matrix-rows-spanned="1" table:formula="of:=SUM([.AN3:.AN3]=[.$JB3:.$JB3])" office:value-type="float"/>
          <table:table-cell table:number-matrix-columns-spanned="1" table:number-matrix-rows-spanned="1" table:formula="of:=SUM([.AO3:.AO3]=[.$JC3:.$JC3])" office:value-type="float"/>
          <table:table-cell table:number-matrix-columns-spanned="1" table:number-matrix-rows-spanned="1" table:formula="of:=SUM([.AP3:.AP3]=[.$JD3:.$JD3])" office:value-type="float"/>
          <table:table-cell table:number-matrix-columns-spanned="1" table:number-matrix-rows-spanned="1" table:formula="of:=SUM([.AQ3:.AQ3]=[.$IY3:.$IY3])" office:value-type="float"/>
          <table:table-cell table:number-matrix-columns-spanned="1" table:number-matrix-rows-spanned="1" table:formula="of:=SUM([.AR3:.AR3]=[.$IZ3:.$IZ3])" office:value-type="float"/>
          <table:table-cell table:number-matrix-columns-spanned="1" table:number-matrix-rows-spanned="1" table:formula="of:=SUM([.AS3:.AS3]=[.$JA3:.$JA3])" office:value-type="float"/>
          <table:table-cell table:number-matrix-columns-spanned="1" table:number-matrix-rows-spanned="1" table:formula="of:=SUM([.AT3:.AT3]=[.$JB3:.$JB3])" office:value-type="float"/>
          <table:table-cell table:number-matrix-columns-spanned="1" table:number-matrix-rows-spanned="1" table:formula="of:=SUM([.AU3:.AU3]=[.$JC3:.$JC3])" office:value-type="float"/>
          <table:table-cell table:number-matrix-columns-spanned="1" table:number-matrix-rows-spanned="1" table:formula="of:=SUM([.AV3:.AV3]=[.$JD3:.$JD3])" office:value-type="float"/>
          <table:table-cell table:number-matrix-columns-spanned="1" table:number-matrix-rows-spanned="1" table:formula="of:=SUM([.AW3:.AW3]=[.$IY3:.$IY3])" office:value-type="float"/>
          <table:table-cell table:number-matrix-columns-spanned="1" table:number-matrix-rows-spanned="1" table:formula="of:=SUM([.AX3:.AX3]=[.$IZ3:.$IZ3])" office:value-type="float"/>
          <table:table-cell table:number-matrix-columns-spanned="1" table:number-matrix-rows-spanned="1" table:formula="of:=SUM([.AY3:.AY3]=[.$JA3:.$JA3])" office:value-type="float"/>
          <table:table-cell table:number-matrix-columns-spanned="1" table:number-matrix-rows-spanned="1" table:formula="of:=SUM([.AZ3:.AZ3]=[.$JB3:.$JB3])" office:value-type="float"/>
          <table:table-cell table:number-matrix-columns-spanned="1" table:number-matrix-rows-spanned="1" table:formula="of:=SUM([.BA3:.BA3]=[.$JC3:.$JC3])" office:value-type="float"/>
          <table:table-cell table:number-matrix-columns-spanned="1" table:number-matrix-rows-spanned="1" table:formula="of:=SUM([.BB3:.BB3]=[.$JD3:.$JD3])" office:value-type="float"/>
          <table:table-cell table:number-matrix-columns-spanned="1" table:number-matrix-rows-spanned="1" table:formula="of:=SUM([.BC3:.BC3]=[.$IY3:.$IY3])" office:value-type="float"/>
          <table:table-cell table:number-matrix-columns-spanned="1" table:number-matrix-rows-spanned="1" table:formula="of:=SUM([.BD3:.BD3]=[.$IZ3:.$IZ3])" office:value-type="float"/>
          <table:table-cell table:number-matrix-columns-spanned="1" table:number-matrix-rows-spanned="1" table:formula="of:=SUM([.BE3:.BE3]=[.$JA3:.$JA3])" office:value-type="float"/>
          <table:table-cell table:number-matrix-columns-spanned="1" table:number-matrix-rows-spanned="1" table:formula="of:=SUM([.BF3:.BF3]=[.$JB3:.$JB3])" office:value-type="float"/>
          <table:table-cell table:number-matrix-columns-spanned="1" table:number-matrix-rows-spanned="1" table:formula="of:=SUM([.BG3:.BG3]=[.$JC3:.$JC3])" office:value-type="float"/>
          <table:table-cell table:number-matrix-columns-spanned="1" table:number-matrix-rows-spanned="1" table:formula="of:=SUM([.BH3:.BH3]=[.$JD3:.$JD3])" office:value-type="float"/>
          <table:table-cell table:number-matrix-columns-spanned="1" table:number-matrix-rows-spanned="1" table:formula="of:=SUM([.BI3:.BI3]=[.$IY3:.$IY3])" office:value-type="float"/>
          <table:table-cell table:number-matrix-columns-spanned="1" table:number-matrix-rows-spanned="1" table:formula="of:=SUM([.BJ3:.BJ3]=[.$IZ3:.$IZ3])" office:value-type="float"/>
          <table:table-cell table:number-matrix-columns-spanned="1" table:number-matrix-rows-spanned="1" table:formula="of:=SUM([.BK3:.BK3]=[.$JA3:.$JA3])" office:value-type="float"/>
          <table:table-cell table:number-matrix-columns-spanned="1" table:number-matrix-rows-spanned="1" table:formula="of:=SUM([.BL3:.BL3]=[.$JB3:.$JB3])" office:value-type="float"/>
          <table:table-cell table:number-matrix-columns-spanned="1" table:number-matrix-rows-spanned="1" table:formula="of:=SUM([.BM3:.BM3]=[.$JC3:.$JC3])" office:value-type="float"/>
          <table:table-cell table:number-matrix-columns-spanned="1" table:number-matrix-rows-spanned="1" table:formula="of:=SUM([.BN3:.BN3]=[.$JD3:.$JD3])" office:value-type="float"/>
          <table:table-cell table:number-matrix-columns-spanned="1" table:number-matrix-rows-spanned="1" table:formula="of:=SUM([.BO3:.BO3]=[.$IY3:.$IY3])" office:value-type="float"/>
          <table:table-cell table:number-matrix-columns-spanned="1" table:number-matrix-rows-spanned="1" table:formula="of:=SUM([.BP3:.BP3]=[.$IZ3:.$IZ3])" office:value-type="float"/>
          <table:table-cell table:number-matrix-columns-spanned="1" table:number-matrix-rows-spanned="1" table:formula="of:=SUM([.BQ3:.BQ3]=[.$JA3:.$JA3])" office:value-type="float"/>
          <table:table-cell table:number-matrix-columns-spanned="1" table:number-matrix-rows-spanned="1" table:formula="of:=SUM([.BR3:.BR3]=[.$JB3:.$JB3])" office:value-type="float"/>
          <table:table-cell table:number-matrix-columns-spanned="1" table:number-matrix-rows-spanned="1" table:formula="of:=SUM([.BS3:.BS3]=[.$JC3:.$JC3])" office:value-type="float"/>
          <table:table-cell table:number-matrix-columns-spanned="1" table:number-matrix-rows-spanned="1" table:formula="of:=SUM([.BT3:.BT3]=[.$JD3:.$JD3])" office:value-type="float"/>
          <table:table-cell table:number-matrix-columns-spanned="1" table:number-matrix-rows-spanned="1" table:formula="of:=SUM([.BU3:.BU3]=[.$IY3:.$IY3])" office:value-type="float"/>
          <table:table-cell table:number-matrix-columns-spanned="1" table:number-matrix-rows-spanned="1" table:formula="of:=SUM([.BV3:.BV3]=[.$IZ3:.$IZ3])" office:value-type="float"/>
          <table:table-cell table:number-matrix-columns-spanned="1" table:number-matrix-rows-spanned="1" table:formula="of:=SUM([.BW3:.BW3]=[.$JA3:.$JA3])" office:value-type="float"/>
          <table:table-cell table:number-matrix-columns-spanned="1" table:number-matrix-rows-spanned="1" table:formula="of:=SUM([.BX3:.BX3]=[.$JB3:.$JB3])" office:value-type="float"/>
          <table:table-cell table:number-matrix-columns-spanned="1" table:number-matrix-rows-spanned="1" table:formula="of:=SUM([.BY3:.BY3]=[.$JC3:.$JC3])" office:value-type="float"/>
          <table:table-cell table:number-matrix-columns-spanned="1" table:number-matrix-rows-spanned="1" table:formula="of:=SUM([.BZ3:.BZ3]=[.$JD3:.$JD3])" office:value-type="float"/>
          <table:table-cell table:number-matrix-columns-spanned="1" table:number-matrix-rows-spanned="1" table:formula="of:=SUM([.CA3:.CA3]=[.$IY3:.$IY3])" office:value-type="float"/>
          <table:table-cell table:number-matrix-columns-spanned="1" table:number-matrix-rows-spanned="1" table:formula="of:=SUM([.CB3:.CB3]=[.$IZ3:.$IZ3])" office:value-type="float"/>
          <table:table-cell table:number-matrix-columns-spanned="1" table:number-matrix-rows-spanned="1" table:formula="of:=SUM([.CC3:.CC3]=[.$JA3:.$JA3])" office:value-type="float"/>
          <table:table-cell table:number-matrix-columns-spanned="1" table:number-matrix-rows-spanned="1" table:formula="of:=SUM([.CD3:.CD3]=[.$JB3:.$JB3])" office:value-type="float"/>
          <table:table-cell table:number-matrix-columns-spanned="1" table:number-matrix-rows-spanned="1" table:formula="of:=SUM([.CE3:.CE3]=[.$JC3:.$JC3])" office:value-type="float"/>
          <table:table-cell table:number-matrix-columns-spanned="1" table:number-matrix-rows-spanned="1" table:formula="of:=SUM([.CF3:.CF3]=[.$JD3:.$JD3])" office:value-type="float"/>
          <table:table-cell table:number-matrix-columns-spanned="1" table:number-matrix-rows-spanned="1" table:formula="of:=SUM([.CG3:.CG3]=[.$IY3:.$IY3])" office:value-type="float"/>
          <table:table-cell table:number-matrix-columns-spanned="1" table:number-matrix-rows-spanned="1" table:formula="of:=SUM([.CH3:.CH3]=[.$IZ3:.$IZ3])" office:value-type="float"/>
          <table:table-cell table:number-matrix-columns-spanned="1" table:number-matrix-rows-spanned="1" table:formula="of:=SUM([.CI3:.CI3]=[.$JA3:.$JA3])" office:value-type="float"/>
          <table:table-cell table:number-matrix-columns-spanned="1" table:number-matrix-rows-spanned="1" table:formula="of:=SUM([.CJ3:.CJ3]=[.$JB3:.$JB3])" office:value-type="float"/>
          <table:table-cell table:number-matrix-columns-spanned="1" table:number-matrix-rows-spanned="1" table:formula="of:=SUM([.CK3:.CK3]=[.$JC3:.$JC3])" office:value-type="float"/>
          <table:table-cell table:number-matrix-columns-spanned="1" table:number-matrix-rows-spanned="1" table:formula="of:=SUM([.CL3:.CL3]=[.$JD3:.$JD3])" office:value-type="float"/>
          <table:table-cell table:number-matrix-columns-spanned="1" table:number-matrix-rows-spanned="1" table:formula="of:=SUM([.CM3:.CM3]=[.$IY3:.$IY3])" office:value-type="float"/>
          <table:table-cell table:number-matrix-columns-spanned="1" table:number-matrix-rows-spanned="1" table:formula="of:=SUM([.CN3:.CN3]=[.$IZ3:.$IZ3])" office:value-type="float"/>
          <table:table-cell table:number-matrix-columns-spanned="1" table:number-matrix-rows-spanned="1" table:formula="of:=SUM([.CO3:.CO3]=[.$JA3:.$JA3])" office:value-type="float"/>
          <table:table-cell table:number-matrix-columns-spanned="1" table:number-matrix-rows-spanned="1" table:formula="of:=SUM([.CP3:.CP3]=[.$JB3:.$JB3])" office:value-type="float"/>
          <table:table-cell table:number-matrix-columns-spanned="1" table:number-matrix-rows-spanned="1" table:formula="of:=SUM([.CQ3:.CQ3]=[.$JC3:.$JC3])" office:value-type="float"/>
          <table:table-cell table:number-matrix-columns-spanned="1" table:number-matrix-rows-spanned="1" table:formula="of:=SUM([.CR3:.CR3]=[.$JD3:.$JD3])" office:value-type="float"/>
          <table:table-cell table:number-matrix-columns-spanned="1" table:number-matrix-rows-spanned="1" table:formula="of:=SUM([.CS3:.CS3]=[.$IY3:.$IY3])" office:value-type="float"/>
          <table:table-cell table:number-matrix-columns-spanned="1" table:number-matrix-rows-spanned="1" table:formula="of:=SUM([.CT3:.CT3]=[.$IZ3:.$IZ3])" office:value-type="float"/>
          <table:table-cell table:number-matrix-columns-spanned="1" table:number-matrix-rows-spanned="1" table:formula="of:=SUM([.CU3:.CU3]=[.$JA3:.$JA3])" office:value-type="float"/>
          <table:table-cell table:number-matrix-columns-spanned="1" table:number-matrix-rows-spanned="1" table:formula="of:=SUM([.CV3:.CV3]=[.$JB3:.$JB3])" office:value-type="float"/>
          <table:table-cell table:number-matrix-columns-spanned="1" table:number-matrix-rows-spanned="1" table:formula="of:=SUM([.CW3:.CW3]=[.$JC3:.$JC3])" office:value-type="float"/>
          <table:table-cell table:number-matrix-columns-spanned="1" table:number-matrix-rows-spanned="1" table:formula="of:=SUM([.CX3:.CX3]=[.$JD3:.$JD3])" office:value-type="float"/>
          <table:table-cell table:number-matrix-columns-spanned="1" table:number-matrix-rows-spanned="1" table:formula="of:=SUM([.CY3:.CY3]=[.$IY3:.$IY3])" office:value-type="float"/>
          <table:table-cell table:number-matrix-columns-spanned="1" table:number-matrix-rows-spanned="1" table:formula="of:=SUM([.CZ3:.CZ3]=[.$IZ3:.$IZ3])" office:value-type="float"/>
          <table:table-cell table:number-matrix-columns-spanned="1" table:number-matrix-rows-spanned="1" table:formula="of:=SUM([.DA3:.DA3]=[.$JA3:.$JA3])" office:value-type="float"/>
          <table:table-cell table:number-matrix-columns-spanned="1" table:number-matrix-rows-spanned="1" table:formula="of:=SUM([.DB3:.DB3]=[.$JB3:.$JB3])" office:value-type="float"/>
          <table:table-cell table:number-matrix-columns-spanned="1" table:number-matrix-rows-spanned="1" table:formula="of:=SUM([.DC3:.DC3]=[.$JC3:.$JC3])" office:value-type="float"/>
          <table:table-cell table:number-matrix-columns-spanned="1" table:number-matrix-rows-spanned="1" table:formula="of:=SUM([.DD3:.DD3]=[.$JD3:.$JD3])" office:value-type="float"/>
          <table:table-cell table:number-matrix-columns-spanned="1" table:number-matrix-rows-spanned="1" table:formula="of:=SUM([.DE3:.DE3]=[.$IY3:.$IY3])" office:value-type="float"/>
          <table:table-cell table:number-matrix-columns-spanned="1" table:number-matrix-rows-spanned="1" table:formula="of:=SUM([.DF3:.DF3]=[.$IZ3:.$IZ3])" office:value-type="float"/>
          <table:table-cell table:number-matrix-columns-spanned="1" table:number-matrix-rows-spanned="1" table:formula="of:=SUM([.DG3:.DG3]=[.$JA3:.$JA3])" office:value-type="float"/>
          <table:table-cell table:number-matrix-columns-spanned="1" table:number-matrix-rows-spanned="1" table:formula="of:=SUM([.DH3:.DH3]=[.$JB3:.$JB3])" office:value-type="float"/>
          <table:table-cell table:number-matrix-columns-spanned="1" table:number-matrix-rows-spanned="1" table:formula="of:=SUM([.DI3:.DI3]=[.$JC3:.$JC3])" office:value-type="float"/>
          <table:table-cell table:number-matrix-columns-spanned="1" table:number-matrix-rows-spanned="1" table:formula="of:=SUM([.DJ3:.DJ3]=[.$JD3:.$JD3])" office:value-type="float"/>
          <table:table-cell table:number-matrix-columns-spanned="1" table:number-matrix-rows-spanned="1" table:formula="of:=SUM([.DK3:.DK3]=[.$IY3:.$IY3])" office:value-type="float"/>
          <table:table-cell table:number-matrix-columns-spanned="1" table:number-matrix-rows-spanned="1" table:formula="of:=SUM([.DL3:.DL3]=[.$IZ3:.$IZ3])" office:value-type="float"/>
          <table:table-cell table:number-matrix-columns-spanned="1" table:number-matrix-rows-spanned="1" table:formula="of:=SUM([.DM3:.DM3]=[.$JA3:.$JA3])" office:value-type="float"/>
          <table:table-cell table:number-matrix-columns-spanned="1" table:number-matrix-rows-spanned="1" table:formula="of:=SUM([.DN3:.DN3]=[.$JB3:.$JB3])" office:value-type="float"/>
          <table:table-cell table:number-matrix-columns-spanned="1" table:number-matrix-rows-spanned="1" table:formula="of:=SUM([.DO3:.DO3]=[.$JC3:.$JC3])" office:value-type="float"/>
          <table:table-cell table:number-matrix-columns-spanned="1" table:number-matrix-rows-spanned="1" table:formula="of:=SUM([.DP3:.DP3]=[.$JD3:.$JD3])" office:value-type="float"/>
          <table:table-cell table:number-matrix-columns-spanned="1" table:number-matrix-rows-spanned="1" table:formula="of:=SUM([.DQ3:.DQ3]=[.$IY3:.$IY3])" office:value-type="float"/>
          <table:table-cell table:number-matrix-columns-spanned="1" table:number-matrix-rows-spanned="1" table:formula="of:=SUM([.DR3:.DR3]=[.$IZ3:.$IZ3])" office:value-type="float"/>
          <table:table-cell table:number-matrix-columns-spanned="1" table:number-matrix-rows-spanned="1" table:formula="of:=SUM([.DS3:.DS3]=[.$JA3:.$JA3])" office:value-type="float"/>
          <table:table-cell table:number-matrix-columns-spanned="1" table:number-matrix-rows-spanned="1" table:formula="of:=SUM([.DT3:.DT3]=[.$JB3:.$JB3])" office:value-type="float"/>
          <table:table-cell table:number-matrix-columns-spanned="1" table:number-matrix-rows-spanned="1" table:formula="of:=SUM([.DU3:.DU3]=[.$JC3:.$JC3])" office:value-type="float"/>
          <table:table-cell table:number-matrix-columns-spanned="1" table:number-matrix-rows-spanned="1" table:formula="of:=SUM([.DV3:.DV3]=[.$JD3:.$JD3])" office:value-type="float"/>
          <table:table-cell table:number-matrix-columns-spanned="1" table:number-matrix-rows-spanned="1" table:formula="of:=SUM([.DW3:.DW3]=[.$IY3:.$IY3])" office:value-type="float"/>
          <table:table-cell table:number-matrix-columns-spanned="1" table:number-matrix-rows-spanned="1" table:formula="of:=SUM([.DX3:.DX3]=[.$IZ3:.$IZ3])" office:value-type="float"/>
          <table:table-cell table:number-matrix-columns-spanned="1" table:number-matrix-rows-spanned="1" table:formula="of:=SUM([.DY3:.DY3]=[.$JA3:.$JA3])" office:value-type="float"/>
          <table:table-cell table:number-matrix-columns-spanned="1" table:number-matrix-rows-spanned="1" table:formula="of:=SUM([.DZ3:.DZ3]=[.$JB3:.$JB3])" office:value-type="float"/>
          <table:table-cell table:number-matrix-columns-spanned="1" table:number-matrix-rows-spanned="1" table:formula="of:=SUM([.EA3:.EA3]=[.$JC3:.$JC3])" office:value-type="float"/>
          <table:table-cell table:number-matrix-columns-spanned="1" table:number-matrix-rows-spanned="1" table:formula="of:=SUM([.EB3:.EB3]=[.$JD3:.$JD3])" office:value-type="float"/>
          <table:table-cell table:number-matrix-columns-spanned="1" table:number-matrix-rows-spanned="1" table:formula="of:=SUM([.EC3:.EC3]=[.$IY3:.$IY3])" office:value-type="float"/>
          <table:table-cell table:number-matrix-columns-spanned="1" table:number-matrix-rows-spanned="1" table:formula="of:=SUM([.ED3:.ED3]=[.$IZ3:.$IZ3])" office:value-type="float"/>
          <table:table-cell table:number-matrix-columns-spanned="1" table:number-matrix-rows-spanned="1" table:formula="of:=SUM([.EE3:.EE3]=[.$JA3:.$JA3])" office:value-type="float"/>
          <table:table-cell table:number-matrix-columns-spanned="1" table:number-matrix-rows-spanned="1" table:formula="of:=SUM([.EF3:.EF3]=[.$JB3:.$JB3])" office:value-type="float"/>
          <table:table-cell table:number-matrix-columns-spanned="1" table:number-matrix-rows-spanned="1" table:formula="of:=SUM([.EG3:.EG3]=[.$JC3:.$JC3])" office:value-type="float"/>
          <table:table-cell table:number-matrix-columns-spanned="1" table:number-matrix-rows-spanned="1" table:formula="of:=SUM([.EH3:.EH3]=[.$JD3:.$JD3])" office:value-type="float"/>
          <table:table-cell table:number-matrix-columns-spanned="1" table:number-matrix-rows-spanned="1" table:formula="of:=SUM([.EI3:.EI3]=[.$IY3:.$IY3])" office:value-type="float"/>
          <table:table-cell table:number-matrix-columns-spanned="1" table:number-matrix-rows-spanned="1" table:formula="of:=SUM([.EJ3:.EJ3]=[.$IZ3:.$IZ3])" office:value-type="float"/>
          <table:table-cell table:number-matrix-columns-spanned="1" table:number-matrix-rows-spanned="1" table:formula="of:=SUM([.EK3:.EK3]=[.$JA3:.$JA3])" office:value-type="float"/>
          <table:table-cell table:number-matrix-columns-spanned="1" table:number-matrix-rows-spanned="1" table:formula="of:=SUM([.EL3:.EL3]=[.$JB3:.$JB3])" office:value-type="float"/>
          <table:table-cell table:number-matrix-columns-spanned="1" table:number-matrix-rows-spanned="1" table:formula="of:=SUM([.EM3:.EM3]=[.$JC3:.$JC3])" office:value-type="float"/>
          <table:table-cell table:number-matrix-columns-spanned="1" table:number-matrix-rows-spanned="1" table:formula="of:=SUM([.EN3:.EN3]=[.$JD3:.$JD3])" office:value-type="float"/>
          <table:table-cell table:number-matrix-columns-spanned="1" table:number-matrix-rows-spanned="1" table:formula="of:=SUM([.EO3:.EO3]=[.$IY3:.$IY3])" office:value-type="float"/>
          <table:table-cell table:number-matrix-columns-spanned="1" table:number-matrix-rows-spanned="1" table:formula="of:=SUM([.EP3:.EP3]=[.$IZ3:.$IZ3])" office:value-type="float"/>
          <table:table-cell table:number-matrix-columns-spanned="1" table:number-matrix-rows-spanned="1" table:formula="of:=SUM([.EQ3:.EQ3]=[.$JA3:.$JA3])" office:value-type="float"/>
          <table:table-cell table:number-matrix-columns-spanned="1" table:number-matrix-rows-spanned="1" table:formula="of:=SUM([.ER3:.ER3]=[.$JB3:.$JB3])" office:value-type="float"/>
          <table:table-cell table:number-matrix-columns-spanned="1" table:number-matrix-rows-spanned="1" table:formula="of:=SUM([.ES3:.ES3]=[.$JC3:.$JC3])" office:value-type="float"/>
          <table:table-cell table:number-matrix-columns-spanned="1" table:number-matrix-rows-spanned="1" table:formula="of:=SUM([.ET3:.ET3]=[.$JD3:.$JD3])" office:value-type="float"/>
          <table:table-cell table:number-matrix-columns-spanned="1" table:number-matrix-rows-spanned="1" table:formula="of:=SUM([.EU3:.EU3]=[.$IY3:.$IY3])" office:value-type="float"/>
          <table:table-cell table:number-matrix-columns-spanned="1" table:number-matrix-rows-spanned="1" table:formula="of:=SUM([.EV3:.EV3]=[.$IZ3:.$IZ3])" office:value-type="float"/>
          <table:table-cell table:number-matrix-columns-spanned="1" table:number-matrix-rows-spanned="1" table:formula="of:=SUM([.EW3:.EW3]=[.$JA3:.$JA3])" office:value-type="float"/>
          <table:table-cell table:number-matrix-columns-spanned="1" table:number-matrix-rows-spanned="1" table:formula="of:=SUM([.EX3:.EX3]=[.$JB3:.$JB3])" office:value-type="float"/>
          <table:table-cell table:number-matrix-columns-spanned="1" table:number-matrix-rows-spanned="1" table:formula="of:=SUM([.EY3:.EY3]=[.$JC3:.$JC3])" office:value-type="float"/>
          <table:table-cell table:number-matrix-columns-spanned="1" table:number-matrix-rows-spanned="1" table:formula="of:=SUM([.EZ3:.EZ3]=[.$JD3:.$JD3])" office:value-type="float"/>
          <table:table-cell table:number-matrix-columns-spanned="1" table:number-matrix-rows-spanned="1" table:formula="of:=SUM([.FA3:.FA3]=[.$IY3:.$IY3])" office:value-type="float"/>
          <table:table-cell table:number-matrix-columns-spanned="1" table:number-matrix-rows-spanned="1" table:formula="of:=SUM([.FB3:.FB3]=[.$IZ3:.$IZ3])" office:value-type="float"/>
          <table:table-cell table:number-matrix-columns-spanned="1" table:number-matrix-rows-spanned="1" table:formula="of:=SUM([.FC3:.FC3]=[.$JA3:.$JA3])" office:value-type="float"/>
          <table:table-cell table:number-matrix-columns-spanned="1" table:number-matrix-rows-spanned="1" table:formula="of:=SUM([.FD3:.FD3]=[.$JB3:.$JB3])" office:value-type="float"/>
          <table:table-cell table:number-matrix-columns-spanned="1" table:number-matrix-rows-spanned="1" table:formula="of:=SUM([.FE3:.FE3]=[.$JC3:.$JC3])" office:value-type="float"/>
          <table:table-cell table:number-matrix-columns-spanned="1" table:number-matrix-rows-spanned="1" table:formula="of:=SUM([.FF3:.FF3]=[.$JD3:.$JD3])" office:value-type="float"/>
          <table:table-cell table:number-matrix-columns-spanned="1" table:number-matrix-rows-spanned="1" table:formula="of:=SUM([.FG3:.FG3]=[.$IY3:.$IY3])" office:value-type="float"/>
          <table:table-cell table:number-matrix-columns-spanned="1" table:number-matrix-rows-spanned="1" table:formula="of:=SUM([.FH3:.FH3]=[.$IZ3:.$IZ3])" office:value-type="float"/>
          <table:table-cell table:number-matrix-columns-spanned="1" table:number-matrix-rows-spanned="1" table:formula="of:=SUM([.FI3:.FI3]=[.$JA3:.$JA3])" office:value-type="float"/>
          <table:table-cell table:number-matrix-columns-spanned="1" table:number-matrix-rows-spanned="1" table:formula="of:=SUM([.FJ3:.FJ3]=[.$JB3:.$JB3])" office:value-type="float"/>
          <table:table-cell table:number-matrix-columns-spanned="1" table:number-matrix-rows-spanned="1" table:formula="of:=SUM([.FK3:.FK3]=[.$JC3:.$JC3])" office:value-type="float"/>
          <table:table-cell table:number-matrix-columns-spanned="1" table:number-matrix-rows-spanned="1" table:formula="of:=SUM([.FL3:.FL3]=[.$JD3:.$JD3])" office:value-type="float"/>
          <table:table-cell table:number-matrix-columns-spanned="1" table:number-matrix-rows-spanned="1" table:formula="of:=SUM([.FM3:.FM3]=[.$IY3:.$IY3])" office:value-type="float"/>
          <table:table-cell table:number-matrix-columns-spanned="1" table:number-matrix-rows-spanned="1" table:formula="of:=SUM([.FN3:.FN3]=[.$IZ3:.$IZ3])" office:value-type="float"/>
          <table:table-cell table:number-matrix-columns-spanned="1" table:number-matrix-rows-spanned="1" table:formula="of:=SUM([.FO3:.FO3]=[.$JA3:.$JA3])" office:value-type="float"/>
          <table:table-cell table:number-matrix-columns-spanned="1" table:number-matrix-rows-spanned="1" table:formula="of:=SUM([.FP3:.FP3]=[.$JB3:.$JB3])" office:value-type="float"/>
          <table:table-cell table:number-matrix-columns-spanned="1" table:number-matrix-rows-spanned="1" table:formula="of:=SUM([.FQ3:.FQ3]=[.$JC3:.$JC3])" office:value-type="float"/>
          <table:table-cell table:number-matrix-columns-spanned="1" table:number-matrix-rows-spanned="1" table:formula="of:=SUM([.FR3:.FR3]=[.$JD3:.$JD3])" office:value-type="float"/>
          <table:table-cell table:number-matrix-columns-spanned="1" table:number-matrix-rows-spanned="1" table:formula="of:=SUM([.FS3:.FS3]=[.$IY3:.$IY3])" office:value-type="float"/>
          <table:table-cell table:number-matrix-columns-spanned="1" table:number-matrix-rows-spanned="1" table:formula="of:=SUM([.FT3:.FT3]=[.$IZ3:.$IZ3])" office:value-type="float"/>
          <table:table-cell table:number-matrix-columns-spanned="1" table:number-matrix-rows-spanned="1" table:formula="of:=SUM([.FU3:.FU3]=[.$JA3:.$JA3])" office:value-type="float"/>
          <table:table-cell table:number-matrix-columns-spanned="1" table:number-matrix-rows-spanned="1" table:formula="of:=SUM([.FV3:.FV3]=[.$JB3:.$JB3])" office:value-type="float"/>
          <table:table-cell table:number-matrix-columns-spanned="1" table:number-matrix-rows-spanned="1" table:formula="of:=SUM([.FW3:.FW3]=[.$JC3:.$JC3])" office:value-type="float"/>
          <table:table-cell table:number-matrix-columns-spanned="1" table:number-matrix-rows-spanned="1" table:formula="of:=SUM([.FX3:.FX3]=[.$JD3:.$JD3])" office:value-type="float"/>
          <table:table-cell table:number-matrix-columns-spanned="1" table:number-matrix-rows-spanned="1" table:formula="of:=SUM([.FY3:.FY3]=[.$IY3:.$IY3])" office:value-type="float"/>
          <table:table-cell table:number-matrix-columns-spanned="1" table:number-matrix-rows-spanned="1" table:formula="of:=SUM([.FZ3:.FZ3]=[.$IZ3:.$IZ3])" office:value-type="float"/>
          <table:table-cell table:number-matrix-columns-spanned="1" table:number-matrix-rows-spanned="1" table:formula="of:=SUM([.GA3:.GA3]=[.$JA3:.$JA3])" office:value-type="float"/>
          <table:table-cell table:number-matrix-columns-spanned="1" table:number-matrix-rows-spanned="1" table:formula="of:=SUM([.GB3:.GB3]=[.$JB3:.$JB3])" office:value-type="float"/>
          <table:table-cell table:number-matrix-columns-spanned="1" table:number-matrix-rows-spanned="1" table:formula="of:=SUM([.GC3:.GC3]=[.$JC3:.$JC3])" office:value-type="float"/>
          <table:table-cell table:number-matrix-columns-spanned="1" table:number-matrix-rows-spanned="1" table:formula="of:=SUM([.GD3:.GD3]=[.$JD3:.$JD3])" office:value-type="float"/>
          <table:table-cell table:number-matrix-columns-spanned="1" table:number-matrix-rows-spanned="1" table:formula="of:=SUM([.GE3:.GE3]=[.$IY3:.$IY3])" office:value-type="float"/>
          <table:table-cell table:number-matrix-columns-spanned="1" table:number-matrix-rows-spanned="1" table:formula="of:=SUM([.GF3:.GF3]=[.$IZ3:.$IZ3])" office:value-type="float"/>
          <table:table-cell table:number-matrix-columns-spanned="1" table:number-matrix-rows-spanned="1" table:formula="of:=SUM([.GG3:.GG3]=[.$JA3:.$JA3])" office:value-type="float"/>
          <table:table-cell table:number-matrix-columns-spanned="1" table:number-matrix-rows-spanned="1" table:formula="of:=SUM([.GH3:.GH3]=[.$JB3:.$JB3])" office:value-type="float"/>
          <table:table-cell table:number-matrix-columns-spanned="1" table:number-matrix-rows-spanned="1" table:formula="of:=SUM([.GI3:.GI3]=[.$JC3:.$JC3])" office:value-type="float"/>
          <table:table-cell table:number-matrix-columns-spanned="1" table:number-matrix-rows-spanned="1" table:formula="of:=SUM([.GJ3:.GJ3]=[.$JD3:.$JD3])" office:value-type="float"/>
          <table:table-cell table:number-matrix-columns-spanned="1" table:number-matrix-rows-spanned="1" table:formula="of:=SUM([.GK3:.GK3]=[.$IY3:.$IY3])" office:value-type="float"/>
          <table:table-cell table:number-matrix-columns-spanned="1" table:number-matrix-rows-spanned="1" table:formula="of:=SUM([.GL3:.GL3]=[.$IZ3:.$IZ3])" office:value-type="float"/>
          <table:table-cell table:number-matrix-columns-spanned="1" table:number-matrix-rows-spanned="1" table:formula="of:=SUM([.GM3:.GM3]=[.$JA3:.$JA3])" office:value-type="float"/>
          <table:table-cell table:number-matrix-columns-spanned="1" table:number-matrix-rows-spanned="1" table:formula="of:=SUM([.GN3:.GN3]=[.$JB3:.$JB3])" office:value-type="float"/>
          <table:table-cell table:number-matrix-columns-spanned="1" table:number-matrix-rows-spanned="1" table:formula="of:=SUM([.GO3:.GO3]=[.$JC3:.$JC3])" office:value-type="float"/>
          <table:table-cell table:number-matrix-columns-spanned="1" table:number-matrix-rows-spanned="1" table:formula="of:=SUM([.GP3:.GP3]=[.$JD3:.$JD3])" office:value-type="float"/>
          <table:table-cell table:number-matrix-columns-spanned="1" table:number-matrix-rows-spanned="1" table:formula="of:=SUM([.GQ3:.GQ3]=[.$IY3:.$IY3])" office:value-type="float"/>
          <table:table-cell table:number-matrix-columns-spanned="1" table:number-matrix-rows-spanned="1" table:formula="of:=SUM([.GR3:.GR3]=[.$IZ3:.$IZ3])" office:value-type="float"/>
          <table:table-cell table:number-matrix-columns-spanned="1" table:number-matrix-rows-spanned="1" table:formula="of:=SUM([.GS3:.GS3]=[.$JA3:.$JA3])" office:value-type="float"/>
          <table:table-cell table:number-matrix-columns-spanned="1" table:number-matrix-rows-spanned="1" table:formula="of:=SUM([.GT3:.GT3]=[.$JB3:.$JB3])" office:value-type="float"/>
          <table:table-cell table:number-matrix-columns-spanned="1" table:number-matrix-rows-spanned="1" table:formula="of:=SUM([.GU3:.GU3]=[.$JC3:.$JC3])" office:value-type="float"/>
          <table:table-cell table:number-matrix-columns-spanned="1" table:number-matrix-rows-spanned="1" table:formula="of:=SUM([.GV3:.GV3]=[.$JD3:.$JD3])" office:value-type="float"/>
          <table:table-cell table:number-matrix-columns-spanned="1" table:number-matrix-rows-spanned="1" table:formula="of:=SUM([.GW3:.GW3]=[.$IY3:.$IY3])" office:value-type="float"/>
          <table:table-cell table:number-matrix-columns-spanned="1" table:number-matrix-rows-spanned="1" table:formula="of:=SUM([.GX3:.GX3]=[.$IZ3:.$IZ3])" office:value-type="float"/>
          <table:table-cell table:number-matrix-columns-spanned="1" table:number-matrix-rows-spanned="1" table:formula="of:=SUM([.GY3:.GY3]=[.$JA3:.$JA3])" office:value-type="float"/>
          <table:table-cell table:number-matrix-columns-spanned="1" table:number-matrix-rows-spanned="1" table:formula="of:=SUM([.GZ3:.GZ3]=[.$JB3:.$JB3])" office:value-type="float"/>
          <table:table-cell table:number-matrix-columns-spanned="1" table:number-matrix-rows-spanned="1" table:formula="of:=SUM([.HA3:.HA3]=[.$JC3:.$JC3])" office:value-type="float"/>
          <table:table-cell table:number-matrix-columns-spanned="1" table:number-matrix-rows-spanned="1" table:formula="of:=SUM([.HB3:.HB3]=[.$JD3:.$JD3])" office:value-type="float"/>
          <table:table-cell table:number-matrix-columns-spanned="1" table:number-matrix-rows-spanned="1" table:formula="of:=SUM([.HC3:.HC3]=[.$IY3:.$IY3])" office:value-type="float"/>
          <table:table-cell table:number-matrix-columns-spanned="1" table:number-matrix-rows-spanned="1" table:formula="of:=SUM([.HD3:.HD3]=[.$IZ3:.$IZ3])" office:value-type="float"/>
          <table:table-cell table:number-matrix-columns-spanned="1" table:number-matrix-rows-spanned="1" table:formula="of:=SUM([.HE3:.HE3]=[.$JA3:.$JA3])" office:value-type="float"/>
          <table:table-cell table:number-matrix-columns-spanned="1" table:number-matrix-rows-spanned="1" table:formula="of:=SUM([.HF3:.HF3]=[.$JB3:.$JB3])" office:value-type="float"/>
          <table:table-cell table:number-matrix-columns-spanned="1" table:number-matrix-rows-spanned="1" table:formula="of:=SUM([.HG3:.HG3]=[.$JC3:.$JC3])" office:value-type="float"/>
          <table:table-cell table:number-matrix-columns-spanned="1" table:number-matrix-rows-spanned="1" table:formula="of:=SUM([.HH3:.HH3]=[.$JD3:.$JD3])" office:value-type="float"/>
          <table:table-cell table:number-matrix-columns-spanned="1" table:number-matrix-rows-spanned="1" table:formula="of:=SUM([.HI3:.HI3]=[.$IY3:.$IY3])" office:value-type="float"/>
          <table:table-cell table:number-matrix-columns-spanned="1" table:number-matrix-rows-spanned="1" table:formula="of:=SUM([.HJ3:.HJ3]=[.$IZ3:.$IZ3])" office:value-type="float"/>
          <table:table-cell table:number-matrix-columns-spanned="1" table:number-matrix-rows-spanned="1" table:formula="of:=SUM([.HK3:.HK3]=[.$JA3:.$JA3])" office:value-type="float"/>
          <table:table-cell table:number-matrix-columns-spanned="1" table:number-matrix-rows-spanned="1" table:formula="of:=SUM([.HL3:.HL3]=[.$JB3:.$JB3])" office:value-type="float"/>
          <table:table-cell table:number-matrix-columns-spanned="1" table:number-matrix-rows-spanned="1" table:formula="of:=SUM([.HM3:.HM3]=[.$JC3:.$JC3])" office:value-type="float"/>
          <table:table-cell table:number-matrix-columns-spanned="1" table:number-matrix-rows-spanned="1" table:formula="of:=SUM([.HN3:.HN3]=[.$JD3:.$JD3])" office:value-type="float"/>
          <table:table-cell table:number-matrix-columns-spanned="1" table:number-matrix-rows-spanned="1" table:formula="of:=SUM([.HO3:.HO3]=[.$IY3:.$IY3])" office:value-type="float"/>
          <table:table-cell table:style-name="cellWorst" table:number-matrix-columns-spanned="1" table:number-matrix-rows-spanned="1" table:formula="of:=SUM([.HP3:.HP3]=[.$IZ3:.$IZ3])" office:value-type="float"/>
          <table:table-cell table:number-matrix-columns-spanned="1" table:number-matrix-rows-spanned="1" table:formula="of:=SUM([.HQ3:.HQ3]=[.$JA3:.$JA3])" office:value-type="float"/>
          <table:table-cell table:number-matrix-columns-spanned="1" table:number-matrix-rows-spanned="1" table:formula="of:=SUM([.HR3:.HR3]=[.$JB3:.$JB3])" office:value-type="float"/>
          <table:table-cell table:number-matrix-columns-spanned="1" table:number-matrix-rows-spanned="1" table:formula="of:=SUM([.HS3:.HS3]=[.$JC3:.$JC3])" office:value-type="float"/>
          <table:table-cell table:number-matrix-columns-spanned="1" table:number-matrix-rows-spanned="1" table:formula="of:=SUM([.HT3:.HT3]=[.$JD3:.$JD3])" office:value-type="float"/>
          <table:table-cell table:number-matrix-columns-spanned="1" table:number-matrix-rows-spanned="1" table:formula="of:=SUM([.HU3:.HU3]=[.$IY3:.$IY3])" office:value-type="float"/>
          <table:table-cell table:number-matrix-columns-spanned="1" table:number-matrix-rows-spanned="1" table:formula="of:=SUM([.HV3:.HV3]=[.$IZ3:.$IZ3])" office:value-type="float"/>
          <table:table-cell table:number-matrix-columns-spanned="1" table:number-matrix-rows-spanned="1" table:formula="of:=SUM([.HW3:.HW3]=[.$JA3:.$JA3])" office:value-type="float"/>
          <table:table-cell table:number-matrix-columns-spanned="1" table:number-matrix-rows-spanned="1" table:formula="of:=SUM([.HX3:.HX3]=[.$JB3:.$JB3])" office:value-type="float"/>
          <table:table-cell table:number-matrix-columns-spanned="1" table:number-matrix-rows-spanned="1" table:formula="of:=SUM([.HY3:.HY3]=[.$JC3:.$JC3])" office:value-type="float"/>
          <table:table-cell table:number-matrix-columns-spanned="1" table:number-matrix-rows-spanned="1" table:formula="of:=SUM([.HZ3:.HZ3]=[.$JD3:.$JD3])" office:value-type="float"/>
          <table:table-cell table:number-matrix-columns-spanned="1" table:number-matrix-rows-spanned="1" table:formula="of:=SUM([.IA3:.IA3]=[.$IY3:.$IY3])" office:value-type="float"/>
          <table:table-cell table:number-matrix-columns-spanned="1" table:number-matrix-rows-spanned="1" table:formula="of:=SUM([.IB3:.IB3]=[.$IZ3:.$IZ3])" office:value-type="float"/>
          <table:table-cell table:number-matrix-columns-spanned="1" table:number-matrix-rows-spanned="1" table:formula="of:=SUM([.IC3:.IC3]=[.$JA3:.$JA3])" office:value-type="float"/>
          <table:table-cell table:number-matrix-columns-spanned="1" table:number-matrix-rows-spanned="1" table:formula="of:=SUM([.ID3:.ID3]=[.$JB3:.$JB3])" office:value-type="float"/>
          <table:table-cell table:number-matrix-columns-spanned="1" table:number-matrix-rows-spanned="1" table:formula="of:=SUM([.IE3:.IE3]=[.$JC3:.$JC3])" office:value-type="float"/>
          <table:table-cell table:number-matrix-columns-spanned="1" table:number-matrix-rows-spanned="1" table:formula="of:=SUM([.IF3:.IF3]=[.$JD3:.$JD3])" office:value-type="float"/>
          <table:table-cell table:number-matrix-columns-spanned="1" table:number-matrix-rows-spanned="1" table:formula="of:=SUM([.IG3:.IG3]=[.$IY3:.$IY3])" office:value-type="float"/>
          <table:table-cell table:number-matrix-columns-spanned="1" table:number-matrix-rows-spanned="1" table:formula="of:=SUM([.IH3:.IH3]=[.$IZ3:.$IZ3])" office:value-type="float"/>
          <table:table-cell table:number-matrix-columns-spanned="1" table:number-matrix-rows-spanned="1" table:formula="of:=SUM([.II3:.II3]=[.$JA3:.$JA3])" office:value-type="float"/>
          <table:table-cell table:number-matrix-columns-spanned="1" table:number-matrix-rows-spanned="1" table:formula="of:=SUM([.IJ3:.IJ3]=[.$JB3:.$JB3])" office:value-type="float"/>
          <table:table-cell table:number-matrix-columns-spanned="1" table:number-matrix-rows-spanned="1" table:formula="of:=SUM([.IK3:.IK3]=[.$JC3:.$JC3])" office:value-type="float"/>
          <table:table-cell table:number-matrix-columns-spanned="1" table:number-matrix-rows-spanned="1" table:formula="of:=SUM([.IL3:.IL3]=[.$JD3:.$JD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